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76mm"/>
    </style:style>
    <style:style style:name="co2" style:family="table-column">
      <style:table-column-properties fo:break-before="auto" style:column-width="35.7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ffee_data_2019-10-30" table:style-name="ta1">
        <table:shapes>
          <draw:frame draw:z-index="0" draw:style-name="gr1" draw:text-style-name="P1" svg:width="308.54mm" svg:height="141.83mm" svg:x="86.07mm" svg:y="102mm">
            <draw:object draw:notify-on-update-of-ranges="'coffee_data_2019-10-30'.A1:'coffee_data_2019-10-30'.A1606 'coffee_data_2019-10-30'.B1:'coffee_data_2019-10-30'.B160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09.09mm" svg:height="90.04mm" svg:x="90.47mm" svg:y="5.05mm">
            <draw:object draw:notify-on-update-of-ranges="'coffee_data_2019-10-30'.A1:'coffee_data_2019-10-30'.A1606 'coffee_data_2019-10-30'.B1:'coffee_data_2019-10-30'.B160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1572460346.39072" calcext:value-type="float">
            <text:p>1572460346.39072</text:p>
          </table:table-cell>
          <table:table-cell office:value-type="float" office:value="766.321942257806" calcext:value-type="float">
            <text:p>766.321942257806</text:p>
          </table:table-cell>
        </table:table-row>
        <table:table-row table:style-name="ro1">
          <table:table-cell office:value-type="float" office:value="1572460377.1311" calcext:value-type="float">
            <text:p>1572460377.1311</text:p>
          </table:table-cell>
          <table:table-cell office:value-type="float" office:value="125.504775175264" calcext:value-type="float">
            <text:p>125.504775175264</text:p>
          </table:table-cell>
        </table:table-row>
        <table:table-row table:style-name="ro1">
          <table:table-cell office:value-type="float" office:value="1572460407.63686" calcext:value-type="float">
            <text:p>1572460407.63686</text:p>
          </table:table-cell>
          <table:table-cell office:value-type="float" office:value="122.221534621686" calcext:value-type="float">
            <text:p>122.221534621686</text:p>
          </table:table-cell>
        </table:table-row>
        <table:table-row table:style-name="ro1">
          <table:table-cell office:value-type="float" office:value="1572460438.21331" calcext:value-type="float">
            <text:p>1572460438.21331</text:p>
          </table:table-cell>
          <table:table-cell office:value-type="float" office:value="124.406880344506" calcext:value-type="float">
            <text:p>124.406880344506</text:p>
          </table:table-cell>
        </table:table-row>
        <table:table-row table:style-name="ro1">
          <table:table-cell office:value-type="float" office:value="1572460468.79237" calcext:value-type="float">
            <text:p>1572460468.79237</text:p>
          </table:table-cell>
          <table:table-cell office:value-type="float" office:value="124.598031993333" calcext:value-type="float">
            <text:p>124.598031993333</text:p>
          </table:table-cell>
        </table:table-row>
        <table:table-row table:style-name="ro1">
          <table:table-cell office:value-type="float" office:value="1572460499.35834" calcext:value-type="float">
            <text:p>1572460499.35834</text:p>
          </table:table-cell>
          <table:table-cell office:value-type="float" office:value="122.728387062384" calcext:value-type="float">
            <text:p>122.728387062384</text:p>
          </table:table-cell>
        </table:table-row>
        <table:table-row table:style-name="ro1">
          <table:table-cell office:value-type="float" office:value="1572460529.96298" calcext:value-type="float">
            <text:p>1572460529.96298</text:p>
          </table:table-cell>
          <table:table-cell office:value-type="float" office:value="124.04609239427" calcext:value-type="float">
            <text:p>124.04609239427</text:p>
          </table:table-cell>
        </table:table-row>
        <table:table-row table:style-name="ro1">
          <table:table-cell office:value-type="float" office:value="1572460560.55179" calcext:value-type="float">
            <text:p>1572460560.55179</text:p>
          </table:table-cell>
          <table:table-cell office:value-type="float" office:value="124.240804094465" calcext:value-type="float">
            <text:p>124.240804094465</text:p>
          </table:table-cell>
        </table:table-row>
        <table:table-row table:style-name="ro1">
          <table:table-cell office:value-type="float" office:value="1572460591.00007" calcext:value-type="float">
            <text:p>1572460591.00007</text:p>
          </table:table-cell>
          <table:table-cell office:value-type="float" office:value="123.754568212541" calcext:value-type="float">
            <text:p>123.754568212541</text:p>
          </table:table-cell>
        </table:table-row>
        <table:table-row table:style-name="ro1">
          <table:table-cell office:value-type="float" office:value="1572460621.56841" calcext:value-type="float">
            <text:p>1572460621.56841</text:p>
          </table:table-cell>
          <table:table-cell office:value-type="float" office:value="123.707705416394" calcext:value-type="float">
            <text:p>123.707705416394</text:p>
          </table:table-cell>
        </table:table-row>
        <table:table-row table:style-name="ro1">
          <table:table-cell office:value-type="float" office:value="1572460652.17887" calcext:value-type="float">
            <text:p>1572460652.17887</text:p>
          </table:table-cell>
          <table:table-cell office:value-type="float" office:value="124.558908725457" calcext:value-type="float">
            <text:p>124.558908725457</text:p>
          </table:table-cell>
        </table:table-row>
        <table:table-row table:style-name="ro1">
          <table:table-cell office:value-type="float" office:value="1572460682.75605" calcext:value-type="float">
            <text:p>1572460682.75605</text:p>
          </table:table-cell>
          <table:table-cell office:value-type="float" office:value="124.708197592764" calcext:value-type="float">
            <text:p>124.708197592764</text:p>
          </table:table-cell>
        </table:table-row>
        <table:table-row table:style-name="ro1">
          <table:table-cell office:value-type="float" office:value="1572460713.34466" calcext:value-type="float">
            <text:p>1572460713.34466</text:p>
          </table:table-cell>
          <table:table-cell office:value-type="float" office:value="124.826382083578" calcext:value-type="float">
            <text:p>124.826382083578</text:p>
          </table:table-cell>
        </table:table-row>
        <table:table-row table:style-name="ro1">
          <table:table-cell office:value-type="float" office:value="1572460743.89903" calcext:value-type="float">
            <text:p>1572460743.89903</text:p>
          </table:table-cell>
          <table:table-cell office:value-type="float" office:value="124.451890714581" calcext:value-type="float">
            <text:p>124.451890714581</text:p>
          </table:table-cell>
        </table:table-row>
        <table:table-row table:style-name="ro1">
          <table:table-cell office:value-type="float" office:value="1572460774.48708" calcext:value-type="float">
            <text:p>1572460774.48708</text:p>
          </table:table-cell>
          <table:table-cell office:value-type="float" office:value="123.953184414431" calcext:value-type="float">
            <text:p>123.953184414431</text:p>
          </table:table-cell>
        </table:table-row>
        <table:table-row table:style-name="ro1">
          <table:table-cell office:value-type="float" office:value="1572460805.0822" calcext:value-type="float">
            <text:p>1572460805.0822</text:p>
          </table:table-cell>
          <table:table-cell office:value-type="float" office:value="124.088636763275" calcext:value-type="float">
            <text:p>124.088636763275</text:p>
          </table:table-cell>
        </table:table-row>
        <table:table-row table:style-name="ro1">
          <table:table-cell office:value-type="float" office:value="1572460835.65495" calcext:value-type="float">
            <text:p>1572460835.65495</text:p>
          </table:table-cell>
          <table:table-cell office:value-type="float" office:value="122.395338698925" calcext:value-type="float">
            <text:p>122.395338698925</text:p>
          </table:table-cell>
        </table:table-row>
        <table:table-row table:style-name="ro1">
          <table:table-cell office:value-type="float" office:value="1572460866.20801" calcext:value-type="float">
            <text:p>1572460866.20801</text:p>
          </table:table-cell>
          <table:table-cell office:value-type="float" office:value="126.385868874529" calcext:value-type="float">
            <text:p>126.385868874529</text:p>
          </table:table-cell>
        </table:table-row>
        <table:table-row table:style-name="ro1">
          <table:table-cell office:value-type="float" office:value="1572460896.80621" calcext:value-type="float">
            <text:p>1572460896.80621</text:p>
          </table:table-cell>
          <table:table-cell office:value-type="float" office:value="123.817528028132" calcext:value-type="float">
            <text:p>123.817528028132</text:p>
          </table:table-cell>
        </table:table-row>
        <table:table-row table:style-name="ro1">
          <table:table-cell office:value-type="float" office:value="1572460927.35995" calcext:value-type="float">
            <text:p>1572460927.35995</text:p>
          </table:table-cell>
          <table:table-cell office:value-type="float" office:value="123.981890802339" calcext:value-type="float">
            <text:p>123.981890802339</text:p>
          </table:table-cell>
        </table:table-row>
        <table:table-row table:style-name="ro1">
          <table:table-cell office:value-type="float" office:value="1572460957.93697" calcext:value-type="float">
            <text:p>1572460957.93697</text:p>
          </table:table-cell>
          <table:table-cell office:value-type="float" office:value="124.519920019918" calcext:value-type="float">
            <text:p>124.519920019918</text:p>
          </table:table-cell>
        </table:table-row>
        <table:table-row table:style-name="ro1">
          <table:table-cell office:value-type="float" office:value="1572460988.50184" calcext:value-type="float">
            <text:p>1572460988.50184</text:p>
          </table:table-cell>
          <table:table-cell office:value-type="float" office:value="124.357888684445" calcext:value-type="float">
            <text:p>124.357888684445</text:p>
          </table:table-cell>
        </table:table-row>
        <table:table-row table:style-name="ro1">
          <table:table-cell office:value-type="float" office:value="1572461019.0431" calcext:value-type="float">
            <text:p>1572461019.0431</text:p>
          </table:table-cell>
          <table:table-cell office:value-type="float" office:value="125.175795128518" calcext:value-type="float">
            <text:p>125.175795128518</text:p>
          </table:table-cell>
        </table:table-row>
        <table:table-row table:style-name="ro1">
          <table:table-cell office:value-type="float" office:value="1572461049.61585" calcext:value-type="float">
            <text:p>1572461049.61585</text:p>
          </table:table-cell>
          <table:table-cell office:value-type="float" office:value="125.004922901307" calcext:value-type="float">
            <text:p>125.004922901307</text:p>
          </table:table-cell>
        </table:table-row>
        <table:table-row table:style-name="ro1">
          <table:table-cell office:value-type="float" office:value="1572461080.18502" calcext:value-type="float">
            <text:p>1572461080.18502</text:p>
          </table:table-cell>
          <table:table-cell office:value-type="float" office:value="123.70201211321" calcext:value-type="float">
            <text:p>123.70201211321</text:p>
          </table:table-cell>
        </table:table-row>
        <table:table-row table:style-name="ro1">
          <table:table-cell office:value-type="float" office:value="1572461110.57567" calcext:value-type="float">
            <text:p>1572461110.57567</text:p>
          </table:table-cell>
          <table:table-cell office:value-type="float" office:value="124.431881880271" calcext:value-type="float">
            <text:p>124.431881880271</text:p>
          </table:table-cell>
        </table:table-row>
        <table:table-row table:style-name="ro1">
          <table:table-cell office:value-type="float" office:value="1572461141.1266" calcext:value-type="float">
            <text:p>1572461141.1266</text:p>
          </table:table-cell>
          <table:table-cell office:value-type="float" office:value="124.053416534461" calcext:value-type="float">
            <text:p>124.053416534461</text:p>
          </table:table-cell>
        </table:table-row>
        <table:table-row table:style-name="ro1">
          <table:table-cell office:value-type="float" office:value="1572461171.67031" calcext:value-type="float">
            <text:p>1572461171.67031</text:p>
          </table:table-cell>
          <table:table-cell office:value-type="float" office:value="124.531841950361" calcext:value-type="float">
            <text:p>124.531841950361</text:p>
          </table:table-cell>
        </table:table-row>
        <table:table-row table:style-name="ro1">
          <table:table-cell office:value-type="float" office:value="1572461202.2381" calcext:value-type="float">
            <text:p>1572461202.2381</text:p>
          </table:table-cell>
          <table:table-cell office:value-type="float" office:value="124.901812317394" calcext:value-type="float">
            <text:p>124.901812317394</text:p>
          </table:table-cell>
        </table:table-row>
        <table:table-row table:style-name="ro1">
          <table:table-cell office:value-type="float" office:value="1572461232.78619" calcext:value-type="float">
            <text:p>1572461232.78619</text:p>
          </table:table-cell>
          <table:table-cell office:value-type="float" office:value="124.049509107497" calcext:value-type="float">
            <text:p>124.049509107497</text:p>
          </table:table-cell>
        </table:table-row>
        <table:table-row table:style-name="ro1">
          <table:table-cell office:value-type="float" office:value="1572461263.37689" calcext:value-type="float">
            <text:p>1572461263.37689</text:p>
          </table:table-cell>
          <table:table-cell office:value-type="float" office:value="124.536568452413" calcext:value-type="float">
            <text:p>124.536568452413</text:p>
          </table:table-cell>
        </table:table-row>
        <table:table-row table:style-name="ro1">
          <table:table-cell office:value-type="float" office:value="1572461293.92418" calcext:value-type="float">
            <text:p>1572461293.92418</text:p>
          </table:table-cell>
          <table:table-cell office:value-type="float" office:value="123.682690716921" calcext:value-type="float">
            <text:p>123.682690716921</text:p>
          </table:table-cell>
        </table:table-row>
        <table:table-row table:style-name="ro1">
          <table:table-cell office:value-type="float" office:value="1572461324.50591" calcext:value-type="float">
            <text:p>1572461324.50591</text:p>
          </table:table-cell>
          <table:table-cell office:value-type="float" office:value="123.669262273369" calcext:value-type="float">
            <text:p>123.669262273369</text:p>
          </table:table-cell>
        </table:table-row>
        <table:table-row table:style-name="ro1">
          <table:table-cell office:value-type="float" office:value="1572461355.06838" calcext:value-type="float">
            <text:p>1572461355.06838</text:p>
          </table:table-cell>
          <table:table-cell office:value-type="float" office:value="122.299074705174" calcext:value-type="float">
            <text:p>122.299074705174</text:p>
          </table:table-cell>
        </table:table-row>
        <table:table-row table:style-name="ro1">
          <table:table-cell office:value-type="float" office:value="1572461385.62203" calcext:value-type="float">
            <text:p>1572461385.62203</text:p>
          </table:table-cell>
          <table:table-cell office:value-type="float" office:value="125.22703997639" calcext:value-type="float">
            <text:p>125.22703997639</text:p>
          </table:table-cell>
        </table:table-row>
        <table:table-row table:style-name="ro1">
          <table:table-cell office:value-type="float" office:value="1572461416.17831" calcext:value-type="float">
            <text:p>1572461416.17831</text:p>
          </table:table-cell>
          <table:table-cell office:value-type="float" office:value="124.104865419787" calcext:value-type="float">
            <text:p>124.104865419787</text:p>
          </table:table-cell>
        </table:table-row>
        <table:table-row table:style-name="ro1">
          <table:table-cell office:value-type="float" office:value="1572461446.74676" calcext:value-type="float">
            <text:p>1572461446.74676</text:p>
          </table:table-cell>
          <table:table-cell office:value-type="float" office:value="124.067389077894" calcext:value-type="float">
            <text:p>124.067389077894</text:p>
          </table:table-cell>
        </table:table-row>
        <table:table-row table:style-name="ro1">
          <table:table-cell office:value-type="float" office:value="1572461477.30224" calcext:value-type="float">
            <text:p>1572461477.30224</text:p>
          </table:table-cell>
          <table:table-cell office:value-type="float" office:value="125.544869632174" calcext:value-type="float">
            <text:p>125.544869632174</text:p>
          </table:table-cell>
        </table:table-row>
        <table:table-row table:style-name="ro1">
          <table:table-cell office:value-type="float" office:value="1572461507.87115" calcext:value-type="float">
            <text:p>1572461507.87115</text:p>
          </table:table-cell>
          <table:table-cell office:value-type="float" office:value="123.807383198105" calcext:value-type="float">
            <text:p>123.807383198105</text:p>
          </table:table-cell>
        </table:table-row>
        <table:table-row table:style-name="ro1">
          <table:table-cell office:value-type="float" office:value="1572461538.43124" calcext:value-type="float">
            <text:p>1572461538.43124</text:p>
          </table:table-cell>
          <table:table-cell office:value-type="float" office:value="125.641813750776" calcext:value-type="float">
            <text:p>125.641813750776</text:p>
          </table:table-cell>
        </table:table-row>
        <table:table-row table:style-name="ro1">
          <table:table-cell office:value-type="float" office:value="1572461569.01392" calcext:value-type="float">
            <text:p>1572461569.01392</text:p>
          </table:table-cell>
          <table:table-cell office:value-type="float" office:value="124.216952920409" calcext:value-type="float">
            <text:p>124.216952920409</text:p>
          </table:table-cell>
        </table:table-row>
        <table:table-row table:style-name="ro1">
          <table:table-cell office:value-type="float" office:value="1572461599.61047" calcext:value-type="float">
            <text:p>1572461599.61047</text:p>
          </table:table-cell>
          <table:table-cell office:value-type="float" office:value="126.484043068398" calcext:value-type="float">
            <text:p>126.484043068398</text:p>
          </table:table-cell>
        </table:table-row>
        <table:table-row table:style-name="ro1">
          <table:table-cell office:value-type="float" office:value="1572461630.1722" calcext:value-type="float">
            <text:p>1572461630.1722</text:p>
          </table:table-cell>
          <table:table-cell office:value-type="float" office:value="127.017211221589" calcext:value-type="float">
            <text:p>127.017211221589</text:p>
          </table:table-cell>
        </table:table-row>
        <table:table-row table:style-name="ro1">
          <table:table-cell office:value-type="float" office:value="1572461660.51835" calcext:value-type="float">
            <text:p>1572461660.51835</text:p>
          </table:table-cell>
          <table:table-cell office:value-type="float" office:value="125.28876825408" calcext:value-type="float">
            <text:p>125.28876825408</text:p>
          </table:table-cell>
        </table:table-row>
        <table:table-row table:style-name="ro1">
          <table:table-cell office:value-type="float" office:value="1572461691.08835" calcext:value-type="float">
            <text:p>1572461691.08835</text:p>
          </table:table-cell>
          <table:table-cell office:value-type="float" office:value="126.022400647329" calcext:value-type="float">
            <text:p>126.022400647329</text:p>
          </table:table-cell>
        </table:table-row>
        <table:table-row table:style-name="ro1">
          <table:table-cell office:value-type="float" office:value="1572461721.65288" calcext:value-type="float">
            <text:p>1572461721.65288</text:p>
          </table:table-cell>
          <table:table-cell office:value-type="float" office:value="124.553966484877" calcext:value-type="float">
            <text:p>124.553966484877</text:p>
          </table:table-cell>
        </table:table-row>
        <table:table-row table:style-name="ro1">
          <table:table-cell office:value-type="float" office:value="1572461752.21157" calcext:value-type="float">
            <text:p>1572461752.21157</text:p>
          </table:table-cell>
          <table:table-cell office:value-type="float" office:value="126.061316952482" calcext:value-type="float">
            <text:p>126.061316952482</text:p>
          </table:table-cell>
        </table:table-row>
        <table:table-row table:style-name="ro1">
          <table:table-cell office:value-type="float" office:value="1572461782.82172" calcext:value-type="float">
            <text:p>1572461782.82172</text:p>
          </table:table-cell>
          <table:table-cell office:value-type="float" office:value="123.578823219869" calcext:value-type="float">
            <text:p>123.578823219869</text:p>
          </table:table-cell>
        </table:table-row>
        <table:table-row table:style-name="ro1">
          <table:table-cell office:value-type="float" office:value="1572461813.38955" calcext:value-type="float">
            <text:p>1572461813.38955</text:p>
          </table:table-cell>
          <table:table-cell office:value-type="float" office:value="125.974374325766" calcext:value-type="float">
            <text:p>125.974374325766</text:p>
          </table:table-cell>
        </table:table-row>
        <table:table-row table:style-name="ro1">
          <table:table-cell office:value-type="float" office:value="1572461844.12048" calcext:value-type="float">
            <text:p>1572461844.12048</text:p>
          </table:table-cell>
          <table:table-cell office:value-type="float" office:value="125.760616204491" calcext:value-type="float">
            <text:p>125.760616204491</text:p>
          </table:table-cell>
        </table:table-row>
        <table:table-row table:style-name="ro1">
          <table:table-cell office:value-type="float" office:value="1572461874.78548" calcext:value-type="float">
            <text:p>1572461874.78548</text:p>
          </table:table-cell>
          <table:table-cell office:value-type="float" office:value="125.015125505381" calcext:value-type="float">
            <text:p>125.015125505381</text:p>
          </table:table-cell>
        </table:table-row>
        <table:table-row table:style-name="ro1">
          <table:table-cell office:value-type="float" office:value="1572461905.35345" calcext:value-type="float">
            <text:p>1572461905.35345</text:p>
          </table:table-cell>
          <table:table-cell office:value-type="float" office:value="5543.83437611018" calcext:value-type="float">
            <text:p>5543.83437611018</text:p>
          </table:table-cell>
        </table:table-row>
        <table:table-row table:style-name="ro1">
          <table:table-cell office:value-type="float" office:value="1572461935.93504" calcext:value-type="float">
            <text:p>1572461935.93504</text:p>
          </table:table-cell>
          <table:table-cell office:value-type="float" office:value="124.657900531781" calcext:value-type="float">
            <text:p>124.657900531781</text:p>
          </table:table-cell>
        </table:table-row>
        <table:table-row table:style-name="ro1">
          <table:table-cell office:value-type="float" office:value="1572461966.48717" calcext:value-type="float">
            <text:p>1572461966.48717</text:p>
          </table:table-cell>
          <table:table-cell office:value-type="float" office:value="124.989365593841" calcext:value-type="float">
            <text:p>124.989365593841</text:p>
          </table:table-cell>
        </table:table-row>
        <table:table-row table:style-name="ro1">
          <table:table-cell office:value-type="float" office:value="1572461997.08016" calcext:value-type="float">
            <text:p>1572461997.08016</text:p>
          </table:table-cell>
          <table:table-cell office:value-type="float" office:value="124.663378096437" calcext:value-type="float">
            <text:p>124.663378096437</text:p>
          </table:table-cell>
        </table:table-row>
        <table:table-row table:style-name="ro1">
          <table:table-cell office:value-type="float" office:value="1572462027.54734" calcext:value-type="float">
            <text:p>1572462027.54734</text:p>
          </table:table-cell>
          <table:table-cell office:value-type="float" office:value="124.700719875995" calcext:value-type="float">
            <text:p>124.700719875995</text:p>
          </table:table-cell>
        </table:table-row>
        <table:table-row table:style-name="ro1">
          <table:table-cell office:value-type="float" office:value="1572462058.28456" calcext:value-type="float">
            <text:p>1572462058.28456</text:p>
          </table:table-cell>
          <table:table-cell office:value-type="float" office:value="123.141641159953" calcext:value-type="float">
            <text:p>123.141641159953</text:p>
          </table:table-cell>
        </table:table-row>
        <table:table-row table:style-name="ro1">
          <table:table-cell office:value-type="float" office:value="1572462088.90993" calcext:value-type="float">
            <text:p>1572462088.90993</text:p>
          </table:table-cell>
          <table:table-cell office:value-type="float" office:value="127.205620431503" calcext:value-type="float">
            <text:p>127.205620431503</text:p>
          </table:table-cell>
        </table:table-row>
        <table:table-row table:style-name="ro1">
          <table:table-cell office:value-type="float" office:value="1572462119.48977" calcext:value-type="float">
            <text:p>1572462119.48977</text:p>
          </table:table-cell>
          <table:table-cell office:value-type="float" office:value="21923.6952247597" calcext:value-type="float">
            <text:p>21923.6952247597</text:p>
          </table:table-cell>
        </table:table-row>
        <table:table-row table:style-name="ro1">
          <table:table-cell office:value-type="float" office:value="1572462150.08691" calcext:value-type="float">
            <text:p>1572462150.08691</text:p>
          </table:table-cell>
          <table:table-cell office:value-type="float" office:value="125.907094620399" calcext:value-type="float">
            <text:p>125.907094620399</text:p>
          </table:table-cell>
        </table:table-row>
        <table:table-row table:style-name="ro1">
          <table:table-cell office:value-type="float" office:value="1572462180.65476" calcext:value-type="float">
            <text:p>1572462180.65476</text:p>
          </table:table-cell>
          <table:table-cell office:value-type="float" office:value="126.682385757714" calcext:value-type="float">
            <text:p>126.682385757714</text:p>
          </table:table-cell>
        </table:table-row>
        <table:table-row table:style-name="ro1">
          <table:table-cell office:value-type="float" office:value="1572462211.27669" calcext:value-type="float">
            <text:p>1572462211.27669</text:p>
          </table:table-cell>
          <table:table-cell office:value-type="float" office:value="124.813490426735" calcext:value-type="float">
            <text:p>124.813490426735</text:p>
          </table:table-cell>
        </table:table-row>
        <table:table-row table:style-name="ro1">
          <table:table-cell office:value-type="float" office:value="1572462241.89145" calcext:value-type="float">
            <text:p>1572462241.89145</text:p>
          </table:table-cell>
          <table:table-cell office:value-type="float" office:value="125.09980616848" calcext:value-type="float">
            <text:p>125.09980616848</text:p>
          </table:table-cell>
        </table:table-row>
        <table:table-row table:style-name="ro1">
          <table:table-cell office:value-type="float" office:value="1572462272.49199" calcext:value-type="float">
            <text:p>1572462272.49199</text:p>
          </table:table-cell>
          <table:table-cell office:value-type="float" office:value="123.642264973391" calcext:value-type="float">
            <text:p>123.642264973391</text:p>
          </table:table-cell>
        </table:table-row>
        <table:table-row table:style-name="ro1">
          <table:table-cell office:value-type="float" office:value="1572462303.02934" calcext:value-type="float">
            <text:p>1572462303.02934</text:p>
          </table:table-cell>
          <table:table-cell office:value-type="float" office:value="124.72003980965" calcext:value-type="float">
            <text:p>124.72003980965</text:p>
          </table:table-cell>
        </table:table-row>
        <table:table-row table:style-name="ro1">
          <table:table-cell office:value-type="float" office:value="1572462333.57856" calcext:value-type="float">
            <text:p>1572462333.57856</text:p>
          </table:table-cell>
          <table:table-cell office:value-type="float" office:value="125.554115673554" calcext:value-type="float">
            <text:p>125.554115673554</text:p>
          </table:table-cell>
        </table:table-row>
        <table:table-row table:style-name="ro1">
          <table:table-cell office:value-type="float" office:value="1572462364.10975" calcext:value-type="float">
            <text:p>1572462364.10975</text:p>
          </table:table-cell>
          <table:table-cell office:value-type="float" office:value="124.945790799122" calcext:value-type="float">
            <text:p>124.945790799122</text:p>
          </table:table-cell>
        </table:table-row>
        <table:table-row table:style-name="ro1">
          <table:table-cell office:value-type="float" office:value="1572462394.63552" calcext:value-type="float">
            <text:p>1572462394.63552</text:p>
          </table:table-cell>
          <table:table-cell office:value-type="float" office:value="125.539865229645" calcext:value-type="float">
            <text:p>125.539865229645</text:p>
          </table:table-cell>
        </table:table-row>
        <table:table-row table:style-name="ro1">
          <table:table-cell office:value-type="float" office:value="1572462425.16458" calcext:value-type="float">
            <text:p>1572462425.16458</text:p>
          </table:table-cell>
          <table:table-cell office:value-type="float" office:value="122.615529484916" calcext:value-type="float">
            <text:p>122.615529484916</text:p>
          </table:table-cell>
        </table:table-row>
        <table:table-row table:style-name="ro1">
          <table:table-cell office:value-type="float" office:value="1572462455.71553" calcext:value-type="float">
            <text:p>1572462455.71553</text:p>
          </table:table-cell>
          <table:table-cell office:value-type="float" office:value="124.966408820529" calcext:value-type="float">
            <text:p>124.966408820529</text:p>
          </table:table-cell>
        </table:table-row>
        <table:table-row table:style-name="ro1">
          <table:table-cell office:value-type="float" office:value="1572462486.26948" calcext:value-type="float">
            <text:p>1572462486.26948</text:p>
          </table:table-cell>
          <table:table-cell office:value-type="float" office:value="125.807476075369" calcext:value-type="float">
            <text:p>125.807476075369</text:p>
          </table:table-cell>
        </table:table-row>
        <table:table-row table:style-name="ro1">
          <table:table-cell office:value-type="float" office:value="1572462516.81267" calcext:value-type="float">
            <text:p>1572462516.81267</text:p>
          </table:table-cell>
          <table:table-cell office:value-type="float" office:value="125.277186386062" calcext:value-type="float">
            <text:p>125.277186386062</text:p>
          </table:table-cell>
        </table:table-row>
        <table:table-row table:style-name="ro1">
          <table:table-cell office:value-type="float" office:value="1572462547.21481" calcext:value-type="float">
            <text:p>1572462547.21481</text:p>
          </table:table-cell>
          <table:table-cell office:value-type="float" office:value="125.381050957847" calcext:value-type="float">
            <text:p>125.381050957847</text:p>
          </table:table-cell>
        </table:table-row>
        <table:table-row table:style-name="ro1">
          <table:table-cell office:value-type="float" office:value="1572462577.79178" calcext:value-type="float">
            <text:p>1572462577.79178</text:p>
          </table:table-cell>
          <table:table-cell office:value-type="float" office:value="124.746073233764" calcext:value-type="float">
            <text:p>124.746073233764</text:p>
          </table:table-cell>
        </table:table-row>
        <table:table-row table:style-name="ro1">
          <table:table-cell office:value-type="float" office:value="1572462608.33169" calcext:value-type="float">
            <text:p>1572462608.33169</text:p>
          </table:table-cell>
          <table:table-cell office:value-type="float" office:value="125.816380591691" calcext:value-type="float">
            <text:p>125.816380591691</text:p>
          </table:table-cell>
        </table:table-row>
        <table:table-row table:style-name="ro1">
          <table:table-cell office:value-type="float" office:value="1572462638.86388" calcext:value-type="float">
            <text:p>1572462638.86388</text:p>
          </table:table-cell>
          <table:table-cell office:value-type="float" office:value="125.489850457041" calcext:value-type="float">
            <text:p>125.489850457041</text:p>
          </table:table-cell>
        </table:table-row>
        <table:table-row table:style-name="ro1">
          <table:table-cell office:value-type="float" office:value="1572462669.4211" calcext:value-type="float">
            <text:p>1572462669.4211</text:p>
          </table:table-cell>
          <table:table-cell office:value-type="float" office:value="123.162058069173" calcext:value-type="float">
            <text:p>123.162058069173</text:p>
          </table:table-cell>
        </table:table-row>
        <table:table-row table:style-name="ro1">
          <table:table-cell office:value-type="float" office:value="1572462699.96064" calcext:value-type="float">
            <text:p>1572462699.96064</text:p>
          </table:table-cell>
          <table:table-cell office:value-type="float" office:value="124.473120848354" calcext:value-type="float">
            <text:p>124.473120848354</text:p>
          </table:table-cell>
        </table:table-row>
        <table:table-row table:style-name="ro1">
          <table:table-cell office:value-type="float" office:value="1572462730.49192" calcext:value-type="float">
            <text:p>1572462730.49192</text:p>
          </table:table-cell>
          <table:table-cell office:value-type="float" office:value="124.938938358424" calcext:value-type="float">
            <text:p>124.938938358424</text:p>
          </table:table-cell>
        </table:table-row>
        <table:table-row table:style-name="ro1">
          <table:table-cell office:value-type="float" office:value="1572462761.02575" calcext:value-type="float">
            <text:p>1572462761.02575</text:p>
          </table:table-cell>
          <table:table-cell office:value-type="float" office:value="125.443672173647" calcext:value-type="float">
            <text:p>125.443672173647</text:p>
          </table:table-cell>
        </table:table-row>
        <table:table-row table:style-name="ro1">
          <table:table-cell office:value-type="float" office:value="1572462791.55442" calcext:value-type="float">
            <text:p>1572462791.55442</text:p>
          </table:table-cell>
          <table:table-cell office:value-type="float" office:value="125.040200904168" calcext:value-type="float">
            <text:p>125.040200904168</text:p>
          </table:table-cell>
        </table:table-row>
        <table:table-row table:style-name="ro1">
          <table:table-cell office:value-type="float" office:value="1572462822.13226" calcext:value-type="float">
            <text:p>1572462822.13226</text:p>
          </table:table-cell>
          <table:table-cell office:value-type="float" office:value="125.231006640034" calcext:value-type="float">
            <text:p>125.231006640034</text:p>
          </table:table-cell>
        </table:table-row>
        <table:table-row table:style-name="ro1">
          <table:table-cell office:value-type="float" office:value="1572462852.69805" calcext:value-type="float">
            <text:p>1572462852.69805</text:p>
          </table:table-cell>
          <table:table-cell office:value-type="float" office:value="123.395547124283" calcext:value-type="float">
            <text:p>123.395547124283</text:p>
          </table:table-cell>
        </table:table-row>
        <table:table-row table:style-name="ro1">
          <table:table-cell office:value-type="float" office:value="1572462883.233" calcext:value-type="float">
            <text:p>1572462883.233</text:p>
          </table:table-cell>
          <table:table-cell office:value-type="float" office:value="124.720520284947" calcext:value-type="float">
            <text:p>124.720520284947</text:p>
          </table:table-cell>
        </table:table-row>
        <table:table-row table:style-name="ro1">
          <table:table-cell office:value-type="float" office:value="1572462913.77049" calcext:value-type="float">
            <text:p>1572462913.77049</text:p>
          </table:table-cell>
          <table:table-cell office:value-type="float" office:value="125.119331602225" calcext:value-type="float">
            <text:p>125.119331602225</text:p>
          </table:table-cell>
        </table:table-row>
        <table:table-row table:style-name="ro1">
          <table:table-cell office:value-type="float" office:value="1572462944.31336" calcext:value-type="float">
            <text:p>1572462944.31336</text:p>
          </table:table-cell>
          <table:table-cell office:value-type="float" office:value="124.63412468338" calcext:value-type="float">
            <text:p>124.63412468338</text:p>
          </table:table-cell>
        </table:table-row>
        <table:table-row table:style-name="ro1">
          <table:table-cell office:value-type="float" office:value="1572462974.89682" calcext:value-type="float">
            <text:p>1572462974.89682</text:p>
          </table:table-cell>
          <table:table-cell office:value-type="float" office:value="125.255398988702" calcext:value-type="float">
            <text:p>125.255398988702</text:p>
          </table:table-cell>
        </table:table-row>
        <table:table-row table:style-name="ro1">
          <table:table-cell office:value-type="float" office:value="1572463005.43838" calcext:value-type="float">
            <text:p>1572463005.43838</text:p>
          </table:table-cell>
          <table:table-cell office:value-type="float" office:value="123.8078592855" calcext:value-type="float">
            <text:p>123.8078592855</text:p>
          </table:table-cell>
        </table:table-row>
        <table:table-row table:style-name="ro1">
          <table:table-cell office:value-type="float" office:value="1572463035.97423" calcext:value-type="float">
            <text:p>1572463035.97423</text:p>
          </table:table-cell>
          <table:table-cell office:value-type="float" office:value="126.437518872043" calcext:value-type="float">
            <text:p>126.437518872043</text:p>
          </table:table-cell>
        </table:table-row>
        <table:table-row table:style-name="ro1">
          <table:table-cell office:value-type="float" office:value="1572463066.50178" calcext:value-type="float">
            <text:p>1572463066.50178</text:p>
          </table:table-cell>
          <table:table-cell office:value-type="float" office:value="126.066384979593" calcext:value-type="float">
            <text:p>126.066384979593</text:p>
          </table:table-cell>
        </table:table-row>
        <table:table-row table:style-name="ro1">
          <table:table-cell office:value-type="float" office:value="1572463096.79088" calcext:value-type="float">
            <text:p>1572463096.79088</text:p>
          </table:table-cell>
          <table:table-cell office:value-type="float" office:value="125.654004805891" calcext:value-type="float">
            <text:p>125.654004805891</text:p>
          </table:table-cell>
        </table:table-row>
        <table:table-row table:style-name="ro1">
          <table:table-cell office:value-type="float" office:value="1572463127.33839" calcext:value-type="float">
            <text:p>1572463127.33839</text:p>
          </table:table-cell>
          <table:table-cell office:value-type="float" office:value="126.344133342174" calcext:value-type="float">
            <text:p>126.344133342174</text:p>
          </table:table-cell>
        </table:table-row>
        <table:table-row table:style-name="ro1">
          <table:table-cell office:value-type="float" office:value="1572463157.88568" calcext:value-type="float">
            <text:p>1572463157.88568</text:p>
          </table:table-cell>
          <table:table-cell office:value-type="float" office:value="124.77759007307" calcext:value-type="float">
            <text:p>124.77759007307</text:p>
          </table:table-cell>
        </table:table-row>
        <table:table-row table:style-name="ro1">
          <table:table-cell office:value-type="float" office:value="1572463188.45895" calcext:value-type="float">
            <text:p>1572463188.45895</text:p>
          </table:table-cell>
          <table:table-cell office:value-type="float" office:value="126.214439383731" calcext:value-type="float">
            <text:p>126.214439383731</text:p>
          </table:table-cell>
        </table:table-row>
        <table:table-row table:style-name="ro1">
          <table:table-cell office:value-type="float" office:value="1572463219.11765" calcext:value-type="float">
            <text:p>1572463219.11765</text:p>
          </table:table-cell>
          <table:table-cell office:value-type="float" office:value="124.873302653771" calcext:value-type="float">
            <text:p>124.873302653771</text:p>
          </table:table-cell>
        </table:table-row>
        <table:table-row table:style-name="ro1">
          <table:table-cell office:value-type="float" office:value="1572463249.75944" calcext:value-type="float">
            <text:p>1572463249.75944</text:p>
          </table:table-cell>
          <table:table-cell office:value-type="float" office:value="124.593428352544" calcext:value-type="float">
            <text:p>124.593428352544</text:p>
          </table:table-cell>
        </table:table-row>
        <table:table-row table:style-name="ro1">
          <table:table-cell office:value-type="float" office:value="1572463280.4105" calcext:value-type="float">
            <text:p>1572463280.4105</text:p>
          </table:table-cell>
          <table:table-cell office:value-type="float" office:value="125.111864123894" calcext:value-type="float">
            <text:p>125.111864123894</text:p>
          </table:table-cell>
        </table:table-row>
        <table:table-row table:style-name="ro1">
          <table:table-cell office:value-type="float" office:value="1572463311.02234" calcext:value-type="float">
            <text:p>1572463311.02234</text:p>
          </table:table-cell>
          <table:table-cell office:value-type="float" office:value="124.075127143531" calcext:value-type="float">
            <text:p>124.075127143531</text:p>
          </table:table-cell>
        </table:table-row>
        <table:table-row table:style-name="ro1">
          <table:table-cell office:value-type="float" office:value="1572463341.69131" calcext:value-type="float">
            <text:p>1572463341.69131</text:p>
          </table:table-cell>
          <table:table-cell office:value-type="float" office:value="124.277859197742" calcext:value-type="float">
            <text:p>124.277859197742</text:p>
          </table:table-cell>
        </table:table-row>
        <table:table-row table:style-name="ro1">
          <table:table-cell office:value-type="float" office:value="1572463372.3411" calcext:value-type="float">
            <text:p>1572463372.3411</text:p>
          </table:table-cell>
          <table:table-cell office:value-type="float" office:value="125.320963755602" calcext:value-type="float">
            <text:p>125.320963755602</text:p>
          </table:table-cell>
        </table:table-row>
        <table:table-row table:style-name="ro1">
          <table:table-cell office:value-type="float" office:value="1572463403.15866" calcext:value-type="float">
            <text:p>1572463403.15866</text:p>
          </table:table-cell>
          <table:table-cell office:value-type="float" office:value="125.335830699779" calcext:value-type="float">
            <text:p>125.335830699779</text:p>
          </table:table-cell>
        </table:table-row>
        <table:table-row table:style-name="ro1">
          <table:table-cell office:value-type="float" office:value="1572463433.84377" calcext:value-type="float">
            <text:p>1572463433.84377</text:p>
          </table:table-cell>
          <table:table-cell office:value-type="float" office:value="124.815132964815" calcext:value-type="float">
            <text:p>124.815132964815</text:p>
          </table:table-cell>
        </table:table-row>
        <table:table-row table:style-name="ro1">
          <table:table-cell office:value-type="float" office:value="1572463464.51747" calcext:value-type="float">
            <text:p>1572463464.51747</text:p>
          </table:table-cell>
          <table:table-cell office:value-type="float" office:value="123.09052794915" calcext:value-type="float">
            <text:p>123.09052794915</text:p>
          </table:table-cell>
        </table:table-row>
        <table:table-row table:style-name="ro1">
          <table:table-cell office:value-type="float" office:value="1572463495.12413" calcext:value-type="float">
            <text:p>1572463495.12413</text:p>
          </table:table-cell>
          <table:table-cell office:value-type="float" office:value="21923.7879213889" calcext:value-type="float">
            <text:p>21923.7879213889</text:p>
          </table:table-cell>
        </table:table-row>
        <table:table-row table:style-name="ro1">
          <table:table-cell office:value-type="float" office:value="1572463525.75529" calcext:value-type="float">
            <text:p>1572463525.75529</text:p>
          </table:table-cell>
          <table:table-cell office:value-type="float" office:value="125.571309668564" calcext:value-type="float">
            <text:p>125.571309668564</text:p>
          </table:table-cell>
        </table:table-row>
        <table:table-row table:style-name="ro1">
          <table:table-cell office:value-type="float" office:value="1572463556.41761" calcext:value-type="float">
            <text:p>1572463556.41761</text:p>
          </table:table-cell>
          <table:table-cell office:value-type="float" office:value="124.01791840517" calcext:value-type="float">
            <text:p>124.01791840517</text:p>
          </table:table-cell>
        </table:table-row>
        <table:table-row table:style-name="ro1">
          <table:table-cell office:value-type="float" office:value="1572463587.1177" calcext:value-type="float">
            <text:p>1572463587.1177</text:p>
          </table:table-cell>
          <table:table-cell office:value-type="float" office:value="125.66147520949" calcext:value-type="float">
            <text:p>125.66147520949</text:p>
          </table:table-cell>
        </table:table-row>
        <table:table-row table:style-name="ro1">
          <table:table-cell office:value-type="float" office:value="1572463617.95998" calcext:value-type="float">
            <text:p>1572463617.95998</text:p>
          </table:table-cell>
          <table:table-cell office:value-type="float" office:value="124.523613170987" calcext:value-type="float">
            <text:p>124.523613170987</text:p>
          </table:table-cell>
        </table:table-row>
        <table:table-row table:style-name="ro1">
          <table:table-cell office:value-type="float" office:value="1572463648.36601" calcext:value-type="float">
            <text:p>1572463648.36601</text:p>
          </table:table-cell>
          <table:table-cell office:value-type="float" office:value="1026.13667917381" calcext:value-type="float">
            <text:p>1026.13667917381</text:p>
          </table:table-cell>
        </table:table-row>
        <table:table-row table:style-name="ro1">
          <table:table-cell office:value-type="float" office:value="1572463679.0045" calcext:value-type="float">
            <text:p>1572463679.0045</text:p>
          </table:table-cell>
          <table:table-cell office:value-type="float" office:value="124.817325453311" calcext:value-type="float">
            <text:p>124.817325453311</text:p>
          </table:table-cell>
        </table:table-row>
        <table:table-row table:style-name="ro1">
          <table:table-cell office:value-type="float" office:value="1572463709.65114" calcext:value-type="float">
            <text:p>1572463709.65114</text:p>
          </table:table-cell>
          <table:table-cell office:value-type="float" office:value="124.557801511454" calcext:value-type="float">
            <text:p>124.557801511454</text:p>
          </table:table-cell>
        </table:table-row>
        <table:table-row table:style-name="ro1">
          <table:table-cell office:value-type="float" office:value="1572463740.30758" calcext:value-type="float">
            <text:p>1572463740.30758</text:p>
          </table:table-cell>
          <table:table-cell office:value-type="float" office:value="21995.3890449844" calcext:value-type="float">
            <text:p>21995.3890449844</text:p>
          </table:table-cell>
        </table:table-row>
        <table:table-row table:style-name="ro1">
          <table:table-cell office:value-type="float" office:value="1572463770.91951" calcext:value-type="float">
            <text:p>1572463770.91951</text:p>
          </table:table-cell>
          <table:table-cell office:value-type="float" office:value="126.068576005455" calcext:value-type="float">
            <text:p>126.068576005455</text:p>
          </table:table-cell>
        </table:table-row>
        <table:table-row table:style-name="ro1">
          <table:table-cell office:value-type="float" office:value="1572463801.44243" calcext:value-type="float">
            <text:p>1572463801.44243</text:p>
          </table:table-cell>
          <table:table-cell office:value-type="float" office:value="126.358728236411" calcext:value-type="float">
            <text:p>126.358728236411</text:p>
          </table:table-cell>
        </table:table-row>
        <table:table-row table:style-name="ro1">
          <table:table-cell office:value-type="float" office:value="1572463831.97321" calcext:value-type="float">
            <text:p>1572463831.97321</text:p>
          </table:table-cell>
          <table:table-cell office:value-type="float" office:value="125.553636660891" calcext:value-type="float">
            <text:p>125.553636660891</text:p>
          </table:table-cell>
        </table:table-row>
        <table:table-row table:style-name="ro1">
          <table:table-cell office:value-type="float" office:value="1572463862.50922" calcext:value-type="float">
            <text:p>1572463862.50922</text:p>
          </table:table-cell>
          <table:table-cell office:value-type="float" office:value="124.013738928266" calcext:value-type="float">
            <text:p>124.013738928266</text:p>
          </table:table-cell>
        </table:table-row>
        <table:table-row table:style-name="ro1">
          <table:table-cell office:value-type="float" office:value="1572463893.03934" calcext:value-type="float">
            <text:p>1572463893.03934</text:p>
          </table:table-cell>
          <table:table-cell office:value-type="float" office:value="125.825561545855" calcext:value-type="float">
            <text:p>125.825561545855</text:p>
          </table:table-cell>
        </table:table-row>
        <table:table-row table:style-name="ro1">
          <table:table-cell office:value-type="float" office:value="1572463923.58689" calcext:value-type="float">
            <text:p>1572463923.58689</text:p>
          </table:table-cell>
          <table:table-cell office:value-type="float" office:value="127.231788417953" calcext:value-type="float">
            <text:p>127.231788417953</text:p>
          </table:table-cell>
        </table:table-row>
        <table:table-row table:style-name="ro1">
          <table:table-cell office:value-type="float" office:value="1572463954.13511" calcext:value-type="float">
            <text:p>1572463954.13511</text:p>
          </table:table-cell>
          <table:table-cell office:value-type="float" office:value="125.316716266214" calcext:value-type="float">
            <text:p>125.316716266214</text:p>
          </table:table-cell>
        </table:table-row>
        <table:table-row table:style-name="ro1">
          <table:table-cell office:value-type="float" office:value="1572463984.67352" calcext:value-type="float">
            <text:p>1572463984.67352</text:p>
          </table:table-cell>
          <table:table-cell office:value-type="float" office:value="127.065645618062" calcext:value-type="float">
            <text:p>127.065645618062</text:p>
          </table:table-cell>
        </table:table-row>
        <table:table-row table:style-name="ro1">
          <table:table-cell office:value-type="float" office:value="1572464015.21406" calcext:value-type="float">
            <text:p>1572464015.21406</text:p>
          </table:table-cell>
          <table:table-cell office:value-type="float" office:value="125.823849532656" calcext:value-type="float">
            <text:p>125.823849532656</text:p>
          </table:table-cell>
        </table:table-row>
        <table:table-row table:style-name="ro1">
          <table:table-cell office:value-type="float" office:value="1572464045.7824" calcext:value-type="float">
            <text:p>1572464045.7824</text:p>
          </table:table-cell>
          <table:table-cell office:value-type="float" office:value="125.791578705478" calcext:value-type="float">
            <text:p>125.791578705478</text:p>
          </table:table-cell>
        </table:table-row>
        <table:table-row table:style-name="ro1">
          <table:table-cell office:value-type="float" office:value="1572464076.36277" calcext:value-type="float">
            <text:p>1572464076.36277</text:p>
          </table:table-cell>
          <table:table-cell office:value-type="float" office:value="126.265413644296" calcext:value-type="float">
            <text:p>126.265413644296</text:p>
          </table:table-cell>
        </table:table-row>
        <table:table-row table:style-name="ro1">
          <table:table-cell office:value-type="float" office:value="1572464106.9514" calcext:value-type="float">
            <text:p>1572464106.9514</text:p>
          </table:table-cell>
          <table:table-cell office:value-type="float" office:value="126.194504412442" calcext:value-type="float">
            <text:p>126.194504412442</text:p>
          </table:table-cell>
        </table:table-row>
        <table:table-row table:style-name="ro1">
          <table:table-cell office:value-type="float" office:value="1572464137.49072" calcext:value-type="float">
            <text:p>1572464137.49072</text:p>
          </table:table-cell>
          <table:table-cell office:value-type="float" office:value="125.021562557997" calcext:value-type="float">
            <text:p>125.021562557997</text:p>
          </table:table-cell>
        </table:table-row>
        <table:table-row table:style-name="ro1">
          <table:table-cell office:value-type="float" office:value="1572464167.84763" calcext:value-type="float">
            <text:p>1572464167.84763</text:p>
          </table:table-cell>
          <table:table-cell office:value-type="float" office:value="124.828905858695" calcext:value-type="float">
            <text:p>124.828905858695</text:p>
          </table:table-cell>
        </table:table-row>
        <table:table-row table:style-name="ro1">
          <table:table-cell office:value-type="float" office:value="1572464198.3894" calcext:value-type="float">
            <text:p>1572464198.3894</text:p>
          </table:table-cell>
          <table:table-cell office:value-type="float" office:value="125.776985273875" calcext:value-type="float">
            <text:p>125.776985273875</text:p>
          </table:table-cell>
        </table:table-row>
        <table:table-row table:style-name="ro1">
          <table:table-cell office:value-type="float" office:value="1572464228.93011" calcext:value-type="float">
            <text:p>1572464228.93011</text:p>
          </table:table-cell>
          <table:table-cell office:value-type="float" office:value="126.177922529798" calcext:value-type="float">
            <text:p>126.177922529798</text:p>
          </table:table-cell>
        </table:table-row>
        <table:table-row table:style-name="ro1">
          <table:table-cell office:value-type="float" office:value="1572464259.51235" calcext:value-type="float">
            <text:p>1572464259.51235</text:p>
          </table:table-cell>
          <table:table-cell office:value-type="float" office:value="126.107700735965" calcext:value-type="float">
            <text:p>126.107700735965</text:p>
          </table:table-cell>
        </table:table-row>
        <table:table-row table:style-name="ro1">
          <table:table-cell office:value-type="float" office:value="1572464290.05012" calcext:value-type="float">
            <text:p>1572464290.05012</text:p>
          </table:table-cell>
          <table:table-cell office:value-type="float" office:value="123.940498257678" calcext:value-type="float">
            <text:p>123.940498257678</text:p>
          </table:table-cell>
        </table:table-row>
        <table:table-row table:style-name="ro1">
          <table:table-cell office:value-type="float" office:value="1572464320.62781" calcext:value-type="float">
            <text:p>1572464320.62781</text:p>
          </table:table-cell>
          <table:table-cell office:value-type="float" office:value="125.853926408704" calcext:value-type="float">
            <text:p>125.853926408704</text:p>
          </table:table-cell>
        </table:table-row>
        <table:table-row table:style-name="ro1">
          <table:table-cell office:value-type="float" office:value="1572464351.20488" calcext:value-type="float">
            <text:p>1572464351.20488</text:p>
          </table:table-cell>
          <table:table-cell office:value-type="float" office:value="125.843169466311" calcext:value-type="float">
            <text:p>125.843169466311</text:p>
          </table:table-cell>
        </table:table-row>
        <table:table-row table:style-name="ro1">
          <table:table-cell office:value-type="float" office:value="1572464381.74198" calcext:value-type="float">
            <text:p>1572464381.74198</text:p>
          </table:table-cell>
          <table:table-cell office:value-type="float" office:value="124.639810673393" calcext:value-type="float">
            <text:p>124.639810673393</text:p>
          </table:table-cell>
        </table:table-row>
        <table:table-row table:style-name="ro1">
          <table:table-cell office:value-type="float" office:value="1572464412.34115" calcext:value-type="float">
            <text:p>1572464412.34115</text:p>
          </table:table-cell>
          <table:table-cell office:value-type="float" office:value="126.217388785367" calcext:value-type="float">
            <text:p>126.217388785367</text:p>
          </table:table-cell>
        </table:table-row>
        <table:table-row table:style-name="ro1">
          <table:table-cell office:value-type="float" office:value="1572464442.94014" calcext:value-type="float">
            <text:p>1572464442.94014</text:p>
          </table:table-cell>
          <table:table-cell office:value-type="float" office:value="126.271305134398" calcext:value-type="float">
            <text:p>126.271305134398</text:p>
          </table:table-cell>
        </table:table-row>
        <table:table-row table:style-name="ro1">
          <table:table-cell office:value-type="float" office:value="1572464473.59783" calcext:value-type="float">
            <text:p>1572464473.59783</text:p>
          </table:table-cell>
          <table:table-cell office:value-type="float" office:value="125.544659744182" calcext:value-type="float">
            <text:p>125.544659744182</text:p>
          </table:table-cell>
        </table:table-row>
        <table:table-row table:style-name="ro1">
          <table:table-cell office:value-type="float" office:value="1572464504.21662" calcext:value-type="float">
            <text:p>1572464504.21662</text:p>
          </table:table-cell>
          <table:table-cell office:value-type="float" office:value="-446.652716144003" calcext:value-type="float">
            <text:p>-446.652716144003</text:p>
          </table:table-cell>
        </table:table-row>
        <table:table-row table:style-name="ro1">
          <table:table-cell office:value-type="float" office:value="1572464534.8431" calcext:value-type="float">
            <text:p>1572464534.8431</text:p>
          </table:table-cell>
          <table:table-cell office:value-type="float" office:value="2814.12582642889" calcext:value-type="float">
            <text:p>2814.12582642889</text:p>
          </table:table-cell>
        </table:table-row>
        <table:table-row table:style-name="ro1">
          <table:table-cell office:value-type="float" office:value="1572464565.5103" calcext:value-type="float">
            <text:p>1572464565.5103</text:p>
          </table:table-cell>
          <table:table-cell office:value-type="float" office:value="126.995969386744" calcext:value-type="float">
            <text:p>126.995969386744</text:p>
          </table:table-cell>
        </table:table-row>
        <table:table-row table:style-name="ro1">
          <table:table-cell office:value-type="float" office:value="1572464596.31053" calcext:value-type="float">
            <text:p>1572464596.31053</text:p>
          </table:table-cell>
          <table:table-cell office:value-type="float" office:value="126.274664073579" calcext:value-type="float">
            <text:p>126.274664073579</text:p>
          </table:table-cell>
        </table:table-row>
        <table:table-row table:style-name="ro1">
          <table:table-cell office:value-type="float" office:value="1572464627.0541" calcext:value-type="float">
            <text:p>1572464627.0541</text:p>
          </table:table-cell>
          <table:table-cell office:value-type="float" office:value="125.714844533373" calcext:value-type="float">
            <text:p>125.714844533373</text:p>
          </table:table-cell>
        </table:table-row>
        <table:table-row table:style-name="ro1">
          <table:table-cell office:value-type="float" office:value="1572464657.69636" calcext:value-type="float">
            <text:p>1572464657.69636</text:p>
          </table:table-cell>
          <table:table-cell office:value-type="float" office:value="126.3850351731" calcext:value-type="float">
            <text:p>126.3850351731</text:p>
          </table:table-cell>
        </table:table-row>
        <table:table-row table:style-name="ro1">
          <table:table-cell office:value-type="float" office:value="1572464688.40369" calcext:value-type="float">
            <text:p>1572464688.40369</text:p>
          </table:table-cell>
          <table:table-cell office:value-type="float" office:value="125.198669263005" calcext:value-type="float">
            <text:p>125.198669263005</text:p>
          </table:table-cell>
        </table:table-row>
        <table:table-row table:style-name="ro1">
          <table:table-cell office:value-type="float" office:value="1572464718.78893" calcext:value-type="float">
            <text:p>1572464718.78893</text:p>
          </table:table-cell>
          <table:table-cell office:value-type="float" office:value="125.680177180243" calcext:value-type="float">
            <text:p>125.680177180243</text:p>
          </table:table-cell>
        </table:table-row>
        <table:table-row table:style-name="ro1">
          <table:table-cell office:value-type="float" office:value="1572464749.32061" calcext:value-type="float">
            <text:p>1572464749.32061</text:p>
          </table:table-cell>
          <table:table-cell office:value-type="float" office:value="123.891238935579" calcext:value-type="float">
            <text:p>123.891238935579</text:p>
          </table:table-cell>
        </table:table-row>
        <table:table-row table:style-name="ro1">
          <table:table-cell office:value-type="float" office:value="1572464779.87426" calcext:value-type="float">
            <text:p>1572464779.87426</text:p>
          </table:table-cell>
          <table:table-cell office:value-type="float" office:value="126.315703392108" calcext:value-type="float">
            <text:p>126.315703392108</text:p>
          </table:table-cell>
        </table:table-row>
        <table:table-row table:style-name="ro1">
          <table:table-cell office:value-type="float" office:value="1572464810.40022" calcext:value-type="float">
            <text:p>1572464810.40022</text:p>
          </table:table-cell>
          <table:table-cell office:value-type="float" office:value="125.382147933412" calcext:value-type="float">
            <text:p>125.382147933412</text:p>
          </table:table-cell>
        </table:table-row>
        <table:table-row table:style-name="ro1">
          <table:table-cell office:value-type="float" office:value="1572464840.94519" calcext:value-type="float">
            <text:p>1572464840.94519</text:p>
          </table:table-cell>
          <table:table-cell office:value-type="float" office:value="124.600140380369" calcext:value-type="float">
            <text:p>124.600140380369</text:p>
          </table:table-cell>
        </table:table-row>
        <table:table-row table:style-name="ro1">
          <table:table-cell office:value-type="float" office:value="1572464871.4724" calcext:value-type="float">
            <text:p>1572464871.4724</text:p>
          </table:table-cell>
          <table:table-cell office:value-type="float" office:value="122.981524412501" calcext:value-type="float">
            <text:p>122.981524412501</text:p>
          </table:table-cell>
        </table:table-row>
        <table:table-row table:style-name="ro1">
          <table:table-cell office:value-type="float" office:value="1572464902.03983" calcext:value-type="float">
            <text:p>1572464902.03983</text:p>
          </table:table-cell>
          <table:table-cell office:value-type="float" office:value="125.775067760587" calcext:value-type="float">
            <text:p>125.775067760587</text:p>
          </table:table-cell>
        </table:table-row>
        <table:table-row table:style-name="ro1">
          <table:table-cell office:value-type="float" office:value="1572464932.58013" calcext:value-type="float">
            <text:p>1572464932.58013</text:p>
          </table:table-cell>
          <table:table-cell office:value-type="float" office:value="127.699663854184" calcext:value-type="float">
            <text:p>127.699663854184</text:p>
          </table:table-cell>
        </table:table-row>
        <table:table-row table:style-name="ro1">
          <table:table-cell office:value-type="float" office:value="1572464963.11398" calcext:value-type="float">
            <text:p>1572464963.11398</text:p>
          </table:table-cell>
          <table:table-cell office:value-type="float" office:value="126.343107304362" calcext:value-type="float">
            <text:p>126.343107304362</text:p>
          </table:table-cell>
        </table:table-row>
        <table:table-row table:style-name="ro1">
          <table:table-cell office:value-type="float" office:value="1572464993.64897" calcext:value-type="float">
            <text:p>1572464993.64897</text:p>
          </table:table-cell>
          <table:table-cell office:value-type="float" office:value="126.764391994386" calcext:value-type="float">
            <text:p>126.764391994386</text:p>
          </table:table-cell>
        </table:table-row>
        <table:table-row table:style-name="ro1">
          <table:table-cell office:value-type="float" office:value="1572465024.18231" calcext:value-type="float">
            <text:p>1572465024.18231</text:p>
          </table:table-cell>
          <table:table-cell office:value-type="float" office:value="125.923947090349" calcext:value-type="float">
            <text:p>125.923947090349</text:p>
          </table:table-cell>
        </table:table-row>
        <table:table-row table:style-name="ro1">
          <table:table-cell office:value-type="float" office:value="1572465054.70932" calcext:value-type="float">
            <text:p>1572465054.70932</text:p>
          </table:table-cell>
          <table:table-cell office:value-type="float" office:value="126.607980099076" calcext:value-type="float">
            <text:p>126.607980099076</text:p>
          </table:table-cell>
        </table:table-row>
        <table:table-row table:style-name="ro1">
          <table:table-cell office:value-type="float" office:value="1572465085.23889" calcext:value-type="float">
            <text:p>1572465085.23889</text:p>
          </table:table-cell>
          <table:table-cell office:value-type="float" office:value="127.17739013099" calcext:value-type="float">
            <text:p>127.17739013099</text:p>
          </table:table-cell>
        </table:table-row>
        <table:table-row table:style-name="ro1">
          <table:table-cell office:value-type="float" office:value="1572465115.78399" calcext:value-type="float">
            <text:p>1572465115.78399</text:p>
          </table:table-cell>
          <table:table-cell office:value-type="float" office:value="126.247465661415" calcext:value-type="float">
            <text:p>126.247465661415</text:p>
          </table:table-cell>
        </table:table-row>
        <table:table-row table:style-name="ro1">
          <table:table-cell office:value-type="float" office:value="1572465146.31845" calcext:value-type="float">
            <text:p>1572465146.31845</text:p>
          </table:table-cell>
          <table:table-cell office:value-type="float" office:value="125.35090460668" calcext:value-type="float">
            <text:p>125.35090460668</text:p>
          </table:table-cell>
        </table:table-row>
        <table:table-row table:style-name="ro1">
          <table:table-cell office:value-type="float" office:value="1572465176.85327" calcext:value-type="float">
            <text:p>1572465176.85327</text:p>
          </table:table-cell>
          <table:table-cell office:value-type="float" office:value="125.922851577418" calcext:value-type="float">
            <text:p>125.922851577418</text:p>
          </table:table-cell>
        </table:table-row>
        <table:table-row table:style-name="ro1">
          <table:table-cell office:value-type="float" office:value="1572465207.40191" calcext:value-type="float">
            <text:p>1572465207.40191</text:p>
          </table:table-cell>
          <table:table-cell office:value-type="float" office:value="126.271581572241" calcext:value-type="float">
            <text:p>126.271581572241</text:p>
          </table:table-cell>
        </table:table-row>
        <table:table-row table:style-name="ro1">
          <table:table-cell office:value-type="float" office:value="1572465237.97308" calcext:value-type="float">
            <text:p>1572465237.97308</text:p>
          </table:table-cell>
          <table:table-cell office:value-type="float" office:value="126.277609087313" calcext:value-type="float">
            <text:p>126.277609087313</text:p>
          </table:table-cell>
        </table:table-row>
        <table:table-row table:style-name="ro1">
          <table:table-cell office:value-type="float" office:value="1572465268.30988" calcext:value-type="float">
            <text:p>1572465268.30988</text:p>
          </table:table-cell>
          <table:table-cell office:value-type="float" office:value="125.412773297242" calcext:value-type="float">
            <text:p>125.412773297242</text:p>
          </table:table-cell>
        </table:table-row>
        <table:table-row table:style-name="ro1">
          <table:table-cell office:value-type="float" office:value="1572465298.8734" calcext:value-type="float">
            <text:p>1572465298.8734</text:p>
          </table:table-cell>
          <table:table-cell office:value-type="float" office:value="127.104835435789" calcext:value-type="float">
            <text:p>127.104835435789</text:p>
          </table:table-cell>
        </table:table-row>
        <table:table-row table:style-name="ro1">
          <table:table-cell office:value-type="float" office:value="1572465329.43693" calcext:value-type="float">
            <text:p>1572465329.43693</text:p>
          </table:table-cell>
          <table:table-cell office:value-type="float" office:value="126.128731220185" calcext:value-type="float">
            <text:p>126.128731220185</text:p>
          </table:table-cell>
        </table:table-row>
        <table:table-row table:style-name="ro1">
          <table:table-cell office:value-type="float" office:value="1572465359.97974" calcext:value-type="float">
            <text:p>1572465359.97974</text:p>
          </table:table-cell>
          <table:table-cell office:value-type="float" office:value="126.766517933032" calcext:value-type="float">
            <text:p>126.766517933032</text:p>
          </table:table-cell>
        </table:table-row>
        <table:table-row table:style-name="ro1">
          <table:table-cell office:value-type="float" office:value="1572465390.54853" calcext:value-type="float">
            <text:p>1572465390.54853</text:p>
          </table:table-cell>
          <table:table-cell office:value-type="float" office:value="125.931689543889" calcext:value-type="float">
            <text:p>125.931689543889</text:p>
          </table:table-cell>
        </table:table-row>
        <table:table-row table:style-name="ro1">
          <table:table-cell office:value-type="float" office:value="1572465421.12964" calcext:value-type="float">
            <text:p>1572465421.12964</text:p>
          </table:table-cell>
          <table:table-cell office:value-type="float" office:value="127.576476423476" calcext:value-type="float">
            <text:p>127.576476423476</text:p>
          </table:table-cell>
        </table:table-row>
        <table:table-row table:style-name="ro1">
          <table:table-cell office:value-type="float" office:value="1572465451.69202" calcext:value-type="float">
            <text:p>1572465451.69202</text:p>
          </table:table-cell>
          <table:table-cell office:value-type="float" office:value="126.35646773543" calcext:value-type="float">
            <text:p>126.35646773543</text:p>
          </table:table-cell>
        </table:table-row>
        <table:table-row table:style-name="ro1">
          <table:table-cell office:value-type="float" office:value="1572465482.23788" calcext:value-type="float">
            <text:p>1572465482.23788</text:p>
          </table:table-cell>
          <table:table-cell office:value-type="float" office:value="126.936362659797" calcext:value-type="float">
            <text:p>126.936362659797</text:p>
          </table:table-cell>
        </table:table-row>
        <table:table-row table:style-name="ro1">
          <table:table-cell office:value-type="float" office:value="1572465512.8811" calcext:value-type="float">
            <text:p>1572465512.8811</text:p>
          </table:table-cell>
          <table:table-cell office:value-type="float" office:value="126.235134193427" calcext:value-type="float">
            <text:p>126.235134193427</text:p>
          </table:table-cell>
        </table:table-row>
        <table:table-row table:style-name="ro1">
          <table:table-cell office:value-type="float" office:value="1572465543.59066" calcext:value-type="float">
            <text:p>1572465543.59066</text:p>
          </table:table-cell>
          <table:table-cell office:value-type="float" office:value="126.355851235162" calcext:value-type="float">
            <text:p>126.355851235162</text:p>
          </table:table-cell>
        </table:table-row>
        <table:table-row table:style-name="ro1">
          <table:table-cell office:value-type="float" office:value="1572465574.20128" calcext:value-type="float">
            <text:p>1572465574.20128</text:p>
          </table:table-cell>
          <table:table-cell office:value-type="float" office:value="126.26808660809" calcext:value-type="float">
            <text:p>126.26808660809</text:p>
          </table:table-cell>
        </table:table-row>
        <table:table-row table:style-name="ro1">
          <table:table-cell office:value-type="float" office:value="1572465604.63621" calcext:value-type="float">
            <text:p>1572465604.63621</text:p>
          </table:table-cell>
          <table:table-cell office:value-type="float" office:value="126.183473957475" calcext:value-type="float">
            <text:p>126.183473957475</text:p>
          </table:table-cell>
        </table:table-row>
        <table:table-row table:style-name="ro1">
          <table:table-cell office:value-type="float" office:value="1572465635.2105" calcext:value-type="float">
            <text:p>1572465635.2105</text:p>
          </table:table-cell>
          <table:table-cell office:value-type="float" office:value="125.479231002252" calcext:value-type="float">
            <text:p>125.479231002252</text:p>
          </table:table-cell>
        </table:table-row>
        <table:table-row table:style-name="ro1">
          <table:table-cell office:value-type="float" office:value="1572465665.77113" calcext:value-type="float">
            <text:p>1572465665.77113</text:p>
          </table:table-cell>
          <table:table-cell office:value-type="float" office:value="125.531435338085" calcext:value-type="float">
            <text:p>125.531435338085</text:p>
          </table:table-cell>
        </table:table-row>
        <table:table-row table:style-name="ro1">
          <table:table-cell office:value-type="float" office:value="1572465696.32258" calcext:value-type="float">
            <text:p>1572465696.32258</text:p>
          </table:table-cell>
          <table:table-cell office:value-type="float" office:value="125.857626872944" calcext:value-type="float">
            <text:p>125.857626872944</text:p>
          </table:table-cell>
        </table:table-row>
        <table:table-row table:style-name="ro1">
          <table:table-cell office:value-type="float" office:value="1572465726.85906" calcext:value-type="float">
            <text:p>1572465726.85906</text:p>
          </table:table-cell>
          <table:table-cell office:value-type="float" office:value="126.699239690299" calcext:value-type="float">
            <text:p>126.699239690299</text:p>
          </table:table-cell>
        </table:table-row>
        <table:table-row table:style-name="ro1">
          <table:table-cell office:value-type="float" office:value="1572465757.40672" calcext:value-type="float">
            <text:p>1572465757.40672</text:p>
          </table:table-cell>
          <table:table-cell office:value-type="float" office:value="125.733890954453" calcext:value-type="float">
            <text:p>125.733890954453</text:p>
          </table:table-cell>
        </table:table-row>
        <table:table-row table:style-name="ro1">
          <table:table-cell office:value-type="float" office:value="1572465788.01871" calcext:value-type="float">
            <text:p>1572465788.01871</text:p>
          </table:table-cell>
          <table:table-cell office:value-type="float" office:value="125.493549458647" calcext:value-type="float">
            <text:p>125.493549458647</text:p>
          </table:table-cell>
        </table:table-row>
        <table:table-row table:style-name="ro1">
          <table:table-cell office:value-type="float" office:value="1572465818.57004" calcext:value-type="float">
            <text:p>1572465818.57004</text:p>
          </table:table-cell>
          <table:table-cell office:value-type="float" office:value="126.265002644117" calcext:value-type="float">
            <text:p>126.265002644117</text:p>
          </table:table-cell>
        </table:table-row>
        <table:table-row table:style-name="ro1">
          <table:table-cell office:value-type="float" office:value="1572465849.16117" calcext:value-type="float">
            <text:p>1572465849.16117</text:p>
          </table:table-cell>
          <table:table-cell office:value-type="float" office:value="124.632136232339" calcext:value-type="float">
            <text:p>124.632136232339</text:p>
          </table:table-cell>
        </table:table-row>
        <table:table-row table:style-name="ro1">
          <table:table-cell office:value-type="float" office:value="1572465879.87366" calcext:value-type="float">
            <text:p>1572465879.87366</text:p>
          </table:table-cell>
          <table:table-cell office:value-type="float" office:value="126.737331069826" calcext:value-type="float">
            <text:p>126.737331069826</text:p>
          </table:table-cell>
        </table:table-row>
        <table:table-row table:style-name="ro1">
          <table:table-cell office:value-type="float" office:value="1572465910.40843" calcext:value-type="float">
            <text:p>1572465910.40843</text:p>
          </table:table-cell>
          <table:table-cell office:value-type="float" office:value="125.843373503766" calcext:value-type="float">
            <text:p>125.843373503766</text:p>
          </table:table-cell>
        </table:table-row>
        <table:table-row table:style-name="ro1">
          <table:table-cell office:value-type="float" office:value="1572465940.99404" calcext:value-type="float">
            <text:p>1572465940.99404</text:p>
          </table:table-cell>
          <table:table-cell office:value-type="float" office:value="126.539807455598" calcext:value-type="float">
            <text:p>126.539807455598</text:p>
          </table:table-cell>
        </table:table-row>
        <table:table-row table:style-name="ro1">
          <table:table-cell office:value-type="float" office:value="1572465971.5515" calcext:value-type="float">
            <text:p>1572465971.5515</text:p>
          </table:table-cell>
          <table:table-cell office:value-type="float" office:value="126.90368083244" calcext:value-type="float">
            <text:p>126.90368083244</text:p>
          </table:table-cell>
        </table:table-row>
        <table:table-row table:style-name="ro1">
          <table:table-cell office:value-type="float" office:value="1572466002.08457" calcext:value-type="float">
            <text:p>1572466002.08457</text:p>
          </table:table-cell>
          <table:table-cell office:value-type="float" office:value="127.834427302373" calcext:value-type="float">
            <text:p>127.834427302373</text:p>
          </table:table-cell>
        </table:table-row>
        <table:table-row table:style-name="ro1">
          <table:table-cell office:value-type="float" office:value="1572466032.63061" calcext:value-type="float">
            <text:p>1572466032.63061</text:p>
          </table:table-cell>
          <table:table-cell office:value-type="float" office:value="126.699168752545" calcext:value-type="float">
            <text:p>126.699168752545</text:p>
          </table:table-cell>
        </table:table-row>
        <table:table-row table:style-name="ro1">
          <table:table-cell office:value-type="float" office:value="1572466063.17992" calcext:value-type="float">
            <text:p>1572466063.17992</text:p>
          </table:table-cell>
          <table:table-cell office:value-type="float" office:value="126.602224633943" calcext:value-type="float">
            <text:p>126.602224633943</text:p>
          </table:table-cell>
        </table:table-row>
        <table:table-row table:style-name="ro1">
          <table:table-cell office:value-type="float" office:value="1572466093.72405" calcext:value-type="float">
            <text:p>1572466093.72405</text:p>
          </table:table-cell>
          <table:table-cell office:value-type="float" office:value="126.508290616292" calcext:value-type="float">
            <text:p>126.508290616292</text:p>
          </table:table-cell>
        </table:table-row>
        <table:table-row table:style-name="ro1">
          <table:table-cell office:value-type="float" office:value="1572466124.27601" calcext:value-type="float">
            <text:p>1572466124.27601</text:p>
          </table:table-cell>
          <table:table-cell office:value-type="float" office:value="124.678245040614" calcext:value-type="float">
            <text:p>124.678245040614</text:p>
          </table:table-cell>
        </table:table-row>
        <table:table-row table:style-name="ro1">
          <table:table-cell office:value-type="float" office:value="1572466154.6949" calcext:value-type="float">
            <text:p>1572466154.6949</text:p>
          </table:table-cell>
          <table:table-cell office:value-type="float" office:value="127.159165710266" calcext:value-type="float">
            <text:p>127.159165710266</text:p>
          </table:table-cell>
        </table:table-row>
        <table:table-row table:style-name="ro1">
          <table:table-cell office:value-type="float" office:value="1572466185.24562" calcext:value-type="float">
            <text:p>1572466185.24562</text:p>
          </table:table-cell>
          <table:table-cell office:value-type="float" office:value="196.563218376795" calcext:value-type="float">
            <text:p>196.563218376795</text:p>
          </table:table-cell>
        </table:table-row>
        <table:table-row table:style-name="ro1">
          <table:table-cell office:value-type="float" office:value="1572466215.81239" calcext:value-type="float">
            <text:p>1572466215.81239</text:p>
          </table:table-cell>
          <table:table-cell office:value-type="float" office:value="126.598797682278" calcext:value-type="float">
            <text:p>126.598797682278</text:p>
          </table:table-cell>
        </table:table-row>
        <table:table-row table:style-name="ro1">
          <table:table-cell office:value-type="float" office:value="1572466246.37767" calcext:value-type="float">
            <text:p>1572466246.37767</text:p>
          </table:table-cell>
          <table:table-cell office:value-type="float" office:value="126.099749857068" calcext:value-type="float">
            <text:p>126.099749857068</text:p>
          </table:table-cell>
        </table:table-row>
        <table:table-row table:style-name="ro1">
          <table:table-cell office:value-type="float" office:value="1572466276.95673" calcext:value-type="float">
            <text:p>1572466276.95673</text:p>
          </table:table-cell>
          <table:table-cell office:value-type="float" office:value="127.34270946789" calcext:value-type="float">
            <text:p>127.34270946789</text:p>
          </table:table-cell>
        </table:table-row>
        <table:table-row table:style-name="ro1">
          <table:table-cell office:value-type="float" office:value="1572466307.58089" calcext:value-type="float">
            <text:p>1572466307.58089</text:p>
          </table:table-cell>
          <table:table-cell office:value-type="float" office:value="126.034185090168" calcext:value-type="float">
            <text:p>126.034185090168</text:p>
          </table:table-cell>
        </table:table-row>
        <table:table-row table:style-name="ro1">
          <table:table-cell office:value-type="float" office:value="1572466338.30435" calcext:value-type="float">
            <text:p>1572466338.30435</text:p>
          </table:table-cell>
          <table:table-cell office:value-type="float" office:value="126.379282633235" calcext:value-type="float">
            <text:p>126.379282633235</text:p>
          </table:table-cell>
        </table:table-row>
        <table:table-row table:style-name="ro1">
          <table:table-cell office:value-type="float" office:value="1572466368.95839" calcext:value-type="float">
            <text:p>1572466368.95839</text:p>
          </table:table-cell>
          <table:table-cell office:value-type="float" office:value="126.244040172383" calcext:value-type="float">
            <text:p>126.244040172383</text:p>
          </table:table-cell>
        </table:table-row>
        <table:table-row table:style-name="ro1">
          <table:table-cell office:value-type="float" office:value="1572466399.54911" calcext:value-type="float">
            <text:p>1572466399.54911</text:p>
          </table:table-cell>
          <table:table-cell office:value-type="float" office:value="127.119153892183" calcext:value-type="float">
            <text:p>127.119153892183</text:p>
          </table:table-cell>
        </table:table-row>
        <table:table-row table:style-name="ro1">
          <table:table-cell office:value-type="float" office:value="1572466430.11231" calcext:value-type="float">
            <text:p>1572466430.11231</text:p>
          </table:table-cell>
          <table:table-cell office:value-type="float" office:value="125.490261457219" calcext:value-type="float">
            <text:p>125.490261457219</text:p>
          </table:table-cell>
        </table:table-row>
        <table:table-row table:style-name="ro1">
          <table:table-cell office:value-type="float" office:value="1572466460.68906" calcext:value-type="float">
            <text:p>1572466460.68906</text:p>
          </table:table-cell>
          <table:table-cell office:value-type="float" office:value="127.691233962624" calcext:value-type="float">
            <text:p>127.691233962624</text:p>
          </table:table-cell>
        </table:table-row>
        <table:table-row table:style-name="ro1">
          <table:table-cell office:value-type="float" office:value="1572466491.29141" calcext:value-type="float">
            <text:p>1572466491.29141</text:p>
          </table:table-cell>
          <table:table-cell office:value-type="float" office:value="125.65791077022" calcext:value-type="float">
            <text:p>125.65791077022</text:p>
          </table:table-cell>
        </table:table-row>
        <table:table-row table:style-name="ro1">
          <table:table-cell office:value-type="float" office:value="1572466521.90283" calcext:value-type="float">
            <text:p>1572466521.90283</text:p>
          </table:table-cell>
          <table:table-cell office:value-type="float" office:value="124.208793616155" calcext:value-type="float">
            <text:p>124.208793616155</text:p>
          </table:table-cell>
        </table:table-row>
        <table:table-row table:style-name="ro1">
          <table:table-cell office:value-type="float" office:value="1572466552.50023" calcext:value-type="float">
            <text:p>1572466552.50023</text:p>
          </table:table-cell>
          <table:table-cell office:value-type="float" office:value="126.33954579036" calcext:value-type="float">
            <text:p>126.33954579036</text:p>
          </table:table-cell>
        </table:table-row>
        <table:table-row table:style-name="ro1">
          <table:table-cell office:value-type="float" office:value="1572466583.06297" calcext:value-type="float">
            <text:p>1572466583.06297</text:p>
          </table:table-cell>
          <table:table-cell office:value-type="float" office:value="126.13900768728" calcext:value-type="float">
            <text:p>126.13900768728</text:p>
          </table:table-cell>
        </table:table-row>
        <table:table-row table:style-name="ro1">
          <table:table-cell office:value-type="float" office:value="1572466613.67192" calcext:value-type="float">
            <text:p>1572466613.67192</text:p>
          </table:table-cell>
          <table:table-cell office:value-type="float" office:value="125.906271157408" calcext:value-type="float">
            <text:p>125.906271157408</text:p>
          </table:table-cell>
        </table:table-row>
        <table:table-row table:style-name="ro1">
          <table:table-cell office:value-type="float" office:value="1572466644.27973" calcext:value-type="float">
            <text:p>1572466644.27973</text:p>
          </table:table-cell>
          <table:table-cell office:value-type="float" office:value="126.252192163467" calcext:value-type="float">
            <text:p>126.252192163467</text:p>
          </table:table-cell>
        </table:table-row>
        <table:table-row table:style-name="ro1">
          <table:table-cell office:value-type="float" office:value="1572466674.84156" calcext:value-type="float">
            <text:p>1572466674.84156</text:p>
          </table:table-cell>
          <table:table-cell office:value-type="float" office:value="127.034196791241" calcext:value-type="float">
            <text:p>127.034196791241</text:p>
          </table:table-cell>
        </table:table-row>
        <table:table-row table:style-name="ro1">
          <table:table-cell office:value-type="float" office:value="1572466705.07951" calcext:value-type="float">
            <text:p>1572466705.07951</text:p>
          </table:table-cell>
          <table:table-cell office:value-type="float" office:value="125.100561618986" calcext:value-type="float">
            <text:p>125.100561618986</text:p>
          </table:table-cell>
        </table:table-row>
        <table:table-row table:style-name="ro1">
          <table:table-cell office:value-type="float" office:value="1572466735.78526" calcext:value-type="float">
            <text:p>1572466735.78526</text:p>
          </table:table-cell>
          <table:table-cell office:value-type="float" office:value="127.881356648371" calcext:value-type="float">
            <text:p>127.881356648371</text:p>
          </table:table-cell>
        </table:table-row>
        <table:table-row table:style-name="ro1">
          <table:table-cell office:value-type="float" office:value="1572466766.49718" calcext:value-type="float">
            <text:p>1572466766.49718</text:p>
          </table:table-cell>
          <table:table-cell office:value-type="float" office:value="126.359550236768" calcext:value-type="float">
            <text:p>126.359550236768</text:p>
          </table:table-cell>
        </table:table-row>
        <table:table-row table:style-name="ro1">
          <table:table-cell office:value-type="float" office:value="1572466797.13432" calcext:value-type="float">
            <text:p>1572466797.13432</text:p>
          </table:table-cell>
          <table:table-cell office:value-type="float" office:value="128.33422765282" calcext:value-type="float">
            <text:p>128.33422765282</text:p>
          </table:table-cell>
        </table:table-row>
        <table:table-row table:style-name="ro1">
          <table:table-cell office:value-type="float" office:value="1572466827.70612" calcext:value-type="float">
            <text:p>1572466827.70612</text:p>
          </table:table-cell>
          <table:table-cell office:value-type="float" office:value="125.125153617208" calcext:value-type="float">
            <text:p>125.125153617208</text:p>
          </table:table-cell>
        </table:table-row>
        <table:table-row table:style-name="ro1">
          <table:table-cell office:value-type="float" office:value="1572466858.27685" calcext:value-type="float">
            <text:p>1572466858.27685</text:p>
          </table:table-cell>
          <table:table-cell office:value-type="float" office:value="125.58090308554" calcext:value-type="float">
            <text:p>125.58090308554</text:p>
          </table:table-cell>
        </table:table-row>
        <table:table-row table:style-name="ro1">
          <table:table-cell office:value-type="float" office:value="1572466888.85459" calcext:value-type="float">
            <text:p>1572466888.85459</text:p>
          </table:table-cell>
          <table:table-cell office:value-type="float" office:value="127.366414378538" calcext:value-type="float">
            <text:p>127.366414378538</text:p>
          </table:table-cell>
        </table:table-row>
        <table:table-row table:style-name="ro1">
          <table:table-cell office:value-type="float" office:value="1572466919.42027" calcext:value-type="float">
            <text:p>1572466919.42027</text:p>
          </table:table-cell>
          <table:table-cell office:value-type="float" office:value="126.090775865627" calcext:value-type="float">
            <text:p>126.090775865627</text:p>
          </table:table-cell>
        </table:table-row>
        <table:table-row table:style-name="ro1">
          <table:table-cell office:value-type="float" office:value="1572466949.99958" calcext:value-type="float">
            <text:p>1572466949.99958</text:p>
          </table:table-cell>
          <table:table-cell office:value-type="float" office:value="126.818862681736" calcext:value-type="float">
            <text:p>126.818862681736</text:p>
          </table:table-cell>
        </table:table-row>
        <table:table-row table:style-name="ro1">
          <table:table-cell office:value-type="float" office:value="1572466980.56199" calcext:value-type="float">
            <text:p>1572466980.56199</text:p>
          </table:table-cell>
          <table:table-cell office:value-type="float" office:value="126.832289662655" calcext:value-type="float">
            <text:p>126.832289662655</text:p>
          </table:table-cell>
        </table:table-row>
        <table:table-row table:style-name="ro1">
          <table:table-cell office:value-type="float" office:value="1572467011.12767" calcext:value-type="float">
            <text:p>1572467011.12767</text:p>
          </table:table-cell>
          <table:table-cell office:value-type="float" office:value="127.536532617878" calcext:value-type="float">
            <text:p>127.536532617878</text:p>
          </table:table-cell>
        </table:table-row>
        <table:table-row table:style-name="ro1">
          <table:table-cell office:value-type="float" office:value="1572467041.72825" calcext:value-type="float">
            <text:p>1572467041.72825</text:p>
          </table:table-cell>
          <table:table-cell office:value-type="float" office:value="126.650386980476" calcext:value-type="float">
            <text:p>126.650386980476</text:p>
          </table:table-cell>
        </table:table-row>
        <table:table-row table:style-name="ro1">
          <table:table-cell office:value-type="float" office:value="1572467072.30942" calcext:value-type="float">
            <text:p>1572467072.30942</text:p>
          </table:table-cell>
          <table:table-cell office:value-type="float" office:value="127.290775719364" calcext:value-type="float">
            <text:p>127.290775719364</text:p>
          </table:table-cell>
        </table:table-row>
        <table:table-row table:style-name="ro1">
          <table:table-cell office:value-type="float" office:value="1572467102.86601" calcext:value-type="float">
            <text:p>1572467102.86601</text:p>
          </table:table-cell>
          <table:table-cell office:value-type="float" office:value="128.013109995609" calcext:value-type="float">
            <text:p>128.013109995609</text:p>
          </table:table-cell>
        </table:table-row>
        <table:table-row table:style-name="ro1">
          <table:table-cell office:value-type="float" office:value="1572467133.39556" calcext:value-type="float">
            <text:p>1572467133.39556</text:p>
          </table:table-cell>
          <table:table-cell office:value-type="float" office:value="124.823836368949" calcext:value-type="float">
            <text:p>124.823836368949</text:p>
          </table:table-cell>
        </table:table-row>
        <table:table-row table:style-name="ro1">
          <table:table-cell office:value-type="float" office:value="1572467163.98418" calcext:value-type="float">
            <text:p>1572467163.98418</text:p>
          </table:table-cell>
          <table:table-cell office:value-type="float" office:value="126.840100128679" calcext:value-type="float">
            <text:p>126.840100128679</text:p>
          </table:table-cell>
        </table:table-row>
        <table:table-row table:style-name="ro1">
          <table:table-cell office:value-type="float" office:value="1572467194.54665" calcext:value-type="float">
            <text:p>1572467194.54665</text:p>
          </table:table-cell>
          <table:table-cell office:value-type="float" office:value="126.825780209651" calcext:value-type="float">
            <text:p>126.825780209651</text:p>
          </table:table-cell>
        </table:table-row>
        <table:table-row table:style-name="ro1">
          <table:table-cell office:value-type="float" office:value="1572467224.89045" calcext:value-type="float">
            <text:p>1572467224.89045</text:p>
          </table:table-cell>
          <table:table-cell office:value-type="float" office:value="126.04295358152" calcext:value-type="float">
            <text:p>126.04295358152</text:p>
          </table:table-cell>
        </table:table-row>
        <table:table-row table:style-name="ro1">
          <table:table-cell office:value-type="float" office:value="1572467255.44428" calcext:value-type="float">
            <text:p>1572467255.44428</text:p>
          </table:table-cell>
          <table:table-cell office:value-type="float" office:value="125.79603315759" calcext:value-type="float">
            <text:p>125.79603315759</text:p>
          </table:table-cell>
        </table:table-row>
        <table:table-row table:style-name="ro1">
          <table:table-cell office:value-type="float" office:value="1572467286.07956" calcext:value-type="float">
            <text:p>1572467286.07956</text:p>
          </table:table-cell>
          <table:table-cell office:value-type="float" office:value="126.611336112988" calcext:value-type="float">
            <text:p>126.611336112988</text:p>
          </table:table-cell>
        </table:table-row>
        <table:table-row table:style-name="ro1">
          <table:table-cell office:value-type="float" office:value="1572467316.7882" calcext:value-type="float">
            <text:p>1572467316.7882</text:p>
          </table:table-cell>
          <table:table-cell office:value-type="float" office:value="128.147803968679" calcext:value-type="float">
            <text:p>128.147803968679</text:p>
          </table:table-cell>
        </table:table-row>
        <table:table-row table:style-name="ro1">
          <table:table-cell office:value-type="float" office:value="1572467347.51674" calcext:value-type="float">
            <text:p>1572467347.51674</text:p>
          </table:table-cell>
          <table:table-cell office:value-type="float" office:value="126.69245672472" calcext:value-type="float">
            <text:p>126.69245672472</text:p>
          </table:table-cell>
        </table:table-row>
        <table:table-row table:style-name="ro1">
          <table:table-cell office:value-type="float" office:value="1572467378.23359" calcext:value-type="float">
            <text:p>1572467378.23359</text:p>
          </table:table-cell>
          <table:table-cell office:value-type="float" office:value="126.581532749515" calcext:value-type="float">
            <text:p>126.581532749515</text:p>
          </table:table-cell>
        </table:table-row>
        <table:table-row table:style-name="ro1">
          <table:table-cell office:value-type="float" office:value="1572467408.84315" calcext:value-type="float">
            <text:p>1572467408.84315</text:p>
          </table:table-cell>
          <table:table-cell office:value-type="float" office:value="125.927440591866" calcext:value-type="float">
            <text:p>125.927440591866</text:p>
          </table:table-cell>
        </table:table-row>
        <table:table-row table:style-name="ro1">
          <table:table-cell office:value-type="float" office:value="1572467439.4147" calcext:value-type="float">
            <text:p>1572467439.4147</text:p>
          </table:table-cell>
          <table:table-cell office:value-type="float" office:value="126.126194281361" calcext:value-type="float">
            <text:p>126.126194281361</text:p>
          </table:table-cell>
        </table:table-row>
        <table:table-row table:style-name="ro1">
          <table:table-cell office:value-type="float" office:value="1572467469.9712" calcext:value-type="float">
            <text:p>1572467469.9712</text:p>
          </table:table-cell>
          <table:table-cell office:value-type="float" office:value="125.21394720736" calcext:value-type="float">
            <text:p>125.21394720736</text:p>
          </table:table-cell>
        </table:table-row>
        <table:table-row table:style-name="ro1">
          <table:table-cell office:value-type="float" office:value="1572467500.57481" calcext:value-type="float">
            <text:p>1572467500.57481</text:p>
          </table:table-cell>
          <table:table-cell office:value-type="float" office:value="127.058380714552" calcext:value-type="float">
            <text:p>127.058380714552</text:p>
          </table:table-cell>
        </table:table-row>
        <table:table-row table:style-name="ro1">
          <table:table-cell office:value-type="float" office:value="1572467531.14658" calcext:value-type="float">
            <text:p>1572467531.14658</text:p>
          </table:table-cell>
          <table:table-cell office:value-type="float" office:value="127.652799595403" calcext:value-type="float">
            <text:p>127.652799595403</text:p>
          </table:table-cell>
        </table:table-row>
        <table:table-row table:style-name="ro1">
          <table:table-cell office:value-type="float" office:value="1572467561.72421" calcext:value-type="float">
            <text:p>1572467561.72421</text:p>
          </table:table-cell>
          <table:table-cell office:value-type="float" office:value="126.115988752019" calcext:value-type="float">
            <text:p>126.115988752019</text:p>
          </table:table-cell>
        </table:table-row>
        <table:table-row table:style-name="ro1">
          <table:table-cell office:value-type="float" office:value="1572467592.32926" calcext:value-type="float">
            <text:p>1572467592.32926</text:p>
          </table:table-cell>
          <table:table-cell office:value-type="float" office:value="126.381268159008" calcext:value-type="float">
            <text:p>126.381268159008</text:p>
          </table:table-cell>
        </table:table-row>
        <table:table-row table:style-name="ro1">
          <table:table-cell office:value-type="float" office:value="1572467622.87244" calcext:value-type="float">
            <text:p>1572467622.87244</text:p>
          </table:table-cell>
          <table:table-cell office:value-type="float" office:value="126.709925694938" calcext:value-type="float">
            <text:p>126.709925694938</text:p>
          </table:table-cell>
        </table:table-row>
        <table:table-row table:style-name="ro1">
          <table:table-cell office:value-type="float" office:value="1572467653.46918" calcext:value-type="float">
            <text:p>1572467653.46918</text:p>
          </table:table-cell>
          <table:table-cell office:value-type="float" office:value="127.287625205541" calcext:value-type="float">
            <text:p>127.287625205541</text:p>
          </table:table-cell>
        </table:table-row>
        <table:table-row table:style-name="ro1">
          <table:table-cell office:value-type="float" office:value="1572467684.07594" calcext:value-type="float">
            <text:p>1572467684.07594</text:p>
          </table:table-cell>
          <table:table-cell office:value-type="float" office:value="125.983005329514" calcext:value-type="float">
            <text:p>125.983005329514</text:p>
          </table:table-cell>
        </table:table-row>
        <table:table-row table:style-name="ro1">
          <table:table-cell office:value-type="float" office:value="1572467714.64242" calcext:value-type="float">
            <text:p>1572467714.64242</text:p>
          </table:table-cell>
          <table:table-cell office:value-type="float" office:value="126.740137133322" calcext:value-type="float">
            <text:p>126.740137133322</text:p>
          </table:table-cell>
        </table:table-row>
        <table:table-row table:style-name="ro1">
          <table:table-cell office:value-type="float" office:value="1572467745.21092" calcext:value-type="float">
            <text:p>1572467745.21092</text:p>
          </table:table-cell>
          <table:table-cell office:value-type="float" office:value="126.276170586689" calcext:value-type="float">
            <text:p>126.276170586689</text:p>
          </table:table-cell>
        </table:table-row>
        <table:table-row table:style-name="ro1">
          <table:table-cell office:value-type="float" office:value="1572467775.55998" calcext:value-type="float">
            <text:p>1572467775.55998</text:p>
          </table:table-cell>
          <table:table-cell office:value-type="float" office:value="124.94160839695" calcext:value-type="float">
            <text:p>124.94160839695</text:p>
          </table:table-cell>
        </table:table-row>
        <table:table-row table:style-name="ro1">
          <table:table-cell office:value-type="float" office:value="1572467806.05837" calcext:value-type="float">
            <text:p>1572467806.05837</text:p>
          </table:table-cell>
          <table:table-cell office:value-type="float" office:value="125.955119479328" calcext:value-type="float">
            <text:p>125.955119479328</text:p>
          </table:table-cell>
        </table:table-row>
        <table:table-row table:style-name="ro1">
          <table:table-cell office:value-type="float" office:value="1572467836.73574" calcext:value-type="float">
            <text:p>1572467836.73574</text:p>
          </table:table-cell>
          <table:table-cell office:value-type="float" office:value="124.044297742246" calcext:value-type="float">
            <text:p>124.044297742246</text:p>
          </table:table-cell>
        </table:table-row>
        <table:table-row table:style-name="ro1">
          <table:table-cell office:value-type="float" office:value="1572467867.37053" calcext:value-type="float">
            <text:p>1572467867.37053</text:p>
          </table:table-cell>
          <table:table-cell office:value-type="float" office:value="126.575091308996" calcext:value-type="float">
            <text:p>126.575091308996</text:p>
          </table:table-cell>
        </table:table-row>
        <table:table-row table:style-name="ro1">
          <table:table-cell office:value-type="float" office:value="1572467897.91853" calcext:value-type="float">
            <text:p>1572467897.91853</text:p>
          </table:table-cell>
          <table:table-cell office:value-type="float" office:value="124.644741212901" calcext:value-type="float">
            <text:p>124.644741212901</text:p>
          </table:table-cell>
        </table:table-row>
        <table:table-row table:style-name="ro1">
          <table:table-cell office:value-type="float" office:value="1572467928.46268" calcext:value-type="float">
            <text:p>1572467928.46268</text:p>
          </table:table-cell>
          <table:table-cell office:value-type="float" office:value="125.335832162413" calcext:value-type="float">
            <text:p>125.335832162413</text:p>
          </table:table-cell>
        </table:table-row>
        <table:table-row table:style-name="ro1">
          <table:table-cell office:value-type="float" office:value="1572467959.00589" calcext:value-type="float">
            <text:p>1572467959.00589</text:p>
          </table:table-cell>
          <table:table-cell office:value-type="float" office:value="126.014519243552" calcext:value-type="float">
            <text:p>126.014519243552</text:p>
          </table:table-cell>
        </table:table-row>
        <table:table-row table:style-name="ro1">
          <table:table-cell office:value-type="float" office:value="1572467989.58403" calcext:value-type="float">
            <text:p>1572467989.58403</text:p>
          </table:table-cell>
          <table:table-cell office:value-type="float" office:value="125.968135460068" calcext:value-type="float">
            <text:p>125.968135460068</text:p>
          </table:table-cell>
        </table:table-row>
        <table:table-row table:style-name="ro1">
          <table:table-cell office:value-type="float" office:value="1572468020.12881" calcext:value-type="float">
            <text:p>1572468020.12881</text:p>
          </table:table-cell>
          <table:table-cell office:value-type="float" office:value="125.399686378749" calcext:value-type="float">
            <text:p>125.399686378749</text:p>
          </table:table-cell>
        </table:table-row>
        <table:table-row table:style-name="ro1">
          <table:table-cell office:value-type="float" office:value="1572468050.6875" calcext:value-type="float">
            <text:p>1572468050.6875</text:p>
          </table:table-cell>
          <table:table-cell office:value-type="float" office:value="125.772737784486" calcext:value-type="float">
            <text:p>125.772737784486</text:p>
          </table:table-cell>
        </table:table-row>
        <table:table-row table:style-name="ro1">
          <table:table-cell office:value-type="float" office:value="1572468081.33595" calcext:value-type="float">
            <text:p>1572468081.33595</text:p>
          </table:table-cell>
          <table:table-cell office:value-type="float" office:value="125.537603266029" calcext:value-type="float">
            <text:p>125.537603266029</text:p>
          </table:table-cell>
        </table:table-row>
        <table:table-row table:style-name="ro1">
          <table:table-cell office:value-type="float" office:value="1572468112.14397" calcext:value-type="float">
            <text:p>1572468112.14397</text:p>
          </table:table-cell>
          <table:table-cell office:value-type="float" office:value="44914.5800562204" calcext:value-type="float">
            <text:p>44914.5800562204</text:p>
          </table:table-cell>
        </table:table-row>
        <table:table-row table:style-name="ro1">
          <table:table-cell office:value-type="float" office:value="1572468142.7558" calcext:value-type="float">
            <text:p>1572468142.7558</text:p>
          </table:table-cell>
          <table:table-cell office:value-type="float" office:value="124.64761821415" calcext:value-type="float">
            <text:p>124.64761821415</text:p>
          </table:table-cell>
        </table:table-row>
        <table:table-row table:style-name="ro1">
          <table:table-cell office:value-type="float" office:value="1572468173.41503" calcext:value-type="float">
            <text:p>1572468173.41503</text:p>
          </table:table-cell>
          <table:table-cell office:value-type="float" office:value="125.828917559767" calcext:value-type="float">
            <text:p>125.828917559767</text:p>
          </table:table-cell>
        </table:table-row>
        <table:table-row table:style-name="ro1">
          <table:table-cell office:value-type="float" office:value="1572468204.20061" calcext:value-type="float">
            <text:p>1572468204.20061</text:p>
          </table:table-cell>
          <table:table-cell office:value-type="float" office:value="126.850718120834" calcext:value-type="float">
            <text:p>126.850718120834</text:p>
          </table:table-cell>
        </table:table-row>
        <table:table-row table:style-name="ro1">
          <table:table-cell office:value-type="float" office:value="1572468234.87489" calcext:value-type="float">
            <text:p>1572468234.87489</text:p>
          </table:table-cell>
          <table:table-cell office:value-type="float" office:value="126.432929857595" calcext:value-type="float">
            <text:p>126.432929857595</text:p>
          </table:table-cell>
        </table:table-row>
        <table:table-row table:style-name="ro1">
          <table:table-cell office:value-type="float" office:value="1572468265.47513" calcext:value-type="float">
            <text:p>1572468265.47513</text:p>
          </table:table-cell>
          <table:table-cell office:value-type="float" office:value="127.014192344833" calcext:value-type="float">
            <text:p>127.014192344833</text:p>
          </table:table-cell>
        </table:table-row>
        <table:table-row table:style-name="ro1">
          <table:table-cell office:value-type="float" office:value="1572468296.03093" calcext:value-type="float">
            <text:p>1572468296.03093</text:p>
          </table:table-cell>
          <table:table-cell office:value-type="float" office:value="127.548111560627" calcext:value-type="float">
            <text:p>127.548111560627</text:p>
          </table:table-cell>
        </table:table-row>
        <table:table-row table:style-name="ro1">
          <table:table-cell office:value-type="float" office:value="1572468326.42958" calcext:value-type="float">
            <text:p>1572468326.42958</text:p>
          </table:table-cell>
          <table:table-cell office:value-type="float" office:value="127.140253851522" calcext:value-type="float">
            <text:p>127.140253851522</text:p>
          </table:table-cell>
        </table:table-row>
        <table:table-row table:style-name="ro1">
          <table:table-cell office:value-type="float" office:value="1572468356.93367" calcext:value-type="float">
            <text:p>1572468356.93367</text:p>
          </table:table-cell>
          <table:table-cell office:value-type="float" office:value="126.36283970083" calcext:value-type="float">
            <text:p>126.36283970083</text:p>
          </table:table-cell>
        </table:table-row>
        <table:table-row table:style-name="ro1">
          <table:table-cell office:value-type="float" office:value="1572468387.44886" calcext:value-type="float">
            <text:p>1572468387.44886</text:p>
          </table:table-cell>
          <table:table-cell office:value-type="float" office:value="125.496767984955" calcext:value-type="float">
            <text:p>125.496767984955</text:p>
          </table:table-cell>
        </table:table-row>
        <table:table-row table:style-name="ro1">
          <table:table-cell office:value-type="float" office:value="1572468417.95288" calcext:value-type="float">
            <text:p>1572468417.95288</text:p>
          </table:table-cell>
          <table:table-cell office:value-type="float" office:value="125.283419401224" calcext:value-type="float">
            <text:p>125.283419401224</text:p>
          </table:table-cell>
        </table:table-row>
        <table:table-row table:style-name="ro1">
          <table:table-cell office:value-type="float" office:value="1572468448.52693" calcext:value-type="float">
            <text:p>1572468448.52693</text:p>
          </table:table-cell>
          <table:table-cell office:value-type="float" office:value="126.19272146149" calcext:value-type="float">
            <text:p>126.19272146149</text:p>
          </table:table-cell>
        </table:table-row>
        <table:table-row table:style-name="ro1">
          <table:table-cell office:value-type="float" office:value="1572468479.07944" calcext:value-type="float">
            <text:p>1572468479.07944</text:p>
          </table:table-cell>
          <table:table-cell office:value-type="float" office:value="126.330500861166" calcext:value-type="float">
            <text:p>126.330500861166</text:p>
          </table:table-cell>
        </table:table-row>
        <table:table-row table:style-name="ro1">
          <table:table-cell office:value-type="float" office:value="1572468509.61378" calcext:value-type="float">
            <text:p>1572468509.61378</text:p>
          </table:table-cell>
          <table:table-cell office:value-type="float" office:value="125.938743096773" calcext:value-type="float">
            <text:p>125.938743096773</text:p>
          </table:table-cell>
        </table:table-row>
        <table:table-row table:style-name="ro1">
          <table:table-cell office:value-type="float" office:value="1572468540.16561" calcext:value-type="float">
            <text:p>1572468540.16561</text:p>
          </table:table-cell>
          <table:table-cell office:value-type="float" office:value="124.466472445111" calcext:value-type="float">
            <text:p>124.466472445111</text:p>
          </table:table-cell>
        </table:table-row>
        <table:table-row table:style-name="ro1">
          <table:table-cell office:value-type="float" office:value="1572468570.71034" calcext:value-type="float">
            <text:p>1572468570.71034</text:p>
          </table:table-cell>
          <table:table-cell office:value-type="float" office:value="126.03404613993" calcext:value-type="float">
            <text:p>126.03404613993</text:p>
          </table:table-cell>
        </table:table-row>
        <table:table-row table:style-name="ro1">
          <table:table-cell office:value-type="float" office:value="1572468601.40733" calcext:value-type="float">
            <text:p>1572468601.40733</text:p>
          </table:table-cell>
          <table:table-cell office:value-type="float" office:value="127.365318865607" calcext:value-type="float">
            <text:p>127.365318865607</text:p>
          </table:table-cell>
        </table:table-row>
        <table:table-row table:style-name="ro1">
          <table:table-cell office:value-type="float" office:value="1572468632.12545" calcext:value-type="float">
            <text:p>1572468632.12545</text:p>
          </table:table-cell>
          <table:table-cell office:value-type="float" office:value="126.9190962644" calcext:value-type="float">
            <text:p>126.9190962644</text:p>
          </table:table-cell>
        </table:table-row>
        <table:table-row table:style-name="ro1">
          <table:table-cell office:value-type="float" office:value="1572468662.71923" calcext:value-type="float">
            <text:p>1572468662.71923</text:p>
          </table:table-cell>
          <table:table-cell office:value-type="float" office:value="127.212604509268" calcext:value-type="float">
            <text:p>127.212604509268</text:p>
          </table:table-cell>
        </table:table-row>
        <table:table-row table:style-name="ro1">
          <table:table-cell office:value-type="float" office:value="1572468693.28819" calcext:value-type="float">
            <text:p>1572468693.28819</text:p>
          </table:table-cell>
          <table:table-cell office:value-type="float" office:value="127.205548031116" calcext:value-type="float">
            <text:p>127.205548031116</text:p>
          </table:table-cell>
        </table:table-row>
        <table:table-row table:style-name="ro1">
          <table:table-cell office:value-type="float" office:value="1572468723.83898" calcext:value-type="float">
            <text:p>1572468723.83898</text:p>
          </table:table-cell>
          <table:table-cell office:value-type="float" office:value="127.329146462002" calcext:value-type="float">
            <text:p>127.329146462002</text:p>
          </table:table-cell>
        </table:table-row>
        <table:table-row table:style-name="ro1">
          <table:table-cell office:value-type="float" office:value="1572468754.55097" calcext:value-type="float">
            <text:p>1572468754.55097</text:p>
          </table:table-cell>
          <table:table-cell office:value-type="float" office:value="128.223167652645" calcext:value-type="float">
            <text:p>128.223167652645</text:p>
          </table:table-cell>
        </table:table-row>
        <table:table-row table:style-name="ro1">
          <table:table-cell office:value-type="float" office:value="1572468785.15733" calcext:value-type="float">
            <text:p>1572468785.15733</text:p>
          </table:table-cell>
          <table:table-cell office:value-type="float" office:value="127.76015620607" calcext:value-type="float">
            <text:p>127.76015620607</text:p>
          </table:table-cell>
        </table:table-row>
        <table:table-row table:style-name="ro1">
          <table:table-cell office:value-type="float" office:value="1572468815.72283" calcext:value-type="float">
            <text:p>1572468815.72283</text:p>
          </table:table-cell>
          <table:table-cell office:value-type="float" office:value="126.551253298646" calcext:value-type="float">
            <text:p>126.551253298646</text:p>
          </table:table-cell>
        </table:table-row>
        <table:table-row table:style-name="ro1">
          <table:table-cell office:value-type="float" office:value="1572468846.15607" calcext:value-type="float">
            <text:p>1572468846.15607</text:p>
          </table:table-cell>
          <table:table-cell office:value-type="float" office:value="127.133129360884" calcext:value-type="float">
            <text:p>127.133129360884</text:p>
          </table:table-cell>
        </table:table-row>
        <table:table-row table:style-name="ro1">
          <table:table-cell office:value-type="float" office:value="1572468876.73224" calcext:value-type="float">
            <text:p>1572468876.73224</text:p>
          </table:table-cell>
          <table:table-cell office:value-type="float" office:value="125.976495876509" calcext:value-type="float">
            <text:p>125.976495876509</text:p>
          </table:table-cell>
        </table:table-row>
        <table:table-row table:style-name="ro1">
          <table:table-cell office:value-type="float" office:value="1572468907.29264" calcext:value-type="float">
            <text:p>1572468907.29264</text:p>
          </table:table-cell>
          <table:table-cell office:value-type="float" office:value="124.728533325793" calcext:value-type="float">
            <text:p>124.728533325793</text:p>
          </table:table-cell>
        </table:table-row>
        <table:table-row table:style-name="ro1">
          <table:table-cell office:value-type="float" office:value="1572468937.88296" calcext:value-type="float">
            <text:p>1572468937.88296</text:p>
          </table:table-cell>
          <table:table-cell office:value-type="float" office:value="126.476157276718" calcext:value-type="float">
            <text:p>126.476157276718</text:p>
          </table:table-cell>
        </table:table-row>
        <table:table-row table:style-name="ro1">
          <table:table-cell office:value-type="float" office:value="1572468968.48101" calcext:value-type="float">
            <text:p>1572468968.48101</text:p>
          </table:table-cell>
          <table:table-cell office:value-type="float" office:value="127.118330429192" calcext:value-type="float">
            <text:p>127.118330429192</text:p>
          </table:table-cell>
        </table:table-row>
        <table:table-row table:style-name="ro1">
          <table:table-cell office:value-type="float" office:value="1572468999.07147" calcext:value-type="float">
            <text:p>1572468999.07147</text:p>
          </table:table-cell>
          <table:table-cell office:value-type="float" office:value="127.88362007462" calcext:value-type="float">
            <text:p>127.88362007462</text:p>
          </table:table-cell>
        </table:table-row>
        <table:table-row table:style-name="ro1">
          <table:table-cell office:value-type="float" office:value="1572469029.60322" calcext:value-type="float">
            <text:p>1572469029.60322</text:p>
          </table:table-cell>
          <table:table-cell office:value-type="float" office:value="127.533037653727" calcext:value-type="float">
            <text:p>127.533037653727</text:p>
          </table:table-cell>
        </table:table-row>
        <table:table-row table:style-name="ro1">
          <table:table-cell office:value-type="float" office:value="1572469060.1394" calcext:value-type="float">
            <text:p>1572469060.1394</text:p>
          </table:table-cell>
          <table:table-cell office:value-type="float" office:value="127.021933335739" calcext:value-type="float">
            <text:p>127.021933335739</text:p>
          </table:table-cell>
        </table:table-row>
        <table:table-row table:style-name="ro1">
          <table:table-cell office:value-type="float" office:value="1572469090.66413" calcext:value-type="float">
            <text:p>1572469090.66413</text:p>
          </table:table-cell>
          <table:table-cell office:value-type="float" office:value="126.099680381949" calcext:value-type="float">
            <text:p>126.099680381949</text:p>
          </table:table-cell>
        </table:table-row>
        <table:table-row table:style-name="ro1">
          <table:table-cell office:value-type="float" office:value="1572469121.15979" calcext:value-type="float">
            <text:p>1572469121.15979</text:p>
          </table:table-cell>
          <table:table-cell office:value-type="float" office:value="126.721228199845" calcext:value-type="float">
            <text:p>126.721228199845</text:p>
          </table:table-cell>
        </table:table-row>
        <table:table-row table:style-name="ro1">
          <table:table-cell office:value-type="float" office:value="1572469151.68858" calcext:value-type="float">
            <text:p>1572469151.68858</text:p>
          </table:table-cell>
          <table:table-cell office:value-type="float" office:value="126.946089176475" calcext:value-type="float">
            <text:p>126.946089176475</text:p>
          </table:table-cell>
        </table:table-row>
        <table:table-row table:style-name="ro1">
          <table:table-cell office:value-type="float" office:value="1572469182.21481" calcext:value-type="float">
            <text:p>1572469182.21481</text:p>
          </table:table-cell>
          <table:table-cell office:value-type="float" office:value="128.593479544737" calcext:value-type="float">
            <text:p>128.593479544737</text:p>
          </table:table-cell>
        </table:table-row>
        <table:table-row table:style-name="ro1">
          <table:table-cell office:value-type="float" office:value="1572469212.53157" calcext:value-type="float">
            <text:p>1572469212.53157</text:p>
          </table:table-cell>
          <table:table-cell office:value-type="float" office:value="125.158793469891" calcext:value-type="float">
            <text:p>125.158793469891</text:p>
          </table:table-cell>
        </table:table-row>
        <table:table-row table:style-name="ro1">
          <table:table-cell office:value-type="float" office:value="1572469243.07304" calcext:value-type="float">
            <text:p>1572469243.07304</text:p>
          </table:table-cell>
          <table:table-cell office:value-type="float" office:value="125.234843129244" calcext:value-type="float">
            <text:p>125.234843129244</text:p>
          </table:table-cell>
        </table:table-row>
        <table:table-row table:style-name="ro1">
          <table:table-cell office:value-type="float" office:value="1572469273.59511" calcext:value-type="float">
            <text:p>1572469273.59511</text:p>
          </table:table-cell>
          <table:table-cell office:value-type="float" office:value="126.798102784823" calcext:value-type="float">
            <text:p>126.798102784823</text:p>
          </table:table-cell>
        </table:table-row>
        <table:table-row table:style-name="ro1">
          <table:table-cell office:value-type="float" office:value="1572469304.13261" calcext:value-type="float">
            <text:p>1572469304.13261</text:p>
          </table:table-cell>
          <table:table-cell office:value-type="float" office:value="129.375964647809" calcext:value-type="float">
            <text:p>129.375964647809</text:p>
          </table:table-cell>
        </table:table-row>
        <table:table-row table:style-name="ro1">
          <table:table-cell office:value-type="float" office:value="1572469334.67935" calcext:value-type="float">
            <text:p>1572469334.67935</text:p>
          </table:table-cell>
          <table:table-cell office:value-type="float" office:value="124.622338777907" calcext:value-type="float">
            <text:p>124.622338777907</text:p>
          </table:table-cell>
        </table:table-row>
        <table:table-row table:style-name="ro1">
          <table:table-cell office:value-type="float" office:value="1572469365.22318" calcext:value-type="float">
            <text:p>1572469365.22318</text:p>
          </table:table-cell>
          <table:table-cell office:value-type="float" office:value="127.465073435607" calcext:value-type="float">
            <text:p>127.465073435607</text:p>
          </table:table-cell>
        </table:table-row>
        <table:table-row table:style-name="ro1">
          <table:table-cell office:value-type="float" office:value="1572469395.7755" calcext:value-type="float">
            <text:p>1572469395.7755</text:p>
          </table:table-cell>
          <table:table-cell office:value-type="float" office:value="126.386750111566" calcext:value-type="float">
            <text:p>126.386750111566</text:p>
          </table:table-cell>
        </table:table-row>
        <table:table-row table:style-name="ro1">
          <table:table-cell office:value-type="float" office:value="1572469426.31668" calcext:value-type="float">
            <text:p>1572469426.31668</text:p>
          </table:table-cell>
          <table:table-cell office:value-type="float" office:value="127.044609283306" calcext:value-type="float">
            <text:p>127.044609283306</text:p>
          </table:table-cell>
        </table:table-row>
        <table:table-row table:style-name="ro1">
          <table:table-cell office:value-type="float" office:value="1572469456.86272" calcext:value-type="float">
            <text:p>1572469456.86272</text:p>
          </table:table-cell>
          <table:table-cell office:value-type="float" office:value="127.121137955322" calcext:value-type="float">
            <text:p>127.121137955322</text:p>
          </table:table-cell>
        </table:table-row>
        <table:table-row table:style-name="ro1">
          <table:table-cell office:value-type="float" office:value="1572469487.44755" calcext:value-type="float">
            <text:p>1572469487.44755</text:p>
          </table:table-cell>
          <table:table-cell office:value-type="float" office:value="127.114286977259" calcext:value-type="float">
            <text:p>127.114286977259</text:p>
          </table:table-cell>
        </table:table-row>
        <table:table-row table:style-name="ro1">
          <table:table-cell office:value-type="float" office:value="1572469518.03748" calcext:value-type="float">
            <text:p>1572469518.03748</text:p>
          </table:table-cell>
          <table:table-cell office:value-type="float" office:value="127.643345128665" calcext:value-type="float">
            <text:p>127.643345128665</text:p>
          </table:table-cell>
        </table:table-row>
        <table:table-row table:style-name="ro1">
          <table:table-cell office:value-type="float" office:value="1572469548.60954" calcext:value-type="float">
            <text:p>1572469548.60954</text:p>
          </table:table-cell>
          <table:table-cell office:value-type="float" office:value="124.558416549087" calcext:value-type="float">
            <text:p>124.558416549087</text:p>
          </table:table-cell>
        </table:table-row>
        <table:table-row table:style-name="ro1">
          <table:table-cell office:value-type="float" office:value="1572469579.14893" calcext:value-type="float">
            <text:p>1572469579.14893</text:p>
          </table:table-cell>
          <table:table-cell office:value-type="float" office:value="126.493698647323" calcext:value-type="float">
            <text:p>126.493698647323</text:p>
          </table:table-cell>
        </table:table-row>
        <table:table-row table:style-name="ro1">
          <table:table-cell office:value-type="float" office:value="1572469609.68822" calcext:value-type="float">
            <text:p>1572469609.68822</text:p>
          </table:table-cell>
          <table:table-cell office:value-type="float" office:value="125.377830968904" calcext:value-type="float">
            <text:p>125.377830968904</text:p>
          </table:table-cell>
        </table:table-row>
        <table:table-row table:style-name="ro1">
          <table:table-cell office:value-type="float" office:value="1572469640.22237" calcext:value-type="float">
            <text:p>1572469640.22237</text:p>
          </table:table-cell>
          <table:table-cell office:value-type="float" office:value="127.125250882375" calcext:value-type="float">
            <text:p>127.125250882375</text:p>
          </table:table-cell>
        </table:table-row>
        <table:table-row table:style-name="ro1">
          <table:table-cell office:value-type="float" office:value="1572469670.76536" calcext:value-type="float">
            <text:p>1572469670.76536</text:p>
          </table:table-cell>
          <table:table-cell office:value-type="float" office:value="127.042965282592" calcext:value-type="float">
            <text:p>127.042965282592</text:p>
          </table:table-cell>
        </table:table-row>
        <table:table-row table:style-name="ro1">
          <table:table-cell office:value-type="float" office:value="1572469701.31157" calcext:value-type="float">
            <text:p>1572469701.31157</text:p>
          </table:table-cell>
          <table:table-cell office:value-type="float" office:value="127.057283738987" calcext:value-type="float">
            <text:p>127.057283738987</text:p>
          </table:table-cell>
        </table:table-row>
        <table:table-row table:style-name="ro1">
          <table:table-cell office:value-type="float" office:value="1572469731.8519" calcext:value-type="float">
            <text:p>1572469731.8519</text:p>
          </table:table-cell>
          <table:table-cell office:value-type="float" office:value="128.125126558477" calcext:value-type="float">
            <text:p>128.125126558477</text:p>
          </table:table-cell>
        </table:table-row>
        <table:table-row table:style-name="ro1">
          <table:table-cell office:value-type="float" office:value="1572469762.26237" calcext:value-type="float">
            <text:p>1572469762.26237</text:p>
          </table:table-cell>
          <table:table-cell office:value-type="float" office:value="126.022192221972" calcext:value-type="float">
            <text:p>126.022192221972</text:p>
          </table:table-cell>
        </table:table-row>
        <table:table-row table:style-name="ro1">
          <table:table-cell office:value-type="float" office:value="1572469792.95714" calcext:value-type="float">
            <text:p>1572469792.95714</text:p>
          </table:table-cell>
          <table:table-cell office:value-type="float" office:value="1026.64696295408" calcext:value-type="float">
            <text:p>1026.64696295408</text:p>
          </table:table-cell>
        </table:table-row>
        <table:table-row table:style-name="ro1">
          <table:table-cell office:value-type="float" office:value="1572469823.638" calcext:value-type="float">
            <text:p>1572469823.638</text:p>
          </table:table-cell>
          <table:table-cell office:value-type="float" office:value="125.478200576538" calcext:value-type="float">
            <text:p>125.478200576538</text:p>
          </table:table-cell>
        </table:table-row>
        <table:table-row table:style-name="ro1">
          <table:table-cell office:value-type="float" office:value="1572469854.26088" calcext:value-type="float">
            <text:p>1572469854.26088</text:p>
          </table:table-cell>
          <table:table-cell office:value-type="float" office:value="127.182937170765" calcext:value-type="float">
            <text:p>127.182937170765</text:p>
          </table:table-cell>
        </table:table-row>
        <table:table-row table:style-name="ro1">
          <table:table-cell office:value-type="float" office:value="1572469884.80556" calcext:value-type="float">
            <text:p>1572469884.80556</text:p>
          </table:table-cell>
          <table:table-cell office:value-type="float" office:value="127.579489449695" calcext:value-type="float">
            <text:p>127.579489449695</text:p>
          </table:table-cell>
        </table:table-row>
        <table:table-row table:style-name="ro1">
          <table:table-cell office:value-type="float" office:value="1572469915.3413" calcext:value-type="float">
            <text:p>1572469915.3413</text:p>
          </table:table-cell>
          <table:table-cell office:value-type="float" office:value="125.627422893994" calcext:value-type="float">
            <text:p>125.627422893994</text:p>
          </table:table-cell>
        </table:table-row>
        <table:table-row table:style-name="ro1">
          <table:table-cell office:value-type="float" office:value="1572469945.88571" calcext:value-type="float">
            <text:p>1572469945.88571</text:p>
          </table:table-cell>
          <table:table-cell office:value-type="float" office:value="124.711405880634" calcext:value-type="float">
            <text:p>124.711405880634</text:p>
          </table:table-cell>
        </table:table-row>
        <table:table-row table:style-name="ro1">
          <table:table-cell office:value-type="float" office:value="1572469976.41899" calcext:value-type="float">
            <text:p>1572469976.41899</text:p>
          </table:table-cell>
          <table:table-cell office:value-type="float" office:value="125.796374682649" calcext:value-type="float">
            <text:p>125.796374682649</text:p>
          </table:table-cell>
        </table:table-row>
        <table:table-row table:style-name="ro1">
          <table:table-cell office:value-type="float" office:value="1572470006.96306" calcext:value-type="float">
            <text:p>1572470006.96306</text:p>
          </table:table-cell>
          <table:table-cell office:value-type="float" office:value="126.866203027913" calcext:value-type="float">
            <text:p>126.866203027913</text:p>
          </table:table-cell>
        </table:table-row>
        <table:table-row table:style-name="ro1">
          <table:table-cell office:value-type="float" office:value="1572470037.62691" calcext:value-type="float">
            <text:p>1572470037.62691</text:p>
          </table:table-cell>
          <table:table-cell office:value-type="float" office:value="127.102298496965" calcext:value-type="float">
            <text:p>127.102298496965</text:p>
          </table:table-cell>
        </table:table-row>
        <table:table-row table:style-name="ro1">
          <table:table-cell office:value-type="float" office:value="1572470068.36479" calcext:value-type="float">
            <text:p>1572470068.36479</text:p>
          </table:table-cell>
          <table:table-cell office:value-type="float" office:value="127.607441849732" calcext:value-type="float">
            <text:p>127.607441849732</text:p>
          </table:table-cell>
        </table:table-row>
        <table:table-row table:style-name="ro1">
          <table:table-cell office:value-type="float" office:value="1572470098.98156" calcext:value-type="float">
            <text:p>1572470098.98156</text:p>
          </table:table-cell>
          <table:table-cell office:value-type="float" office:value="128.041677433279" calcext:value-type="float">
            <text:p>128.041677433279</text:p>
          </table:table-cell>
        </table:table-row>
        <table:table-row table:style-name="ro1">
          <table:table-cell office:value-type="float" office:value="1572470129.71379" calcext:value-type="float">
            <text:p>1572470129.71379</text:p>
          </table:table-cell>
          <table:table-cell office:value-type="float" office:value="128.957763921758" calcext:value-type="float">
            <text:p>128.957763921758</text:p>
          </table:table-cell>
        </table:table-row>
        <table:table-row table:style-name="ro1">
          <table:table-cell office:value-type="float" office:value="1572470160.41505" calcext:value-type="float">
            <text:p>1572470160.41505</text:p>
          </table:table-cell>
          <table:table-cell office:value-type="float" office:value="126.788030355183" calcext:value-type="float">
            <text:p>126.788030355183</text:p>
          </table:table-cell>
        </table:table-row>
        <table:table-row table:style-name="ro1">
          <table:table-cell office:value-type="float" office:value="1572470191.11075" calcext:value-type="float">
            <text:p>1572470191.11075</text:p>
          </table:table-cell>
          <table:table-cell office:value-type="float" office:value="127.476927353565" calcext:value-type="float">
            <text:p>127.476927353565</text:p>
          </table:table-cell>
        </table:table-row>
        <table:table-row table:style-name="ro1">
          <table:table-cell office:value-type="float" office:value="1572470221.6904" calcext:value-type="float">
            <text:p>1572470221.6904</text:p>
          </table:table-cell>
          <table:table-cell office:value-type="float" office:value="125.719365535335" calcext:value-type="float">
            <text:p>125.719365535335</text:p>
          </table:table-cell>
        </table:table-row>
        <table:table-row table:style-name="ro1">
          <table:table-cell office:value-type="float" office:value="1572470252.20801" calcext:value-type="float">
            <text:p>1572470252.20801</text:p>
          </table:table-cell>
          <table:table-cell office:value-type="float" office:value="125.292393392664" calcext:value-type="float">
            <text:p>125.292393392664</text:p>
          </table:table-cell>
        </table:table-row>
        <table:table-row table:style-name="ro1">
          <table:table-cell office:value-type="float" office:value="1572470282.49964" calcext:value-type="float">
            <text:p>1572470282.49964</text:p>
          </table:table-cell>
          <table:table-cell office:value-type="float" office:value="127.656704097098" calcext:value-type="float">
            <text:p>127.656704097098</text:p>
          </table:table-cell>
        </table:table-row>
        <table:table-row table:style-name="ro1">
          <table:table-cell office:value-type="float" office:value="1572470313.16902" calcext:value-type="float">
            <text:p>1572470313.16902</text:p>
          </table:table-cell>
          <table:table-cell office:value-type="float" office:value="128.524555838657" calcext:value-type="float">
            <text:p>128.524555838657</text:p>
          </table:table-cell>
        </table:table-row>
        <table:table-row table:style-name="ro1">
          <table:table-cell office:value-type="float" office:value="1572470343.72363" calcext:value-type="float">
            <text:p>1572470343.72363</text:p>
          </table:table-cell>
          <table:table-cell office:value-type="float" office:value="127.255012853303" calcext:value-type="float">
            <text:p>127.255012853303</text:p>
          </table:table-cell>
        </table:table-row>
        <table:table-row table:style-name="ro1">
          <table:table-cell office:value-type="float" office:value="1572470374.38272" calcext:value-type="float">
            <text:p>1572470374.38272</text:p>
          </table:table-cell>
          <table:table-cell office:value-type="float" office:value="127.487336920362" calcext:value-type="float">
            <text:p>127.487336920362</text:p>
          </table:table-cell>
        </table:table-row>
        <table:table-row table:style-name="ro1">
          <table:table-cell office:value-type="float" office:value="1572470405.11099" calcext:value-type="float">
            <text:p>1572470405.11099</text:p>
          </table:table-cell>
          <table:table-cell office:value-type="float" office:value="126.941772211968" calcext:value-type="float">
            <text:p>126.941772211968</text:p>
          </table:table-cell>
        </table:table-row>
        <table:table-row table:style-name="ro1">
          <table:table-cell office:value-type="float" office:value="1572470435.8105" calcext:value-type="float">
            <text:p>1572470435.8105</text:p>
          </table:table-cell>
          <table:table-cell office:value-type="float" office:value="127.906296022188" calcext:value-type="float">
            <text:p>127.906296022188</text:p>
          </table:table-cell>
        </table:table-row>
        <table:table-row table:style-name="ro1">
          <table:table-cell office:value-type="float" office:value="1572470466.35413" calcext:value-type="float">
            <text:p>1572470466.35413</text:p>
          </table:table-cell>
          <table:table-cell office:value-type="float" office:value="126.48849020734" calcext:value-type="float">
            <text:p>126.48849020734</text:p>
          </table:table-cell>
        </table:table-row>
        <table:table-row table:style-name="ro1">
          <table:table-cell office:value-type="float" office:value="1572470496.88244" calcext:value-type="float">
            <text:p>1572470496.88244</text:p>
          </table:table-cell>
          <table:table-cell office:value-type="float" office:value="125.547535282797" calcext:value-type="float">
            <text:p>125.547535282797</text:p>
          </table:table-cell>
        </table:table-row>
        <table:table-row table:style-name="ro1">
          <table:table-cell office:value-type="float" office:value="1572470527.41682" calcext:value-type="float">
            <text:p>1572470527.41682</text:p>
          </table:table-cell>
          <table:table-cell office:value-type="float" office:value="125.730054465243" calcext:value-type="float">
            <text:p>125.730054465243</text:p>
          </table:table-cell>
        </table:table-row>
        <table:table-row table:style-name="ro1">
          <table:table-cell office:value-type="float" office:value="1572470557.97253" calcext:value-type="float">
            <text:p>1572470557.97253</text:p>
          </table:table-cell>
          <table:table-cell office:value-type="float" office:value="127.310097115653" calcext:value-type="float">
            <text:p>127.310097115653</text:p>
          </table:table-cell>
        </table:table-row>
        <table:table-row table:style-name="ro1">
          <table:table-cell office:value-type="float" office:value="1572470588.52532" calcext:value-type="float">
            <text:p>1572470588.52532</text:p>
          </table:table-cell>
          <table:table-cell office:value-type="float" office:value="126.555017387469" calcext:value-type="float">
            <text:p>126.555017387469</text:p>
          </table:table-cell>
        </table:table-row>
        <table:table-row table:style-name="ro1">
          <table:table-cell office:value-type="float" office:value="1572470619.0639" calcext:value-type="float">
            <text:p>1572470619.0639</text:p>
          </table:table-cell>
          <table:table-cell office:value-type="float" office:value="125.051364458837" calcext:value-type="float">
            <text:p>125.051364458837</text:p>
          </table:table-cell>
        </table:table-row>
        <table:table-row table:style-name="ro1">
          <table:table-cell office:value-type="float" office:value="1572470649.6066" calcext:value-type="float">
            <text:p>1572470649.6066</text:p>
          </table:table-cell>
          <table:table-cell office:value-type="float" office:value="127.488092370868" calcext:value-type="float">
            <text:p>127.488092370868</text:p>
          </table:table-cell>
        </table:table-row>
        <table:table-row table:style-name="ro1">
          <table:table-cell office:value-type="float" office:value="1572470680.15279" calcext:value-type="float">
            <text:p>1572470680.15279</text:p>
          </table:table-cell>
          <table:table-cell office:value-type="float" office:value="126.946772226594" calcext:value-type="float">
            <text:p>126.946772226594</text:p>
          </table:table-cell>
        </table:table-row>
        <table:table-row table:style-name="ro1">
          <table:table-cell office:value-type="float" office:value="1572470710.69721" calcext:value-type="float">
            <text:p>1572470710.69721</text:p>
          </table:table-cell>
          <table:table-cell office:value-type="float" office:value="127.093457605226" calcext:value-type="float">
            <text:p>127.093457605226</text:p>
          </table:table-cell>
        </table:table-row>
        <table:table-row table:style-name="ro1">
          <table:table-cell office:value-type="float" office:value="1572470741.24618" calcext:value-type="float">
            <text:p>1572470741.24618</text:p>
          </table:table-cell>
          <table:table-cell office:value-type="float" office:value="126.880588034158" calcext:value-type="float">
            <text:p>126.880588034158</text:p>
          </table:table-cell>
        </table:table-row>
        <table:table-row table:style-name="ro1">
          <table:table-cell office:value-type="float" office:value="1572470771.82231" calcext:value-type="float">
            <text:p>1572470771.82231</text:p>
          </table:table-cell>
          <table:table-cell office:value-type="float" office:value="127.440750562058" calcext:value-type="float">
            <text:p>127.440750562058</text:p>
          </table:table-cell>
        </table:table-row>
        <table:table-row table:style-name="ro1">
          <table:table-cell office:value-type="float" office:value="1572470802.22497" calcext:value-type="float">
            <text:p>1572470802.22497</text:p>
          </table:table-cell>
          <table:table-cell office:value-type="float" office:value="128.773978098192" calcext:value-type="float">
            <text:p>128.773978098192</text:p>
          </table:table-cell>
        </table:table-row>
        <table:table-row table:style-name="ro1">
          <table:table-cell office:value-type="float" office:value="1572470832.77285" calcext:value-type="float">
            <text:p>1572470832.77285</text:p>
          </table:table-cell>
          <table:table-cell office:value-type="float" office:value="11335.8368801397" calcext:value-type="float">
            <text:p>11335.8368801397</text:p>
          </table:table-cell>
        </table:table-row>
        <table:table-row table:style-name="ro1">
          <table:table-cell office:value-type="float" office:value="1572470863.42957" calcext:value-type="float">
            <text:p>1572470863.42957</text:p>
          </table:table-cell>
          <table:table-cell office:value-type="float" office:value="125.751908412454" calcext:value-type="float">
            <text:p>125.751908412454</text:p>
          </table:table-cell>
        </table:table-row>
        <table:table-row table:style-name="ro1">
          <table:table-cell office:value-type="float" office:value="1572470894.09204" calcext:value-type="float">
            <text:p>1572470894.09204</text:p>
          </table:table-cell>
          <table:table-cell office:value-type="float" office:value="2814.5078489008" calcext:value-type="float">
            <text:p>2814.5078489008</text:p>
          </table:table-cell>
        </table:table-row>
        <table:table-row table:style-name="ro1">
          <table:table-cell office:value-type="float" office:value="1572470924.76632" calcext:value-type="float">
            <text:p>1572470924.76632</text:p>
          </table:table-cell>
          <table:table-cell office:value-type="float" office:value="127.756322642128" calcext:value-type="float">
            <text:p>127.756322642128</text:p>
          </table:table-cell>
        </table:table-row>
        <table:table-row table:style-name="ro1">
          <table:table-cell office:value-type="float" office:value="1572470955.3873" calcext:value-type="float">
            <text:p>1572470955.3873</text:p>
          </table:table-cell>
          <table:table-cell office:value-type="float" office:value="21923.9311798159" calcext:value-type="float">
            <text:p>21923.9311798159</text:p>
          </table:table-cell>
        </table:table-row>
        <table:table-row table:style-name="ro1">
          <table:table-cell office:value-type="float" office:value="1572470985.98359" calcext:value-type="float">
            <text:p>1572470985.98359</text:p>
          </table:table-cell>
          <table:table-cell office:value-type="float" office:value="125.979029890065" calcext:value-type="float">
            <text:p>125.979029890065</text:p>
          </table:table-cell>
        </table:table-row>
        <table:table-row table:style-name="ro1">
          <table:table-cell office:value-type="float" office:value="1572471016.57328" calcext:value-type="float">
            <text:p>1572471016.57328</text:p>
          </table:table-cell>
          <table:table-cell office:value-type="float" office:value="127.619501267779" calcext:value-type="float">
            <text:p>127.619501267779</text:p>
          </table:table-cell>
        </table:table-row>
        <table:table-row table:style-name="ro1">
          <table:table-cell office:value-type="float" office:value="1572471047.19097" calcext:value-type="float">
            <text:p>1572471047.19097</text:p>
          </table:table-cell>
          <table:table-cell office:value-type="float" office:value="23117.4308763193" calcext:value-type="float">
            <text:p>23117.4308763193</text:p>
          </table:table-cell>
        </table:table-row>
        <table:table-row table:style-name="ro1">
          <table:table-cell office:value-type="float" office:value="1572471077.82633" calcext:value-type="float">
            <text:p>1572471077.82633</text:p>
          </table:table-cell>
          <table:table-cell office:value-type="float" office:value="766.751717538705" calcext:value-type="float">
            <text:p>766.751717538705</text:p>
          </table:table-cell>
        </table:table-row>
        <table:table-row table:style-name="ro1">
          <table:table-cell office:value-type="float" office:value="1572471108.47787" calcext:value-type="float">
            <text:p>1572471108.47787</text:p>
          </table:table-cell>
          <table:table-cell office:value-type="float" office:value="2500.65739446039" calcext:value-type="float">
            <text:p>2500.65739446039</text:p>
          </table:table-cell>
        </table:table-row>
        <table:table-row table:style-name="ro1">
          <table:table-cell office:value-type="float" office:value="1572471139.13181" calcext:value-type="float">
            <text:p>1572471139.13181</text:p>
          </table:table-cell>
          <table:table-cell office:value-type="float" office:value="126.730957641792" calcext:value-type="float">
            <text:p>126.730957641792</text:p>
          </table:table-cell>
        </table:table-row>
        <table:table-row table:style-name="ro1">
          <table:table-cell office:value-type="float" office:value="1572471169.778" calcext:value-type="float">
            <text:p>1572471169.778</text:p>
          </table:table-cell>
          <table:table-cell office:value-type="float" office:value="127.44150454993" calcext:value-type="float">
            <text:p>127.44150454993</text:p>
          </table:table-cell>
        </table:table-row>
        <table:table-row table:style-name="ro1">
          <table:table-cell office:value-type="float" office:value="1572471200.52638" calcext:value-type="float">
            <text:p>1572471200.52638</text:p>
          </table:table-cell>
          <table:table-cell office:value-type="float" office:value="289.972390262627" calcext:value-type="float">
            <text:p>289.972390262627</text:p>
          </table:table-cell>
        </table:table-row>
        <table:table-row table:style-name="ro1">
          <table:table-cell office:value-type="float" office:value="1572471231.19971" calcext:value-type="float">
            <text:p>1572471231.19971</text:p>
          </table:table-cell>
          <table:table-cell office:value-type="float" office:value="126.530351526226" calcext:value-type="float">
            <text:p>126.530351526226</text:p>
          </table:table-cell>
        </table:table-row>
        <table:table-row table:style-name="ro1">
          <table:table-cell office:value-type="float" office:value="1572471261.8629" calcext:value-type="float">
            <text:p>1572471261.8629</text:p>
          </table:table-cell>
          <table:table-cell office:value-type="float" office:value="127.160120810325" calcext:value-type="float">
            <text:p>127.160120810325</text:p>
          </table:table-cell>
        </table:table-row>
        <table:table-row table:style-name="ro1">
          <table:table-cell office:value-type="float" office:value="1572471292.54113" calcext:value-type="float">
            <text:p>1572471292.54113</text:p>
          </table:table-cell>
          <table:table-cell office:value-type="float" office:value="2498.52253374703" calcext:value-type="float">
            <text:p>2498.52253374703</text:p>
          </table:table-cell>
        </table:table-row>
        <table:table-row table:style-name="ro1">
          <table:table-cell office:value-type="float" office:value="1572471323.20416" calcext:value-type="float">
            <text:p>1572471323.20416</text:p>
          </table:table-cell>
          <table:table-cell office:value-type="float" office:value="126.924164291511" calcext:value-type="float">
            <text:p>126.924164291511</text:p>
          </table:table-cell>
        </table:table-row>
        <table:table-row table:style-name="ro1">
          <table:table-cell office:value-type="float" office:value="1572471353.78279" calcext:value-type="float">
            <text:p>1572471353.78279</text:p>
          </table:table-cell>
          <table:table-cell office:value-type="float" office:value="152.727676953535" calcext:value-type="float">
            <text:p>152.727676953535</text:p>
          </table:table-cell>
        </table:table-row>
        <table:table-row table:style-name="ro1">
          <table:table-cell office:value-type="float" office:value="1572471384.20322" calcext:value-type="float">
            <text:p>1572471384.20322</text:p>
          </table:table-cell>
          <table:table-cell office:value-type="float" office:value="169.604798138619" calcext:value-type="float">
            <text:p>169.604798138619</text:p>
          </table:table-cell>
        </table:table-row>
        <table:table-row table:style-name="ro1">
          <table:table-cell office:value-type="float" office:value="1572471414.88645" calcext:value-type="float">
            <text:p>1572471414.88645</text:p>
          </table:table-cell>
          <table:table-cell office:value-type="float" office:value="290.44362171277" calcext:value-type="float">
            <text:p>290.44362171277</text:p>
          </table:table-cell>
        </table:table-row>
        <table:table-row table:style-name="ro1">
          <table:table-cell office:value-type="float" office:value="1572471445.53134" calcext:value-type="float">
            <text:p>1572471445.53134</text:p>
          </table:table-cell>
          <table:table-cell office:value-type="float" office:value="127.837302840988" calcext:value-type="float">
            <text:p>127.837302840988</text:p>
          </table:table-cell>
        </table:table-row>
        <table:table-row table:style-name="ro1">
          <table:table-cell office:value-type="float" office:value="1572471476.1742" calcext:value-type="float">
            <text:p>1572471476.1742</text:p>
          </table:table-cell>
          <table:table-cell office:value-type="float" office:value="126.557070925727" calcext:value-type="float">
            <text:p>126.557070925727</text:p>
          </table:table-cell>
        </table:table-row>
        <table:table-row table:style-name="ro1">
          <table:table-cell office:value-type="float" office:value="1572471506.79256" calcext:value-type="float">
            <text:p>1572471506.79256</text:p>
          </table:table-cell>
          <table:table-cell office:value-type="float" office:value="127.635395712402" calcext:value-type="float">
            <text:p>127.635395712402</text:p>
          </table:table-cell>
        </table:table-row>
        <table:table-row table:style-name="ro1">
          <table:table-cell office:value-type="float" office:value="1572471537.39284" calcext:value-type="float">
            <text:p>1572471537.39284</text:p>
          </table:table-cell>
          <table:table-cell office:value-type="float" office:value="128.349502671907" calcext:value-type="float">
            <text:p>128.349502671907</text:p>
          </table:table-cell>
        </table:table-row>
        <table:table-row table:style-name="ro1">
          <table:table-cell office:value-type="float" office:value="1572471567.94417" calcext:value-type="float">
            <text:p>1572471567.94417</text:p>
          </table:table-cell>
          <table:table-cell office:value-type="float" office:value="127.305230200729" calcext:value-type="float">
            <text:p>127.305230200729</text:p>
          </table:table-cell>
        </table:table-row>
        <table:table-row table:style-name="ro1">
          <table:table-cell office:value-type="float" office:value="1572471598.48646" calcext:value-type="float">
            <text:p>1572471598.48646</text:p>
          </table:table-cell>
          <table:table-cell office:value-type="float" office:value="127.274538287047" calcext:value-type="float">
            <text:p>127.274538287047</text:p>
          </table:table-cell>
        </table:table-row>
        <table:table-row table:style-name="ro1">
          <table:table-cell office:value-type="float" office:value="1572471629.04918" calcext:value-type="float">
            <text:p>1572471629.04918</text:p>
          </table:table-cell>
          <table:table-cell office:value-type="float" office:value="126.715814259772" calcext:value-type="float">
            <text:p>126.715814259772</text:p>
          </table:table-cell>
        </table:table-row>
        <table:table-row table:style-name="ro1">
          <table:table-cell office:value-type="float" office:value="1572471659.59402" calcext:value-type="float">
            <text:p>1572471659.59402</text:p>
          </table:table-cell>
          <table:table-cell office:value-type="float" office:value="127.894647604319" calcext:value-type="float">
            <text:p>127.894647604319</text:p>
          </table:table-cell>
        </table:table-row>
        <table:table-row table:style-name="ro1">
          <table:table-cell office:value-type="float" office:value="1572471690.10868" calcext:value-type="float">
            <text:p>1572471690.10868</text:p>
          </table:table-cell>
          <table:table-cell office:value-type="float" office:value="125.034442513767" calcext:value-type="float">
            <text:p>125.034442513767</text:p>
          </table:table-cell>
        </table:table-row>
        <table:table-row table:style-name="ro1">
          <table:table-cell office:value-type="float" office:value="1572471720.68014" calcext:value-type="float">
            <text:p>1572471720.68014</text:p>
          </table:table-cell>
          <table:table-cell office:value-type="float" office:value="126.423130940529" calcext:value-type="float">
            <text:p>126.423130940529</text:p>
          </table:table-cell>
        </table:table-row>
        <table:table-row table:style-name="ro1">
          <table:table-cell office:value-type="float" office:value="1572471751.24157" calcext:value-type="float">
            <text:p>1572471751.24157</text:p>
          </table:table-cell>
          <table:table-cell office:value-type="float" office:value="127.364563415101" calcext:value-type="float">
            <text:p>127.364563415101</text:p>
          </table:table-cell>
        </table:table-row>
        <table:table-row table:style-name="ro1">
          <table:table-cell office:value-type="float" office:value="1572471781.92004" calcext:value-type="float">
            <text:p>1572471781.92004</text:p>
          </table:table-cell>
          <table:table-cell office:value-type="float" office:value="126.850373670506" calcext:value-type="float">
            <text:p>126.850373670506</text:p>
          </table:table-cell>
        </table:table-row>
        <table:table-row table:style-name="ro1">
          <table:table-cell office:value-type="float" office:value="1572471812.59238" calcext:value-type="float">
            <text:p>1572471812.59238</text:p>
          </table:table-cell>
          <table:table-cell office:value-type="float" office:value="125.128098630942" calcext:value-type="float">
            <text:p>125.128098630942</text:p>
          </table:table-cell>
        </table:table-row>
        <table:table-row table:style-name="ro1">
          <table:table-cell office:value-type="float" office:value="1572471843.12764" calcext:value-type="float">
            <text:p>1572471843.12764</text:p>
          </table:table-cell>
          <table:table-cell office:value-type="float" office:value="126.912722836366" calcext:value-type="float">
            <text:p>126.912722836366</text:p>
          </table:table-cell>
        </table:table-row>
        <table:table-row table:style-name="ro1">
          <table:table-cell office:value-type="float" office:value="1572471873.6975" calcext:value-type="float">
            <text:p>1572471873.6975</text:p>
          </table:table-cell>
          <table:table-cell office:value-type="float" office:value="128.129581010589" calcext:value-type="float">
            <text:p>128.129581010589</text:p>
          </table:table-cell>
        </table:table-row>
        <table:table-row table:style-name="ro1">
          <table:table-cell office:value-type="float" office:value="1572471904.01774" calcext:value-type="float">
            <text:p>1572471904.01774</text:p>
          </table:table-cell>
          <table:table-cell office:value-type="float" office:value="125.727860514113" calcext:value-type="float">
            <text:p>125.727860514113</text:p>
          </table:table-cell>
        </table:table-row>
        <table:table-row table:style-name="ro1">
          <table:table-cell office:value-type="float" office:value="1572471934.6596" calcext:value-type="float">
            <text:p>1572471934.6596</text:p>
          </table:table-cell>
          <table:table-cell office:value-type="float" office:value="127.620528768225" calcext:value-type="float">
            <text:p>127.620528768225</text:p>
          </table:table-cell>
        </table:table-row>
        <table:table-row table:style-name="ro1">
          <table:table-cell office:value-type="float" office:value="1572471965.19711" calcext:value-type="float">
            <text:p>1572471965.19711</text:p>
          </table:table-cell>
          <table:table-cell office:value-type="float" office:value="126.669363926438" calcext:value-type="float">
            <text:p>126.669363926438</text:p>
          </table:table-cell>
        </table:table-row>
        <table:table-row table:style-name="ro1">
          <table:table-cell office:value-type="float" office:value="1572471995.73698" calcext:value-type="float">
            <text:p>1572471995.73698</text:p>
          </table:table-cell>
          <table:table-cell office:value-type="float" office:value="127.878546196973" calcext:value-type="float">
            <text:p>127.878546196973</text:p>
          </table:table-cell>
        </table:table-row>
        <table:table-row table:style-name="ro1">
          <table:table-cell office:value-type="float" office:value="1572472026.31542" calcext:value-type="float">
            <text:p>1572472026.31542</text:p>
          </table:table-cell>
          <table:table-cell office:value-type="float" office:value="126.900388443111" calcext:value-type="float">
            <text:p>126.900388443111</text:p>
          </table:table-cell>
        </table:table-row>
        <table:table-row table:style-name="ro1">
          <table:table-cell office:value-type="float" office:value="1572472056.86388" calcext:value-type="float">
            <text:p>1572472056.86388</text:p>
          </table:table-cell>
          <table:table-cell office:value-type="float" office:value="127.084825138845" calcext:value-type="float">
            <text:p>127.084825138845</text:p>
          </table:table-cell>
        </table:table-row>
        <table:table-row table:style-name="ro1">
          <table:table-cell office:value-type="float" office:value="1572472087.42457" calcext:value-type="float">
            <text:p>1572472087.42457</text:p>
          </table:table-cell>
          <table:table-cell office:value-type="float" office:value="126.405659045043" calcext:value-type="float">
            <text:p>126.405659045043</text:p>
          </table:table-cell>
        </table:table-row>
        <table:table-row table:style-name="ro1">
          <table:table-cell office:value-type="float" office:value="1572472118.0066" calcext:value-type="float">
            <text:p>1572472118.0066</text:p>
          </table:table-cell>
          <table:table-cell office:value-type="float" office:value="126.406206070191" calcext:value-type="float">
            <text:p>126.406206070191</text:p>
          </table:table-cell>
        </table:table-row>
        <table:table-row table:style-name="ro1">
          <table:table-cell office:value-type="float" office:value="1572472148.54598" calcext:value-type="float">
            <text:p>1572472148.54598</text:p>
          </table:table-cell>
          <table:table-cell office:value-type="float" office:value="127.780774227477" calcext:value-type="float">
            <text:p>127.780774227477</text:p>
          </table:table-cell>
        </table:table-row>
        <table:table-row table:style-name="ro1">
          <table:table-cell office:value-type="float" office:value="1572472179.13313" calcext:value-type="float">
            <text:p>1572472179.13313</text:p>
          </table:table-cell>
          <table:table-cell office:value-type="float" office:value="126.704921292409" calcext:value-type="float">
            <text:p>126.704921292409</text:p>
          </table:table-cell>
        </table:table-row>
        <table:table-row table:style-name="ro1">
          <table:table-cell office:value-type="float" office:value="1572472209.67745" calcext:value-type="float">
            <text:p>1572472209.67745</text:p>
          </table:table-cell>
          <table:table-cell office:value-type="float" office:value="127.327428598267" calcext:value-type="float">
            <text:p>127.327428598267</text:p>
          </table:table-cell>
        </table:table-row>
        <table:table-row table:style-name="ro1">
          <table:table-cell office:value-type="float" office:value="1572472240.23197" calcext:value-type="float">
            <text:p>1572472240.23197</text:p>
          </table:table-cell>
          <table:table-cell office:value-type="float" office:value="127.067011718299" calcext:value-type="float">
            <text:p>127.067011718299</text:p>
          </table:table-cell>
        </table:table-row>
        <table:table-row table:style-name="ro1">
          <table:table-cell office:value-type="float" office:value="1572472270.76224" calcext:value-type="float">
            <text:p>1572472270.76224</text:p>
          </table:table-cell>
          <table:table-cell office:value-type="float" office:value="126.296107020611" calcext:value-type="float">
            <text:p>126.296107020611</text:p>
          </table:table-cell>
        </table:table-row>
        <table:table-row table:style-name="ro1">
          <table:table-cell office:value-type="float" office:value="1572472301.28704" calcext:value-type="float">
            <text:p>1572472301.28704</text:p>
          </table:table-cell>
          <table:table-cell office:value-type="float" office:value="126.993633560107" calcext:value-type="float">
            <text:p>126.993633560107</text:p>
          </table:table-cell>
        </table:table-row>
        <table:table-row table:style-name="ro1">
          <table:table-cell office:value-type="float" office:value="1572472331.88227" calcext:value-type="float">
            <text:p>1572472331.88227</text:p>
          </table:table-cell>
          <table:table-cell office:value-type="float" office:value="125.91901216294" calcext:value-type="float">
            <text:p>125.91901216294</text:p>
          </table:table-cell>
        </table:table-row>
        <table:table-row table:style-name="ro1">
          <table:table-cell office:value-type="float" office:value="1572472362.46598" calcext:value-type="float">
            <text:p>1572472362.46598</text:p>
          </table:table-cell>
          <table:table-cell office:value-type="float" office:value="127.136894912341" calcext:value-type="float">
            <text:p>127.136894912341</text:p>
          </table:table-cell>
        </table:table-row>
        <table:table-row table:style-name="ro1">
          <table:table-cell office:value-type="float" office:value="1572472393.0244" calcext:value-type="float">
            <text:p>1572472393.0244</text:p>
          </table:table-cell>
          <table:table-cell office:value-type="float" office:value="127.429582619487" calcext:value-type="float">
            <text:p>127.429582619487</text:p>
          </table:table-cell>
        </table:table-row>
        <table:table-row table:style-name="ro1">
          <table:table-cell office:value-type="float" office:value="1572472423.64534" calcext:value-type="float">
            <text:p>1572472423.64534</text:p>
          </table:table-cell>
          <table:table-cell office:value-type="float" office:value="126.198612951592" calcext:value-type="float">
            <text:p>126.198612951592</text:p>
          </table:table-cell>
        </table:table-row>
        <table:table-row table:style-name="ro1">
          <table:table-cell office:value-type="float" office:value="1572472454.17305" calcext:value-type="float">
            <text:p>1572472454.17305</text:p>
          </table:table-cell>
          <table:table-cell office:value-type="float" office:value="11004.2458574952" calcext:value-type="float">
            <text:p>11004.2458574952</text:p>
          </table:table-cell>
        </table:table-row>
        <table:table-row table:style-name="ro1">
          <table:table-cell office:value-type="float" office:value="1572472484.94965" calcext:value-type="float">
            <text:p>1572472484.94965</text:p>
          </table:table-cell>
          <table:table-cell office:value-type="float" office:value="254.969285821778" calcext:value-type="float">
            <text:p>254.969285821778</text:p>
          </table:table-cell>
        </table:table-row>
        <table:table-row table:style-name="ro1">
          <table:table-cell office:value-type="float" office:value="1572472515.78373" calcext:value-type="float">
            <text:p>1572472515.78373</text:p>
          </table:table-cell>
          <table:table-cell office:value-type="float" office:value="291.729745118134" calcext:value-type="float">
            <text:p>291.729745118134</text:p>
          </table:table-cell>
        </table:table-row>
        <table:table-row table:style-name="ro1">
          <table:table-cell office:value-type="float" office:value="1572472546.32399" calcext:value-type="float">
            <text:p>1572472546.32399</text:p>
          </table:table-cell>
          <table:table-cell office:value-type="float" office:value="128.229193705083" calcext:value-type="float">
            <text:p>128.229193705083</text:p>
          </table:table-cell>
        </table:table-row>
        <table:table-row table:style-name="ro1">
          <table:table-cell office:value-type="float" office:value="1572472576.90359" calcext:value-type="float">
            <text:p>1572472576.90359</text:p>
          </table:table-cell>
          <table:table-cell office:value-type="float" office:value="127.457124019344" calcext:value-type="float">
            <text:p>127.457124019344</text:p>
          </table:table-cell>
        </table:table-row>
        <table:table-row table:style-name="ro1">
          <table:table-cell office:value-type="float" office:value="1572472607.45518" calcext:value-type="float">
            <text:p>1572472607.45518</text:p>
          </table:table-cell>
          <table:table-cell office:value-type="float" office:value="127.311535616278" calcext:value-type="float">
            <text:p>127.311535616278</text:p>
          </table:table-cell>
        </table:table-row>
        <table:table-row table:style-name="ro1">
          <table:table-cell office:value-type="float" office:value="1572472638.13792" calcext:value-type="float">
            <text:p>1572472638.13792</text:p>
          </table:table-cell>
          <table:table-cell office:value-type="float" office:value="125.452712714938" calcext:value-type="float">
            <text:p>125.452712714938</text:p>
          </table:table-cell>
        </table:table-row>
        <table:table-row table:style-name="ro1">
          <table:table-cell office:value-type="float" office:value="1572472668.81803" calcext:value-type="float">
            <text:p>1572472668.81803</text:p>
          </table:table-cell>
          <table:table-cell office:value-type="float" office:value="127.047073821743" calcext:value-type="float">
            <text:p>127.047073821743</text:p>
          </table:table-cell>
        </table:table-row>
        <table:table-row table:style-name="ro1">
          <table:table-cell office:value-type="float" office:value="1572472699.51282" calcext:value-type="float">
            <text:p>1572472699.51282</text:p>
          </table:table-cell>
          <table:table-cell office:value-type="float" office:value="127.129907909308" calcext:value-type="float">
            <text:p>127.129907909308</text:p>
          </table:table-cell>
        </table:table-row>
        <table:table-row table:style-name="ro1">
          <table:table-cell office:value-type="float" office:value="1572472730.21172" calcext:value-type="float">
            <text:p>1572472730.21172</text:p>
          </table:table-cell>
          <table:table-cell office:value-type="float" office:value="127.045225783574" calcext:value-type="float">
            <text:p>127.045225783574</text:p>
          </table:table-cell>
        </table:table-row>
        <table:table-row table:style-name="ro1">
          <table:table-cell office:value-type="float" office:value="1572472760.94242" calcext:value-type="float">
            <text:p>1572472760.94242</text:p>
          </table:table-cell>
          <table:table-cell office:value-type="float" office:value="127.497684325211" calcext:value-type="float">
            <text:p>127.497684325211</text:p>
          </table:table-cell>
        </table:table-row>
        <table:table-row table:style-name="ro1">
          <table:table-cell office:value-type="float" office:value="1572472791.55509" calcext:value-type="float">
            <text:p>1572472791.55509</text:p>
          </table:table-cell>
          <table:table-cell office:value-type="float" office:value="127.759470230683" calcext:value-type="float">
            <text:p>127.759470230683</text:p>
          </table:table-cell>
        </table:table-row>
        <table:table-row table:style-name="ro1">
          <table:table-cell office:value-type="float" office:value="1572472822.00039" calcext:value-type="float">
            <text:p>1572472822.00039</text:p>
          </table:table-cell>
          <table:table-cell office:value-type="float" office:value="127.593874455941" calcext:value-type="float">
            <text:p>127.593874455941</text:p>
          </table:table-cell>
        </table:table-row>
        <table:table-row table:style-name="ro1">
          <table:table-cell office:value-type="float" office:value="1572472852.66005" calcext:value-type="float">
            <text:p>1572472852.66005</text:p>
          </table:table-cell>
          <table:table-cell office:value-type="float" office:value="127.087153652311" calcext:value-type="float">
            <text:p>127.087153652311</text:p>
          </table:table-cell>
        </table:table-row>
        <table:table-row table:style-name="ro1">
          <table:table-cell office:value-type="float" office:value="1572472883.22083" calcext:value-type="float">
            <text:p>1572472883.22083</text:p>
          </table:table-cell>
          <table:table-cell office:value-type="float" office:value="125.294584418527" calcext:value-type="float">
            <text:p>125.294584418527</text:p>
          </table:table-cell>
        </table:table-row>
        <table:table-row table:style-name="ro1">
          <table:table-cell office:value-type="float" office:value="1572472913.7682" calcext:value-type="float">
            <text:p>1572472913.7682</text:p>
          </table:table-cell>
          <table:table-cell office:value-type="float" office:value="127.575032072315" calcext:value-type="float">
            <text:p>127.575032072315</text:p>
          </table:table-cell>
        </table:table-row>
        <table:table-row table:style-name="ro1">
          <table:table-cell office:value-type="float" office:value="1572472944.30473" calcext:value-type="float">
            <text:p>1572472944.30473</text:p>
          </table:table-cell>
          <table:table-cell office:value-type="float" office:value="126.714102246573" calcext:value-type="float">
            <text:p>126.714102246573</text:p>
          </table:table-cell>
        </table:table-row>
        <table:table-row table:style-name="ro1">
          <table:table-cell office:value-type="float" office:value="1572472974.87972" calcext:value-type="float">
            <text:p>1572472974.87972</text:p>
          </table:table-cell>
          <table:table-cell office:value-type="float" office:value="127.570169545293" calcext:value-type="float">
            <text:p>127.570169545293</text:p>
          </table:table-cell>
        </table:table-row>
        <table:table-row table:style-name="ro1">
          <table:table-cell office:value-type="float" office:value="1572473005.42786" calcext:value-type="float">
            <text:p>1572473005.42786</text:p>
          </table:table-cell>
          <table:table-cell office:value-type="float" office:value="126.789535405658" calcext:value-type="float">
            <text:p>126.789535405658</text:p>
          </table:table-cell>
        </table:table-row>
        <table:table-row table:style-name="ro1">
          <table:table-cell office:value-type="float" office:value="1572473035.97887" calcext:value-type="float">
            <text:p>1572473035.97887</text:p>
          </table:table-cell>
          <table:table-cell office:value-type="float" office:value="127.355518485907" calcext:value-type="float">
            <text:p>127.355518485907</text:p>
          </table:table-cell>
        </table:table-row>
        <table:table-row table:style-name="ro1">
          <table:table-cell office:value-type="float" office:value="1572473066.56486" calcext:value-type="float">
            <text:p>1572473066.56486</text:p>
          </table:table-cell>
          <table:table-cell office:value-type="float" office:value="127.182662195557" calcext:value-type="float">
            <text:p>127.182662195557</text:p>
          </table:table-cell>
        </table:table-row>
        <table:table-row table:style-name="ro1">
          <table:table-cell office:value-type="float" office:value="1572473097.10163" calcext:value-type="float">
            <text:p>1572473097.10163</text:p>
          </table:table-cell>
          <table:table-cell office:value-type="float" office:value="126.499383174703" calcext:value-type="float">
            <text:p>126.499383174703</text:p>
          </table:table-cell>
        </table:table-row>
        <table:table-row table:style-name="ro1">
          <table:table-cell office:value-type="float" office:value="1572473127.64876" calcext:value-type="float">
            <text:p>1572473127.64876</text:p>
          </table:table-cell>
          <table:table-cell office:value-type="float" office:value="126.872091592747" calcext:value-type="float">
            <text:p>126.872091592747</text:p>
          </table:table-cell>
        </table:table-row>
        <table:table-row table:style-name="ro1">
          <table:table-cell office:value-type="float" office:value="1572473158.19964" calcext:value-type="float">
            <text:p>1572473158.19964</text:p>
          </table:table-cell>
          <table:table-cell office:value-type="float" office:value="127.405809696354" calcext:value-type="float">
            <text:p>127.405809696354</text:p>
          </table:table-cell>
        </table:table-row>
        <table:table-row table:style-name="ro1">
          <table:table-cell office:value-type="float" office:value="1572473188.73942" calcext:value-type="float">
            <text:p>1572473188.73942</text:p>
          </table:table-cell>
          <table:table-cell office:value-type="float" office:value="125.936411658039" calcext:value-type="float">
            <text:p>125.936411658039</text:p>
          </table:table-cell>
        </table:table-row>
        <table:table-row table:style-name="ro1">
          <table:table-cell office:value-type="float" office:value="1572473219.28782" calcext:value-type="float">
            <text:p>1572473219.28782</text:p>
          </table:table-cell>
          <table:table-cell office:value-type="float" office:value="128.170068916068" calcext:value-type="float">
            <text:p>128.170068916068</text:p>
          </table:table-cell>
        </table:table-row>
        <table:table-row table:style-name="ro1">
          <table:table-cell office:value-type="float" office:value="1572473249.87539" calcext:value-type="float">
            <text:p>1572473249.87539</text:p>
          </table:table-cell>
          <table:table-cell office:value-type="float" office:value="125.888315861357" calcext:value-type="float">
            <text:p>125.888315861357</text:p>
          </table:table-cell>
        </table:table-row>
        <table:table-row table:style-name="ro1">
          <table:table-cell office:value-type="float" office:value="1572473280.42367" calcext:value-type="float">
            <text:p>1572473280.42367</text:p>
          </table:table-cell>
          <table:table-cell office:value-type="float" office:value="127.104557535312" calcext:value-type="float">
            <text:p>127.104557535312</text:p>
          </table:table-cell>
        </table:table-row>
        <table:table-row table:style-name="ro1">
          <table:table-cell office:value-type="float" office:value="1572473310.96721" calcext:value-type="float">
            <text:p>1572473310.96721</text:p>
          </table:table-cell>
          <table:table-cell office:value-type="float" office:value="126.076042021152" calcext:value-type="float">
            <text:p>126.076042021152</text:p>
          </table:table-cell>
        </table:table-row>
        <table:table-row table:style-name="ro1">
          <table:table-cell office:value-type="float" office:value="1572473341.30006" calcext:value-type="float">
            <text:p>1572473341.30006</text:p>
          </table:table-cell>
          <table:table-cell office:value-type="float" office:value="127.843674806388" calcext:value-type="float">
            <text:p>127.843674806388</text:p>
          </table:table-cell>
        </table:table-row>
        <table:table-row table:style-name="ro1">
          <table:table-cell office:value-type="float" office:value="1572473371.81918" calcext:value-type="float">
            <text:p>1572473371.81918</text:p>
          </table:table-cell>
          <table:table-cell office:value-type="float" office:value="125.875639943042" calcext:value-type="float">
            <text:p>125.875639943042</text:p>
          </table:table-cell>
        </table:table-row>
        <table:table-row table:style-name="ro1">
          <table:table-cell office:value-type="float" office:value="1572473402.41648" calcext:value-type="float">
            <text:p>1572473402.41648</text:p>
          </table:table-cell>
          <table:table-cell office:value-type="float" office:value="126.442722924124" calcext:value-type="float">
            <text:p>126.442722924124</text:p>
          </table:table-cell>
        </table:table-row>
        <table:table-row table:style-name="ro1">
          <table:table-cell office:value-type="float" office:value="1572473432.95772" calcext:value-type="float">
            <text:p>1572473432.95772</text:p>
          </table:table-cell>
          <table:table-cell office:value-type="float" office:value="127.400463768766" calcext:value-type="float">
            <text:p>127.400463768766</text:p>
          </table:table-cell>
        </table:table-row>
        <table:table-row table:style-name="ro1">
          <table:table-cell office:value-type="float" office:value="1572473463.52253" calcext:value-type="float">
            <text:p>1572473463.52253</text:p>
          </table:table-cell>
          <table:table-cell office:value-type="float" office:value="126.243623321668" calcext:value-type="float">
            <text:p>126.243623321668</text:p>
          </table:table-cell>
        </table:table-row>
        <table:table-row table:style-name="ro1">
          <table:table-cell office:value-type="float" office:value="1572473494.10489" calcext:value-type="float">
            <text:p>1572473494.10489</text:p>
          </table:table-cell>
          <table:table-cell office:value-type="float" office:value="127.938426436494" calcext:value-type="float">
            <text:p>127.938426436494</text:p>
          </table:table-cell>
        </table:table-row>
        <table:table-row table:style-name="ro1">
          <table:table-cell office:value-type="float" office:value="1572473524.67704" calcext:value-type="float">
            <text:p>1572473524.67704</text:p>
          </table:table-cell>
          <table:table-cell office:value-type="float" office:value="125.738477043633" calcext:value-type="float">
            <text:p>125.738477043633</text:p>
          </table:table-cell>
        </table:table-row>
        <table:table-row table:style-name="ro1">
          <table:table-cell office:value-type="float" office:value="1572473555.2217" calcext:value-type="float">
            <text:p>1572473555.2217</text:p>
          </table:table-cell>
          <table:table-cell office:value-type="float" office:value="126.97876661593" calcext:value-type="float">
            <text:p>126.97876661593</text:p>
          </table:table-cell>
        </table:table-row>
        <table:table-row table:style-name="ro1">
          <table:table-cell office:value-type="float" office:value="1572473585.78872" calcext:value-type="float">
            <text:p>1572473585.78872</text:p>
          </table:table-cell>
          <table:table-cell office:value-type="float" office:value="128.706523608052" calcext:value-type="float">
            <text:p>128.706523608052</text:p>
          </table:table-cell>
        </table:table-row>
        <table:table-row table:style-name="ro1">
          <table:table-cell office:value-type="float" office:value="1572473616.33714" calcext:value-type="float">
            <text:p>1572473616.33714</text:p>
          </table:table-cell>
          <table:table-cell office:value-type="float" office:value="127.210888108167" calcext:value-type="float">
            <text:p>127.210888108167</text:p>
          </table:table-cell>
        </table:table-row>
        <table:table-row table:style-name="ro1">
          <table:table-cell office:value-type="float" office:value="1572473646.91775" calcext:value-type="float">
            <text:p>1572473646.91775</text:p>
          </table:table-cell>
          <table:table-cell office:value-type="float" office:value="127.113052514089" calcext:value-type="float">
            <text:p>127.113052514089</text:p>
          </table:table-cell>
        </table:table-row>
        <table:table-row table:style-name="ro1">
          <table:table-cell office:value-type="float" office:value="1572473677.47377" calcext:value-type="float">
            <text:p>1572473677.47377</text:p>
          </table:table-cell>
          <table:table-cell office:value-type="float" office:value="126.763293556187" calcext:value-type="float">
            <text:p>126.763293556187</text:p>
          </table:table-cell>
        </table:table-row>
        <table:table-row table:style-name="ro1">
          <table:table-cell office:value-type="float" office:value="1572473708.03642" calcext:value-type="float">
            <text:p>1572473708.03642</text:p>
          </table:table-cell>
          <table:table-cell office:value-type="float" office:value="126.821735295083" calcext:value-type="float">
            <text:p>126.821735295083</text:p>
          </table:table-cell>
        </table:table-row>
        <table:table-row table:style-name="ro1">
          <table:table-cell office:value-type="float" office:value="1572473738.57801" calcext:value-type="float">
            <text:p>1572473738.57801</text:p>
          </table:table-cell>
          <table:table-cell office:value-type="float" office:value="127.43033368209" calcext:value-type="float">
            <text:p>127.43033368209</text:p>
          </table:table-cell>
        </table:table-row>
        <table:table-row table:style-name="ro1">
          <table:table-cell office:value-type="float" office:value="1572473769.15357" calcext:value-type="float">
            <text:p>1572473769.15357</text:p>
          </table:table-cell>
          <table:table-cell office:value-type="float" office:value="128.010845106725" calcext:value-type="float">
            <text:p>128.010845106725</text:p>
          </table:table-cell>
        </table:table-row>
        <table:table-row table:style-name="ro1">
          <table:table-cell office:value-type="float" office:value="1572473799.75369" calcext:value-type="float">
            <text:p>1572473799.75369</text:p>
          </table:table-cell>
          <table:table-cell office:value-type="float" office:value="128.819022108852" calcext:value-type="float">
            <text:p>128.819022108852</text:p>
          </table:table-cell>
        </table:table-row>
        <table:table-row table:style-name="ro1">
          <table:table-cell office:value-type="float" office:value="1572473830.3046" calcext:value-type="float">
            <text:p>1572473830.3046</text:p>
          </table:table-cell>
          <table:table-cell office:value-type="float" office:value="128.046743997756" calcext:value-type="float">
            <text:p>128.046743997756</text:p>
          </table:table-cell>
        </table:table-row>
        <table:table-row table:style-name="ro1">
          <table:table-cell office:value-type="float" office:value="1572473860.89877" calcext:value-type="float">
            <text:p>1572473860.89877</text:p>
          </table:table-cell>
          <table:table-cell office:value-type="float" office:value="125.720322098028" calcext:value-type="float">
            <text:p>125.720322098028</text:p>
          </table:table-cell>
        </table:table-row>
        <table:table-row table:style-name="ro1">
          <table:table-cell office:value-type="float" office:value="1572473891.18339" calcext:value-type="float">
            <text:p>1572473891.18339</text:p>
          </table:table-cell>
          <table:table-cell office:value-type="float" office:value="125.961420506975" calcext:value-type="float">
            <text:p>125.961420506975</text:p>
          </table:table-cell>
        </table:table-row>
        <table:table-row table:style-name="ro1">
          <table:table-cell office:value-type="float" office:value="1572473921.74039" calcext:value-type="float">
            <text:p>1572473921.74039</text:p>
          </table:table-cell>
          <table:table-cell office:value-type="float" office:value="128.192333863457" calcext:value-type="float">
            <text:p>128.192333863457</text:p>
          </table:table-cell>
        </table:table-row>
        <table:table-row table:style-name="ro1">
          <table:table-cell office:value-type="float" office:value="1572473952.29291" calcext:value-type="float">
            <text:p>1572473952.29291</text:p>
          </table:table-cell>
          <table:table-cell office:value-type="float" office:value="127.040700393709" calcext:value-type="float">
            <text:p>127.040700393709</text:p>
          </table:table-cell>
        </table:table-row>
        <table:table-row table:style-name="ro1">
          <table:table-cell office:value-type="float" office:value="1572473982.87995" calcext:value-type="float">
            <text:p>1572473982.87995</text:p>
          </table:table-cell>
          <table:table-cell office:value-type="float" office:value="128.297296873441" calcext:value-type="float">
            <text:p>128.297296873441</text:p>
          </table:table-cell>
        </table:table-row>
        <table:table-row table:style-name="ro1">
          <table:table-cell office:value-type="float" office:value="1572474013.43429" calcext:value-type="float">
            <text:p>1572474013.43429</text:p>
          </table:table-cell>
          <table:table-cell office:value-type="float" office:value="125.497519047559" calcext:value-type="float">
            <text:p>125.497519047559</text:p>
          </table:table-cell>
        </table:table-row>
        <table:table-row table:style-name="ro1">
          <table:table-cell office:value-type="float" office:value="1572474043.7943" calcext:value-type="float">
            <text:p>1572474043.7943</text:p>
          </table:table-cell>
          <table:table-cell office:value-type="float" office:value="125.595013116577" calcext:value-type="float">
            <text:p>125.595013116577</text:p>
          </table:table-cell>
        </table:table-row>
        <table:table-row table:style-name="ro1">
          <table:table-cell office:value-type="float" office:value="1572474074.34835" calcext:value-type="float">
            <text:p>1572474074.34835</text:p>
          </table:table-cell>
          <table:table-cell office:value-type="float" office:value="127.626899270991" calcext:value-type="float">
            <text:p>127.626899270991</text:p>
          </table:table-cell>
        </table:table-row>
        <table:table-row table:style-name="ro1">
          <table:table-cell office:value-type="float" office:value="1572474104.89274" calcext:value-type="float">
            <text:p>1572474104.89274</text:p>
          </table:table-cell>
          <table:table-cell office:value-type="float" office:value="127.699249928737" calcext:value-type="float">
            <text:p>127.699249928737</text:p>
          </table:table-cell>
        </table:table-row>
        <table:table-row table:style-name="ro1">
          <table:table-cell office:value-type="float" office:value="1572474135.454" calcext:value-type="float">
            <text:p>1572474135.454</text:p>
          </table:table-cell>
          <table:table-cell office:value-type="float" office:value="126.78788994231" calcext:value-type="float">
            <text:p>126.78788994231</text:p>
          </table:table-cell>
        </table:table-row>
        <table:table-row table:style-name="ro1">
          <table:table-cell office:value-type="float" office:value="1572474166.03172" calcext:value-type="float">
            <text:p>1572474166.03172</text:p>
          </table:table-cell>
          <table:table-cell office:value-type="float" office:value="127.749536751282" calcext:value-type="float">
            <text:p>127.749536751282</text:p>
          </table:table-cell>
        </table:table-row>
        <table:table-row table:style-name="ro1">
          <table:table-cell office:value-type="float" office:value="1572474196.58339" calcext:value-type="float">
            <text:p>1572474196.58339</text:p>
          </table:table-cell>
          <table:table-cell office:value-type="float" office:value="126.486912756477" calcext:value-type="float">
            <text:p>126.486912756477</text:p>
          </table:table-cell>
        </table:table-row>
        <table:table-row table:style-name="ro1">
          <table:table-cell office:value-type="float" office:value="1572474227.14274" calcext:value-type="float">
            <text:p>1572474227.14274</text:p>
          </table:table-cell>
          <table:table-cell office:value-type="float" office:value="125.697578137976" calcext:value-type="float">
            <text:p>125.697578137976</text:p>
          </table:table-cell>
        </table:table-row>
        <table:table-row table:style-name="ro1">
          <table:table-cell office:value-type="float" office:value="1572474257.7276" calcext:value-type="float">
            <text:p>1572474257.7276</text:p>
          </table:table-cell>
          <table:table-cell office:value-type="float" office:value="127.555508101205" calcext:value-type="float">
            <text:p>127.555508101205</text:p>
          </table:table-cell>
        </table:table-row>
        <table:table-row table:style-name="ro1">
          <table:table-cell office:value-type="float" office:value="1572474288.28863" calcext:value-type="float">
            <text:p>1572474288.28863</text:p>
          </table:table-cell>
          <table:table-cell office:value-type="float" office:value="127.37531889486" calcext:value-type="float">
            <text:p>127.37531889486</text:p>
          </table:table-cell>
        </table:table-row>
        <table:table-row table:style-name="ro1">
          <table:table-cell office:value-type="float" office:value="1572474318.88537" calcext:value-type="float">
            <text:p>1572474318.88537</text:p>
          </table:table-cell>
          <table:table-cell office:value-type="float" office:value="125.192019397128" calcext:value-type="float">
            <text:p>125.192019397128</text:p>
          </table:table-cell>
        </table:table-row>
        <table:table-row table:style-name="ro1">
          <table:table-cell office:value-type="float" office:value="1572474349.45691" calcext:value-type="float">
            <text:p>1572474349.45691</text:p>
          </table:table-cell>
          <table:table-cell office:value-type="float" office:value="127.934934397611" calcext:value-type="float">
            <text:p>127.934934397611</text:p>
          </table:table-cell>
        </table:table-row>
        <table:table-row table:style-name="ro1">
          <table:table-cell office:value-type="float" office:value="1572474380.0338" calcext:value-type="float">
            <text:p>1572474380.0338</text:p>
          </table:table-cell>
          <table:table-cell office:value-type="float" office:value="126.676009404412" calcext:value-type="float">
            <text:p>126.676009404412</text:p>
          </table:table-cell>
        </table:table-row>
        <table:table-row table:style-name="ro1">
          <table:table-cell office:value-type="float" office:value="1572474410.56697" calcext:value-type="float">
            <text:p>1572474410.56697</text:p>
          </table:table-cell>
          <table:table-cell office:value-type="float" office:value="127.460344008287" calcext:value-type="float">
            <text:p>127.460344008287</text:p>
          </table:table-cell>
        </table:table-row>
        <table:table-row table:style-name="ro1">
          <table:table-cell office:value-type="float" office:value="1572474441.08801" calcext:value-type="float">
            <text:p>1572474441.08801</text:p>
          </table:table-cell>
          <table:table-cell office:value-type="float" office:value="128.963788511562" calcext:value-type="float">
            <text:p>128.963788511562</text:p>
          </table:table-cell>
        </table:table-row>
        <table:table-row table:style-name="ro1">
          <table:table-cell office:value-type="float" office:value="1572474471.66808" calcext:value-type="float">
            <text:p>1572474471.66808</text:p>
          </table:table-cell>
          <table:table-cell office:value-type="float" office:value="127.555029088542" calcext:value-type="float">
            <text:p>127.555029088542</text:p>
          </table:table-cell>
        </table:table-row>
        <table:table-row table:style-name="ro1">
          <table:table-cell office:value-type="float" office:value="1572474502.22252" calcext:value-type="float">
            <text:p>1572474502.22252</text:p>
          </table:table-cell>
          <table:table-cell office:value-type="float" office:value="127.842919355882" calcext:value-type="float">
            <text:p>127.842919355882</text:p>
          </table:table-cell>
        </table:table-row>
        <table:table-row table:style-name="ro1">
          <table:table-cell office:value-type="float" office:value="1572474532.7698" calcext:value-type="float">
            <text:p>1572474532.7698</text:p>
          </table:table-cell>
          <table:table-cell office:value-type="float" office:value="126.730614654098" calcext:value-type="float">
            <text:p>126.730614654098</text:p>
          </table:table-cell>
        </table:table-row>
        <table:table-row table:style-name="ro1">
          <table:table-cell office:value-type="float" office:value="1572474563.31493" calcext:value-type="float">
            <text:p>1572474563.31493</text:p>
          </table:table-cell>
          <table:table-cell office:value-type="float" office:value="127.86100921427" calcext:value-type="float">
            <text:p>127.86100921427</text:p>
          </table:table-cell>
        </table:table-row>
        <table:table-row table:style-name="ro1">
          <table:table-cell office:value-type="float" office:value="1572474593.85411" calcext:value-type="float">
            <text:p>1572474593.85411</text:p>
          </table:table-cell>
          <table:table-cell office:value-type="float" office:value="126.78021696389" calcext:value-type="float">
            <text:p>126.78021696389</text:p>
          </table:table-cell>
        </table:table-row>
        <table:table-row table:style-name="ro1">
          <table:table-cell office:value-type="float" office:value="1572474624.44168" calcext:value-type="float">
            <text:p>1572474624.44168</text:p>
          </table:table-cell>
          <table:table-cell office:value-type="float" office:value="126.594547267621" calcext:value-type="float">
            <text:p>126.594547267621</text:p>
          </table:table-cell>
        </table:table-row>
        <table:table-row table:style-name="ro1">
          <table:table-cell office:value-type="float" office:value="1572474654.97796" calcext:value-type="float">
            <text:p>1572474654.97796</text:p>
          </table:table-cell>
          <table:table-cell office:value-type="float" office:value="126.893605477532" calcext:value-type="float">
            <text:p>126.893605477532</text:p>
          </table:table-cell>
        </table:table-row>
        <table:table-row table:style-name="ro1">
          <table:table-cell office:value-type="float" office:value="1572474685.51938" calcext:value-type="float">
            <text:p>1572474685.51938</text:p>
          </table:table-cell>
          <table:table-cell office:value-type="float" office:value="126.71793727315" calcext:value-type="float">
            <text:p>126.71793727315</text:p>
          </table:table-cell>
        </table:table-row>
        <table:table-row table:style-name="ro1">
          <table:table-cell office:value-type="float" office:value="1572474716.0626" calcext:value-type="float">
            <text:p>1572474716.0626</text:p>
          </table:table-cell>
          <table:table-cell office:value-type="float" office:value="127.255831928392" calcext:value-type="float">
            <text:p>127.255831928392</text:p>
          </table:table-cell>
        </table:table-row>
        <table:table-row table:style-name="ro1">
          <table:table-cell office:value-type="float" office:value="1572474746.59823" calcext:value-type="float">
            <text:p>1572474746.59823</text:p>
          </table:table-cell>
          <table:table-cell office:value-type="float" office:value="126.100845369999" calcext:value-type="float">
            <text:p>126.100845369999</text:p>
          </table:table-cell>
        </table:table-row>
        <table:table-row table:style-name="ro1">
          <table:table-cell office:value-type="float" office:value="1572474777.18258" calcext:value-type="float">
            <text:p>1572474777.18258</text:p>
          </table:table-cell>
          <table:table-cell office:value-type="float" office:value="124.769226731361" calcext:value-type="float">
            <text:p>124.769226731361</text:p>
          </table:table-cell>
        </table:table-row>
        <table:table-row table:style-name="ro1">
          <table:table-cell office:value-type="float" office:value="1572474807.74026" calcext:value-type="float">
            <text:p>1572474807.74026</text:p>
          </table:table-cell>
          <table:table-cell office:value-type="float" office:value="127.478634978862" calcext:value-type="float">
            <text:p>127.478634978862</text:p>
          </table:table-cell>
        </table:table-row>
        <table:table-row table:style-name="ro1">
          <table:table-cell office:value-type="float" office:value="1572474838.30791" calcext:value-type="float">
            <text:p>1572474838.30791</text:p>
          </table:table-cell>
          <table:table-cell office:value-type="float" office:value="125.797810258005" calcext:value-type="float">
            <text:p>125.797810258005</text:p>
          </table:table-cell>
        </table:table-row>
        <table:table-row table:style-name="ro1">
          <table:table-cell office:value-type="float" office:value="1572474868.86889" calcext:value-type="float">
            <text:p>1572474868.86889</text:p>
          </table:table-cell>
          <table:table-cell office:value-type="float" office:value="126.187717058961" calcext:value-type="float">
            <text:p>126.187717058961</text:p>
          </table:table-cell>
        </table:table-row>
        <table:table-row table:style-name="ro1">
          <table:table-cell office:value-type="float" office:value="1572474899.42776" calcext:value-type="float">
            <text:p>1572474899.42776</text:p>
          </table:table-cell>
          <table:table-cell office:value-type="float" office:value="126.571049319696" calcext:value-type="float">
            <text:p>126.571049319696</text:p>
          </table:table-cell>
        </table:table-row>
        <table:table-row table:style-name="ro1">
          <table:table-cell office:value-type="float" office:value="1572474929.97974" calcext:value-type="float">
            <text:p>1572474929.97974</text:p>
          </table:table-cell>
          <table:table-cell office:value-type="float" office:value="127.955759381741" calcext:value-type="float">
            <text:p>127.955759381741</text:p>
          </table:table-cell>
        </table:table-row>
        <table:table-row table:style-name="ro1">
          <table:table-cell office:value-type="float" office:value="1572474960.52602" calcext:value-type="float">
            <text:p>1572474960.52602</text:p>
          </table:table-cell>
          <table:table-cell office:value-type="float" office:value="126.979383116197" calcext:value-type="float">
            <text:p>126.979383116197</text:p>
          </table:table-cell>
        </table:table-row>
        <table:table-row table:style-name="ro1">
          <table:table-cell office:value-type="float" office:value="1572474990.9692" calcext:value-type="float">
            <text:p>1572474990.9692</text:p>
          </table:table-cell>
          <table:table-cell office:value-type="float" office:value="126.283635139751" calcext:value-type="float">
            <text:p>126.283635139751</text:p>
          </table:table-cell>
        </table:table-row>
        <table:table-row table:style-name="ro1">
          <table:table-cell office:value-type="float" office:value="1572475021.68422" calcext:value-type="float">
            <text:p>1572475021.68422</text:p>
          </table:table-cell>
          <table:table-cell office:value-type="float" office:value="127.418689652124" calcext:value-type="float">
            <text:p>127.418689652124</text:p>
          </table:table-cell>
        </table:table-row>
        <table:table-row table:style-name="ro1">
          <table:table-cell office:value-type="float" office:value="1572475052.38839" calcext:value-type="float">
            <text:p>1572475052.38839</text:p>
          </table:table-cell>
          <table:table-cell office:value-type="float" office:value="126.468003823" calcext:value-type="float">
            <text:p>126.468003823</text:p>
          </table:table-cell>
        </table:table-row>
        <table:table-row table:style-name="ro1">
          <table:table-cell office:value-type="float" office:value="1572475082.91904" calcext:value-type="float">
            <text:p>1572475082.91904</text:p>
          </table:table-cell>
          <table:table-cell office:value-type="float" office:value="127.583597988846" calcext:value-type="float">
            <text:p>127.583597988846</text:p>
          </table:table-cell>
        </table:table-row>
        <table:table-row table:style-name="ro1">
          <table:table-cell office:value-type="float" office:value="1572475113.49293" calcext:value-type="float">
            <text:p>1572475113.49293</text:p>
          </table:table-cell>
          <table:table-cell office:value-type="float" office:value="128.262286532618" calcext:value-type="float">
            <text:p>128.262286532618</text:p>
          </table:table-cell>
        </table:table-row>
        <table:table-row table:style-name="ro1">
          <table:table-cell office:value-type="float" office:value="1572475144.04474" calcext:value-type="float">
            <text:p>1572475144.04474</text:p>
          </table:table-cell>
          <table:table-cell office:value-type="float" office:value="127.179235243891" calcext:value-type="float">
            <text:p>127.179235243891</text:p>
          </table:table-cell>
        </table:table-row>
        <table:table-row table:style-name="ro1">
          <table:table-cell office:value-type="float" office:value="1572475174.66572" calcext:value-type="float">
            <text:p>1572475174.66572</text:p>
          </table:table-cell>
          <table:table-cell office:value-type="float" office:value="125.857827985131" calcext:value-type="float">
            <text:p>125.857827985131</text:p>
          </table:table-cell>
        </table:table-row>
        <table:table-row table:style-name="ro1">
          <table:table-cell office:value-type="float" office:value="1572475205.22873" calcext:value-type="float">
            <text:p>1572475205.22873</text:p>
          </table:table-cell>
          <table:table-cell office:value-type="float" office:value="125.567057791273" calcext:value-type="float">
            <text:p>125.567057791273</text:p>
          </table:table-cell>
        </table:table-row>
        <table:table-row table:style-name="ro1">
          <table:table-cell office:value-type="float" office:value="1572475235.78943" calcext:value-type="float">
            <text:p>1572475235.78943</text:p>
          </table:table-cell>
          <table:table-cell office:value-type="float" office:value="128.386911001316" calcext:value-type="float">
            <text:p>128.386911001316</text:p>
          </table:table-cell>
        </table:table-row>
        <table:table-row table:style-name="ro1">
          <table:table-cell office:value-type="float" office:value="1572475266.34552" calcext:value-type="float">
            <text:p>1572475266.34552</text:p>
          </table:table-cell>
          <table:table-cell office:value-type="float" office:value="129.087797942626" calcext:value-type="float">
            <text:p>129.087797942626</text:p>
          </table:table-cell>
        </table:table-row>
        <table:table-row table:style-name="ro1">
          <table:table-cell office:value-type="float" office:value="1572475296.95559" calcext:value-type="float">
            <text:p>1572475296.95559</text:p>
          </table:table-cell>
          <table:table-cell office:value-type="float" office:value="127.394845791238" calcext:value-type="float">
            <text:p>127.394845791238</text:p>
          </table:table-cell>
        </table:table-row>
        <table:table-row table:style-name="ro1">
          <table:table-cell office:value-type="float" office:value="1572475327.63151" calcext:value-type="float">
            <text:p>1572475327.63151</text:p>
          </table:table-cell>
          <table:table-cell office:value-type="float" office:value="84.3245801183823" calcext:value-type="float">
            <text:p>84.3245801183823</text:p>
          </table:table-cell>
        </table:table-row>
        <table:table-row table:style-name="ro1">
          <table:table-cell office:value-type="float" office:value="1572475358.18169" calcext:value-type="float">
            <text:p>1572475358.18169</text:p>
          </table:table-cell>
          <table:table-cell office:value-type="float" office:value="127.882384148817" calcext:value-type="float">
            <text:p>127.882384148817</text:p>
          </table:table-cell>
        </table:table-row>
        <table:table-row table:style-name="ro1">
          <table:table-cell office:value-type="float" office:value="1572475388.74452" calcext:value-type="float">
            <text:p>1572475388.74452</text:p>
          </table:table-cell>
          <table:table-cell office:value-type="float" office:value="127.225070539592" calcext:value-type="float">
            <text:p>127.225070539592</text:p>
          </table:table-cell>
        </table:table-row>
        <table:table-row table:style-name="ro1">
          <table:table-cell office:value-type="float" office:value="1572475419.28732" calcext:value-type="float">
            <text:p>1572475419.28732</text:p>
          </table:table-cell>
          <table:table-cell office:value-type="float" office:value="126.507604640905" calcext:value-type="float">
            <text:p>126.507604640905</text:p>
          </table:table-cell>
        </table:table-row>
        <table:table-row table:style-name="ro1">
          <table:table-cell office:value-type="float" office:value="1572475449.84245" calcext:value-type="float">
            <text:p>1572475449.84245</text:p>
          </table:table-cell>
          <table:table-cell office:value-type="float" office:value="127.583185526033" calcext:value-type="float">
            <text:p>127.583185526033</text:p>
          </table:table-cell>
        </table:table-row>
        <table:table-row table:style-name="ro1">
          <table:table-cell office:value-type="float" office:value="1572475480.43531" calcext:value-type="float">
            <text:p>1572475480.43531</text:p>
          </table:table-cell>
          <table:table-cell office:value-type="float" office:value="128.009887081398" calcext:value-type="float">
            <text:p>128.009887081398</text:p>
          </table:table-cell>
        </table:table-row>
        <table:table-row table:style-name="ro1">
          <table:table-cell office:value-type="float" office:value="1572475510.77665" calcext:value-type="float">
            <text:p>1572475510.77665</text:p>
          </table:table-cell>
          <table:table-cell office:value-type="float" office:value="129.001879891089" calcext:value-type="float">
            <text:p>129.001879891089</text:p>
          </table:table-cell>
        </table:table-row>
        <table:table-row table:style-name="ro1">
          <table:table-cell office:value-type="float" office:value="1572475541.36353" calcext:value-type="float">
            <text:p>1572475541.36353</text:p>
          </table:table-cell>
          <table:table-cell office:value-type="float" office:value="126.181688081255" calcext:value-type="float">
            <text:p>126.181688081255</text:p>
          </table:table-cell>
        </table:table-row>
        <table:table-row table:style-name="ro1">
          <table:table-cell office:value-type="float" office:value="1572475571.94827" calcext:value-type="float">
            <text:p>1572475571.94827</text:p>
          </table:table-cell>
          <table:table-cell office:value-type="float" office:value="126.504865127261" calcext:value-type="float">
            <text:p>126.504865127261</text:p>
          </table:table-cell>
        </table:table-row>
        <table:table-row table:style-name="ro1">
          <table:table-cell office:value-type="float" office:value="1572475602.52886" calcext:value-type="float">
            <text:p>1572475602.52886</text:p>
          </table:table-cell>
          <table:table-cell office:value-type="float" office:value="126.190320547636" calcext:value-type="float">
            <text:p>126.190320547636</text:p>
          </table:table-cell>
        </table:table-row>
        <table:table-row table:style-name="ro1">
          <table:table-cell office:value-type="float" office:value="1572475633.1041" calcext:value-type="float">
            <text:p>1572475633.1041</text:p>
          </table:table-cell>
          <table:table-cell office:value-type="float" office:value="127.503849327887" calcext:value-type="float">
            <text:p>127.503849327887</text:p>
          </table:table-cell>
        </table:table-row>
        <table:table-row table:style-name="ro1">
          <table:table-cell office:value-type="float" office:value="1572475663.65781" calcext:value-type="float">
            <text:p>1572475663.65781</text:p>
          </table:table-cell>
          <table:table-cell office:value-type="float" office:value="126.4529299161" calcext:value-type="float">
            <text:p>126.4529299161</text:p>
          </table:table-cell>
        </table:table-row>
        <table:table-row table:style-name="ro1">
          <table:table-cell office:value-type="float" office:value="1572475694.21636" calcext:value-type="float">
            <text:p>1572475694.21636</text:p>
          </table:table-cell>
          <table:table-cell office:value-type="float" office:value="126.857090086234" calcext:value-type="float">
            <text:p>126.857090086234</text:p>
          </table:table-cell>
        </table:table-row>
        <table:table-row table:style-name="ro1">
          <table:table-cell office:value-type="float" office:value="1572475724.85574" calcext:value-type="float">
            <text:p>1572475724.85574</text:p>
          </table:table-cell>
          <table:table-cell office:value-type="float" office:value="126.554465974418" calcext:value-type="float">
            <text:p>126.554465974418</text:p>
          </table:table-cell>
        </table:table-row>
        <table:table-row table:style-name="ro1">
          <table:table-cell office:value-type="float" office:value="1572475755.55677" calcext:value-type="float">
            <text:p>1572475755.55677</text:p>
          </table:table-cell>
          <table:table-cell office:value-type="float" office:value="128.746742388858" calcext:value-type="float">
            <text:p>128.746742388858</text:p>
          </table:table-cell>
        </table:table-row>
        <table:table-row table:style-name="ro1">
          <table:table-cell office:value-type="float" office:value="1572475786.18718" calcext:value-type="float">
            <text:p>1572475786.18718</text:p>
          </table:table-cell>
          <table:table-cell office:value-type="float" office:value="127.331540062685" calcext:value-type="float">
            <text:p>127.331540062685</text:p>
          </table:table-cell>
        </table:table-row>
        <table:table-row table:style-name="ro1">
          <table:table-cell office:value-type="float" office:value="1572475816.81962" calcext:value-type="float">
            <text:p>1572475816.81962</text:p>
          </table:table-cell>
          <table:table-cell office:value-type="float" office:value="128.023519562406" calcext:value-type="float">
            <text:p>128.023519562406</text:p>
          </table:table-cell>
        </table:table-row>
        <table:table-row table:style-name="ro1">
          <table:table-cell office:value-type="float" office:value="1572475847.44427" calcext:value-type="float">
            <text:p>1572475847.44427</text:p>
          </table:table-cell>
          <table:table-cell office:value-type="float" office:value="128.152529008097" calcext:value-type="float">
            <text:p>128.152529008097</text:p>
          </table:table-cell>
        </table:table-row>
        <table:table-row table:style-name="ro1">
          <table:table-cell office:value-type="float" office:value="1572475878.02746" calcext:value-type="float">
            <text:p>1572475878.02746</text:p>
          </table:table-cell>
          <table:table-cell office:value-type="float" office:value="125.603713595444" calcext:value-type="float">
            <text:p>125.603713595444</text:p>
          </table:table-cell>
        </table:table-row>
        <table:table-row table:style-name="ro1">
          <table:table-cell office:value-type="float" office:value="1572475908.6106" calcext:value-type="float">
            <text:p>1572475908.6106</text:p>
          </table:table-cell>
          <table:table-cell office:value-type="float" office:value="126.857156636085" calcext:value-type="float">
            <text:p>126.857156636085</text:p>
          </table:table-cell>
        </table:table-row>
        <table:table-row table:style-name="ro1">
          <table:table-cell office:value-type="float" office:value="1572475939.16175" calcext:value-type="float">
            <text:p>1572475939.16175</text:p>
          </table:table-cell>
          <table:table-cell office:value-type="float" office:value="127.146210428841" calcext:value-type="float">
            <text:p>127.146210428841</text:p>
          </table:table-cell>
        </table:table-row>
        <table:table-row table:style-name="ro1">
          <table:table-cell office:value-type="float" office:value="1572475969.74357" calcext:value-type="float">
            <text:p>1572475969.74357</text:p>
          </table:table-cell>
          <table:table-cell office:value-type="float" office:value="127.342226067325" calcext:value-type="float">
            <text:p>127.342226067325</text:p>
          </table:table-cell>
        </table:table-row>
        <table:table-row table:style-name="ro1">
          <table:table-cell office:value-type="float" office:value="1572476000.32731" calcext:value-type="float">
            <text:p>1572476000.32731</text:p>
          </table:table-cell>
          <table:table-cell office:value-type="float" office:value="125.715801096065" calcext:value-type="float">
            <text:p>125.715801096065</text:p>
          </table:table-cell>
        </table:table-row>
        <table:table-row table:style-name="ro1">
          <table:table-cell office:value-type="float" office:value="1572476030.8699" calcext:value-type="float">
            <text:p>1572476030.8699</text:p>
          </table:table-cell>
          <table:table-cell office:value-type="float" office:value="127.586887452907" calcext:value-type="float">
            <text:p>127.586887452907</text:p>
          </table:table-cell>
        </table:table-row>
        <table:table-row table:style-name="ro1">
          <table:table-cell office:value-type="float" office:value="1572476061.26693" calcext:value-type="float">
            <text:p>1572476061.26693</text:p>
          </table:table-cell>
          <table:table-cell office:value-type="float" office:value="127.975972253506" calcext:value-type="float">
            <text:p>127.975972253506</text:p>
          </table:table-cell>
        </table:table-row>
        <table:table-row table:style-name="ro1">
          <table:table-cell office:value-type="float" office:value="1572476091.83697" calcext:value-type="float">
            <text:p>1572476091.83697</text:p>
          </table:table-cell>
          <table:table-cell office:value-type="float" office:value="127.690820037177" calcext:value-type="float">
            <text:p>127.690820037177</text:p>
          </table:table-cell>
        </table:table-row>
        <table:table-row table:style-name="ro1">
          <table:table-cell office:value-type="float" office:value="1572476122.44429" calcext:value-type="float">
            <text:p>1572476122.44429</text:p>
          </table:table-cell>
          <table:table-cell office:value-type="float" office:value="126.758222603807" calcext:value-type="float">
            <text:p>126.758222603807</text:p>
          </table:table-cell>
        </table:table-row>
        <table:table-row table:style-name="ro1">
          <table:table-cell office:value-type="float" office:value="1572476153.01774" calcext:value-type="float">
            <text:p>1572476153.01774</text:p>
          </table:table-cell>
          <table:table-cell office:value-type="float" office:value="126.591189791074" calcext:value-type="float">
            <text:p>126.591189791074</text:p>
          </table:table-cell>
        </table:table-row>
        <table:table-row table:style-name="ro1">
          <table:table-cell office:value-type="float" office:value="1572476183.59394" calcext:value-type="float">
            <text:p>1572476183.59394</text:p>
          </table:table-cell>
          <table:table-cell office:value-type="float" office:value="128.18781139886" calcext:value-type="float">
            <text:p>128.18781139886</text:p>
          </table:table-cell>
        </table:table-row>
        <table:table-row table:style-name="ro1">
          <table:table-cell office:value-type="float" office:value="1572476214.19273" calcext:value-type="float">
            <text:p>1572476214.19273</text:p>
          </table:table-cell>
          <table:table-cell office:value-type="float" office:value="126.233552354662" calcext:value-type="float">
            <text:p>126.233552354662</text:p>
          </table:table-cell>
        </table:table-row>
        <table:table-row table:style-name="ro1">
          <table:table-cell office:value-type="float" office:value="1572476244.77242" calcext:value-type="float">
            <text:p>1572476244.77242</text:p>
          </table:table-cell>
          <table:table-cell office:value-type="float" office:value="127.685888035036" calcext:value-type="float">
            <text:p>127.685888035036</text:p>
          </table:table-cell>
        </table:table-row>
        <table:table-row table:style-name="ro1">
          <table:table-cell office:value-type="float" office:value="1572476275.37378" calcext:value-type="float">
            <text:p>1572476275.37378</text:p>
          </table:table-cell>
          <table:table-cell office:value-type="float" office:value="125.740809945002" calcext:value-type="float">
            <text:p>125.740809945002</text:p>
          </table:table-cell>
        </table:table-row>
        <table:table-row table:style-name="ro1">
          <table:table-cell office:value-type="float" office:value="1572476305.97634" calcext:value-type="float">
            <text:p>1572476305.97634</text:p>
          </table:table-cell>
          <table:table-cell office:value-type="float" office:value="126.690259848322" calcext:value-type="float">
            <text:p>126.690259848322</text:p>
          </table:table-cell>
        </table:table-row>
        <table:table-row table:style-name="ro1">
          <table:table-cell office:value-type="float" office:value="1572476336.2102" calcext:value-type="float">
            <text:p>1572476336.2102</text:p>
          </table:table-cell>
          <table:table-cell office:value-type="float" office:value="126.80748338854" calcext:value-type="float">
            <text:p>126.80748338854</text:p>
          </table:table-cell>
        </table:table-row>
        <table:table-row table:style-name="ro1">
          <table:table-cell office:value-type="float" office:value="1572476366.96408" calcext:value-type="float">
            <text:p>1572476366.96408</text:p>
          </table:table-cell>
          <table:table-cell office:value-type="float" office:value="126.417987587762" calcext:value-type="float">
            <text:p>126.417987587762</text:p>
          </table:table-cell>
        </table:table-row>
        <table:table-row table:style-name="ro1">
          <table:table-cell office:value-type="float" office:value="1572476397.5616" calcext:value-type="float">
            <text:p>1572476397.5616</text:p>
          </table:table-cell>
          <table:table-cell office:value-type="float" office:value="128.964268986859" calcext:value-type="float">
            <text:p>128.964268986859</text:p>
          </table:table-cell>
        </table:table-row>
        <table:table-row table:style-name="ro1">
          <table:table-cell office:value-type="float" office:value="1572476428.2782" calcext:value-type="float">
            <text:p>1572476428.2782</text:p>
          </table:table-cell>
          <table:table-cell office:value-type="float" office:value="126.718348273328" calcext:value-type="float">
            <text:p>126.718348273328</text:p>
          </table:table-cell>
        </table:table-row>
        <table:table-row table:style-name="ro1">
          <table:table-cell office:value-type="float" office:value="1572476458.84835" calcext:value-type="float">
            <text:p>1572476458.84835</text:p>
          </table:table-cell>
          <table:table-cell office:value-type="float" office:value="126.722872200559" calcext:value-type="float">
            <text:p>126.722872200559</text:p>
          </table:table-cell>
        </table:table-row>
        <table:table-row table:style-name="ro1">
          <table:table-cell office:value-type="float" office:value="1572476489.45812" calcext:value-type="float">
            <text:p>1572476489.45812</text:p>
          </table:table-cell>
          <table:table-cell office:value-type="float" office:value="128.304971314495" calcext:value-type="float">
            <text:p>128.304971314495</text:p>
          </table:table-cell>
        </table:table-row>
        <table:table-row table:style-name="ro1">
          <table:table-cell office:value-type="float" office:value="1572476520.02155" calcext:value-type="float">
            <text:p>1572476520.02155</text:p>
          </table:table-cell>
          <table:table-cell office:value-type="float" office:value="127.640119289186" calcext:value-type="float">
            <text:p>127.640119289186</text:p>
          </table:table-cell>
        </table:table-row>
        <table:table-row table:style-name="ro1">
          <table:table-cell office:value-type="float" office:value="1572476550.58593" calcext:value-type="float">
            <text:p>1572476550.58593</text:p>
          </table:table-cell>
          <table:table-cell office:value-type="float" office:value="127.652521694926" calcext:value-type="float">
            <text:p>127.652521694926</text:p>
          </table:table-cell>
        </table:table-row>
        <table:table-row table:style-name="ro1">
          <table:table-cell office:value-type="float" office:value="1572476581.14095" calcext:value-type="float">
            <text:p>1572476581.14095</text:p>
          </table:table-cell>
          <table:table-cell office:value-type="float" office:value="127.161284335741" calcext:value-type="float">
            <text:p>127.161284335741</text:p>
          </table:table-cell>
        </table:table-row>
        <table:table-row table:style-name="ro1">
          <table:table-cell office:value-type="float" office:value="1572476611.71661" calcext:value-type="float">
            <text:p>1572476611.71661</text:p>
          </table:table-cell>
          <table:table-cell office:value-type="float" office:value="127.305709213392" calcext:value-type="float">
            <text:p>127.305709213392</text:p>
          </table:table-cell>
        </table:table-row>
        <table:table-row table:style-name="ro1">
          <table:table-cell office:value-type="float" office:value="1572476642.32312" calcext:value-type="float">
            <text:p>1572476642.32312</text:p>
          </table:table-cell>
          <table:table-cell office:value-type="float" office:value="128.717622075504" calcext:value-type="float">
            <text:p>128.717622075504</text:p>
          </table:table-cell>
        </table:table-row>
        <table:table-row table:style-name="ro1">
          <table:table-cell office:value-type="float" office:value="1572476672.89891" calcext:value-type="float">
            <text:p>1572476672.89891</text:p>
          </table:table-cell>
          <table:table-cell office:value-type="float" office:value="127.711031446308" calcext:value-type="float">
            <text:p>127.711031446308</text:p>
          </table:table-cell>
        </table:table-row>
        <table:table-row table:style-name="ro1">
          <table:table-cell office:value-type="float" office:value="1572476703.4689" calcext:value-type="float">
            <text:p>1572476703.4689</text:p>
          </table:table-cell>
          <table:table-cell office:value-type="float" office:value="126.584748350555" calcext:value-type="float">
            <text:p>126.584748350555</text:p>
          </table:table-cell>
        </table:table-row>
        <table:table-row table:style-name="ro1">
          <table:table-cell office:value-type="float" office:value="1572476734.0696" calcext:value-type="float">
            <text:p>1572476734.0696</text:p>
          </table:table-cell>
          <table:table-cell office:value-type="float" office:value="127.39203533984" calcext:value-type="float">
            <text:p>127.39203533984</text:p>
          </table:table-cell>
        </table:table-row>
        <table:table-row table:style-name="ro1">
          <table:table-cell office:value-type="float" office:value="1572476764.63949" calcext:value-type="float">
            <text:p>1572476764.63949</text:p>
          </table:table-cell>
          <table:table-cell office:value-type="float" office:value="127.346064019169" calcext:value-type="float">
            <text:p>127.346064019169</text:p>
          </table:table-cell>
        </table:table-row>
        <table:table-row table:style-name="ro1">
          <table:table-cell office:value-type="float" office:value="1572476795.24547" calcext:value-type="float">
            <text:p>1572476795.24547</text:p>
          </table:table-cell>
          <table:table-cell office:value-type="float" office:value="126.549052034345" calcext:value-type="float">
            <text:p>126.549052034345</text:p>
          </table:table-cell>
        </table:table-row>
        <table:table-row table:style-name="ro1">
          <table:table-cell office:value-type="float" office:value="1572476825.80665" calcext:value-type="float">
            <text:p>1572476825.80665</text:p>
          </table:table-cell>
          <table:table-cell office:value-type="float" office:value="127.831751413311" calcext:value-type="float">
            <text:p>127.831751413311</text:p>
          </table:table-cell>
        </table:table-row>
        <table:table-row table:style-name="ro1">
          <table:table-cell office:value-type="float" office:value="1572476856.37253" calcext:value-type="float">
            <text:p>1572476856.37253</text:p>
          </table:table-cell>
          <table:table-cell office:value-type="float" office:value="126.816188255308" calcext:value-type="float">
            <text:p>126.816188255308</text:p>
          </table:table-cell>
        </table:table-row>
        <table:table-row table:style-name="ro1">
          <table:table-cell office:value-type="float" office:value="1572476886.97345" calcext:value-type="float">
            <text:p>1572476886.97345</text:p>
          </table:table-cell>
          <table:table-cell office:value-type="float" office:value="125.246556634329" calcext:value-type="float">
            <text:p>125.246556634329</text:p>
          </table:table-cell>
        </table:table-row>
        <table:table-row table:style-name="ro1">
          <table:table-cell office:value-type="float" office:value="1572476917.51311" calcext:value-type="float">
            <text:p>1572476917.51311</text:p>
          </table:table-cell>
          <table:table-cell office:value-type="float" office:value="126.051101184701" calcext:value-type="float">
            <text:p>126.051101184701</text:p>
          </table:table-cell>
        </table:table-row>
        <table:table-row table:style-name="ro1">
          <table:table-cell office:value-type="float" office:value="1572476947.80355" calcext:value-type="float">
            <text:p>1572476947.80355</text:p>
          </table:table-cell>
          <table:table-cell office:value-type="float" office:value="127.676775093357" calcext:value-type="float">
            <text:p>127.676775093357</text:p>
          </table:table-cell>
        </table:table-row>
        <table:table-row table:style-name="ro1">
          <table:table-cell office:value-type="float" office:value="1572476978.33433" calcext:value-type="float">
            <text:p>1572476978.33433</text:p>
          </table:table-cell>
          <table:table-cell office:value-type="float" office:value="126.745344110671" calcext:value-type="float">
            <text:p>126.745344110671</text:p>
          </table:table-cell>
        </table:table-row>
        <table:table-row table:style-name="ro1">
          <table:table-cell office:value-type="float" office:value="1572477008.84149" calcext:value-type="float">
            <text:p>1572477008.84149</text:p>
          </table:table-cell>
          <table:table-cell office:value-type="float" office:value="128.228785630173" calcext:value-type="float">
            <text:p>128.228785630173</text:p>
          </table:table-cell>
        </table:table-row>
        <table:table-row table:style-name="ro1">
          <table:table-cell office:value-type="float" office:value="1572477039.36559" calcext:value-type="float">
            <text:p>1572477039.36559</text:p>
          </table:table-cell>
          <table:table-cell office:value-type="float" office:value="126.845100143306" calcext:value-type="float">
            <text:p>126.845100143306</text:p>
          </table:table-cell>
        </table:table-row>
        <table:table-row table:style-name="ro1">
          <table:table-cell office:value-type="float" office:value="1572477069.8959" calcext:value-type="float">
            <text:p>1572477069.8959</text:p>
          </table:table-cell>
          <table:table-cell office:value-type="float" office:value="127.924721555099" calcext:value-type="float">
            <text:p>127.924721555099</text:p>
          </table:table-cell>
        </table:table-row>
        <table:table-row table:style-name="ro1">
          <table:table-cell office:value-type="float" office:value="1572477100.5178" calcext:value-type="float">
            <text:p>1572477100.5178</text:p>
          </table:table-cell>
          <table:table-cell office:value-type="float" office:value="169.809854318395" calcext:value-type="float">
            <text:p>169.809854318395</text:p>
          </table:table-cell>
        </table:table-row>
        <table:table-row table:style-name="ro1">
          <table:table-cell office:value-type="float" office:value="1572477131.07683" calcext:value-type="float">
            <text:p>1572477131.07683</text:p>
          </table:table-cell>
          <table:table-cell office:value-type="float" office:value="127.680270057508" calcext:value-type="float">
            <text:p>127.680270057508</text:p>
          </table:table-cell>
        </table:table-row>
        <table:table-row table:style-name="ro1">
          <table:table-cell office:value-type="float" office:value="1572477161.61419" calcext:value-type="float">
            <text:p>1572477161.61419</text:p>
          </table:table-cell>
          <table:table-cell office:value-type="float" office:value="127.623677819414" calcext:value-type="float">
            <text:p>127.623677819414</text:p>
          </table:table-cell>
        </table:table-row>
        <table:table-row table:style-name="ro1">
          <table:table-cell office:value-type="float" office:value="1572477192.15206" calcext:value-type="float">
            <text:p>1572477192.15206</text:p>
          </table:table-cell>
          <table:table-cell office:value-type="float" office:value="126.753290601666" calcext:value-type="float">
            <text:p>126.753290601666</text:p>
          </table:table-cell>
        </table:table-row>
        <table:table-row table:style-name="ro1">
          <table:table-cell office:value-type="float" office:value="1572477222.71265" calcext:value-type="float">
            <text:p>1572477222.71265</text:p>
          </table:table-cell>
          <table:table-cell office:value-type="float" office:value="126.536791504111" calcext:value-type="float">
            <text:p>126.536791504111</text:p>
          </table:table-cell>
        </table:table-row>
        <table:table-row table:style-name="ro1">
          <table:table-cell office:value-type="float" office:value="1572477253.25589" calcext:value-type="float">
            <text:p>1572477253.25589</text:p>
          </table:table-cell>
          <table:table-cell office:value-type="float" office:value="126.659771972096" calcext:value-type="float">
            <text:p>126.659771972096</text:p>
          </table:table-cell>
        </table:table-row>
        <table:table-row table:style-name="ro1">
          <table:table-cell office:value-type="float" office:value="1572477283.8198" calcext:value-type="float">
            <text:p>1572477283.8198</text:p>
          </table:table-cell>
          <table:table-cell office:value-type="float" office:value="127.846686369973" calcext:value-type="float">
            <text:p>127.846686369973</text:p>
          </table:table-cell>
        </table:table-row>
        <table:table-row table:style-name="ro1">
          <table:table-cell office:value-type="float" office:value="1572477314.37074" calcext:value-type="float">
            <text:p>1572477314.37074</text:p>
          </table:table-cell>
          <table:table-cell office:value-type="float" office:value="126.593997317204" calcext:value-type="float">
            <text:p>126.593997317204</text:p>
          </table:table-cell>
        </table:table-row>
        <table:table-row table:style-name="ro1">
          <table:table-cell office:value-type="float" office:value="1572477344.9135" calcext:value-type="float">
            <text:p>1572477344.9135</text:p>
          </table:table-cell>
          <table:table-cell office:value-type="float" office:value="129.766486486399" calcext:value-type="float">
            <text:p>129.766486486399</text:p>
          </table:table-cell>
        </table:table-row>
        <table:table-row table:style-name="ro1">
          <table:table-cell office:value-type="float" office:value="1572477375.56018" calcext:value-type="float">
            <text:p>1572477375.56018</text:p>
          </table:table-cell>
          <table:table-cell office:value-type="float" office:value="128.493312511925" calcext:value-type="float">
            <text:p>128.493312511925</text:p>
          </table:table-cell>
        </table:table-row>
        <table:table-row table:style-name="ro1">
          <table:table-cell office:value-type="float" office:value="1572477406.17974" calcext:value-type="float">
            <text:p>1572477406.17974</text:p>
          </table:table-cell>
          <table:table-cell office:value-type="float" office:value="127.370593855442" calcext:value-type="float">
            <text:p>127.370593855442</text:p>
          </table:table-cell>
        </table:table-row>
        <table:table-row table:style-name="ro1">
          <table:table-cell office:value-type="float" office:value="1572477436.73973" calcext:value-type="float">
            <text:p>1572477436.73973</text:p>
          </table:table-cell>
          <table:table-cell office:value-type="float" office:value="127.141415914304" calcext:value-type="float">
            <text:p>127.141415914304</text:p>
          </table:table-cell>
        </table:table-row>
        <table:table-row table:style-name="ro1">
          <table:table-cell office:value-type="float" office:value="1572477467.28883" calcext:value-type="float">
            <text:p>1572477467.28883</text:p>
          </table:table-cell>
          <table:table-cell office:value-type="float" office:value="127.95439181887" calcext:value-type="float">
            <text:p>127.95439181887</text:p>
          </table:table-cell>
        </table:table-row>
        <table:table-row table:style-name="ro1">
          <table:table-cell office:value-type="float" office:value="1572477497.58548" calcext:value-type="float">
            <text:p>1572477497.58548</text:p>
          </table:table-cell>
          <table:table-cell office:value-type="float" office:value="126.26493024373" calcext:value-type="float">
            <text:p>126.26493024373</text:p>
          </table:table-cell>
        </table:table-row>
        <table:table-row table:style-name="ro1">
          <table:table-cell office:value-type="float" office:value="1572477528.16198" calcext:value-type="float">
            <text:p>1572477528.16198</text:p>
          </table:table-cell>
          <table:table-cell office:value-type="float" office:value="126.302612085713" calcext:value-type="float">
            <text:p>126.302612085713</text:p>
          </table:table-cell>
        </table:table-row>
        <table:table-row table:style-name="ro1">
          <table:table-cell office:value-type="float" office:value="1572477558.71711" calcext:value-type="float">
            <text:p>1572477558.71711</text:p>
          </table:table-cell>
          <table:table-cell office:value-type="float" office:value="127.419371239608" calcext:value-type="float">
            <text:p>127.419371239608</text:p>
          </table:table-cell>
        </table:table-row>
        <table:table-row table:style-name="ro1">
          <table:table-cell office:value-type="float" office:value="1572477589.26753" calcext:value-type="float">
            <text:p>1572477589.26753</text:p>
          </table:table-cell>
          <table:table-cell office:value-type="float" office:value="127.588256478413" calcext:value-type="float">
            <text:p>127.588256478413</text:p>
          </table:table-cell>
        </table:table-row>
        <table:table-row table:style-name="ro1">
          <table:table-cell office:value-type="float" office:value="1572477619.8412" calcext:value-type="float">
            <text:p>1572477619.8412</text:p>
          </table:table-cell>
          <table:table-cell office:value-type="float" office:value="126.59845323195" calcext:value-type="float">
            <text:p>126.59845323195</text:p>
          </table:table-cell>
        </table:table-row>
        <table:table-row table:style-name="ro1">
          <table:table-cell office:value-type="float" office:value="1572477650.42706" calcext:value-type="float">
            <text:p>1572477650.42706</text:p>
          </table:table-cell>
          <table:table-cell office:value-type="float" office:value="124.709825504503" calcext:value-type="float">
            <text:p>124.709825504503</text:p>
          </table:table-cell>
        </table:table-row>
        <table:table-row table:style-name="ro1">
          <table:table-cell office:value-type="float" office:value="1572477680.97614" calcext:value-type="float">
            <text:p>1572477680.97614</text:p>
          </table:table-cell>
          <table:table-cell office:value-type="float" office:value="126.088236001535" calcext:value-type="float">
            <text:p>126.088236001535</text:p>
          </table:table-cell>
        </table:table-row>
        <table:table-row table:style-name="ro1">
          <table:table-cell office:value-type="float" office:value="1572477711.52182" calcext:value-type="float">
            <text:p>1572477711.52182</text:p>
          </table:table-cell>
          <table:table-cell office:value-type="float" office:value="127.451368554212" calcext:value-type="float">
            <text:p>127.451368554212</text:p>
          </table:table-cell>
        </table:table-row>
        <table:table-row table:style-name="ro1">
          <table:table-cell office:value-type="float" office:value="1572477742.07336" calcext:value-type="float">
            <text:p>1572477742.07336</text:p>
          </table:table-cell>
          <table:table-cell office:value-type="float" office:value="126.200803977455" calcext:value-type="float">
            <text:p>126.200803977455</text:p>
          </table:table-cell>
        </table:table-row>
        <table:table-row table:style-name="ro1">
          <table:table-cell office:value-type="float" office:value="1572477772.64505" calcext:value-type="float">
            <text:p>1572477772.64505</text:p>
          </table:table-cell>
          <table:table-cell office:value-type="float" office:value="127.179851744159" calcext:value-type="float">
            <text:p>127.179851744159</text:p>
          </table:table-cell>
        </table:table-row>
        <table:table-row table:style-name="ro1">
          <table:table-cell office:value-type="float" office:value="1572477803.19625" calcext:value-type="float">
            <text:p>1572477803.19625</text:p>
          </table:table-cell>
          <table:table-cell office:value-type="float" office:value="128.120533156127" calcext:value-type="float">
            <text:p>128.120533156127</text:p>
          </table:table-cell>
        </table:table-row>
        <table:table-row table:style-name="ro1">
          <table:table-cell office:value-type="float" office:value="1572477833.72944" calcext:value-type="float">
            <text:p>1572477833.72944</text:p>
          </table:table-cell>
          <table:table-cell office:value-type="float" office:value="127.923558029682" calcext:value-type="float">
            <text:p>127.923558029682</text:p>
          </table:table-cell>
        </table:table-row>
        <table:table-row table:style-name="ro1">
          <table:table-cell office:value-type="float" office:value="1572477864.34102" calcext:value-type="float">
            <text:p>1572477864.34102</text:p>
          </table:table-cell>
          <table:table-cell office:value-type="float" office:value="127.619980280442" calcext:value-type="float">
            <text:p>127.619980280442</text:p>
          </table:table-cell>
        </table:table-row>
        <table:table-row table:style-name="ro1">
          <table:table-cell office:value-type="float" office:value="1572477894.94067" calcext:value-type="float">
            <text:p>1572477894.94067</text:p>
          </table:table-cell>
          <table:table-cell office:value-type="float" office:value="127.771939186275" calcext:value-type="float">
            <text:p>127.771939186275</text:p>
          </table:table-cell>
        </table:table-row>
        <table:table-row table:style-name="ro1">
          <table:table-cell office:value-type="float" office:value="1572477925.47907" calcext:value-type="float">
            <text:p>1572477925.47907</text:p>
          </table:table-cell>
          <table:table-cell office:value-type="float" office:value="128.950017080316" calcext:value-type="float">
            <text:p>128.950017080316</text:p>
          </table:table-cell>
        </table:table-row>
        <table:table-row table:style-name="ro1">
          <table:table-cell office:value-type="float" office:value="1572477956.09179" calcext:value-type="float">
            <text:p>1572477956.09179</text:p>
          </table:table-cell>
          <table:table-cell office:value-type="float" office:value="127.196501639288" calcext:value-type="float">
            <text:p>127.196501639288</text:p>
          </table:table-cell>
        </table:table-row>
        <table:table-row table:style-name="ro1">
          <table:table-cell office:value-type="float" office:value="1572477986.79953" calcext:value-type="float">
            <text:p>1572477986.79953</text:p>
          </table:table-cell>
          <table:table-cell office:value-type="float" office:value="127.077016135454" calcext:value-type="float">
            <text:p>127.077016135454</text:p>
          </table:table-cell>
        </table:table-row>
        <table:table-row table:style-name="ro1">
          <table:table-cell office:value-type="float" office:value="1572478017.3621" calcext:value-type="float">
            <text:p>1572478017.3621</text:p>
          </table:table-cell>
          <table:table-cell office:value-type="float" office:value="126.007254340042" calcext:value-type="float">
            <text:p>126.007254340042</text:p>
          </table:table-cell>
        </table:table-row>
        <table:table-row table:style-name="ro1">
          <table:table-cell office:value-type="float" office:value="1572478047.74408" calcext:value-type="float">
            <text:p>1572478047.74408</text:p>
          </table:table-cell>
          <table:table-cell office:value-type="float" office:value="127.620182855263" calcext:value-type="float">
            <text:p>127.620182855263</text:p>
          </table:table-cell>
        </table:table-row>
        <table:table-row table:style-name="ro1">
          <table:table-cell office:value-type="float" office:value="1572478078.29602" calcext:value-type="float">
            <text:p>1572478078.29602</text:p>
          </table:table-cell>
          <table:table-cell office:value-type="float" office:value="125.24045671887" calcext:value-type="float">
            <text:p>125.24045671887</text:p>
          </table:table-cell>
        </table:table-row>
        <table:table-row table:style-name="ro1">
          <table:table-cell office:value-type="float" office:value="1572478108.8681" calcext:value-type="float">
            <text:p>1572478108.8681</text:p>
          </table:table-cell>
          <table:table-cell office:value-type="float" office:value="126.170246626109" calcext:value-type="float">
            <text:p>126.170246626109</text:p>
          </table:table-cell>
        </table:table-row>
        <table:table-row table:style-name="ro1">
          <table:table-cell office:value-type="float" office:value="1572478139.50675" calcext:value-type="float">
            <text:p>1572478139.50675</text:p>
          </table:table-cell>
          <table:table-cell office:value-type="float" office:value="128.547576236551" calcext:value-type="float">
            <text:p>128.547576236551</text:p>
          </table:table-cell>
        </table:table-row>
        <table:table-row table:style-name="ro1">
          <table:table-cell office:value-type="float" office:value="1572478170.20738" calcext:value-type="float">
            <text:p>1572478170.20738</text:p>
          </table:table-cell>
          <table:table-cell office:value-type="float" office:value="128.706043132754" calcext:value-type="float">
            <text:p>128.706043132754</text:p>
          </table:table-cell>
        </table:table-row>
        <table:table-row table:style-name="ro1">
          <table:table-cell office:value-type="float" office:value="1572478200.76953" calcext:value-type="float">
            <text:p>1572478200.76953</text:p>
          </table:table-cell>
          <table:table-cell office:value-type="float" office:value="127.574554522286" calcext:value-type="float">
            <text:p>127.574554522286</text:p>
          </table:table-cell>
        </table:table-row>
        <table:table-row table:style-name="ro1">
          <table:table-cell office:value-type="float" office:value="1572478231.34473" calcext:value-type="float">
            <text:p>1572478231.34473</text:p>
          </table:table-cell>
          <table:table-cell office:value-type="float" office:value="127.418073151856" calcext:value-type="float">
            <text:p>127.418073151856</text:p>
          </table:table-cell>
        </table:table-row>
        <table:table-row table:style-name="ro1">
          <table:table-cell office:value-type="float" office:value="1572478261.8967" calcext:value-type="float">
            <text:p>1572478261.8967</text:p>
          </table:table-cell>
          <table:table-cell office:value-type="float" office:value="127.229455516584" calcext:value-type="float">
            <text:p>127.229455516584</text:p>
          </table:table-cell>
        </table:table-row>
        <table:table-row table:style-name="ro1">
          <table:table-cell office:value-type="float" office:value="1572478292.43489" calcext:value-type="float">
            <text:p>1572478292.43489</text:p>
          </table:table-cell>
          <table:table-cell office:value-type="float" office:value="127.56845606946" calcext:value-type="float">
            <text:p>127.56845606946</text:p>
          </table:table-cell>
        </table:table-row>
        <table:table-row table:style-name="ro1">
          <table:table-cell office:value-type="float" office:value="1572478323.01099" calcext:value-type="float">
            <text:p>1572478323.01099</text:p>
          </table:table-cell>
          <table:table-cell office:value-type="float" office:value="126.69437131274" calcext:value-type="float">
            <text:p>126.69437131274</text:p>
          </table:table-cell>
        </table:table-row>
        <table:table-row table:style-name="ro1">
          <table:table-cell office:value-type="float" office:value="1572478353.80168" calcext:value-type="float">
            <text:p>1572478353.80168</text:p>
          </table:table-cell>
          <table:table-cell office:value-type="float" office:value="127.179919756644" calcext:value-type="float">
            <text:p>127.179919756644</text:p>
          </table:table-cell>
        </table:table-row>
        <table:table-row table:style-name="ro1">
          <table:table-cell office:value-type="float" office:value="1572478384.38742" calcext:value-type="float">
            <text:p>1572478384.38742</text:p>
          </table:table-cell>
          <table:table-cell office:value-type="float" office:value="127.62751284599" calcext:value-type="float">
            <text:p>127.62751284599</text:p>
          </table:table-cell>
        </table:table-row>
        <table:table-row table:style-name="ro1">
          <table:table-cell office:value-type="float" office:value="1572478414.97011" calcext:value-type="float">
            <text:p>1572478414.97011</text:p>
          </table:table-cell>
          <table:table-cell office:value-type="float" office:value="290.503501952291" calcext:value-type="float">
            <text:p>290.503501952291</text:p>
          </table:table-cell>
        </table:table-row>
        <table:table-row table:style-name="ro1">
          <table:table-cell office:value-type="float" office:value="1572478445.59741" calcext:value-type="float">
            <text:p>1572478445.59741</text:p>
          </table:table-cell>
          <table:table-cell office:value-type="float" office:value="290.099961207694" calcext:value-type="float">
            <text:p>290.099961207694</text:p>
          </table:table-cell>
        </table:table-row>
        <table:table-row table:style-name="ro1">
          <table:table-cell office:value-type="float" office:value="1572478476.22083" calcext:value-type="float">
            <text:p>1572478476.22083</text:p>
          </table:table-cell>
          <table:table-cell office:value-type="float" office:value="127.862757062004" calcext:value-type="float">
            <text:p>127.862757062004</text:p>
          </table:table-cell>
        </table:table-row>
        <table:table-row table:style-name="ro1">
          <table:table-cell office:value-type="float" office:value="1572478506.92049" calcext:value-type="float">
            <text:p>1572478506.92049</text:p>
          </table:table-cell>
          <table:table-cell office:value-type="float" office:value="126.769665521587" calcext:value-type="float">
            <text:p>126.769665521587</text:p>
          </table:table-cell>
        </table:table-row>
        <table:table-row table:style-name="ro1">
          <table:table-cell office:value-type="float" office:value="1572478537.6986" calcext:value-type="float">
            <text:p>1572478537.6986</text:p>
          </table:table-cell>
          <table:table-cell office:value-type="float" office:value="169.686258812777" calcext:value-type="float">
            <text:p>169.686258812777</text:p>
          </table:table-cell>
        </table:table-row>
        <table:table-row table:style-name="ro1">
          <table:table-cell office:value-type="float" office:value="1572478568.1505" calcext:value-type="float">
            <text:p>1572478568.1505</text:p>
          </table:table-cell>
          <table:table-cell office:value-type="float" office:value="127.716785448806" calcext:value-type="float">
            <text:p>127.716785448806</text:p>
          </table:table-cell>
        </table:table-row>
        <table:table-row table:style-name="ro1">
          <table:table-cell office:value-type="float" office:value="1572478598.51969" calcext:value-type="float">
            <text:p>1572478598.51969</text:p>
          </table:table-cell>
          <table:table-cell office:value-type="float" office:value="127.860114813526" calcext:value-type="float">
            <text:p>127.860114813526</text:p>
          </table:table-cell>
        </table:table-row>
        <table:table-row table:style-name="ro1">
          <table:table-cell office:value-type="float" office:value="1572478629.15493" calcext:value-type="float">
            <text:p>1572478629.15493</text:p>
          </table:table-cell>
          <table:table-cell office:value-type="float" office:value="291.576139286319" calcext:value-type="float">
            <text:p>291.576139286319</text:p>
          </table:table-cell>
        </table:table-row>
        <table:table-row table:style-name="ro1">
          <table:table-cell office:value-type="float" office:value="1572478659.78492" calcext:value-type="float">
            <text:p>1572478659.78492</text:p>
          </table:table-cell>
          <table:table-cell office:value-type="float" office:value="126.872091592747" calcext:value-type="float">
            <text:p>126.872091592747</text:p>
          </table:table-cell>
        </table:table-row>
        <table:table-row table:style-name="ro1">
          <table:table-cell office:value-type="float" office:value="1572478690.43427" calcext:value-type="float">
            <text:p>1572478690.43427</text:p>
          </table:table-cell>
          <table:table-cell office:value-type="float" office:value="128.372385582198" calcext:value-type="float">
            <text:p>128.372385582198</text:p>
          </table:table-cell>
        </table:table-row>
        <table:table-row table:style-name="ro1">
          <table:table-cell office:value-type="float" office:value="1572478721.06786" calcext:value-type="float">
            <text:p>1572478721.06786</text:p>
          </table:table-cell>
          <table:table-cell office:value-type="float" office:value="11336.4252685802" calcext:value-type="float">
            <text:p>11336.4252685802</text:p>
          </table:table-cell>
        </table:table-row>
        <table:table-row table:style-name="ro1">
          <table:table-cell office:value-type="float" office:value="1572478751.70495" calcext:value-type="float">
            <text:p>1572478751.70495</text:p>
          </table:table-cell>
          <table:table-cell office:value-type="float" office:value="127.3407875667" calcext:value-type="float">
            <text:p>127.3407875667</text:p>
          </table:table-cell>
        </table:table-row>
        <table:table-row table:style-name="ro1">
          <table:table-cell office:value-type="float" office:value="1572478782.33421" calcext:value-type="float">
            <text:p>1572478782.33421</text:p>
          </table:table-cell>
          <table:table-cell office:value-type="float" office:value="11334.2956148442" calcext:value-type="float">
            <text:p>11334.2956148442</text:p>
          </table:table-cell>
        </table:table-row>
        <table:table-row table:style-name="ro1">
          <table:table-cell office:value-type="float" office:value="1572478813.05836" calcext:value-type="float">
            <text:p>1572478813.05836</text:p>
          </table:table-cell>
          <table:table-cell office:value-type="float" office:value="127.228837553683" calcext:value-type="float">
            <text:p>127.228837553683</text:p>
          </table:table-cell>
        </table:table-row>
        <table:table-row table:style-name="ro1">
          <table:table-cell office:value-type="float" office:value="1572478843.85343" calcext:value-type="float">
            <text:p>1572478843.85343</text:p>
          </table:table-cell>
          <table:table-cell office:value-type="float" office:value="127.598191420448" calcext:value-type="float">
            <text:p>127.598191420448</text:p>
          </table:table-cell>
        </table:table-row>
        <table:table-row table:style-name="ro1">
          <table:table-cell office:value-type="float" office:value="1572478874.63528" calcext:value-type="float">
            <text:p>1572478874.63528</text:p>
          </table:table-cell>
          <table:table-cell office:value-type="float" office:value="126.988700095331" calcext:value-type="float">
            <text:p>126.988700095331</text:p>
          </table:table-cell>
        </table:table-row>
        <table:table-row table:style-name="ro1">
          <table:table-cell office:value-type="float" office:value="1572478905.28097" calcext:value-type="float">
            <text:p>1572478905.28097</text:p>
          </table:table-cell>
          <table:table-cell office:value-type="float" office:value="128.607521563289" calcext:value-type="float">
            <text:p>128.607521563289</text:p>
          </table:table-cell>
        </table:table-row>
        <table:table-row table:style-name="ro1">
          <table:table-cell office:value-type="float" office:value="1572478936.10857" calcext:value-type="float">
            <text:p>1572478936.10857</text:p>
          </table:table-cell>
          <table:table-cell office:value-type="float" office:value="126.96568116007" calcext:value-type="float">
            <text:p>126.96568116007</text:p>
          </table:table-cell>
        </table:table-row>
        <table:table-row table:style-name="ro1">
          <table:table-cell office:value-type="float" office:value="1572478966.83991" calcext:value-type="float">
            <text:p>1572478966.83991</text:p>
          </table:table-cell>
          <table:table-cell office:value-type="float" office:value="1026.80317227457" calcext:value-type="float">
            <text:p>1026.80317227457</text:p>
          </table:table-cell>
        </table:table-row>
        <table:table-row table:style-name="ro1">
          <table:table-cell office:value-type="float" office:value="1572478997.48132" calcext:value-type="float">
            <text:p>1572478997.48132</text:p>
          </table:table-cell>
          <table:table-cell office:value-type="float" office:value="84.4172767475958" calcext:value-type="float">
            <text:p>84.4172767475958</text:p>
          </table:table-cell>
        </table:table-row>
        <table:table-row table:style-name="ro1">
          <table:table-cell office:value-type="float" office:value="1572479028.19215" calcext:value-type="float">
            <text:p>1572479028.19215</text:p>
          </table:table-cell>
          <table:table-cell office:value-type="float" office:value="126.509726191649" calcext:value-type="float">
            <text:p>126.509726191649</text:p>
          </table:table-cell>
        </table:table-row>
        <table:table-row table:style-name="ro1">
          <table:table-cell office:value-type="float" office:value="1572479058.81986" calcext:value-type="float">
            <text:p>1572479058.81986</text:p>
          </table:table-cell>
          <table:table-cell office:value-type="float" office:value="127.839767379425" calcext:value-type="float">
            <text:p>127.839767379425</text:p>
          </table:table-cell>
        </table:table-row>
        <table:table-row table:style-name="ro1">
          <table:table-cell office:value-type="float" office:value="1572479089.61076" calcext:value-type="float">
            <text:p>1572479089.61076</text:p>
          </table:table-cell>
          <table:table-cell office:value-type="float" office:value="124.990180281027" calcext:value-type="float">
            <text:p>124.990180281027</text:p>
          </table:table-cell>
        </table:table-row>
        <table:table-row table:style-name="ro1">
          <table:table-cell office:value-type="float" office:value="1572479120.52705" calcext:value-type="float">
            <text:p>1572479120.52705</text:p>
          </table:table-cell>
          <table:table-cell office:value-type="float" office:value="126.600301270119" calcext:value-type="float">
            <text:p>126.600301270119</text:p>
          </table:table-cell>
        </table:table-row>
        <table:table-row table:style-name="ro1">
          <table:table-cell office:value-type="float" office:value="1572479151.22569" calcext:value-type="float">
            <text:p>1572479151.22569</text:p>
          </table:table-cell>
          <table:table-cell office:value-type="float" office:value="127.053099874181" calcext:value-type="float">
            <text:p>127.053099874181</text:p>
          </table:table-cell>
        </table:table-row>
        <table:table-row table:style-name="ro1">
          <table:table-cell office:value-type="float" office:value="1572479181.8607" calcext:value-type="float">
            <text:p>1572479181.8607</text:p>
          </table:table-cell>
          <table:table-cell office:value-type="float" office:value="126.77384499849" calcext:value-type="float">
            <text:p>126.77384499849</text:p>
          </table:table-cell>
        </table:table-row>
        <table:table-row table:style-name="ro1">
          <table:table-cell office:value-type="float" office:value="1572479212.47675" calcext:value-type="float">
            <text:p>1572479212.47675</text:p>
          </table:table-cell>
          <table:table-cell office:value-type="float" office:value="290.490484508917" calcext:value-type="float">
            <text:p>290.490484508917</text:p>
          </table:table-cell>
        </table:table-row>
        <table:table-row table:style-name="ro1">
          <table:table-cell office:value-type="float" office:value="1572479243.1216" calcext:value-type="float">
            <text:p>1572479243.1216</text:p>
          </table:table-cell>
          <table:table-cell office:value-type="float" office:value="128.638832902506" calcext:value-type="float">
            <text:p>128.638832902506</text:p>
          </table:table-cell>
        </table:table-row>
        <table:table-row table:style-name="ro1">
          <table:table-cell office:value-type="float" office:value="1572479273.76073" calcext:value-type="float">
            <text:p>1572479273.76073</text:p>
          </table:table-cell>
          <table:table-cell office:value-type="float" office:value="2499.04062799332" calcext:value-type="float">
            <text:p>2499.04062799332</text:p>
          </table:table-cell>
        </table:table-row>
        <table:table-row table:style-name="ro1">
          <table:table-cell office:value-type="float" office:value="1572479304.40032" calcext:value-type="float">
            <text:p>1572479304.40032</text:p>
          </table:table-cell>
          <table:table-cell office:value-type="float" office:value="2456.86671494984" calcext:value-type="float">
            <text:p>2456.86671494984</text:p>
          </table:table-cell>
        </table:table-row>
        <table:table-row table:style-name="ro1">
          <table:table-cell office:value-type="float" office:value="1572479334.99272" calcext:value-type="float">
            <text:p>1572479334.99272</text:p>
          </table:table-cell>
          <table:table-cell office:value-type="float" office:value="127.107022073749" calcext:value-type="float">
            <text:p>127.107022073749</text:p>
          </table:table-cell>
        </table:table-row>
        <table:table-row table:style-name="ro1">
          <table:table-cell office:value-type="float" office:value="1572479365.59893" calcext:value-type="float">
            <text:p>1572479365.59893</text:p>
          </table:table-cell>
          <table:table-cell office:value-type="float" office:value="126.707935781263" calcext:value-type="float">
            <text:p>126.707935781263</text:p>
          </table:table-cell>
        </table:table-row>
        <table:table-row table:style-name="ro1">
          <table:table-cell office:value-type="float" office:value="1572479396.19589" calcext:value-type="float">
            <text:p>1572479396.19589</text:p>
          </table:table-cell>
          <table:table-cell office:value-type="float" office:value="127.21287363394" calcext:value-type="float">
            <text:p>127.21287363394</text:p>
          </table:table-cell>
        </table:table-row>
        <table:table-row table:style-name="ro1">
          <table:table-cell office:value-type="float" office:value="1572479426.81283" calcext:value-type="float">
            <text:p>1572479426.81283</text:p>
          </table:table-cell>
          <table:table-cell office:value-type="float" office:value="128.748315451819" calcext:value-type="float">
            <text:p>128.748315451819</text:p>
          </table:table-cell>
        </table:table-row>
        <table:table-row table:style-name="ro1">
          <table:table-cell office:value-type="float" office:value="1572479457.43314" calcext:value-type="float">
            <text:p>1572479457.43314</text:p>
          </table:table-cell>
          <table:table-cell office:value-type="float" office:value="128.418631878077" calcext:value-type="float">
            <text:p>128.418631878077</text:p>
          </table:table-cell>
        </table:table-row>
        <table:table-row table:style-name="ro1">
          <table:table-cell office:value-type="float" office:value="1572479488.09023" calcext:value-type="float">
            <text:p>1572479488.09023</text:p>
          </table:table-cell>
          <table:table-cell office:value-type="float" office:value="84.3330070846745" calcext:value-type="float">
            <text:p>84.3330070846745</text:p>
          </table:table-cell>
        </table:table-row>
        <table:table-row table:style-name="ro1">
          <table:table-cell office:value-type="float" office:value="1572479518.7187" calcext:value-type="float">
            <text:p>1572479518.7187</text:p>
          </table:table-cell>
          <table:table-cell office:value-type="float" office:value="128.594365169677" calcext:value-type="float">
            <text:p>128.594365169677</text:p>
          </table:table-cell>
        </table:table-row>
        <table:table-row table:style-name="ro1">
          <table:table-cell office:value-type="float" office:value="1572479549.38045" calcext:value-type="float">
            <text:p>1572479549.38045</text:p>
          </table:table-cell>
          <table:table-cell office:value-type="float" office:value="127.76536318342" calcext:value-type="float">
            <text:p>127.76536318342</text:p>
          </table:table-cell>
        </table:table-row>
        <table:table-row table:style-name="ro1">
          <table:table-cell office:value-type="float" office:value="1572479580.01797" calcext:value-type="float">
            <text:p>1572479580.01797</text:p>
          </table:table-cell>
          <table:table-cell office:value-type="float" office:value="125.040949041503" calcext:value-type="float">
            <text:p>125.040949041503</text:p>
          </table:table-cell>
        </table:table-row>
        <table:table-row table:style-name="ro1">
          <table:table-cell office:value-type="float" office:value="1572479610.73111" calcext:value-type="float">
            <text:p>1572479610.73111</text:p>
          </table:table-cell>
          <table:table-cell office:value-type="float" office:value="126.205461004388" calcext:value-type="float">
            <text:p>126.205461004388</text:p>
          </table:table-cell>
        </table:table-row>
        <table:table-row table:style-name="ro1">
          <table:table-cell office:value-type="float" office:value="1572479641.15003" calcext:value-type="float">
            <text:p>1572479641.15003</text:p>
          </table:table-cell>
          <table:table-cell office:value-type="float" office:value="128.055308451652" calcext:value-type="float">
            <text:p>128.055308451652</text:p>
          </table:table-cell>
        </table:table-row>
        <table:table-row table:style-name="ro1">
          <table:table-cell office:value-type="float" office:value="1572479671.76005" calcext:value-type="float">
            <text:p>1572479671.76005</text:p>
          </table:table-cell>
          <table:table-cell office:value-type="float" office:value="11293.1813216914" calcext:value-type="float">
            <text:p>11293.1813216914</text:p>
          </table:table-cell>
        </table:table-row>
        <table:table-row table:style-name="ro1">
          <table:table-cell office:value-type="float" office:value="1572479702.39442" calcext:value-type="float">
            <text:p>1572479702.39442</text:p>
          </table:table-cell>
          <table:table-cell office:value-type="float" office:value="127.974122752703" calcext:value-type="float">
            <text:p>127.974122752703</text:p>
          </table:table-cell>
        </table:table-row>
        <table:table-row table:style-name="ro1">
          <table:table-cell office:value-type="float" office:value="1572479733.07038" calcext:value-type="float">
            <text:p>1572479733.07038</text:p>
          </table:table-cell>
          <table:table-cell office:value-type="float" office:value="2500.39444210423" calcext:value-type="float">
            <text:p>2500.39444210423</text:p>
          </table:table-cell>
        </table:table-row>
        <table:table-row table:style-name="ro1">
          <table:table-cell office:value-type="float" office:value="1572479763.67014" calcext:value-type="float">
            <text:p>1572479763.67014</text:p>
          </table:table-cell>
          <table:table-cell office:value-type="float" office:value="766.897784954436" calcext:value-type="float">
            <text:p>766.897784954436</text:p>
          </table:table-cell>
        </table:table-row>
        <table:table-row table:style-name="ro1">
          <table:table-cell office:value-type="float" office:value="1572479794.30418" calcext:value-type="float">
            <text:p>1572479794.30418</text:p>
          </table:table-cell>
          <table:table-cell office:value-type="float" office:value="127.486377432401" calcext:value-type="float">
            <text:p>127.486377432401</text:p>
          </table:table-cell>
        </table:table-row>
        <table:table-row table:style-name="ro1">
          <table:table-cell office:value-type="float" office:value="1572479825.01425" calcext:value-type="float">
            <text:p>1572479825.01425</text:p>
          </table:table-cell>
          <table:table-cell office:value-type="float" office:value="21924.0716292541" calcext:value-type="float">
            <text:p>21924.0716292541</text:p>
          </table:table-cell>
        </table:table-row>
        <table:table-row table:style-name="ro1">
          <table:table-cell office:value-type="float" office:value="1572479855.73469" calcext:value-type="float">
            <text:p>1572479855.73469</text:p>
          </table:table-cell>
          <table:table-cell office:value-type="float" office:value="129.031069679563" calcext:value-type="float">
            <text:p>129.031069679563</text:p>
          </table:table-cell>
        </table:table-row>
        <table:table-row table:style-name="ro1">
          <table:table-cell office:value-type="float" office:value="1572479886.34667" calcext:value-type="float">
            <text:p>1572479886.34667</text:p>
          </table:table-cell>
          <table:table-cell office:value-type="float" office:value="127.192183212146" calcext:value-type="float">
            <text:p>127.192183212146</text:p>
          </table:table-cell>
        </table:table-row>
        <table:table-row table:style-name="ro1">
          <table:table-cell office:value-type="float" office:value="1572479916.95179" calcext:value-type="float">
            <text:p>1572479916.95179</text:p>
          </table:table-cell>
          <table:table-cell office:value-type="float" office:value="127.891084627683" calcext:value-type="float">
            <text:p>127.891084627683</text:p>
          </table:table-cell>
        </table:table-row>
        <table:table-row table:style-name="ro1">
          <table:table-cell office:value-type="float" office:value="1572479947.52398" calcext:value-type="float">
            <text:p>1572479947.52398</text:p>
          </table:table-cell>
          <table:table-cell office:value-type="float" office:value="128.396365468054" calcext:value-type="float">
            <text:p>128.396365468054</text:p>
          </table:table-cell>
        </table:table-row>
        <table:table-row table:style-name="ro1">
          <table:table-cell office:value-type="float" office:value="1572479978.09963" calcext:value-type="float">
            <text:p>1572479978.09963</text:p>
          </table:table-cell>
          <table:table-cell office:value-type="float" office:value="127.973642277406" calcext:value-type="float">
            <text:p>127.973642277406</text:p>
          </table:table-cell>
        </table:table-row>
        <table:table-row table:style-name="ro1">
          <table:table-cell office:value-type="float" office:value="1572480008.44234" calcext:value-type="float">
            <text:p>1572480008.44234</text:p>
          </table:table-cell>
          <table:table-cell office:value-type="float" office:value="126.927861830483" calcext:value-type="float">
            <text:p>126.927861830483</text:p>
          </table:table-cell>
        </table:table-row>
        <table:table-row table:style-name="ro1">
          <table:table-cell office:value-type="float" office:value="1572480039.01004" calcext:value-type="float">
            <text:p>1572480039.01004</text:p>
          </table:table-cell>
          <table:table-cell office:value-type="float" office:value="128.450898317353" calcext:value-type="float">
            <text:p>128.450898317353</text:p>
          </table:table-cell>
        </table:table-row>
        <table:table-row table:style-name="ro1">
          <table:table-cell office:value-type="float" office:value="1572480069.55544" calcext:value-type="float">
            <text:p>1572480069.55544</text:p>
          </table:table-cell>
          <table:table-cell office:value-type="float" office:value="127.590723942117" calcext:value-type="float">
            <text:p>127.590723942117</text:p>
          </table:table-cell>
        </table:table-row>
        <table:table-row table:style-name="ro1">
          <table:table-cell office:value-type="float" office:value="1572480100.10394" calcext:value-type="float">
            <text:p>1572480100.10394</text:p>
          </table:table-cell>
          <table:table-cell office:value-type="float" office:value="127.325647109949" calcext:value-type="float">
            <text:p>127.325647109949</text:p>
          </table:table-cell>
        </table:table-row>
        <table:table-row table:style-name="ro1">
          <table:table-cell office:value-type="float" office:value="1572480130.63941" calcext:value-type="float">
            <text:p>1572480130.63941</text:p>
          </table:table-cell>
          <table:table-cell office:value-type="float" office:value="127.755017241206" calcext:value-type="float">
            <text:p>127.755017241206</text:p>
          </table:table-cell>
        </table:table-row>
        <table:table-row table:style-name="ro1">
          <table:table-cell office:value-type="float" office:value="1572480161.21504" calcext:value-type="float">
            <text:p>1572480161.21504</text:p>
          </table:table-cell>
          <table:table-cell office:value-type="float" office:value="127.261656868643" calcext:value-type="float">
            <text:p>127.261656868643</text:p>
          </table:table-cell>
        </table:table-row>
        <table:table-row table:style-name="ro1">
          <table:table-cell office:value-type="float" office:value="1572480191.76336" calcext:value-type="float">
            <text:p>1572480191.76336</text:p>
          </table:table-cell>
          <table:table-cell office:value-type="float" office:value="126.889630038084" calcext:value-type="float">
            <text:p>126.889630038084</text:p>
          </table:table-cell>
        </table:table-row>
        <table:table-row table:style-name="ro1">
          <table:table-cell office:value-type="float" office:value="1572480222.34526" calcext:value-type="float">
            <text:p>1572480222.34526</text:p>
          </table:table-cell>
          <table:table-cell office:value-type="float" office:value="127.255420928214" calcext:value-type="float">
            <text:p>127.255420928214</text:p>
          </table:table-cell>
        </table:table-row>
        <table:table-row table:style-name="ro1">
          <table:table-cell office:value-type="float" office:value="1572480252.92546" calcext:value-type="float">
            <text:p>1572480252.92546</text:p>
          </table:table-cell>
          <table:table-cell office:value-type="float" office:value="127.579417049308" calcext:value-type="float">
            <text:p>127.579417049308</text:p>
          </table:table-cell>
        </table:table-row>
        <table:table-row table:style-name="ro1">
          <table:table-cell office:value-type="float" office:value="1572480283.64025" calcext:value-type="float">
            <text:p>1572480283.64025</text:p>
          </table:table-cell>
          <table:table-cell office:value-type="float" office:value="84.4875014666969" calcext:value-type="float">
            <text:p>84.4875014666969</text:p>
          </table:table-cell>
        </table:table-row>
        <table:table-row table:style-name="ro1">
          <table:table-cell office:value-type="float" office:value="1572480314.4353" calcext:value-type="float">
            <text:p>1572480314.4353</text:p>
          </table:table-cell>
          <table:table-cell office:value-type="float" office:value="125.051636508777" calcext:value-type="float">
            <text:p>125.051636508777</text:p>
          </table:table-cell>
        </table:table-row>
        <table:table-row table:style-name="ro1">
          <table:table-cell office:value-type="float" office:value="1572480345.15153" calcext:value-type="float">
            <text:p>1572480345.15153</text:p>
          </table:table-cell>
          <table:table-cell office:value-type="float" office:value="127.278782851168" calcext:value-type="float">
            <text:p>127.278782851168</text:p>
          </table:table-cell>
        </table:table-row>
        <table:table-row table:style-name="ro1">
          <table:table-cell office:value-type="float" office:value="1572480375.80678" calcext:value-type="float">
            <text:p>1572480375.80678</text:p>
          </table:table-cell>
          <table:table-cell office:value-type="float" office:value="128.538804819932" calcext:value-type="float">
            <text:p>128.538804819932</text:p>
          </table:table-cell>
        </table:table-row>
        <table:table-row table:style-name="ro1">
          <table:table-cell office:value-type="float" office:value="1572480406.4389" calcext:value-type="float">
            <text:p>1572480406.4389</text:p>
          </table:table-cell>
          <table:table-cell office:value-type="float" office:value="127.424374179503" calcext:value-type="float">
            <text:p>127.424374179503</text:p>
          </table:table-cell>
        </table:table-row>
        <table:table-row table:style-name="ro1">
          <table:table-cell office:value-type="float" office:value="1572480437.07227" calcext:value-type="float">
            <text:p>1572480437.07227</text:p>
          </table:table-cell>
          <table:table-cell office:value-type="float" office:value="125.598574630579" calcext:value-type="float">
            <text:p>125.598574630579</text:p>
          </table:table-cell>
        </table:table-row>
        <table:table-row table:style-name="ro1">
          <table:table-cell office:value-type="float" office:value="1572480467.71661" calcext:value-type="float">
            <text:p>1572480467.71661</text:p>
          </table:table-cell>
          <table:table-cell office:value-type="float" office:value="126.365712314176" calcext:value-type="float">
            <text:p>126.365712314176</text:p>
          </table:table-cell>
        </table:table-row>
        <table:table-row table:style-name="ro1">
          <table:table-cell office:value-type="float" office:value="1572480498.35386" calcext:value-type="float">
            <text:p>1572480498.35386</text:p>
          </table:table-cell>
          <table:table-cell office:value-type="float" office:value="125.75944390327" calcext:value-type="float">
            <text:p>125.75944390327</text:p>
          </table:table-cell>
        </table:table-row>
        <table:table-row table:style-name="ro1">
          <table:table-cell office:value-type="float" office:value="1572480528.99431" calcext:value-type="float">
            <text:p>1572480528.99431</text:p>
          </table:table-cell>
          <table:table-cell office:value-type="float" office:value="127.791671582742" calcext:value-type="float">
            <text:p>127.791671582742</text:p>
          </table:table-cell>
        </table:table-row>
        <table:table-row table:style-name="ro1">
          <table:table-cell office:value-type="float" office:value="1572480559.44652" calcext:value-type="float">
            <text:p>1572480559.44652</text:p>
          </table:table-cell>
          <table:table-cell office:value-type="float" office:value="129.472976778896" calcext:value-type="float">
            <text:p>129.472976778896</text:p>
          </table:table-cell>
        </table:table-row>
        <table:table-row table:style-name="ro1">
          <table:table-cell office:value-type="float" office:value="1572480590.07939" calcext:value-type="float">
            <text:p>1572480590.07939</text:p>
          </table:table-cell>
          <table:table-cell office:value-type="float" office:value="291.016389221232" calcext:value-type="float">
            <text:p>291.016389221232</text:p>
          </table:table-cell>
        </table:table-row>
        <table:table-row table:style-name="ro1">
          <table:table-cell office:value-type="float" office:value="1572480620.71038" calcext:value-type="float">
            <text:p>1572480620.71038</text:p>
          </table:table-cell>
          <table:table-cell office:value-type="float" office:value="128.102278020088" calcext:value-type="float">
            <text:p>128.102278020088</text:p>
          </table:table-cell>
        </table:table-row>
        <table:table-row table:style-name="ro1">
          <table:table-cell office:value-type="float" office:value="1572480651.34918" calcext:value-type="float">
            <text:p>1572480651.34918</text:p>
          </table:table-cell>
          <table:table-cell office:value-type="float" office:value="84.4706475341127" calcext:value-type="float">
            <text:p>84.4706475341127</text:p>
          </table:table-cell>
        </table:table-row>
        <table:table-row table:style-name="ro1">
          <table:table-cell office:value-type="float" office:value="1572480681.96877" calcext:value-type="float">
            <text:p>1572480681.96877</text:p>
          </table:table-cell>
          <table:table-cell office:value-type="float" office:value="1449.3839111388" calcext:value-type="float">
            <text:p>1449.3839111388</text:p>
          </table:table-cell>
        </table:table-row>
        <table:table-row table:style-name="ro1">
          <table:table-cell office:value-type="float" office:value="1572480712.5901" calcext:value-type="float">
            <text:p>1572480712.5901</text:p>
          </table:table-cell>
          <table:table-cell office:value-type="float" office:value="128.445694265272" calcext:value-type="float">
            <text:p>128.445694265272</text:p>
          </table:table-cell>
        </table:table-row>
        <table:table-row table:style-name="ro1">
          <table:table-cell office:value-type="float" office:value="1572480743.22688" calcext:value-type="float">
            <text:p>1572480743.22688</text:p>
          </table:table-cell>
          <table:table-cell office:value-type="float" office:value="129.410148600373" calcext:value-type="float">
            <text:p>129.410148600373</text:p>
          </table:table-cell>
        </table:table-row>
        <table:table-row table:style-name="ro1">
          <table:table-cell office:value-type="float" office:value="1572480773.88737" calcext:value-type="float">
            <text:p>1572480773.88737</text:p>
          </table:table-cell>
          <table:table-cell office:value-type="float" office:value="126.791520931431" calcext:value-type="float">
            <text:p>126.791520931431</text:p>
          </table:table-cell>
        </table:table-row>
        <table:table-row table:style-name="ro1">
          <table:table-cell office:value-type="float" office:value="1572480804.56229" calcext:value-type="float">
            <text:p>1572480804.56229</text:p>
          </table:table-cell>
          <table:table-cell office:value-type="float" office:value="128.112926727558" calcext:value-type="float">
            <text:p>128.112926727558</text:p>
          </table:table-cell>
        </table:table-row>
        <table:table-row table:style-name="ro1">
          <table:table-cell office:value-type="float" office:value="1572480835.35957" calcext:value-type="float">
            <text:p>1572480835.35957</text:p>
          </table:table-cell>
          <table:table-cell office:value-type="float" office:value="24296.5126404901" calcext:value-type="float">
            <text:p>24296.5126404901</text:p>
          </table:table-cell>
        </table:table-row>
        <table:table-row table:style-name="ro1">
          <table:table-cell office:value-type="float" office:value="1572480865.75192" calcext:value-type="float">
            <text:p>1572480865.75192</text:p>
          </table:table-cell>
          <table:table-cell office:value-type="float" office:value="126.982260117446" calcext:value-type="float">
            <text:p>126.982260117446</text:p>
          </table:table-cell>
        </table:table-row>
        <table:table-row table:style-name="ro1">
          <table:table-cell office:value-type="float" office:value="1572480896.29554" calcext:value-type="float">
            <text:p>1572480896.29554</text:p>
          </table:table-cell>
          <table:table-cell office:value-type="float" office:value="126.436967458992" calcext:value-type="float">
            <text:p>126.436967458992</text:p>
          </table:table-cell>
        </table:table-row>
        <table:table-row table:style-name="ro1">
          <table:table-cell office:value-type="float" office:value="1572480926.88843" calcext:value-type="float">
            <text:p>1572480926.88843</text:p>
          </table:table-cell>
          <table:table-cell office:value-type="float" office:value="126.715812797138" calcext:value-type="float">
            <text:p>126.715812797138</text:p>
          </table:table-cell>
        </table:table-row>
        <table:table-row table:style-name="ro1">
          <table:table-cell office:value-type="float" office:value="1572480957.47296" calcext:value-type="float">
            <text:p>1572480957.47296</text:p>
          </table:table-cell>
          <table:table-cell office:value-type="float" office:value="126.613045200919" calcext:value-type="float">
            <text:p>126.613045200919</text:p>
          </table:table-cell>
        </table:table-row>
        <table:table-row table:style-name="ro1">
          <table:table-cell office:value-type="float" office:value="1572480988.04819" calcext:value-type="float">
            <text:p>1572480988.04819</text:p>
          </table:table-cell>
          <table:table-cell office:value-type="float" office:value="127.652659182531" calcext:value-type="float">
            <text:p>127.652659182531</text:p>
          </table:table-cell>
        </table:table-row>
        <table:table-row table:style-name="ro1">
          <table:table-cell office:value-type="float" office:value="1572481018.61946" calcext:value-type="float">
            <text:p>1572481018.61946</text:p>
          </table:table-cell>
          <table:table-cell office:value-type="float" office:value="127.751865264748" calcext:value-type="float">
            <text:p>127.751865264748</text:p>
          </table:table-cell>
        </table:table-row>
        <table:table-row table:style-name="ro1">
          <table:table-cell office:value-type="float" office:value="1572481049.22183" calcext:value-type="float">
            <text:p>1572481049.22183</text:p>
          </table:table-cell>
          <table:table-cell office:value-type="float" office:value="126.476086338965" calcext:value-type="float">
            <text:p>126.476086338965</text:p>
          </table:table-cell>
        </table:table-row>
        <table:table-row table:style-name="ro1">
          <table:table-cell office:value-type="float" office:value="1572481079.79445" calcext:value-type="float">
            <text:p>1572481079.79445</text:p>
          </table:table-cell>
          <table:table-cell office:value-type="float" office:value="126.827353272611" calcext:value-type="float">
            <text:p>126.827353272611</text:p>
          </table:table-cell>
        </table:table-row>
        <table:table-row table:style-name="ro1">
          <table:table-cell office:value-type="float" office:value="1572481110.46485" calcext:value-type="float">
            <text:p>1572481110.46485</text:p>
          </table:table-cell>
          <table:table-cell office:value-type="float" office:value="126.513703093731" calcext:value-type="float">
            <text:p>126.513703093731</text:p>
          </table:table-cell>
        </table:table-row>
        <table:table-row table:style-name="ro1">
          <table:table-cell office:value-type="float" office:value="1572481141.04125" calcext:value-type="float">
            <text:p>1572481141.04125</text:p>
          </table:table-cell>
          <table:table-cell office:value-type="float" office:value="126.255475776992" calcext:value-type="float">
            <text:p>126.255475776992</text:p>
          </table:table-cell>
        </table:table-row>
        <table:table-row table:style-name="ro1">
          <table:table-cell office:value-type="float" office:value="1572481171.61496" calcext:value-type="float">
            <text:p>1572481171.61496</text:p>
          </table:table-cell>
          <table:table-cell office:value-type="float" office:value="126.477527764858" calcext:value-type="float">
            <text:p>126.477527764858</text:p>
          </table:table-cell>
        </table:table-row>
        <table:table-row table:style-name="ro1">
          <table:table-cell office:value-type="float" office:value="1572481202.17533" calcext:value-type="float">
            <text:p>1572481202.17533</text:p>
          </table:table-cell>
          <table:table-cell office:value-type="float" office:value="127.144977428306" calcext:value-type="float">
            <text:p>127.144977428306</text:p>
          </table:table-cell>
        </table:table-row>
        <table:table-row table:style-name="ro1">
          <table:table-cell office:value-type="float" office:value="1572481232.76412" calcext:value-type="float">
            <text:p>1572481232.76412</text:p>
          </table:table-cell>
          <table:table-cell office:value-type="float" office:value="128.099501209273" calcext:value-type="float">
            <text:p>128.099501209273</text:p>
          </table:table-cell>
        </table:table-row>
        <table:table-row table:style-name="ro1">
          <table:table-cell office:value-type="float" office:value="1572481263.34318" calcext:value-type="float">
            <text:p>1572481263.34318</text:p>
          </table:table-cell>
          <table:table-cell office:value-type="float" office:value="127.28810275557" calcext:value-type="float">
            <text:p>127.28810275557</text:p>
          </table:table-cell>
        </table:table-row>
        <table:table-row table:style-name="ro1">
          <table:table-cell office:value-type="float" office:value="1572481293.91138" calcext:value-type="float">
            <text:p>1572481293.91138</text:p>
          </table:table-cell>
          <table:table-cell office:value-type="float" office:value="127.061393740771" calcext:value-type="float">
            <text:p>127.061393740771</text:p>
          </table:table-cell>
        </table:table-row>
        <table:table-row table:style-name="ro1">
          <table:table-cell office:value-type="float" office:value="1572481324.53037" calcext:value-type="float">
            <text:p>1572481324.53037</text:p>
          </table:table-cell>
          <table:table-cell office:value-type="float" office:value="126.816254805159" calcext:value-type="float">
            <text:p>126.816254805159</text:p>
          </table:table-cell>
        </table:table-row>
        <table:table-row table:style-name="ro1">
          <table:table-cell office:value-type="float" office:value="1572481355.11018" calcext:value-type="float">
            <text:p>1572481355.11018</text:p>
          </table:table-cell>
          <table:table-cell office:value-type="float" office:value="126.711222320056" calcext:value-type="float">
            <text:p>126.711222320056</text:p>
          </table:table-cell>
        </table:table-row>
        <table:table-row table:style-name="ro1">
          <table:table-cell office:value-type="float" office:value="1572481385.70695" calcext:value-type="float">
            <text:p>1572481385.70695</text:p>
          </table:table-cell>
          <table:table-cell office:value-type="float" office:value="126.006226839596" calcext:value-type="float">
            <text:p>126.006226839596</text:p>
          </table:table-cell>
        </table:table-row>
        <table:table-row table:style-name="ro1">
          <table:table-cell office:value-type="float" office:value="1572481416.44286" calcext:value-type="float">
            <text:p>1572481416.44286</text:p>
          </table:table-cell>
          <table:table-cell office:value-type="float" office:value="128.045168009527" calcext:value-type="float">
            <text:p>128.045168009527</text:p>
          </table:table-cell>
        </table:table-row>
        <table:table-row table:style-name="ro1">
          <table:table-cell office:value-type="float" office:value="1572481447.0144" calcext:value-type="float">
            <text:p>1572481447.0144</text:p>
          </table:table-cell>
          <table:table-cell office:value-type="float" office:value="126.457452380697" calcext:value-type="float">
            <text:p>126.457452380697</text:p>
          </table:table-cell>
        </table:table-row>
        <table:table-row table:style-name="ro1">
          <table:table-cell office:value-type="float" office:value="1572481477.58402" calcext:value-type="float">
            <text:p>1572481477.58402</text:p>
          </table:table-cell>
          <table:table-cell office:value-type="float" office:value="127.950003916609" calcext:value-type="float">
            <text:p>127.950003916609</text:p>
          </table:table-cell>
        </table:table-row>
        <table:table-row table:style-name="ro1">
          <table:table-cell office:value-type="float" office:value="1572481508.15796" calcext:value-type="float">
            <text:p>1572481508.15796</text:p>
          </table:table-cell>
          <table:table-cell office:value-type="float" office:value="126.832900312386" calcext:value-type="float">
            <text:p>126.832900312386</text:p>
          </table:table-cell>
        </table:table-row>
        <table:table-row table:style-name="ro1">
          <table:table-cell office:value-type="float" office:value="1572481538.73911" calcext:value-type="float">
            <text:p>1572481538.73911</text:p>
          </table:table-cell>
          <table:table-cell office:value-type="float" office:value="128.160954511755" calcext:value-type="float">
            <text:p>128.160954511755</text:p>
          </table:table-cell>
        </table:table-row>
        <table:table-row table:style-name="ro1">
          <table:table-cell office:value-type="float" office:value="1572481569.30776" calcext:value-type="float">
            <text:p>1572481569.30776</text:p>
          </table:table-cell>
          <table:table-cell office:value-type="float" office:value="128.027011601289" calcext:value-type="float">
            <text:p>128.027011601289</text:p>
          </table:table-cell>
        </table:table-row>
        <table:table-row table:style-name="ro1">
          <table:table-cell office:value-type="float" office:value="1572481599.88635" calcext:value-type="float">
            <text:p>1572481599.88635</text:p>
          </table:table-cell>
          <table:table-cell office:value-type="float" office:value="127.924929980456" calcext:value-type="float">
            <text:p>127.924929980456</text:p>
          </table:table-cell>
        </table:table-row>
        <table:table-row table:style-name="ro1">
          <table:table-cell office:value-type="float" office:value="1572481630.25349" calcext:value-type="float">
            <text:p>1572481630.25349</text:p>
          </table:table-cell>
          <table:table-cell office:value-type="float" office:value="2500.68342934714" calcext:value-type="float">
            <text:p>2500.68342934714</text:p>
          </table:table-cell>
        </table:table-row>
        <table:table-row table:style-name="ro1">
          <table:table-cell office:value-type="float" office:value="1572481660.84736" calcext:value-type="float">
            <text:p>1572481660.84736</text:p>
          </table:table-cell>
          <table:table-cell office:value-type="float" office:value="127.335032101568" calcext:value-type="float">
            <text:p>127.335032101568</text:p>
          </table:table-cell>
        </table:table-row>
        <table:table-row table:style-name="ro1">
          <table:table-cell office:value-type="float" office:value="1572481691.41939" calcext:value-type="float">
            <text:p>1572481691.41939</text:p>
          </table:table-cell>
          <table:table-cell office:value-type="float" office:value="126.527884062521" calcext:value-type="float">
            <text:p>126.527884062521</text:p>
          </table:table-cell>
        </table:table-row>
        <table:table-row table:style-name="ro1">
          <table:table-cell office:value-type="float" office:value="1572481722.00848" calcext:value-type="float">
            <text:p>1572481722.00848</text:p>
          </table:table-cell>
          <table:table-cell office:value-type="float" office:value="126.272674159904" calcext:value-type="float">
            <text:p>126.272674159904</text:p>
          </table:table-cell>
        </table:table-row>
        <table:table-row table:style-name="ro1">
          <table:table-cell office:value-type="float" office:value="1572481752.58192" calcext:value-type="float">
            <text:p>1572481752.58192</text:p>
          </table:table-cell>
          <table:table-cell office:value-type="float" office:value="127.703288992768" calcext:value-type="float">
            <text:p>127.703288992768</text:p>
          </table:table-cell>
        </table:table-row>
        <table:table-row table:style-name="ro1">
          <table:table-cell office:value-type="float" office:value="1572481783.19648" calcext:value-type="float">
            <text:p>1572481783.19648</text:p>
          </table:table-cell>
          <table:table-cell office:value-type="float" office:value="125.833299611492" calcext:value-type="float">
            <text:p>125.833299611492</text:p>
          </table:table-cell>
        </table:table-row>
        <table:table-row table:style-name="ro1">
          <table:table-cell office:value-type="float" office:value="1572481813.91439" calcext:value-type="float">
            <text:p>1572481813.91439</text:p>
          </table:table-cell>
          <table:table-cell office:value-type="float" office:value="127.016653958002" calcext:value-type="float">
            <text:p>127.016653958002</text:p>
          </table:table-cell>
        </table:table-row>
        <table:table-row table:style-name="ro1">
          <table:table-cell office:value-type="float" office:value="1572481844.56527" calcext:value-type="float">
            <text:p>1572481844.56527</text:p>
          </table:table-cell>
          <table:table-cell office:value-type="float" office:value="127.630734297567" calcext:value-type="float">
            <text:p>127.630734297567</text:p>
          </table:table-cell>
        </table:table-row>
        <table:table-row table:style-name="ro1">
          <table:table-cell office:value-type="float" office:value="1572481875.12577" calcext:value-type="float">
            <text:p>1572481875.12577</text:p>
          </table:table-cell>
          <table:table-cell office:value-type="float" office:value="126.820775807122" calcext:value-type="float">
            <text:p>126.820775807122</text:p>
          </table:table-cell>
        </table:table-row>
        <table:table-row table:style-name="ro1">
          <table:table-cell office:value-type="float" office:value="1572481905.6777" calcext:value-type="float">
            <text:p>1572481905.6777</text:p>
          </table:table-cell>
          <table:table-cell office:value-type="float" office:value="126.415110586513" calcext:value-type="float">
            <text:p>126.415110586513</text:p>
          </table:table-cell>
        </table:table-row>
        <table:table-row table:style-name="ro1">
          <table:table-cell office:value-type="float" office:value="1572481936.26714" calcext:value-type="float">
            <text:p>1572481936.26714</text:p>
          </table:table-cell>
          <table:table-cell office:value-type="float" office:value="129.262024721116" calcext:value-type="float">
            <text:p>129.262024721116</text:p>
          </table:table-cell>
        </table:table-row>
        <table:table-row table:style-name="ro1">
          <table:table-cell office:value-type="float" office:value="1572481966.8135" calcext:value-type="float">
            <text:p>1572481966.8135</text:p>
          </table:table-cell>
          <table:table-cell office:value-type="float" office:value="126.829406810869" calcext:value-type="float">
            <text:p>126.829406810869</text:p>
          </table:table-cell>
        </table:table-row>
        <table:table-row table:style-name="ro1">
          <table:table-cell office:value-type="float" office:value="1572481997.36621" calcext:value-type="float">
            <text:p>1572481997.36621</text:p>
          </table:table-cell>
          <table:table-cell office:value-type="float" office:value="126.96869418629" calcext:value-type="float">
            <text:p>126.96869418629</text:p>
          </table:table-cell>
        </table:table-row>
        <table:table-row table:style-name="ro1">
          <table:table-cell office:value-type="float" office:value="1572482027.92" calcext:value-type="float">
            <text:p>1572482027.92</text:p>
          </table:table-cell>
          <table:table-cell office:value-type="float" office:value="129.567590921398" calcext:value-type="float">
            <text:p>129.567590921398</text:p>
          </table:table-cell>
        </table:table-row>
        <table:table-row table:style-name="ro1">
          <table:table-cell office:value-type="float" office:value="1572482058.49746" calcext:value-type="float">
            <text:p>1572482058.49746</text:p>
          </table:table-cell>
          <table:table-cell office:value-type="float" office:value="128.306887365149" calcext:value-type="float">
            <text:p>128.306887365149</text:p>
          </table:table-cell>
        </table:table-row>
        <table:table-row table:style-name="ro1">
          <table:table-cell office:value-type="float" office:value="1572482089.08703" calcext:value-type="float">
            <text:p>1572482089.08703</text:p>
          </table:table-cell>
          <table:table-cell office:value-type="float" office:value="126.939850310777" calcext:value-type="float">
            <text:p>126.939850310777</text:p>
          </table:table-cell>
        </table:table-row>
        <table:table-row table:style-name="ro1">
          <table:table-cell office:value-type="float" office:value="1572482119.69732" calcext:value-type="float">
            <text:p>1572482119.69732</text:p>
          </table:table-cell>
          <table:table-cell office:value-type="float" office:value="128.90637719838" calcext:value-type="float">
            <text:p>128.90637719838</text:p>
          </table:table-cell>
        </table:table-row>
        <table:table-row table:style-name="ro1">
          <table:table-cell office:value-type="float" office:value="1572482150.33106" calcext:value-type="float">
            <text:p>1572482150.33106</text:p>
          </table:table-cell>
          <table:table-cell office:value-type="float" office:value="127.406353796234" calcext:value-type="float">
            <text:p>127.406353796234</text:p>
          </table:table-cell>
        </table:table-row>
        <table:table-row table:style-name="ro1">
          <table:table-cell office:value-type="float" office:value="1572482180.68654" calcext:value-type="float">
            <text:p>1572482180.68654</text:p>
          </table:table-cell>
          <table:table-cell office:value-type="float" office:value="127.026931887731" calcext:value-type="float">
            <text:p>127.026931887731</text:p>
          </table:table-cell>
        </table:table-row>
        <table:table-row table:style-name="ro1">
          <table:table-cell office:value-type="float" office:value="1572482211.26707" calcext:value-type="float">
            <text:p>1572482211.26707</text:p>
          </table:table-cell>
          <table:table-cell office:value-type="float" office:value="127.363259476813" calcext:value-type="float">
            <text:p>127.363259476813</text:p>
          </table:table-cell>
        </table:table-row>
        <table:table-row table:style-name="ro1">
          <table:table-cell office:value-type="float" office:value="1572482241.85913" calcext:value-type="float">
            <text:p>1572482241.85913</text:p>
          </table:table-cell>
          <table:table-cell office:value-type="float" office:value="126.411000584729" calcext:value-type="float">
            <text:p>126.411000584729</text:p>
          </table:table-cell>
        </table:table-row>
        <table:table-row table:style-name="ro1">
          <table:table-cell office:value-type="float" office:value="1572482272.4199" calcext:value-type="float">
            <text:p>1572482272.4199</text:p>
          </table:table-cell>
          <table:table-cell office:value-type="float" office:value="127.966037311471" calcext:value-type="float">
            <text:p>127.966037311471</text:p>
          </table:table-cell>
        </table:table-row>
        <table:table-row table:style-name="ro1">
          <table:table-cell office:value-type="float" office:value="1572482302.97503" calcext:value-type="float">
            <text:p>1572482302.97503</text:p>
          </table:table-cell>
          <table:table-cell office:value-type="float" office:value="127.879847209993" calcext:value-type="float">
            <text:p>127.879847209993</text:p>
          </table:table-cell>
        </table:table-row>
        <table:table-row table:style-name="ro1">
          <table:table-cell office:value-type="float" office:value="1572482333.57312" calcext:value-type="float">
            <text:p>1572482333.57312</text:p>
          </table:table-cell>
          <table:table-cell office:value-type="float" office:value="137.82942143721" calcext:value-type="float">
            <text:p>137.82942143721</text:p>
          </table:table-cell>
        </table:table-row>
        <table:table-row table:style-name="ro1">
          <table:table-cell office:value-type="float" office:value="1572482364.10419" calcext:value-type="float">
            <text:p>1572482364.10419</text:p>
          </table:table-cell>
          <table:table-cell office:value-type="float" office:value="127.123262431333" calcext:value-type="float">
            <text:p>127.123262431333</text:p>
          </table:table-cell>
        </table:table-row>
        <table:table-row table:style-name="ro1">
          <table:table-cell office:value-type="float" office:value="1572482394.66332" calcext:value-type="float">
            <text:p>1572482394.66332</text:p>
          </table:table-cell>
          <table:table-cell office:value-type="float" office:value="169.79300038581" calcext:value-type="float">
            <text:p>169.79300038581</text:p>
          </table:table-cell>
        </table:table-row>
        <table:table-row table:style-name="ro1">
          <table:table-cell office:value-type="float" office:value="1572482425.22534" calcext:value-type="float">
            <text:p>1572482425.22534</text:p>
          </table:table-cell>
          <table:table-cell office:value-type="float" office:value="125.405641493434" calcext:value-type="float">
            <text:p>125.405641493434</text:p>
          </table:table-cell>
        </table:table-row>
        <table:table-row table:style-name="ro1">
          <table:table-cell office:value-type="float" office:value="1572482455.76932" calcext:value-type="float">
            <text:p>1572482455.76932</text:p>
          </table:table-cell>
          <table:table-cell office:value-type="float" office:value="125.702371189879" calcext:value-type="float">
            <text:p>125.702371189879</text:p>
          </table:table-cell>
        </table:table-row>
        <table:table-row table:style-name="ro1">
          <table:table-cell office:value-type="float" office:value="1572482486.35456" calcext:value-type="float">
            <text:p>1572482486.35456</text:p>
          </table:table-cell>
          <table:table-cell office:value-type="float" office:value="127.122915055738" calcext:value-type="float">
            <text:p>127.122915055738</text:p>
          </table:table-cell>
        </table:table-row>
        <table:table-row table:style-name="ro1">
          <table:table-cell office:value-type="float" office:value="1572482516.93044" calcext:value-type="float">
            <text:p>1572482516.93044</text:p>
          </table:table-cell>
          <table:table-cell office:value-type="float" office:value="126.59269484155" calcext:value-type="float">
            <text:p>126.59269484155</text:p>
          </table:table-cell>
        </table:table-row>
        <table:table-row table:style-name="ro1">
          <table:table-cell office:value-type="float" office:value="1572482547.50894" calcext:value-type="float">
            <text:p>1572482547.50894</text:p>
          </table:table-cell>
          <table:table-cell office:value-type="float" office:value="126.794535420285" calcext:value-type="float">
            <text:p>126.794535420285</text:p>
          </table:table-cell>
        </table:table-row>
        <table:table-row table:style-name="ro1">
          <table:table-cell office:value-type="float" office:value="1572482578.09951" calcext:value-type="float">
            <text:p>1572482578.09951</text:p>
          </table:table-cell>
          <table:table-cell office:value-type="float" office:value="126.481021266375" calcext:value-type="float">
            <text:p>126.481021266375</text:p>
          </table:table-cell>
        </table:table-row>
        <table:table-row table:style-name="ro1">
          <table:table-cell office:value-type="float" office:value="1572482608.67615" calcext:value-type="float">
            <text:p>1572482608.67615</text:p>
          </table:table-cell>
          <table:table-cell office:value-type="float" office:value="126.970474211973" calcext:value-type="float">
            <text:p>126.970474211973</text:p>
          </table:table-cell>
        </table:table-row>
        <table:table-row table:style-name="ro1">
          <table:table-cell office:value-type="float" office:value="1572482639.24541" calcext:value-type="float">
            <text:p>1572482639.24541</text:p>
          </table:table-cell>
          <table:table-cell office:value-type="float" office:value="126.16811922483" calcext:value-type="float">
            <text:p>126.16811922483</text:p>
          </table:table-cell>
        </table:table-row>
        <table:table-row table:style-name="ro1">
          <table:table-cell office:value-type="float" office:value="1572482669.83999" calcext:value-type="float">
            <text:p>1572482669.83999</text:p>
          </table:table-cell>
          <table:table-cell office:value-type="float" office:value="127.461919996516" calcext:value-type="float">
            <text:p>127.461919996516</text:p>
          </table:table-cell>
        </table:table-row>
        <table:table-row table:style-name="ro1">
          <table:table-cell office:value-type="float" office:value="1572482700.41055" calcext:value-type="float">
            <text:p>1572482700.41055</text:p>
          </table:table-cell>
          <table:table-cell office:value-type="float" office:value="125.52006043279" calcext:value-type="float">
            <text:p>125.52006043279</text:p>
          </table:table-cell>
        </table:table-row>
        <table:table-row table:style-name="ro1">
          <table:table-cell office:value-type="float" office:value="1572482730.84598" calcext:value-type="float">
            <text:p>1572482730.84598</text:p>
          </table:table-cell>
          <table:table-cell office:value-type="float" office:value="126.431417493949" calcext:value-type="float">
            <text:p>126.431417493949</text:p>
          </table:table-cell>
        </table:table-row>
        <table:table-row table:style-name="ro1">
          <table:table-cell office:value-type="float" office:value="1572482761.39488" calcext:value-type="float">
            <text:p>1572482761.39488</text:p>
          </table:table-cell>
          <table:table-cell office:value-type="float" office:value="127.241924472176" calcext:value-type="float">
            <text:p>127.241924472176</text:p>
          </table:table-cell>
        </table:table-row>
        <table:table-row table:style-name="ro1">
          <table:table-cell office:value-type="float" office:value="1572482791.97616" calcext:value-type="float">
            <text:p>1572482791.97616</text:p>
          </table:table-cell>
          <table:table-cell office:value-type="float" office:value="128.449051741818" calcext:value-type="float">
            <text:p>128.449051741818</text:p>
          </table:table-cell>
        </table:table-row>
        <table:table-row table:style-name="ro1">
          <table:table-cell office:value-type="float" office:value="1572482822.54231" calcext:value-type="float">
            <text:p>1572482822.54231</text:p>
          </table:table-cell>
          <table:table-cell office:value-type="float" office:value="126.115712314176" calcext:value-type="float">
            <text:p>126.115712314176</text:p>
          </table:table-cell>
        </table:table-row>
        <table:table-row table:style-name="ro1">
          <table:table-cell office:value-type="float" office:value="1572482853.13253" calcext:value-type="float">
            <text:p>1572482853.13253</text:p>
          </table:table-cell>
          <table:table-cell office:value-type="float" office:value="127.029396426167" calcext:value-type="float">
            <text:p>127.029396426167</text:p>
          </table:table-cell>
        </table:table-row>
        <table:table-row table:style-name="ro1">
          <table:table-cell office:value-type="float" office:value="1572482883.6996" calcext:value-type="float">
            <text:p>1572482883.6996</text:p>
          </table:table-cell>
          <table:table-cell office:value-type="float" office:value="127.365383952824" calcext:value-type="float">
            <text:p>127.365383952824</text:p>
          </table:table-cell>
        </table:table-row>
        <table:table-row table:style-name="ro1">
          <table:table-cell office:value-type="float" office:value="1572482914.30186" calcext:value-type="float">
            <text:p>1572482914.30186</text:p>
          </table:table-cell>
          <table:table-cell office:value-type="float" office:value="127.369838404936" calcext:value-type="float">
            <text:p>127.369838404936</text:p>
          </table:table-cell>
        </table:table-row>
        <table:table-row table:style-name="ro1">
          <table:table-cell office:value-type="float" office:value="1572482944.98286" calcext:value-type="float">
            <text:p>1572482944.98286</text:p>
          </table:table-cell>
          <table:table-cell office:value-type="float" office:value="128.505711992397" calcext:value-type="float">
            <text:p>128.505711992397</text:p>
          </table:table-cell>
        </table:table-row>
        <table:table-row table:style-name="ro1">
          <table:table-cell office:value-type="float" office:value="1572482975.68245" calcext:value-type="float">
            <text:p>1572482975.68245</text:p>
          </table:table-cell>
          <table:table-cell office:value-type="float" office:value="128.097375270628" calcext:value-type="float">
            <text:p>128.097375270628</text:p>
          </table:table-cell>
        </table:table-row>
        <table:table-row table:style-name="ro1">
          <table:table-cell office:value-type="float" office:value="1572483006.25013" calcext:value-type="float">
            <text:p>1572483006.25013</text:p>
          </table:table-cell>
          <table:table-cell office:value-type="float" office:value="128.319765858285" calcext:value-type="float">
            <text:p>128.319765858285</text:p>
          </table:table-cell>
        </table:table-row>
        <table:table-row table:style-name="ro1">
          <table:table-cell office:value-type="float" office:value="1572483036.85518" calcext:value-type="float">
            <text:p>1572483036.85518</text:p>
          </table:table-cell>
          <table:table-cell office:value-type="float" office:value="126.130304283145" calcext:value-type="float">
            <text:p>126.130304283145</text:p>
          </table:table-cell>
        </table:table-row>
        <table:table-row table:style-name="ro1">
          <table:table-cell office:value-type="float" office:value="1572483067.42243" calcext:value-type="float">
            <text:p>1572483067.42243</text:p>
          </table:table-cell>
          <table:table-cell office:value-type="float" office:value="127.266587408151" calcext:value-type="float">
            <text:p>127.266587408151</text:p>
          </table:table-cell>
        </table:table-row>
        <table:table-row table:style-name="ro1">
          <table:table-cell office:value-type="float" office:value="1572483097.99842" calcext:value-type="float">
            <text:p>1572483097.99842</text:p>
          </table:table-cell>
          <table:table-cell office:value-type="float" office:value="125.969708523029" calcext:value-type="float">
            <text:p>125.969708523029</text:p>
          </table:table-cell>
        </table:table-row>
        <table:table-row table:style-name="ro1">
          <table:table-cell office:value-type="float" office:value="1572483128.63705" calcext:value-type="float">
            <text:p>1572483128.63705</text:p>
          </table:table-cell>
          <table:table-cell office:value-type="float" office:value="128.129233634993" calcext:value-type="float">
            <text:p>128.129233634993</text:p>
          </table:table-cell>
        </table:table-row>
        <table:table-row table:style-name="ro1">
          <table:table-cell office:value-type="float" office:value="1572483159.26565" calcext:value-type="float">
            <text:p>1572483159.26565</text:p>
          </table:table-cell>
          <table:table-cell office:value-type="float" office:value="127.367987441499" calcext:value-type="float">
            <text:p>127.367987441499</text:p>
          </table:table-cell>
        </table:table-row>
        <table:table-row table:style-name="ro1">
          <table:table-cell office:value-type="float" office:value="1572483189.83139" calcext:value-type="float">
            <text:p>1572483189.83139</text:p>
          </table:table-cell>
          <table:table-cell office:value-type="float" office:value="127.405874783571" calcext:value-type="float">
            <text:p>127.405874783571</text:p>
          </table:table-cell>
        </table:table-row>
        <table:table-row table:style-name="ro1">
          <table:table-cell office:value-type="float" office:value="1572483220.50728" calcext:value-type="float">
            <text:p>1572483220.50728</text:p>
          </table:table-cell>
          <table:table-cell office:value-type="float" office:value="126.518567083387" calcext:value-type="float">
            <text:p>126.518567083387</text:p>
          </table:table-cell>
        </table:table-row>
        <table:table-row table:style-name="ro1">
          <table:table-cell office:value-type="float" office:value="1572483250.99808" calcext:value-type="float">
            <text:p>1572483250.99808</text:p>
          </table:table-cell>
          <table:table-cell office:value-type="float" office:value="126.822900283133" calcext:value-type="float">
            <text:p>126.822900283133</text:p>
          </table:table-cell>
        </table:table-row>
        <table:table-row table:style-name="ro1">
          <table:table-cell office:value-type="float" office:value="1572483281.58469" calcext:value-type="float">
            <text:p>1572483281.58469</text:p>
          </table:table-cell>
          <table:table-cell office:value-type="float" office:value="128.222549689743" calcext:value-type="float">
            <text:p>128.222549689743</text:p>
          </table:table-cell>
        </table:table-row>
        <table:table-row table:style-name="ro1">
          <table:table-cell office:value-type="float" office:value="1572483312.24772" calcext:value-type="float">
            <text:p>1572483312.24772</text:p>
          </table:table-cell>
          <table:table-cell office:value-type="float" office:value="126.941631799095" calcext:value-type="float">
            <text:p>126.941631799095</text:p>
          </table:table-cell>
        </table:table-row>
        <table:table-row table:style-name="ro1">
          <table:table-cell office:value-type="float" office:value="1572483342.97606" calcext:value-type="float">
            <text:p>1572483342.97606</text:p>
          </table:table-cell>
          <table:table-cell office:value-type="float" office:value="126.511096679788" calcext:value-type="float">
            <text:p>126.511096679788</text:p>
          </table:table-cell>
        </table:table-row>
        <table:table-row table:style-name="ro1">
          <table:table-cell office:value-type="float" office:value="1572483373.70054" calcext:value-type="float">
            <text:p>1572483373.70054</text:p>
          </table:table-cell>
          <table:table-cell office:value-type="float" office:value="126.025684260855" calcext:value-type="float">
            <text:p>126.025684260855</text:p>
          </table:table-cell>
        </table:table-row>
        <table:table-row table:style-name="ro1">
          <table:table-cell office:value-type="float" office:value="1572483404.3777" calcext:value-type="float">
            <text:p>1572483404.3777</text:p>
          </table:table-cell>
          <table:table-cell office:value-type="float" office:value="126.12694388133" calcext:value-type="float">
            <text:p>126.12694388133</text:p>
          </table:table-cell>
        </table:table-row>
        <table:table-row table:style-name="ro1">
          <table:table-cell office:value-type="float" office:value="1572483434.94813" calcext:value-type="float">
            <text:p>1572483434.94813</text:p>
          </table:table-cell>
          <table:table-cell office:value-type="float" office:value="127.108737012216" calcext:value-type="float">
            <text:p>127.108737012216</text:p>
          </table:table-cell>
        </table:table-row>
        <table:table-row table:style-name="ro1">
          <table:table-cell office:value-type="float" office:value="1572483465.52443" calcext:value-type="float">
            <text:p>1572483465.52443</text:p>
          </table:table-cell>
          <table:table-cell office:value-type="float" office:value="127.556603614136" calcext:value-type="float">
            <text:p>127.556603614136</text:p>
          </table:table-cell>
        </table:table-row>
        <table:table-row table:style-name="ro1">
          <table:table-cell office:value-type="float" office:value="1572483496.0887" calcext:value-type="float">
            <text:p>1572483496.0887</text:p>
          </table:table-cell>
          <table:table-cell office:value-type="float" office:value="128.354230636594" calcext:value-type="float">
            <text:p>128.354230636594</text:p>
          </table:table-cell>
        </table:table-row>
        <table:table-row table:style-name="ro1">
          <table:table-cell office:value-type="float" office:value="1572483526.63476" calcext:value-type="float">
            <text:p>1572483526.63476</text:p>
          </table:table-cell>
          <table:table-cell office:value-type="float" office:value="128.60855052637" calcext:value-type="float">
            <text:p>128.60855052637</text:p>
          </table:table-cell>
        </table:table-row>
        <table:table-row table:style-name="ro1">
          <table:table-cell office:value-type="float" office:value="1572483557.22946" calcext:value-type="float">
            <text:p>1572483557.22946</text:p>
          </table:table-cell>
          <table:table-cell office:value-type="float" office:value="125.522663921465" calcext:value-type="float">
            <text:p>125.522663921465</text:p>
          </table:table-cell>
        </table:table-row>
        <table:table-row table:style-name="ro1">
          <table:table-cell office:value-type="float" office:value="1572483587.8127" calcext:value-type="float">
            <text:p>1572483587.8127</text:p>
          </table:table-cell>
          <table:table-cell office:value-type="float" office:value="127.37127690556" calcext:value-type="float">
            <text:p>127.37127690556</text:p>
          </table:table-cell>
        </table:table-row>
        <table:table-row table:style-name="ro1">
          <table:table-cell office:value-type="float" office:value="1572483618.15578" calcext:value-type="float">
            <text:p>1572483618.15578</text:p>
          </table:table-cell>
          <table:table-cell office:value-type="float" office:value="126.553505023823" calcext:value-type="float">
            <text:p>126.553505023823</text:p>
          </table:table-cell>
        </table:table-row>
        <table:table-row table:style-name="ro1">
          <table:table-cell office:value-type="float" office:value="1572483648.7451" calcext:value-type="float">
            <text:p>1572483648.7451</text:p>
          </table:table-cell>
          <table:table-cell office:value-type="float" office:value="126.993633560107" calcext:value-type="float">
            <text:p>126.993633560107</text:p>
          </table:table-cell>
        </table:table-row>
        <table:table-row table:style-name="ro1">
          <table:table-cell office:value-type="float" office:value="1572483679.35537" calcext:value-type="float">
            <text:p>1572483679.35537</text:p>
          </table:table-cell>
          <table:table-cell office:value-type="float" office:value="125.087536862442" calcext:value-type="float">
            <text:p>125.087536862442</text:p>
          </table:table-cell>
        </table:table-row>
        <table:table-row table:style-name="ro1">
          <table:table-cell office:value-type="float" office:value="1572483709.92815" calcext:value-type="float">
            <text:p>1572483709.92815</text:p>
          </table:table-cell>
          <table:table-cell office:value-type="float" office:value="126.249859262098" calcext:value-type="float">
            <text:p>126.249859262098</text:p>
          </table:table-cell>
        </table:table-row>
        <table:table-row table:style-name="ro1">
          <table:table-cell office:value-type="float" office:value="1572483740.50322" calcext:value-type="float">
            <text:p>1572483740.50322</text:p>
          </table:table-cell>
          <table:table-cell office:value-type="float" office:value="127.240416496432" calcext:value-type="float">
            <text:p>127.240416496432</text:p>
          </table:table-cell>
        </table:table-row>
        <table:table-row table:style-name="ro1">
          <table:table-cell office:value-type="float" office:value="1572483771.09283" calcext:value-type="float">
            <text:p>1572483771.09283</text:p>
          </table:table-cell>
          <table:table-cell office:value-type="float" office:value="126.840231765747" calcext:value-type="float">
            <text:p>126.840231765747</text:p>
          </table:table-cell>
        </table:table-row>
        <table:table-row table:style-name="ro1">
          <table:table-cell office:value-type="float" office:value="1572483801.67002" calcext:value-type="float">
            <text:p>1572483801.67002</text:p>
          </table:table-cell>
          <table:table-cell office:value-type="float" office:value="127.418071689222" calcext:value-type="float">
            <text:p>127.418071689222</text:p>
          </table:table-cell>
        </table:table-row>
        <table:table-row table:style-name="ro1">
          <table:table-cell office:value-type="float" office:value="1572483832.23854" calcext:value-type="float">
            <text:p>1572483832.23854</text:p>
          </table:table-cell>
          <table:table-cell office:value-type="float" office:value="152.402240869182" calcext:value-type="float">
            <text:p>152.402240869182</text:p>
          </table:table-cell>
        </table:table-row>
        <table:table-row table:style-name="ro1">
          <table:table-cell office:value-type="float" office:value="1572483862.83316" calcext:value-type="float">
            <text:p>1572483862.83316</text:p>
          </table:table-cell>
          <table:table-cell office:value-type="float" office:value="128.246872563292" calcext:value-type="float">
            <text:p>128.246872563292</text:p>
          </table:table-cell>
        </table:table-row>
        <table:table-row table:style-name="ro1">
          <table:table-cell office:value-type="float" office:value="1572483893.47887" calcext:value-type="float">
            <text:p>1572483893.47887</text:p>
          </table:table-cell>
          <table:table-cell office:value-type="float" office:value="128.039756994722" calcext:value-type="float">
            <text:p>128.039756994722</text:p>
          </table:table-cell>
        </table:table-row>
        <table:table-row table:style-name="ro1">
          <table:table-cell office:value-type="float" office:value="1572483924.2089" calcext:value-type="float">
            <text:p>1572483924.2089</text:p>
          </table:table-cell>
          <table:table-cell office:value-type="float" office:value="127.451299079093" calcext:value-type="float">
            <text:p>127.451299079093</text:p>
          </table:table-cell>
        </table:table-row>
        <table:table-row table:style-name="ro1">
          <table:table-cell office:value-type="float" office:value="1572483954.84022" calcext:value-type="float">
            <text:p>1572483954.84022</text:p>
          </table:table-cell>
          <table:table-cell office:value-type="float" office:value="127.515497745756" calcext:value-type="float">
            <text:p>127.515497745756</text:p>
          </table:table-cell>
        </table:table-row>
        <table:table-row table:style-name="ro1">
          <table:table-cell office:value-type="float" office:value="1572483985.42446" calcext:value-type="float">
            <text:p>1572483985.42446</text:p>
          </table:table-cell>
          <table:table-cell office:value-type="float" office:value="127.931025508013" calcext:value-type="float">
            <text:p>127.931025508013</text:p>
          </table:table-cell>
        </table:table-row>
        <table:table-row table:style-name="ro1">
          <table:table-cell office:value-type="float" office:value="1572484016.1425" calcext:value-type="float">
            <text:p>1572484016.1425</text:p>
          </table:table-cell>
          <table:table-cell office:value-type="float" office:value="127.853331847947" calcext:value-type="float">
            <text:p>127.853331847947</text:p>
          </table:table-cell>
        </table:table-row>
        <table:table-row table:style-name="ro1">
          <table:table-cell office:value-type="float" office:value="1572484046.86883" calcext:value-type="float">
            <text:p>1572484046.86883</text:p>
          </table:table-cell>
          <table:table-cell office:value-type="float" office:value="127.787082568294" calcext:value-type="float">
            <text:p>127.787082568294</text:p>
          </table:table-cell>
        </table:table-row>
        <table:table-row table:style-name="ro1">
          <table:table-cell office:value-type="float" office:value="1572484076.93751" calcext:value-type="float">
            <text:p>1572484076.93751</text:p>
          </table:table-cell>
          <table:table-cell office:value-type="float" office:value="126.946699826207" calcext:value-type="float">
            <text:p>126.946699826207</text:p>
          </table:table-cell>
        </table:table-row>
        <table:table-row table:style-name="ro1">
          <table:table-cell office:value-type="float" office:value="1572484107.4937" calcext:value-type="float">
            <text:p>1572484107.4937</text:p>
          </table:table-cell>
          <table:table-cell office:value-type="float" office:value="128.46419219857" calcext:value-type="float">
            <text:p>128.46419219857</text:p>
          </table:table-cell>
        </table:table-row>
        <table:table-row table:style-name="ro1">
          <table:table-cell office:value-type="float" office:value="1572484138.10117" calcext:value-type="float">
            <text:p>1572484138.10117</text:p>
          </table:table-cell>
          <table:table-cell office:value-type="float" office:value="127.280154801941" calcext:value-type="float">
            <text:p>127.280154801941</text:p>
          </table:table-cell>
        </table:table-row>
        <table:table-row table:style-name="ro1">
          <table:table-cell office:value-type="float" office:value="1572484168.93271" calcext:value-type="float">
            <text:p>1572484168.93271</text:p>
          </table:table-cell>
          <table:table-cell office:value-type="float" office:value="128.068053845086" calcext:value-type="float">
            <text:p>128.068053845086</text:p>
          </table:table-cell>
        </table:table-row>
        <table:table-row table:style-name="ro1">
          <table:table-cell office:value-type="float" office:value="1572484199.50727" calcext:value-type="float">
            <text:p>1572484199.50727</text:p>
          </table:table-cell>
          <table:table-cell office:value-type="float" office:value="129.079916538849" calcext:value-type="float">
            <text:p>129.079916538849</text:p>
          </table:table-cell>
        </table:table-row>
        <table:table-row table:style-name="ro1">
          <table:table-cell office:value-type="float" office:value="1572484230.07253" calcext:value-type="float">
            <text:p>1572484230.07253</text:p>
          </table:table-cell>
          <table:table-cell office:value-type="float" office:value="128.326823799072" calcext:value-type="float">
            <text:p>128.326823799072</text:p>
          </table:table-cell>
        </table:table-row>
        <table:table-row table:style-name="ro1">
          <table:table-cell office:value-type="float" office:value="1572484260.73691" calcext:value-type="float">
            <text:p>1572484260.73691</text:p>
          </table:table-cell>
          <table:table-cell office:value-type="float" office:value="127.097842582219" calcext:value-type="float">
            <text:p>127.097842582219</text:p>
          </table:table-cell>
        </table:table-row>
        <table:table-row table:style-name="ro1">
          <table:table-cell office:value-type="float" office:value="1572484291.46043" calcext:value-type="float">
            <text:p>1572484291.46043</text:p>
          </table:table-cell>
          <table:table-cell office:value-type="float" office:value="127.368535929281" calcext:value-type="float">
            <text:p>127.368535929281</text:p>
          </table:table-cell>
        </table:table-row>
        <table:table-row table:style-name="ro1">
          <table:table-cell office:value-type="float" office:value="1572484322.06696" calcext:value-type="float">
            <text:p>1572484322.06696</text:p>
          </table:table-cell>
          <table:table-cell office:value-type="float" office:value="128.160954511755" calcext:value-type="float">
            <text:p>128.160954511755</text:p>
          </table:table-cell>
        </table:table-row>
        <table:table-row table:style-name="ro1">
          <table:table-cell office:value-type="float" office:value="1572484352.77462" calcext:value-type="float">
            <text:p>1572484352.77462</text:p>
          </table:table-cell>
          <table:table-cell office:value-type="float" office:value="128.777913315203" calcext:value-type="float">
            <text:p>128.777913315203</text:p>
          </table:table-cell>
        </table:table-row>
        <table:table-row table:style-name="ro1">
          <table:table-cell office:value-type="float" office:value="1572484383.48363" calcext:value-type="float">
            <text:p>1572484383.48363</text:p>
          </table:table-cell>
          <table:table-cell office:value-type="float" office:value="129.273948114193" calcext:value-type="float">
            <text:p>129.273948114193</text:p>
          </table:table-cell>
        </table:table-row>
        <table:table-row table:style-name="ro1">
          <table:table-cell office:value-type="float" office:value="1572484414.18562" calcext:value-type="float">
            <text:p>1572484414.18562</text:p>
          </table:table-cell>
          <table:table-cell office:value-type="float" office:value="126.498354211622" calcext:value-type="float">
            <text:p>126.498354211622</text:p>
          </table:table-cell>
        </table:table-row>
        <table:table-row table:style-name="ro1">
          <table:table-cell office:value-type="float" office:value="1572484444.8311" calcext:value-type="float">
            <text:p>1572484444.8311</text:p>
          </table:table-cell>
          <table:table-cell office:value-type="float" office:value="126.791245956223" calcext:value-type="float">
            <text:p>126.791245956223</text:p>
          </table:table-cell>
        </table:table-row>
        <table:table-row table:style-name="ro1">
          <table:table-cell office:value-type="float" office:value="1572484475.52537" calcext:value-type="float">
            <text:p>1572484475.52537</text:p>
          </table:table-cell>
          <table:table-cell office:value-type="float" office:value="127.39943626832" calcext:value-type="float">
            <text:p>127.39943626832</text:p>
          </table:table-cell>
        </table:table-row>
        <table:table-row table:style-name="ro1">
          <table:table-cell office:value-type="float" office:value="1572484506.08606" calcext:value-type="float">
            <text:p>1572484506.08606</text:p>
          </table:table-cell>
          <table:table-cell office:value-type="float" office:value="125.930316130481" calcext:value-type="float">
            <text:p>125.930316130481</text:p>
          </table:table-cell>
        </table:table-row>
        <table:table-row table:style-name="ro1">
          <table:table-cell office:value-type="float" office:value="1572484536.62789" calcext:value-type="float">
            <text:p>1572484536.62789</text:p>
          </table:table-cell>
          <table:table-cell office:value-type="float" office:value="128.043730971537" calcext:value-type="float">
            <text:p>128.043730971537</text:p>
          </table:table-cell>
        </table:table-row>
        <table:table-row table:style-name="ro1">
          <table:table-cell office:value-type="float" office:value="1572484567.21476" calcext:value-type="float">
            <text:p>1572484567.21476</text:p>
          </table:table-cell>
          <table:table-cell office:value-type="float" office:value="126.048364596324" calcext:value-type="float">
            <text:p>126.048364596324</text:p>
          </table:table-cell>
        </table:table-row>
        <table:table-row table:style-name="ro1">
          <table:table-cell office:value-type="float" office:value="1572484597.8091" calcext:value-type="float">
            <text:p>1572484597.8091</text:p>
          </table:table-cell>
          <table:table-cell office:value-type="float" office:value="128.530787391184" calcext:value-type="float">
            <text:p>128.530787391184</text:p>
          </table:table-cell>
        </table:table-row>
        <table:table-row table:style-name="ro1">
          <table:table-cell office:value-type="float" office:value="1572484628.35697" calcext:value-type="float">
            <text:p>1572484628.35697</text:p>
          </table:table-cell>
          <table:table-cell office:value-type="float" office:value="128.174041430248" calcext:value-type="float">
            <text:p>128.174041430248</text:p>
          </table:table-cell>
        </table:table-row>
        <table:table-row table:style-name="ro1">
          <table:table-cell office:value-type="float" office:value="1572484658.92159" calcext:value-type="float">
            <text:p>1572484658.92159</text:p>
          </table:table-cell>
          <table:table-cell office:value-type="float" office:value="127.460069033079" calcext:value-type="float">
            <text:p>127.460069033079</text:p>
          </table:table-cell>
        </table:table-row>
        <table:table-row table:style-name="ro1">
          <table:table-cell office:value-type="float" office:value="1572484689.13127" calcext:value-type="float">
            <text:p>1572484689.13127</text:p>
          </table:table-cell>
          <table:table-cell office:value-type="float" office:value="127.52008529757" calcext:value-type="float">
            <text:p>127.52008529757</text:p>
          </table:table-cell>
        </table:table-row>
        <table:table-row table:style-name="ro1">
          <table:table-cell office:value-type="float" office:value="1572484719.73251" calcext:value-type="float">
            <text:p>1572484719.73251</text:p>
          </table:table-cell>
          <table:table-cell office:value-type="float" office:value="127.298584722754" calcext:value-type="float">
            <text:p>127.298584722754</text:p>
          </table:table-cell>
        </table:table-row>
        <table:table-row table:style-name="ro1">
          <table:table-cell office:value-type="float" office:value="1572484750.31488" calcext:value-type="float">
            <text:p>1572484750.31488</text:p>
          </table:table-cell>
          <table:table-cell office:value-type="float" office:value="127.655466708661" calcext:value-type="float">
            <text:p>127.655466708661</text:p>
          </table:table-cell>
        </table:table-row>
        <table:table-row table:style-name="ro1">
          <table:table-cell office:value-type="float" office:value="1572484780.98352" calcext:value-type="float">
            <text:p>1572484780.98352</text:p>
          </table:table-cell>
          <table:table-cell office:value-type="float" office:value="126.974859188966" calcext:value-type="float">
            <text:p>126.974859188966</text:p>
          </table:table-cell>
        </table:table-row>
        <table:table-row table:style-name="ro1">
          <table:table-cell office:value-type="float" office:value="1572484811.66389" calcext:value-type="float">
            <text:p>1572484811.66389</text:p>
          </table:table-cell>
          <table:table-cell office:value-type="float" office:value="126.522882585261" calcext:value-type="float">
            <text:p>126.522882585261</text:p>
          </table:table-cell>
        </table:table-row>
        <table:table-row table:style-name="ro1">
          <table:table-cell office:value-type="float" office:value="1572484842.3391" calcext:value-type="float">
            <text:p>1572484842.3391</text:p>
          </table:table-cell>
          <table:table-cell office:value-type="float" office:value="125.368166614174" calcext:value-type="float">
            <text:p>125.368166614174</text:p>
          </table:table-cell>
        </table:table-row>
        <table:table-row table:style-name="ro1">
          <table:table-cell office:value-type="float" office:value="1572484872.91411" calcext:value-type="float">
            <text:p>1572484872.91411</text:p>
          </table:table-cell>
          <table:table-cell office:value-type="float" office:value="125.907020757378" calcext:value-type="float">
            <text:p>125.907020757378</text:p>
          </table:table-cell>
        </table:table-row>
        <table:table-row table:style-name="ro1">
          <table:table-cell office:value-type="float" office:value="1572484903.52441" calcext:value-type="float">
            <text:p>1572484903.52441</text:p>
          </table:table-cell>
          <table:table-cell office:value-type="float" office:value="127.178893718832" calcext:value-type="float">
            <text:p>127.178893718832</text:p>
          </table:table-cell>
        </table:table-row>
        <table:table-row table:style-name="ro1">
          <table:table-cell office:value-type="float" office:value="1572484934.19411" calcext:value-type="float">
            <text:p>1572484934.19411</text:p>
          </table:table-cell>
          <table:table-cell office:value-type="float" office:value="127.193896687979" calcext:value-type="float">
            <text:p>127.193896687979</text:p>
          </table:table-cell>
        </table:table-row>
        <table:table-row table:style-name="ro1">
          <table:table-cell office:value-type="float" office:value="1572484964.89435" calcext:value-type="float">
            <text:p>1572484964.89435</text:p>
          </table:table-cell>
          <table:table-cell office:value-type="float" office:value="127.464043009893" calcext:value-type="float">
            <text:p>127.464043009893</text:p>
          </table:table-cell>
        </table:table-row>
        <table:table-row table:style-name="ro1">
          <table:table-cell office:value-type="float" office:value="1572484995.61555" calcext:value-type="float">
            <text:p>1572484995.61555</text:p>
          </table:table-cell>
          <table:table-cell office:value-type="float" office:value="126.379004732759" calcext:value-type="float">
            <text:p>126.379004732759</text:p>
          </table:table-cell>
        </table:table-row>
        <table:table-row table:style-name="ro1">
          <table:table-cell office:value-type="float" office:value="1572485026.28438" calcext:value-type="float">
            <text:p>1572485026.28438</text:p>
          </table:table-cell>
          <table:table-cell office:value-type="float" office:value="127.918830064996" calcext:value-type="float">
            <text:p>127.918830064996</text:p>
          </table:table-cell>
        </table:table-row>
        <table:table-row table:style-name="ro1">
          <table:table-cell office:value-type="float" office:value="1572485056.99894" calcext:value-type="float">
            <text:p>1572485056.99894</text:p>
          </table:table-cell>
          <table:table-cell office:value-type="float" office:value="126.665249536751" calcext:value-type="float">
            <text:p>126.665249536751</text:p>
          </table:table-cell>
        </table:table-row>
        <table:table-row table:style-name="ro1">
          <table:table-cell office:value-type="float" office:value="1572485087.63775" calcext:value-type="float">
            <text:p>1572485087.63775</text:p>
          </table:table-cell>
          <table:table-cell office:value-type="float" office:value="127.161078835652" calcext:value-type="float">
            <text:p>127.161078835652</text:p>
          </table:table-cell>
        </table:table-row>
        <table:table-row table:style-name="ro1">
          <table:table-cell office:value-type="float" office:value="1572485118.24231" calcext:value-type="float">
            <text:p>1572485118.24231</text:p>
          </table:table-cell>
          <table:table-cell office:value-type="float" office:value="127.38949986365" calcext:value-type="float">
            <text:p>127.38949986365</text:p>
          </table:table-cell>
        </table:table-row>
        <table:table-row table:style-name="ro1">
          <table:table-cell office:value-type="float" office:value="1572485148.8226" calcext:value-type="float">
            <text:p>1572485148.8226</text:p>
          </table:table-cell>
          <table:table-cell office:value-type="float" office:value="127.476717465574" calcext:value-type="float">
            <text:p>127.476717465574</text:p>
          </table:table-cell>
        </table:table-row>
        <table:table-row table:style-name="ro1">
          <table:table-cell office:value-type="float" office:value="1572485179.4218" calcext:value-type="float">
            <text:p>1572485179.4218</text:p>
          </table:table-cell>
          <table:table-cell office:value-type="float" office:value="127.66821063946" calcext:value-type="float">
            <text:p>127.66821063946</text:p>
          </table:table-cell>
        </table:table-row>
        <table:table-row table:style-name="ro1">
          <table:table-cell office:value-type="float" office:value="1572485209.99831" calcext:value-type="float">
            <text:p>1572485209.99831</text:p>
          </table:table-cell>
          <table:table-cell office:value-type="float" office:value="128.249610614303" calcext:value-type="float">
            <text:p>128.249610614303</text:p>
          </table:table-cell>
        </table:table-row>
        <table:table-row table:style-name="ro1">
          <table:table-cell office:value-type="float" office:value="1572485240.31359" calcext:value-type="float">
            <text:p>1572485240.31359</text:p>
          </table:table-cell>
          <table:table-cell office:value-type="float" office:value="126.981711629664" calcext:value-type="float">
            <text:p>126.981711629664</text:p>
          </table:table-cell>
        </table:table-row>
        <table:table-row table:style-name="ro1">
          <table:table-cell office:value-type="float" office:value="1572485270.90735" calcext:value-type="float">
            <text:p>1572485270.90735</text:p>
          </table:table-cell>
          <table:table-cell office:value-type="float" office:value="126.681282931613" calcext:value-type="float">
            <text:p>126.681282931613</text:p>
          </table:table-cell>
        </table:table-row>
        <table:table-row table:style-name="ro1">
          <table:table-cell office:value-type="float" office:value="1572485301.49119" calcext:value-type="float">
            <text:p>1572485301.49119</text:p>
          </table:table-cell>
          <table:table-cell office:value-type="float" office:value="127.310985665861" calcext:value-type="float">
            <text:p>127.310985665861</text:p>
          </table:table-cell>
        </table:table-row>
        <table:table-row table:style-name="ro1">
          <table:table-cell office:value-type="float" office:value="1572485332.04386" calcext:value-type="float">
            <text:p>1572485332.04386</text:p>
          </table:table-cell>
          <table:table-cell office:value-type="float" office:value="127.209723120117" calcext:value-type="float">
            <text:p>127.209723120117</text:p>
          </table:table-cell>
        </table:table-row>
        <table:table-row table:style-name="ro1">
          <table:table-cell office:value-type="float" office:value="1572485362.58813" calcext:value-type="float">
            <text:p>1572485362.58813</text:p>
          </table:table-cell>
          <table:table-cell office:value-type="float" office:value="127.62991229721" calcext:value-type="float">
            <text:p>127.62991229721</text:p>
          </table:table-cell>
        </table:table-row>
        <table:table-row table:style-name="ro1">
          <table:table-cell office:value-type="float" office:value="1572485393.15811" calcext:value-type="float">
            <text:p>1572485393.15811</text:p>
          </table:table-cell>
          <table:table-cell office:value-type="float" office:value="127.620802280799" calcext:value-type="float">
            <text:p>127.620802280799</text:p>
          </table:table-cell>
        </table:table-row>
        <table:table-row table:style-name="ro1">
          <table:table-cell office:value-type="float" office:value="1572485423.7146" calcext:value-type="float">
            <text:p>1572485423.7146</text:p>
          </table:table-cell>
          <table:table-cell office:value-type="float" office:value="127.969187825294" calcext:value-type="float">
            <text:p>127.969187825294</text:p>
          </table:table-cell>
        </table:table-row>
        <table:table-row table:style-name="ro1">
          <table:table-cell office:value-type="float" office:value="1572485454.252" calcext:value-type="float">
            <text:p>1572485454.252</text:p>
          </table:table-cell>
          <table:table-cell office:value-type="float" office:value="126.927450830305" calcext:value-type="float">
            <text:p>126.927450830305</text:p>
          </table:table-cell>
        </table:table-row>
        <table:table-row table:style-name="ro1">
          <table:table-cell office:value-type="float" office:value="1572485484.79901" calcext:value-type="float">
            <text:p>1572485484.79901</text:p>
          </table:table-cell>
          <table:table-cell office:value-type="float" office:value="126.905388457737" calcext:value-type="float">
            <text:p>126.905388457737</text:p>
          </table:table-cell>
        </table:table-row>
        <table:table-row table:style-name="ro1">
          <table:table-cell office:value-type="float" office:value="1572485515.37131" calcext:value-type="float">
            <text:p>1572485515.37131</text:p>
          </table:table-cell>
          <table:table-cell office:value-type="float" office:value="126.990413571164" calcext:value-type="float">
            <text:p>126.990413571164</text:p>
          </table:table-cell>
        </table:table-row>
        <table:table-row table:style-name="ro1">
          <table:table-cell office:value-type="float" office:value="1572485545.95959" calcext:value-type="float">
            <text:p>1572485545.95959</text:p>
          </table:table-cell>
          <table:table-cell office:value-type="float" office:value="125.067325453311" calcext:value-type="float">
            <text:p>125.067325453311</text:p>
          </table:table-cell>
        </table:table-row>
        <table:table-row table:style-name="ro1">
          <table:table-cell office:value-type="float" office:value="1572485576.51279" calcext:value-type="float">
            <text:p>1572485576.51279</text:p>
          </table:table-cell>
          <table:table-cell office:value-type="float" office:value="126.019860783237" calcext:value-type="float">
            <text:p>126.019860783237</text:p>
          </table:table-cell>
        </table:table-row>
        <table:table-row table:style-name="ro1">
          <table:table-cell office:value-type="float" office:value="1572485607.08509" calcext:value-type="float">
            <text:p>1572485607.08509</text:p>
          </table:table-cell>
          <table:table-cell office:value-type="float" office:value="127.612784852051" calcext:value-type="float">
            <text:p>127.612784852051</text:p>
          </table:table-cell>
        </table:table-row>
        <table:table-row table:style-name="ro1">
          <table:table-cell office:value-type="float" office:value="1572485637.61424" calcext:value-type="float">
            <text:p>1572485637.61424</text:p>
          </table:table-cell>
          <table:table-cell office:value-type="float" office:value="127.178688218742" calcext:value-type="float">
            <text:p>127.178688218742</text:p>
          </table:table-cell>
        </table:table-row>
        <table:table-row table:style-name="ro1">
          <table:table-cell office:value-type="float" office:value="1572485668.19886" calcext:value-type="float">
            <text:p>1572485668.19886</text:p>
          </table:table-cell>
          <table:table-cell office:value-type="float" office:value="127.224384564205" calcext:value-type="float">
            <text:p>127.224384564205</text:p>
          </table:table-cell>
        </table:table-row>
        <table:table-row table:style-name="ro1">
          <table:table-cell office:value-type="float" office:value="1572485698.74305" calcext:value-type="float">
            <text:p>1572485698.74305</text:p>
          </table:table-cell>
          <table:table-cell office:value-type="float" office:value="126.066859604354" calcext:value-type="float">
            <text:p>126.066859604354</text:p>
          </table:table-cell>
        </table:table-row>
        <table:table-row table:style-name="ro1">
          <table:table-cell office:value-type="float" office:value="1572485729.28641" calcext:value-type="float">
            <text:p>1572485729.28641</text:p>
          </table:table-cell>
          <table:table-cell office:value-type="float" office:value="126.399903579911" calcext:value-type="float">
            <text:p>126.399903579911</text:p>
          </table:table-cell>
        </table:table-row>
        <table:table-row table:style-name="ro1">
          <table:table-cell office:value-type="float" office:value="1572485759.83941" calcext:value-type="float">
            <text:p>1572485759.83941</text:p>
          </table:table-cell>
          <table:table-cell office:value-type="float" office:value="126.527541074828" calcext:value-type="float">
            <text:p>126.527541074828</text:p>
          </table:table-cell>
        </table:table-row>
        <table:table-row table:style-name="ro1">
          <table:table-cell office:value-type="float" office:value="1572485790.20236" calcext:value-type="float">
            <text:p>1572485790.20236</text:p>
          </table:table-cell>
          <table:table-cell office:value-type="float" office:value="127.581129062507" calcext:value-type="float">
            <text:p>127.581129062507</text:p>
          </table:table-cell>
        </table:table-row>
        <table:table-row table:style-name="ro1">
          <table:table-cell office:value-type="float" office:value="1572485820.77545" calcext:value-type="float">
            <text:p>1572485820.77545</text:p>
          </table:table-cell>
          <table:table-cell office:value-type="float" office:value="127.947058902875" calcext:value-type="float">
            <text:p>127.947058902875</text:p>
          </table:table-cell>
        </table:table-row>
        <table:table-row table:style-name="ro1">
          <table:table-cell office:value-type="float" office:value="1572485851.31879" calcext:value-type="float">
            <text:p>1572485851.31879</text:p>
          </table:table-cell>
          <table:table-cell office:value-type="float" office:value="126.962323683524" calcext:value-type="float">
            <text:p>126.962323683524</text:p>
          </table:table-cell>
        </table:table-row>
        <table:table-row table:style-name="ro1">
          <table:table-cell office:value-type="float" office:value="1572485881.88465" calcext:value-type="float">
            <text:p>1572485881.88465</text:p>
          </table:table-cell>
          <table:table-cell office:value-type="float" office:value="127.49418936106" calcext:value-type="float">
            <text:p>127.49418936106</text:p>
          </table:table-cell>
        </table:table-row>
        <table:table-row table:style-name="ro1">
          <table:table-cell office:value-type="float" office:value="1572485912.49578" calcext:value-type="float">
            <text:p>1572485912.49578</text:p>
          </table:table-cell>
          <table:table-cell office:value-type="float" office:value="127.597437432577" calcext:value-type="float">
            <text:p>127.597437432577</text:p>
          </table:table-cell>
        </table:table-row>
        <table:table-row table:style-name="ro1">
          <table:table-cell office:value-type="float" office:value="1572485943.12635" calcext:value-type="float">
            <text:p>1572485943.12635</text:p>
          </table:table-cell>
          <table:table-cell office:value-type="float" office:value="126.481503204306" calcext:value-type="float">
            <text:p>126.481503204306</text:p>
          </table:table-cell>
        </table:table-row>
        <table:table-row table:style-name="ro1">
          <table:table-cell office:value-type="float" office:value="1572485973.79685" calcext:value-type="float">
            <text:p>1572485973.79685</text:p>
          </table:table-cell>
          <table:table-cell office:value-type="float" office:value="126.634763123159" calcext:value-type="float">
            <text:p>126.634763123159</text:p>
          </table:table-cell>
        </table:table-row>
        <table:table-row table:style-name="ro1">
          <table:table-cell office:value-type="float" office:value="1572486004.43102" calcext:value-type="float">
            <text:p>1572486004.43102</text:p>
          </table:table-cell>
          <table:table-cell office:value-type="float" office:value="129.104651875211" calcext:value-type="float">
            <text:p>129.104651875211</text:p>
          </table:table-cell>
        </table:table-row>
        <table:table-row table:style-name="ro1">
          <table:table-cell office:value-type="float" office:value="1572486035.14568" calcext:value-type="float">
            <text:p>1572486035.14568</text:p>
          </table:table-cell>
          <table:table-cell office:value-type="float" office:value="127.7478898253" calcext:value-type="float">
            <text:p>127.7478898253</text:p>
          </table:table-cell>
        </table:table-row>
        <table:table-row table:style-name="ro1">
          <table:table-cell office:value-type="float" office:value="1572486065.68083" calcext:value-type="float">
            <text:p>1572486065.68083</text:p>
          </table:table-cell>
          <table:table-cell office:value-type="float" office:value="128.36930308086" calcext:value-type="float">
            <text:p>128.36930308086</text:p>
          </table:table-cell>
        </table:table-row>
        <table:table-row table:style-name="ro1">
          <table:table-cell office:value-type="float" office:value="1572486096.25688" calcext:value-type="float">
            <text:p>1572486096.25688</text:p>
          </table:table-cell>
          <table:table-cell office:value-type="float" office:value="128.461727660133" calcext:value-type="float">
            <text:p>128.461727660133</text:p>
          </table:table-cell>
        </table:table-row>
        <table:table-row table:style-name="ro1">
          <table:table-cell office:value-type="float" office:value="1572486126.81199" calcext:value-type="float">
            <text:p>1572486126.81199</text:p>
          </table:table-cell>
          <table:table-cell office:value-type="float" office:value="127.223493088729" calcext:value-type="float">
            <text:p>127.223493088729</text:p>
          </table:table-cell>
        </table:table-row>
        <table:table-row table:style-name="ro1">
          <table:table-cell office:value-type="float" office:value="1572486157.36169" calcext:value-type="float">
            <text:p>1572486157.36169</text:p>
          </table:table-cell>
          <table:table-cell office:value-type="float" office:value="127.299749710805" calcext:value-type="float">
            <text:p>127.299749710805</text:p>
          </table:table-cell>
        </table:table-row>
        <table:table-row table:style-name="ro1">
          <table:table-cell office:value-type="float" office:value="1572486187.93721" calcext:value-type="float">
            <text:p>1572486187.93721</text:p>
          </table:table-cell>
          <table:table-cell office:value-type="float" office:value="127.34345906786" calcext:value-type="float">
            <text:p>127.34345906786</text:p>
          </table:table-cell>
        </table:table-row>
        <table:table-row table:style-name="ro1">
          <table:table-cell office:value-type="float" office:value="1572486218.5121" calcext:value-type="float">
            <text:p>1572486218.5121</text:p>
          </table:table-cell>
          <table:table-cell office:value-type="float" office:value="128.290785957803" calcext:value-type="float">
            <text:p>128.290785957803</text:p>
          </table:table-cell>
        </table:table-row>
        <table:table-row table:style-name="ro1">
          <table:table-cell office:value-type="float" office:value="1572486249.05881" calcext:value-type="float">
            <text:p>1572486249.05881</text:p>
          </table:table-cell>
          <table:table-cell office:value-type="float" office:value="126.279250162759" calcext:value-type="float">
            <text:p>126.279250162759</text:p>
          </table:table-cell>
        </table:table-row>
        <table:table-row table:style-name="ro1">
          <table:table-cell office:value-type="float" office:value="1572486279.62529" calcext:value-type="float">
            <text:p>1572486279.62529</text:p>
          </table:table-cell>
          <table:table-cell office:value-type="float" office:value="127.169712764668" calcext:value-type="float">
            <text:p>127.169712764668</text:p>
          </table:table-cell>
        </table:table-row>
        <table:table-row table:style-name="ro1">
          <table:table-cell office:value-type="float" office:value="1572486309.95805" calcext:value-type="float">
            <text:p>1572486309.95805</text:p>
          </table:table-cell>
          <table:table-cell office:value-type="float" office:value="125.084729336312" calcext:value-type="float">
            <text:p>125.084729336312</text:p>
          </table:table-cell>
        </table:table-row>
        <table:table-row table:style-name="ro1">
          <table:table-cell office:value-type="float" office:value="1572486340.23868" calcext:value-type="float">
            <text:p>1572486340.23868</text:p>
          </table:table-cell>
          <table:table-cell office:value-type="float" office:value="126.220533448654" calcext:value-type="float">
            <text:p>126.220533448654</text:p>
          </table:table-cell>
        </table:table-row>
        <table:table-row table:style-name="ro1">
          <table:table-cell office:value-type="float" office:value="1572486370.79196" calcext:value-type="float">
            <text:p>1572486370.79196</text:p>
          </table:table-cell>
          <table:table-cell office:value-type="float" office:value="126.81262089077" calcext:value-type="float">
            <text:p>126.81262089077</text:p>
          </table:table-cell>
        </table:table-row>
        <table:table-row table:style-name="ro1">
          <table:table-cell office:value-type="float" office:value="1572486401.37644" calcext:value-type="float">
            <text:p>1572486401.37644</text:p>
          </table:table-cell>
          <table:table-cell office:value-type="float" office:value="125.706139666604" calcext:value-type="float">
            <text:p>125.706139666604</text:p>
          </table:table-cell>
        </table:table-row>
        <table:table-row table:style-name="ro1">
          <table:table-cell office:value-type="float" office:value="1572486431.92798" calcext:value-type="float">
            <text:p>1572486431.92798</text:p>
          </table:table-cell>
          <table:table-cell office:value-type="float" office:value="126.288363104438" calcext:value-type="float">
            <text:p>126.288363104438</text:p>
          </table:table-cell>
        </table:table-row>
        <table:table-row table:style-name="ro1">
          <table:table-cell office:value-type="float" office:value="1572486462.47512" calcext:value-type="float">
            <text:p>1572486462.47512</text:p>
          </table:table-cell>
          <table:table-cell office:value-type="float" office:value="126.157913695488" calcext:value-type="float">
            <text:p>126.157913695488</text:p>
          </table:table-cell>
        </table:table-row>
        <table:table-row table:style-name="ro1">
          <table:table-cell office:value-type="float" office:value="1572486493.06074" calcext:value-type="float">
            <text:p>1572486493.06074</text:p>
          </table:table-cell>
          <table:table-cell office:value-type="float" office:value="127.131687934991" calcext:value-type="float">
            <text:p>127.131687934991</text:p>
          </table:table-cell>
        </table:table-row>
        <table:table-row table:style-name="ro1">
          <table:table-cell office:value-type="float" office:value="1572486523.60691" calcext:value-type="float">
            <text:p>1572486523.60691</text:p>
          </table:table-cell>
          <table:table-cell office:value-type="float" office:value="127.740769722564" calcext:value-type="float">
            <text:p>127.740769722564</text:p>
          </table:table-cell>
        </table:table-row>
        <table:table-row table:style-name="ro1">
          <table:table-cell office:value-type="float" office:value="1572486554.29316" calcext:value-type="float">
            <text:p>1572486554.29316</text:p>
          </table:table-cell>
          <table:table-cell office:value-type="float" office:value="128.417812802989" calcext:value-type="float">
            <text:p>128.417812802989</text:p>
          </table:table-cell>
        </table:table-row>
        <table:table-row table:style-name="ro1">
          <table:table-cell office:value-type="float" office:value="1572486584.90827" calcext:value-type="float">
            <text:p>1572486584.90827</text:p>
          </table:table-cell>
          <table:table-cell office:value-type="float" office:value="127.147925367308" calcext:value-type="float">
            <text:p>127.147925367308</text:p>
          </table:table-cell>
        </table:table-row>
        <table:table-row table:style-name="ro1">
          <table:table-cell office:value-type="float" office:value="1572486615.60455" calcext:value-type="float">
            <text:p>1572486615.60455</text:p>
          </table:table-cell>
          <table:table-cell office:value-type="float" office:value="127.075851147404" calcext:value-type="float">
            <text:p>127.075851147404</text:p>
          </table:table-cell>
        </table:table-row>
        <table:table-row table:style-name="ro1">
          <table:table-cell office:value-type="float" office:value="1572486646.24675" calcext:value-type="float">
            <text:p>1572486646.24675</text:p>
          </table:table-cell>
          <table:table-cell office:value-type="float" office:value="127.924997992941" calcext:value-type="float">
            <text:p>127.924997992941</text:p>
          </table:table-cell>
        </table:table-row>
        <table:table-row table:style-name="ro1">
          <table:table-cell office:value-type="float" office:value="1572486676.81928" calcext:value-type="float">
            <text:p>1572486676.81928</text:p>
          </table:table-cell>
          <table:table-cell office:value-type="float" office:value="128.748658439512" calcext:value-type="float">
            <text:p>128.748658439512</text:p>
          </table:table-cell>
        </table:table-row>
        <table:table-row table:style-name="ro1">
          <table:table-cell office:value-type="float" office:value="1572486707.38429" calcext:value-type="float">
            <text:p>1572486707.38429</text:p>
          </table:table-cell>
          <table:table-cell office:value-type="float" office:value="127.892798103516" calcext:value-type="float">
            <text:p>127.892798103516</text:p>
          </table:table-cell>
        </table:table-row>
        <table:table-row table:style-name="ro1">
          <table:table-cell office:value-type="float" office:value="1572486737.93051" calcext:value-type="float">
            <text:p>1572486737.93051</text:p>
          </table:table-cell>
          <table:table-cell office:value-type="float" office:value="127.617443341618" calcext:value-type="float">
            <text:p>127.617443341618</text:p>
          </table:table-cell>
        </table:table-row>
        <table:table-row table:style-name="ro1">
          <table:table-cell office:value-type="float" office:value="1572486768.47643" calcext:value-type="float">
            <text:p>1572486768.47643</text:p>
          </table:table-cell>
          <table:table-cell office:value-type="float" office:value="126.857842611471" calcext:value-type="float">
            <text:p>126.857842611471</text:p>
          </table:table-cell>
        </table:table-row>
        <table:table-row table:style-name="ro1">
          <table:table-cell office:value-type="float" office:value="1572486799.08126" calcext:value-type="float">
            <text:p>1572486799.08126</text:p>
          </table:table-cell>
          <table:table-cell office:value-type="float" office:value="126.428060017402" calcext:value-type="float">
            <text:p>126.428060017402</text:p>
          </table:table-cell>
        </table:table-row>
        <table:table-row table:style-name="ro1">
          <table:table-cell office:value-type="float" office:value="1572486829.6724" calcext:value-type="float">
            <text:p>1572486829.6724</text:p>
          </table:table-cell>
          <table:table-cell office:value-type="float" office:value="127.586337502491" calcext:value-type="float">
            <text:p>127.586337502491</text:p>
          </table:table-cell>
        </table:table-row>
        <table:table-row table:style-name="ro1">
          <table:table-cell office:value-type="float" office:value="1572486860.42487" calcext:value-type="float">
            <text:p>1572486860.42487</text:p>
          </table:table-cell>
          <table:table-cell office:value-type="float" office:value="126.496161723126" calcext:value-type="float">
            <text:p>126.496161723126</text:p>
          </table:table-cell>
        </table:table-row>
        <table:table-row table:style-name="ro1">
          <table:table-cell office:value-type="float" office:value="1572486891.00595" calcext:value-type="float">
            <text:p>1572486891.00595</text:p>
          </table:table-cell>
          <table:table-cell office:value-type="float" office:value="126.533228527475" calcext:value-type="float">
            <text:p>126.533228527475</text:p>
          </table:table-cell>
        </table:table-row>
        <table:table-row table:style-name="ro1">
          <table:table-cell office:value-type="float" office:value="1572486921.55241" calcext:value-type="float">
            <text:p>1572486921.55241</text:p>
          </table:table-cell>
          <table:table-cell office:value-type="float" office:value="127.423485629295" calcext:value-type="float">
            <text:p>127.423485629295</text:p>
          </table:table-cell>
        </table:table-row>
        <table:table-row table:style-name="ro1">
          <table:table-cell office:value-type="float" office:value="1572486952.16349" calcext:value-type="float">
            <text:p>1572486952.16349</text:p>
          </table:table-cell>
          <table:table-cell office:value-type="float" office:value="127.576748473416" calcext:value-type="float">
            <text:p>127.576748473416</text:p>
          </table:table-cell>
        </table:table-row>
        <table:table-row table:style-name="ro1">
          <table:table-cell office:value-type="float" office:value="1572486982.84578" calcext:value-type="float">
            <text:p>1572486982.84578</text:p>
          </table:table-cell>
          <table:table-cell office:value-type="float" office:value="127.467880961737" calcext:value-type="float">
            <text:p>127.467880961737</text:p>
          </table:table-cell>
        </table:table-row>
        <table:table-row table:style-name="ro1">
          <table:table-cell office:value-type="float" office:value="1572487013.56638" calcext:value-type="float">
            <text:p>1572487013.56638</text:p>
          </table:table-cell>
          <table:table-cell office:value-type="float" office:value="126.628323145274" calcext:value-type="float">
            <text:p>126.628323145274</text:p>
          </table:table-cell>
        </table:table-row>
        <table:table-row table:style-name="ro1">
          <table:table-cell office:value-type="float" office:value="1572487044.15608" calcext:value-type="float">
            <text:p>1572487044.15608</text:p>
          </table:table-cell>
          <table:table-cell office:value-type="float" office:value="128.75564690518" calcext:value-type="float">
            <text:p>128.75564690518</text:p>
          </table:table-cell>
        </table:table-row>
        <table:table-row table:style-name="ro1">
          <table:table-cell office:value-type="float" office:value="1572487074.69289" calcext:value-type="float">
            <text:p>1572487074.69289</text:p>
          </table:table-cell>
          <table:table-cell office:value-type="float" office:value="127.345925068931" calcext:value-type="float">
            <text:p>127.345925068931</text:p>
          </table:table-cell>
        </table:table-row>
        <table:table-row table:style-name="ro1">
          <table:table-cell office:value-type="float" office:value="1572487105.27024" calcext:value-type="float">
            <text:p>1572487105.27024</text:p>
          </table:table-cell>
          <table:table-cell office:value-type="float" office:value="127.99549768725" calcext:value-type="float">
            <text:p>127.99549768725</text:p>
          </table:table-cell>
        </table:table-row>
        <table:table-row table:style-name="ro1">
          <table:table-cell office:value-type="float" office:value="1572487135.82253" calcext:value-type="float">
            <text:p>1572487135.82253</text:p>
          </table:table-cell>
          <table:table-cell office:value-type="float" office:value="126.322756944993" calcext:value-type="float">
            <text:p>126.322756944993</text:p>
          </table:table-cell>
        </table:table-row>
        <table:table-row table:style-name="ro1">
          <table:table-cell office:value-type="float" office:value="1572487166.46849" calcext:value-type="float">
            <text:p>1572487166.46849</text:p>
          </table:table-cell>
          <table:table-cell office:value-type="float" office:value="126.837220202162" calcext:value-type="float">
            <text:p>126.837220202162</text:p>
          </table:table-cell>
        </table:table-row>
        <table:table-row table:style-name="ro1">
          <table:table-cell office:value-type="float" office:value="1572487197.03211" calcext:value-type="float">
            <text:p>1572487197.03211</text:p>
          </table:table-cell>
          <table:table-cell office:value-type="float" office:value="127.819898957987" calcext:value-type="float">
            <text:p>127.819898957987</text:p>
          </table:table-cell>
        </table:table-row>
        <table:table-row table:style-name="ro1">
          <table:table-cell office:value-type="float" office:value="1572487227.38075" calcext:value-type="float">
            <text:p>1572487227.38075</text:p>
          </table:table-cell>
          <table:table-cell office:value-type="float" office:value="126.972807113342" calcext:value-type="float">
            <text:p>126.972807113342</text:p>
          </table:table-cell>
        </table:table-row>
        <table:table-row table:style-name="ro1">
          <table:table-cell office:value-type="float" office:value="1572487257.95937" calcext:value-type="float">
            <text:p>1572487257.95937</text:p>
          </table:table-cell>
          <table:table-cell office:value-type="float" office:value="125.539035916118" calcext:value-type="float">
            <text:p>125.539035916118</text:p>
          </table:table-cell>
        </table:table-row>
        <table:table-row table:style-name="ro1">
          <table:table-cell office:value-type="float" office:value="1572487288.50314" calcext:value-type="float">
            <text:p>1572487288.50314</text:p>
          </table:table-cell>
          <table:table-cell office:value-type="float" office:value="127.308246152216" calcext:value-type="float">
            <text:p>127.308246152216</text:p>
          </table:table-cell>
        </table:table-row>
        <table:table-row table:style-name="ro1">
          <table:table-cell office:value-type="float" office:value="1572487319.08694" calcext:value-type="float">
            <text:p>1572487319.08694</text:p>
          </table:table-cell>
          <table:table-cell office:value-type="float" office:value="127.450821529064" calcext:value-type="float">
            <text:p>127.450821529064</text:p>
          </table:table-cell>
        </table:table-row>
        <table:table-row table:style-name="ro1">
          <table:table-cell office:value-type="float" office:value="1572487349.63396" calcext:value-type="float">
            <text:p>1572487349.63396</text:p>
          </table:table-cell>
          <table:table-cell office:value-type="float" office:value="127.663895137587" calcext:value-type="float">
            <text:p>127.663895137587</text:p>
          </table:table-cell>
        </table:table-row>
        <table:table-row table:style-name="ro1">
          <table:table-cell office:value-type="float" office:value="1572487380.20317" calcext:value-type="float">
            <text:p>1572487380.20317</text:p>
          </table:table-cell>
          <table:table-cell office:value-type="float" office:value="126.71122378269" calcext:value-type="float">
            <text:p>126.71122378269</text:p>
          </table:table-cell>
        </table:table-row>
        <table:table-row table:style-name="ro1">
          <table:table-cell office:value-type="float" office:value="1572487410.76572" calcext:value-type="float">
            <text:p>1572487410.76572</text:p>
          </table:table-cell>
          <table:table-cell office:value-type="float" office:value="125.190650371623" calcext:value-type="float">
            <text:p>125.190650371623</text:p>
          </table:table-cell>
        </table:table-row>
        <table:table-row table:style-name="ro1">
          <table:table-cell office:value-type="float" office:value="1572487441.30577" calcext:value-type="float">
            <text:p>1572487441.30577</text:p>
          </table:table-cell>
          <table:table-cell office:value-type="float" office:value="124.398981389119" calcext:value-type="float">
            <text:p>124.398981389119</text:p>
          </table:table-cell>
        </table:table-row>
        <table:table-row table:style-name="ro1">
          <table:table-cell office:value-type="float" office:value="1572487471.86732" calcext:value-type="float">
            <text:p>1572487471.86732</text:p>
          </table:table-cell>
          <table:table-cell office:value-type="float" office:value="126.351186895059" calcext:value-type="float">
            <text:p>126.351186895059</text:p>
          </table:table-cell>
        </table:table-row>
        <table:table-row table:style-name="ro1">
          <table:table-cell office:value-type="float" office:value="1572487502.4008" calcext:value-type="float">
            <text:p>1572487502.4008</text:p>
          </table:table-cell>
          <table:table-cell office:value-type="float" office:value="127.831066900558" calcext:value-type="float">
            <text:p>127.831066900558</text:p>
          </table:table-cell>
        </table:table-row>
        <table:table-row table:style-name="ro1">
          <table:table-cell office:value-type="float" office:value="1572487532.95602" calcext:value-type="float">
            <text:p>1572487532.95602</text:p>
          </table:table-cell>
          <table:table-cell office:value-type="float" office:value="127.710481495891" calcext:value-type="float">
            <text:p>127.710481495891</text:p>
          </table:table-cell>
        </table:table-row>
        <table:table-row table:style-name="ro1">
          <table:table-cell office:value-type="float" office:value="1572487563.49585" calcext:value-type="float">
            <text:p>1572487563.49585</text:p>
          </table:table-cell>
          <table:table-cell office:value-type="float" office:value="127.525707663" calcext:value-type="float">
            <text:p>127.525707663</text:p>
          </table:table-cell>
        </table:table-row>
        <table:table-row table:style-name="ro1">
          <table:table-cell office:value-type="float" office:value="1572487594.07669" calcext:value-type="float">
            <text:p>1572487594.07669</text:p>
          </table:table-cell>
          <table:table-cell office:value-type="float" office:value="126.824133283669" calcext:value-type="float">
            <text:p>126.824133283669</text:p>
          </table:table-cell>
        </table:table-row>
        <table:table-row table:style-name="ro1">
          <table:table-cell office:value-type="float" office:value="1572487624.62389" calcext:value-type="float">
            <text:p>1572487624.62389</text:p>
          </table:table-cell>
          <table:table-cell office:value-type="float" office:value="127.223219576155" calcext:value-type="float">
            <text:p>127.223219576155</text:p>
          </table:table-cell>
        </table:table-row>
        <table:table-row table:style-name="ro1">
          <table:table-cell office:value-type="float" office:value="1572487655.17835" calcext:value-type="float">
            <text:p>1572487655.17835</text:p>
          </table:table-cell>
          <table:table-cell office:value-type="float" office:value="127.072424195738" calcext:value-type="float">
            <text:p>127.072424195738</text:p>
          </table:table-cell>
        </table:table-row>
        <table:table-row table:style-name="ro1">
          <table:table-cell office:value-type="float" office:value="1572487685.76427" calcext:value-type="float">
            <text:p>1572487685.76427</text:p>
          </table:table-cell>
          <table:table-cell office:value-type="float" office:value="126.93389080819" calcext:value-type="float">
            <text:p>126.93389080819</text:p>
          </table:table-cell>
        </table:table-row>
        <table:table-row table:style-name="ro1">
          <table:table-cell office:value-type="float" office:value="1572487716.31353" calcext:value-type="float">
            <text:p>1572487716.31353</text:p>
          </table:table-cell>
          <table:table-cell office:value-type="float" office:value="126.532474539603" calcext:value-type="float">
            <text:p>126.532474539603</text:p>
          </table:table-cell>
        </table:table-row>
        <table:table-row table:style-name="ro1">
          <table:table-cell office:value-type="float" office:value="1572487746.65771" calcext:value-type="float">
            <text:p>1572487746.65771</text:p>
          </table:table-cell>
          <table:table-cell office:value-type="float" office:value="128.067845419729" calcext:value-type="float">
            <text:p>128.067845419729</text:p>
          </table:table-cell>
        </table:table-row>
        <table:table-row table:style-name="ro1">
          <table:table-cell office:value-type="float" office:value="1572487777.36663" calcext:value-type="float">
            <text:p>1572487777.36663</text:p>
          </table:table-cell>
          <table:table-cell office:value-type="float" office:value="128.717965063197" calcext:value-type="float">
            <text:p>128.717965063197</text:p>
          </table:table-cell>
        </table:table-row>
        <table:table-row table:style-name="ro1">
          <table:table-cell office:value-type="float" office:value="1572487807.89511" calcext:value-type="float">
            <text:p>1572487807.89511</text:p>
          </table:table-cell>
          <table:table-cell office:value-type="float" office:value="127.083315700467" calcext:value-type="float">
            <text:p>127.083315700467</text:p>
          </table:table-cell>
        </table:table-row>
        <table:table-row table:style-name="ro1">
          <table:table-cell office:value-type="float" office:value="1572487838.48316" calcext:value-type="float">
            <text:p>1572487838.48316</text:p>
          </table:table-cell>
          <table:table-cell office:value-type="float" office:value="129.439338388847" calcext:value-type="float">
            <text:p>129.439338388847</text:p>
          </table:table-cell>
        </table:table-row>
        <table:table-row table:style-name="ro1">
          <table:table-cell office:value-type="float" office:value="1572487869.04858" calcext:value-type="float">
            <text:p>1572487869.04858</text:p>
          </table:table-cell>
          <table:table-cell office:value-type="float" office:value="126.463618846008" calcext:value-type="float">
            <text:p>126.463618846008</text:p>
          </table:table-cell>
        </table:table-row>
        <table:table-row table:style-name="ro1">
          <table:table-cell office:value-type="float" office:value="1572487899.59575" calcext:value-type="float">
            <text:p>1572487899.59575</text:p>
          </table:table-cell>
          <table:table-cell office:value-type="float" office:value="127.353874485193" calcext:value-type="float">
            <text:p>127.353874485193</text:p>
          </table:table-cell>
        </table:table-row>
        <table:table-row table:style-name="ro1">
          <table:table-cell office:value-type="float" office:value="1572487930.17748" calcext:value-type="float">
            <text:p>1572487930.17748</text:p>
          </table:table-cell>
          <table:table-cell office:value-type="float" office:value="126.090907502695" calcext:value-type="float">
            <text:p>126.090907502695</text:p>
          </table:table-cell>
        </table:table-row>
        <table:table-row table:style-name="ro1">
          <table:table-cell office:value-type="float" office:value="1572487960.7686" calcext:value-type="float">
            <text:p>1572487960.7686</text:p>
          </table:table-cell>
          <table:table-cell office:value-type="float" office:value="126.594754230344" calcext:value-type="float">
            <text:p>126.594754230344</text:p>
          </table:table-cell>
        </table:table-row>
        <table:table-row table:style-name="ro1">
          <table:table-cell office:value-type="float" office:value="1572487991.32111" calcext:value-type="float">
            <text:p>1572487991.32111</text:p>
          </table:table-cell>
          <table:table-cell office:value-type="float" office:value="126.302680098198" calcext:value-type="float">
            <text:p>126.302680098198</text:p>
          </table:table-cell>
        </table:table-row>
        <table:table-row table:style-name="ro1">
          <table:table-cell office:value-type="float" office:value="1572488021.86284" calcext:value-type="float">
            <text:p>1572488021.86284</text:p>
          </table:table-cell>
          <table:table-cell office:value-type="float" office:value="127.111065525682" calcext:value-type="float">
            <text:p>127.111065525682</text:p>
          </table:table-cell>
        </table:table-row>
        <table:table-row table:style-name="ro1">
          <table:table-cell office:value-type="float" office:value="1572488052.42636" calcext:value-type="float">
            <text:p>1572488052.42636</text:p>
          </table:table-cell>
          <table:table-cell office:value-type="float" office:value="126.594270829778" calcext:value-type="float">
            <text:p>126.594270829778</text:p>
          </table:table-cell>
        </table:table-row>
        <table:table-row table:style-name="ro1">
          <table:table-cell office:value-type="float" office:value="1572488083.01998" calcext:value-type="float">
            <text:p>1572488083.01998</text:p>
          </table:table-cell>
          <table:table-cell office:value-type="float" office:value="127.219931574727" calcext:value-type="float">
            <text:p>127.219931574727</text:p>
          </table:table-cell>
        </table:table-row>
        <table:table-row table:style-name="ro1">
          <table:table-cell office:value-type="float" office:value="1572488113.57278" calcext:value-type="float">
            <text:p>1572488113.57278</text:p>
          </table:table-cell>
          <table:table-cell office:value-type="float" office:value="127.716924399044" calcext:value-type="float">
            <text:p>127.716924399044</text:p>
          </table:table-cell>
        </table:table-row>
        <table:table-row table:style-name="ro1">
          <table:table-cell office:value-type="float" office:value="1572488144.10688" calcext:value-type="float">
            <text:p>1572488144.10688</text:p>
          </table:table-cell>
          <table:table-cell office:value-type="float" office:value="126.766240032555" calcext:value-type="float">
            <text:p>126.766240032555</text:p>
          </table:table-cell>
        </table:table-row>
        <table:table-row table:style-name="ro1">
          <table:table-cell office:value-type="float" office:value="1572488174.65769" calcext:value-type="float">
            <text:p>1572488174.65769</text:p>
          </table:table-cell>
          <table:table-cell office:value-type="float" office:value="128.184249884858" calcext:value-type="float">
            <text:p>128.184249884858</text:p>
          </table:table-cell>
        </table:table-row>
        <table:table-row table:style-name="ro1">
          <table:table-cell office:value-type="float" office:value="1572488205.22228" calcext:value-type="float">
            <text:p>1572488205.22228</text:p>
          </table:table-cell>
          <table:table-cell office:value-type="float" office:value="127.679655019874" calcext:value-type="float">
            <text:p>127.679655019874</text:p>
          </table:table-cell>
        </table:table-row>
        <table:table-row table:style-name="ro1">
          <table:table-cell office:value-type="float" office:value="1572488235.79424" calcext:value-type="float">
            <text:p>1572488235.79424</text:p>
          </table:table-cell>
          <table:table-cell office:value-type="float" office:value="127.158408797126" calcext:value-type="float">
            <text:p>127.158408797126</text:p>
          </table:table-cell>
        </table:table-row>
        <table:table-row table:style-name="ro1">
          <table:table-cell office:value-type="float" office:value="1572488266.33467" calcext:value-type="float">
            <text:p>1572488266.33467</text:p>
          </table:table-cell>
          <table:table-cell office:value-type="float" office:value="126.653672056636" calcext:value-type="float">
            <text:p>126.653672056636</text:p>
          </table:table-cell>
        </table:table-row>
        <table:table-row table:style-name="ro1">
          <table:table-cell office:value-type="float" office:value="1572488296.61305" calcext:value-type="float">
            <text:p>1572488296.61305</text:p>
          </table:table-cell>
          <table:table-cell office:value-type="float" office:value="128.131770573817" calcext:value-type="float">
            <text:p>128.131770573817</text:p>
          </table:table-cell>
        </table:table-row>
        <table:table-row table:style-name="ro1">
          <table:table-cell office:value-type="float" office:value="1572488327.18212" calcext:value-type="float">
            <text:p>1572488327.18212</text:p>
          </table:table-cell>
          <table:table-cell office:value-type="float" office:value="128.751606378515" calcext:value-type="float">
            <text:p>128.751606378515</text:p>
          </table:table-cell>
        </table:table-row>
        <table:table-row table:style-name="ro1">
          <table:table-cell office:value-type="float" office:value="1572488357.75498" calcext:value-type="float">
            <text:p>1572488357.75498</text:p>
          </table:table-cell>
          <table:table-cell office:value-type="float" office:value="127.991591722921" calcext:value-type="float">
            <text:p>127.991591722921</text:p>
          </table:table-cell>
        </table:table-row>
        <table:table-row table:style-name="ro1">
          <table:table-cell office:value-type="float" office:value="1572488388.29745" calcext:value-type="float">
            <text:p>1572488388.29745</text:p>
          </table:table-cell>
          <table:table-cell office:value-type="float" office:value="127.149431880418" calcext:value-type="float">
            <text:p>127.149431880418</text:p>
          </table:table-cell>
        </table:table-row>
        <table:table-row table:style-name="ro1">
          <table:table-cell office:value-type="float" office:value="1572488418.84779" calcext:value-type="float">
            <text:p>1572488418.84779</text:p>
          </table:table-cell>
          <table:table-cell office:value-type="float" office:value="126.604343259418" calcext:value-type="float">
            <text:p>126.604343259418</text:p>
          </table:table-cell>
        </table:table-row>
        <table:table-row table:style-name="ro1">
          <table:table-cell office:value-type="float" office:value="1572488449.39404" calcext:value-type="float">
            <text:p>1572488449.39404</text:p>
          </table:table-cell>
          <table:table-cell office:value-type="float" office:value="128.509206956548" calcext:value-type="float">
            <text:p>128.509206956548</text:p>
          </table:table-cell>
        </table:table-row>
        <table:table-row table:style-name="ro1">
          <table:table-cell office:value-type="float" office:value="1572488479.94398" calcext:value-type="float">
            <text:p>1572488479.94398</text:p>
          </table:table-cell>
          <table:table-cell office:value-type="float" office:value="128.719474501575" calcext:value-type="float">
            <text:p>128.719474501575</text:p>
          </table:table-cell>
        </table:table-row>
        <table:table-row table:style-name="ro1">
          <table:table-cell office:value-type="float" office:value="1572488510.49402" calcext:value-type="float">
            <text:p>1572488510.49402</text:p>
          </table:table-cell>
          <table:table-cell office:value-type="float" office:value="126.838317177727" calcext:value-type="float">
            <text:p>126.838317177727</text:p>
          </table:table-cell>
        </table:table-row>
        <table:table-row table:style-name="ro1">
          <table:table-cell office:value-type="float" office:value="1572488541.04201" calcext:value-type="float">
            <text:p>1572488541.04201</text:p>
          </table:table-cell>
          <table:table-cell office:value-type="float" office:value="127.886424675482" calcext:value-type="float">
            <text:p>127.886424675482</text:p>
          </table:table-cell>
        </table:table-row>
        <table:table-row table:style-name="ro1">
          <table:table-cell office:value-type="float" office:value="1572488571.58559" calcext:value-type="float">
            <text:p>1572488571.58559</text:p>
          </table:table-cell>
          <table:table-cell office:value-type="float" office:value="127.508920280267" calcext:value-type="float">
            <text:p>127.508920280267</text:p>
          </table:table-cell>
        </table:table-row>
        <table:table-row table:style-name="ro1">
          <table:table-cell office:value-type="float" office:value="1572488602.12855" calcext:value-type="float">
            <text:p>1572488602.12855</text:p>
          </table:table-cell>
          <table:table-cell office:value-type="float" office:value="126.336254863665" calcext:value-type="float">
            <text:p>126.336254863665</text:p>
          </table:table-cell>
        </table:table-row>
        <table:table-row table:style-name="ro1">
          <table:table-cell office:value-type="float" office:value="1572488632.67419" calcext:value-type="float">
            <text:p>1572488632.67419</text:p>
          </table:table-cell>
          <table:table-cell office:value-type="float" office:value="126.490681233202" calcext:value-type="float">
            <text:p>126.490681233202</text:p>
          </table:table-cell>
        </table:table-row>
        <table:table-row table:style-name="ro1">
          <table:table-cell office:value-type="float" office:value="1572488663.3416" calcext:value-type="float">
            <text:p>1572488663.3416</text:p>
          </table:table-cell>
          <table:table-cell office:value-type="float" office:value="125.013338166526" calcext:value-type="float">
            <text:p>125.013338166526</text:p>
          </table:table-cell>
        </table:table-row>
        <table:table-row table:style-name="ro1">
          <table:table-cell office:value-type="float" office:value="1572488694.03413" calcext:value-type="float">
            <text:p>1572488694.03413</text:p>
          </table:table-cell>
          <table:table-cell office:value-type="float" office:value="126.7904254185" calcext:value-type="float">
            <text:p>126.7904254185</text:p>
          </table:table-cell>
        </table:table-row>
        <table:table-row table:style-name="ro1">
          <table:table-cell office:value-type="float" office:value="1572488724.77622" calcext:value-type="float">
            <text:p>1572488724.77622</text:p>
          </table:table-cell>
          <table:table-cell office:value-type="float" office:value="127.752413752531" calcext:value-type="float">
            <text:p>127.752413752531</text:p>
          </table:table-cell>
        </table:table-row>
        <table:table-row table:style-name="ro1">
          <table:table-cell office:value-type="float" office:value="1572488755.3445" calcext:value-type="float">
            <text:p>1572488755.3445</text:p>
          </table:table-cell>
          <table:table-cell office:value-type="float" office:value="126.638191537459" calcext:value-type="float">
            <text:p>126.638191537459</text:p>
          </table:table-cell>
        </table:table-row>
        <table:table-row table:style-name="ro1">
          <table:table-cell office:value-type="float" office:value="1572488785.89031" calcext:value-type="float">
            <text:p>1572488785.89031</text:p>
          </table:table-cell>
          <table:table-cell office:value-type="float" office:value="126.037536716178" calcext:value-type="float">
            <text:p>126.037536716178</text:p>
          </table:table-cell>
        </table:table-row>
        <table:table-row table:style-name="ro1">
          <table:table-cell office:value-type="float" office:value="1572488816.45098" calcext:value-type="float">
            <text:p>1572488816.45098</text:p>
          </table:table-cell>
          <table:table-cell office:value-type="float" office:value="124.783889638083" calcext:value-type="float">
            <text:p>124.783889638083</text:p>
          </table:table-cell>
        </table:table-row>
        <table:table-row table:style-name="ro1">
          <table:table-cell office:value-type="float" office:value="1572488846.79442" calcext:value-type="float">
            <text:p>1572488846.79442</text:p>
          </table:table-cell>
          <table:table-cell office:value-type="float" office:value="126.783985440615" calcext:value-type="float">
            <text:p>126.783985440615</text:p>
          </table:table-cell>
        </table:table-row>
        <table:table-row table:style-name="ro1">
          <table:table-cell office:value-type="float" office:value="1572488877.38522" calcext:value-type="float">
            <text:p>1572488877.38522</text:p>
          </table:table-cell>
          <table:table-cell office:value-type="float" office:value="127.59277894301" calcext:value-type="float">
            <text:p>127.59277894301</text:p>
          </table:table-cell>
        </table:table-row>
        <table:table-row table:style-name="ro1">
          <table:table-cell office:value-type="float" office:value="1572488907.94983" calcext:value-type="float">
            <text:p>1572488907.94983</text:p>
          </table:table-cell>
          <table:table-cell office:value-type="float" office:value="126.968833136528" calcext:value-type="float">
            <text:p>126.968833136528</text:p>
          </table:table-cell>
        </table:table-row>
        <table:table-row table:style-name="ro1">
          <table:table-cell office:value-type="float" office:value="1572488938.48753" calcext:value-type="float">
            <text:p>1572488938.48753</text:p>
          </table:table-cell>
          <table:table-cell office:value-type="float" office:value="127.809758515862" calcext:value-type="float">
            <text:p>127.809758515862</text:p>
          </table:table-cell>
        </table:table-row>
        <table:table-row table:style-name="ro1">
          <table:table-cell office:value-type="float" office:value="1572488969.05467" calcext:value-type="float">
            <text:p>1572488969.05467</text:p>
          </table:table-cell>
          <table:table-cell office:value-type="float" office:value="126.398667654107" calcext:value-type="float">
            <text:p>126.398667654107</text:p>
          </table:table-cell>
        </table:table-row>
        <table:table-row table:style-name="ro1">
          <table:table-cell office:value-type="float" office:value="1572488999.59614" calcext:value-type="float">
            <text:p>1572488999.59614</text:p>
          </table:table-cell>
          <table:table-cell office:value-type="float" office:value="126.300625097306" calcext:value-type="float">
            <text:p>126.300625097306</text:p>
          </table:table-cell>
        </table:table-row>
        <table:table-row table:style-name="ro1">
          <table:table-cell office:value-type="float" office:value="1572489030.1502" calcext:value-type="float">
            <text:p>1572489030.1502</text:p>
          </table:table-cell>
          <table:table-cell office:value-type="float" office:value="126.084605012415" calcext:value-type="float">
            <text:p>126.084605012415</text:p>
          </table:table-cell>
        </table:table-row>
        <table:table-row table:style-name="ro1">
          <table:table-cell office:value-type="float" office:value="1572489060.70062" calcext:value-type="float">
            <text:p>1572489060.70062</text:p>
          </table:table-cell>
          <table:table-cell office:value-type="float" office:value="127.940892437564" calcext:value-type="float">
            <text:p>127.940892437564</text:p>
          </table:table-cell>
        </table:table-row>
        <table:table-row table:style-name="ro1">
          <table:table-cell office:value-type="float" office:value="1572489091.37882" calcext:value-type="float">
            <text:p>1572489091.37882</text:p>
          </table:table-cell>
          <table:table-cell office:value-type="float" office:value="128.156845972605" calcext:value-type="float">
            <text:p>128.156845972605</text:p>
          </table:table-cell>
        </table:table-row>
        <table:table-row table:style-name="ro1">
          <table:table-cell office:value-type="float" office:value="1572489121.9224" calcext:value-type="float">
            <text:p>1572489121.9224</text:p>
          </table:table-cell>
          <table:table-cell office:value-type="float" office:value="129.226985127612" calcext:value-type="float">
            <text:p>129.226985127612</text:p>
          </table:table-cell>
        </table:table-row>
        <table:table-row table:style-name="ro1">
          <table:table-cell office:value-type="float" office:value="1572489152.43127" calcext:value-type="float">
            <text:p>1572489152.43127</text:p>
          </table:table-cell>
          <table:table-cell office:value-type="float" office:value="128.263655558123" calcext:value-type="float">
            <text:p>128.263655558123</text:p>
          </table:table-cell>
        </table:table-row>
        <table:table-row table:style-name="ro1">
          <table:table-cell office:value-type="float" office:value="1572489182.9649" calcext:value-type="float">
            <text:p>1572489182.9649</text:p>
          </table:table-cell>
          <table:table-cell office:value-type="float" office:value="132.514330563754" calcext:value-type="float">
            <text:p>132.514330563754</text:p>
          </table:table-cell>
        </table:table-row>
        <table:table-row table:style-name="ro1">
          <table:table-cell office:value-type="float" office:value="1572489213.52746" calcext:value-type="float">
            <text:p>1572489213.52746</text:p>
          </table:table-cell>
          <table:table-cell office:value-type="float" office:value="129.020107237081" calcext:value-type="float">
            <text:p>129.020107237081</text:p>
          </table:table-cell>
        </table:table-row>
        <table:table-row table:style-name="ro1">
          <table:table-cell office:value-type="float" office:value="1572489244.07628" calcext:value-type="float">
            <text:p>1572489244.07628</text:p>
          </table:table-cell>
          <table:table-cell office:value-type="float" office:value="127.105517023273" calcext:value-type="float">
            <text:p>127.105517023273</text:p>
          </table:table-cell>
        </table:table-row>
        <table:table-row table:style-name="ro1">
          <table:table-cell office:value-type="float" office:value="1572489274.62706" calcext:value-type="float">
            <text:p>1572489274.62706</text:p>
          </table:table-cell>
          <table:table-cell office:value-type="float" office:value="127.421976190917" calcext:value-type="float">
            <text:p>127.421976190917</text:p>
          </table:table-cell>
        </table:table-row>
        <table:table-row table:style-name="ro1">
          <table:table-cell office:value-type="float" office:value="1572489305.17743" calcext:value-type="float">
            <text:p>1572489305.17743</text:p>
          </table:table-cell>
          <table:table-cell office:value-type="float" office:value="128.363206090668" calcext:value-type="float">
            <text:p>128.363206090668</text:p>
          </table:table-cell>
        </table:table-row>
        <table:table-row table:style-name="ro1">
          <table:table-cell office:value-type="float" office:value="1572489335.7392" calcext:value-type="float">
            <text:p>1572489335.7392</text:p>
          </table:table-cell>
          <table:table-cell office:value-type="float" office:value="126.642984589362" calcext:value-type="float">
            <text:p>126.642984589362</text:p>
          </table:table-cell>
        </table:table-row>
        <table:table-row table:style-name="ro1">
          <table:table-cell office:value-type="float" office:value="1572489366.06596" calcext:value-type="float">
            <text:p>1572489366.06596</text:p>
          </table:table-cell>
          <table:table-cell office:value-type="float" office:value="128.368071542959" calcext:value-type="float">
            <text:p>128.368071542959</text:p>
          </table:table-cell>
        </table:table-row>
        <table:table-row table:style-name="ro1">
          <table:table-cell office:value-type="float" office:value="1572489396.61068" calcext:value-type="float">
            <text:p>1572489396.61068</text:p>
          </table:table-cell>
          <table:table-cell office:value-type="float" office:value="128.530581891095" calcext:value-type="float">
            <text:p>128.530581891095</text:p>
          </table:table-cell>
        </table:table-row>
        <table:table-row table:style-name="ro1">
          <table:table-cell office:value-type="float" office:value="1572489427.24933" calcext:value-type="float">
            <text:p>1572489427.24933</text:p>
          </table:table-cell>
          <table:table-cell office:value-type="float" office:value="127.376826870603" calcext:value-type="float">
            <text:p>127.376826870603</text:p>
          </table:table-cell>
        </table:table-row>
        <table:table-row table:style-name="ro1">
          <table:table-cell office:value-type="float" office:value="1572489457.89479" calcext:value-type="float">
            <text:p>1572489457.89479</text:p>
          </table:table-cell>
          <table:table-cell office:value-type="float" office:value="128.147458055717" calcext:value-type="float">
            <text:p>128.147458055717</text:p>
          </table:table-cell>
        </table:table-row>
        <table:table-row table:style-name="ro1">
          <table:table-cell office:value-type="float" office:value="1572489488.45607" calcext:value-type="float">
            <text:p>1572489488.45607</text:p>
          </table:table-cell>
          <table:table-cell office:value-type="float" office:value="126.367221752554" calcext:value-type="float">
            <text:p>126.367221752554</text:p>
          </table:table-cell>
        </table:table-row>
        <table:table-row table:style-name="ro1">
          <table:table-cell office:value-type="float" office:value="1572489519.00571" calcext:value-type="float">
            <text:p>1572489519.00571</text:p>
          </table:table-cell>
          <table:table-cell office:value-type="float" office:value="125.021629107848" calcext:value-type="float">
            <text:p>125.021629107848</text:p>
          </table:table-cell>
        </table:table-row>
        <table:table-row table:style-name="ro1">
          <table:table-cell office:value-type="float" office:value="1572489549.56598" calcext:value-type="float">
            <text:p>1572489549.56598</text:p>
          </table:table-cell>
          <table:table-cell office:value-type="float" office:value="127.05762672668" calcext:value-type="float">
            <text:p>127.05762672668</text:p>
          </table:table-cell>
        </table:table-row>
        <table:table-row table:style-name="ro1">
          <table:table-cell office:value-type="float" office:value="1572489580.11641" calcext:value-type="float">
            <text:p>1572489580.11641</text:p>
          </table:table-cell>
          <table:table-cell office:value-type="float" office:value="127.479594466823" calcext:value-type="float">
            <text:p>127.479594466823</text:p>
          </table:table-cell>
        </table:table-row>
        <table:table-row table:style-name="ro1">
          <table:table-cell office:value-type="float" office:value="1572489610.70841" calcext:value-type="float">
            <text:p>1572489610.70841</text:p>
          </table:table-cell>
          <table:table-cell office:value-type="float" office:value="127.1412784267" calcext:value-type="float">
            <text:p>127.1412784267</text:p>
          </table:table-cell>
        </table:table-row>
        <table:table-row table:style-name="ro1">
          <table:table-cell office:value-type="float" office:value="1572489641.95648" calcext:value-type="float">
            <text:p>1572489641.95648</text:p>
          </table:table-cell>
          <table:table-cell office:value-type="float" office:value="-10830.1020380668" calcext:value-type="float">
            <text:p>-10830.1020380668</text:p>
          </table:table-cell>
        </table:table-row>
        <table:table-row table:style-name="ro1">
          <table:table-cell office:value-type="float" office:value="1572489672.47893" calcext:value-type="float">
            <text:p>1572489672.47893</text:p>
          </table:table-cell>
          <table:table-cell office:value-type="float" office:value="127.513649707587" calcext:value-type="float">
            <text:p>127.513649707587</text:p>
          </table:table-cell>
        </table:table-row>
        <table:table-row table:style-name="ro1">
          <table:table-cell office:value-type="float" office:value="1572489703.05761" calcext:value-type="float">
            <text:p>1572489703.05761</text:p>
          </table:table-cell>
          <table:table-cell office:value-type="float" office:value="128.272085449684" calcext:value-type="float">
            <text:p>128.272085449684</text:p>
          </table:table-cell>
        </table:table-row>
        <table:table-row table:style-name="ro1">
          <table:table-cell office:value-type="float" office:value="1572489733.65572" calcext:value-type="float">
            <text:p>1572489733.65572</text:p>
          </table:table-cell>
          <table:table-cell office:value-type="float" office:value="128.102378210522" calcext:value-type="float">
            <text:p>128.102378210522</text:p>
          </table:table-cell>
        </table:table-row>
        <table:table-row table:style-name="ro1">
          <table:table-cell office:value-type="float" office:value="1572489764.35936" calcext:value-type="float">
            <text:p>1572489764.35936</text:p>
          </table:table-cell>
          <table:table-cell office:value-type="float" office:value="127.979260254934" calcext:value-type="float">
            <text:p>127.979260254934</text:p>
          </table:table-cell>
        </table:table-row>
        <table:table-row table:style-name="ro1">
          <table:table-cell office:value-type="float" office:value="1572489795.05904" calcext:value-type="float">
            <text:p>1572489795.05904</text:p>
          </table:table-cell>
          <table:table-cell office:value-type="float" office:value="127.168340813894" calcext:value-type="float">
            <text:p>127.168340813894</text:p>
          </table:table-cell>
        </table:table-row>
        <table:table-row table:style-name="ro1">
          <table:table-cell office:value-type="float" office:value="1572489825.66493" calcext:value-type="float">
            <text:p>1572489825.66493</text:p>
          </table:table-cell>
          <table:table-cell office:value-type="float" office:value="128.129646097806" calcext:value-type="float">
            <text:p>128.129646097806</text:p>
          </table:table-cell>
        </table:table-row>
        <table:table-row table:style-name="ro1">
          <table:table-cell office:value-type="float" office:value="1572489856.21004" calcext:value-type="float">
            <text:p>1572489856.21004</text:p>
          </table:table-cell>
          <table:table-cell office:value-type="float" office:value="127.403685220343" calcext:value-type="float">
            <text:p>127.403685220343</text:p>
          </table:table-cell>
        </table:table-row>
        <table:table-row table:style-name="ro1">
          <table:table-cell office:value-type="float" office:value="1572489886.75595" calcext:value-type="float">
            <text:p>1572489886.75595</text:p>
          </table:table-cell>
          <table:table-cell office:value-type="float" office:value="127.664924100667" calcext:value-type="float">
            <text:p>127.664924100667</text:p>
          </table:table-cell>
        </table:table-row>
        <table:table-row table:style-name="ro1">
          <table:table-cell office:value-type="float" office:value="1572489917.50088" calcext:value-type="float">
            <text:p>1572489917.50088</text:p>
          </table:table-cell>
          <table:table-cell office:value-type="float" office:value="128.393009454142" calcext:value-type="float">
            <text:p>128.393009454142</text:p>
          </table:table-cell>
        </table:table-row>
        <table:table-row table:style-name="ro1">
          <table:table-cell office:value-type="float" office:value="1572489948.04752" calcext:value-type="float">
            <text:p>1572489948.04752</text:p>
          </table:table-cell>
          <table:table-cell office:value-type="float" office:value="127.787356080869" calcext:value-type="float">
            <text:p>127.787356080869</text:p>
          </table:table-cell>
        </table:table-row>
        <table:table-row table:style-name="ro1">
          <table:table-cell office:value-type="float" office:value="1572489978.61973" calcext:value-type="float">
            <text:p>1572489978.61973</text:p>
          </table:table-cell>
          <table:table-cell office:value-type="float" office:value="126.214301896126" calcext:value-type="float">
            <text:p>126.214301896126</text:p>
          </table:table-cell>
        </table:table-row>
        <table:table-row table:style-name="ro1">
          <table:table-cell office:value-type="float" office:value="1572490009.16297" calcext:value-type="float">
            <text:p>1572490009.16297</text:p>
          </table:table-cell>
          <table:table-cell office:value-type="float" office:value="126.8101548897" calcext:value-type="float">
            <text:p>126.8101548897</text:p>
          </table:table-cell>
        </table:table-row>
        <table:table-row table:style-name="ro1">
          <table:table-cell office:value-type="float" office:value="1572490039.71503" calcext:value-type="float">
            <text:p>1572490039.71503</text:p>
          </table:table-cell>
          <table:table-cell office:value-type="float" office:value="127.412589736664" calcext:value-type="float">
            <text:p>127.412589736664</text:p>
          </table:table-cell>
        </table:table-row>
        <table:table-row table:style-name="ro1">
          <table:table-cell office:value-type="float" office:value="1572490070.30407" calcext:value-type="float">
            <text:p>1572490070.30407</text:p>
          </table:table-cell>
          <table:table-cell office:value-type="float" office:value="125.558632287615" calcext:value-type="float">
            <text:p>125.558632287615</text:p>
          </table:table-cell>
        </table:table-row>
        <table:table-row table:style-name="ro1">
          <table:table-cell office:value-type="float" office:value="1572490100.85457" calcext:value-type="float">
            <text:p>1572490100.85457</text:p>
          </table:table-cell>
          <table:table-cell office:value-type="float" office:value="124.4174142352" calcext:value-type="float">
            <text:p>124.4174142352</text:p>
          </table:table-cell>
        </table:table-row>
        <table:table-row table:style-name="ro1">
          <table:table-cell office:value-type="float" office:value="1572490131.40504" calcext:value-type="float">
            <text:p>1572490131.40504</text:p>
          </table:table-cell>
          <table:table-cell office:value-type="float" office:value="125.839398064318" calcext:value-type="float">
            <text:p>125.839398064318</text:p>
          </table:table-cell>
        </table:table-row>
        <table:table-row table:style-name="ro1">
          <table:table-cell office:value-type="float" office:value="1572490161.95542" calcext:value-type="float">
            <text:p>1572490161.95542</text:p>
          </table:table-cell>
          <table:table-cell office:value-type="float" office:value="127.633682236569" calcext:value-type="float">
            <text:p>127.633682236569</text:p>
          </table:table-cell>
        </table:table-row>
        <table:table-row table:style-name="ro1">
          <table:table-cell office:value-type="float" office:value="1572490192.56113" calcext:value-type="float">
            <text:p>1572490192.56113</text:p>
          </table:table-cell>
          <table:table-cell office:value-type="float" office:value="290.292619369631" calcext:value-type="float">
            <text:p>290.292619369631</text:p>
          </table:table-cell>
        </table:table-row>
        <table:table-row table:style-name="ro1">
          <table:table-cell office:value-type="float" office:value="1572490223.19522" calcext:value-type="float">
            <text:p>1572490223.19522</text:p>
          </table:table-cell>
          <table:table-cell office:value-type="float" office:value="126.724173213579" calcext:value-type="float">
            <text:p>126.724173213579</text:p>
          </table:table-cell>
        </table:table-row>
        <table:table-row table:style-name="ro1">
          <table:table-cell office:value-type="float" office:value="1572490253.80673" calcext:value-type="float">
            <text:p>1572490253.80673</text:p>
          </table:table-cell>
          <table:table-cell office:value-type="float" office:value="126.665661999564" calcext:value-type="float">
            <text:p>126.665661999564</text:p>
          </table:table-cell>
        </table:table-row>
        <table:table-row table:style-name="ro1">
          <table:table-cell office:value-type="float" office:value="1572490284.4122" calcext:value-type="float">
            <text:p>1572490284.4122</text:p>
          </table:table-cell>
          <table:table-cell office:value-type="float" office:value="125.524307922179" calcext:value-type="float">
            <text:p>125.524307922179</text:p>
          </table:table-cell>
        </table:table-row>
        <table:table-row table:style-name="ro1">
          <table:table-cell office:value-type="float" office:value="1572490315.07709" calcext:value-type="float">
            <text:p>1572490315.07709</text:p>
          </table:table-cell>
          <table:table-cell office:value-type="float" office:value="84.4144677588318" calcext:value-type="float">
            <text:p>84.4144677588318</text:p>
          </table:table-cell>
        </table:table-row>
        <table:table-row table:style-name="ro1">
          <table:table-cell office:value-type="float" office:value="1572490345.82651" calcext:value-type="float">
            <text:p>1572490345.82651</text:p>
          </table:table-cell>
          <table:table-cell office:value-type="float" office:value="126.284936152772" calcext:value-type="float">
            <text:p>126.284936152772</text:p>
          </table:table-cell>
        </table:table-row>
        <table:table-row table:style-name="ro1">
          <table:table-cell office:value-type="float" office:value="1572490376.62552" calcext:value-type="float">
            <text:p>1572490376.62552</text:p>
          </table:table-cell>
          <table:table-cell office:value-type="float" office:value="255.056364473463" calcext:value-type="float">
            <text:p>255.056364473463</text:p>
          </table:table-cell>
        </table:table-row>
        <table:table-row table:style-name="ro1">
          <table:table-cell office:value-type="float" office:value="1572490407.39296" calcext:value-type="float">
            <text:p>1572490407.39296</text:p>
          </table:table-cell>
          <table:table-cell office:value-type="float" office:value="126.392981664094" calcext:value-type="float">
            <text:p>126.392981664094</text:p>
          </table:table-cell>
        </table:table-row>
        <table:table-row table:style-name="ro1">
          <table:table-cell office:value-type="float" office:value="1572490438.05567" calcext:value-type="float">
            <text:p>1572490438.05567</text:p>
          </table:table-cell>
          <table:table-cell office:value-type="float" office:value="1449.46537181296" calcext:value-type="float">
            <text:p>1449.46537181296</text:p>
          </table:table-cell>
        </table:table-row>
        <table:table-row table:style-name="ro1">
          <table:table-cell office:value-type="float" office:value="1572490468.47759" calcext:value-type="float">
            <text:p>1572490468.47759</text:p>
          </table:table-cell>
          <table:table-cell office:value-type="float" office:value="21923.9676966698" calcext:value-type="float">
            <text:p>21923.9676966698</text:p>
          </table:table-cell>
        </table:table-row>
        <table:table-row table:style-name="ro1">
          <table:table-cell office:value-type="float" office:value="1572490499.09478" calcext:value-type="float">
            <text:p>1572490499.09478</text:p>
          </table:table-cell>
          <table:table-cell office:value-type="float" office:value="124.629186830703" calcext:value-type="float">
            <text:p>124.629186830703</text:p>
          </table:table-cell>
        </table:table-row>
        <table:table-row table:style-name="ro1">
          <table:table-cell office:value-type="float" office:value="1572490529.7786" calcext:value-type="float">
            <text:p>1572490529.7786</text:p>
          </table:table-cell>
          <table:table-cell office:value-type="float" office:value="1027.74823866353" calcext:value-type="float">
            <text:p>1027.74823866353</text:p>
          </table:table-cell>
        </table:table-row>
        <table:table-row table:style-name="ro1">
          <table:table-cell office:value-type="float" office:value="1572490560.41006" calcext:value-type="float">
            <text:p>1572490560.41006</text:p>
          </table:table-cell>
          <table:table-cell office:value-type="float" office:value="126.590985753619" calcext:value-type="float">
            <text:p>126.590985753619</text:p>
          </table:table-cell>
        </table:table-row>
        <table:table-row table:style-name="ro1">
          <table:table-cell office:value-type="float" office:value="1572490591.15265" calcext:value-type="float">
            <text:p>1572490591.15265</text:p>
          </table:table-cell>
          <table:table-cell office:value-type="float" office:value="126.603862784121" calcext:value-type="float">
            <text:p>126.603862784121</text:p>
          </table:table-cell>
        </table:table-row>
        <table:table-row table:style-name="ro1">
          <table:table-cell office:value-type="float" office:value="1572490621.69332" calcext:value-type="float">
            <text:p>1572490621.69332</text:p>
          </table:table-cell>
          <table:table-cell office:value-type="float" office:value="127.561467603793" calcext:value-type="float">
            <text:p>127.561467603793</text:p>
          </table:table-cell>
        </table:table-row>
        <table:table-row table:style-name="ro1">
          <table:table-cell office:value-type="float" office:value="1572490652.25074" calcext:value-type="float">
            <text:p>1572490652.25074</text:p>
          </table:table-cell>
          <table:table-cell office:value-type="float" office:value="126.758843491977" calcext:value-type="float">
            <text:p>126.758843491977</text:p>
          </table:table-cell>
        </table:table-row>
        <table:table-row table:style-name="ro1">
          <table:table-cell office:value-type="float" office:value="1572490682.94093" calcext:value-type="float">
            <text:p>1572490682.94093</text:p>
          </table:table-cell>
          <table:table-cell office:value-type="float" office:value="129.713046224763" calcext:value-type="float">
            <text:p>129.713046224763</text:p>
          </table:table-cell>
        </table:table-row>
        <table:table-row table:style-name="ro1">
          <table:table-cell office:value-type="float" office:value="1572490713.64492" calcext:value-type="float">
            <text:p>1572490713.64492</text:p>
          </table:table-cell>
          <table:table-cell office:value-type="float" office:value="125.90791077022" calcext:value-type="float">
            <text:p>125.90791077022</text:p>
          </table:table-cell>
        </table:table-row>
        <table:table-row table:style-name="ro1">
          <table:table-cell office:value-type="float" office:value="1572490744.19586" calcext:value-type="float">
            <text:p>1572490744.19586</text:p>
          </table:table-cell>
          <table:table-cell office:value-type="float" office:value="127.422591228551" calcext:value-type="float">
            <text:p>127.422591228551</text:p>
          </table:table-cell>
        </table:table-row>
        <table:table-row table:style-name="ro1">
          <table:table-cell office:value-type="float" office:value="1572490774.72787" calcext:value-type="float">
            <text:p>1572490774.72787</text:p>
          </table:table-cell>
          <table:table-cell office:value-type="float" office:value="126.934780821032" calcext:value-type="float">
            <text:p>126.934780821032</text:p>
          </table:table-cell>
        </table:table-row>
        <table:table-row table:style-name="ro1">
          <table:table-cell office:value-type="float" office:value="1572490805.09584" calcext:value-type="float">
            <text:p>1572490805.09584</text:p>
          </table:table-cell>
          <table:table-cell office:value-type="float" office:value="125.967517497167" calcext:value-type="float">
            <text:p>125.967517497167</text:p>
          </table:table-cell>
        </table:table-row>
        <table:table-row table:style-name="ro1">
          <table:table-cell office:value-type="float" office:value="1572490835.65044" calcext:value-type="float">
            <text:p>1572490835.65044</text:p>
          </table:table-cell>
          <table:table-cell office:value-type="float" office:value="127.06961374434" calcext:value-type="float">
            <text:p>127.06961374434</text:p>
          </table:table-cell>
        </table:table-row>
        <table:table-row table:style-name="ro1">
          <table:table-cell office:value-type="float" office:value="1572490866.22165" calcext:value-type="float">
            <text:p>1572490866.22165</text:p>
          </table:table-cell>
          <table:table-cell office:value-type="float" office:value="128.838340579873" calcext:value-type="float">
            <text:p>128.838340579873</text:p>
          </table:table-cell>
        </table:table-row>
        <table:table-row table:style-name="ro1">
          <table:table-cell office:value-type="float" office:value="1572490896.76989" calcext:value-type="float">
            <text:p>1572490896.76989</text:p>
          </table:table-cell>
          <table:table-cell office:value-type="float" office:value="127.133673460765" calcext:value-type="float">
            <text:p>127.133673460765</text:p>
          </table:table-cell>
        </table:table-row>
        <table:table-row table:style-name="ro1">
          <table:table-cell office:value-type="float" office:value="1572490927.32355" calcext:value-type="float">
            <text:p>1572490927.32355</text:p>
          </table:table-cell>
          <table:table-cell office:value-type="float" office:value="127.262889869179" calcext:value-type="float">
            <text:p>127.262889869179</text:p>
          </table:table-cell>
        </table:table-row>
        <table:table-row table:style-name="ro1">
          <table:table-cell office:value-type="float" office:value="1572490957.90049" calcext:value-type="float">
            <text:p>1572490957.90049</text:p>
          </table:table-cell>
          <table:table-cell office:value-type="float" office:value="127.502480302382" calcext:value-type="float">
            <text:p>127.502480302382</text:p>
          </table:table-cell>
        </table:table-row>
        <table:table-row table:style-name="ro1">
          <table:table-cell office:value-type="float" office:value="1572490988.42229" calcext:value-type="float">
            <text:p>1572490988.42229</text:p>
          </table:table-cell>
          <table:table-cell office:value-type="float" office:value="128.936522086912" calcext:value-type="float">
            <text:p>128.936522086912</text:p>
          </table:table-cell>
        </table:table-row>
        <table:table-row table:style-name="ro1">
          <table:table-cell office:value-type="float" office:value="1572491018.9696" calcext:value-type="float">
            <text:p>1572491018.9696</text:p>
          </table:table-cell>
          <table:table-cell office:value-type="float" office:value="125.295611918973" calcext:value-type="float">
            <text:p>125.295611918973</text:p>
          </table:table-cell>
        </table:table-row>
        <table:table-row table:style-name="ro1">
          <table:table-cell office:value-type="float" office:value="1572491049.50321" calcext:value-type="float">
            <text:p>1572491049.50321</text:p>
          </table:table-cell>
          <table:table-cell office:value-type="float" office:value="127.682668046093" calcext:value-type="float">
            <text:p>127.682668046093</text:p>
          </table:table-cell>
        </table:table-row>
        <table:table-row table:style-name="ro1">
          <table:table-cell office:value-type="float" office:value="1572491080.06784" calcext:value-type="float">
            <text:p>1572491080.06784</text:p>
          </table:table-cell>
          <table:table-cell office:value-type="float" office:value="128.149653469482" calcext:value-type="float">
            <text:p>128.149653469482</text:p>
          </table:table-cell>
        </table:table-row>
        <table:table-row table:style-name="ro1">
          <table:table-cell office:value-type="float" office:value="1572491110.71841" calcext:value-type="float">
            <text:p>1572491110.71841</text:p>
          </table:table-cell>
          <table:table-cell office:value-type="float" office:value="125.906677769685" calcext:value-type="float">
            <text:p>125.906677769685</text:p>
          </table:table-cell>
        </table:table-row>
        <table:table-row table:style-name="ro1">
          <table:table-cell office:value-type="float" office:value="1572491141.38024" calcext:value-type="float">
            <text:p>1572491141.38024</text:p>
          </table:table-cell>
          <table:table-cell office:value-type="float" office:value="128.651368407949" calcext:value-type="float">
            <text:p>128.651368407949</text:p>
          </table:table-cell>
        </table:table-row>
        <table:table-row table:style-name="ro1">
          <table:table-cell office:value-type="float" office:value="1572491171.9354" calcext:value-type="float">
            <text:p>1572491171.9354</text:p>
          </table:table-cell>
          <table:table-cell office:value-type="float" office:value="125.936822658217" calcext:value-type="float">
            <text:p>125.936822658217</text:p>
          </table:table-cell>
        </table:table-row>
        <table:table-row table:style-name="ro1">
          <table:table-cell office:value-type="float" office:value="1572491202.52083" calcext:value-type="float">
            <text:p>1572491202.52083</text:p>
          </table:table-cell>
          <table:table-cell office:value-type="float" office:value="126.671211964607" calcext:value-type="float">
            <text:p>126.671211964607</text:p>
          </table:table-cell>
        </table:table-row>
        <table:table-row table:style-name="ro1">
          <table:table-cell office:value-type="float" office:value="1572491233.10065" calcext:value-type="float">
            <text:p>1572491233.10065</text:p>
          </table:table-cell>
          <table:table-cell office:value-type="float" office:value="127.783314091569" calcext:value-type="float">
            <text:p>127.783314091569</text:p>
          </table:table-cell>
        </table:table-row>
        <table:table-row table:style-name="ro1">
          <table:table-cell office:value-type="float" office:value="1572491263.67339" calcext:value-type="float">
            <text:p>1572491263.67339</text:p>
          </table:table-cell>
          <table:table-cell office:value-type="float" office:value="127.607301436859" calcext:value-type="float">
            <text:p>127.607301436859</text:p>
          </table:table-cell>
        </table:table-row>
        <table:table-row table:style-name="ro1">
          <table:table-cell office:value-type="float" office:value="1572491294.27874" calcext:value-type="float">
            <text:p>1572491294.27874</text:p>
          </table:table-cell>
          <table:table-cell office:value-type="float" office:value="126.542270531401" calcext:value-type="float">
            <text:p>126.542270531401</text:p>
          </table:table-cell>
        </table:table-row>
        <table:table-row table:style-name="ro1">
          <table:table-cell office:value-type="float" office:value="1572491324.85603" calcext:value-type="float">
            <text:p>1572491324.85603</text:p>
          </table:table-cell>
          <table:table-cell office:value-type="float" office:value="127.192597137593" calcext:value-type="float">
            <text:p>127.192597137593</text:p>
          </table:table-cell>
        </table:table-row>
        <table:table-row table:style-name="ro1">
          <table:table-cell office:value-type="float" office:value="1572491355.21327" calcext:value-type="float">
            <text:p>1572491355.21327</text:p>
          </table:table-cell>
          <table:table-cell office:value-type="float" office:value="127.825927935694" calcext:value-type="float">
            <text:p>127.825927935694</text:p>
          </table:table-cell>
        </table:table-row>
        <table:table-row table:style-name="ro1">
          <table:table-cell office:value-type="float" office:value="1572491385.77043" calcext:value-type="float">
            <text:p>1572491385.77043</text:p>
          </table:table-cell>
          <table:table-cell office:value-type="float" office:value="127.800373524243" calcext:value-type="float">
            <text:p>127.800373524243</text:p>
          </table:table-cell>
        </table:table-row>
        <table:table-row table:style-name="ro1">
          <table:table-cell office:value-type="float" office:value="1572491416.36256" calcext:value-type="float">
            <text:p>1572491416.36256</text:p>
          </table:table-cell>
          <table:table-cell office:value-type="float" office:value="127.957746370148" calcext:value-type="float">
            <text:p>127.957746370148</text:p>
          </table:table-cell>
        </table:table-row>
        <table:table-row table:style-name="ro1">
          <table:table-cell office:value-type="float" office:value="1572491446.97637" calcext:value-type="float">
            <text:p>1572491446.97637</text:p>
          </table:table-cell>
          <table:table-cell office:value-type="float" office:value="128.971530965101" calcext:value-type="float">
            <text:p>128.971530965101</text:p>
          </table:table-cell>
        </table:table-row>
        <table:table-row table:style-name="ro1">
          <table:table-cell office:value-type="float" office:value="1572491477.58697" calcext:value-type="float">
            <text:p>1572491477.58697</text:p>
          </table:table-cell>
          <table:table-cell office:value-type="float" office:value="127.11373995211" calcext:value-type="float">
            <text:p>127.11373995211</text:p>
          </table:table-cell>
        </table:table-row>
        <table:table-row table:style-name="ro1">
          <table:table-cell office:value-type="float" office:value="1572491508.15805" calcext:value-type="float">
            <text:p>1572491508.15805</text:p>
          </table:table-cell>
          <table:table-cell office:value-type="float" office:value="128.425071855962" calcext:value-type="float">
            <text:p>128.425071855962</text:p>
          </table:table-cell>
        </table:table-row>
        <table:table-row table:style-name="ro1">
          <table:table-cell office:value-type="float" office:value="1572491538.77869" calcext:value-type="float">
            <text:p>1572491538.77869</text:p>
          </table:table-cell>
          <table:table-cell office:value-type="float" office:value="127.396217742011" calcext:value-type="float">
            <text:p>127.396217742011</text:p>
          </table:table-cell>
        </table:table-row>
        <table:table-row table:style-name="ro1">
          <table:table-cell office:value-type="float" office:value="1572491569.33419" calcext:value-type="float">
            <text:p>1572491569.33419</text:p>
          </table:table-cell>
          <table:table-cell office:value-type="float" office:value="125.773145859397" calcext:value-type="float">
            <text:p>125.773145859397</text:p>
          </table:table-cell>
        </table:table-row>
        <table:table-row table:style-name="ro1">
          <table:table-cell office:value-type="float" office:value="1572491599.88019" calcext:value-type="float">
            <text:p>1572491599.88019</text:p>
          </table:table-cell>
          <table:table-cell office:value-type="float" office:value="126.74424859774" calcext:value-type="float">
            <text:p>126.74424859774</text:p>
          </table:table-cell>
        </table:table-row>
        <table:table-row table:style-name="ro1">
          <table:table-cell office:value-type="float" office:value="1572491630.41791" calcext:value-type="float">
            <text:p>1572491630.41791</text:p>
          </table:table-cell>
          <table:table-cell office:value-type="float" office:value="126.807965326471" calcext:value-type="float">
            <text:p>126.807965326471</text:p>
          </table:table-cell>
        </table:table-row>
        <table:table-row table:style-name="ro1">
          <table:table-cell office:value-type="float" office:value="1572491660.99953" calcext:value-type="float">
            <text:p>1572491660.99953</text:p>
          </table:table-cell>
          <table:table-cell office:value-type="float" office:value="126.307752513212" calcext:value-type="float">
            <text:p>126.307752513212</text:p>
          </table:table-cell>
        </table:table-row>
        <table:table-row table:style-name="ro1">
          <table:table-cell office:value-type="float" office:value="1572491691.58017" calcext:value-type="float">
            <text:p>1572491691.58017</text:p>
          </table:table-cell>
          <table:table-cell office:value-type="float" office:value="129.14336121764" calcext:value-type="float">
            <text:p>129.14336121764</text:p>
          </table:table-cell>
        </table:table-row>
        <table:table-row table:style-name="ro1">
          <table:table-cell office:value-type="float" office:value="1572491722.1298" calcext:value-type="float">
            <text:p>1572491722.1298</text:p>
          </table:table-cell>
          <table:table-cell office:value-type="float" office:value="127.024121436333" calcext:value-type="float">
            <text:p>127.024121436333</text:p>
          </table:table-cell>
        </table:table-row>
        <table:table-row table:style-name="ro1">
          <table:table-cell office:value-type="float" office:value="1572491752.66481" calcext:value-type="float">
            <text:p>1572491752.66481</text:p>
          </table:table-cell>
          <table:table-cell office:value-type="float" office:value="126.359340348776" calcext:value-type="float">
            <text:p>126.359340348776</text:p>
          </table:table-cell>
        </table:table-row>
        <table:table-row table:style-name="ro1">
          <table:table-cell office:value-type="float" office:value="1572491783.19842" calcext:value-type="float">
            <text:p>1572491783.19842</text:p>
          </table:table-cell>
          <table:table-cell office:value-type="float" office:value="124.592053476502" calcext:value-type="float">
            <text:p>124.592053476502</text:p>
          </table:table-cell>
        </table:table-row>
        <table:table-row table:style-name="ro1">
          <table:table-cell office:value-type="float" office:value="1572491813.7261" calcext:value-type="float">
            <text:p>1572491813.7261</text:p>
          </table:table-cell>
          <table:table-cell office:value-type="float" office:value="126.841260728827" calcext:value-type="float">
            <text:p>126.841260728827</text:p>
          </table:table-cell>
        </table:table-row>
        <table:table-row table:style-name="ro1">
          <table:table-cell office:value-type="float" office:value="1572491844.29254" calcext:value-type="float">
            <text:p>1572491844.29254</text:p>
          </table:table-cell>
          <table:table-cell office:value-type="float" office:value="126.630653121375" calcext:value-type="float">
            <text:p>126.630653121375</text:p>
          </table:table-cell>
        </table:table-row>
        <table:table-row table:style-name="ro1">
          <table:table-cell office:value-type="float" office:value="1572491874.82494" calcext:value-type="float">
            <text:p>1572491874.82494</text:p>
          </table:table-cell>
          <table:table-cell office:value-type="float" office:value="126.624964206094" calcext:value-type="float">
            <text:p>126.624964206094</text:p>
          </table:table-cell>
        </table:table-row>
        <table:table-row table:style-name="ro1">
          <table:table-cell office:value-type="float" office:value="1572491905.07259" calcext:value-type="float">
            <text:p>1572491905.07259</text:p>
          </table:table-cell>
          <table:table-cell office:value-type="float" office:value="127.000691500893" calcext:value-type="float">
            <text:p>127.000691500893</text:p>
          </table:table-cell>
        </table:table-row>
        <table:table-row table:style-name="ro1">
          <table:table-cell office:value-type="float" office:value="1572491935.62338" calcext:value-type="float">
            <text:p>1572491935.62338</text:p>
          </table:table-cell>
          <table:table-cell office:value-type="float" office:value="127.929314957449" calcext:value-type="float">
            <text:p>127.929314957449</text:p>
          </table:table-cell>
        </table:table-row>
        <table:table-row table:style-name="ro1">
          <table:table-cell office:value-type="float" office:value="1572491966.17743" calcext:value-type="float">
            <text:p>1572491966.17743</text:p>
          </table:table-cell>
          <table:table-cell office:value-type="float" office:value="127.3216716705" calcext:value-type="float">
            <text:p>127.3216716705</text:p>
          </table:table-cell>
        </table:table-row>
        <table:table-row table:style-name="ro1">
          <table:table-cell office:value-type="float" office:value="1572491996.72022" calcext:value-type="float">
            <text:p>1572491996.72022</text:p>
          </table:table-cell>
          <table:table-cell office:value-type="float" office:value="125.431266842638" calcext:value-type="float">
            <text:p>125.431266842638</text:p>
          </table:table-cell>
        </table:table-row>
        <table:table-row table:style-name="ro1">
          <table:table-cell office:value-type="float" office:value="1572492027.28034" calcext:value-type="float">
            <text:p>1572492027.28034</text:p>
          </table:table-cell>
          <table:table-cell office:value-type="float" office:value="126.699987827634" calcext:value-type="float">
            <text:p>126.699987827634</text:p>
          </table:table-cell>
        </table:table-row>
        <table:table-row table:style-name="ro1">
          <table:table-cell office:value-type="float" office:value="1572492057.82381" calcext:value-type="float">
            <text:p>1572492057.82381</text:p>
          </table:table-cell>
          <table:table-cell office:value-type="float" office:value="127.087427164885" calcext:value-type="float">
            <text:p>127.087427164885</text:p>
          </table:table-cell>
        </table:table-row>
        <table:table-row table:style-name="ro1">
          <table:table-cell office:value-type="float" office:value="1572492088.35066" calcext:value-type="float">
            <text:p>1572492088.35066</text:p>
          </table:table-cell>
          <table:table-cell office:value-type="float" office:value="128.180549420618" calcext:value-type="float">
            <text:p>128.180549420618</text:p>
          </table:table-cell>
        </table:table-row>
        <table:table-row table:style-name="ro1">
          <table:table-cell office:value-type="float" office:value="1572492118.90352" calcext:value-type="float">
            <text:p>1572492118.90352</text:p>
          </table:table-cell>
          <table:table-cell office:value-type="float" office:value="126.494585734897" calcext:value-type="float">
            <text:p>126.494585734897</text:p>
          </table:table-cell>
        </table:table-row>
        <table:table-row table:style-name="ro1">
          <table:table-cell office:value-type="float" office:value="1572492149.45014" calcext:value-type="float">
            <text:p>1572492149.45014</text:p>
          </table:table-cell>
          <table:table-cell office:value-type="float" office:value="126.36619132684" calcext:value-type="float">
            <text:p>126.36619132684</text:p>
          </table:table-cell>
        </table:table-row>
        <table:table-row table:style-name="ro1">
          <table:table-cell office:value-type="float" office:value="1572492179.99082" calcext:value-type="float">
            <text:p>1572492179.99082</text:p>
          </table:table-cell>
          <table:table-cell office:value-type="float" office:value="125.825971083399" calcext:value-type="float">
            <text:p>125.825971083399</text:p>
          </table:table-cell>
        </table:table-row>
        <table:table-row table:style-name="ro1">
          <table:table-cell office:value-type="float" office:value="1572492210.53375" calcext:value-type="float">
            <text:p>1572492210.53375</text:p>
          </table:table-cell>
          <table:table-cell office:value-type="float" office:value="127.762347231932" calcext:value-type="float">
            <text:p>127.762347231932</text:p>
          </table:table-cell>
        </table:table-row>
        <table:table-row table:style-name="ro1">
          <table:table-cell office:value-type="float" office:value="1572492241.07697" calcext:value-type="float">
            <text:p>1572492241.07697</text:p>
          </table:table-cell>
          <table:table-cell office:value-type="float" office:value="126.549465959792" calcext:value-type="float">
            <text:p>126.549465959792</text:p>
          </table:table-cell>
        </table:table-row>
        <table:table-row table:style-name="ro1">
          <table:table-cell office:value-type="float" office:value="1572492271.6358" calcext:value-type="float">
            <text:p>1572492271.6358</text:p>
          </table:table-cell>
          <table:table-cell office:value-type="float" office:value="126.404492594359" calcext:value-type="float">
            <text:p>126.404492594359</text:p>
          </table:table-cell>
        </table:table-row>
        <table:table-row table:style-name="ro1">
          <table:table-cell office:value-type="float" office:value="1572492302.18287" calcext:value-type="float">
            <text:p>1572492302.18287</text:p>
          </table:table-cell>
          <table:table-cell office:value-type="float" office:value="127.026794400127" calcext:value-type="float">
            <text:p>127.026794400127</text:p>
          </table:table-cell>
        </table:table-row>
        <table:table-row table:style-name="ro1">
          <table:table-cell office:value-type="float" office:value="1572492332.75261" calcext:value-type="float">
            <text:p>1572492332.75261</text:p>
          </table:table-cell>
          <table:table-cell office:value-type="float" office:value="127.774749637673" calcext:value-type="float">
            <text:p>127.774749637673</text:p>
          </table:table-cell>
        </table:table-row>
        <table:table-row table:style-name="ro1">
          <table:table-cell office:value-type="float" office:value="1572492363.31266" calcext:value-type="float">
            <text:p>1572492363.31266</text:p>
          </table:table-cell>
          <table:table-cell office:value-type="float" office:value="127.03440229133" calcext:value-type="float">
            <text:p>127.03440229133</text:p>
          </table:table-cell>
        </table:table-row>
        <table:table-row table:style-name="ro1">
          <table:table-cell office:value-type="float" office:value="1572492393.86738" calcext:value-type="float">
            <text:p>1572492393.86738</text:p>
          </table:table-cell>
          <table:table-cell office:value-type="float" office:value="127.459933008109" calcext:value-type="float">
            <text:p>127.459933008109</text:p>
          </table:table-cell>
        </table:table-row>
        <table:table-row table:style-name="ro1">
          <table:table-cell office:value-type="float" office:value="1572492424.22895" calcext:value-type="float">
            <text:p>1572492424.22895</text:p>
          </table:table-cell>
          <table:table-cell office:value-type="float" office:value="127.048308284912" calcext:value-type="float">
            <text:p>127.048308284912</text:p>
          </table:table-cell>
        </table:table-row>
        <table:table-row table:style-name="ro1">
          <table:table-cell office:value-type="float" office:value="1572492454.78061" calcext:value-type="float">
            <text:p>1572492454.78061</text:p>
          </table:table-cell>
          <table:table-cell office:value-type="float" office:value="126.505412152409" calcext:value-type="float">
            <text:p>126.505412152409</text:p>
          </table:table-cell>
        </table:table-row>
        <table:table-row table:style-name="ro1">
          <table:table-cell office:value-type="float" office:value="1572492485.34207" calcext:value-type="float">
            <text:p>1572492485.34207</text:p>
          </table:table-cell>
          <table:table-cell office:value-type="float" office:value="127.640327714543" calcext:value-type="float">
            <text:p>127.640327714543</text:p>
          </table:table-cell>
        </table:table-row>
        <table:table-row table:style-name="ro1">
          <table:table-cell office:value-type="float" office:value="1572492515.91977" calcext:value-type="float">
            <text:p>1572492515.91977</text:p>
          </table:table-cell>
          <table:table-cell office:value-type="float" office:value="127.874230695099" calcext:value-type="float">
            <text:p>127.874230695099</text:p>
          </table:table-cell>
        </table:table-row>
        <table:table-row table:style-name="ro1">
          <table:table-cell office:value-type="float" office:value="1572492546.44534" calcext:value-type="float">
            <text:p>1572492546.44534</text:p>
          </table:table-cell>
          <table:table-cell office:value-type="float" office:value="125.012448153684" calcext:value-type="float">
            <text:p>125.012448153684</text:p>
          </table:table-cell>
        </table:table-row>
        <table:table-row table:style-name="ro1">
          <table:table-cell office:value-type="float" office:value="1572492577.01264" calcext:value-type="float">
            <text:p>1572492577.01264</text:p>
          </table:table-cell>
          <table:table-cell office:value-type="float" office:value="127.338185540659" calcext:value-type="float">
            <text:p>127.338185540659</text:p>
          </table:table-cell>
        </table:table-row>
        <table:table-row table:style-name="ro1">
          <table:table-cell office:value-type="float" office:value="1572492607.56599" calcext:value-type="float">
            <text:p>1572492607.56599</text:p>
          </table:table-cell>
          <table:table-cell office:value-type="float" office:value="127.481585843132" calcext:value-type="float">
            <text:p>127.481585843132</text:p>
          </table:table-cell>
        </table:table-row>
        <table:table-row table:style-name="ro1">
          <table:table-cell office:value-type="float" office:value="1572492638.12715" calcext:value-type="float">
            <text:p>1572492638.12715</text:p>
          </table:table-cell>
          <table:table-cell office:value-type="float" office:value="126.690944361074" calcext:value-type="float">
            <text:p>126.690944361074</text:p>
          </table:table-cell>
        </table:table-row>
        <table:table-row table:style-name="ro1">
          <table:table-cell office:value-type="float" office:value="1572492668.65855" calcext:value-type="float">
            <text:p>1572492668.65855</text:p>
          </table:table-cell>
          <table:table-cell office:value-type="float" office:value="127.339968491611" calcext:value-type="float">
            <text:p>127.339968491611</text:p>
          </table:table-cell>
        </table:table-row>
        <table:table-row table:style-name="ro1">
          <table:table-cell office:value-type="float" office:value="1572492699.22459" calcext:value-type="float">
            <text:p>1572492699.22459</text:p>
          </table:table-cell>
          <table:table-cell office:value-type="float" office:value="126.830231736494" calcext:value-type="float">
            <text:p>126.830231736494</text:p>
          </table:table-cell>
        </table:table-row>
        <table:table-row table:style-name="ro1">
          <table:table-cell office:value-type="float" office:value="1572492729.82276" calcext:value-type="float">
            <text:p>1572492729.82276</text:p>
          </table:table-cell>
          <table:table-cell office:value-type="float" office:value="291.805246289704" calcext:value-type="float">
            <text:p>291.805246289704</text:p>
          </table:table-cell>
        </table:table-row>
        <table:table-row table:style-name="ro1">
          <table:table-cell office:value-type="float" office:value="1572492760.37779" calcext:value-type="float">
            <text:p>1572492760.37779</text:p>
          </table:table-cell>
          <table:table-cell office:value-type="float" office:value="126.120851279041" calcext:value-type="float">
            <text:p>126.120851279041</text:p>
          </table:table-cell>
        </table:table-row>
        <table:table-row table:style-name="ro1">
          <table:table-cell office:value-type="float" office:value="1572492790.93" calcext:value-type="float">
            <text:p>1572492790.93</text:p>
          </table:table-cell>
          <table:table-cell office:value-type="float" office:value="127.85223779765" calcext:value-type="float">
            <text:p>127.85223779765</text:p>
          </table:table-cell>
        </table:table-row>
        <table:table-row table:style-name="ro1">
          <table:table-cell office:value-type="float" office:value="1572492821.50958" calcext:value-type="float">
            <text:p>1572492821.50958</text:p>
          </table:table-cell>
          <table:table-cell office:value-type="float" office:value="126.866954090516" calcext:value-type="float">
            <text:p>126.866954090516</text:p>
          </table:table-cell>
        </table:table-row>
        <table:table-row table:style-name="ro1">
          <table:table-cell office:value-type="float" office:value="1572492852.09934" calcext:value-type="float">
            <text:p>1572492852.09934</text:p>
          </table:table-cell>
          <table:table-cell office:value-type="float" office:value="126.974587139026" calcext:value-type="float">
            <text:p>126.974587139026</text:p>
          </table:table-cell>
        </table:table-row>
        <table:table-row table:style-name="ro1">
          <table:table-cell office:value-type="float" office:value="1572492882.63414" calcext:value-type="float">
            <text:p>1572492882.63414</text:p>
          </table:table-cell>
          <table:table-cell office:value-type="float" office:value="126.827765735424" calcext:value-type="float">
            <text:p>126.827765735424</text:p>
          </table:table-cell>
        </table:table-row>
        <table:table-row table:style-name="ro1">
          <table:table-cell office:value-type="float" office:value="1572492913.18435" calcext:value-type="float">
            <text:p>1572492913.18435</text:p>
          </table:table-cell>
          <table:table-cell office:value-type="float" office:value="127.194173125821" calcext:value-type="float">
            <text:p>127.194173125821</text:p>
          </table:table-cell>
        </table:table-row>
        <table:table-row table:style-name="ro1">
          <table:table-cell office:value-type="float" office:value="1572492943.73417" calcext:value-type="float">
            <text:p>1572492943.73417</text:p>
          </table:table-cell>
          <table:table-cell office:value-type="float" office:value="127.435338084619" calcext:value-type="float">
            <text:p>127.435338084619</text:p>
          </table:table-cell>
        </table:table-row>
        <table:table-row table:style-name="ro1">
          <table:table-cell office:value-type="float" office:value="1572492974.06549" calcext:value-type="float">
            <text:p>1572492974.06549</text:p>
          </table:table-cell>
          <table:table-cell office:value-type="float" office:value="128.173495867734" calcext:value-type="float">
            <text:p>128.173495867734</text:p>
          </table:table-cell>
        </table:table-row>
        <table:table-row table:style-name="ro1">
          <table:table-cell office:value-type="float" office:value="1572493004.60273" calcext:value-type="float">
            <text:p>1572493004.60273</text:p>
          </table:table-cell>
          <table:table-cell office:value-type="float" office:value="129.218108401338" calcext:value-type="float">
            <text:p>129.218108401338</text:p>
          </table:table-cell>
        </table:table-row>
        <table:table-row table:style-name="ro1">
          <table:table-cell office:value-type="float" office:value="1572493035.17738" calcext:value-type="float">
            <text:p>1572493035.17738</text:p>
          </table:table-cell>
          <table:table-cell office:value-type="float" office:value="127.958911358199" calcext:value-type="float">
            <text:p>127.958911358199</text:p>
          </table:table-cell>
        </table:table-row>
        <table:table-row table:style-name="ro1">
          <table:table-cell office:value-type="float" office:value="1572493065.7242" calcext:value-type="float">
            <text:p>1572493065.7242</text:p>
          </table:table-cell>
          <table:table-cell office:value-type="float" office:value="128.023791612346" calcext:value-type="float">
            <text:p>128.023791612346</text:p>
          </table:table-cell>
        </table:table-row>
        <table:table-row table:style-name="ro1">
          <table:table-cell office:value-type="float" office:value="1572493096.26203" calcext:value-type="float">
            <text:p>1572493096.26203</text:p>
          </table:table-cell>
          <table:table-cell office:value-type="float" office:value="126.721433699934" calcext:value-type="float">
            <text:p>126.721433699934</text:p>
          </table:table-cell>
        </table:table-row>
        <table:table-row table:style-name="ro1">
          <table:table-cell office:value-type="float" office:value="1572493126.80197" calcext:value-type="float">
            <text:p>1572493126.80197</text:p>
          </table:table-cell>
          <table:table-cell office:value-type="float" office:value="128.960024422739" calcext:value-type="float">
            <text:p>128.960024422739</text:p>
          </table:table-cell>
        </table:table-row>
        <table:table-row table:style-name="ro1">
          <table:table-cell office:value-type="float" office:value="1572493157.38403" calcext:value-type="float">
            <text:p>1572493157.38403</text:p>
          </table:table-cell>
          <table:table-cell office:value-type="float" office:value="125.768076369651" calcext:value-type="float">
            <text:p>125.768076369651</text:p>
          </table:table-cell>
        </table:table-row>
        <table:table-row table:style-name="ro1">
          <table:table-cell office:value-type="float" office:value="1572493187.94179" calcext:value-type="float">
            <text:p>1572493187.94179</text:p>
          </table:table-cell>
          <table:table-cell office:value-type="float" office:value="126.236634856" calcext:value-type="float">
            <text:p>126.236634856</text:p>
          </table:table-cell>
        </table:table-row>
        <table:table-row table:style-name="ro1">
          <table:table-cell office:value-type="float" office:value="1572493218.49599" calcext:value-type="float">
            <text:p>1572493218.49599</text:p>
          </table:table-cell>
          <table:table-cell office:value-type="float" office:value="127.326951048237" calcext:value-type="float">
            <text:p>127.326951048237</text:p>
          </table:table-cell>
        </table:table-row>
        <table:table-row table:style-name="ro1">
          <table:table-cell office:value-type="float" office:value="1572493249.04135" calcext:value-type="float">
            <text:p>1572493249.04135</text:p>
          </table:table-cell>
          <table:table-cell office:value-type="float" office:value="126.188814034527" calcext:value-type="float">
            <text:p>126.188814034527</text:p>
          </table:table-cell>
        </table:table-row>
        <table:table-row table:style-name="ro1">
          <table:table-cell office:value-type="float" office:value="1572493279.6265" calcext:value-type="float">
            <text:p>1572493279.6265</text:p>
          </table:table-cell>
          <table:table-cell office:value-type="float" office:value="127.582295513191" calcext:value-type="float">
            <text:p>127.582295513191</text:p>
          </table:table-cell>
        </table:table-row>
        <table:table-row table:style-name="ro1">
          <table:table-cell office:value-type="float" office:value="1572493310.17785" calcext:value-type="float">
            <text:p>1572493310.17785</text:p>
          </table:table-cell>
          <table:table-cell office:value-type="float" office:value="127.152925381934" calcext:value-type="float">
            <text:p>127.152925381934</text:p>
          </table:table-cell>
        </table:table-row>
        <table:table-row table:style-name="ro1">
          <table:table-cell office:value-type="float" office:value="1572493340.72862" calcext:value-type="float">
            <text:p>1572493340.72862</text:p>
          </table:table-cell>
          <table:table-cell office:value-type="float" office:value="128.028108576854" calcext:value-type="float">
            <text:p>128.028108576854</text:p>
          </table:table-cell>
        </table:table-row>
        <table:table-row table:style-name="ro1">
          <table:table-cell office:value-type="float" office:value="1572493371.2708" calcext:value-type="float">
            <text:p>1572493371.2708</text:p>
          </table:table-cell>
          <table:table-cell office:value-type="float" office:value="127.589969954246" calcext:value-type="float">
            <text:p>127.589969954246</text:p>
          </table:table-cell>
        </table:table-row>
        <table:table-row table:style-name="ro1">
          <table:table-cell office:value-type="float" office:value="1572493401.82493" calcext:value-type="float">
            <text:p>1572493401.82493</text:p>
          </table:table-cell>
          <table:table-cell office:value-type="float" office:value="126.572280857598" calcext:value-type="float">
            <text:p>126.572280857598</text:p>
          </table:table-cell>
        </table:table-row>
        <table:table-row table:style-name="ro1">
          <table:table-cell office:value-type="float" office:value="1572493432.41364" calcext:value-type="float">
            <text:p>1572493432.41364</text:p>
          </table:table-cell>
          <table:table-cell office:value-type="float" office:value="128.267699010057" calcext:value-type="float">
            <text:p>128.267699010057</text:p>
          </table:table-cell>
        </table:table-row>
        <table:table-row table:style-name="ro1">
          <table:table-cell office:value-type="float" office:value="1572493462.96856" calcext:value-type="float">
            <text:p>1572493462.96856</text:p>
          </table:table-cell>
          <table:table-cell office:value-type="float" office:value="128.67123829202" calcext:value-type="float">
            <text:p>128.67123829202</text:p>
          </table:table-cell>
        </table:table-row>
        <table:table-row table:style-name="ro1">
          <table:table-cell office:value-type="float" office:value="1572493493.51151" calcext:value-type="float">
            <text:p>1572493493.51151</text:p>
          </table:table-cell>
          <table:table-cell office:value-type="float" office:value="127.230483017031" calcext:value-type="float">
            <text:p>127.230483017031</text:p>
          </table:table-cell>
        </table:table-row>
        <table:table-row table:style-name="ro1">
          <table:table-cell office:value-type="float" office:value="1572493523.87199" calcext:value-type="float">
            <text:p>1572493523.87199</text:p>
          </table:table-cell>
          <table:table-cell office:value-type="float" office:value="128.028385014696" calcext:value-type="float">
            <text:p>128.028385014696</text:p>
          </table:table-cell>
        </table:table-row>
        <table:table-row table:style-name="ro1">
          <table:table-cell office:value-type="float" office:value="1572493554.4121" calcext:value-type="float">
            <text:p>1572493554.4121</text:p>
          </table:table-cell>
          <table:table-cell office:value-type="float" office:value="127.195747651416" calcext:value-type="float">
            <text:p>127.195747651416</text:p>
          </table:table-cell>
        </table:table-row>
        <table:table-row table:style-name="ro1">
          <table:table-cell office:value-type="float" office:value="1572493585.12013" calcext:value-type="float">
            <text:p>1572493585.12013</text:p>
          </table:table-cell>
          <table:table-cell office:value-type="float" office:value="126.743289109779" calcext:value-type="float">
            <text:p>126.743289109779</text:p>
          </table:table-cell>
        </table:table-row>
        <table:table-row table:style-name="ro1">
          <table:table-cell office:value-type="float" office:value="1572493615.70595" calcext:value-type="float">
            <text:p>1572493615.70595</text:p>
          </table:table-cell>
          <table:table-cell office:value-type="float" office:value="125.70566065394" calcext:value-type="float">
            <text:p>125.70566065394</text:p>
          </table:table-cell>
        </table:table-row>
        <table:table-row table:style-name="ro1">
          <table:table-cell office:value-type="float" office:value="1572493646.28013" calcext:value-type="float">
            <text:p>1572493646.28013</text:p>
          </table:table-cell>
          <table:table-cell office:value-type="float" office:value="126.36578325193" calcext:value-type="float">
            <text:p>126.36578325193</text:p>
          </table:table-cell>
        </table:table-row>
        <table:table-row table:style-name="ro1">
          <table:table-cell office:value-type="float" office:value="1572493676.82856" calcext:value-type="float">
            <text:p>1572493676.82856</text:p>
          </table:table-cell>
          <table:table-cell office:value-type="float" office:value="127.663623087647" calcext:value-type="float">
            <text:p>127.663623087647</text:p>
          </table:table-cell>
        </table:table-row>
        <table:table-row table:style-name="ro1">
          <table:table-cell office:value-type="float" office:value="1572493707.40352" calcext:value-type="float">
            <text:p>1572493707.40352</text:p>
          </table:table-cell>
          <table:table-cell office:value-type="float" office:value="128.559014766429" calcext:value-type="float">
            <text:p>128.559014766429</text:p>
          </table:table-cell>
        </table:table-row>
        <table:table-row table:style-name="ro1">
          <table:table-cell office:value-type="float" office:value="1572493737.98418" calcext:value-type="float">
            <text:p>1572493737.98418</text:p>
          </table:table-cell>
          <table:table-cell office:value-type="float" office:value="126.146541715462" calcext:value-type="float">
            <text:p>126.146541715462</text:p>
          </table:table-cell>
        </table:table-row>
        <table:table-row table:style-name="ro1">
          <table:table-cell office:value-type="float" office:value="1572493768.57449" calcext:value-type="float">
            <text:p>1572493768.57449</text:p>
          </table:table-cell>
          <table:table-cell office:value-type="float" office:value="127.100240570804" calcext:value-type="float">
            <text:p>127.100240570804</text:p>
          </table:table-cell>
        </table:table-row>
        <table:table-row table:style-name="ro1">
          <table:table-cell office:value-type="float" office:value="1572493799.13355" calcext:value-type="float">
            <text:p>1572493799.13355</text:p>
          </table:table-cell>
          <table:table-cell office:value-type="float" office:value="125.081507884735" calcext:value-type="float">
            <text:p>125.081507884735</text:p>
          </table:table-cell>
        </table:table-row>
        <table:table-row table:style-name="ro1">
          <table:table-cell office:value-type="float" office:value="1572493829.6686" calcext:value-type="float">
            <text:p>1572493829.6686</text:p>
          </table:table-cell>
          <table:table-cell office:value-type="float" office:value="126.99116902167" calcext:value-type="float">
            <text:p>126.99116902167</text:p>
          </table:table-cell>
        </table:table-row>
        <table:table-row table:style-name="ro1">
          <table:table-cell office:value-type="float" office:value="1572493860.23765" calcext:value-type="float">
            <text:p>1572493860.23765</text:p>
          </table:table-cell>
          <table:table-cell office:value-type="float" office:value="126.373865767894" calcext:value-type="float">
            <text:p>126.373865767894</text:p>
          </table:table-cell>
        </table:table-row>
        <table:table-row table:style-name="ro1">
          <table:table-cell office:value-type="float" office:value="1572493890.78492" calcext:value-type="float">
            <text:p>1572493890.78492</text:p>
          </table:table-cell>
          <table:table-cell office:value-type="float" office:value="128.05208846271" calcext:value-type="float">
            <text:p>128.05208846271</text:p>
          </table:table-cell>
        </table:table-row>
        <table:table-row table:style-name="ro1">
          <table:table-cell office:value-type="float" office:value="1572493921.39798" calcext:value-type="float">
            <text:p>1572493921.39798</text:p>
          </table:table-cell>
          <table:table-cell office:value-type="float" office:value="126.455670892379" calcext:value-type="float">
            <text:p>126.455670892379</text:p>
          </table:table-cell>
        </table:table-row>
        <table:table-row table:style-name="ro1">
          <table:table-cell office:value-type="float" office:value="1572493952.00949" calcext:value-type="float">
            <text:p>1572493952.00949</text:p>
          </table:table-cell>
          <table:table-cell office:value-type="float" office:value="125.58966718899" calcext:value-type="float">
            <text:p>125.58966718899</text:p>
          </table:table-cell>
        </table:table-row>
        <table:table-row table:style-name="ro1">
          <table:table-cell office:value-type="float" office:value="1572493982.59149" calcext:value-type="float">
            <text:p>1572493982.59149</text:p>
          </table:table-cell>
          <table:table-cell office:value-type="float" office:value="126.844412705285" calcext:value-type="float">
            <text:p>126.844412705285</text:p>
          </table:table-cell>
        </table:table-row>
        <table:table-row table:style-name="ro1">
          <table:table-cell office:value-type="float" office:value="1572494013.18842" calcext:value-type="float">
            <text:p>1572494013.18842</text:p>
          </table:table-cell>
          <table:table-cell office:value-type="float" office:value="126.244925797322" calcext:value-type="float">
            <text:p>126.244925797322</text:p>
          </table:table-cell>
        </table:table-row>
        <table:table-row table:style-name="ro1">
          <table:table-cell office:value-type="float" office:value="1572494043.57641" calcext:value-type="float">
            <text:p>1572494043.57641</text:p>
          </table:table-cell>
          <table:table-cell office:value-type="float" office:value="127.933903971897" calcext:value-type="float">
            <text:p>127.933903971897</text:p>
          </table:table-cell>
        </table:table-row>
        <table:table-row table:style-name="ro1">
          <table:table-cell office:value-type="float" office:value="1572494074.19029" calcext:value-type="float">
            <text:p>1572494074.19029</text:p>
          </table:table-cell>
          <table:table-cell office:value-type="float" office:value="127.461645021307" calcext:value-type="float">
            <text:p>127.461645021307</text:p>
          </table:table-cell>
        </table:table-row>
        <table:table-row table:style-name="ro1">
          <table:table-cell office:value-type="float" office:value="1572494104.87508" calcext:value-type="float">
            <text:p>1572494104.87508</text:p>
          </table:table-cell>
          <table:table-cell office:value-type="float" office:value="127.116889003299" calcext:value-type="float">
            <text:p>127.116889003299</text:p>
          </table:table-cell>
        </table:table-row>
        <table:table-row table:style-name="ro1">
          <table:table-cell office:value-type="float" office:value="1572494135.62704" calcext:value-type="float">
            <text:p>1572494135.62704</text:p>
          </table:table-cell>
          <table:table-cell office:value-type="float" office:value="126.625033681213" calcext:value-type="float">
            <text:p>126.625033681213</text:p>
          </table:table-cell>
        </table:table-row>
        <table:table-row table:style-name="ro1">
          <table:table-cell office:value-type="float" office:value="1572494166.36843" calcext:value-type="float">
            <text:p>1572494166.36843</text:p>
          </table:table-cell>
          <table:table-cell office:value-type="float" office:value="127.296188196803" calcext:value-type="float">
            <text:p>127.296188196803</text:p>
          </table:table-cell>
        </table:table-row>
        <table:table-row table:style-name="ro1">
          <table:table-cell office:value-type="float" office:value="1572494197.03707" calcext:value-type="float">
            <text:p>1572494197.03707</text:p>
          </table:table-cell>
          <table:table-cell office:value-type="float" office:value="128.168696965294" calcext:value-type="float">
            <text:p>128.168696965294</text:p>
          </table:table-cell>
        </table:table-row>
        <table:table-row table:style-name="ro1">
          <table:table-cell office:value-type="float" office:value="1572494227.60743" calcext:value-type="float">
            <text:p>1572494227.60743</text:p>
          </table:table-cell>
          <table:table-cell office:value-type="float" office:value="127.688971999008" calcext:value-type="float">
            <text:p>127.688971999008</text:p>
          </table:table-cell>
        </table:table-row>
        <table:table-row table:style-name="ro1">
          <table:table-cell office:value-type="float" office:value="1572494258.18474" calcext:value-type="float">
            <text:p>1572494258.18474</text:p>
          </table:table-cell>
          <table:table-cell office:value-type="float" office:value="127.567224531559" calcext:value-type="float">
            <text:p>127.567224531559</text:p>
          </table:table-cell>
        </table:table-row>
        <table:table-row table:style-name="ro1">
          <table:table-cell office:value-type="float" office:value="1572494288.7588" calcext:value-type="float">
            <text:p>1572494288.7588</text:p>
          </table:table-cell>
          <table:table-cell office:value-type="float" office:value="126.460741844759" calcext:value-type="float">
            <text:p>126.460741844759</text:p>
          </table:table-cell>
        </table:table-row>
        <table:table-row table:style-name="ro1">
          <table:table-cell office:value-type="float" office:value="1572494319.34009" calcext:value-type="float">
            <text:p>1572494319.34009</text:p>
          </table:table-cell>
          <table:table-cell office:value-type="float" office:value="126.881683547089" calcext:value-type="float">
            <text:p>126.881683547089</text:p>
          </table:table-cell>
        </table:table-row>
        <table:table-row table:style-name="ro1">
          <table:table-cell office:value-type="float" office:value="1572494349.91345" calcext:value-type="float">
            <text:p>1572494349.91345</text:p>
          </table:table-cell>
          <table:table-cell office:value-type="float" office:value="126.609825211976" calcext:value-type="float">
            <text:p>126.609825211976</text:p>
          </table:table-cell>
        </table:table-row>
        <table:table-row table:style-name="ro1">
          <table:table-cell office:value-type="float" office:value="1572494380.47465" calcext:value-type="float">
            <text:p>1572494380.47465</text:p>
          </table:table-cell>
          <table:table-cell office:value-type="float" office:value="125.805962249089" calcext:value-type="float">
            <text:p>125.805962249089</text:p>
          </table:table-cell>
        </table:table-row>
        <table:table-row table:style-name="ro1">
          <table:table-cell office:value-type="float" office:value="1572494410.84176" calcext:value-type="float">
            <text:p>1572494410.84176</text:p>
          </table:table-cell>
          <table:table-cell office:value-type="float" office:value="127.997895675836" calcext:value-type="float">
            <text:p>127.997895675836</text:p>
          </table:table-cell>
        </table:table-row>
        <table:table-row table:style-name="ro1">
          <table:table-cell office:value-type="float" office:value="1572494441.40181" calcext:value-type="float">
            <text:p>1572494441.40181</text:p>
          </table:table-cell>
          <table:table-cell office:value-type="float" office:value="128.031673016124" calcext:value-type="float">
            <text:p>128.031673016124</text:p>
          </table:table-cell>
        </table:table-row>
        <table:table-row table:style-name="ro1">
          <table:table-cell office:value-type="float" office:value="1572494471.96118" calcext:value-type="float">
            <text:p>1572494471.96118</text:p>
          </table:table-cell>
          <table:table-cell office:value-type="float" office:value="126.81097835269" calcext:value-type="float">
            <text:p>126.81097835269</text:p>
          </table:table-cell>
        </table:table-row>
        <table:table-row table:style-name="ro1">
          <table:table-cell office:value-type="float" office:value="1572494502.51334" calcext:value-type="float">
            <text:p>1572494502.51334</text:p>
          </table:table-cell>
          <table:table-cell office:value-type="float" office:value="125.559936225904" calcext:value-type="float">
            <text:p>125.559936225904</text:p>
          </table:table-cell>
        </table:table-row>
        <table:table-row table:style-name="ro1">
          <table:table-cell office:value-type="float" office:value="1572494533.11313" calcext:value-type="float">
            <text:p>1572494533.11313</text:p>
          </table:table-cell>
          <table:table-cell office:value-type="float" office:value="126.810703377482" calcext:value-type="float">
            <text:p>126.810703377482</text:p>
          </table:table-cell>
        </table:table-row>
        <table:table-row table:style-name="ro1">
          <table:table-cell office:value-type="float" office:value="1572494563.6708" calcext:value-type="float">
            <text:p>1572494563.6708</text:p>
          </table:table-cell>
          <table:table-cell office:value-type="float" office:value="127.010280529968" calcext:value-type="float">
            <text:p>127.010280529968</text:p>
          </table:table-cell>
        </table:table-row>
        <table:table-row table:style-name="ro1">
          <table:table-cell office:value-type="float" office:value="1572494594.2723" calcext:value-type="float">
            <text:p>1572494594.2723</text:p>
          </table:table-cell>
          <table:table-cell office:value-type="float" office:value="126.411821122451" calcext:value-type="float">
            <text:p>126.411821122451</text:p>
          </table:table-cell>
        </table:table-row>
        <table:table-row table:style-name="ro1">
          <table:table-cell office:value-type="float" office:value="1572494624.82202" calcext:value-type="float">
            <text:p>1572494624.82202</text:p>
          </table:table-cell>
          <table:table-cell office:value-type="float" office:value="126.047264695491" calcext:value-type="float">
            <text:p>126.047264695491</text:p>
          </table:table-cell>
        </table:table-row>
        <table:table-row table:style-name="ro1">
          <table:table-cell office:value-type="float" office:value="1572494655.37934" calcext:value-type="float">
            <text:p>1572494655.37934</text:p>
          </table:table-cell>
          <table:table-cell office:value-type="float" office:value="127.42862459416" calcext:value-type="float">
            <text:p>127.42862459416</text:p>
          </table:table-cell>
        </table:table-row>
        <table:table-row table:style-name="ro1">
          <table:table-cell office:value-type="float" office:value="1572494685.9389" calcext:value-type="float">
            <text:p>1572494685.9389</text:p>
          </table:table-cell>
          <table:table-cell office:value-type="float" office:value="127.782354603608" calcext:value-type="float">
            <text:p>127.782354603608</text:p>
          </table:table-cell>
        </table:table-row>
        <table:table-row table:style-name="ro1">
          <table:table-cell office:value-type="float" office:value="1572494716.50179" calcext:value-type="float">
            <text:p>1572494716.50179</text:p>
          </table:table-cell>
          <table:table-cell office:value-type="float" office:value="127.878065721675" calcext:value-type="float">
            <text:p>127.878065721675</text:p>
          </table:table-cell>
        </table:table-row>
        <table:table-row table:style-name="ro1">
          <table:table-cell office:value-type="float" office:value="1572494747.11545" calcext:value-type="float">
            <text:p>1572494747.11545</text:p>
          </table:table-cell>
          <table:table-cell office:value-type="float" office:value="128.044072496596" calcext:value-type="float">
            <text:p>128.044072496596</text:p>
          </table:table-cell>
        </table:table-row>
        <table:table-row table:style-name="ro1">
          <table:table-cell office:value-type="float" office:value="1572494777.68272" calcext:value-type="float">
            <text:p>1572494777.68272</text:p>
          </table:table-cell>
          <table:table-cell office:value-type="float" office:value="127.649643231043" calcext:value-type="float">
            <text:p>127.649643231043</text:p>
          </table:table-cell>
        </table:table-row>
        <table:table-row table:style-name="ro1">
          <table:table-cell office:value-type="float" office:value="1572494808.26457" calcext:value-type="float">
            <text:p>1572494808.26457</text:p>
          </table:table-cell>
          <table:table-cell office:value-type="float" office:value="128.042635458606" calcext:value-type="float">
            <text:p>128.042635458606</text:p>
          </table:table-cell>
        </table:table-row>
        <table:table-row table:style-name="ro1">
          <table:table-cell office:value-type="float" office:value="1572494838.99301" calcext:value-type="float">
            <text:p>1572494838.99301</text:p>
          </table:table-cell>
          <table:table-cell office:value-type="float" office:value="127.955555344286" calcext:value-type="float">
            <text:p>127.955555344286</text:p>
          </table:table-cell>
        </table:table-row>
        <table:table-row table:style-name="ro1">
          <table:table-cell office:value-type="float" office:value="1572494869.6222" calcext:value-type="float">
            <text:p>1572494869.6222</text:p>
          </table:table-cell>
          <table:table-cell office:value-type="float" office:value="127.639301676731" calcext:value-type="float">
            <text:p>127.639301676731</text:p>
          </table:table-cell>
        </table:table-row>
        <table:table-row table:style-name="ro1">
          <table:table-cell office:value-type="float" office:value="1572494900.20179" calcext:value-type="float">
            <text:p>1572494900.20179</text:p>
          </table:table-cell>
          <table:table-cell office:value-type="float" office:value="127.99419667423" calcext:value-type="float">
            <text:p>127.99419667423</text:p>
          </table:table-cell>
        </table:table-row>
        <table:table-row table:style-name="ro1">
          <table:table-cell office:value-type="float" office:value="1572494930.80153" calcext:value-type="float">
            <text:p>1572494930.80153</text:p>
          </table:table-cell>
          <table:table-cell office:value-type="float" office:value="127.13812937551" calcext:value-type="float">
            <text:p>127.13812937551</text:p>
          </table:table-cell>
        </table:table-row>
        <table:table-row table:style-name="ro1">
          <table:table-cell office:value-type="float" office:value="1572494961.18085" calcext:value-type="float">
            <text:p>1572494961.18085</text:p>
          </table:table-cell>
          <table:table-cell office:value-type="float" office:value="126.206216454894" calcext:value-type="float">
            <text:p>126.206216454894</text:p>
          </table:table-cell>
        </table:table-row>
        <table:table-row table:style-name="ro1">
          <table:table-cell office:value-type="float" office:value="1572494991.73355" calcext:value-type="float">
            <text:p>1572494991.73355</text:p>
          </table:table-cell>
          <table:table-cell office:value-type="float" office:value="126.306859575102" calcext:value-type="float">
            <text:p>126.306859575102</text:p>
          </table:table-cell>
        </table:table-row>
        <table:table-row table:style-name="ro1">
          <table:table-cell office:value-type="float" office:value="1572495022.43666" calcext:value-type="float">
            <text:p>1572495022.43666</text:p>
          </table:table-cell>
          <table:table-cell office:value-type="float" office:value="128.309218803884" calcext:value-type="float">
            <text:p>128.309218803884</text:p>
          </table:table-cell>
        </table:table-row>
        <table:table-row table:style-name="ro1">
          <table:table-cell office:value-type="float" office:value="1572495053.00608" calcext:value-type="float">
            <text:p>1572495053.00608</text:p>
          </table:table-cell>
          <table:table-cell office:value-type="float" office:value="125.337474700493" calcext:value-type="float">
            <text:p>125.337474700493</text:p>
          </table:table-cell>
        </table:table-row>
        <table:table-row table:style-name="ro1">
          <table:table-cell office:value-type="float" office:value="1572495083.61672" calcext:value-type="float">
            <text:p>1572495083.61672</text:p>
          </table:table-cell>
          <table:table-cell office:value-type="float" office:value="127.578254986526" calcext:value-type="float">
            <text:p>127.578254986526</text:p>
          </table:table-cell>
        </table:table-row>
        <table:table-row table:style-name="ro1">
          <table:table-cell office:value-type="float" office:value="1572495114.19354" calcext:value-type="float">
            <text:p>1572495114.19354</text:p>
          </table:table-cell>
          <table:table-cell office:value-type="float" office:value="126.986030056805" calcext:value-type="float">
            <text:p>126.986030056805</text:p>
          </table:table-cell>
        </table:table-row>
        <table:table-row table:style-name="ro1">
          <table:table-cell office:value-type="float" office:value="1572495144.75205" calcext:value-type="float">
            <text:p>1572495144.75205</text:p>
          </table:table-cell>
          <table:table-cell office:value-type="float" office:value="129.117638603269" calcext:value-type="float">
            <text:p>129.117638603269</text:p>
          </table:table-cell>
        </table:table-row>
        <table:table-row table:style-name="ro1">
          <table:table-cell office:value-type="float" office:value="1572495174.83409" calcext:value-type="float">
            <text:p>1572495174.83409</text:p>
          </table:table-cell>
          <table:table-cell office:value-type="float" office:value="126.716773747733" calcext:value-type="float">
            <text:p>126.716773747733</text:p>
          </table:table-cell>
        </table:table-row>
        <table:table-row table:style-name="ro1">
          <table:table-cell office:value-type="float" office:value="1572495205.39276" calcext:value-type="float">
            <text:p>1572495205.39276</text:p>
          </table:table-cell>
          <table:table-cell office:value-type="float" office:value="126.114751363581" calcext:value-type="float">
            <text:p>126.114751363581</text:p>
          </table:table-cell>
        </table:table-row>
        <table:table-row table:style-name="ro1">
          <table:table-cell office:value-type="float" office:value="1572495235.92973" calcext:value-type="float">
            <text:p>1572495235.92973</text:p>
          </table:table-cell>
          <table:table-cell office:value-type="float" office:value="126.857294123689" calcext:value-type="float">
            <text:p>126.857294123689</text:p>
          </table:table-cell>
        </table:table-row>
        <table:table-row table:style-name="ro1">
          <table:table-cell office:value-type="float" office:value="1572495266.50355" calcext:value-type="float">
            <text:p>1572495266.50355</text:p>
          </table:table-cell>
          <table:table-cell office:value-type="float" office:value="127.163821274565" calcext:value-type="float">
            <text:p>127.163821274565</text:p>
          </table:table-cell>
        </table:table-row>
        <table:table-row table:style-name="ro1">
          <table:table-cell office:value-type="float" office:value="1572495297.0947" calcext:value-type="float">
            <text:p>1572495297.0947</text:p>
          </table:table-cell>
          <table:table-cell office:value-type="float" office:value="128.535173830811" calcext:value-type="float">
            <text:p>128.535173830811</text:p>
          </table:table-cell>
        </table:table-row>
        <table:table-row table:style-name="ro1">
          <table:table-cell office:value-type="float" office:value="1572495327.76976" calcext:value-type="float">
            <text:p>1572495327.76976</text:p>
          </table:table-cell>
          <table:table-cell office:value-type="float" office:value="126.285827628248" calcext:value-type="float">
            <text:p>126.285827628248</text:p>
          </table:table-cell>
        </table:table-row>
        <table:table-row table:style-name="ro1">
          <table:table-cell office:value-type="float" office:value="1572495358.33774" calcext:value-type="float">
            <text:p>1572495358.33774</text:p>
          </table:table-cell>
          <table:table-cell office:value-type="float" office:value="127.426293155425" calcext:value-type="float">
            <text:p>127.426293155425</text:p>
          </table:table-cell>
        </table:table-row>
        <table:table-row table:style-name="ro1">
          <table:table-cell office:value-type="float" office:value="1572495388.87258" calcext:value-type="float">
            <text:p>1572495388.87258</text:p>
          </table:table-cell>
          <table:table-cell office:value-type="float" office:value="126.15640425711" calcext:value-type="float">
            <text:p>126.15640425711</text:p>
          </table:table-cell>
        </table:table-row>
        <table:table-row table:style-name="ro1">
          <table:table-cell office:value-type="float" office:value="1572495419.4201" calcext:value-type="float">
            <text:p>1572495419.4201</text:p>
          </table:table-cell>
          <table:table-cell office:value-type="float" office:value="125.769925870454" calcext:value-type="float">
            <text:p>125.769925870454</text:p>
          </table:table-cell>
        </table:table-row>
        <table:table-row table:style-name="ro1">
          <table:table-cell office:value-type="float" office:value="1572495449.97367" calcext:value-type="float">
            <text:p>1572495449.97367</text:p>
          </table:table-cell>
          <table:table-cell office:value-type="float" office:value="126.416141012227" calcext:value-type="float">
            <text:p>126.416141012227</text:p>
          </table:table-cell>
        </table:table-row>
        <table:table-row table:style-name="ro1">
          <table:table-cell office:value-type="float" office:value="1572495480.50827" calcext:value-type="float">
            <text:p>1572495480.50827</text:p>
          </table:table-cell>
          <table:table-cell office:value-type="float" office:value="127.525499237643" calcext:value-type="float">
            <text:p>127.525499237643</text:p>
          </table:table-cell>
        </table:table-row>
        <table:table-row table:style-name="ro1">
          <table:table-cell office:value-type="float" office:value="1572495511.24973" calcext:value-type="float">
            <text:p>1572495511.24973</text:p>
          </table:table-cell>
          <table:table-cell office:value-type="float" office:value="126.877506995454" calcext:value-type="float">
            <text:p>126.877506995454</text:p>
          </table:table-cell>
        </table:table-row>
        <table:table-row table:style-name="ro1">
          <table:table-cell office:value-type="float" office:value="1572495541.80599" calcext:value-type="float">
            <text:p>1572495541.80599</text:p>
          </table:table-cell>
          <table:table-cell office:value-type="float" office:value="125.723064536941" calcext:value-type="float">
            <text:p>125.723064536941</text:p>
          </table:table-cell>
        </table:table-row>
        <table:table-row table:style-name="ro1">
          <table:table-cell office:value-type="float" office:value="1572495572.38644" calcext:value-type="float">
            <text:p>1572495572.38644</text:p>
          </table:table-cell>
          <table:table-cell office:value-type="float" office:value="127.227947540841" calcext:value-type="float">
            <text:p>127.227947540841</text:p>
          </table:table-cell>
        </table:table-row>
        <table:table-row table:style-name="ro1">
          <table:table-cell office:value-type="float" office:value="1572495602.9355" calcext:value-type="float">
            <text:p>1572495602.9355</text:p>
          </table:table-cell>
          <table:table-cell office:value-type="float" office:value="126.345571842799" calcext:value-type="float">
            <text:p>126.345571842799</text:p>
          </table:table-cell>
        </table:table-row>
        <table:table-row table:style-name="ro1">
          <table:table-cell office:value-type="float" office:value="1572495633.48718" calcext:value-type="float">
            <text:p>1572495633.48718</text:p>
          </table:table-cell>
          <table:table-cell office:value-type="float" office:value="128.023314062317" calcext:value-type="float">
            <text:p>128.023314062317</text:p>
          </table:table-cell>
        </table:table-row>
        <table:table-row table:style-name="ro1">
          <table:table-cell office:value-type="float" office:value="1572495664.01846" calcext:value-type="float">
            <text:p>1572495664.01846</text:p>
          </table:table-cell>
          <table:table-cell office:value-type="float" office:value="127.850731284541" calcext:value-type="float">
            <text:p>127.850731284541</text:p>
          </table:table-cell>
        </table:table-row>
        <table:table-row table:style-name="ro1">
          <table:table-cell office:value-type="float" office:value="1572495694.57393" calcext:value-type="float">
            <text:p>1572495694.57393</text:p>
          </table:table-cell>
          <table:table-cell office:value-type="float" office:value="127.114557564565" calcext:value-type="float">
            <text:p>127.114557564565</text:p>
          </table:table-cell>
        </table:table-row>
        <table:table-row table:style-name="ro1">
          <table:table-cell office:value-type="float" office:value="1572495725.16643" calcext:value-type="float">
            <text:p>1572495725.16643</text:p>
          </table:table-cell>
          <table:table-cell office:value-type="float" office:value="126.994662523187" calcext:value-type="float">
            <text:p>126.994662523187</text:p>
          </table:table-cell>
        </table:table-row>
        <table:table-row table:style-name="ro1">
          <table:table-cell office:value-type="float" office:value="1572495755.71559" calcext:value-type="float">
            <text:p>1572495755.71559</text:p>
          </table:table-cell>
          <table:table-cell office:value-type="float" office:value="128.208983758586" calcext:value-type="float">
            <text:p>128.208983758586</text:p>
          </table:table-cell>
        </table:table-row>
        <table:table-row table:style-name="ro1">
          <table:table-cell office:value-type="float" office:value="1572495786.2648" calcext:value-type="float">
            <text:p>1572495786.2648</text:p>
          </table:table-cell>
          <table:table-cell office:value-type="float" office:value="128.137458026465" calcext:value-type="float">
            <text:p>128.137458026465</text:p>
          </table:table-cell>
        </table:table-row>
        <table:table-row table:style-name="ro1">
          <table:table-cell office:value-type="float" office:value="1572495816.82076" calcext:value-type="float">
            <text:p>1572495816.82076</text:p>
          </table:table-cell>
          <table:table-cell office:value-type="float" office:value="127.294063720792" calcext:value-type="float">
            <text:p>127.294063720792</text:p>
          </table:table-cell>
        </table:table-row>
        <table:table-row table:style-name="ro1">
          <table:table-cell office:value-type="float" office:value="1572495847.37562" calcext:value-type="float">
            <text:p>1572495847.37562</text:p>
          </table:table-cell>
          <table:table-cell office:value-type="float" office:value="127.779477602359" calcext:value-type="float">
            <text:p>127.779477602359</text:p>
          </table:table-cell>
        </table:table-row>
        <table:table-row table:style-name="ro1">
          <table:table-cell office:value-type="float" office:value="1572495877.9347" calcext:value-type="float">
            <text:p>1572495877.9347</text:p>
          </table:table-cell>
          <table:table-cell office:value-type="float" office:value="127.680613045201" calcext:value-type="float">
            <text:p>127.680613045201</text:p>
          </table:table-cell>
        </table:table-row>
        <table:table-row table:style-name="ro1">
          <table:table-cell office:value-type="float" office:value="1572495908.49363" calcext:value-type="float">
            <text:p>1572495908.49363</text:p>
          </table:table-cell>
          <table:table-cell office:value-type="float" office:value="128.459192183943" calcext:value-type="float">
            <text:p>128.459192183943</text:p>
          </table:table-cell>
        </table:table-row>
        <table:table-row table:style-name="ro1">
          <table:table-cell office:value-type="float" office:value="1572495939.03794" calcext:value-type="float">
            <text:p>1572495939.03794</text:p>
          </table:table-cell>
          <table:table-cell office:value-type="float" office:value="126.100091382127" calcext:value-type="float">
            <text:p>126.100091382127</text:p>
          </table:table-cell>
        </table:table-row>
        <table:table-row table:style-name="ro1">
          <table:table-cell office:value-type="float" office:value="1572495969.58161" calcext:value-type="float">
            <text:p>1572495969.58161</text:p>
          </table:table-cell>
          <table:table-cell office:value-type="float" office:value="127.558797565267" calcext:value-type="float">
            <text:p>127.558797565267</text:p>
          </table:table-cell>
        </table:table-row>
        <table:table-row table:style-name="ro1">
          <table:table-cell office:value-type="float" office:value="1572496000.15021" calcext:value-type="float">
            <text:p>1572496000.15021</text:p>
          </table:table-cell>
          <table:table-cell office:value-type="float" office:value="127.06166871598" calcext:value-type="float">
            <text:p>127.06166871598</text:p>
          </table:table-cell>
        </table:table-row>
        <table:table-row table:style-name="ro1">
          <table:table-cell office:value-type="float" office:value="1572496030.51741" calcext:value-type="float">
            <text:p>1572496030.51741</text:p>
          </table:table-cell>
          <table:table-cell office:value-type="float" office:value="127.913488525311" calcext:value-type="float">
            <text:p>127.913488525311</text:p>
          </table:table-cell>
        </table:table-row>
        <table:table-row table:style-name="ro1">
          <table:table-cell office:value-type="float" office:value="1572496061.07317" calcext:value-type="float">
            <text:p>1572496061.07317</text:p>
          </table:table-cell>
          <table:table-cell office:value-type="float" office:value="126.802415361428" calcext:value-type="float">
            <text:p>126.802415361428</text:p>
          </table:table-cell>
        </table:table-row>
        <table:table-row table:style-name="ro1">
          <table:table-cell office:value-type="float" office:value="1572496091.65998" calcext:value-type="float">
            <text:p>1572496091.65998</text:p>
          </table:table-cell>
          <table:table-cell office:value-type="float" office:value="126.558988439015" calcext:value-type="float">
            <text:p>126.558988439015</text:p>
          </table:table-cell>
        </table:table-row>
        <table:table-row table:style-name="ro1">
          <table:table-cell office:value-type="float" office:value="1572496122.22778" calcext:value-type="float">
            <text:p>1572496122.22778</text:p>
          </table:table-cell>
          <table:table-cell office:value-type="float" office:value="127.903346620551" calcext:value-type="float">
            <text:p>127.903346620551</text:p>
          </table:table-cell>
        </table:table-row>
        <table:table-row table:style-name="ro1">
          <table:table-cell office:value-type="float" office:value="1572496152.77778" calcext:value-type="float">
            <text:p>1572496152.77778</text:p>
          </table:table-cell>
          <table:table-cell office:value-type="float" office:value="127.389159801225" calcext:value-type="float">
            <text:p>127.389159801225</text:p>
          </table:table-cell>
        </table:table-row>
        <table:table-row table:style-name="ro1">
          <table:table-cell office:value-type="float" office:value="1572496183.33477" calcext:value-type="float">
            <text:p>1572496183.33477</text:p>
          </table:table-cell>
          <table:table-cell office:value-type="float" office:value="126.019452708327" calcext:value-type="float">
            <text:p>126.019452708327</text:p>
          </table:table-cell>
        </table:table-row>
        <table:table-row table:style-name="ro1">
          <table:table-cell office:value-type="float" office:value="1572496213.89409" calcext:value-type="float">
            <text:p>1572496213.89409</text:p>
          </table:table-cell>
          <table:table-cell office:value-type="float" office:value="126.746646586326" calcext:value-type="float">
            <text:p>126.746646586326</text:p>
          </table:table-cell>
        </table:table-row>
        <table:table-row table:style-name="ro1">
          <table:table-cell office:value-type="float" office:value="1572496244.47592" calcext:value-type="float">
            <text:p>1572496244.47592</text:p>
          </table:table-cell>
          <table:table-cell office:value-type="float" office:value="127.12799039602" calcext:value-type="float">
            <text:p>127.12799039602</text:p>
          </table:table-cell>
        </table:table-row>
        <table:table-row table:style-name="ro1">
          <table:table-cell office:value-type="float" office:value="1572496275.03243" calcext:value-type="float">
            <text:p>1572496275.03243</text:p>
          </table:table-cell>
          <table:table-cell office:value-type="float" office:value="128.149446506759" calcext:value-type="float">
            <text:p>128.149446506759</text:p>
          </table:table-cell>
        </table:table-row>
        <table:table-row table:style-name="ro1">
          <table:table-cell office:value-type="float" office:value="1572496305.58077" calcext:value-type="float">
            <text:p>1572496305.58077</text:p>
          </table:table-cell>
          <table:table-cell office:value-type="float" office:value="128.54058630825" calcext:value-type="float">
            <text:p>128.54058630825</text:p>
          </table:table-cell>
        </table:table-row>
        <table:table-row table:style-name="ro1">
          <table:table-cell office:value-type="float" office:value="1572496336.15388" calcext:value-type="float">
            <text:p>1572496336.15388</text:p>
          </table:table-cell>
          <table:table-cell office:value-type="float" office:value="125.588914663752" calcext:value-type="float">
            <text:p>125.588914663752</text:p>
          </table:table-cell>
        </table:table-row>
        <table:table-row table:style-name="ro1">
          <table:table-cell office:value-type="float" office:value="1572496366.74058" calcext:value-type="float">
            <text:p>1572496366.74058</text:p>
          </table:table-cell>
          <table:table-cell office:value-type="float" office:value="126.102897445623" calcext:value-type="float">
            <text:p>126.102897445623</text:p>
          </table:table-cell>
        </table:table-row>
        <table:table-row table:style-name="ro1">
          <table:table-cell office:value-type="float" office:value="1572496397.30195" calcext:value-type="float">
            <text:p>1572496397.30195</text:p>
          </table:table-cell>
          <table:table-cell office:value-type="float" office:value="126.671692439904" calcext:value-type="float">
            <text:p>126.671692439904</text:p>
          </table:table-cell>
        </table:table-row>
        <table:table-row table:style-name="ro1">
          <table:table-cell office:value-type="float" office:value="1572496427.8587" calcext:value-type="float">
            <text:p>1572496427.8587</text:p>
          </table:table-cell>
          <table:table-cell office:value-type="float" office:value="127.121343455411" calcext:value-type="float">
            <text:p>127.121343455411</text:p>
          </table:table-cell>
        </table:table-row>
        <table:table-row table:style-name="ro1">
          <table:table-cell office:value-type="float" office:value="1572496458.41738" calcext:value-type="float">
            <text:p>1572496458.41738</text:p>
          </table:table-cell>
          <table:table-cell office:value-type="float" office:value="126.059665638597" calcext:value-type="float">
            <text:p>126.059665638597</text:p>
          </table:table-cell>
        </table:table-row>
        <table:table-row table:style-name="ro1">
          <table:table-cell office:value-type="float" office:value="1572496488.99245" calcext:value-type="float">
            <text:p>1572496488.99245</text:p>
          </table:table-cell>
          <table:table-cell office:value-type="float" office:value="127.734394831896" calcext:value-type="float">
            <text:p>127.734394831896</text:p>
          </table:table-cell>
        </table:table-row>
        <table:table-row table:style-name="ro1">
          <table:table-cell office:value-type="float" office:value="1572496519.55051" calcext:value-type="float">
            <text:p>1572496519.55051</text:p>
          </table:table-cell>
          <table:table-cell office:value-type="float" office:value="128.192883813874" calcext:value-type="float">
            <text:p>128.192883813874</text:p>
          </table:table-cell>
        </table:table-row>
        <table:table-row table:style-name="ro1">
          <table:table-cell office:value-type="float" office:value="1572496550.1075" calcext:value-type="float">
            <text:p>1572496550.1075</text:p>
          </table:table-cell>
          <table:table-cell office:value-type="float" office:value="128.34840862161" calcext:value-type="float">
            <text:p>128.34840862161</text:p>
          </table:table-cell>
        </table:table-row>
        <table:table-row table:style-name="ro1">
          <table:table-cell office:value-type="float" office:value="1572496580.45122" calcext:value-type="float">
            <text:p>1572496580.45122</text:p>
          </table:table-cell>
          <table:table-cell office:value-type="float" office:value="126.439501472547" calcext:value-type="float">
            <text:p>126.439501472547</text:p>
          </table:table-cell>
        </table:table-row>
        <table:table-row table:style-name="ro1">
          <table:table-cell office:value-type="float" office:value="1572496611.0911" calcext:value-type="float">
            <text:p>1572496611.0911</text:p>
          </table:table-cell>
          <table:table-cell office:value-type="float" office:value="127.657317672098" calcext:value-type="float">
            <text:p>127.657317672098</text:p>
          </table:table-cell>
        </table:table-row>
        <table:table-row table:style-name="ro1">
          <table:table-cell office:value-type="float" office:value="1572496641.79289" calcext:value-type="float">
            <text:p>1572496641.79289</text:p>
          </table:table-cell>
          <table:table-cell office:value-type="float" office:value="126.462042857779" calcext:value-type="float">
            <text:p>126.462042857779</text:p>
          </table:table-cell>
        </table:table-row>
        <table:table-row table:style-name="ro1">
          <table:table-cell office:value-type="float" office:value="1572496672.35707" calcext:value-type="float">
            <text:p>1572496672.35707</text:p>
          </table:table-cell>
          <table:table-cell office:value-type="float" office:value="125.552674247662" calcext:value-type="float">
            <text:p>125.552674247662</text:p>
          </table:table-cell>
        </table:table-row>
        <table:table-row table:style-name="ro1">
          <table:table-cell office:value-type="float" office:value="1572496702.94547" calcext:value-type="float">
            <text:p>1572496702.94547</text:p>
          </table:table-cell>
          <table:table-cell office:value-type="float" office:value="128.466179186977" calcext:value-type="float">
            <text:p>128.466179186977</text:p>
          </table:table-cell>
        </table:table-row>
        <table:table-row table:style-name="ro1">
          <table:table-cell office:value-type="float" office:value="1572496733.49643" calcext:value-type="float">
            <text:p>1572496733.49643</text:p>
          </table:table-cell>
          <table:table-cell office:value-type="float" office:value="126.719927186825" calcext:value-type="float">
            <text:p>126.719927186825</text:p>
          </table:table-cell>
        </table:table-row>
        <table:table-row table:style-name="ro1">
          <table:table-cell office:value-type="float" office:value="1572496764.05541" calcext:value-type="float">
            <text:p>1572496764.05541</text:p>
          </table:table-cell>
          <table:table-cell office:value-type="float" office:value="127.644644679051" calcext:value-type="float">
            <text:p>127.644644679051</text:p>
          </table:table-cell>
        </table:table-row>
        <table:table-row table:style-name="ro1">
          <table:table-cell office:value-type="float" office:value="1572496794.64327" calcext:value-type="float">
            <text:p>1572496794.64327</text:p>
          </table:table-cell>
          <table:table-cell office:value-type="float" office:value="128.321208746812" calcext:value-type="float">
            <text:p>128.321208746812</text:p>
          </table:table-cell>
        </table:table-row>
        <table:table-row table:style-name="ro1">
          <table:table-cell office:value-type="float" office:value="1572496825.204" calcext:value-type="float">
            <text:p>1572496825.204</text:p>
          </table:table-cell>
          <table:table-cell office:value-type="float" office:value="126.931356794634" calcext:value-type="float">
            <text:p>126.931356794634</text:p>
          </table:table-cell>
        </table:table-row>
        <table:table-row table:style-name="ro1">
          <table:table-cell office:value-type="float" office:value="1572496855.74577" calcext:value-type="float">
            <text:p>1572496855.74577</text:p>
          </table:table-cell>
          <table:table-cell office:value-type="float" office:value="127.547906060538" calcext:value-type="float">
            <text:p>127.547906060538</text:p>
          </table:table-cell>
        </table:table-row>
        <table:table-row table:style-name="ro1">
          <table:table-cell office:value-type="float" office:value="1572496886.3138" calcext:value-type="float">
            <text:p>1572496886.3138</text:p>
          </table:table-cell>
          <table:table-cell office:value-type="float" office:value="127.465824498211" calcext:value-type="float">
            <text:p>127.465824498211</text:p>
          </table:table-cell>
        </table:table-row>
        <table:table-row table:style-name="ro1">
          <table:table-cell office:value-type="float" office:value="1572496916.87021" calcext:value-type="float">
            <text:p>1572496916.87021</text:p>
          </table:table-cell>
          <table:table-cell office:value-type="float" office:value="2498.13982091183" calcext:value-type="float">
            <text:p>2498.13982091183</text:p>
          </table:table-cell>
        </table:table-row>
        <table:table-row table:style-name="ro1">
          <table:table-cell office:value-type="float" office:value="1572496947.42519" calcext:value-type="float">
            <text:p>1572496947.42519</text:p>
          </table:table-cell>
          <table:table-cell office:value-type="float" office:value="127.265564295607" calcext:value-type="float">
            <text:p>127.265564295607</text:p>
          </table:table-cell>
        </table:table-row>
        <table:table-row table:style-name="ro1">
          <table:table-cell office:value-type="float" office:value="1572496977.96393" calcext:value-type="float">
            <text:p>1572496977.96393</text:p>
          </table:table-cell>
          <table:table-cell office:value-type="float" office:value="127.712880947111" calcext:value-type="float">
            <text:p>127.712880947111</text:p>
          </table:table-cell>
        </table:table-row>
        <table:table-row table:style-name="ro1">
          <table:table-cell office:value-type="float" office:value="1572497008.54681" calcext:value-type="float">
            <text:p>1572497008.54681</text:p>
          </table:table-cell>
          <table:table-cell office:value-type="float" office:value="128.250367527443" calcext:value-type="float">
            <text:p>128.250367527443</text:p>
          </table:table-cell>
        </table:table-row>
        <table:table-row table:style-name="ro1">
          <table:table-cell office:value-type="float" office:value="1572497039.1815" calcext:value-type="float">
            <text:p>1572497039.1815</text:p>
          </table:table-cell>
          <table:table-cell office:value-type="float" office:value="127.309204177543" calcext:value-type="float">
            <text:p>127.309204177543</text:p>
          </table:table-cell>
        </table:table-row>
        <table:table-row table:style-name="ro1">
          <table:table-cell office:value-type="float" office:value="1572497069.89232" calcext:value-type="float">
            <text:p>1572497069.89232</text:p>
          </table:table-cell>
          <table:table-cell office:value-type="float" office:value="125.518757957136" calcext:value-type="float">
            <text:p>125.518757957136</text:p>
          </table:table-cell>
        </table:table-row>
        <table:table-row table:style-name="ro1">
          <table:table-cell office:value-type="float" office:value="1572497100.4634" calcext:value-type="float">
            <text:p>1572497100.4634</text:p>
          </table:table-cell>
          <table:table-cell office:value-type="float" office:value="127.72165236373" calcext:value-type="float">
            <text:p>127.72165236373</text:p>
          </table:table-cell>
        </table:table-row>
        <table:table-row table:style-name="ro1">
          <table:table-cell office:value-type="float" office:value="1572497130.91671" calcext:value-type="float">
            <text:p>1572497130.91671</text:p>
          </table:table-cell>
          <table:table-cell office:value-type="float" office:value="126.977603090513" calcext:value-type="float">
            <text:p>126.977603090513</text:p>
          </table:table-cell>
        </table:table-row>
        <table:table-row table:style-name="ro1">
          <table:table-cell office:value-type="float" office:value="1572497161.47943" calcext:value-type="float">
            <text:p>1572497161.47943</text:p>
          </table:table-cell>
          <table:table-cell office:value-type="float" office:value="127.793043533516" calcext:value-type="float">
            <text:p>127.793043533516</text:p>
          </table:table-cell>
        </table:table-row>
        <table:table-row table:style-name="ro1">
          <table:table-cell office:value-type="float" office:value="1572497192.14" calcext:value-type="float">
            <text:p>1572497192.14</text:p>
          </table:table-cell>
          <table:table-cell office:value-type="float" office:value="128.227138704191" calcext:value-type="float">
            <text:p>128.227138704191</text:p>
          </table:table-cell>
        </table:table-row>
        <table:table-row table:style-name="ro1">
          <table:table-cell office:value-type="float" office:value="1572497222.73153" calcext:value-type="float">
            <text:p>1572497222.73153</text:p>
          </table:table-cell>
          <table:table-cell office:value-type="float" office:value="125.858855485577" calcext:value-type="float">
            <text:p>125.858855485577</text:p>
          </table:table-cell>
        </table:table-row>
        <table:table-row table:style-name="ro1">
          <table:table-cell office:value-type="float" office:value="1572497253.43479" calcext:value-type="float">
            <text:p>1572497253.43479</text:p>
          </table:table-cell>
          <table:table-cell office:value-type="float" office:value="128.304833826891" calcext:value-type="float">
            <text:p>128.304833826891</text:p>
          </table:table-cell>
        </table:table-row>
        <table:table-row table:style-name="ro1">
          <table:table-cell office:value-type="float" office:value="1572497284.13775" calcext:value-type="float">
            <text:p>1572497284.13775</text:p>
          </table:table-cell>
          <table:table-cell office:value-type="float" office:value="128.598343534394" calcext:value-type="float">
            <text:p>128.598343534394</text:p>
          </table:table-cell>
        </table:table-row>
        <table:table-row table:style-name="ro1">
          <table:table-cell office:value-type="float" office:value="1572497314.79255" calcext:value-type="float">
            <text:p>1572497314.79255</text:p>
          </table:table-cell>
          <table:table-cell office:value-type="float" office:value="126.852975696547" calcext:value-type="float">
            <text:p>126.852975696547</text:p>
          </table:table-cell>
        </table:table-row>
        <table:table-row table:style-name="ro1">
          <table:table-cell office:value-type="float" office:value="1572497345.3338" calcext:value-type="float">
            <text:p>1572497345.3338</text:p>
          </table:table-cell>
          <table:table-cell office:value-type="float" office:value="127.690138449692" calcext:value-type="float">
            <text:p>127.690138449692</text:p>
          </table:table-cell>
        </table:table-row>
        <table:table-row table:style-name="ro1">
          <table:table-cell office:value-type="float" office:value="1572497375.84715" calcext:value-type="float">
            <text:p>1572497375.84715</text:p>
          </table:table-cell>
          <table:table-cell office:value-type="float" office:value="127.039059318263" calcext:value-type="float">
            <text:p>127.039059318263</text:p>
          </table:table-cell>
        </table:table-row>
        <table:table-row table:style-name="ro1">
          <table:table-cell office:value-type="float" office:value="1572497406.44422" calcext:value-type="float">
            <text:p>1572497406.44422</text:p>
          </table:table-cell>
          <table:table-cell office:value-type="float" office:value="125.878655894529" calcext:value-type="float">
            <text:p>125.878655894529</text:p>
          </table:table-cell>
        </table:table-row>
        <table:table-row table:style-name="ro1">
          <table:table-cell office:value-type="float" office:value="1572497436.9846" calcext:value-type="float">
            <text:p>1572497436.9846</text:p>
          </table:table-cell>
          <table:table-cell office:value-type="float" office:value="128.269823486068" calcext:value-type="float">
            <text:p>128.269823486068</text:p>
          </table:table-cell>
        </table:table-row>
        <table:table-row table:style-name="ro1">
          <table:table-cell office:value-type="float" office:value="1572497467.51997" calcext:value-type="float">
            <text:p>1572497467.51997</text:p>
          </table:table-cell>
          <table:table-cell office:value-type="float" office:value="126.611744187898" calcext:value-type="float">
            <text:p>126.611744187898</text:p>
          </table:table-cell>
        </table:table-row>
        <table:table-row table:style-name="ro1">
          <table:table-cell office:value-type="float" office:value="1572497498.20319" calcext:value-type="float">
            <text:p>1572497498.20319</text:p>
          </table:table-cell>
          <table:table-cell office:value-type="float" office:value="126.232731816939" calcext:value-type="float">
            <text:p>126.232731816939</text:p>
          </table:table-cell>
        </table:table-row>
        <table:table-row table:style-name="ro1">
          <table:table-cell office:value-type="float" office:value="1572497528.92673" calcext:value-type="float">
            <text:p>1572497528.92673</text:p>
          </table:table-cell>
          <table:table-cell office:value-type="float" office:value="128.174317868091" calcext:value-type="float">
            <text:p>128.174317868091</text:p>
          </table:table-cell>
        </table:table-row>
        <table:table-row table:style-name="ro1">
          <table:table-cell office:value-type="float" office:value="1572497559.52955" calcext:value-type="float">
            <text:p>1572497559.52955</text:p>
          </table:table-cell>
          <table:table-cell office:value-type="float" office:value="127.136619937133" calcext:value-type="float">
            <text:p>127.136619937133</text:p>
          </table:table-cell>
        </table:table-row>
        <table:table-row table:style-name="ro1">
          <table:table-cell office:value-type="float" office:value="1572497590.06495" calcext:value-type="float">
            <text:p>1572497590.06495</text:p>
          </table:table-cell>
          <table:table-cell office:value-type="float" office:value="126.214162945888" calcext:value-type="float">
            <text:p>126.214162945888</text:p>
          </table:table-cell>
        </table:table-row>
        <table:table-row table:style-name="ro1">
          <table:table-cell office:value-type="float" office:value="1572497620.62101" calcext:value-type="float">
            <text:p>1572497620.62101</text:p>
          </table:table-cell>
          <table:table-cell office:value-type="float" office:value="127.845797819765" calcext:value-type="float">
            <text:p>127.845797819765</text:p>
          </table:table-cell>
        </table:table-row>
        <table:table-row table:style-name="ro1">
          <table:table-cell office:value-type="float" office:value="1572497650.94189" calcext:value-type="float">
            <text:p>1572497650.94189</text:p>
          </table:table-cell>
          <table:table-cell office:value-type="float" office:value="125.975191938221" calcext:value-type="float">
            <text:p>125.975191938221</text:p>
          </table:table-cell>
        </table:table-row>
        <table:table-row table:style-name="ro1">
          <table:table-cell office:value-type="float" office:value="1572497681.48775" calcext:value-type="float">
            <text:p>1572497681.48775</text:p>
          </table:table-cell>
          <table:table-cell office:value-type="float" office:value="126.196077475403" calcext:value-type="float">
            <text:p>126.196077475403</text:p>
          </table:table-cell>
        </table:table-row>
        <table:table-row table:style-name="ro1">
          <table:table-cell office:value-type="float" office:value="1572497712.0342" calcext:value-type="float">
            <text:p>1572497712.0342</text:p>
          </table:table-cell>
          <table:table-cell office:value-type="float" office:value="127.14614387899" calcext:value-type="float">
            <text:p>127.14614387899</text:p>
          </table:table-cell>
        </table:table-row>
        <table:table-row table:style-name="ro1">
          <table:table-cell office:value-type="float" office:value="1572497742.58606" calcext:value-type="float">
            <text:p>1572497742.58606</text:p>
          </table:table-cell>
          <table:table-cell office:value-type="float" office:value="127.673419079444" calcext:value-type="float">
            <text:p>127.673419079444</text:p>
          </table:table-cell>
        </table:table-row>
        <table:table-row table:style-name="ro1">
          <table:table-cell office:value-type="float" office:value="1572497773.16606" calcext:value-type="float">
            <text:p>1572497773.16606</text:p>
          </table:table-cell>
          <table:table-cell office:value-type="float" office:value="127.491721897355" calcext:value-type="float">
            <text:p>127.491721897355</text:p>
          </table:table-cell>
        </table:table-row>
        <table:table-row table:style-name="ro1">
          <table:table-cell office:value-type="float" office:value="1572497803.68377" calcext:value-type="float">
            <text:p>1572497803.68377</text:p>
          </table:table-cell>
          <table:table-cell office:value-type="float" office:value="126.932864770378" calcext:value-type="float">
            <text:p>126.932864770378</text:p>
          </table:table-cell>
        </table:table-row>
        <table:table-row table:style-name="ro1">
          <table:table-cell office:value-type="float" office:value="1572497834.21208" calcext:value-type="float">
            <text:p>1572497834.21208</text:p>
          </table:table-cell>
          <table:table-cell office:value-type="float" office:value="126.776583049501" calcext:value-type="float">
            <text:p>126.776583049501</text:p>
          </table:table-cell>
        </table:table-row>
        <table:table-row table:style-name="ro1">
          <table:table-cell office:value-type="float" office:value="1572497864.75399" calcext:value-type="float">
            <text:p>1572497864.75399</text:p>
          </table:table-cell>
          <table:table-cell office:value-type="float" office:value="126.990415033798" calcext:value-type="float">
            <text:p>126.990415033798</text:p>
          </table:table-cell>
        </table:table-row>
        <table:table-row table:style-name="ro1">
          <table:table-cell office:value-type="float" office:value="1572497895.31314" calcext:value-type="float">
            <text:p>1572497895.31314</text:p>
          </table:table-cell>
          <table:table-cell office:value-type="float" office:value="126.587285289379" calcext:value-type="float">
            <text:p>126.587285289379</text:p>
          </table:table-cell>
        </table:table-row>
        <table:table-row table:style-name="ro1">
          <table:table-cell office:value-type="float" office:value="1572497925.91245" calcext:value-type="float">
            <text:p>1572497925.91245</text:p>
          </table:table-cell>
          <table:table-cell office:value-type="float" office:value="128.172194854713" calcext:value-type="float">
            <text:p>128.172194854713</text:p>
          </table:table-cell>
        </table:table-row>
        <table:table-row table:style-name="ro1">
          <table:table-cell office:value-type="float" office:value="1572497956.46778" calcext:value-type="float">
            <text:p>1572497956.46778</text:p>
          </table:table-cell>
          <table:table-cell office:value-type="float" office:value="127.031180839753" calcext:value-type="float">
            <text:p>127.031180839753</text:p>
          </table:table-cell>
        </table:table-row>
        <table:table-row table:style-name="ro1">
          <table:table-cell office:value-type="float" office:value="1572497987.02512" calcext:value-type="float">
            <text:p>1572497987.02512</text:p>
          </table:table-cell>
          <table:table-cell office:value-type="float" office:value="126.353380846189" calcext:value-type="float">
            <text:p>126.353380846189</text:p>
          </table:table-cell>
        </table:table-row>
        <table:table-row table:style-name="ro1">
          <table:table-cell office:value-type="float" office:value="1572498017.31841" calcext:value-type="float">
            <text:p>1572498017.31841</text:p>
          </table:table-cell>
          <table:table-cell office:value-type="float" office:value="127.858747250654" calcext:value-type="float">
            <text:p>127.858747250654</text:p>
          </table:table-cell>
        </table:table-row>
        <table:table-row table:style-name="ro1">
          <table:table-cell office:value-type="float" office:value="1572498047.86912" calcext:value-type="float">
            <text:p>1572498047.86912</text:p>
          </table:table-cell>
          <table:table-cell office:value-type="float" office:value="127.153612819955" calcext:value-type="float">
            <text:p>127.153612819955</text:p>
          </table:table-cell>
        </table:table-row>
        <table:table-row table:style-name="ro1">
          <table:table-cell office:value-type="float" office:value="1572498078.43937" calcext:value-type="float">
            <text:p>1572498078.43937</text:p>
          </table:table-cell>
          <table:table-cell office:value-type="float" office:value="127.001378938914" calcext:value-type="float">
            <text:p>127.001378938914</text:p>
          </table:table-cell>
        </table:table-row>
        <table:table-row table:style-name="ro1">
          <table:table-cell office:value-type="float" office:value="1572498109.08135" calcext:value-type="float">
            <text:p>1572498109.08135</text:p>
          </table:table-cell>
          <table:table-cell office:value-type="float" office:value="126.890592451313" calcext:value-type="float">
            <text:p>126.890592451313</text:p>
          </table:table-cell>
        </table:table-row>
        <table:table-row table:style-name="ro1">
          <table:table-cell office:value-type="float" office:value="1572498139.77757" calcext:value-type="float">
            <text:p>1572498139.77757</text:p>
          </table:table-cell>
          <table:table-cell office:value-type="float" office:value="127.79735903539" calcext:value-type="float">
            <text:p>127.79735903539</text:p>
          </table:table-cell>
        </table:table-row>
        <table:table-row table:style-name="ro1">
          <table:table-cell office:value-type="float" office:value="1572498170.34594" calcext:value-type="float">
            <text:p>1572498170.34594</text:p>
          </table:table-cell>
          <table:table-cell office:value-type="float" office:value="127.709254345892" calcext:value-type="float">
            <text:p>127.709254345892</text:p>
          </table:table-cell>
        </table:table-row>
        <table:table-row table:style-name="ro1">
          <table:table-cell office:value-type="float" office:value="1572498200.98602" calcext:value-type="float">
            <text:p>1572498200.98602</text:p>
          </table:table-cell>
          <table:table-cell office:value-type="float" office:value="126.652509993854" calcext:value-type="float">
            <text:p>126.652509993854</text:p>
          </table:table-cell>
        </table:table-row>
        <table:table-row table:style-name="ro1">
          <table:table-cell office:value-type="float" office:value="1572498231.55797" calcext:value-type="float">
            <text:p>1572498231.55797</text:p>
          </table:table-cell>
          <table:table-cell office:value-type="float" office:value="125.782669801254" calcext:value-type="float">
            <text:p>125.782669801254</text:p>
          </table:table-cell>
        </table:table-row>
        <table:table-row table:style-name="ro1">
          <table:table-cell office:value-type="float" office:value="1572498262.11669" calcext:value-type="float">
            <text:p>1572498262.11669</text:p>
          </table:table-cell>
          <table:table-cell office:value-type="float" office:value="126.337693364289" calcext:value-type="float">
            <text:p>126.337693364289</text:p>
          </table:table-cell>
        </table:table-row>
        <table:table-row table:style-name="ro1">
          <table:table-cell office:value-type="float" office:value="1572498292.6953" calcext:value-type="float">
            <text:p>1572498292.6953</text:p>
          </table:table-cell>
          <table:table-cell office:value-type="float" office:value="126.170112063773" calcext:value-type="float">
            <text:p>126.170112063773</text:p>
          </table:table-cell>
        </table:table-row>
        <table:table-row table:style-name="ro1">
          <table:table-cell office:value-type="float" office:value="1572498323.2496" calcext:value-type="float">
            <text:p>1572498323.2496</text:p>
          </table:table-cell>
          <table:table-cell office:value-type="float" office:value="126.600438757723" calcext:value-type="float">
            <text:p>126.600438757723</text:p>
          </table:table-cell>
        </table:table-row>
        <table:table-row table:style-name="ro1">
          <table:table-cell office:value-type="float" office:value="1572498353.77353" calcext:value-type="float">
            <text:p>1572498353.77353</text:p>
          </table:table-cell>
          <table:table-cell office:value-type="float" office:value="127.159232260117" calcext:value-type="float">
            <text:p>127.159232260117</text:p>
          </table:table-cell>
        </table:table-row>
        <table:table-row table:style-name="ro1">
          <table:table-cell office:value-type="float" office:value="1572498384.71191" calcext:value-type="float">
            <text:p>1572498384.71191</text:p>
          </table:table-cell>
          <table:table-cell office:value-type="float" office:value="126.310837939818" calcext:value-type="float">
            <text:p>126.310837939818</text:p>
          </table:table-cell>
        </table:table-row>
        <table:table-row table:style-name="ro1">
          <table:table-cell office:value-type="float" office:value="1572498415.2603" calcext:value-type="float">
            <text:p>1572498415.2603</text:p>
          </table:table-cell>
          <table:table-cell office:value-type="float" office:value="126.985344081419" calcext:value-type="float">
            <text:p>126.985344081419</text:p>
          </table:table-cell>
        </table:table-row>
        <table:table-row table:style-name="ro1">
          <table:table-cell office:value-type="float" office:value="1572498445.80036" calcext:value-type="float">
            <text:p>1572498445.80036</text:p>
          </table:table-cell>
          <table:table-cell office:value-type="float" office:value="126.053709061278" calcext:value-type="float">
            <text:p>126.053709061278</text:p>
          </table:table-cell>
        </table:table-row>
        <table:table-row table:style-name="ro1">
          <table:table-cell office:value-type="float" office:value="1572498476.35954" calcext:value-type="float">
            <text:p>1572498476.35954</text:p>
          </table:table-cell>
          <table:table-cell office:value-type="float" office:value="127.493779823515" calcext:value-type="float">
            <text:p>127.493779823515</text:p>
          </table:table-cell>
        </table:table-row>
        <table:table-row table:style-name="ro1">
          <table:table-cell office:value-type="float" office:value="1572498506.91163" calcext:value-type="float">
            <text:p>1572498506.91163</text:p>
          </table:table-cell>
          <table:table-cell office:value-type="float" office:value="127.944184826894" calcext:value-type="float">
            <text:p>127.944184826894</text:p>
          </table:table-cell>
        </table:table-row>
        <table:table-row table:style-name="ro1">
          <table:table-cell office:value-type="float" office:value="1572498537.47737" calcext:value-type="float">
            <text:p>1572498537.47737</text:p>
          </table:table-cell>
          <table:table-cell office:value-type="float" office:value="126.892647452205" calcext:value-type="float">
            <text:p>126.892647452205</text:p>
          </table:table-cell>
        </table:table-row>
        <table:table-row table:style-name="ro1">
          <table:table-cell office:value-type="float" office:value="1572498568.51196" calcext:value-type="float">
            <text:p>1572498568.51196</text:p>
          </table:table-cell>
          <table:table-cell office:value-type="float" office:value="126.619831091765" calcext:value-type="float">
            <text:p>126.619831091765</text:p>
          </table:table-cell>
        </table:table-row>
        <table:table-row table:style-name="ro1">
          <table:table-cell office:value-type="float" office:value="1572498599.08083" calcext:value-type="float">
            <text:p>1572498599.08083</text:p>
          </table:table-cell>
          <table:table-cell office:value-type="float" office:value="127.964875248688" calcext:value-type="float">
            <text:p>127.964875248688</text:p>
          </table:table-cell>
        </table:table-row>
        <table:table-row table:style-name="ro1">
          <table:table-cell office:value-type="float" office:value="1572498629.64674" calcext:value-type="float">
            <text:p>1572498629.64674</text:p>
          </table:table-cell>
          <table:table-cell office:value-type="float" office:value="127.72275080193" calcext:value-type="float">
            <text:p>127.72275080193</text:p>
          </table:table-cell>
        </table:table-row>
        <table:table-row table:style-name="ro1">
          <table:table-cell office:value-type="float" office:value="1572498660.20714" calcext:value-type="float">
            <text:p>1572498660.20714</text:p>
          </table:table-cell>
          <table:table-cell office:value-type="float" office:value="127.098736982963" calcext:value-type="float">
            <text:p>127.098736982963</text:p>
          </table:table-cell>
        </table:table-row>
        <table:table-row table:style-name="ro1">
          <table:table-cell office:value-type="float" office:value="1572498690.77167" calcext:value-type="float">
            <text:p>1572498690.77167</text:p>
          </table:table-cell>
          <table:table-cell office:value-type="float" office:value="128.071273834029" calcext:value-type="float">
            <text:p>128.071273834029</text:p>
          </table:table-cell>
        </table:table-row>
        <table:table-row table:style-name="ro1">
          <table:table-cell office:value-type="float" office:value="1572498721.29315" calcext:value-type="float">
            <text:p>1572498721.29315</text:p>
          </table:table-cell>
          <table:table-cell office:value-type="float" office:value="126.930262744337" calcext:value-type="float">
            <text:p>126.930262744337</text:p>
          </table:table-cell>
        </table:table-row>
        <table:table-row table:style-name="ro1">
          <table:table-cell office:value-type="float" office:value="1572498751.8667" calcext:value-type="float">
            <text:p>1572498751.8667</text:p>
          </table:table-cell>
          <table:table-cell office:value-type="float" office:value="127.511732194299" calcext:value-type="float">
            <text:p>127.511732194299</text:p>
          </table:table-cell>
        </table:table-row>
        <table:table-row table:style-name="ro1">
          <table:table-cell office:value-type="float" office:value="1572498782.41002" calcext:value-type="float">
            <text:p>1572498782.41002</text:p>
          </table:table-cell>
          <table:table-cell office:value-type="float" office:value="125.901405705118" calcext:value-type="float">
            <text:p>125.901405705118</text:p>
          </table:table-cell>
        </table:table-row>
        <table:table-row table:style-name="ro1">
          <table:table-cell office:value-type="float" office:value="1572498812.9696" calcext:value-type="float">
            <text:p>1572498812.9696</text:p>
          </table:table-cell>
          <table:table-cell office:value-type="float" office:value="127.186155697074" calcext:value-type="float">
            <text:p>127.186155697074</text:p>
          </table:table-cell>
        </table:table-row>
        <table:table-row table:style-name="ro1">
          <table:table-cell office:value-type="float" office:value="1572498843.5227" calcext:value-type="float">
            <text:p>1572498843.5227</text:p>
          </table:table-cell>
          <table:table-cell office:value-type="float" office:value="126.040076580271" calcext:value-type="float">
            <text:p>126.040076580271</text:p>
          </table:table-cell>
        </table:table-row>
        <table:table-row table:style-name="ro1">
          <table:table-cell office:value-type="float" office:value="1572498874.06246" calcext:value-type="float">
            <text:p>1572498874.06246</text:p>
          </table:table-cell>
          <table:table-cell office:value-type="float" office:value="126.85633902363" calcext:value-type="float">
            <text:p>126.85633902363</text:p>
          </table:table-cell>
        </table:table-row>
        <table:table-row table:style-name="ro1">
          <table:table-cell office:value-type="float" office:value="1572498904.61912" calcext:value-type="float">
            <text:p>1572498904.61912</text:p>
          </table:table-cell>
          <table:table-cell office:value-type="float" office:value="127.371007780888" calcext:value-type="float">
            <text:p>127.371007780888</text:p>
          </table:table-cell>
        </table:table-row>
        <table:table-row table:style-name="ro1">
          <table:table-cell office:value-type="float" office:value="1572498935.13576" calcext:value-type="float">
            <text:p>1572498935.13576</text:p>
          </table:table-cell>
          <table:table-cell office:value-type="float" office:value="126.358592211441" calcext:value-type="float">
            <text:p>126.358592211441</text:p>
          </table:table-cell>
        </table:table-row>
        <table:table-row table:style-name="ro1">
          <table:table-cell office:value-type="float" office:value="1572498965.70049" calcext:value-type="float">
            <text:p>1572498965.70049</text:p>
          </table:table-cell>
          <table:table-cell office:value-type="float" office:value="127.950830304868" calcext:value-type="float">
            <text:p>127.950830304868</text:p>
          </table:table-cell>
        </table:table-row>
        <table:table-row table:style-name="ro1">
          <table:table-cell office:value-type="float" office:value="1572498996.24096" calcext:value-type="float">
            <text:p>1572498996.24096</text:p>
          </table:table-cell>
          <table:table-cell office:value-type="float" office:value="126.800159248349" calcext:value-type="float">
            <text:p>126.800159248349</text:p>
          </table:table-cell>
        </table:table-row>
        <table:table-row table:style-name="ro1">
          <table:table-cell office:value-type="float" office:value="1572499026.77599" calcext:value-type="float">
            <text:p>1572499026.77599</text:p>
          </table:table-cell>
          <table:table-cell office:value-type="float" office:value="125.587551488783" calcext:value-type="float">
            <text:p>125.587551488783</text:p>
          </table:table-cell>
        </table:table-row>
        <table:table-row table:style-name="ro1">
          <table:table-cell office:value-type="float" office:value="1572499057.32095" calcext:value-type="float">
            <text:p>1572499057.32095</text:p>
          </table:table-cell>
          <table:table-cell office:value-type="float" office:value="127.452811442739" calcext:value-type="float">
            <text:p>127.452811442739</text:p>
          </table:table-cell>
        </table:table-row>
        <table:table-row table:style-name="ro1">
          <table:table-cell office:value-type="float" office:value="1572499087.57951" calcext:value-type="float">
            <text:p>1572499087.57951</text:p>
          </table:table-cell>
          <table:table-cell office:value-type="float" office:value="127.041664269572" calcext:value-type="float">
            <text:p>127.041664269572</text:p>
          </table:table-cell>
        </table:table-row>
        <table:table-row table:style-name="ro1">
          <table:table-cell office:value-type="float" office:value="1572499118.11359" calcext:value-type="float">
            <text:p>1572499118.11359</text:p>
          </table:table-cell>
          <table:table-cell office:value-type="float" office:value="127.280571652656" calcext:value-type="float">
            <text:p>127.280571652656</text:p>
          </table:table-cell>
        </table:table-row>
        <table:table-row table:style-name="ro1">
          <table:table-cell office:value-type="float" office:value="1572499148.66113" calcext:value-type="float">
            <text:p>1572499148.66113</text:p>
          </table:table-cell>
          <table:table-cell office:value-type="float" office:value="126.056383487706" calcext:value-type="float">
            <text:p>126.056383487706</text:p>
          </table:table-cell>
        </table:table-row>
        <table:table-row table:style-name="ro1">
          <table:table-cell office:value-type="float" office:value="1572499179.21878" calcext:value-type="float">
            <text:p>1572499179.21878</text:p>
          </table:table-cell>
          <table:table-cell office:value-type="float" office:value="125.318979692463" calcext:value-type="float">
            <text:p>125.318979692463</text:p>
          </table:table-cell>
        </table:table-row>
        <table:table-row table:style-name="ro1">
          <table:table-cell office:value-type="float" office:value="1572499209.77134" calcext:value-type="float">
            <text:p>1572499209.77134</text:p>
          </table:table-cell>
          <table:table-cell office:value-type="float" office:value="125.955187491813" calcext:value-type="float">
            <text:p>125.955187491813</text:p>
          </table:table-cell>
        </table:table-row>
        <table:table-row table:style-name="ro1">
          <table:table-cell office:value-type="float" office:value="1572499240.30902" calcext:value-type="float">
            <text:p>1572499240.30902</text:p>
          </table:table-cell>
          <table:table-cell office:value-type="float" office:value="126.400456455596" calcext:value-type="float">
            <text:p>126.400456455596</text:p>
          </table:table-cell>
        </table:table-row>
        <table:table-row table:style-name="ro1">
          <table:table-cell office:value-type="float" office:value="1572499270.85213" calcext:value-type="float">
            <text:p>1572499270.85213</text:p>
          </table:table-cell>
          <table:table-cell office:value-type="float" office:value="127.2137000222" calcext:value-type="float">
            <text:p>127.2137000222</text:p>
          </table:table-cell>
        </table:table-row>
        <table:table-row table:style-name="ro1">
          <table:table-cell office:value-type="float" office:value="1572499301.40363" calcext:value-type="float">
            <text:p>1572499301.40363</text:p>
          </table:table-cell>
          <table:table-cell office:value-type="float" office:value="127.937126886107" calcext:value-type="float">
            <text:p>127.937126886107</text:p>
          </table:table-cell>
        </table:table-row>
        <table:table-row table:style-name="ro1">
          <table:table-cell office:value-type="float" office:value="1572499331.99046" calcext:value-type="float">
            <text:p>1572499331.99046</text:p>
          </table:table-cell>
          <table:table-cell office:value-type="float" office:value="126.698827227486" calcext:value-type="float">
            <text:p>126.698827227486</text:p>
          </table:table-cell>
        </table:table-row>
        <table:table-row table:style-name="ro1">
          <table:table-cell office:value-type="float" office:value="1572499362.53966" calcext:value-type="float">
            <text:p>1572499362.53966</text:p>
          </table:table-cell>
          <table:table-cell office:value-type="float" office:value="127.0008333764" calcext:value-type="float">
            <text:p>127.0008333764</text:p>
          </table:table-cell>
        </table:table-row>
        <table:table-row table:style-name="ro1">
          <table:table-cell office:value-type="float" office:value="1572499393.08866" calcext:value-type="float">
            <text:p>1572499393.08866</text:p>
          </table:table-cell>
          <table:table-cell office:value-type="float" office:value="127.094831018634" calcext:value-type="float">
            <text:p>127.094831018634</text:p>
          </table:table-cell>
        </table:table-row>
        <table:table-row table:style-name="ro1">
          <table:table-cell office:value-type="float" office:value="1572499423.66214" calcext:value-type="float">
            <text:p>1572499423.66214</text:p>
          </table:table-cell>
          <table:table-cell office:value-type="float" office:value="126.192928424213" calcext:value-type="float">
            <text:p>126.192928424213</text:p>
          </table:table-cell>
        </table:table-row>
        <table:table-row table:style-name="ro1">
          <table:table-cell office:value-type="float" office:value="1572499454.23928" calcext:value-type="float">
            <text:p>1572499454.23928</text:p>
          </table:table-cell>
          <table:table-cell office:value-type="float" office:value="126.327418359828" calcext:value-type="float">
            <text:p>126.327418359828</text:p>
          </table:table-cell>
        </table:table-row>
        <table:table-row table:style-name="ro1">
          <table:table-cell office:value-type="float" office:value="1572499484.78204" calcext:value-type="float">
            <text:p>1572499484.78204</text:p>
          </table:table-cell>
          <table:table-cell office:value-type="float" office:value="126.310499340027" calcext:value-type="float">
            <text:p>126.310499340027</text:p>
          </table:table-cell>
        </table:table-row>
        <table:table-row table:style-name="ro1">
          <table:table-cell office:value-type="float" office:value="1572499515.31844" calcext:value-type="float">
            <text:p>1572499515.31844</text:p>
          </table:table-cell>
          <table:table-cell office:value-type="float" office:value="125.246013997083" calcext:value-type="float">
            <text:p>125.246013997083</text:p>
          </table:table-cell>
        </table:table-row>
        <table:table-row table:style-name="ro1">
          <table:table-cell office:value-type="float" office:value="1572499545.86399" calcext:value-type="float">
            <text:p>1572499545.86399</text:p>
          </table:table-cell>
          <table:table-cell office:value-type="float" office:value="125.738138443842" calcext:value-type="float">
            <text:p>125.738138443842</text:p>
          </table:table-cell>
        </table:table-row>
        <table:table-row table:style-name="ro1">
          <table:table-cell office:value-type="float" office:value="1572499576.38246" calcext:value-type="float">
            <text:p>1572499576.38246</text:p>
          </table:table-cell>
          <table:table-cell office:value-type="float" office:value="126.596401156326" calcext:value-type="float">
            <text:p>126.596401156326</text:p>
          </table:table-cell>
        </table:table-row>
        <table:table-row table:style-name="ro1">
          <table:table-cell office:value-type="float" office:value="1572499606.90261" calcext:value-type="float">
            <text:p>1572499606.90261</text:p>
          </table:table-cell>
          <table:table-cell office:value-type="float" office:value="128.344577982937" calcext:value-type="float">
            <text:p>128.344577982937</text:p>
          </table:table-cell>
        </table:table-row>
        <table:table-row table:style-name="ro1">
          <table:table-cell office:value-type="float" office:value="1572499637.25022" calcext:value-type="float">
            <text:p>1572499637.25022</text:p>
          </table:table-cell>
          <table:table-cell office:value-type="float" office:value="125.753487325951" calcext:value-type="float">
            <text:p>125.753487325951</text:p>
          </table:table-cell>
        </table:table-row>
        <table:table-row table:style-name="ro1">
          <table:table-cell office:value-type="float" office:value="1572499667.76419" calcext:value-type="float">
            <text:p>1572499667.76419</text:p>
          </table:table-cell>
          <table:table-cell office:value-type="float" office:value="126.452526229092" calcext:value-type="float">
            <text:p>126.452526229092</text:p>
          </table:table-cell>
        </table:table-row>
        <table:table-row table:style-name="ro1">
          <table:table-cell office:value-type="float" office:value="1572499698.30661" calcext:value-type="float">
            <text:p>1572499698.30661</text:p>
          </table:table-cell>
          <table:table-cell office:value-type="float" office:value="127.346136419556" calcext:value-type="float">
            <text:p>127.346136419556</text:p>
          </table:table-cell>
        </table:table-row>
        <table:table-row table:style-name="ro1">
          <table:table-cell office:value-type="float" office:value="1572499728.8182" calcext:value-type="float">
            <text:p>1572499728.8182</text:p>
          </table:table-cell>
          <table:table-cell office:value-type="float" office:value="126.767959358924" calcext:value-type="float">
            <text:p>126.767959358924</text:p>
          </table:table-cell>
        </table:table-row>
        <table:table-row table:style-name="ro1">
          <table:table-cell office:value-type="float" office:value="1572499759.35844" calcext:value-type="float">
            <text:p>1572499759.35844</text:p>
          </table:table-cell>
          <table:table-cell office:value-type="float" office:value="126.847706557249" calcext:value-type="float">
            <text:p>126.847706557249</text:p>
          </table:table-cell>
        </table:table-row>
        <table:table-row table:style-name="ro1">
          <table:table-cell office:value-type="float" office:value="1572499789.89223" calcext:value-type="float">
            <text:p>1572499789.89223</text:p>
          </table:table-cell>
          <table:table-cell office:value-type="float" office:value="128.152670883603" calcext:value-type="float">
            <text:p>128.152670883603</text:p>
          </table:table-cell>
        </table:table-row>
        <table:table-row table:style-name="ro1">
          <table:table-cell office:value-type="float" office:value="1572499820.42481" calcext:value-type="float">
            <text:p>1572499820.42481</text:p>
          </table:table-cell>
          <table:table-cell office:value-type="float" office:value="127.505086716325" calcext:value-type="float">
            <text:p>127.505086716325</text:p>
          </table:table-cell>
        </table:table-row>
        <table:table-row table:style-name="ro1">
          <table:table-cell office:value-type="float" office:value="1572499850.96534" calcext:value-type="float">
            <text:p>1572499850.96534</text:p>
          </table:table-cell>
          <table:table-cell office:value-type="float" office:value="127.572298409207" calcext:value-type="float">
            <text:p>127.572298409207</text:p>
          </table:table-cell>
        </table:table-row>
        <table:table-row table:style-name="ro1">
          <table:table-cell office:value-type="float" office:value="1572499881.54268" calcext:value-type="float">
            <text:p>1572499881.54268</text:p>
          </table:table-cell>
          <table:table-cell office:value-type="float" office:value="128.293739747341" calcext:value-type="float">
            <text:p>128.293739747341</text:p>
          </table:table-cell>
        </table:table-row>
        <table:table-row table:style-name="ro1">
          <table:table-cell office:value-type="float" office:value="1572499912.05007" calcext:value-type="float">
            <text:p>1572499912.05007</text:p>
          </table:table-cell>
          <table:table-cell office:value-type="float" office:value="127.411157086576" calcext:value-type="float">
            <text:p>127.411157086576</text:p>
          </table:table-cell>
        </table:table-row>
        <table:table-row table:style-name="ro1">
          <table:table-cell office:value-type="float" office:value="1572499942.6064" calcext:value-type="float">
            <text:p>1572499942.6064</text:p>
          </table:table-cell>
          <table:table-cell office:value-type="float" office:value="124.271828757401" calcext:value-type="float">
            <text:p>124.271828757401</text:p>
          </table:table-cell>
        </table:table-row>
        <table:table-row table:style-name="ro1">
          <table:table-cell office:value-type="float" office:value="1572499973.14897" calcext:value-type="float">
            <text:p>1572499973.14897</text:p>
          </table:table-cell>
          <table:table-cell office:value-type="float" office:value="125.844542879719" calcext:value-type="float">
            <text:p>125.844542879719</text:p>
          </table:table-cell>
        </table:table-row>
        <table:table-row table:style-name="ro1">
          <table:table-cell office:value-type="float" office:value="1572500003.73364" calcext:value-type="float">
            <text:p>1572500003.73364</text:p>
          </table:table-cell>
          <table:table-cell office:value-type="float" office:value="127.140326251909" calcext:value-type="float">
            <text:p>127.140326251909</text:p>
          </table:table-cell>
        </table:table-row>
        <table:table-row table:style-name="ro1">
          <table:table-cell office:value-type="float" office:value="1572500034.29111" calcext:value-type="float">
            <text:p>1572500034.29111</text:p>
          </table:table-cell>
          <table:table-cell office:value-type="float" office:value="127.594702306834" calcext:value-type="float">
            <text:p>127.594702306834</text:p>
          </table:table-cell>
        </table:table-row>
        <table:table-row table:style-name="ro1">
          <table:table-cell office:value-type="float" office:value="1572500064.83983" calcext:value-type="float">
            <text:p>1572500064.83983</text:p>
          </table:table-cell>
          <table:table-cell office:value-type="float" office:value="125.431615680868" calcext:value-type="float">
            <text:p>125.431615680868</text:p>
          </table:table-cell>
        </table:table-row>
        <table:table-row table:style-name="ro1">
          <table:table-cell office:value-type="float" office:value="1572500095.46971" calcext:value-type="float">
            <text:p>1572500095.46971</text:p>
          </table:table-cell>
          <table:table-cell office:value-type="float" office:value="126.360239137423" calcext:value-type="float">
            <text:p>126.360239137423</text:p>
          </table:table-cell>
        </table:table-row>
        <table:table-row table:style-name="ro1">
          <table:table-cell office:value-type="float" office:value="1572500126.15749" calcext:value-type="float">
            <text:p>1572500126.15749</text:p>
          </table:table-cell>
          <table:table-cell office:value-type="float" office:value="128.140408890735" calcext:value-type="float">
            <text:p>128.140408890735</text:p>
          </table:table-cell>
        </table:table-row>
        <table:table-row table:style-name="ro1">
          <table:table-cell office:value-type="float" office:value="1572500156.7109" calcext:value-type="float">
            <text:p>1572500156.7109</text:p>
          </table:table-cell>
          <table:table-cell office:value-type="float" office:value="125.454432041307" calcext:value-type="float">
            <text:p>125.454432041307</text:p>
          </table:table-cell>
        </table:table-row>
        <table:table-row table:style-name="ro1">
          <table:table-cell office:value-type="float" office:value="1572500187.11361" calcext:value-type="float">
            <text:p>1572500187.11361</text:p>
          </table:table-cell>
          <table:table-cell office:value-type="float" office:value="126.324270771273" calcext:value-type="float">
            <text:p>126.324270771273</text:p>
          </table:table-cell>
        </table:table-row>
        <table:table-row table:style-name="ro1">
          <table:table-cell office:value-type="float" office:value="1572500217.65381" calcext:value-type="float">
            <text:p>1572500217.65381</text:p>
          </table:table-cell>
          <table:table-cell office:value-type="float" office:value="127.083664538697" calcext:value-type="float">
            <text:p>127.083664538697</text:p>
          </table:table-cell>
        </table:table-row>
        <table:table-row table:style-name="ro1">
          <table:table-cell office:value-type="float" office:value="1572500248.23558" calcext:value-type="float">
            <text:p>1572500248.23558</text:p>
          </table:table-cell>
          <table:table-cell office:value-type="float" office:value="125.951695452931" calcext:value-type="float">
            <text:p>125.951695452931</text:p>
          </table:table-cell>
        </table:table-row>
        <table:table-row table:style-name="ro1">
          <table:table-cell office:value-type="float" office:value="1572500278.78136" calcext:value-type="float">
            <text:p>1572500278.78136</text:p>
          </table:table-cell>
          <table:table-cell office:value-type="float" office:value="126.90594425869" calcext:value-type="float">
            <text:p>126.90594425869</text:p>
          </table:table-cell>
        </table:table-row>
        <table:table-row table:style-name="ro1">
          <table:table-cell office:value-type="float" office:value="1572500309.3245" calcext:value-type="float">
            <text:p>1572500309.3245</text:p>
          </table:table-cell>
          <table:table-cell office:value-type="float" office:value="125.155236343792" calcext:value-type="float">
            <text:p>125.155236343792</text:p>
          </table:table-cell>
        </table:table-row>
        <table:table-row table:style-name="ro1">
          <table:table-cell office:value-type="float" office:value="1572500339.88967" calcext:value-type="float">
            <text:p>1572500339.88967</text:p>
          </table:table-cell>
          <table:table-cell office:value-type="float" office:value="126.44540027582" calcext:value-type="float">
            <text:p>126.44540027582</text:p>
          </table:table-cell>
        </table:table-row>
        <table:table-row table:style-name="ro1">
          <table:table-cell office:value-type="float" office:value="1572500370.45887" calcext:value-type="float">
            <text:p>1572500370.45887</text:p>
          </table:table-cell>
          <table:table-cell office:value-type="float" office:value="127.349356408499" calcext:value-type="float">
            <text:p>127.349356408499</text:p>
          </table:table-cell>
        </table:table-row>
        <table:table-row table:style-name="ro1">
          <table:table-cell office:value-type="float" office:value="1572500401.02257" calcext:value-type="float">
            <text:p>1572500401.02257</text:p>
          </table:table-cell>
          <table:table-cell office:value-type="float" office:value="126.050698960327" calcext:value-type="float">
            <text:p>126.050698960327</text:p>
          </table:table-cell>
        </table:table-row>
        <table:table-row table:style-name="ro1">
          <table:table-cell office:value-type="float" office:value="1572500431.55229" calcext:value-type="float">
            <text:p>1572500431.55229</text:p>
          </table:table-cell>
          <table:table-cell office:value-type="float" office:value="126.175457991361" calcext:value-type="float">
            <text:p>126.175457991361</text:p>
          </table:table-cell>
        </table:table-row>
        <table:table-row table:style-name="ro1">
          <table:table-cell office:value-type="float" office:value="1572500462.13094" calcext:value-type="float">
            <text:p>1572500462.13094</text:p>
          </table:table-cell>
          <table:table-cell office:value-type="float" office:value="124.717165733669" calcext:value-type="float">
            <text:p>124.717165733669</text:p>
          </table:table-cell>
        </table:table-row>
        <table:table-row table:style-name="ro1">
          <table:table-cell office:value-type="float" office:value="1572500492.67487" calcext:value-type="float">
            <text:p>1572500492.67487</text:p>
          </table:table-cell>
          <table:table-cell office:value-type="float" office:value="125.587825001357" calcext:value-type="float">
            <text:p>125.587825001357</text:p>
          </table:table-cell>
        </table:table-row>
        <table:table-row table:style-name="ro1">
          <table:table-cell office:value-type="float" office:value="1572500523.24808" calcext:value-type="float">
            <text:p>1572500523.24808</text:p>
          </table:table-cell>
          <table:table-cell office:value-type="float" office:value="127.696239827786" calcext:value-type="float">
            <text:p>127.696239827786</text:p>
          </table:table-cell>
        </table:table-row>
        <table:table-row table:style-name="ro1">
          <table:table-cell office:value-type="float" office:value="1572500553.77539" calcext:value-type="float">
            <text:p>1572500553.77539</text:p>
          </table:table-cell>
          <table:table-cell office:value-type="float" office:value="126.126609669441" calcext:value-type="float">
            <text:p>126.126609669441</text:p>
          </table:table-cell>
        </table:table-row>
        <table:table-row table:style-name="ro1">
          <table:table-cell office:value-type="float" office:value="1572500584.30774" calcext:value-type="float">
            <text:p>1572500584.30774</text:p>
          </table:table-cell>
          <table:table-cell office:value-type="float" office:value="124.531905574944" calcext:value-type="float">
            <text:p>124.531905574944</text:p>
          </table:table-cell>
        </table:table-row>
        <table:table-row table:style-name="ro1">
          <table:table-cell office:value-type="float" office:value="1572500614.84509" calcext:value-type="float">
            <text:p>1572500614.84509</text:p>
          </table:table-cell>
          <table:table-cell office:value-type="float" office:value="125.051439784492" calcext:value-type="float">
            <text:p>125.051439784492</text:p>
          </table:table-cell>
        </table:table-row>
        <table:table-row table:style-name="ro1">
          <table:table-cell office:value-type="float" office:value="1572500645.38688" calcext:value-type="float">
            <text:p>1572500645.38688</text:p>
          </table:table-cell>
          <table:table-cell office:value-type="float" office:value="127.057631114582" calcext:value-type="float">
            <text:p>127.057631114582</text:p>
          </table:table-cell>
        </table:table-row>
        <table:table-row table:style-name="ro1">
          <table:table-cell office:value-type="float" office:value="1572500676.24937" calcext:value-type="float">
            <text:p>1572500676.24937</text:p>
          </table:table-cell>
          <table:table-cell office:value-type="float" office:value="125.813095515531" calcext:value-type="float">
            <text:p>125.813095515531</text:p>
          </table:table-cell>
        </table:table-row>
        <table:table-row table:style-name="ro1">
          <table:table-cell office:value-type="float" office:value="1572500707.24739" calcext:value-type="float">
            <text:p>1572500707.24739</text:p>
          </table:table-cell>
          <table:table-cell office:value-type="float" office:value="127.095794894497" calcext:value-type="float">
            <text:p>127.095794894497</text:p>
          </table:table-cell>
        </table:table-row>
        <table:table-row table:style-name="ro1">
          <table:table-cell office:value-type="float" office:value="1572500737.81717" calcext:value-type="float">
            <text:p>1572500737.81717</text:p>
          </table:table-cell>
          <table:table-cell office:value-type="float" office:value="126.159359509283" calcext:value-type="float">
            <text:p>126.159359509283</text:p>
          </table:table-cell>
        </table:table-row>
        <table:table-row table:style-name="ro1">
          <table:table-cell office:value-type="float" office:value="1572500768.47736" calcext:value-type="float">
            <text:p>1572500768.47736</text:p>
          </table:table-cell>
          <table:table-cell office:value-type="float" office:value="122.847655365056" calcext:value-type="float">
            <text:p>122.847655365056</text:p>
          </table:table-cell>
        </table:table-row>
        <table:table-row table:style-name="ro1">
          <table:table-cell office:value-type="float" office:value="1572500799.12688" calcext:value-type="float">
            <text:p>1572500799.12688</text:p>
          </table:table-cell>
          <table:table-cell office:value-type="float" office:value="124.83959771387" calcext:value-type="float">
            <text:p>124.83959771387</text:p>
          </table:table-cell>
        </table:table-row>
        <table:table-row table:style-name="ro1">
          <table:table-cell office:value-type="float" office:value="1572500829.67045" calcext:value-type="float">
            <text:p>1572500829.67045</text:p>
          </table:table-cell>
          <table:table-cell office:value-type="float" office:value="123.015715678235" calcext:value-type="float">
            <text:p>123.015715678235</text:p>
          </table:table-cell>
        </table:table-row>
        <table:table-row table:style-name="ro1">
          <table:table-cell office:value-type="float" office:value="1572500860.20052" calcext:value-type="float">
            <text:p>1572500860.20052</text:p>
          </table:table-cell>
          <table:table-cell office:value-type="float" office:value="125.519588733297" calcext:value-type="float">
            <text:p>125.519588733297</text:p>
          </table:table-cell>
        </table:table-row>
        <table:table-row table:style-name="ro1">
          <table:table-cell office:value-type="float" office:value="1572500890.74362" calcext:value-type="float">
            <text:p>1572500890.74362</text:p>
          </table:table-cell>
          <table:table-cell office:value-type="float" office:value="125.628110332015" calcext:value-type="float">
            <text:p>125.628110332015</text:p>
          </table:table-cell>
        </table:table-row>
        <table:table-row table:style-name="ro1">
          <table:table-cell office:value-type="float" office:value="1572500921.2793" calcext:value-type="float">
            <text:p>1572500921.2793</text:p>
          </table:table-cell>
          <table:table-cell office:value-type="float" office:value="126.532824840467" calcext:value-type="float">
            <text:p>126.532824840467</text:p>
          </table:table-cell>
        </table:table-row>
        <table:table-row table:style-name="ro1">
          <table:table-cell office:value-type="float" office:value="1572500951.82558" calcext:value-type="float">
            <text:p>1572500951.82558</text:p>
          </table:table-cell>
          <table:table-cell office:value-type="float" office:value="125.29541226942" calcext:value-type="float">
            <text:p>125.29541226942</text:p>
          </table:table-cell>
        </table:table-row>
        <table:table-row table:style-name="ro1">
          <table:table-cell office:value-type="float" office:value="1572500982.38831" calcext:value-type="float">
            <text:p>1572500982.38831</text:p>
          </table:table-cell>
          <table:table-cell office:value-type="float" office:value="125.639690737398" calcext:value-type="float">
            <text:p>125.639690737398</text:p>
          </table:table-cell>
        </table:table-row>
        <table:table-row table:style-name="ro1">
          <table:table-cell office:value-type="float" office:value="1572501012.91051" calcext:value-type="float">
            <text:p>1572501012.91051</text:p>
          </table:table-cell>
          <table:table-cell office:value-type="float" office:value="127.175404605217" calcext:value-type="float">
            <text:p>127.175404605217</text:p>
          </table:table-cell>
        </table:table-row>
        <table:table-row table:style-name="ro1">
          <table:table-cell office:value-type="float" office:value="1572501043.47066" calcext:value-type="float">
            <text:p>1572501043.47066</text:p>
          </table:table-cell>
          <table:table-cell office:value-type="float" office:value="126.930403157209" calcext:value-type="float">
            <text:p>126.930403157209</text:p>
          </table:table-cell>
        </table:table-row>
        <table:table-row table:style-name="ro1">
          <table:table-cell office:value-type="float" office:value="1572501074.03712" calcext:value-type="float">
            <text:p>1572501074.03712</text:p>
          </table:table-cell>
          <table:table-cell office:value-type="float" office:value="125.807205488063" calcext:value-type="float">
            <text:p>125.807205488063</text:p>
          </table:table-cell>
        </table:table-row>
        <table:table-row table:style-name="ro1">
          <table:table-cell office:value-type="float" office:value="1572501104.59515" calcext:value-type="float">
            <text:p>1572501104.59515</text:p>
          </table:table-cell>
          <table:table-cell office:value-type="float" office:value="126.080981336464" calcext:value-type="float">
            <text:p>126.080981336464</text:p>
          </table:table-cell>
        </table:table-row>
        <table:table-row table:style-name="ro1">
          <table:table-cell office:value-type="float" office:value="1572501135.15835" calcext:value-type="float">
            <text:p>1572501135.15835</text:p>
          </table:table-cell>
          <table:table-cell office:value-type="float" office:value="124.785267439392" calcext:value-type="float">
            <text:p>124.785267439392</text:p>
          </table:table-cell>
        </table:table-row>
        <table:table-row table:style-name="ro1">
          <table:table-cell office:value-type="float" office:value="1572501165.74225" calcext:value-type="float">
            <text:p>1572501165.74225</text:p>
          </table:table-cell>
          <table:table-cell office:value-type="float" office:value="126.364557564565" calcext:value-type="float">
            <text:p>126.364557564565</text:p>
          </table:table-cell>
        </table:table-row>
        <table:table-row table:style-name="ro1">
          <table:table-cell office:value-type="float" office:value="1572501196.42925" calcext:value-type="float">
            <text:p>1572501196.42925</text:p>
          </table:table-cell>
          <table:table-cell office:value-type="float" office:value="127.578467799786" calcext:value-type="float">
            <text:p>127.578467799786</text:p>
          </table:table-cell>
        </table:table-row>
        <table:table-row table:style-name="ro1">
          <table:table-cell office:value-type="float" office:value="1572501227.00626" calcext:value-type="float">
            <text:p>1572501227.00626</text:p>
          </table:table-cell>
          <table:table-cell office:value-type="float" office:value="124.57719530813" calcext:value-type="float">
            <text:p>124.57719530813</text:p>
          </table:table-cell>
        </table:table-row>
        <table:table-row table:style-name="ro1">
          <table:table-cell office:value-type="float" office:value="1572501257.31522" calcext:value-type="float">
            <text:p>1572501257.31522</text:p>
          </table:table-cell>
          <table:table-cell office:value-type="float" office:value="125.341113002785" calcext:value-type="float">
            <text:p>125.341113002785</text:p>
          </table:table-cell>
        </table:table-row>
        <table:table-row table:style-name="ro1">
          <table:table-cell office:value-type="float" office:value="1572501287.83967" calcext:value-type="float">
            <text:p>1572501287.83967</text:p>
          </table:table-cell>
          <table:table-cell office:value-type="float" office:value="124.650023515906" calcext:value-type="float">
            <text:p>124.650023515906</text:p>
          </table:table-cell>
        </table:table-row>
        <table:table-row table:style-name="ro1">
          <table:table-cell office:value-type="float" office:value="1572501318.40059" calcext:value-type="float">
            <text:p>1572501318.40059</text:p>
          </table:table-cell>
          <table:table-cell office:value-type="float" office:value="124.996218034538" calcext:value-type="float">
            <text:p>124.996218034538</text:p>
          </table:table-cell>
        </table:table-row>
        <table:table-row table:style-name="ro1">
          <table:table-cell office:value-type="float" office:value="1572501348.9531" calcext:value-type="float">
            <text:p>1572501348.9531</text:p>
          </table:table-cell>
          <table:table-cell office:value-type="float" office:value="125.559395051291" calcext:value-type="float">
            <text:p>125.559395051291</text:p>
          </table:table-cell>
        </table:table-row>
        <table:table-row table:style-name="ro1">
          <table:table-cell office:value-type="float" office:value="1572501379.48936" calcext:value-type="float">
            <text:p>1572501379.48936</text:p>
          </table:table-cell>
          <table:table-cell office:value-type="float" office:value="124.308007011543" calcext:value-type="float">
            <text:p>124.308007011543</text:p>
          </table:table-cell>
        </table:table-row>
        <table:table-row table:style-name="ro1">
          <table:table-cell office:value-type="float" office:value="1572501410.02173" calcext:value-type="float">
            <text:p>1572501410.02173</text:p>
          </table:table-cell>
          <table:table-cell office:value-type="float" office:value="126.445883676386" calcext:value-type="float">
            <text:p>126.445883676386</text:p>
          </table:table-cell>
        </table:table-row>
        <table:table-row table:style-name="ro1">
          <table:table-cell office:value-type="float" office:value="1572501440.5589" calcext:value-type="float">
            <text:p>1572501440.5589</text:p>
          </table:table-cell>
          <table:table-cell office:value-type="float" office:value="123.917140722626" calcext:value-type="float">
            <text:p>123.917140722626</text:p>
          </table:table-cell>
        </table:table-row>
        <table:table-row table:style-name="ro1">
          <table:table-cell office:value-type="float" office:value="1572501471.13264" calcext:value-type="float">
            <text:p>1572501471.13264</text:p>
          </table:table-cell>
          <table:table-cell office:value-type="float" office:value="126.797557222308" calcext:value-type="float">
            <text:p>126.797557222308</text:p>
          </table:table-cell>
        </table:table-row>
        <table:table-row table:style-name="ro1">
          <table:table-cell office:value-type="float" office:value="1572501501.75293" calcext:value-type="float">
            <text:p>1572501501.75293</text:p>
          </table:table-cell>
          <table:table-cell office:value-type="float" office:value="126.437320685124" calcext:value-type="float">
            <text:p>126.437320685124</text:p>
          </table:table-cell>
        </table:table-row>
        <table:table-row table:style-name="ro1">
          <table:table-cell office:value-type="float" office:value="1572501532.36825" calcext:value-type="float">
            <text:p>1572501532.36825</text:p>
          </table:table-cell>
          <table:table-cell office:value-type="float" office:value="83.8891868599554" calcext:value-type="float">
            <text:p>83.8891868599554</text:p>
          </table:table-cell>
        </table:table-row>
        <table:table-row table:style-name="ro1">
          <table:table-cell office:value-type="float" office:value="1572501563.09183" calcext:value-type="float">
            <text:p>1572501563.09183</text:p>
          </table:table-cell>
          <table:table-cell office:value-type="float" office:value="125.499927274583" calcext:value-type="float">
            <text:p>125.499927274583</text:p>
          </table:table-cell>
        </table:table-row>
        <table:table-row table:style-name="ro1">
          <table:table-cell office:value-type="float" office:value="1572501593.73397" calcext:value-type="float">
            <text:p>1572501593.73397</text:p>
          </table:table-cell>
          <table:table-cell office:value-type="float" office:value="126.554610775193" calcext:value-type="float">
            <text:p>126.554610775193</text:p>
          </table:table-cell>
        </table:table-row>
        <table:table-row table:style-name="ro1">
          <table:table-cell office:value-type="float" office:value="1572501624.12795" calcext:value-type="float">
            <text:p>1572501624.12795</text:p>
          </table:table-cell>
          <table:table-cell office:value-type="float" office:value="124.459080292436" calcext:value-type="float">
            <text:p>124.459080292436</text:p>
          </table:table-cell>
        </table:table-row>
        <table:table-row table:style-name="ro1">
          <table:table-cell office:value-type="float" office:value="1572501654.84769" calcext:value-type="float">
            <text:p>1572501654.84769</text:p>
          </table:table-cell>
          <table:table-cell office:value-type="float" office:value="125.227382964083" calcext:value-type="float">
            <text:p>125.227382964083</text:p>
          </table:table-cell>
        </table:table-row>
        <table:table-row table:style-name="ro1">
          <table:table-cell office:value-type="float" office:value="1572501685.63045" calcext:value-type="float">
            <text:p>1572501685.63045</text:p>
          </table:table-cell>
          <table:table-cell office:value-type="float" office:value="125.556584599893" calcext:value-type="float">
            <text:p>125.556584599893</text:p>
          </table:table-cell>
        </table:table-row>
        <table:table-row table:style-name="ro1">
          <table:table-cell office:value-type="float" office:value="1572501716.27532" calcext:value-type="float">
            <text:p>1572501716.27532</text:p>
          </table:table-cell>
          <table:table-cell office:value-type="float" office:value="2456.86671494984" calcext:value-type="float">
            <text:p>2456.86671494984</text:p>
          </table:table-cell>
        </table:table-row>
        <table:table-row table:style-name="ro1">
          <table:table-cell office:value-type="float" office:value="1572501746.91764" calcext:value-type="float">
            <text:p>1572501746.91764</text:p>
          </table:table-cell>
          <table:table-cell office:value-type="float" office:value="127.651874479343" calcext:value-type="float">
            <text:p>127.651874479343</text:p>
          </table:table-cell>
        </table:table-row>
        <table:table-row table:style-name="ro1">
          <table:table-cell office:value-type="float" office:value="1572501777.53548" calcext:value-type="float">
            <text:p>1572501777.53548</text:p>
          </table:table-cell>
          <table:table-cell office:value-type="float" office:value="127.151704082472" calcext:value-type="float">
            <text:p>127.151704082472</text:p>
          </table:table-cell>
        </table:table-row>
        <table:table-row table:style-name="ro1">
          <table:table-cell office:value-type="float" office:value="1572501808.14607" calcext:value-type="float">
            <text:p>1572501808.14607</text:p>
          </table:table-cell>
          <table:table-cell office:value-type="float" office:value="5443.04951495803" calcext:value-type="float">
            <text:p>5443.04951495803</text:p>
          </table:table-cell>
        </table:table-row>
        <table:table-row table:style-name="ro1">
          <table:table-cell office:value-type="float" office:value="1572501838.78882" calcext:value-type="float">
            <text:p>1572501838.78882</text:p>
          </table:table-cell>
          <table:table-cell office:value-type="float" office:value="124.979229539618" calcext:value-type="float">
            <text:p>124.979229539618</text:p>
          </table:table-cell>
        </table:table-row>
        <table:table-row table:style-name="ro1">
          <table:table-cell office:value-type="float" office:value="1572501869.3773" calcext:value-type="float">
            <text:p>1572501869.3773</text:p>
          </table:table-cell>
          <table:table-cell office:value-type="float" office:value="125.707313430459" calcext:value-type="float">
            <text:p>125.707313430459</text:p>
          </table:table-cell>
        </table:table-row>
        <table:table-row table:style-name="ro1">
          <table:table-cell office:value-type="float" office:value="1572501899.95032" calcext:value-type="float">
            <text:p>1572501899.95032</text:p>
          </table:table-cell>
          <table:table-cell office:value-type="float" office:value="126.792421182712" calcext:value-type="float">
            <text:p>126.792421182712</text:p>
          </table:table-cell>
        </table:table-row>
        <table:table-row table:style-name="ro1">
          <table:table-cell office:value-type="float" office:value="1572501930.59365" calcext:value-type="float">
            <text:p>1572501930.59365</text:p>
          </table:table-cell>
          <table:table-cell office:value-type="float" office:value="125.506572752557" calcext:value-type="float">
            <text:p>125.506572752557</text:p>
          </table:table-cell>
        </table:table-row>
        <table:table-row table:style-name="ro1">
          <table:table-cell office:value-type="float" office:value="1572501961.12327" calcext:value-type="float">
            <text:p>1572501961.12327</text:p>
          </table:table-cell>
          <table:table-cell office:value-type="float" office:value="197.266160318997" calcext:value-type="float">
            <text:p>197.266160318997</text:p>
          </table:table-cell>
        </table:table-row>
        <table:table-row table:style-name="ro1">
          <table:table-cell office:value-type="float" office:value="1572501991.65016" calcext:value-type="float">
            <text:p>1572501991.65016</text:p>
          </table:table-cell>
          <table:table-cell office:value-type="float" office:value="126.785021716866" calcext:value-type="float">
            <text:p>126.785021716866</text:p>
          </table:table-cell>
        </table:table-row>
        <table:table-row table:style-name="ro1">
          <table:table-cell office:value-type="float" office:value="1572502022.19013" calcext:value-type="float">
            <text:p>1572502022.19013</text:p>
          </table:table-cell>
          <table:table-cell office:value-type="float" office:value="126.022199535142" calcext:value-type="float">
            <text:p>126.022199535142</text:p>
          </table:table-cell>
        </table:table-row>
        <table:table-row table:style-name="ro1">
          <table:table-cell office:value-type="float" office:value="1572502052.72371" calcext:value-type="float">
            <text:p>1572502052.72371</text:p>
          </table:table-cell>
          <table:table-cell office:value-type="float" office:value="126.405049857946" calcext:value-type="float">
            <text:p>126.405049857946</text:p>
          </table:table-cell>
        </table:table-row>
        <table:table-row table:style-name="ro1">
          <table:table-cell office:value-type="float" office:value="1572502083.26254" calcext:value-type="float">
            <text:p>1572502083.26254</text:p>
          </table:table-cell>
          <table:table-cell office:value-type="float" office:value="124.264093617032" calcext:value-type="float">
            <text:p>124.264093617032</text:p>
          </table:table-cell>
        </table:table-row>
        <table:table-row table:style-name="ro1">
          <table:table-cell office:value-type="float" office:value="1572502113.79436" calcext:value-type="float">
            <text:p>1572502113.79436</text:p>
          </table:table-cell>
          <table:table-cell office:value-type="float" office:value="125.988901207518" calcext:value-type="float">
            <text:p>125.988901207518</text:p>
          </table:table-cell>
        </table:table-row>
        <table:table-row table:style-name="ro1">
          <table:table-cell office:value-type="float" office:value="1572502144.10493" calcext:value-type="float">
            <text:p>1572502144.10493</text:p>
          </table:table-cell>
          <table:table-cell office:value-type="float" office:value="124.400980078599" calcext:value-type="float">
            <text:p>124.400980078599</text:p>
          </table:table-cell>
        </table:table-row>
        <table:table-row table:style-name="ro1">
          <table:table-cell office:value-type="float" office:value="1572502174.67405" calcext:value-type="float">
            <text:p>1572502174.67405</text:p>
          </table:table-cell>
          <table:table-cell office:value-type="float" office:value="122.187191242007" calcext:value-type="float">
            <text:p>122.187191242007</text:p>
          </table:table-cell>
        </table:table-row>
        <table:table-row table:style-name="ro1">
          <table:table-cell office:value-type="float" office:value="1572502205.24345" calcext:value-type="float">
            <text:p>1572502205.24345</text:p>
          </table:table-cell>
          <table:table-cell office:value-type="float" office:value="126.29666135893" calcext:value-type="float">
            <text:p>126.29666135893</text:p>
          </table:table-cell>
        </table:table-row>
        <table:table-row table:style-name="ro1">
          <table:table-cell office:value-type="float" office:value="1572502235.78812" calcext:value-type="float">
            <text:p>1572502235.78812</text:p>
          </table:table-cell>
          <table:table-cell office:value-type="float" office:value="124.234151303321" calcext:value-type="float">
            <text:p>124.234151303321</text:p>
          </table:table-cell>
        </table:table-row>
        <table:table-row table:style-name="ro1">
          <table:table-cell office:value-type="float" office:value="1572502266.34146" calcext:value-type="float">
            <text:p>1572502266.34146</text:p>
          </table:table-cell>
          <table:table-cell office:value-type="float" office:value="126.623807993848" calcext:value-type="float">
            <text:p>126.623807993848</text:p>
          </table:table-cell>
        </table:table-row>
        <table:table-row table:style-name="ro1">
          <table:table-cell office:value-type="float" office:value="1572502296.89135" calcext:value-type="float">
            <text:p>1572502296.89135</text:p>
          </table:table-cell>
          <table:table-cell office:value-type="float" office:value="125.500063299553" calcext:value-type="float">
            <text:p>125.500063299553</text:p>
          </table:table-cell>
        </table:table-row>
        <table:table-row table:style-name="ro1">
          <table:table-cell office:value-type="float" office:value="1572502327.43595" calcext:value-type="float">
            <text:p>1572502327.43595</text:p>
          </table:table-cell>
          <table:table-cell office:value-type="float" office:value="126.051182360893" calcext:value-type="float">
            <text:p>126.051182360893</text:p>
          </table:table-cell>
        </table:table-row>
        <table:table-row table:style-name="ro1">
          <table:table-cell office:value-type="float" office:value="1572502358.01085" calcext:value-type="float">
            <text:p>1572502358.01085</text:p>
          </table:table-cell>
          <table:table-cell office:value-type="float" office:value="125.394004776638" calcext:value-type="float">
            <text:p>125.394004776638</text:p>
          </table:table-cell>
        </table:table-row>
        <table:table-row table:style-name="ro1">
          <table:table-cell office:value-type="float" office:value="1572502388.56762" calcext:value-type="float">
            <text:p>1572502388.56762</text:p>
          </table:table-cell>
          <table:table-cell office:value-type="float" office:value="126.625936857761" calcext:value-type="float">
            <text:p>126.625936857761</text:p>
          </table:table-cell>
        </table:table-row>
        <table:table-row table:style-name="ro1">
          <table:table-cell office:value-type="float" office:value="1572502419.11388" calcext:value-type="float">
            <text:p>1572502419.11388</text:p>
          </table:table-cell>
          <table:table-cell office:value-type="float" office:value="125.28212423874" calcext:value-type="float">
            <text:p>125.28212423874</text:p>
          </table:table-cell>
        </table:table-row>
        <table:table-row table:style-name="ro1">
          <table:table-cell office:value-type="float" office:value="1572502449.66936" calcext:value-type="float">
            <text:p>1572502449.66936</text:p>
          </table:table-cell>
          <table:table-cell office:value-type="float" office:value="125.416408674265" calcext:value-type="float">
            <text:p>125.416408674265</text:p>
          </table:table-cell>
        </table:table-row>
        <table:table-row table:style-name="ro1">
          <table:table-cell office:value-type="float" office:value="1572502480.24743" calcext:value-type="float">
            <text:p>1572502480.24743</text:p>
          </table:table-cell>
          <table:table-cell office:value-type="float" office:value="126.59839399527" calcext:value-type="float">
            <text:p>126.59839399527</text:p>
          </table:table-cell>
        </table:table-row>
        <table:table-row table:style-name="ro1">
          <table:table-cell office:value-type="float" office:value="1572502510.80238" calcext:value-type="float">
            <text:p>1572502510.80238</text:p>
          </table:table-cell>
          <table:table-cell office:value-type="float" office:value="125.306104124596" calcext:value-type="float">
            <text:p>125.306104124596</text:p>
          </table:table-cell>
        </table:table-row>
        <table:table-row table:style-name="ro1">
          <table:table-cell office:value-type="float" office:value="1572502541.34492" calcext:value-type="float">
            <text:p>1572502541.34492</text:p>
          </table:table-cell>
          <table:table-cell office:value-type="float" office:value="125.212239582064" calcext:value-type="float">
            <text:p>125.212239582064</text:p>
          </table:table-cell>
        </table:table-row>
        <table:table-row table:style-name="ro1">
          <table:table-cell office:value-type="float" office:value="1572502571.90118" calcext:value-type="float">
            <text:p>1572502571.90118</text:p>
          </table:table-cell>
          <table:table-cell office:value-type="float" office:value="126.119761616646" calcext:value-type="float">
            <text:p>126.119761616646</text:p>
          </table:table-cell>
        </table:table-row>
        <table:table-row table:style-name="ro1">
          <table:table-cell office:value-type="float" office:value="1572502602.44636" calcext:value-type="float">
            <text:p>1572502602.44636</text:p>
          </table:table-cell>
          <table:table-cell office:value-type="float" office:value="125.593788891847" calcext:value-type="float">
            <text:p>125.593788891847</text:p>
          </table:table-cell>
        </table:table-row>
        <table:table-row table:style-name="ro1">
          <table:table-cell office:value-type="float" office:value="1572502633.01633" calcext:value-type="float">
            <text:p>1572502633.01633</text:p>
          </table:table-cell>
          <table:table-cell office:value-type="float" office:value="125.255404839239" calcext:value-type="float">
            <text:p>125.255404839239</text:p>
          </table:table-cell>
        </table:table-row>
        <table:table-row table:style-name="ro1">
          <table:table-cell office:value-type="float" office:value="1572502663.57805" calcext:value-type="float">
            <text:p>1572502663.57805</text:p>
          </table:table-cell>
          <table:table-cell office:value-type="float" office:value="125.980682666583" calcext:value-type="float">
            <text:p>125.980682666583</text:p>
          </table:table-cell>
        </table:table-row>
        <table:table-row table:style-name="ro1">
          <table:table-cell office:value-type="float" office:value="1572502693.98182" calcext:value-type="float">
            <text:p>1572502693.98182</text:p>
          </table:table-cell>
          <table:table-cell office:value-type="float" office:value="124.896878852619" calcext:value-type="float">
            <text:p>124.896878852619</text:p>
          </table:table-cell>
        </table:table-row>
        <table:table-row table:style-name="ro1">
          <table:table-cell office:value-type="float" office:value="1572502724.68356" calcext:value-type="float">
            <text:p>1572502724.68356</text:p>
          </table:table-cell>
          <table:table-cell office:value-type="float" office:value="126.084205713309" calcext:value-type="float">
            <text:p>126.084205713309</text:p>
          </table:table-cell>
        </table:table-row>
        <table:table-row table:style-name="ro1">
          <table:table-cell office:value-type="float" office:value="1572502755.33873" calcext:value-type="float">
            <text:p>1572502755.33873</text:p>
          </table:table-cell>
          <table:table-cell office:value-type="float" office:value="123.33478418509" calcext:value-type="float">
            <text:p>123.33478418509</text:p>
          </table:table-cell>
        </table:table-row>
        <table:table-row table:style-name="ro1">
          <table:table-cell office:value-type="float" office:value="1572502785.87637" calcext:value-type="float">
            <text:p>1572502785.87637</text:p>
          </table:table-cell>
          <table:table-cell office:value-type="float" office:value="126.672455203581" calcext:value-type="float">
            <text:p>126.672455203581</text:p>
          </table:table-cell>
        </table:table-row>
        <table:table-row table:style-name="ro1">
          <table:table-cell office:value-type="float" office:value="1572502816.42667" calcext:value-type="float">
            <text:p>1572502816.42667</text:p>
          </table:table-cell>
          <table:table-cell office:value-type="float" office:value="124.634198546402" calcext:value-type="float">
            <text:p>124.634198546402</text:p>
          </table:table-cell>
        </table:table-row>
        <table:table-row table:style-name="ro1">
          <table:table-cell office:value-type="float" office:value="1572502846.97687" calcext:value-type="float">
            <text:p>1572502846.97687</text:p>
          </table:table-cell>
          <table:table-cell office:value-type="float" office:value="124.706890729208" calcext:value-type="float">
            <text:p>124.706890729208</text:p>
          </table:table-cell>
        </table:table-row>
        <table:table-row table:style-name="ro1">
          <table:table-cell office:value-type="float" office:value="1572502877.55028" calcext:value-type="float">
            <text:p>1572502877.55028</text:p>
          </table:table-cell>
          <table:table-cell office:value-type="float" office:value="127.00796225494" calcext:value-type="float">
            <text:p>127.00796225494</text:p>
          </table:table-cell>
        </table:table-row>
        <table:table-row table:style-name="ro1">
          <table:table-cell office:value-type="float" office:value="1572502908.08168" calcext:value-type="float">
            <text:p>1572502908.08168</text:p>
          </table:table-cell>
          <table:table-cell office:value-type="float" office:value="124.128092780406" calcext:value-type="float">
            <text:p>124.128092780406</text:p>
          </table:table-cell>
        </table:table-row>
        <table:table-row table:style-name="ro1">
          <table:table-cell office:value-type="float" office:value="1572502938.08625" calcext:value-type="float">
            <text:p>1572502938.08625</text:p>
          </table:table-cell>
          <table:table-cell office:value-type="float" office:value="126.760907268674" calcext:value-type="float">
            <text:p>126.760907268674</text:p>
          </table:table-cell>
        </table:table-row>
        <table:table-row table:style-name="ro1">
          <table:table-cell office:value-type="float" office:value="1572502968.80995" calcext:value-type="float">
            <text:p>1572502968.80995</text:p>
          </table:table-cell>
          <table:table-cell office:value-type="float" office:value="198.48198953014" calcext:value-type="float">
            <text:p>198.48198953014</text:p>
          </table:table-cell>
        </table:table-row>
        <table:table-row table:style-name="ro1">
          <table:table-cell office:value-type="float" office:value="1572502999.56531" calcext:value-type="float">
            <text:p>1572502999.56531</text:p>
          </table:table-cell>
          <table:table-cell office:value-type="float" office:value="5442.85946028477" calcext:value-type="float">
            <text:p>5442.85946028477</text:p>
          </table:table-cell>
        </table:table-row>
        <table:table-row table:style-name="ro1">
          <table:table-cell office:value-type="float" office:value="1572503030.19959" calcext:value-type="float">
            <text:p>1572503030.19959</text:p>
          </table:table-cell>
          <table:table-cell office:value-type="float" office:value="124.092193889375" calcext:value-type="float">
            <text:p>124.092193889375</text:p>
          </table:table-cell>
        </table:table-row>
        <table:table-row table:style-name="ro1">
          <table:table-cell office:value-type="float" office:value="1572503061.01394" calcext:value-type="float">
            <text:p>1572503061.01394</text:p>
          </table:table-cell>
          <table:table-cell office:value-type="float" office:value="254.224903799306" calcext:value-type="float">
            <text:p>254.224903799306</text:p>
          </table:table-cell>
        </table:table-row>
        <table:table-row table:style-name="ro1">
          <table:table-cell office:value-type="float" office:value="1572503091.66136" calcext:value-type="float">
            <text:p>1572503091.66136</text:p>
          </table:table-cell>
          <table:table-cell office:value-type="float" office:value="126.496037399229" calcext:value-type="float">
            <text:p>126.496037399229</text:p>
          </table:table-cell>
        </table:table-row>
        <table:table-row table:style-name="ro1">
          <table:table-cell office:value-type="float" office:value="1572503122.25842" calcext:value-type="float">
            <text:p>1572503122.25842</text:p>
          </table:table-cell>
          <table:table-cell office:value-type="float" office:value="125.382427296522" calcext:value-type="float">
            <text:p>125.382427296522</text:p>
          </table:table-cell>
        </table:table-row>
        <table:table-row table:style-name="ro1">
          <table:table-cell office:value-type="float" office:value="1572503152.94038" calcext:value-type="float">
            <text:p>1572503152.94038</text:p>
          </table:table-cell>
          <table:table-cell office:value-type="float" office:value="23114.3847945698" calcext:value-type="float">
            <text:p>23114.3847945698</text:p>
          </table:table-cell>
        </table:table-row>
        <table:table-row table:style-name="ro1">
          <table:table-cell office:value-type="float" office:value="1572503183.74273" calcext:value-type="float">
            <text:p>1572503183.74273</text:p>
          </table:table-cell>
          <table:table-cell office:value-type="float" office:value="124.712715669459" calcext:value-type="float">
            <text:p>124.712715669459</text:p>
          </table:table-cell>
        </table:table-row>
        <table:table-row table:style-name="ro1">
          <table:table-cell office:value-type="float" office:value="1572503214.40989" calcext:value-type="float">
            <text:p>1572503214.40989</text:p>
          </table:table-cell>
          <table:table-cell office:value-type="float" office:value="126.031723477" calcext:value-type="float">
            <text:p>126.031723477</text:p>
          </table:table-cell>
        </table:table-row>
        <table:table-row table:style-name="ro1">
          <table:table-cell office:value-type="float" office:value="1572503245.03618" calcext:value-type="float">
            <text:p>1572503245.03618</text:p>
          </table:table-cell>
          <table:table-cell office:value-type="float" office:value="126.027546925364" calcext:value-type="float">
            <text:p>126.027546925364</text:p>
          </table:table-cell>
        </table:table-row>
        <table:table-row table:style-name="ro1">
          <table:table-cell office:value-type="float" office:value="1572503275.65996" calcext:value-type="float">
            <text:p>1572503275.65996</text:p>
          </table:table-cell>
          <table:table-cell office:value-type="float" office:value="125.338305476655" calcext:value-type="float">
            <text:p>125.338305476655</text:p>
          </table:table-cell>
        </table:table-row>
        <table:table-row table:style-name="ro1">
          <table:table-cell office:value-type="float" office:value="1572503306.2848" calcext:value-type="float">
            <text:p>1572503306.2848</text:p>
          </table:table-cell>
          <table:table-cell office:value-type="float" office:value="125.722319324874" calcext:value-type="float">
            <text:p>125.722319324874</text:p>
          </table:table-cell>
        </table:table-row>
        <table:table-row table:style-name="ro1">
          <table:table-cell office:value-type="float" office:value="1572503336.90771" calcext:value-type="float">
            <text:p>1572503336.90771</text:p>
          </table:table-cell>
          <table:table-cell office:value-type="float" office:value="125.610713762184" calcext:value-type="float">
            <text:p>125.610713762184</text:p>
          </table:table-cell>
        </table:table-row>
        <table:table-row table:style-name="ro1">
          <table:table-cell office:value-type="float" office:value="1572503367.52988" calcext:value-type="float">
            <text:p>1572503367.52988</text:p>
          </table:table-cell>
          <table:table-cell office:value-type="float" office:value="126.540913206968" calcext:value-type="float">
            <text:p>126.540913206968</text:p>
          </table:table-cell>
        </table:table-row>
        <table:table-row table:style-name="ro1">
          <table:table-cell office:value-type="float" office:value="1572503398.16542" calcext:value-type="float">
            <text:p>1572503398.16542</text:p>
          </table:table-cell>
          <table:table-cell office:value-type="float" office:value="288.035394688558" calcext:value-type="float">
            <text:p>288.035394688558</text:p>
          </table:table-cell>
        </table:table-row>
        <table:table-row table:style-name="ro1">
          <table:table-cell office:value-type="float" office:value="1572503428.78215" calcext:value-type="float">
            <text:p>1572503428.78215</text:p>
          </table:table-cell>
          <table:table-cell office:value-type="float" office:value="125.047332707976" calcext:value-type="float">
            <text:p>125.047332707976</text:p>
          </table:table-cell>
        </table:table-row>
        <table:table-row table:style-name="ro1">
          <table:table-cell office:value-type="float" office:value="1572503459.47193" calcext:value-type="float">
            <text:p>1572503459.47193</text:p>
          </table:table-cell>
          <table:table-cell office:value-type="float" office:value="124.739915544258" calcext:value-type="float">
            <text:p>124.739915544258</text:p>
          </table:table-cell>
        </table:table-row>
        <table:table-row table:style-name="ro1">
          <table:table-cell office:value-type="float" office:value="1572503490.20682" calcext:value-type="float">
            <text:p>1572503490.20682</text:p>
          </table:table-cell>
          <table:table-cell office:value-type="float" office:value="125.055552711545" calcext:value-type="float">
            <text:p>125.055552711545</text:p>
          </table:table-cell>
        </table:table-row>
        <table:table-row table:style-name="ro1">
          <table:table-cell office:value-type="float" office:value="1572503520.83213" calcext:value-type="float">
            <text:p>1572503520.83213</text:p>
          </table:table-cell>
          <table:table-cell office:value-type="float" office:value="11334.8006916472" calcext:value-type="float">
            <text:p>11334.8006916472</text:p>
          </table:table-cell>
        </table:table-row>
        <table:table-row table:style-name="ro1">
          <table:table-cell office:value-type="float" office:value="1572503551.49463" calcext:value-type="float">
            <text:p>1572503551.49463</text:p>
          </table:table-cell>
          <table:table-cell office:value-type="float" office:value="125.533434027564" calcext:value-type="float">
            <text:p>125.533434027564</text:p>
          </table:table-cell>
        </table:table-row>
        <table:table-row table:style-name="ro1">
          <table:table-cell office:value-type="float" office:value="1572503582.28622" calcext:value-type="float">
            <text:p>1572503582.28622</text:p>
          </table:table-cell>
          <table:table-cell office:value-type="float" office:value="124.126589192564" calcext:value-type="float">
            <text:p>124.126589192564</text:p>
          </table:table-cell>
        </table:table-row>
        <table:table-row table:style-name="ro1">
          <table:table-cell office:value-type="float" office:value="1572503613.04674" calcext:value-type="float">
            <text:p>1572503613.04674</text:p>
          </table:table-cell>
          <table:table-cell office:value-type="float" office:value="123.91433465913" calcext:value-type="float">
            <text:p>123.91433465913</text:p>
          </table:table-cell>
        </table:table-row>
        <table:table-row table:style-name="ro1">
          <table:table-cell office:value-type="float" office:value="1572503643.68122" calcext:value-type="float">
            <text:p>1572503643.68122</text:p>
          </table:table-cell>
          <table:table-cell office:value-type="float" office:value="83.5577261857981" calcext:value-type="float">
            <text:p>83.5577261857981</text:p>
          </table:table-cell>
        </table:table-row>
        <table:table-row table:style-name="ro1">
          <table:table-cell office:value-type="float" office:value="1572503674.3536" calcext:value-type="float">
            <text:p>1572503674.3536</text:p>
          </table:table-cell>
          <table:table-cell office:value-type="float" office:value="125.19874458866" calcext:value-type="float">
            <text:p>125.19874458866</text:p>
          </table:table-cell>
        </table:table-row>
        <table:table-row table:style-name="ro1">
          <table:table-cell office:value-type="float" office:value="1572503704.9951" calcext:value-type="float">
            <text:p>1572503704.9951</text:p>
          </table:table-cell>
          <table:table-cell office:value-type="float" office:value="124.939766209317" calcext:value-type="float">
            <text:p>124.939766209317</text:p>
          </table:table-cell>
        </table:table-row>
        <table:table-row table:style-name="ro1">
          <table:table-cell office:value-type="float" office:value="1572503735.6556" calcext:value-type="float">
            <text:p>1572503735.6556</text:p>
          </table:table-cell>
          <table:table-cell office:value-type="float" office:value="125.275824673727" calcext:value-type="float">
            <text:p>125.275824673727</text:p>
          </table:table-cell>
        </table:table-row>
        <table:table-row table:style-name="ro1">
          <table:table-cell office:value-type="float" office:value="1572503766.09191" calcext:value-type="float">
            <text:p>1572503766.09191</text:p>
          </table:table-cell>
          <table:table-cell office:value-type="float" office:value="125.77041658419" calcext:value-type="float">
            <text:p>125.77041658419</text:p>
          </table:table-cell>
        </table:table-row>
        <table:table-row table:style-name="ro1">
          <table:table-cell office:value-type="float" office:value="1572503796.75194" calcext:value-type="float">
            <text:p>1572503796.75194</text:p>
          </table:table-cell>
          <table:table-cell office:value-type="float" office:value="125.807004375876" calcext:value-type="float">
            <text:p>125.807004375876</text:p>
          </table:table-cell>
        </table:table-row>
        <table:table-row table:style-name="ro1">
          <table:table-cell office:value-type="float" office:value="1572503827.40188" calcext:value-type="float">
            <text:p>1572503827.40188</text:p>
          </table:table-cell>
          <table:table-cell office:value-type="float" office:value="1025.05102439641" calcext:value-type="float">
            <text:p>1025.05102439641</text:p>
          </table:table-cell>
        </table:table-row>
        <table:table-row table:style-name="ro1">
          <table:table-cell office:value-type="float" office:value="1572503858.02935" calcext:value-type="float">
            <text:p>1572503858.02935</text:p>
          </table:table-cell>
          <table:table-cell office:value-type="float" office:value="1025.67586167837" calcext:value-type="float">
            <text:p>1025.67586167837</text:p>
          </table:table-cell>
        </table:table-row>
        <table:table-row table:style-name="ro1">
          <table:table-cell office:value-type="float" office:value="1572503888.6634" calcext:value-type="float">
            <text:p>1572503888.6634</text:p>
          </table:table-cell>
          <table:table-cell office:value-type="float" office:value="289.016909918967" calcext:value-type="float">
            <text:p>289.016909918967</text:p>
          </table:table-cell>
        </table:table-row>
        <table:table-row table:style-name="ro1">
          <table:table-cell office:value-type="float" office:value="1572503919.42009" calcext:value-type="float">
            <text:p>1572503919.42009</text:p>
          </table:table-cell>
          <table:table-cell office:value-type="float" office:value="126.05584085046" calcext:value-type="float">
            <text:p>126.05584085046</text:p>
          </table:table-cell>
        </table:table-row>
        <table:table-row table:style-name="ro1">
          <table:table-cell office:value-type="float" office:value="1572504032.28124" calcext:value-type="float">
            <text:p>1572504032.28124</text:p>
          </table:table-cell>
          <table:table-cell office:value-type="float" office:value="-0.51347435401144" calcext:value-type="float">
            <text:p>-0.51347435401144</text:p>
          </table:table-cell>
        </table:table-row>
        <table:table-row table:style-name="ro1">
          <table:table-cell office:value-type="float" office:value="1572504062.73691" calcext:value-type="float">
            <text:p>1572504062.73691</text:p>
          </table:table-cell>
          <table:table-cell office:value-type="float" office:value="-1.94340467412354" calcext:value-type="float">
            <text:p>-1.94340467412354</text:p>
          </table:table-cell>
        </table:table-row>
        <table:table-row table:style-name="ro1">
          <table:table-cell office:value-type="float" office:value="1572504093.23708" calcext:value-type="float">
            <text:p>1572504093.23708</text:p>
          </table:table-cell>
          <table:table-cell office:value-type="float" office:value="-3.13354052357753" calcext:value-type="float">
            <text:p>-3.13354052357753</text:p>
          </table:table-cell>
        </table:table-row>
        <table:table-row table:style-name="ro1">
          <table:table-cell office:value-type="float" office:value="1572504123.70611" calcext:value-type="float">
            <text:p>1572504123.70611</text:p>
          </table:table-cell>
          <table:table-cell office:value-type="float" office:value="-2.08399306256405" calcext:value-type="float">
            <text:p>-2.08399306256405</text:p>
          </table:table-cell>
        </table:table-row>
        <table:table-row table:style-name="ro1">
          <table:table-cell office:value-type="float" office:value="1572504154.1653" calcext:value-type="float">
            <text:p>1572504154.1653</text:p>
          </table:table-cell>
          <table:table-cell office:value-type="float" office:value="-0.438520207590067" calcext:value-type="float">
            <text:p>-0.438520207590067</text:p>
          </table:table-cell>
        </table:table-row>
        <table:table-row table:style-name="ro1">
          <table:table-cell office:value-type="float" office:value="1572504184.67282" calcext:value-type="float">
            <text:p>1572504184.67282</text:p>
          </table:table-cell>
          <table:table-cell office:value-type="float" office:value="-3.04906536056697" calcext:value-type="float">
            <text:p>-3.04906536056697</text:p>
          </table:table-cell>
        </table:table-row>
        <table:table-row table:style-name="ro1">
          <table:table-cell office:value-type="float" office:value="1572504215.13635" calcext:value-type="float">
            <text:p>1572504215.13635</text:p>
          </table:table-cell>
          <table:table-cell office:value-type="float" office:value="-0.741759357039093" calcext:value-type="float">
            <text:p>-0.741759357039093</text:p>
          </table:table-cell>
        </table:table-row>
        <table:table-row table:style-name="ro1">
          <table:table-cell office:value-type="float" office:value="1572504245.58375" calcext:value-type="float">
            <text:p>1572504245.58375</text:p>
          </table:table-cell>
          <table:table-cell office:value-type="float" office:value="0.106223963081779" calcext:value-type="float">
            <text:p>0.106223963081779</text:p>
          </table:table-cell>
        </table:table-row>
        <table:table-row table:style-name="ro1">
          <table:table-cell office:value-type="float" office:value="1572504276.05279" calcext:value-type="float">
            <text:p>1572504276.05279</text:p>
          </table:table-cell>
          <table:table-cell office:value-type="float" office:value="-1.92757677935128" calcext:value-type="float">
            <text:p>-1.92757677935128</text:p>
          </table:table-cell>
        </table:table-row>
        <table:table-row table:style-name="ro1">
          <table:table-cell office:value-type="float" office:value="1572504306.36229" calcext:value-type="float">
            <text:p>1572504306.36229</text:p>
          </table:table-cell>
          <table:table-cell office:value-type="float" office:value="-2.27404627319213" calcext:value-type="float">
            <text:p>-2.27404627319213</text:p>
          </table:table-cell>
        </table:table-row>
        <table:table-row table:style-name="ro1">
          <table:table-cell office:value-type="float" office:value="1572504336.81771" calcext:value-type="float">
            <text:p>1572504336.81771</text:p>
          </table:table-cell>
          <table:table-cell office:value-type="float" office:value="-1.25889119009989" calcext:value-type="float">
            <text:p>-1.25889119009989</text:p>
          </table:table-cell>
        </table:table-row>
        <table:table-row table:style-name="ro1">
          <table:table-cell office:value-type="float" office:value="1572504367.26235" calcext:value-type="float">
            <text:p>1572504367.26235</text:p>
          </table:table-cell>
          <table:table-cell office:value-type="float" office:value="-2.17162312730023" calcext:value-type="float">
            <text:p>-2.17162312730023</text:p>
          </table:table-cell>
        </table:table-row>
        <table:table-row table:style-name="ro1">
          <table:table-cell office:value-type="float" office:value="1572504397.69928" calcext:value-type="float">
            <text:p>1572504397.69928</text:p>
          </table:table-cell>
          <table:table-cell office:value-type="float" office:value="0.443447415541783" calcext:value-type="float">
            <text:p>0.443447415541783</text:p>
          </table:table-cell>
        </table:table-row>
        <table:table-row table:style-name="ro1">
          <table:table-cell office:value-type="float" office:value="1572504428.13705" calcext:value-type="float">
            <text:p>1572504428.13705</text:p>
          </table:table-cell>
          <table:table-cell office:value-type="float" office:value="-1.33069482269791" calcext:value-type="float">
            <text:p>-1.33069482269791</text:p>
          </table:table-cell>
        </table:table-row>
        <table:table-row table:style-name="ro1">
          <table:table-cell office:value-type="float" office:value="1572504458.57466" calcext:value-type="float">
            <text:p>1572504458.57466</text:p>
          </table:table-cell>
          <table:table-cell office:value-type="float" office:value="-0.712161493654967" calcext:value-type="float">
            <text:p>-0.712161493654967</text:p>
          </table:table-cell>
        </table:table-row>
        <table:table-row table:style-name="ro1">
          <table:table-cell office:value-type="float" office:value="1572504488.99576" calcext:value-type="float">
            <text:p>1572504488.99576</text:p>
          </table:table-cell>
          <table:table-cell office:value-type="float" office:value="-0.670025199560206" calcext:value-type="float">
            <text:p>-0.670025199560206</text:p>
          </table:table-cell>
        </table:table-row>
        <table:table-row table:style-name="ro1">
          <table:table-cell office:value-type="float" office:value="1572504519.4109" calcext:value-type="float">
            <text:p>1572504519.4109</text:p>
          </table:table-cell>
          <table:table-cell office:value-type="float" office:value="-2.03178726409747" calcext:value-type="float">
            <text:p>-2.03178726409747</text:p>
          </table:table-cell>
        </table:table-row>
        <table:table-row table:style-name="ro1">
          <table:table-cell office:value-type="float" office:value="1572504549.87573" calcext:value-type="float">
            <text:p>1572504549.87573</text:p>
          </table:table-cell>
          <table:table-cell office:value-type="float" office:value="-0.601786006232158" calcext:value-type="float">
            <text:p>-0.601786006232158</text:p>
          </table:table-cell>
        </table:table-row>
        <table:table-row table:style-name="ro1">
          <table:table-cell office:value-type="float" office:value="1572504580.31122" calcext:value-type="float">
            <text:p>1572504580.31122</text:p>
          </table:table-cell>
          <table:table-cell office:value-type="float" office:value="-1.38351858406623" calcext:value-type="float">
            <text:p>-1.38351858406623</text:p>
          </table:table-cell>
        </table:table-row>
        <table:table-row table:style-name="ro1">
          <table:table-cell office:value-type="float" office:value="1572504610.76264" calcext:value-type="float">
            <text:p>1572504610.76264</text:p>
          </table:table-cell>
          <table:table-cell office:value-type="float" office:value="-1.46004725608224" calcext:value-type="float">
            <text:p>-1.46004725608224</text:p>
          </table:table-cell>
        </table:table-row>
        <table:table-row table:style-name="ro1">
          <table:table-cell office:value-type="float" office:value="1572504641.23784" calcext:value-type="float">
            <text:p>1572504641.23784</text:p>
          </table:table-cell>
          <table:table-cell office:value-type="float" office:value="-1.72875361473767" calcext:value-type="float">
            <text:p>-1.72875361473767</text:p>
          </table:table-cell>
        </table:table-row>
        <table:table-row table:style-name="ro1">
          <table:table-cell office:value-type="float" office:value="1572504671.66845" calcext:value-type="float">
            <text:p>1572504671.66845</text:p>
          </table:table-cell>
          <table:table-cell office:value-type="float" office:value="-0.674615676642192" calcext:value-type="float">
            <text:p>-0.674615676642192</text:p>
          </table:table-cell>
        </table:table-row>
        <table:table-row table:style-name="ro1">
          <table:table-cell office:value-type="float" office:value="1572504702.09008" calcext:value-type="float">
            <text:p>1572504702.09008</text:p>
          </table:table-cell>
          <table:table-cell office:value-type="float" office:value="-1.52739643656836" calcext:value-type="float">
            <text:p>-1.52739643656836</text:p>
          </table:table-cell>
        </table:table-row>
        <table:table-row table:style-name="ro1">
          <table:table-cell office:value-type="float" office:value="1572504732.52501" calcext:value-type="float">
            <text:p>1572504732.52501</text:p>
          </table:table-cell>
          <table:table-cell office:value-type="float" office:value="-0.824314081493457" calcext:value-type="float">
            <text:p>-0.824314081493457</text:p>
          </table:table-cell>
        </table:table-row>
        <table:table-row table:style-name="ro1">
          <table:table-cell office:value-type="float" office:value="1572504762.96097" calcext:value-type="float">
            <text:p>1572504762.96097</text:p>
          </table:table-cell>
          <table:table-cell office:value-type="float" office:value="-0.816027528073672" calcext:value-type="float">
            <text:p>-0.816027528073672</text:p>
          </table:table-cell>
        </table:table-row>
        <table:table-row table:style-name="ro1">
          <table:table-cell office:value-type="float" office:value="1572504793.42944" calcext:value-type="float">
            <text:p>1572504793.42944</text:p>
          </table:table-cell>
          <table:table-cell office:value-type="float" office:value="-3.19862920308223" calcext:value-type="float">
            <text:p>-3.19862920308223</text:p>
          </table:table-cell>
        </table:table-row>
        <table:table-row table:style-name="ro1">
          <table:table-cell office:value-type="float" office:value="1572504823.86196" calcext:value-type="float">
            <text:p>1572504823.86196</text:p>
          </table:table-cell>
          <table:table-cell office:value-type="float" office:value="-3.01200001885176" calcext:value-type="float">
            <text:p>-3.01200001885176</text:p>
          </table:table-cell>
        </table:table-row>
        <table:table-row table:style-name="ro1">
          <table:table-cell office:value-type="float" office:value="1572504854.06468" calcext:value-type="float">
            <text:p>1572504854.06468</text:p>
          </table:table-cell>
          <table:table-cell office:value-type="float" office:value="-2.8617516635838" calcext:value-type="float">
            <text:p>-2.8617516635838</text:p>
          </table:table-cell>
        </table:table-row>
        <table:table-row table:style-name="ro1">
          <table:table-cell office:value-type="float" office:value="1572504884.51814" calcext:value-type="float">
            <text:p>1572504884.51814</text:p>
          </table:table-cell>
          <table:table-cell office:value-type="float" office:value="-1.32178591847411" calcext:value-type="float">
            <text:p>-1.32178591847411</text:p>
          </table:table-cell>
        </table:table-row>
        <table:table-row table:style-name="ro1">
          <table:table-cell office:value-type="float" office:value="1572504914.97971" calcext:value-type="float">
            <text:p>1572504914.97971</text:p>
          </table:table-cell>
          <table:table-cell office:value-type="float" office:value="-0.464691119308399" calcext:value-type="float">
            <text:p>-0.464691119308399</text:p>
          </table:table-cell>
        </table:table-row>
        <table:table-row table:style-name="ro1">
          <table:table-cell office:value-type="float" office:value="1572504945.42082" calcext:value-type="float">
            <text:p>1572504945.42082</text:p>
          </table:table-cell>
          <table:table-cell office:value-type="float" office:value="-1.33480628711641" calcext:value-type="float">
            <text:p>-1.33480628711641</text:p>
          </table:table-cell>
        </table:table-row>
        <table:table-row table:style-name="ro1">
          <table:table-cell office:value-type="float" office:value="1572504975.85416" calcext:value-type="float">
            <text:p>1572504975.85416</text:p>
          </table:table-cell>
          <table:table-cell office:value-type="float" office:value="-1.13104673245923" calcext:value-type="float">
            <text:p>-1.13104673245923</text:p>
          </table:table-cell>
        </table:table-row>
        <table:table-row table:style-name="ro1">
          <table:table-cell office:value-type="float" office:value="1572505006.29298" calcext:value-type="float">
            <text:p>1572505006.29298</text:p>
          </table:table-cell>
          <table:table-cell office:value-type="float" office:value="-2.21923698605073" calcext:value-type="float">
            <text:p>-2.21923698605073</text:p>
          </table:table-cell>
        </table:table-row>
        <table:table-row table:style-name="ro1">
          <table:table-cell office:value-type="float" office:value="1572505036.7399" calcext:value-type="float">
            <text:p>1572505036.7399</text:p>
          </table:table-cell>
          <table:table-cell office:value-type="float" office:value="-1.53307950131332" calcext:value-type="float">
            <text:p>-1.53307950131332</text:p>
          </table:table-cell>
        </table:table-row>
        <table:table-row table:style-name="ro1">
          <table:table-cell office:value-type="float" office:value="1572505067.18048" calcext:value-type="float">
            <text:p>1572505067.18048</text:p>
          </table:table-cell>
          <table:table-cell office:value-type="float" office:value="-1.29794644549043" calcext:value-type="float">
            <text:p>-1.29794644549043</text:p>
          </table:table-cell>
        </table:table-row>
        <table:table-row table:style-name="ro1">
          <table:table-cell office:value-type="float" office:value="1572505097.62735" calcext:value-type="float">
            <text:p>1572505097.62735</text:p>
          </table:table-cell>
          <table:table-cell office:value-type="float" office:value="-2.38024374634548" calcext:value-type="float">
            <text:p>-2.38024374634548</text:p>
          </table:table-cell>
        </table:table-row>
        <table:table-row table:style-name="ro1">
          <table:table-cell office:value-type="float" office:value="1572505128.07521" calcext:value-type="float">
            <text:p>1572505128.07521</text:p>
          </table:table-cell>
          <table:table-cell office:value-type="float" office:value="-1.28369453894689" calcext:value-type="float">
            <text:p>-1.28369453894689</text:p>
          </table:table-cell>
        </table:table-row>
        <table:table-row table:style-name="ro1">
          <table:table-cell office:value-type="float" office:value="1572505158.53662" calcext:value-type="float">
            <text:p>1572505158.53662</text:p>
          </table:table-cell>
          <table:table-cell office:value-type="float" office:value="-0.618707951301472" calcext:value-type="float">
            <text:p>-0.618707951301472</text:p>
          </table:table-cell>
        </table:table-row>
        <table:table-row table:style-name="ro1">
          <table:table-cell office:value-type="float" office:value="1572505189.01087" calcext:value-type="float">
            <text:p>1572505189.01087</text:p>
          </table:table-cell>
          <table:table-cell office:value-type="float" office:value="-1.29774094540121" calcext:value-type="float">
            <text:p>-1.29774094540121</text:p>
          </table:table-cell>
        </table:table-row>
        <table:table-row table:style-name="ro1">
          <table:table-cell office:value-type="float" office:value="1572505219.23463" calcext:value-type="float">
            <text:p>1572505219.23463</text:p>
          </table:table-cell>
          <table:table-cell office:value-type="float" office:value="-0.749498885310347" calcext:value-type="float">
            <text:p>-0.749498885310347</text:p>
          </table:table-cell>
        </table:table-row>
        <table:table-row table:style-name="ro1">
          <table:table-cell office:value-type="float" office:value="1572505249.68206" calcext:value-type="float">
            <text:p>1572505249.68206</text:p>
          </table:table-cell>
          <table:table-cell office:value-type="float" office:value="-2.70972328263197" calcext:value-type="float">
            <text:p>-2.70972328263197</text:p>
          </table:table-cell>
        </table:table-row>
        <table:table-row table:style-name="ro1">
          <table:table-cell office:value-type="float" office:value="1572505280.12714" calcext:value-type="float">
            <text:p>1572505280.12714</text:p>
          </table:table-cell>
          <table:table-cell office:value-type="float" office:value="-0.380628419110358" calcext:value-type="float">
            <text:p>-0.380628419110358</text:p>
          </table:table-cell>
        </table:table-row>
        <table:table-row table:style-name="ro1">
          <table:table-cell office:value-type="float" office:value="1572505310.58155" calcext:value-type="float">
            <text:p>1572505310.58155</text:p>
          </table:table-cell>
          <table:table-cell office:value-type="float" office:value="-2.45382594199327" calcext:value-type="float">
            <text:p>-2.45382594199327</text:p>
          </table:table-cell>
        </table:table-row>
        <table:table-row table:style-name="ro1">
          <table:table-cell office:value-type="float" office:value="1572505341.06349" calcext:value-type="float">
            <text:p>1572505341.06349</text:p>
          </table:table-cell>
          <table:table-cell office:value-type="float" office:value="-1.14235362526863" calcext:value-type="float">
            <text:p>-1.14235362526863</text:p>
          </table:table-cell>
        </table:table-row>
        <table:table-row table:style-name="ro1">
          <table:table-cell office:value-type="float" office:value="1572505371.51873" calcext:value-type="float">
            <text:p>1572505371.51873</text:p>
          </table:table-cell>
          <table:table-cell office:value-type="float" office:value="-2.55070058547621" calcext:value-type="float">
            <text:p>-2.55070058547621</text:p>
          </table:table-cell>
        </table:table-row>
        <table:table-row table:style-name="ro1">
          <table:table-cell office:value-type="float" office:value="1572505401.95697" calcext:value-type="float">
            <text:p>1572505401.95697</text:p>
          </table:table-cell>
          <table:table-cell office:value-type="float" office:value="-2.12544338127201" calcext:value-type="float">
            <text:p>-2.12544338127201</text:p>
          </table:table-cell>
        </table:table-row>
        <table:table-row table:style-name="ro1">
          <table:table-cell office:value-type="float" office:value="1572505432.40975" calcext:value-type="float">
            <text:p>1572505432.40975</text:p>
          </table:table-cell>
          <table:table-cell office:value-type="float" office:value="-0.745388883525933" calcext:value-type="float">
            <text:p>-0.745388883525933</text:p>
          </table:table-cell>
        </table:table-row>
        <table:table-row table:style-name="ro1">
          <table:table-cell office:value-type="float" office:value="1572505462.89152" calcext:value-type="float">
            <text:p>1572505462.89152</text:p>
          </table:table-cell>
          <table:table-cell office:value-type="float" office:value="-2.87243913085736" calcext:value-type="float">
            <text:p>-2.87243913085736</text:p>
          </table:table-cell>
        </table:table-row>
        <table:table-row table:style-name="ro1">
          <table:table-cell office:value-type="float" office:value="1572505493.33183" calcext:value-type="float">
            <text:p>1572505493.33183</text:p>
          </table:table-cell>
          <table:table-cell office:value-type="float" office:value="-0.428518715703299" calcext:value-type="float">
            <text:p>-0.428518715703299</text:p>
          </table:table-cell>
        </table:table-row>
        <table:table-row table:style-name="ro1">
          <table:table-cell office:value-type="float" office:value="1572505523.80477" calcext:value-type="float">
            <text:p>1572505523.80477</text:p>
          </table:table-cell>
          <table:table-cell office:value-type="float" office:value="-2.02377129798378" calcext:value-type="float">
            <text:p>-2.02377129798378</text:p>
          </table:table-cell>
        </table:table-row>
        <table:table-row table:style-name="ro1">
          <table:table-cell office:value-type="float" office:value="1572505554.24885" calcext:value-type="float">
            <text:p>1572505554.24885</text:p>
          </table:table-cell>
          <table:table-cell office:value-type="float" office:value="-1.49444255927166" calcext:value-type="float">
            <text:p>-1.49444255927166</text:p>
          </table:table-cell>
        </table:table-row>
        <table:table-row table:style-name="ro1">
          <table:table-cell office:value-type="float" office:value="1572505584.69607" calcext:value-type="float">
            <text:p>1572505584.69607</text:p>
          </table:table-cell>
          <table:table-cell office:value-type="float" office:value="-1.22539028765466" calcext:value-type="float">
            <text:p>-1.22539028765466</text:p>
          </table:table-cell>
        </table:table-row>
        <table:table-row table:style-name="ro1">
          <table:table-cell office:value-type="float" office:value="1572505615.14986" calcext:value-type="float">
            <text:p>1572505615.14986</text:p>
          </table:table-cell>
          <table:table-cell office:value-type="float" office:value="-1.78253540143296" calcext:value-type="float">
            <text:p>-1.78253540143296</text:p>
          </table:table-cell>
        </table:table-row>
        <table:table-row table:style-name="ro1">
          <table:table-cell office:value-type="float" office:value="1572505645.61303" calcext:value-type="float">
            <text:p>1572505645.61303</text:p>
          </table:table-cell>
          <table:table-cell office:value-type="float" office:value="-0.558486186721204" calcext:value-type="float">
            <text:p>-0.558486186721204</text:p>
          </table:table-cell>
        </table:table-row>
        <table:table-row table:style-name="ro1">
          <table:table-cell office:value-type="float" office:value="1572505676.05575" calcext:value-type="float">
            <text:p>1572505676.05575</text:p>
          </table:table-cell>
          <table:table-cell office:value-type="float" office:value="-1.28033852503432" calcext:value-type="float">
            <text:p>-1.28033852503432</text:p>
          </table:table-cell>
        </table:table-row>
        <table:table-row table:style-name="ro1">
          <table:table-cell office:value-type="float" office:value="1572505706.5295" calcext:value-type="float">
            <text:p>1572505706.5295</text:p>
          </table:table-cell>
          <table:table-cell office:value-type="float" office:value="-0.30903028660156" calcext:value-type="float">
            <text:p>-0.30903028660156</text:p>
          </table:table-cell>
        </table:table-row>
        <table:table-row table:style-name="ro1">
          <table:table-cell office:value-type="float" office:value="1572505737.00335" calcext:value-type="float">
            <text:p>1572505737.00335</text:p>
          </table:table-cell>
          <table:table-cell office:value-type="float" office:value="-1.59940118135334" calcext:value-type="float">
            <text:p>-1.59940118135334</text:p>
          </table:table-cell>
        </table:table-row>
        <table:table-row table:style-name="ro1">
          <table:table-cell office:value-type="float" office:value="1572505767.21732" calcext:value-type="float">
            <text:p>1572505767.21732</text:p>
          </table:table-cell>
          <table:table-cell office:value-type="float" office:value="-3.7296034051422" calcext:value-type="float">
            <text:p>-3.7296034051422</text:p>
          </table:table-cell>
        </table:table-row>
        <table:table-row table:style-name="ro1">
          <table:table-cell office:value-type="float" office:value="1572505797.66484" calcext:value-type="float">
            <text:p>1572505797.66484</text:p>
          </table:table-cell>
          <table:table-cell office:value-type="float" office:value="-2.63524814887408" calcext:value-type="float">
            <text:p>-2.63524814887408</text:p>
          </table:table-cell>
        </table:table-row>
        <table:table-row table:style-name="ro1">
          <table:table-cell office:value-type="float" office:value="1572505828.12141" calcext:value-type="float">
            <text:p>1572505828.12141</text:p>
          </table:table-cell>
          <table:table-cell office:value-type="float" office:value="-0.618709413935559" calcext:value-type="float">
            <text:p>-0.618709413935559</text:p>
          </table:table-cell>
        </table:table-row>
        <table:table-row table:style-name="ro1">
          <table:table-cell office:value-type="float" office:value="1572505858.60258" calcext:value-type="float">
            <text:p>1572505858.60258</text:p>
          </table:table-cell>
          <table:table-cell office:value-type="float" office:value="-3.60497893644403" calcext:value-type="float">
            <text:p>-3.60497893644403</text:p>
          </table:table-cell>
        </table:table-row>
        <table:table-row table:style-name="ro1">
          <table:table-cell office:value-type="float" office:value="1572505889.0437" calcext:value-type="float">
            <text:p>1572505889.0437</text:p>
          </table:table-cell>
          <table:table-cell office:value-type="float" office:value="-0.371307052074035" calcext:value-type="float">
            <text:p>-0.371307052074035</text:p>
          </table:table-cell>
        </table:table-row>
        <table:table-row table:style-name="ro1">
          <table:table-cell office:value-type="float" office:value="1572505919.49206" calcext:value-type="float">
            <text:p>1572505919.49206</text:p>
          </table:table-cell>
          <table:table-cell office:value-type="float" office:value="-1.48231220347129" calcext:value-type="float">
            <text:p>-1.48231220347129</text:p>
          </table:table-cell>
        </table:table-row>
        <table:table-row table:style-name="ro1">
          <table:table-cell office:value-type="float" office:value="1572505949.93467" calcext:value-type="float">
            <text:p>1572505949.93467</text:p>
          </table:table-cell>
          <table:table-cell office:value-type="float" office:value="-1.80398127373331" calcext:value-type="float">
            <text:p>-1.80398127373331</text:p>
          </table:table-cell>
        </table:table-row>
        <table:table-row table:style-name="ro1">
          <table:table-cell office:value-type="float" office:value="1572505980.37658" calcext:value-type="float">
            <text:p>1572505980.37658</text:p>
          </table:table-cell>
          <table:table-cell office:value-type="float" office:value="-0.548072232021907" calcext:value-type="float">
            <text:p>-0.548072232021907</text:p>
          </table:table-cell>
        </table:table-row>
        <table:table-row table:style-name="ro1">
          <table:table-cell office:value-type="float" office:value="1572506010.81462" calcext:value-type="float">
            <text:p>1572506010.81462</text:p>
          </table:table-cell>
          <table:table-cell office:value-type="float" office:value="-1.20264340233395" calcext:value-type="float">
            <text:p>-1.20264340233395</text:p>
          </table:table-cell>
        </table:table-row>
        <table:table-row table:style-name="ro1">
          <table:table-cell office:value-type="float" office:value="1572506041.25319" calcext:value-type="float">
            <text:p>1572506041.25319</text:p>
          </table:table-cell>
          <table:table-cell office:value-type="float" office:value="-0.695510135891744" calcext:value-type="float">
            <text:p>-0.695510135891744</text:p>
          </table:table-cell>
        </table:table-row>
        <table:table-row table:style-name="ro1">
          <table:table-cell office:value-type="float" office:value="1572506071.67752" calcext:value-type="float">
            <text:p>1572506071.67752</text:p>
          </table:table-cell>
          <table:table-cell office:value-type="float" office:value="0.153911684853673" calcext:value-type="float">
            <text:p>0.153911684853673</text:p>
          </table:table-cell>
        </table:table-row>
        <table:table-row table:style-name="ro1">
          <table:table-cell office:value-type="float" office:value="1572506102.12769" calcext:value-type="float">
            <text:p>1572506102.12769</text:p>
          </table:table-cell>
          <table:table-cell office:value-type="float" office:value="-0.419679286598635" calcext:value-type="float">
            <text:p>-0.419679286598635</text:p>
          </table:table-cell>
        </table:table-row>
        <table:table-row table:style-name="ro1">
          <table:table-cell office:value-type="float" office:value="1572506132.58045" calcext:value-type="float">
            <text:p>1572506132.58045</text:p>
          </table:table-cell>
          <table:table-cell office:value-type="float" office:value="-0.917356623668511" calcext:value-type="float">
            <text:p>-0.917356623668511</text:p>
          </table:table-cell>
        </table:table-row>
        <table:table-row table:style-name="ro1">
          <table:table-cell office:value-type="float" office:value="1572506163.06703" calcext:value-type="float">
            <text:p>1572506163.06703</text:p>
          </table:table-cell>
          <table:table-cell office:value-type="float" office:value="-1.59919421863003" calcext:value-type="float">
            <text:p>-1.59919421863003</text:p>
          </table:table-cell>
        </table:table-row>
        <table:table-row table:style-name="ro1">
          <table:table-cell office:value-type="float" office:value="1572506193.51325" calcext:value-type="float">
            <text:p>1572506193.51325</text:p>
          </table:table-cell>
          <table:table-cell office:value-type="float" office:value="-1.6090611481808" calcext:value-type="float">
            <text:p>-1.6090611481808</text:p>
          </table:table-cell>
        </table:table-row>
        <table:table-row table:style-name="ro1">
          <table:table-cell office:value-type="float" office:value="1572506223.98825" calcext:value-type="float">
            <text:p>1572506223.98825</text:p>
          </table:table-cell>
          <table:table-cell office:value-type="float" office:value="-0.559102686988866" calcext:value-type="float">
            <text:p>-0.559102686988866</text:p>
          </table:table-cell>
        </table:table-row>
        <table:table-row table:style-name="ro1">
          <table:table-cell office:value-type="float" office:value="1572506254.46188" calcext:value-type="float">
            <text:p>1572506254.46188</text:p>
          </table:table-cell>
          <table:table-cell office:value-type="float" office:value="-1.57034888048365" calcext:value-type="float">
            <text:p>-1.57034888048365</text:p>
          </table:table-cell>
        </table:table-row>
        <table:table-row table:style-name="ro1">
          <table:table-cell office:value-type="float" office:value="1572506284.60064" calcext:value-type="float">
            <text:p>1572506284.60064</text:p>
          </table:table-cell>
          <table:table-cell office:value-type="float" office:value="-2.45457700459693" calcext:value-type="float">
            <text:p>-2.45457700459693</text:p>
          </table:table-cell>
        </table:table-row>
        <table:table-row table:style-name="ro1">
          <table:table-cell office:value-type="float" office:value="1572506315.067" calcext:value-type="float">
            <text:p>1572506315.067</text:p>
          </table:table-cell>
          <table:table-cell office:value-type="float" office:value="-2.25027188742532" calcext:value-type="float">
            <text:p>-2.25027188742532</text:p>
          </table:table-cell>
        </table:table-row>
        <table:table-row table:style-name="ro1">
          <table:table-cell office:value-type="float" office:value="1572506345.5232" calcext:value-type="float">
            <text:p>1572506345.5232</text:p>
          </table:table-cell>
          <table:table-cell office:value-type="float" office:value="-0.935032556609663" calcext:value-type="float">
            <text:p>-0.935032556609663</text:p>
          </table:table-cell>
        </table:table-row>
        <table:table-row table:style-name="ro1">
          <table:table-cell office:value-type="float" office:value="1572506375.97098" calcext:value-type="float">
            <text:p>1572506375.97098</text:p>
          </table:table-cell>
          <table:table-cell office:value-type="float" office:value="-3.13778947560021" calcext:value-type="float">
            <text:p>-3.13778947560021</text:p>
          </table:table-cell>
        </table:table-row>
        <table:table-row table:style-name="ro1">
          <table:table-cell office:value-type="float" office:value="1572506406.42658" calcext:value-type="float">
            <text:p>1572506406.42658</text:p>
          </table:table-cell>
          <table:table-cell office:value-type="float" office:value="-0.0216175692907011" calcext:value-type="float">
            <text:p>-0.021617569290701</text:p>
          </table:table-cell>
        </table:table-row>
        <table:table-row table:style-name="ro1">
          <table:table-cell office:value-type="float" office:value="1572506436.85759" calcext:value-type="float">
            <text:p>1572506436.85759</text:p>
          </table:table-cell>
          <table:table-cell office:value-type="float" office:value="-2.22320950023097" calcext:value-type="float">
            <text:p>-2.22320950023097</text:p>
          </table:table-cell>
        </table:table-row>
        <table:table-row table:style-name="ro1">
          <table:table-cell office:value-type="float" office:value="1572506467.31624" calcext:value-type="float">
            <text:p>1572506467.31624</text:p>
          </table:table-cell>
          <table:table-cell office:value-type="float" office:value="-2.74137175900604" calcext:value-type="float">
            <text:p>-2.74137175900604</text:p>
          </table:table-cell>
        </table:table-row>
        <table:table-row table:style-name="ro1">
          <table:table-cell office:value-type="float" office:value="1572506497.76389" calcext:value-type="float">
            <text:p>1572506497.76389</text:p>
          </table:table-cell>
          <table:table-cell office:value-type="float" office:value="-2.82427385905606" calcext:value-type="float">
            <text:p>-2.82427385905606</text:p>
          </table:table-cell>
        </table:table-row>
        <table:table-row table:style-name="ro1">
          <table:table-cell office:value-type="float" office:value="1572506528.20458" calcext:value-type="float">
            <text:p>1572506528.20458</text:p>
          </table:table-cell>
          <table:table-cell office:value-type="float" office:value="-1.66393991044133" calcext:value-type="float">
            <text:p>-1.66393991044133</text:p>
          </table:table-cell>
        </table:table-row>
        <table:table-row table:style-name="ro1">
          <table:table-cell office:value-type="float" office:value="1572506558.67299" calcext:value-type="float">
            <text:p>1572506558.67299</text:p>
          </table:table-cell>
          <table:table-cell office:value-type="float" office:value="-2.49335582214503" calcext:value-type="float">
            <text:p>-2.49335582214503</text:p>
          </table:table-cell>
        </table:table-row>
        <table:table-row table:style-name="ro1">
          <table:table-cell office:value-type="float" office:value="1572506589.12486" calcext:value-type="float">
            <text:p>1572506589.12486</text:p>
          </table:table-cell>
          <table:table-cell office:value-type="float" office:value="-2.70184041622019" calcext:value-type="float">
            <text:p>-2.70184041622019</text:p>
          </table:table-cell>
        </table:table-row>
        <table:table-row table:style-name="ro1">
          <table:table-cell office:value-type="float" office:value="1572506619.59516" calcext:value-type="float">
            <text:p>1572506619.59516</text:p>
          </table:table-cell>
          <table:table-cell office:value-type="float" office:value="-1.73286361652208" calcext:value-type="float">
            <text:p>-1.73286361652208</text:p>
          </table:table-cell>
        </table:table-row>
        <table:table-row table:style-name="ro1">
          <table:table-cell office:value-type="float" office:value="1572506650.058" calcext:value-type="float">
            <text:p>1572506650.058</text:p>
          </table:table-cell>
          <table:table-cell office:value-type="float" office:value="0.199610955584317" calcext:value-type="float">
            <text:p>0.199610955584317</text:p>
          </table:table-cell>
        </table:table-row>
        <table:table-row table:style-name="ro1">
          <table:table-cell office:value-type="float" office:value="1572506680.49462" calcext:value-type="float">
            <text:p>1572506680.49462</text:p>
          </table:table-cell>
          <table:table-cell office:value-type="float" office:value="-3.68205463360857" calcext:value-type="float">
            <text:p>-3.68205463360857</text:p>
          </table:table-cell>
        </table:table-row>
        <table:table-row table:style-name="ro1">
          <table:table-cell office:value-type="float" office:value="1572506710.94328" calcext:value-type="float">
            <text:p>1572506710.94328</text:p>
          </table:table-cell>
          <table:table-cell office:value-type="float" office:value="-1.19914843818311" calcext:value-type="float">
            <text:p>-1.19914843818311</text:p>
          </table:table-cell>
        </table:table-row>
        <table:table-row table:style-name="ro1">
          <table:table-cell office:value-type="float" office:value="1572506741.41592" calcext:value-type="float">
            <text:p>1572506741.41592</text:p>
          </table:table-cell>
          <table:table-cell office:value-type="float" office:value="-1.48717619312754" calcext:value-type="float">
            <text:p>-1.48717619312754</text:p>
          </table:table-cell>
        </table:table-row>
        <table:table-row table:style-name="ro1">
          <table:table-cell office:value-type="float" office:value="1572506771.8613" calcext:value-type="float">
            <text:p>1572506771.8613</text:p>
          </table:table-cell>
          <table:table-cell office:value-type="float" office:value="-1.83802920132707" calcext:value-type="float">
            <text:p>-1.83802920132707</text:p>
          </table:table-cell>
        </table:table-row>
        <table:table-row table:style-name="ro1">
          <table:table-cell office:value-type="float" office:value="1572506802.32718" calcext:value-type="float">
            <text:p>1572506802.32718</text:p>
          </table:table-cell>
          <table:table-cell office:value-type="float" office:value="-2.14579081537304" calcext:value-type="float">
            <text:p>-2.14579081537304</text:p>
          </table:table-cell>
        </table:table-row>
        <table:table-row table:style-name="ro1">
          <table:table-cell office:value-type="float" office:value="1572506832.50861" calcext:value-type="float">
            <text:p>1572506832.50861</text:p>
          </table:table-cell>
          <table:table-cell office:value-type="float" office:value="-1.93655077079195" calcext:value-type="float">
            <text:p>-1.93655077079195</text:p>
          </table:table-cell>
        </table:table-row>
        <table:table-row table:style-name="ro1">
          <table:table-cell office:value-type="float" office:value="1572506862.97404" calcext:value-type="float">
            <text:p>1572506862.97404</text:p>
          </table:table-cell>
          <table:table-cell office:value-type="float" office:value="-2.29837060937565" calcext:value-type="float">
            <text:p>-2.29837060937565</text:p>
          </table:table-cell>
        </table:table-row>
        <table:table-row table:style-name="ro1">
          <table:table-cell office:value-type="float" office:value="1572506893.4443" calcext:value-type="float">
            <text:p>1572506893.4443</text:p>
          </table:table-cell>
          <table:table-cell office:value-type="float" office:value="-0.951338001411316" calcext:value-type="float">
            <text:p>-0.951338001411316</text:p>
          </table:table-cell>
        </table:table-row>
        <table:table-row table:style-name="ro1">
          <table:table-cell office:value-type="float" office:value="1572506923.87728" calcext:value-type="float">
            <text:p>1572506923.87728</text:p>
          </table:table-cell>
          <table:table-cell office:value-type="float" office:value="-1.69997921434451" calcext:value-type="float">
            <text:p>-1.69997921434451</text:p>
          </table:table-cell>
        </table:table-row>
        <table:table-row table:style-name="ro1">
          <table:table-cell office:value-type="float" office:value="1572506954.33296" calcext:value-type="float">
            <text:p>1572506954.33296</text:p>
          </table:table-cell>
          <table:table-cell office:value-type="float" office:value="-3.2991348356861" calcext:value-type="float">
            <text:p>-3.2991348356861</text:p>
          </table:table-cell>
        </table:table-row>
        <table:table-row table:style-name="ro1">
          <table:table-cell office:value-type="float" office:value="1572506984.78361" calcext:value-type="float">
            <text:p>1572506984.78361</text:p>
          </table:table-cell>
          <table:table-cell office:value-type="float" office:value="-0.299643832348367" calcext:value-type="float">
            <text:p>-0.299643832348367</text:p>
          </table:table-cell>
        </table:table-row>
        <table:table-row table:style-name="ro1">
          <table:table-cell office:value-type="float" office:value="1572507015.26049" calcext:value-type="float">
            <text:p>1572507015.26049</text:p>
          </table:table-cell>
          <table:table-cell office:value-type="float" office:value="-2.01719090722646" calcext:value-type="float">
            <text:p>-2.01719090722646</text:p>
          </table:table-cell>
        </table:table-row>
        <table:table-row table:style-name="ro1">
          <table:table-cell office:value-type="float" office:value="1572507045.71072" calcext:value-type="float">
            <text:p>1572507045.71072</text:p>
          </table:table-cell>
          <table:table-cell office:value-type="float" office:value="-1.53835741641619" calcext:value-type="float">
            <text:p>-1.53835741641619</text:p>
          </table:table-cell>
        </table:table-row>
        <table:table-row table:style-name="ro1">
          <table:table-cell office:value-type="float" office:value="1572507076.14687" calcext:value-type="float">
            <text:p>1572507076.14687</text:p>
          </table:table-cell>
          <table:table-cell office:value-type="float" office:value="-1.76951649542475" calcext:value-type="float">
            <text:p>-1.76951649542475</text:p>
          </table:table-cell>
        </table:table-row>
        <table:table-row table:style-name="ro1">
          <table:table-cell office:value-type="float" office:value="1572507106.59511" calcext:value-type="float">
            <text:p>1572507106.59511</text:p>
          </table:table-cell>
          <table:table-cell office:value-type="float" office:value="-1.44538142409209" calcext:value-type="float">
            <text:p>-1.44538142409209</text:p>
          </table:table-cell>
        </table:table-row>
        <table:table-row table:style-name="ro1">
          <table:table-cell office:value-type="float" office:value="1572507137.07738" calcext:value-type="float">
            <text:p>1572507137.07738</text:p>
          </table:table-cell>
          <table:table-cell office:value-type="float" office:value="-0.716270032805294" calcext:value-type="float">
            <text:p>-0.716270032805294</text:p>
          </table:table-cell>
        </table:table-row>
        <table:table-row table:style-name="ro1">
          <table:table-cell office:value-type="float" office:value="1572507167.53469" calcext:value-type="float">
            <text:p>1572507167.53469</text:p>
          </table:table-cell>
          <table:table-cell office:value-type="float" office:value="-1.79384083160827" calcext:value-type="float">
            <text:p>-1.79384083160827</text:p>
          </table:table-cell>
        </table:table-row>
        <table:table-row table:style-name="ro1">
          <table:table-cell office:value-type="float" office:value="1572507197.98519" calcext:value-type="float">
            <text:p>1572507197.98519</text:p>
          </table:table-cell>
          <table:table-cell office:value-type="float" office:value="-0.113425648296344" calcext:value-type="float">
            <text:p>-0.113425648296344</text:p>
          </table:table-cell>
        </table:table-row>
        <table:table-row table:style-name="ro1">
          <table:table-cell office:value-type="float" office:value="1572507228.45707" calcext:value-type="float">
            <text:p>1572507228.45707</text:p>
          </table:table-cell>
          <table:table-cell office:value-type="float" office:value="-1.65421193112882" calcext:value-type="float">
            <text:p>-1.65421193112882</text:p>
          </table:table-cell>
        </table:table-row>
        <table:table-row table:style-name="ro1">
          <table:table-cell office:value-type="float" office:value="1572507258.90377" calcext:value-type="float">
            <text:p>1572507258.90377</text:p>
          </table:table-cell>
          <table:table-cell office:value-type="float" office:value="-3.03220850271452" calcext:value-type="float">
            <text:p>-3.03220850271452</text:p>
          </table:table-cell>
        </table:table-row>
        <table:table-row table:style-name="ro1">
          <table:table-cell office:value-type="float" office:value="1572507289.35145" calcext:value-type="float">
            <text:p>1572507289.35145</text:p>
          </table:table-cell>
          <table:table-cell office:value-type="float" office:value="-0.571295204737931" calcext:value-type="float">
            <text:p>-0.571295204737931</text:p>
          </table:table-cell>
        </table:table-row>
        <table:table-row table:style-name="ro1">
          <table:table-cell office:value-type="float" office:value="1572507319.80934" calcext:value-type="float">
            <text:p>1572507319.80934</text:p>
          </table:table-cell>
          <table:table-cell office:value-type="float" office:value="-3.57777759901143" calcext:value-type="float">
            <text:p>-3.57777759901143</text:p>
          </table:table-cell>
        </table:table-row>
        <table:table-row table:style-name="ro1">
          <table:table-cell office:value-type="float" office:value="1572507350.26718" calcext:value-type="float">
            <text:p>1572507350.26718</text:p>
          </table:table-cell>
          <table:table-cell office:value-type="float" office:value="-0.626105954513416" calcext:value-type="float">
            <text:p>-0.626105954513416</text:p>
          </table:table-cell>
        </table:table-row>
        <table:table-row table:style-name="ro1">
          <table:table-cell office:value-type="float" office:value="1572507380.446" calcext:value-type="float">
            <text:p>1572507380.446</text:p>
          </table:table-cell>
          <table:table-cell office:value-type="float" office:value="0.441528439619666" calcext:value-type="float">
            <text:p>0.441528439619666</text:p>
          </table:table-cell>
        </table:table-row>
        <table:table-row table:style-name="ro1">
          <table:table-cell office:value-type="float" office:value="1572507410.91065" calcext:value-type="float">
            <text:p>1572507410.91065</text:p>
          </table:table-cell>
          <table:table-cell office:value-type="float" office:value="-1.57336483197101" calcext:value-type="float">
            <text:p>-1.57336483197101</text:p>
          </table:table-cell>
        </table:table-row>
        <table:table-row table:style-name="ro1">
          <table:table-cell office:value-type="float" office:value="1572507441.36644" calcext:value-type="float">
            <text:p>1572507441.36644</text:p>
          </table:table-cell>
          <table:table-cell office:value-type="float" office:value="-1.46723975920496" calcext:value-type="float">
            <text:p>-1.46723975920496</text:p>
          </table:table-cell>
        </table:table-row>
        <table:table-row table:style-name="ro1">
          <table:table-cell office:value-type="float" office:value="1572507471.82751" calcext:value-type="float">
            <text:p>1572507471.82751</text:p>
          </table:table-cell>
          <table:table-cell office:value-type="float" office:value="-1.27108663311713" calcext:value-type="float">
            <text:p>-1.27108663311713</text:p>
          </table:table-cell>
        </table:table-row>
        <table:table-row table:style-name="ro1">
          <table:table-cell office:value-type="float" office:value="1572507502.27101" calcext:value-type="float">
            <text:p>1572507502.27101</text:p>
          </table:table-cell>
          <table:table-cell office:value-type="float" office:value="-1.19462743622025" calcext:value-type="float">
            <text:p>-1.19462743622025</text:p>
          </table:table-cell>
        </table:table-row>
        <table:table-row table:style-name="ro1">
          <table:table-cell office:value-type="float" office:value="1572507532.75063" calcext:value-type="float">
            <text:p>1572507532.75063</text:p>
          </table:table-cell>
          <table:table-cell office:value-type="float" office:value="-1.57363834454527" calcext:value-type="float">
            <text:p>-1.57363834454527</text:p>
          </table:table-cell>
        </table:table-row>
        <table:table-row table:style-name="ro1">
          <table:table-cell office:value-type="float" office:value="1572507563.22901" calcext:value-type="float">
            <text:p>1572507563.22901</text:p>
          </table:table-cell>
          <table:table-cell office:value-type="float" office:value="-0.626519879960032" calcext:value-type="float">
            <text:p>-0.626519879960032</text:p>
          </table:table-cell>
        </table:table-row>
        <table:table-row table:style-name="ro1">
          <table:table-cell office:value-type="float" office:value="1572507593.69598" calcext:value-type="float">
            <text:p>1572507593.69598</text:p>
          </table:table-cell>
          <table:table-cell office:value-type="float" office:value="-1.68565783268185" calcext:value-type="float">
            <text:p>-1.68565783268185</text:p>
          </table:table-cell>
        </table:table-row>
        <table:table-row table:style-name="ro1">
          <table:table-cell office:value-type="float" office:value="1572507624.14606" calcext:value-type="float">
            <text:p>1572507624.14606</text:p>
          </table:table-cell>
          <table:table-cell office:value-type="float" office:value="-1.42866790438017" calcext:value-type="float">
            <text:p>-1.42866790438017</text:p>
          </table:table-cell>
        </table:table-row>
        <table:table-row table:style-name="ro1">
          <table:table-cell office:value-type="float" office:value="1572507654.59837" calcext:value-type="float">
            <text:p>1572507654.59837</text:p>
          </table:table-cell>
          <table:table-cell office:value-type="float" office:value="-1.97738605186634" calcext:value-type="float">
            <text:p>-1.97738605186634</text:p>
          </table:table-cell>
        </table:table-row>
        <table:table-row table:style-name="ro1">
          <table:table-cell office:value-type="float" office:value="1572507685.07756" calcext:value-type="float">
            <text:p>1572507685.07756</text:p>
          </table:table-cell>
          <table:table-cell office:value-type="float" office:value="-1.55835893755564" calcext:value-type="float">
            <text:p>-1.55835893755564</text:p>
          </table:table-cell>
        </table:table-row>
        <table:table-row table:style-name="ro1">
          <table:table-cell office:value-type="float" office:value="1572507715.53512" calcext:value-type="float">
            <text:p>1572507715.53512</text:p>
          </table:table-cell>
          <table:table-cell office:value-type="float" office:value="-3.02494798710675" calcext:value-type="float">
            <text:p>-3.02494798710675</text:p>
          </table:table-cell>
        </table:table-row>
        <table:table-row table:style-name="ro1">
          <table:table-cell office:value-type="float" office:value="1572507745.96458" calcext:value-type="float">
            <text:p>1572507745.96458</text:p>
          </table:table-cell>
          <table:table-cell office:value-type="float" office:value="-2.04233578113277" calcext:value-type="float">
            <text:p>-2.04233578113277</text:p>
          </table:table-cell>
        </table:table-row>
        <table:table-row table:style-name="ro1">
          <table:table-cell office:value-type="float" office:value="1572507776.40879" calcext:value-type="float">
            <text:p>1572507776.40879</text:p>
          </table:table-cell>
          <table:table-cell office:value-type="float" office:value="-0.715514582299369" calcext:value-type="float">
            <text:p>-0.715514582299369</text:p>
          </table:table-cell>
        </table:table-row>
        <table:table-row table:style-name="ro1">
          <table:table-cell office:value-type="float" office:value="1572507806.84988" calcext:value-type="float">
            <text:p>1572507806.84988</text:p>
          </table:table-cell>
          <table:table-cell office:value-type="float" office:value="-1.66393698517315" calcext:value-type="float">
            <text:p>-1.66393698517315</text:p>
          </table:table-cell>
        </table:table-row>
        <table:table-row table:style-name="ro1">
          <table:table-cell office:value-type="float" office:value="1572507837.32372" calcext:value-type="float">
            <text:p>1572507837.32372</text:p>
          </table:table-cell>
          <table:table-cell office:value-type="float" office:value="-0.503607424460674" calcext:value-type="float">
            <text:p>-0.503607424460674</text:p>
          </table:table-cell>
        </table:table-row>
        <table:table-row table:style-name="ro1">
          <table:table-cell office:value-type="float" office:value="1572507867.77075" calcext:value-type="float">
            <text:p>1572507867.77075</text:p>
          </table:table-cell>
          <table:table-cell office:value-type="float" office:value="-1.00511832547252" calcext:value-type="float">
            <text:p>-1.00511832547252</text:p>
          </table:table-cell>
        </table:table-row>
        <table:table-row table:style-name="ro1">
          <table:table-cell office:value-type="float" office:value="1572507898.22938" calcext:value-type="float">
            <text:p>1572507898.22938</text:p>
          </table:table-cell>
          <table:table-cell office:value-type="float" office:value="-1.08356597341065" calcext:value-type="float">
            <text:p>-1.08356597341065</text:p>
          </table:table-cell>
        </table:table-row>
        <table:table-row table:style-name="ro1">
          <table:table-cell office:value-type="float" office:value="1572507928.44522" calcext:value-type="float">
            <text:p>1572507928.44522</text:p>
          </table:table-cell>
          <table:table-cell office:value-type="float" office:value="-2.79213905684807" calcext:value-type="float">
            <text:p>-2.79213905684807</text:p>
          </table:table-cell>
        </table:table-row>
        <table:table-row table:style-name="ro1">
          <table:table-cell office:value-type="float" office:value="1572507958.899" calcext:value-type="float">
            <text:p>1572507958.899</text:p>
          </table:table-cell>
          <table:table-cell office:value-type="float" office:value="-1.74601708486629" calcext:value-type="float">
            <text:p>-1.74601708486629</text:p>
          </table:table-cell>
        </table:table-row>
        <table:table-row table:style-name="ro1">
          <table:table-cell office:value-type="float" office:value="1572507989.37643" calcext:value-type="float">
            <text:p>1572507989.37643</text:p>
          </table:table-cell>
          <table:table-cell office:value-type="float" office:value="-1.22093437290867" calcext:value-type="float">
            <text:p>-1.22093437290867</text:p>
          </table:table-cell>
        </table:table-row>
        <table:table-row table:style-name="ro1">
          <table:table-cell office:value-type="float" office:value="1572508019.80919" calcext:value-type="float">
            <text:p>1572508019.80919</text:p>
          </table:table-cell>
          <table:table-cell office:value-type="float" office:value="-1.03430518867821" calcext:value-type="float">
            <text:p>-1.03430518867821</text:p>
          </table:table-cell>
        </table:table-row>
        <table:table-row table:style-name="ro1">
          <table:table-cell office:value-type="float" office:value="1572508050.31196" calcext:value-type="float">
            <text:p>1572508050.31196</text:p>
          </table:table-cell>
          <table:table-cell office:value-type="float" office:value="0.105543838231334" calcext:value-type="float">
            <text:p>0.105543838231334</text:p>
          </table:table-cell>
        </table:table-row>
        <table:table-row table:style-name="ro1">
          <table:table-cell office:value-type="float" office:value="1572508080.78502" calcext:value-type="float">
            <text:p>1572508080.78502</text:p>
          </table:table-cell>
          <table:table-cell office:value-type="float" office:value="-3.51837637215395" calcext:value-type="float">
            <text:p>-3.51837637215395</text:p>
          </table:table-cell>
        </table:table-row>
        <table:table-row table:style-name="ro1">
          <table:table-cell office:value-type="float" office:value="1572508111.24667" calcext:value-type="float">
            <text:p>1572508111.24667</text:p>
          </table:table-cell>
          <table:table-cell office:value-type="float" office:value="-0.0547103968256653" calcext:value-type="float">
            <text:p>-0.054710396825665</text:p>
          </table:table-cell>
        </table:table-row>
        <table:table-row table:style-name="ro1">
          <table:table-cell office:value-type="float" office:value="1572508141.70288" calcext:value-type="float">
            <text:p>1572508141.70288</text:p>
          </table:table-cell>
          <table:table-cell office:value-type="float" office:value="-1.24840922291555" calcext:value-type="float">
            <text:p>-1.24840922291555</text:p>
          </table:table-cell>
        </table:table-row>
        <table:table-row table:style-name="ro1">
          <table:table-cell office:value-type="float" office:value="1572508172.15895" calcext:value-type="float">
            <text:p>1572508172.15895</text:p>
          </table:table-cell>
          <table:table-cell office:value-type="float" office:value="-0.89878628998317" calcext:value-type="float">
            <text:p>-0.89878628998317</text:p>
          </table:table-cell>
        </table:table-row>
        <table:table-row table:style-name="ro1">
          <table:table-cell office:value-type="float" office:value="1572508202.63834" calcext:value-type="float">
            <text:p>1572508202.63834</text:p>
          </table:table-cell>
          <table:table-cell office:value-type="float" office:value="-1.27183915835488" calcext:value-type="float">
            <text:p>-1.27183915835488</text:p>
          </table:table-cell>
        </table:table-row>
        <table:table-row table:style-name="ro1">
          <table:table-cell office:value-type="float" office:value="1572508233.12776" calcext:value-type="float">
            <text:p>1572508233.12776</text:p>
          </table:table-cell>
          <table:table-cell office:value-type="float" office:value="-3.34072117936415" calcext:value-type="float">
            <text:p>-3.34072117936415</text:p>
          </table:table-cell>
        </table:table-row>
        <table:table-row table:style-name="ro1">
          <table:table-cell office:value-type="float" office:value="1572508263.60695" calcext:value-type="float">
            <text:p>1572508263.60695</text:p>
          </table:table-cell>
          <table:table-cell office:value-type="float" office:value="-3.9816598686685" calcext:value-type="float">
            <text:p>-3.9816598686685</text:p>
          </table:table-cell>
        </table:table-row>
        <table:table-row table:style-name="ro1">
          <table:table-cell office:value-type="float" office:value="1572508294.05307" calcext:value-type="float">
            <text:p>1572508294.05307</text:p>
          </table:table-cell>
          <table:table-cell office:value-type="float" office:value="-0.409058369176031" calcext:value-type="float">
            <text:p>-0.409058369176031</text:p>
          </table:table-cell>
        </table:table-row>
        <table:table-row table:style-name="ro1">
          <table:table-cell office:value-type="float" office:value="1572508324.51011" calcext:value-type="float">
            <text:p>1572508324.51011</text:p>
          </table:table-cell>
          <table:table-cell office:value-type="float" office:value="-3.62991684762704" calcext:value-type="float">
            <text:p>-3.62991684762704</text:p>
          </table:table-cell>
        </table:table-row>
        <table:table-row table:style-name="ro1">
          <table:table-cell office:value-type="float" office:value="1572508354.96381" calcext:value-type="float">
            <text:p>1572508354.96381</text:p>
          </table:table-cell>
          <table:table-cell office:value-type="float" office:value="-1.46477375813431" calcext:value-type="float">
            <text:p>-1.46477375813431</text:p>
          </table:table-cell>
        </table:table-row>
        <table:table-row table:style-name="ro1">
          <table:table-cell office:value-type="float" office:value="1572508385.42128" calcext:value-type="float">
            <text:p>1572508385.42128</text:p>
          </table:table-cell>
          <table:table-cell office:value-type="float" office:value="-2.95965527014693" calcext:value-type="float">
            <text:p>-2.95965527014693</text:p>
          </table:table-cell>
        </table:table-row>
        <table:table-row table:style-name="ro1">
          <table:table-cell office:value-type="float" office:value="1572508415.86215" calcext:value-type="float">
            <text:p>1572508415.86215</text:p>
          </table:table-cell>
          <table:table-cell office:value-type="float" office:value="-1.42380098945574" calcext:value-type="float">
            <text:p>-1.42380098945574</text:p>
          </table:table-cell>
        </table:table-row>
        <table:table-row table:style-name="ro1">
          <table:table-cell office:value-type="float" office:value="1572508446.14509" calcext:value-type="float">
            <text:p>1572508446.14509</text:p>
          </table:table-cell>
          <table:table-cell office:value-type="float" office:value="-0.0683414151992748" calcext:value-type="float">
            <text:p>-0.068341415199275</text:p>
          </table:table-cell>
        </table:table-row>
        <table:table-row table:style-name="ro1">
          <table:table-cell office:value-type="float" office:value="1572508476.60414" calcext:value-type="float">
            <text:p>1572508476.60414</text:p>
          </table:table-cell>
          <table:table-cell office:value-type="float" office:value="-1.36741425145154" calcext:value-type="float">
            <text:p>-1.36741425145154</text:p>
          </table:table-cell>
        </table:table-row>
        <table:table-row table:style-name="ro1">
          <table:table-cell office:value-type="float" office:value="1572508507.05439" calcext:value-type="float">
            <text:p>1572508507.05439</text:p>
          </table:table-cell>
          <table:table-cell office:value-type="float" office:value="-1.92915276758" calcext:value-type="float">
            <text:p>-1.92915276758</text:p>
          </table:table-cell>
        </table:table-row>
        <table:table-row table:style-name="ro1">
          <table:table-cell office:value-type="float" office:value="1572508537.52422" calcext:value-type="float">
            <text:p>1572508537.52422</text:p>
          </table:table-cell>
          <table:table-cell office:value-type="float" office:value="-2.05809566341998" calcext:value-type="float">
            <text:p>-2.05809566341998</text:p>
          </table:table-cell>
        </table:table-row>
        <table:table-row table:style-name="ro1">
          <table:table-cell office:value-type="float" office:value="1572508567.99668" calcext:value-type="float">
            <text:p>1572508567.99668</text:p>
          </table:table-cell>
          <table:table-cell office:value-type="float" office:value="-1.52437755981283" calcext:value-type="float">
            <text:p>-1.52437755981283</text:p>
          </table:table-cell>
        </table:table-row>
        <table:table-row table:style-name="ro1">
          <table:table-cell office:value-type="float" office:value="1572508598.47924" calcext:value-type="float">
            <text:p>1572508598.47924</text:p>
          </table:table-cell>
          <table:table-cell office:value-type="float" office:value="-1.61831011482981" calcext:value-type="float">
            <text:p>-1.61831011482981</text:p>
          </table:table-cell>
        </table:table-row>
        <table:table-row table:style-name="ro1">
          <table:table-cell office:value-type="float" office:value="1572508628.9872" calcext:value-type="float">
            <text:p>1572508628.9872</text:p>
          </table:table-cell>
          <table:table-cell office:value-type="float" office:value="-0.564719201882869" calcext:value-type="float">
            <text:p>-0.564719201882869</text:p>
          </table:table-cell>
        </table:table-row>
        <table:table-row table:style-name="ro1">
          <table:table-cell office:value-type="float" office:value="1572508659.45231" calcext:value-type="float">
            <text:p>1572508659.45231</text:p>
          </table:table-cell>
          <table:table-cell office:value-type="float" office:value="-1.04485663098168" calcext:value-type="float">
            <text:p>-1.04485663098168</text:p>
          </table:table-cell>
        </table:table-row>
        <table:table-row table:style-name="ro1">
          <table:table-cell office:value-type="float" office:value="1572508689.92727" calcext:value-type="float">
            <text:p>1572508689.92727</text:p>
          </table:table-cell>
          <table:table-cell office:value-type="float" office:value="-0.973672423919499" calcext:value-type="float">
            <text:p>-0.973672423919499</text:p>
          </table:table-cell>
        </table:table-row>
        <table:table-row table:style-name="ro1">
          <table:table-cell office:value-type="float" office:value="1572508720.42436" calcext:value-type="float">
            <text:p>1572508720.42436</text:p>
          </table:table-cell>
          <table:table-cell office:value-type="float" office:value="-2.2881592294974" calcext:value-type="float">
            <text:p>-2.2881592294974</text:p>
          </table:table-cell>
        </table:table-row>
        <table:table-row table:style-name="ro1">
          <table:table-cell office:value-type="float" office:value="1572508750.92505" calcext:value-type="float">
            <text:p>1572508750.92505</text:p>
          </table:table-cell>
          <table:table-cell office:value-type="float" office:value="0.0451801981446286" calcext:value-type="float">
            <text:p>0.045180198144629</text:p>
          </table:table-cell>
        </table:table-row>
        <table:table-row table:style-name="ro1">
          <table:table-cell office:value-type="float" office:value="1572508781.42919" calcext:value-type="float">
            <text:p>1572508781.42919</text:p>
          </table:table-cell>
          <table:table-cell office:value-type="float" office:value="163.269200160175" calcext:value-type="float">
            <text:p>163.269200160175</text:p>
          </table:table-cell>
        </table:table-row>
        <table:table-row table:style-name="ro1">
          <table:table-cell office:value-type="float" office:value="1572508811.74886" calcext:value-type="float">
            <text:p>1572508811.74886</text:p>
          </table:table-cell>
          <table:table-cell office:value-type="float" office:value="-1.98375801726627" calcext:value-type="float">
            <text:p>-1.98375801726627</text:p>
          </table:table-cell>
        </table:table-row>
        <table:table-row table:style-name="ro1">
          <table:table-cell office:value-type="float" office:value="1572508842.25447" calcext:value-type="float">
            <text:p>1572508842.25447</text:p>
          </table:table-cell>
          <table:table-cell office:value-type="float" office:value="-2.08179764879949" calcext:value-type="float">
            <text:p>-2.08179764879949</text:p>
          </table:table-cell>
        </table:table-row>
        <table:table-row table:style-name="ro1">
          <table:table-cell office:value-type="float" office:value="1572508872.75232" calcext:value-type="float">
            <text:p>1572508872.75232</text:p>
          </table:table-cell>
          <table:table-cell office:value-type="float" office:value="-2.19210366110317" calcext:value-type="float">
            <text:p>-2.19210366110317</text:p>
          </table:table-cell>
        </table:table-row>
        <table:table-row table:style-name="ro1">
          <table:table-cell office:value-type="float" office:value="1572508903.2489" calcext:value-type="float">
            <text:p>1572508903.2489</text:p>
          </table:table-cell>
          <table:table-cell office:value-type="float" office:value="-3.19129628708715" calcext:value-type="float">
            <text:p>-3.19129628708715</text:p>
          </table:table-cell>
        </table:table-row>
        <table:table-row table:style-name="ro1">
          <table:table-cell office:value-type="float" office:value="1572508933.75176" calcext:value-type="float">
            <text:p>1572508933.75176</text:p>
          </table:table-cell>
          <table:table-cell office:value-type="float" office:value="-1.61132164916222" calcext:value-type="float">
            <text:p>-1.61132164916222</text:p>
          </table:table-cell>
        </table:table-row>
        <table:table-row table:style-name="ro1">
          <table:table-cell office:value-type="float" office:value="1572508964.2101" calcext:value-type="float">
            <text:p>1572508964.2101</text:p>
          </table:table-cell>
          <table:table-cell office:value-type="float" office:value="-0.665912272507618" calcext:value-type="float">
            <text:p>-0.665912272507618</text:p>
          </table:table-cell>
        </table:table-row>
        <table:table-row table:style-name="ro1">
          <table:table-cell office:value-type="float" office:value="1572508994.67977" calcext:value-type="float">
            <text:p>1572508994.67977</text:p>
          </table:table-cell>
          <table:table-cell office:value-type="float" office:value="-0.799513657914626" calcext:value-type="float">
            <text:p>-0.799513657914626</text:p>
          </table:table-cell>
        </table:table-row>
        <table:table-row table:style-name="ro1">
          <table:table-cell office:value-type="float" office:value="1572509025.13478" calcext:value-type="float">
            <text:p>1572509025.13478</text:p>
          </table:table-cell>
          <table:table-cell office:value-type="float" office:value="-2.4530024790023" calcext:value-type="float">
            <text:p>-2.4530024790023</text:p>
          </table:table-cell>
        </table:table-row>
        <table:table-row table:style-name="ro1">
          <table:table-cell office:value-type="float" office:value="1572509055.62883" calcext:value-type="float">
            <text:p>1572509055.62883</text:p>
          </table:table-cell>
          <table:table-cell office:value-type="float" office:value="-1.09877736791524" calcext:value-type="float">
            <text:p>-1.09877736791524</text:p>
          </table:table-cell>
        </table:table-row>
        <table:table-row table:style-name="ro1">
          <table:table-cell office:value-type="float" office:value="1572509086.10437" calcext:value-type="float">
            <text:p>1572509086.10437</text:p>
          </table:table-cell>
          <table:table-cell office:value-type="float" office:value="-1.59645324235103" calcext:value-type="float">
            <text:p>-1.59645324235103</text:p>
          </table:table-cell>
        </table:table-row>
        <table:table-row table:style-name="ro1">
          <table:table-cell office:value-type="float" office:value="1572509116.61037" calcext:value-type="float">
            <text:p>1572509116.61037</text:p>
          </table:table-cell>
          <table:table-cell office:value-type="float" office:value="-3.99317226156712" calcext:value-type="float">
            <text:p>-3.99317226156712</text:p>
          </table:table-cell>
        </table:table-row>
        <table:table-row table:style-name="ro1">
          <table:table-cell office:value-type="float" office:value="1572509147.1196" calcext:value-type="float">
            <text:p>1572509147.1196</text:p>
          </table:table-cell>
          <table:table-cell office:value-type="float" office:value="-0.234762115566981" calcext:value-type="float">
            <text:p>-0.234762115566981</text:p>
          </table:table-cell>
        </table:table-row>
        <table:table-row table:style-name="ro1">
          <table:table-cell office:value-type="float" office:value="1572509177.59084" calcext:value-type="float">
            <text:p>1572509177.59084</text:p>
          </table:table-cell>
          <table:table-cell office:value-type="float" office:value="-1.70011377668051" calcext:value-type="float">
            <text:p>-1.70011377668051</text:p>
          </table:table-cell>
        </table:table-row>
        <table:table-row table:style-name="ro1">
          <table:table-cell office:value-type="float" office:value="1572509208.03835" calcext:value-type="float">
            <text:p>1572509208.03835</text:p>
          </table:table-cell>
          <table:table-cell office:value-type="float" office:value="-1.45134385194766" calcext:value-type="float">
            <text:p>-1.45134385194766</text:p>
          </table:table-cell>
        </table:table-row>
        <table:table-row table:style-name="ro1">
          <table:table-cell office:value-type="float" office:value="1572509238.50804" calcext:value-type="float">
            <text:p>1572509238.50804</text:p>
          </table:table-cell>
          <table:table-cell office:value-type="float" office:value="-2.33378902510891" calcext:value-type="float">
            <text:p>-2.33378902510891</text:p>
          </table:table-cell>
        </table:table-row>
        <table:table-row table:style-name="ro1">
          <table:table-cell office:value-type="float" office:value="1572509269.01404" calcext:value-type="float">
            <text:p>1572509269.01404</text:p>
          </table:table-cell>
          <table:table-cell office:value-type="float" office:value="-2.37791084497675" calcext:value-type="float">
            <text:p>-2.37791084497675</text:p>
          </table:table-cell>
        </table:table-row>
        <table:table-row table:style-name="ro1">
          <table:table-cell office:value-type="float" office:value="1572509299.51746" calcext:value-type="float">
            <text:p>1572509299.51746</text:p>
          </table:table-cell>
          <table:table-cell office:value-type="float" office:value="10876.7251880379" calcext:value-type="float">
            <text:p>10876.7251880379</text:p>
          </table:table-cell>
        </table:table-row>
        <table:table-row table:style-name="ro1">
          <table:table-cell office:value-type="float" office:value="1572509329.98737" calcext:value-type="float">
            <text:p>1572509329.98737</text:p>
          </table:table-cell>
          <table:table-cell office:value-type="float" office:value="-1.59412472888456" calcext:value-type="float">
            <text:p>-1.59412472888456</text:p>
          </table:table-cell>
        </table:table-row>
        <table:table-row table:style-name="ro1">
          <table:table-cell office:value-type="float" office:value="1572509360.22601" calcext:value-type="float">
            <text:p>1572509360.22601</text:p>
          </table:table-cell>
          <table:table-cell office:value-type="float" office:value="-2.56433599175208" calcext:value-type="float">
            <text:p>-2.56433599175208</text:p>
          </table:table-cell>
        </table:table-row>
        <table:table-row table:style-name="ro1">
          <table:table-cell office:value-type="float" office:value="1572509390.72144" calcext:value-type="float">
            <text:p>1572509390.72144</text:p>
          </table:table-cell>
          <table:table-cell office:value-type="float" office:value="-1.65701945725878" calcext:value-type="float">
            <text:p>-1.65701945725878</text:p>
          </table:table-cell>
        </table:table-row>
        <table:table-row table:style-name="ro1">
          <table:table-cell office:value-type="float" office:value="1572509421.19245" calcext:value-type="float">
            <text:p>1572509421.19245</text:p>
          </table:table-cell>
          <table:table-cell office:value-type="float" office:value="-0.169055473160538" calcext:value-type="float">
            <text:p>-0.169055473160538</text:p>
          </table:table-cell>
        </table:table-row>
        <table:table-row table:style-name="ro1">
          <table:table-cell office:value-type="float" office:value="1572509451.69311" calcext:value-type="float">
            <text:p>1572509451.69311</text:p>
          </table:table-cell>
          <table:table-cell office:value-type="float" office:value="-3.05708132668066" calcext:value-type="float">
            <text:p>-3.05708132668066</text:p>
          </table:table-cell>
        </table:table-row>
        <table:table-row table:style-name="ro1">
          <table:table-cell office:value-type="float" office:value="1572509482.19679" calcext:value-type="float">
            <text:p>1572509482.19679</text:p>
          </table:table-cell>
          <table:table-cell office:value-type="float" office:value="1.04501345785871" calcext:value-type="float">
            <text:p>1.045013457858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31T09:02:14.393655824</dc:date>
    <meta:editing-duration>PT1M38S</meta:editing-duration>
    <meta:editing-cycles>1</meta:editing-cycles>
    <meta:document-statistic meta:table-count="1" meta:cell-count="3212" meta:object-count="2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-1000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10000" chart:maximum="50000" chart:origin="-1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horizontal-bar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0.855cm" svg:height="14.184cm" xlink:href=".." xlink:type="simple" chart:class="chart:scatter" chart:style-name="ch1">
        <chart:title svg:x="11.864cm" svg:y="0.419cm" chart:style-name="ch2">
          <text:p>2019-10-31 weight readings (noise)</text:p>
        </chart:title>
        <chart:plot-area chart:style-name="ch3" table:cell-range-address="'coffee_data_2019-10-30'.A1:'coffee_data_2019-10-30'.B1606" svg:x="0.617cm" svg:y="1.481cm" svg:width="29.621cm" svg:height="12.42cm">
          <chartooo:coordinate-region svg:x="1.9cm" svg:y="1.68cm" svg:width="28.139cm" svg:height="10.11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coffee_data_2019-10-30'.B1:'coffee_data_2019-10-30'.B1606" chart:class="chart:scatter">
            <chart:domain table:cell-range-address="'coffee_data_2019-10-30'.A1:'coffee_data_2019-10-30'.A1606"/>
            <chart:data-point chart:repeated="160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72460346.39072">
                <text:p>1572460346.39072</text:p>
                <draw:g>
                  <svg:desc>'coffee_data_2019-10-30'.A1:'coffee_data_2019-10-30'.A1606</svg:desc>
                </draw:g>
              </table:table-cell>
              <table:table-cell office:value-type="float" office:value="766.321942257806">
                <text:p>766.321942257806</text:p>
                <draw:g>
                  <svg:desc>'coffee_data_2019-10-30'.B1:'coffee_data_2019-10-30'.B16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72460377.1311">
                <text:p>1572460377.1311</text:p>
              </table:table-cell>
              <table:table-cell office:value-type="float" office:value="125.504775175264">
                <text:p>125.5047751752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72460407.63686">
                <text:p>1572460407.63686</text:p>
              </table:table-cell>
              <table:table-cell office:value-type="float" office:value="122.221534621686">
                <text:p>122.2215346216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72460438.21331">
                <text:p>1572460438.21331</text:p>
              </table:table-cell>
              <table:table-cell office:value-type="float" office:value="124.406880344506">
                <text:p>124.4068803445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72460468.79237">
                <text:p>1572460468.79237</text:p>
              </table:table-cell>
              <table:table-cell office:value-type="float" office:value="124.598031993333">
                <text:p>124.59803199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72460499.35834">
                <text:p>1572460499.35834</text:p>
              </table:table-cell>
              <table:table-cell office:value-type="float" office:value="122.728387062384">
                <text:p>122.7283870623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72460529.96298">
                <text:p>1572460529.96298</text:p>
              </table:table-cell>
              <table:table-cell office:value-type="float" office:value="124.04609239427">
                <text:p>124.046092394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72460560.55179">
                <text:p>1572460560.55179</text:p>
              </table:table-cell>
              <table:table-cell office:value-type="float" office:value="124.240804094465">
                <text:p>124.2408040944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72460591.00007">
                <text:p>1572460591.00007</text:p>
              </table:table-cell>
              <table:table-cell office:value-type="float" office:value="123.754568212541">
                <text:p>123.7545682125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72460621.56841">
                <text:p>1572460621.56841</text:p>
              </table:table-cell>
              <table:table-cell office:value-type="float" office:value="123.707705416394">
                <text:p>123.7077054163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72460652.17887">
                <text:p>1572460652.17887</text:p>
              </table:table-cell>
              <table:table-cell office:value-type="float" office:value="124.558908725457">
                <text:p>124.5589087254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72460682.75605">
                <text:p>1572460682.75605</text:p>
              </table:table-cell>
              <table:table-cell office:value-type="float" office:value="124.708197592764">
                <text:p>124.7081975927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72460713.34466">
                <text:p>1572460713.34466</text:p>
              </table:table-cell>
              <table:table-cell office:value-type="float" office:value="124.826382083578">
                <text:p>124.8263820835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72460743.89903">
                <text:p>1572460743.89903</text:p>
              </table:table-cell>
              <table:table-cell office:value-type="float" office:value="124.451890714581">
                <text:p>124.4518907145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72460774.48708">
                <text:p>1572460774.48708</text:p>
              </table:table-cell>
              <table:table-cell office:value-type="float" office:value="123.953184414431">
                <text:p>123.9531844144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72460805.0822">
                <text:p>1572460805.0822</text:p>
              </table:table-cell>
              <table:table-cell office:value-type="float" office:value="124.088636763275">
                <text:p>124.0886367632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72460835.65495">
                <text:p>1572460835.65495</text:p>
              </table:table-cell>
              <table:table-cell office:value-type="float" office:value="122.395338698925">
                <text:p>122.3953386989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72460866.20801">
                <text:p>1572460866.20801</text:p>
              </table:table-cell>
              <table:table-cell office:value-type="float" office:value="126.385868874529">
                <text:p>126.3858688745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72460896.80621">
                <text:p>1572460896.80621</text:p>
              </table:table-cell>
              <table:table-cell office:value-type="float" office:value="123.817528028132">
                <text:p>123.8175280281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72460927.35995">
                <text:p>1572460927.35995</text:p>
              </table:table-cell>
              <table:table-cell office:value-type="float" office:value="123.981890802339">
                <text:p>123.9818908023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72460957.93697">
                <text:p>1572460957.93697</text:p>
              </table:table-cell>
              <table:table-cell office:value-type="float" office:value="124.519920019918">
                <text:p>124.5199200199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72460988.50184">
                <text:p>1572460988.50184</text:p>
              </table:table-cell>
              <table:table-cell office:value-type="float" office:value="124.357888684445">
                <text:p>124.3578886844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72461019.0431">
                <text:p>1572461019.0431</text:p>
              </table:table-cell>
              <table:table-cell office:value-type="float" office:value="125.175795128518">
                <text:p>125.1757951285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72461049.61585">
                <text:p>1572461049.61585</text:p>
              </table:table-cell>
              <table:table-cell office:value-type="float" office:value="125.004922901307">
                <text:p>125.0049229013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72461080.18502">
                <text:p>1572461080.18502</text:p>
              </table:table-cell>
              <table:table-cell office:value-type="float" office:value="123.70201211321">
                <text:p>123.702012113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72461110.57567">
                <text:p>1572461110.57567</text:p>
              </table:table-cell>
              <table:table-cell office:value-type="float" office:value="124.431881880271">
                <text:p>124.4318818802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72461141.1266">
                <text:p>1572461141.1266</text:p>
              </table:table-cell>
              <table:table-cell office:value-type="float" office:value="124.053416534461">
                <text:p>124.0534165344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72461171.67031">
                <text:p>1572461171.67031</text:p>
              </table:table-cell>
              <table:table-cell office:value-type="float" office:value="124.531841950361">
                <text:p>124.5318419503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72461202.2381">
                <text:p>1572461202.2381</text:p>
              </table:table-cell>
              <table:table-cell office:value-type="float" office:value="124.901812317394">
                <text:p>124.9018123173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72461232.78619">
                <text:p>1572461232.78619</text:p>
              </table:table-cell>
              <table:table-cell office:value-type="float" office:value="124.049509107497">
                <text:p>124.0495091074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72461263.37689">
                <text:p>1572461263.37689</text:p>
              </table:table-cell>
              <table:table-cell office:value-type="float" office:value="124.536568452413">
                <text:p>124.5365684524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72461293.92418">
                <text:p>1572461293.92418</text:p>
              </table:table-cell>
              <table:table-cell office:value-type="float" office:value="123.682690716921">
                <text:p>123.6826907169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72461324.50591">
                <text:p>1572461324.50591</text:p>
              </table:table-cell>
              <table:table-cell office:value-type="float" office:value="123.669262273369">
                <text:p>123.6692622733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72461355.06838">
                <text:p>1572461355.06838</text:p>
              </table:table-cell>
              <table:table-cell office:value-type="float" office:value="122.299074705174">
                <text:p>122.29907470517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72461385.62203">
                <text:p>1572461385.62203</text:p>
              </table:table-cell>
              <table:table-cell office:value-type="float" office:value="125.22703997639">
                <text:p>125.227039976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72461416.17831">
                <text:p>1572461416.17831</text:p>
              </table:table-cell>
              <table:table-cell office:value-type="float" office:value="124.104865419787">
                <text:p>124.1048654197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72461446.74676">
                <text:p>1572461446.74676</text:p>
              </table:table-cell>
              <table:table-cell office:value-type="float" office:value="124.067389077894">
                <text:p>124.0673890778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72461477.30224">
                <text:p>1572461477.30224</text:p>
              </table:table-cell>
              <table:table-cell office:value-type="float" office:value="125.544869632174">
                <text:p>125.5448696321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72461507.87115">
                <text:p>1572461507.87115</text:p>
              </table:table-cell>
              <table:table-cell office:value-type="float" office:value="123.807383198105">
                <text:p>123.8073831981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72461538.43124">
                <text:p>1572461538.43124</text:p>
              </table:table-cell>
              <table:table-cell office:value-type="float" office:value="125.641813750776">
                <text:p>125.6418137507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72461569.01392">
                <text:p>1572461569.01392</text:p>
              </table:table-cell>
              <table:table-cell office:value-type="float" office:value="124.216952920409">
                <text:p>124.2169529204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72461599.61047">
                <text:p>1572461599.61047</text:p>
              </table:table-cell>
              <table:table-cell office:value-type="float" office:value="126.484043068398">
                <text:p>126.4840430683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72461630.1722">
                <text:p>1572461630.1722</text:p>
              </table:table-cell>
              <table:table-cell office:value-type="float" office:value="127.017211221589">
                <text:p>127.0172112215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72461660.51835">
                <text:p>1572461660.51835</text:p>
              </table:table-cell>
              <table:table-cell office:value-type="float" office:value="125.28876825408">
                <text:p>125.288768254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72461691.08835">
                <text:p>1572461691.08835</text:p>
              </table:table-cell>
              <table:table-cell office:value-type="float" office:value="126.022400647329">
                <text:p>126.0224006473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72461721.65288">
                <text:p>1572461721.65288</text:p>
              </table:table-cell>
              <table:table-cell office:value-type="float" office:value="124.553966484877">
                <text:p>124.55396648487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72461752.21157">
                <text:p>1572461752.21157</text:p>
              </table:table-cell>
              <table:table-cell office:value-type="float" office:value="126.061316952482">
                <text:p>126.0613169524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72461782.82172">
                <text:p>1572461782.82172</text:p>
              </table:table-cell>
              <table:table-cell office:value-type="float" office:value="123.578823219869">
                <text:p>123.5788232198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72461813.38955">
                <text:p>1572461813.38955</text:p>
              </table:table-cell>
              <table:table-cell office:value-type="float" office:value="125.974374325766">
                <text:p>125.9743743257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72461844.12048">
                <text:p>1572461844.12048</text:p>
              </table:table-cell>
              <table:table-cell office:value-type="float" office:value="125.760616204491">
                <text:p>125.76061620449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72461874.78548">
                <text:p>1572461874.78548</text:p>
              </table:table-cell>
              <table:table-cell office:value-type="float" office:value="125.015125505381">
                <text:p>125.0151255053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72461905.35345">
                <text:p>1572461905.35345</text:p>
              </table:table-cell>
              <table:table-cell office:value-type="float" office:value="5543.83437611018">
                <text:p>5543.834376110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72461935.93504">
                <text:p>1572461935.93504</text:p>
              </table:table-cell>
              <table:table-cell office:value-type="float" office:value="124.657900531781">
                <text:p>124.65790053178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72461966.48717">
                <text:p>1572461966.48717</text:p>
              </table:table-cell>
              <table:table-cell office:value-type="float" office:value="124.989365593841">
                <text:p>124.9893655938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72461997.08016">
                <text:p>1572461997.08016</text:p>
              </table:table-cell>
              <table:table-cell office:value-type="float" office:value="124.663378096437">
                <text:p>124.6633780964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72462027.54734">
                <text:p>1572462027.54734</text:p>
              </table:table-cell>
              <table:table-cell office:value-type="float" office:value="124.700719875995">
                <text:p>124.7007198759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72462058.28456">
                <text:p>1572462058.28456</text:p>
              </table:table-cell>
              <table:table-cell office:value-type="float" office:value="123.141641159953">
                <text:p>123.1416411599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72462088.90993">
                <text:p>1572462088.90993</text:p>
              </table:table-cell>
              <table:table-cell office:value-type="float" office:value="127.205620431503">
                <text:p>127.2056204315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72462119.48977">
                <text:p>1572462119.48977</text:p>
              </table:table-cell>
              <table:table-cell office:value-type="float" office:value="21923.6952247597">
                <text:p>21923.695224759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72462150.08691">
                <text:p>1572462150.08691</text:p>
              </table:table-cell>
              <table:table-cell office:value-type="float" office:value="125.907094620399">
                <text:p>125.9070946203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72462180.65476">
                <text:p>1572462180.65476</text:p>
              </table:table-cell>
              <table:table-cell office:value-type="float" office:value="126.682385757714">
                <text:p>126.6823857577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72462211.27669">
                <text:p>1572462211.27669</text:p>
              </table:table-cell>
              <table:table-cell office:value-type="float" office:value="124.813490426735">
                <text:p>124.8134904267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72462241.89145">
                <text:p>1572462241.89145</text:p>
              </table:table-cell>
              <table:table-cell office:value-type="float" office:value="125.09980616848">
                <text:p>125.099806168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72462272.49199">
                <text:p>1572462272.49199</text:p>
              </table:table-cell>
              <table:table-cell office:value-type="float" office:value="123.642264973391">
                <text:p>123.64226497339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72462303.02934">
                <text:p>1572462303.02934</text:p>
              </table:table-cell>
              <table:table-cell office:value-type="float" office:value="124.72003980965">
                <text:p>124.7200398096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72462333.57856">
                <text:p>1572462333.57856</text:p>
              </table:table-cell>
              <table:table-cell office:value-type="float" office:value="125.554115673554">
                <text:p>125.55411567355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72462364.10975">
                <text:p>1572462364.10975</text:p>
              </table:table-cell>
              <table:table-cell office:value-type="float" office:value="124.945790799122">
                <text:p>124.94579079912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72462394.63552">
                <text:p>1572462394.63552</text:p>
              </table:table-cell>
              <table:table-cell office:value-type="float" office:value="125.539865229645">
                <text:p>125.53986522964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72462425.16458">
                <text:p>1572462425.16458</text:p>
              </table:table-cell>
              <table:table-cell office:value-type="float" office:value="122.615529484916">
                <text:p>122.6155294849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72462455.71553">
                <text:p>1572462455.71553</text:p>
              </table:table-cell>
              <table:table-cell office:value-type="float" office:value="124.966408820529">
                <text:p>124.96640882052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72462486.26948">
                <text:p>1572462486.26948</text:p>
              </table:table-cell>
              <table:table-cell office:value-type="float" office:value="125.807476075369">
                <text:p>125.80747607536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72462516.81267">
                <text:p>1572462516.81267</text:p>
              </table:table-cell>
              <table:table-cell office:value-type="float" office:value="125.277186386062">
                <text:p>125.2771863860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72462547.21481">
                <text:p>1572462547.21481</text:p>
              </table:table-cell>
              <table:table-cell office:value-type="float" office:value="125.381050957847">
                <text:p>125.38105095784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72462577.79178">
                <text:p>1572462577.79178</text:p>
              </table:table-cell>
              <table:table-cell office:value-type="float" office:value="124.746073233764">
                <text:p>124.74607323376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72462608.33169">
                <text:p>1572462608.33169</text:p>
              </table:table-cell>
              <table:table-cell office:value-type="float" office:value="125.816380591691">
                <text:p>125.81638059169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72462638.86388">
                <text:p>1572462638.86388</text:p>
              </table:table-cell>
              <table:table-cell office:value-type="float" office:value="125.489850457041">
                <text:p>125.48985045704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72462669.4211">
                <text:p>1572462669.4211</text:p>
              </table:table-cell>
              <table:table-cell office:value-type="float" office:value="123.162058069173">
                <text:p>123.16205806917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72462699.96064">
                <text:p>1572462699.96064</text:p>
              </table:table-cell>
              <table:table-cell office:value-type="float" office:value="124.473120848354">
                <text:p>124.47312084835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72462730.49192">
                <text:p>1572462730.49192</text:p>
              </table:table-cell>
              <table:table-cell office:value-type="float" office:value="124.938938358424">
                <text:p>124.9389383584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72462761.02575">
                <text:p>1572462761.02575</text:p>
              </table:table-cell>
              <table:table-cell office:value-type="float" office:value="125.443672173647">
                <text:p>125.44367217364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572462791.55442">
                <text:p>1572462791.55442</text:p>
              </table:table-cell>
              <table:table-cell office:value-type="float" office:value="125.040200904168">
                <text:p>125.04020090416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72462822.13226">
                <text:p>1572462822.13226</text:p>
              </table:table-cell>
              <table:table-cell office:value-type="float" office:value="125.231006640034">
                <text:p>125.23100664003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72462852.69805">
                <text:p>1572462852.69805</text:p>
              </table:table-cell>
              <table:table-cell office:value-type="float" office:value="123.395547124283">
                <text:p>123.39554712428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572462883.233">
                <text:p>1572462883.233</text:p>
              </table:table-cell>
              <table:table-cell office:value-type="float" office:value="124.720520284947">
                <text:p>124.72052028494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72462913.77049">
                <text:p>1572462913.77049</text:p>
              </table:table-cell>
              <table:table-cell office:value-type="float" office:value="125.119331602225">
                <text:p>125.1193316022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72462944.31336">
                <text:p>1572462944.31336</text:p>
              </table:table-cell>
              <table:table-cell office:value-type="float" office:value="124.63412468338">
                <text:p>124.6341246833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72462974.89682">
                <text:p>1572462974.89682</text:p>
              </table:table-cell>
              <table:table-cell office:value-type="float" office:value="125.255398988702">
                <text:p>125.25539898870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72463005.43838">
                <text:p>1572463005.43838</text:p>
              </table:table-cell>
              <table:table-cell office:value-type="float" office:value="123.8078592855">
                <text:p>123.80785928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72463035.97423">
                <text:p>1572463035.97423</text:p>
              </table:table-cell>
              <table:table-cell office:value-type="float" office:value="126.437518872043">
                <text:p>126.43751887204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72463066.50178">
                <text:p>1572463066.50178</text:p>
              </table:table-cell>
              <table:table-cell office:value-type="float" office:value="126.066384979593">
                <text:p>126.06638497959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72463096.79088">
                <text:p>1572463096.79088</text:p>
              </table:table-cell>
              <table:table-cell office:value-type="float" office:value="125.654004805891">
                <text:p>125.65400480589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572463127.33839">
                <text:p>1572463127.33839</text:p>
              </table:table-cell>
              <table:table-cell office:value-type="float" office:value="126.344133342174">
                <text:p>126.34413334217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72463157.88568">
                <text:p>1572463157.88568</text:p>
              </table:table-cell>
              <table:table-cell office:value-type="float" office:value="124.77759007307">
                <text:p>124.7775900730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72463188.45895">
                <text:p>1572463188.45895</text:p>
              </table:table-cell>
              <table:table-cell office:value-type="float" office:value="126.214439383731">
                <text:p>126.21443938373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72463219.11765">
                <text:p>1572463219.11765</text:p>
              </table:table-cell>
              <table:table-cell office:value-type="float" office:value="124.873302653771">
                <text:p>124.87330265377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72463249.75944">
                <text:p>1572463249.75944</text:p>
              </table:table-cell>
              <table:table-cell office:value-type="float" office:value="124.593428352544">
                <text:p>124.5934283525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572463280.4105">
                <text:p>1572463280.4105</text:p>
              </table:table-cell>
              <table:table-cell office:value-type="float" office:value="125.111864123894">
                <text:p>125.11186412389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72463311.02234">
                <text:p>1572463311.02234</text:p>
              </table:table-cell>
              <table:table-cell office:value-type="float" office:value="124.075127143531">
                <text:p>124.07512714353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72463341.69131">
                <text:p>1572463341.69131</text:p>
              </table:table-cell>
              <table:table-cell office:value-type="float" office:value="124.277859197742">
                <text:p>124.2778591977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72463372.3411">
                <text:p>1572463372.3411</text:p>
              </table:table-cell>
              <table:table-cell office:value-type="float" office:value="125.320963755602">
                <text:p>125.32096375560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72463403.15866">
                <text:p>1572463403.15866</text:p>
              </table:table-cell>
              <table:table-cell office:value-type="float" office:value="125.335830699779">
                <text:p>125.33583069977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72463433.84377">
                <text:p>1572463433.84377</text:p>
              </table:table-cell>
              <table:table-cell office:value-type="float" office:value="124.815132964815">
                <text:p>124.81513296481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72463464.51747">
                <text:p>1572463464.51747</text:p>
              </table:table-cell>
              <table:table-cell office:value-type="float" office:value="123.09052794915">
                <text:p>123.0905279491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72463495.12413">
                <text:p>1572463495.12413</text:p>
              </table:table-cell>
              <table:table-cell office:value-type="float" office:value="21923.7879213889">
                <text:p>21923.787921388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72463525.75529">
                <text:p>1572463525.75529</text:p>
              </table:table-cell>
              <table:table-cell office:value-type="float" office:value="125.571309668564">
                <text:p>125.57130966856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572463556.41761">
                <text:p>1572463556.41761</text:p>
              </table:table-cell>
              <table:table-cell office:value-type="float" office:value="124.01791840517">
                <text:p>124.0179184051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572463587.1177">
                <text:p>1572463587.1177</text:p>
              </table:table-cell>
              <table:table-cell office:value-type="float" office:value="125.66147520949">
                <text:p>125.6614752094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572463617.95998">
                <text:p>1572463617.95998</text:p>
              </table:table-cell>
              <table:table-cell office:value-type="float" office:value="124.523613170987">
                <text:p>124.52361317098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72463648.36601">
                <text:p>1572463648.36601</text:p>
              </table:table-cell>
              <table:table-cell office:value-type="float" office:value="1026.13667917381">
                <text:p>1026.1366791738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572463679.0045">
                <text:p>1572463679.0045</text:p>
              </table:table-cell>
              <table:table-cell office:value-type="float" office:value="124.817325453311">
                <text:p>124.81732545331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572463709.65114">
                <text:p>1572463709.65114</text:p>
              </table:table-cell>
              <table:table-cell office:value-type="float" office:value="124.557801511454">
                <text:p>124.55780151145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572463740.30758">
                <text:p>1572463740.30758</text:p>
              </table:table-cell>
              <table:table-cell office:value-type="float" office:value="21995.3890449844">
                <text:p>21995.389044984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572463770.91951">
                <text:p>1572463770.91951</text:p>
              </table:table-cell>
              <table:table-cell office:value-type="float" office:value="126.068576005455">
                <text:p>126.06857600545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572463801.44243">
                <text:p>1572463801.44243</text:p>
              </table:table-cell>
              <table:table-cell office:value-type="float" office:value="126.358728236411">
                <text:p>126.35872823641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572463831.97321">
                <text:p>1572463831.97321</text:p>
              </table:table-cell>
              <table:table-cell office:value-type="float" office:value="125.553636660891">
                <text:p>125.55363666089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72463862.50922">
                <text:p>1572463862.50922</text:p>
              </table:table-cell>
              <table:table-cell office:value-type="float" office:value="124.013738928266">
                <text:p>124.01373892826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572463893.03934">
                <text:p>1572463893.03934</text:p>
              </table:table-cell>
              <table:table-cell office:value-type="float" office:value="125.825561545855">
                <text:p>125.82556154585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572463923.58689">
                <text:p>1572463923.58689</text:p>
              </table:table-cell>
              <table:table-cell office:value-type="float" office:value="127.231788417953">
                <text:p>127.23178841795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572463954.13511">
                <text:p>1572463954.13511</text:p>
              </table:table-cell>
              <table:table-cell office:value-type="float" office:value="125.316716266214">
                <text:p>125.31671626621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72463984.67352">
                <text:p>1572463984.67352</text:p>
              </table:table-cell>
              <table:table-cell office:value-type="float" office:value="127.065645618062">
                <text:p>127.06564561806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572464015.21406">
                <text:p>1572464015.21406</text:p>
              </table:table-cell>
              <table:table-cell office:value-type="float" office:value="125.823849532656">
                <text:p>125.8238495326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72464045.7824">
                <text:p>1572464045.7824</text:p>
              </table:table-cell>
              <table:table-cell office:value-type="float" office:value="125.791578705478">
                <text:p>125.79157870547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572464076.36277">
                <text:p>1572464076.36277</text:p>
              </table:table-cell>
              <table:table-cell office:value-type="float" office:value="126.265413644296">
                <text:p>126.26541364429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572464106.9514">
                <text:p>1572464106.9514</text:p>
              </table:table-cell>
              <table:table-cell office:value-type="float" office:value="126.194504412442">
                <text:p>126.19450441244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572464137.49072">
                <text:p>1572464137.49072</text:p>
              </table:table-cell>
              <table:table-cell office:value-type="float" office:value="125.021562557997">
                <text:p>125.02156255799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572464167.84763">
                <text:p>1572464167.84763</text:p>
              </table:table-cell>
              <table:table-cell office:value-type="float" office:value="124.828905858695">
                <text:p>124.82890585869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572464198.3894">
                <text:p>1572464198.3894</text:p>
              </table:table-cell>
              <table:table-cell office:value-type="float" office:value="125.776985273875">
                <text:p>125.7769852738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72464228.93011">
                <text:p>1572464228.93011</text:p>
              </table:table-cell>
              <table:table-cell office:value-type="float" office:value="126.177922529798">
                <text:p>126.17792252979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572464259.51235">
                <text:p>1572464259.51235</text:p>
              </table:table-cell>
              <table:table-cell office:value-type="float" office:value="126.107700735965">
                <text:p>126.10770073596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572464290.05012">
                <text:p>1572464290.05012</text:p>
              </table:table-cell>
              <table:table-cell office:value-type="float" office:value="123.940498257678">
                <text:p>123.94049825767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572464320.62781">
                <text:p>1572464320.62781</text:p>
              </table:table-cell>
              <table:table-cell office:value-type="float" office:value="125.853926408704">
                <text:p>125.85392640870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72464351.20488">
                <text:p>1572464351.20488</text:p>
              </table:table-cell>
              <table:table-cell office:value-type="float" office:value="125.843169466311">
                <text:p>125.84316946631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72464381.74198">
                <text:p>1572464381.74198</text:p>
              </table:table-cell>
              <table:table-cell office:value-type="float" office:value="124.639810673393">
                <text:p>124.63981067339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72464412.34115">
                <text:p>1572464412.34115</text:p>
              </table:table-cell>
              <table:table-cell office:value-type="float" office:value="126.217388785367">
                <text:p>126.21738878536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72464442.94014">
                <text:p>1572464442.94014</text:p>
              </table:table-cell>
              <table:table-cell office:value-type="float" office:value="126.271305134398">
                <text:p>126.27130513439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72464473.59783">
                <text:p>1572464473.59783</text:p>
              </table:table-cell>
              <table:table-cell office:value-type="float" office:value="125.544659744182">
                <text:p>125.54465974418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72464504.21662">
                <text:p>1572464504.21662</text:p>
              </table:table-cell>
              <table:table-cell office:value-type="float" office:value="-446.652716144003">
                <text:p>-446.65271614400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72464534.8431">
                <text:p>1572464534.8431</text:p>
              </table:table-cell>
              <table:table-cell office:value-type="float" office:value="2814.12582642889">
                <text:p>2814.1258264288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72464565.5103">
                <text:p>1572464565.5103</text:p>
              </table:table-cell>
              <table:table-cell office:value-type="float" office:value="126.995969386744">
                <text:p>126.99596938674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72464596.31053">
                <text:p>1572464596.31053</text:p>
              </table:table-cell>
              <table:table-cell office:value-type="float" office:value="126.274664073579">
                <text:p>126.27466407357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72464627.0541">
                <text:p>1572464627.0541</text:p>
              </table:table-cell>
              <table:table-cell office:value-type="float" office:value="125.714844533373">
                <text:p>125.71484453337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72464657.69636">
                <text:p>1572464657.69636</text:p>
              </table:table-cell>
              <table:table-cell office:value-type="float" office:value="126.3850351731">
                <text:p>126.385035173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72464688.40369">
                <text:p>1572464688.40369</text:p>
              </table:table-cell>
              <table:table-cell office:value-type="float" office:value="125.198669263005">
                <text:p>125.19866926300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72464718.78893">
                <text:p>1572464718.78893</text:p>
              </table:table-cell>
              <table:table-cell office:value-type="float" office:value="125.680177180243">
                <text:p>125.68017718024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72464749.32061">
                <text:p>1572464749.32061</text:p>
              </table:table-cell>
              <table:table-cell office:value-type="float" office:value="123.891238935579">
                <text:p>123.89123893557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72464779.87426">
                <text:p>1572464779.87426</text:p>
              </table:table-cell>
              <table:table-cell office:value-type="float" office:value="126.315703392108">
                <text:p>126.31570339210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72464810.40022">
                <text:p>1572464810.40022</text:p>
              </table:table-cell>
              <table:table-cell office:value-type="float" office:value="125.382147933412">
                <text:p>125.38214793341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72464840.94519">
                <text:p>1572464840.94519</text:p>
              </table:table-cell>
              <table:table-cell office:value-type="float" office:value="124.600140380369">
                <text:p>124.60014038036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72464871.4724">
                <text:p>1572464871.4724</text:p>
              </table:table-cell>
              <table:table-cell office:value-type="float" office:value="122.981524412501">
                <text:p>122.98152441250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72464902.03983">
                <text:p>1572464902.03983</text:p>
              </table:table-cell>
              <table:table-cell office:value-type="float" office:value="125.775067760587">
                <text:p>125.77506776058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72464932.58013">
                <text:p>1572464932.58013</text:p>
              </table:table-cell>
              <table:table-cell office:value-type="float" office:value="127.699663854184">
                <text:p>127.69966385418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72464963.11398">
                <text:p>1572464963.11398</text:p>
              </table:table-cell>
              <table:table-cell office:value-type="float" office:value="126.343107304362">
                <text:p>126.34310730436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72464993.64897">
                <text:p>1572464993.64897</text:p>
              </table:table-cell>
              <table:table-cell office:value-type="float" office:value="126.764391994386">
                <text:p>126.76439199438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72465024.18231">
                <text:p>1572465024.18231</text:p>
              </table:table-cell>
              <table:table-cell office:value-type="float" office:value="125.923947090349">
                <text:p>125.92394709034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72465054.70932">
                <text:p>1572465054.70932</text:p>
              </table:table-cell>
              <table:table-cell office:value-type="float" office:value="126.607980099076">
                <text:p>126.60798009907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72465085.23889">
                <text:p>1572465085.23889</text:p>
              </table:table-cell>
              <table:table-cell office:value-type="float" office:value="127.17739013099">
                <text:p>127.1773901309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2465115.78399">
                <text:p>1572465115.78399</text:p>
              </table:table-cell>
              <table:table-cell office:value-type="float" office:value="126.247465661415">
                <text:p>126.24746566141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2465146.31845">
                <text:p>1572465146.31845</text:p>
              </table:table-cell>
              <table:table-cell office:value-type="float" office:value="125.35090460668">
                <text:p>125.3509046066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72465176.85327">
                <text:p>1572465176.85327</text:p>
              </table:table-cell>
              <table:table-cell office:value-type="float" office:value="125.922851577418">
                <text:p>125.92285157741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72465207.40191">
                <text:p>1572465207.40191</text:p>
              </table:table-cell>
              <table:table-cell office:value-type="float" office:value="126.271581572241">
                <text:p>126.27158157224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572465237.97308">
                <text:p>1572465237.97308</text:p>
              </table:table-cell>
              <table:table-cell office:value-type="float" office:value="126.277609087313">
                <text:p>126.27760908731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572465268.30988">
                <text:p>1572465268.30988</text:p>
              </table:table-cell>
              <table:table-cell office:value-type="float" office:value="125.412773297242">
                <text:p>125.41277329724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572465298.8734">
                <text:p>1572465298.8734</text:p>
              </table:table-cell>
              <table:table-cell office:value-type="float" office:value="127.104835435789">
                <text:p>127.10483543578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572465329.43693">
                <text:p>1572465329.43693</text:p>
              </table:table-cell>
              <table:table-cell office:value-type="float" office:value="126.128731220185">
                <text:p>126.12873122018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572465359.97974">
                <text:p>1572465359.97974</text:p>
              </table:table-cell>
              <table:table-cell office:value-type="float" office:value="126.766517933032">
                <text:p>126.76651793303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572465390.54853">
                <text:p>1572465390.54853</text:p>
              </table:table-cell>
              <table:table-cell office:value-type="float" office:value="125.931689543889">
                <text:p>125.93168954388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572465421.12964">
                <text:p>1572465421.12964</text:p>
              </table:table-cell>
              <table:table-cell office:value-type="float" office:value="127.576476423476">
                <text:p>127.57647642347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572465451.69202">
                <text:p>1572465451.69202</text:p>
              </table:table-cell>
              <table:table-cell office:value-type="float" office:value="126.35646773543">
                <text:p>126.3564677354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572465482.23788">
                <text:p>1572465482.23788</text:p>
              </table:table-cell>
              <table:table-cell office:value-type="float" office:value="126.936362659797">
                <text:p>126.93636265979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572465512.8811">
                <text:p>1572465512.8811</text:p>
              </table:table-cell>
              <table:table-cell office:value-type="float" office:value="126.235134193427">
                <text:p>126.23513419342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572465543.59066">
                <text:p>1572465543.59066</text:p>
              </table:table-cell>
              <table:table-cell office:value-type="float" office:value="126.355851235162">
                <text:p>126.35585123516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572465574.20128">
                <text:p>1572465574.20128</text:p>
              </table:table-cell>
              <table:table-cell office:value-type="float" office:value="126.26808660809">
                <text:p>126.2680866080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572465604.63621">
                <text:p>1572465604.63621</text:p>
              </table:table-cell>
              <table:table-cell office:value-type="float" office:value="126.183473957475">
                <text:p>126.18347395747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572465635.2105">
                <text:p>1572465635.2105</text:p>
              </table:table-cell>
              <table:table-cell office:value-type="float" office:value="125.479231002252">
                <text:p>125.47923100225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572465665.77113">
                <text:p>1572465665.77113</text:p>
              </table:table-cell>
              <table:table-cell office:value-type="float" office:value="125.531435338085">
                <text:p>125.53143533808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572465696.32258">
                <text:p>1572465696.32258</text:p>
              </table:table-cell>
              <table:table-cell office:value-type="float" office:value="125.857626872944">
                <text:p>125.85762687294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572465726.85906">
                <text:p>1572465726.85906</text:p>
              </table:table-cell>
              <table:table-cell office:value-type="float" office:value="126.699239690299">
                <text:p>126.69923969029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572465757.40672">
                <text:p>1572465757.40672</text:p>
              </table:table-cell>
              <table:table-cell office:value-type="float" office:value="125.733890954453">
                <text:p>125.73389095445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572465788.01871">
                <text:p>1572465788.01871</text:p>
              </table:table-cell>
              <table:table-cell office:value-type="float" office:value="125.493549458647">
                <text:p>125.49354945864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572465818.57004">
                <text:p>1572465818.57004</text:p>
              </table:table-cell>
              <table:table-cell office:value-type="float" office:value="126.265002644117">
                <text:p>126.26500264411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572465849.16117">
                <text:p>1572465849.16117</text:p>
              </table:table-cell>
              <table:table-cell office:value-type="float" office:value="124.632136232339">
                <text:p>124.63213623233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572465879.87366">
                <text:p>1572465879.87366</text:p>
              </table:table-cell>
              <table:table-cell office:value-type="float" office:value="126.737331069826">
                <text:p>126.73733106982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572465910.40843">
                <text:p>1572465910.40843</text:p>
              </table:table-cell>
              <table:table-cell office:value-type="float" office:value="125.843373503766">
                <text:p>125.84337350376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572465940.99404">
                <text:p>1572465940.99404</text:p>
              </table:table-cell>
              <table:table-cell office:value-type="float" office:value="126.539807455598">
                <text:p>126.53980745559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572465971.5515">
                <text:p>1572465971.5515</text:p>
              </table:table-cell>
              <table:table-cell office:value-type="float" office:value="126.90368083244">
                <text:p>126.9036808324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572466002.08457">
                <text:p>1572466002.08457</text:p>
              </table:table-cell>
              <table:table-cell office:value-type="float" office:value="127.834427302373">
                <text:p>127.83442730237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572466032.63061">
                <text:p>1572466032.63061</text:p>
              </table:table-cell>
              <table:table-cell office:value-type="float" office:value="126.699168752545">
                <text:p>126.69916875254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572466063.17992">
                <text:p>1572466063.17992</text:p>
              </table:table-cell>
              <table:table-cell office:value-type="float" office:value="126.602224633943">
                <text:p>126.60222463394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572466093.72405">
                <text:p>1572466093.72405</text:p>
              </table:table-cell>
              <table:table-cell office:value-type="float" office:value="126.508290616292">
                <text:p>126.50829061629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572466124.27601">
                <text:p>1572466124.27601</text:p>
              </table:table-cell>
              <table:table-cell office:value-type="float" office:value="124.678245040614">
                <text:p>124.67824504061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572466154.6949">
                <text:p>1572466154.6949</text:p>
              </table:table-cell>
              <table:table-cell office:value-type="float" office:value="127.159165710266">
                <text:p>127.15916571026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572466185.24562">
                <text:p>1572466185.24562</text:p>
              </table:table-cell>
              <table:table-cell office:value-type="float" office:value="196.563218376795">
                <text:p>196.56321837679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572466215.81239">
                <text:p>1572466215.81239</text:p>
              </table:table-cell>
              <table:table-cell office:value-type="float" office:value="126.598797682278">
                <text:p>126.59879768227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572466246.37767">
                <text:p>1572466246.37767</text:p>
              </table:table-cell>
              <table:table-cell office:value-type="float" office:value="126.099749857068">
                <text:p>126.09974985706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572466276.95673">
                <text:p>1572466276.95673</text:p>
              </table:table-cell>
              <table:table-cell office:value-type="float" office:value="127.34270946789">
                <text:p>127.3427094678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572466307.58089">
                <text:p>1572466307.58089</text:p>
              </table:table-cell>
              <table:table-cell office:value-type="float" office:value="126.034185090168">
                <text:p>126.03418509016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572466338.30435">
                <text:p>1572466338.30435</text:p>
              </table:table-cell>
              <table:table-cell office:value-type="float" office:value="126.379282633235">
                <text:p>126.37928263323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572466368.95839">
                <text:p>1572466368.95839</text:p>
              </table:table-cell>
              <table:table-cell office:value-type="float" office:value="126.244040172383">
                <text:p>126.24404017238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572466399.54911">
                <text:p>1572466399.54911</text:p>
              </table:table-cell>
              <table:table-cell office:value-type="float" office:value="127.119153892183">
                <text:p>127.11915389218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572466430.11231">
                <text:p>1572466430.11231</text:p>
              </table:table-cell>
              <table:table-cell office:value-type="float" office:value="125.490261457219">
                <text:p>125.49026145721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572466460.68906">
                <text:p>1572466460.68906</text:p>
              </table:table-cell>
              <table:table-cell office:value-type="float" office:value="127.691233962624">
                <text:p>127.69123396262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572466491.29141">
                <text:p>1572466491.29141</text:p>
              </table:table-cell>
              <table:table-cell office:value-type="float" office:value="125.65791077022">
                <text:p>125.6579107702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572466521.90283">
                <text:p>1572466521.90283</text:p>
              </table:table-cell>
              <table:table-cell office:value-type="float" office:value="124.208793616155">
                <text:p>124.20879361615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572466552.50023">
                <text:p>1572466552.50023</text:p>
              </table:table-cell>
              <table:table-cell office:value-type="float" office:value="126.33954579036">
                <text:p>126.3395457903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572466583.06297">
                <text:p>1572466583.06297</text:p>
              </table:table-cell>
              <table:table-cell office:value-type="float" office:value="126.13900768728">
                <text:p>126.1390076872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572466613.67192">
                <text:p>1572466613.67192</text:p>
              </table:table-cell>
              <table:table-cell office:value-type="float" office:value="125.906271157408">
                <text:p>125.90627115740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572466644.27973">
                <text:p>1572466644.27973</text:p>
              </table:table-cell>
              <table:table-cell office:value-type="float" office:value="126.252192163467">
                <text:p>126.25219216346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572466674.84156">
                <text:p>1572466674.84156</text:p>
              </table:table-cell>
              <table:table-cell office:value-type="float" office:value="127.034196791241">
                <text:p>127.03419679124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572466705.07951">
                <text:p>1572466705.07951</text:p>
              </table:table-cell>
              <table:table-cell office:value-type="float" office:value="125.100561618986">
                <text:p>125.10056161898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572466735.78526">
                <text:p>1572466735.78526</text:p>
              </table:table-cell>
              <table:table-cell office:value-type="float" office:value="127.881356648371">
                <text:p>127.88135664837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572466766.49718">
                <text:p>1572466766.49718</text:p>
              </table:table-cell>
              <table:table-cell office:value-type="float" office:value="126.359550236768">
                <text:p>126.35955023676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572466797.13432">
                <text:p>1572466797.13432</text:p>
              </table:table-cell>
              <table:table-cell office:value-type="float" office:value="128.33422765282">
                <text:p>128.3342276528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572466827.70612">
                <text:p>1572466827.70612</text:p>
              </table:table-cell>
              <table:table-cell office:value-type="float" office:value="125.125153617208">
                <text:p>125.12515361720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572466858.27685">
                <text:p>1572466858.27685</text:p>
              </table:table-cell>
              <table:table-cell office:value-type="float" office:value="125.58090308554">
                <text:p>125.5809030855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572466888.85459">
                <text:p>1572466888.85459</text:p>
              </table:table-cell>
              <table:table-cell office:value-type="float" office:value="127.366414378538">
                <text:p>127.36641437853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572466919.42027">
                <text:p>1572466919.42027</text:p>
              </table:table-cell>
              <table:table-cell office:value-type="float" office:value="126.090775865627">
                <text:p>126.09077586562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572466949.99958">
                <text:p>1572466949.99958</text:p>
              </table:table-cell>
              <table:table-cell office:value-type="float" office:value="126.818862681736">
                <text:p>126.81886268173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572466980.56199">
                <text:p>1572466980.56199</text:p>
              </table:table-cell>
              <table:table-cell office:value-type="float" office:value="126.832289662655">
                <text:p>126.83228966265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572467011.12767">
                <text:p>1572467011.12767</text:p>
              </table:table-cell>
              <table:table-cell office:value-type="float" office:value="127.536532617878">
                <text:p>127.53653261787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572467041.72825">
                <text:p>1572467041.72825</text:p>
              </table:table-cell>
              <table:table-cell office:value-type="float" office:value="126.650386980476">
                <text:p>126.65038698047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572467072.30942">
                <text:p>1572467072.30942</text:p>
              </table:table-cell>
              <table:table-cell office:value-type="float" office:value="127.290775719364">
                <text:p>127.29077571936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572467102.86601">
                <text:p>1572467102.86601</text:p>
              </table:table-cell>
              <table:table-cell office:value-type="float" office:value="128.013109995609">
                <text:p>128.01310999560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572467133.39556">
                <text:p>1572467133.39556</text:p>
              </table:table-cell>
              <table:table-cell office:value-type="float" office:value="124.823836368949">
                <text:p>124.82383636894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572467163.98418">
                <text:p>1572467163.98418</text:p>
              </table:table-cell>
              <table:table-cell office:value-type="float" office:value="126.840100128679">
                <text:p>126.84010012867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572467194.54665">
                <text:p>1572467194.54665</text:p>
              </table:table-cell>
              <table:table-cell office:value-type="float" office:value="126.825780209651">
                <text:p>126.82578020965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572467224.89045">
                <text:p>1572467224.89045</text:p>
              </table:table-cell>
              <table:table-cell office:value-type="float" office:value="126.04295358152">
                <text:p>126.0429535815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572467255.44428">
                <text:p>1572467255.44428</text:p>
              </table:table-cell>
              <table:table-cell office:value-type="float" office:value="125.79603315759">
                <text:p>125.7960331575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572467286.07956">
                <text:p>1572467286.07956</text:p>
              </table:table-cell>
              <table:table-cell office:value-type="float" office:value="126.611336112988">
                <text:p>126.61133611298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572467316.7882">
                <text:p>1572467316.7882</text:p>
              </table:table-cell>
              <table:table-cell office:value-type="float" office:value="128.147803968679">
                <text:p>128.14780396867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572467347.51674">
                <text:p>1572467347.51674</text:p>
              </table:table-cell>
              <table:table-cell office:value-type="float" office:value="126.69245672472">
                <text:p>126.6924567247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572467378.23359">
                <text:p>1572467378.23359</text:p>
              </table:table-cell>
              <table:table-cell office:value-type="float" office:value="126.581532749515">
                <text:p>126.58153274951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572467408.84315">
                <text:p>1572467408.84315</text:p>
              </table:table-cell>
              <table:table-cell office:value-type="float" office:value="125.927440591866">
                <text:p>125.92744059186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572467439.4147">
                <text:p>1572467439.4147</text:p>
              </table:table-cell>
              <table:table-cell office:value-type="float" office:value="126.126194281361">
                <text:p>126.12619428136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572467469.9712">
                <text:p>1572467469.9712</text:p>
              </table:table-cell>
              <table:table-cell office:value-type="float" office:value="125.21394720736">
                <text:p>125.2139472073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572467500.57481">
                <text:p>1572467500.57481</text:p>
              </table:table-cell>
              <table:table-cell office:value-type="float" office:value="127.058380714552">
                <text:p>127.05838071455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572467531.14658">
                <text:p>1572467531.14658</text:p>
              </table:table-cell>
              <table:table-cell office:value-type="float" office:value="127.652799595403">
                <text:p>127.65279959540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572467561.72421">
                <text:p>1572467561.72421</text:p>
              </table:table-cell>
              <table:table-cell office:value-type="float" office:value="126.115988752019">
                <text:p>126.11598875201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572467592.32926">
                <text:p>1572467592.32926</text:p>
              </table:table-cell>
              <table:table-cell office:value-type="float" office:value="126.381268159008">
                <text:p>126.38126815900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572467622.87244">
                <text:p>1572467622.87244</text:p>
              </table:table-cell>
              <table:table-cell office:value-type="float" office:value="126.709925694938">
                <text:p>126.70992569493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572467653.46918">
                <text:p>1572467653.46918</text:p>
              </table:table-cell>
              <table:table-cell office:value-type="float" office:value="127.287625205541">
                <text:p>127.28762520554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572467684.07594">
                <text:p>1572467684.07594</text:p>
              </table:table-cell>
              <table:table-cell office:value-type="float" office:value="125.983005329514">
                <text:p>125.98300532951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572467714.64242">
                <text:p>1572467714.64242</text:p>
              </table:table-cell>
              <table:table-cell office:value-type="float" office:value="126.740137133322">
                <text:p>126.74013713332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572467745.21092">
                <text:p>1572467745.21092</text:p>
              </table:table-cell>
              <table:table-cell office:value-type="float" office:value="126.276170586689">
                <text:p>126.27617058668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572467775.55998">
                <text:p>1572467775.55998</text:p>
              </table:table-cell>
              <table:table-cell office:value-type="float" office:value="124.94160839695">
                <text:p>124.9416083969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572467806.05837">
                <text:p>1572467806.05837</text:p>
              </table:table-cell>
              <table:table-cell office:value-type="float" office:value="125.955119479328">
                <text:p>125.95511947932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572467836.73574">
                <text:p>1572467836.73574</text:p>
              </table:table-cell>
              <table:table-cell office:value-type="float" office:value="124.044297742246">
                <text:p>124.04429774224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572467867.37053">
                <text:p>1572467867.37053</text:p>
              </table:table-cell>
              <table:table-cell office:value-type="float" office:value="126.575091308996">
                <text:p>126.57509130899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572467897.91853">
                <text:p>1572467897.91853</text:p>
              </table:table-cell>
              <table:table-cell office:value-type="float" office:value="124.644741212901">
                <text:p>124.64474121290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572467928.46268">
                <text:p>1572467928.46268</text:p>
              </table:table-cell>
              <table:table-cell office:value-type="float" office:value="125.335832162413">
                <text:p>125.33583216241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572467959.00589">
                <text:p>1572467959.00589</text:p>
              </table:table-cell>
              <table:table-cell office:value-type="float" office:value="126.014519243552">
                <text:p>126.01451924355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572467989.58403">
                <text:p>1572467989.58403</text:p>
              </table:table-cell>
              <table:table-cell office:value-type="float" office:value="125.968135460068">
                <text:p>125.96813546006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572468020.12881">
                <text:p>1572468020.12881</text:p>
              </table:table-cell>
              <table:table-cell office:value-type="float" office:value="125.399686378749">
                <text:p>125.39968637874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572468050.6875">
                <text:p>1572468050.6875</text:p>
              </table:table-cell>
              <table:table-cell office:value-type="float" office:value="125.772737784486">
                <text:p>125.77273778448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572468081.33595">
                <text:p>1572468081.33595</text:p>
              </table:table-cell>
              <table:table-cell office:value-type="float" office:value="125.537603266029">
                <text:p>125.53760326602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572468112.14397">
                <text:p>1572468112.14397</text:p>
              </table:table-cell>
              <table:table-cell office:value-type="float" office:value="44914.5800562204">
                <text:p>44914.580056220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572468142.7558">
                <text:p>1572468142.7558</text:p>
              </table:table-cell>
              <table:table-cell office:value-type="float" office:value="124.64761821415">
                <text:p>124.6476182141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572468173.41503">
                <text:p>1572468173.41503</text:p>
              </table:table-cell>
              <table:table-cell office:value-type="float" office:value="125.828917559767">
                <text:p>125.82891755976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572468204.20061">
                <text:p>1572468204.20061</text:p>
              </table:table-cell>
              <table:table-cell office:value-type="float" office:value="126.850718120834">
                <text:p>126.85071812083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572468234.87489">
                <text:p>1572468234.87489</text:p>
              </table:table-cell>
              <table:table-cell office:value-type="float" office:value="126.432929857595">
                <text:p>126.43292985759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572468265.47513">
                <text:p>1572468265.47513</text:p>
              </table:table-cell>
              <table:table-cell office:value-type="float" office:value="127.014192344833">
                <text:p>127.01419234483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572468296.03093">
                <text:p>1572468296.03093</text:p>
              </table:table-cell>
              <table:table-cell office:value-type="float" office:value="127.548111560627">
                <text:p>127.54811156062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572468326.42958">
                <text:p>1572468326.42958</text:p>
              </table:table-cell>
              <table:table-cell office:value-type="float" office:value="127.140253851522">
                <text:p>127.14025385152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572468356.93367">
                <text:p>1572468356.93367</text:p>
              </table:table-cell>
              <table:table-cell office:value-type="float" office:value="126.36283970083">
                <text:p>126.3628397008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572468387.44886">
                <text:p>1572468387.44886</text:p>
              </table:table-cell>
              <table:table-cell office:value-type="float" office:value="125.496767984955">
                <text:p>125.49676798495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572468417.95288">
                <text:p>1572468417.95288</text:p>
              </table:table-cell>
              <table:table-cell office:value-type="float" office:value="125.283419401224">
                <text:p>125.28341940122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572468448.52693">
                <text:p>1572468448.52693</text:p>
              </table:table-cell>
              <table:table-cell office:value-type="float" office:value="126.19272146149">
                <text:p>126.1927214614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572468479.07944">
                <text:p>1572468479.07944</text:p>
              </table:table-cell>
              <table:table-cell office:value-type="float" office:value="126.330500861166">
                <text:p>126.33050086116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572468509.61378">
                <text:p>1572468509.61378</text:p>
              </table:table-cell>
              <table:table-cell office:value-type="float" office:value="125.938743096773">
                <text:p>125.93874309677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572468540.16561">
                <text:p>1572468540.16561</text:p>
              </table:table-cell>
              <table:table-cell office:value-type="float" office:value="124.466472445111">
                <text:p>124.46647244511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572468570.71034">
                <text:p>1572468570.71034</text:p>
              </table:table-cell>
              <table:table-cell office:value-type="float" office:value="126.03404613993">
                <text:p>126.0340461399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572468601.40733">
                <text:p>1572468601.40733</text:p>
              </table:table-cell>
              <table:table-cell office:value-type="float" office:value="127.365318865607">
                <text:p>127.36531886560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572468632.12545">
                <text:p>1572468632.12545</text:p>
              </table:table-cell>
              <table:table-cell office:value-type="float" office:value="126.9190962644">
                <text:p>126.919096264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572468662.71923">
                <text:p>1572468662.71923</text:p>
              </table:table-cell>
              <table:table-cell office:value-type="float" office:value="127.212604509268">
                <text:p>127.21260450926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572468693.28819">
                <text:p>1572468693.28819</text:p>
              </table:table-cell>
              <table:table-cell office:value-type="float" office:value="127.205548031116">
                <text:p>127.20554803111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572468723.83898">
                <text:p>1572468723.83898</text:p>
              </table:table-cell>
              <table:table-cell office:value-type="float" office:value="127.329146462002">
                <text:p>127.32914646200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572468754.55097">
                <text:p>1572468754.55097</text:p>
              </table:table-cell>
              <table:table-cell office:value-type="float" office:value="128.223167652645">
                <text:p>128.22316765264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572468785.15733">
                <text:p>1572468785.15733</text:p>
              </table:table-cell>
              <table:table-cell office:value-type="float" office:value="127.76015620607">
                <text:p>127.7601562060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572468815.72283">
                <text:p>1572468815.72283</text:p>
              </table:table-cell>
              <table:table-cell office:value-type="float" office:value="126.551253298646">
                <text:p>126.55125329864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572468846.15607">
                <text:p>1572468846.15607</text:p>
              </table:table-cell>
              <table:table-cell office:value-type="float" office:value="127.133129360884">
                <text:p>127.13312936088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572468876.73224">
                <text:p>1572468876.73224</text:p>
              </table:table-cell>
              <table:table-cell office:value-type="float" office:value="125.976495876509">
                <text:p>125.97649587650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572468907.29264">
                <text:p>1572468907.29264</text:p>
              </table:table-cell>
              <table:table-cell office:value-type="float" office:value="124.728533325793">
                <text:p>124.72853332579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572468937.88296">
                <text:p>1572468937.88296</text:p>
              </table:table-cell>
              <table:table-cell office:value-type="float" office:value="126.476157276718">
                <text:p>126.47615727671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572468968.48101">
                <text:p>1572468968.48101</text:p>
              </table:table-cell>
              <table:table-cell office:value-type="float" office:value="127.118330429192">
                <text:p>127.11833042919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572468999.07147">
                <text:p>1572468999.07147</text:p>
              </table:table-cell>
              <table:table-cell office:value-type="float" office:value="127.88362007462">
                <text:p>127.8836200746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572469029.60322">
                <text:p>1572469029.60322</text:p>
              </table:table-cell>
              <table:table-cell office:value-type="float" office:value="127.533037653727">
                <text:p>127.53303765372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572469060.1394">
                <text:p>1572469060.1394</text:p>
              </table:table-cell>
              <table:table-cell office:value-type="float" office:value="127.021933335739">
                <text:p>127.02193333573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572469090.66413">
                <text:p>1572469090.66413</text:p>
              </table:table-cell>
              <table:table-cell office:value-type="float" office:value="126.099680381949">
                <text:p>126.09968038194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572469121.15979">
                <text:p>1572469121.15979</text:p>
              </table:table-cell>
              <table:table-cell office:value-type="float" office:value="126.721228199845">
                <text:p>126.72122819984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572469151.68858">
                <text:p>1572469151.68858</text:p>
              </table:table-cell>
              <table:table-cell office:value-type="float" office:value="126.946089176475">
                <text:p>126.94608917647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572469182.21481">
                <text:p>1572469182.21481</text:p>
              </table:table-cell>
              <table:table-cell office:value-type="float" office:value="128.593479544737">
                <text:p>128.59347954473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572469212.53157">
                <text:p>1572469212.53157</text:p>
              </table:table-cell>
              <table:table-cell office:value-type="float" office:value="125.158793469891">
                <text:p>125.15879346989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572469243.07304">
                <text:p>1572469243.07304</text:p>
              </table:table-cell>
              <table:table-cell office:value-type="float" office:value="125.234843129244">
                <text:p>125.23484312924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572469273.59511">
                <text:p>1572469273.59511</text:p>
              </table:table-cell>
              <table:table-cell office:value-type="float" office:value="126.798102784823">
                <text:p>126.79810278482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572469304.13261">
                <text:p>1572469304.13261</text:p>
              </table:table-cell>
              <table:table-cell office:value-type="float" office:value="129.375964647809">
                <text:p>129.37596464780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572469334.67935">
                <text:p>1572469334.67935</text:p>
              </table:table-cell>
              <table:table-cell office:value-type="float" office:value="124.622338777907">
                <text:p>124.62233877790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572469365.22318">
                <text:p>1572469365.22318</text:p>
              </table:table-cell>
              <table:table-cell office:value-type="float" office:value="127.465073435607">
                <text:p>127.46507343560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572469395.7755">
                <text:p>1572469395.7755</text:p>
              </table:table-cell>
              <table:table-cell office:value-type="float" office:value="126.386750111566">
                <text:p>126.38675011156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572469426.31668">
                <text:p>1572469426.31668</text:p>
              </table:table-cell>
              <table:table-cell office:value-type="float" office:value="127.044609283306">
                <text:p>127.04460928330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572469456.86272">
                <text:p>1572469456.86272</text:p>
              </table:table-cell>
              <table:table-cell office:value-type="float" office:value="127.121137955322">
                <text:p>127.12113795532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572469487.44755">
                <text:p>1572469487.44755</text:p>
              </table:table-cell>
              <table:table-cell office:value-type="float" office:value="127.114286977259">
                <text:p>127.11428697725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572469518.03748">
                <text:p>1572469518.03748</text:p>
              </table:table-cell>
              <table:table-cell office:value-type="float" office:value="127.643345128665">
                <text:p>127.64334512866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572469548.60954">
                <text:p>1572469548.60954</text:p>
              </table:table-cell>
              <table:table-cell office:value-type="float" office:value="124.558416549087">
                <text:p>124.55841654908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572469579.14893">
                <text:p>1572469579.14893</text:p>
              </table:table-cell>
              <table:table-cell office:value-type="float" office:value="126.493698647323">
                <text:p>126.49369864732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572469609.68822">
                <text:p>1572469609.68822</text:p>
              </table:table-cell>
              <table:table-cell office:value-type="float" office:value="125.377830968904">
                <text:p>125.37783096890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572469640.22237">
                <text:p>1572469640.22237</text:p>
              </table:table-cell>
              <table:table-cell office:value-type="float" office:value="127.125250882375">
                <text:p>127.12525088237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572469670.76536">
                <text:p>1572469670.76536</text:p>
              </table:table-cell>
              <table:table-cell office:value-type="float" office:value="127.042965282592">
                <text:p>127.04296528259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572469701.31157">
                <text:p>1572469701.31157</text:p>
              </table:table-cell>
              <table:table-cell office:value-type="float" office:value="127.057283738987">
                <text:p>127.05728373898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572469731.8519">
                <text:p>1572469731.8519</text:p>
              </table:table-cell>
              <table:table-cell office:value-type="float" office:value="128.125126558477">
                <text:p>128.12512655847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572469762.26237">
                <text:p>1572469762.26237</text:p>
              </table:table-cell>
              <table:table-cell office:value-type="float" office:value="126.022192221972">
                <text:p>126.02219222197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572469792.95714">
                <text:p>1572469792.95714</text:p>
              </table:table-cell>
              <table:table-cell office:value-type="float" office:value="1026.64696295408">
                <text:p>1026.6469629540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572469823.638">
                <text:p>1572469823.638</text:p>
              </table:table-cell>
              <table:table-cell office:value-type="float" office:value="125.478200576538">
                <text:p>125.47820057653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572469854.26088">
                <text:p>1572469854.26088</text:p>
              </table:table-cell>
              <table:table-cell office:value-type="float" office:value="127.182937170765">
                <text:p>127.18293717076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572469884.80556">
                <text:p>1572469884.80556</text:p>
              </table:table-cell>
              <table:table-cell office:value-type="float" office:value="127.579489449695">
                <text:p>127.57948944969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572469915.3413">
                <text:p>1572469915.3413</text:p>
              </table:table-cell>
              <table:table-cell office:value-type="float" office:value="125.627422893994">
                <text:p>125.62742289399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572469945.88571">
                <text:p>1572469945.88571</text:p>
              </table:table-cell>
              <table:table-cell office:value-type="float" office:value="124.711405880634">
                <text:p>124.71140588063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72469976.41899">
                <text:p>1572469976.41899</text:p>
              </table:table-cell>
              <table:table-cell office:value-type="float" office:value="125.796374682649">
                <text:p>125.79637468264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572470006.96306">
                <text:p>1572470006.96306</text:p>
              </table:table-cell>
              <table:table-cell office:value-type="float" office:value="126.866203027913">
                <text:p>126.86620302791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572470037.62691">
                <text:p>1572470037.62691</text:p>
              </table:table-cell>
              <table:table-cell office:value-type="float" office:value="127.102298496965">
                <text:p>127.10229849696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572470068.36479">
                <text:p>1572470068.36479</text:p>
              </table:table-cell>
              <table:table-cell office:value-type="float" office:value="127.607441849732">
                <text:p>127.60744184973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572470098.98156">
                <text:p>1572470098.98156</text:p>
              </table:table-cell>
              <table:table-cell office:value-type="float" office:value="128.041677433279">
                <text:p>128.04167743327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572470129.71379">
                <text:p>1572470129.71379</text:p>
              </table:table-cell>
              <table:table-cell office:value-type="float" office:value="128.957763921758">
                <text:p>128.95776392175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572470160.41505">
                <text:p>1572470160.41505</text:p>
              </table:table-cell>
              <table:table-cell office:value-type="float" office:value="126.788030355183">
                <text:p>126.78803035518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572470191.11075">
                <text:p>1572470191.11075</text:p>
              </table:table-cell>
              <table:table-cell office:value-type="float" office:value="127.476927353565">
                <text:p>127.47692735356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572470221.6904">
                <text:p>1572470221.6904</text:p>
              </table:table-cell>
              <table:table-cell office:value-type="float" office:value="125.719365535335">
                <text:p>125.71936553533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572470252.20801">
                <text:p>1572470252.20801</text:p>
              </table:table-cell>
              <table:table-cell office:value-type="float" office:value="125.292393392664">
                <text:p>125.29239339266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572470282.49964">
                <text:p>1572470282.49964</text:p>
              </table:table-cell>
              <table:table-cell office:value-type="float" office:value="127.656704097098">
                <text:p>127.65670409709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572470313.16902">
                <text:p>1572470313.16902</text:p>
              </table:table-cell>
              <table:table-cell office:value-type="float" office:value="128.524555838657">
                <text:p>128.52455583865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572470343.72363">
                <text:p>1572470343.72363</text:p>
              </table:table-cell>
              <table:table-cell office:value-type="float" office:value="127.255012853303">
                <text:p>127.25501285330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572470374.38272">
                <text:p>1572470374.38272</text:p>
              </table:table-cell>
              <table:table-cell office:value-type="float" office:value="127.487336920362">
                <text:p>127.48733692036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572470405.11099">
                <text:p>1572470405.11099</text:p>
              </table:table-cell>
              <table:table-cell office:value-type="float" office:value="126.941772211968">
                <text:p>126.94177221196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572470435.8105">
                <text:p>1572470435.8105</text:p>
              </table:table-cell>
              <table:table-cell office:value-type="float" office:value="127.906296022188">
                <text:p>127.90629602218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572470466.35413">
                <text:p>1572470466.35413</text:p>
              </table:table-cell>
              <table:table-cell office:value-type="float" office:value="126.48849020734">
                <text:p>126.4884902073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572470496.88244">
                <text:p>1572470496.88244</text:p>
              </table:table-cell>
              <table:table-cell office:value-type="float" office:value="125.547535282797">
                <text:p>125.54753528279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572470527.41682">
                <text:p>1572470527.41682</text:p>
              </table:table-cell>
              <table:table-cell office:value-type="float" office:value="125.730054465243">
                <text:p>125.73005446524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572470557.97253">
                <text:p>1572470557.97253</text:p>
              </table:table-cell>
              <table:table-cell office:value-type="float" office:value="127.310097115653">
                <text:p>127.31009711565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572470588.52532">
                <text:p>1572470588.52532</text:p>
              </table:table-cell>
              <table:table-cell office:value-type="float" office:value="126.555017387469">
                <text:p>126.55501738746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572470619.0639">
                <text:p>1572470619.0639</text:p>
              </table:table-cell>
              <table:table-cell office:value-type="float" office:value="125.051364458837">
                <text:p>125.05136445883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572470649.6066">
                <text:p>1572470649.6066</text:p>
              </table:table-cell>
              <table:table-cell office:value-type="float" office:value="127.488092370868">
                <text:p>127.48809237086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572470680.15279">
                <text:p>1572470680.15279</text:p>
              </table:table-cell>
              <table:table-cell office:value-type="float" office:value="126.946772226594">
                <text:p>126.94677222659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572470710.69721">
                <text:p>1572470710.69721</text:p>
              </table:table-cell>
              <table:table-cell office:value-type="float" office:value="127.093457605226">
                <text:p>127.09345760522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572470741.24618">
                <text:p>1572470741.24618</text:p>
              </table:table-cell>
              <table:table-cell office:value-type="float" office:value="126.880588034158">
                <text:p>126.88058803415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572470771.82231">
                <text:p>1572470771.82231</text:p>
              </table:table-cell>
              <table:table-cell office:value-type="float" office:value="127.440750562058">
                <text:p>127.44075056205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572470802.22497">
                <text:p>1572470802.22497</text:p>
              </table:table-cell>
              <table:table-cell office:value-type="float" office:value="128.773978098192">
                <text:p>128.77397809819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572470832.77285">
                <text:p>1572470832.77285</text:p>
              </table:table-cell>
              <table:table-cell office:value-type="float" office:value="11335.8368801397">
                <text:p>11335.836880139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572470863.42957">
                <text:p>1572470863.42957</text:p>
              </table:table-cell>
              <table:table-cell office:value-type="float" office:value="125.751908412454">
                <text:p>125.75190841245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572470894.09204">
                <text:p>1572470894.09204</text:p>
              </table:table-cell>
              <table:table-cell office:value-type="float" office:value="2814.5078489008">
                <text:p>2814.507848900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572470924.76632">
                <text:p>1572470924.76632</text:p>
              </table:table-cell>
              <table:table-cell office:value-type="float" office:value="127.756322642128">
                <text:p>127.75632264212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572470955.3873">
                <text:p>1572470955.3873</text:p>
              </table:table-cell>
              <table:table-cell office:value-type="float" office:value="21923.9311798159">
                <text:p>21923.931179815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572470985.98359">
                <text:p>1572470985.98359</text:p>
              </table:table-cell>
              <table:table-cell office:value-type="float" office:value="125.979029890065">
                <text:p>125.97902989006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572471016.57328">
                <text:p>1572471016.57328</text:p>
              </table:table-cell>
              <table:table-cell office:value-type="float" office:value="127.619501267779">
                <text:p>127.61950126777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572471047.19097">
                <text:p>1572471047.19097</text:p>
              </table:table-cell>
              <table:table-cell office:value-type="float" office:value="23117.4308763193">
                <text:p>23117.430876319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572471077.82633">
                <text:p>1572471077.82633</text:p>
              </table:table-cell>
              <table:table-cell office:value-type="float" office:value="766.751717538705">
                <text:p>766.75171753870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572471108.47787">
                <text:p>1572471108.47787</text:p>
              </table:table-cell>
              <table:table-cell office:value-type="float" office:value="2500.65739446039">
                <text:p>2500.6573944603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572471139.13181">
                <text:p>1572471139.13181</text:p>
              </table:table-cell>
              <table:table-cell office:value-type="float" office:value="126.730957641792">
                <text:p>126.73095764179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572471169.778">
                <text:p>1572471169.778</text:p>
              </table:table-cell>
              <table:table-cell office:value-type="float" office:value="127.44150454993">
                <text:p>127.4415045499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572471200.52638">
                <text:p>1572471200.52638</text:p>
              </table:table-cell>
              <table:table-cell office:value-type="float" office:value="289.972390262627">
                <text:p>289.97239026262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572471231.19971">
                <text:p>1572471231.19971</text:p>
              </table:table-cell>
              <table:table-cell office:value-type="float" office:value="126.530351526226">
                <text:p>126.53035152622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572471261.8629">
                <text:p>1572471261.8629</text:p>
              </table:table-cell>
              <table:table-cell office:value-type="float" office:value="127.160120810325">
                <text:p>127.16012081032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572471292.54113">
                <text:p>1572471292.54113</text:p>
              </table:table-cell>
              <table:table-cell office:value-type="float" office:value="2498.52253374703">
                <text:p>2498.5225337470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572471323.20416">
                <text:p>1572471323.20416</text:p>
              </table:table-cell>
              <table:table-cell office:value-type="float" office:value="126.924164291511">
                <text:p>126.92416429151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572471353.78279">
                <text:p>1572471353.78279</text:p>
              </table:table-cell>
              <table:table-cell office:value-type="float" office:value="152.727676953535">
                <text:p>152.72767695353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572471384.20322">
                <text:p>1572471384.20322</text:p>
              </table:table-cell>
              <table:table-cell office:value-type="float" office:value="169.604798138619">
                <text:p>169.60479813861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572471414.88645">
                <text:p>1572471414.88645</text:p>
              </table:table-cell>
              <table:table-cell office:value-type="float" office:value="290.44362171277">
                <text:p>290.4436217127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572471445.53134">
                <text:p>1572471445.53134</text:p>
              </table:table-cell>
              <table:table-cell office:value-type="float" office:value="127.837302840988">
                <text:p>127.83730284098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572471476.1742">
                <text:p>1572471476.1742</text:p>
              </table:table-cell>
              <table:table-cell office:value-type="float" office:value="126.557070925727">
                <text:p>126.55707092572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572471506.79256">
                <text:p>1572471506.79256</text:p>
              </table:table-cell>
              <table:table-cell office:value-type="float" office:value="127.635395712402">
                <text:p>127.63539571240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572471537.39284">
                <text:p>1572471537.39284</text:p>
              </table:table-cell>
              <table:table-cell office:value-type="float" office:value="128.349502671907">
                <text:p>128.34950267190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572471567.94417">
                <text:p>1572471567.94417</text:p>
              </table:table-cell>
              <table:table-cell office:value-type="float" office:value="127.305230200729">
                <text:p>127.30523020072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572471598.48646">
                <text:p>1572471598.48646</text:p>
              </table:table-cell>
              <table:table-cell office:value-type="float" office:value="127.274538287047">
                <text:p>127.27453828704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572471629.04918">
                <text:p>1572471629.04918</text:p>
              </table:table-cell>
              <table:table-cell office:value-type="float" office:value="126.715814259772">
                <text:p>126.71581425977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572471659.59402">
                <text:p>1572471659.59402</text:p>
              </table:table-cell>
              <table:table-cell office:value-type="float" office:value="127.894647604319">
                <text:p>127.89464760431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572471690.10868">
                <text:p>1572471690.10868</text:p>
              </table:table-cell>
              <table:table-cell office:value-type="float" office:value="125.034442513767">
                <text:p>125.03444251376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572471720.68014">
                <text:p>1572471720.68014</text:p>
              </table:table-cell>
              <table:table-cell office:value-type="float" office:value="126.423130940529">
                <text:p>126.42313094052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572471751.24157">
                <text:p>1572471751.24157</text:p>
              </table:table-cell>
              <table:table-cell office:value-type="float" office:value="127.364563415101">
                <text:p>127.36456341510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572471781.92004">
                <text:p>1572471781.92004</text:p>
              </table:table-cell>
              <table:table-cell office:value-type="float" office:value="126.850373670506">
                <text:p>126.85037367050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572471812.59238">
                <text:p>1572471812.59238</text:p>
              </table:table-cell>
              <table:table-cell office:value-type="float" office:value="125.128098630942">
                <text:p>125.12809863094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572471843.12764">
                <text:p>1572471843.12764</text:p>
              </table:table-cell>
              <table:table-cell office:value-type="float" office:value="126.912722836366">
                <text:p>126.91272283636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572471873.6975">
                <text:p>1572471873.6975</text:p>
              </table:table-cell>
              <table:table-cell office:value-type="float" office:value="128.129581010589">
                <text:p>128.12958101058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572471904.01774">
                <text:p>1572471904.01774</text:p>
              </table:table-cell>
              <table:table-cell office:value-type="float" office:value="125.727860514113">
                <text:p>125.72786051411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572471934.6596">
                <text:p>1572471934.6596</text:p>
              </table:table-cell>
              <table:table-cell office:value-type="float" office:value="127.620528768225">
                <text:p>127.62052876822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572471965.19711">
                <text:p>1572471965.19711</text:p>
              </table:table-cell>
              <table:table-cell office:value-type="float" office:value="126.669363926438">
                <text:p>126.66936392643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572471995.73698">
                <text:p>1572471995.73698</text:p>
              </table:table-cell>
              <table:table-cell office:value-type="float" office:value="127.878546196973">
                <text:p>127.87854619697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572472026.31542">
                <text:p>1572472026.31542</text:p>
              </table:table-cell>
              <table:table-cell office:value-type="float" office:value="126.900388443111">
                <text:p>126.90038844311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572472056.86388">
                <text:p>1572472056.86388</text:p>
              </table:table-cell>
              <table:table-cell office:value-type="float" office:value="127.084825138845">
                <text:p>127.08482513884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572472087.42457">
                <text:p>1572472087.42457</text:p>
              </table:table-cell>
              <table:table-cell office:value-type="float" office:value="126.405659045043">
                <text:p>126.40565904504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572472118.0066">
                <text:p>1572472118.0066</text:p>
              </table:table-cell>
              <table:table-cell office:value-type="float" office:value="126.406206070191">
                <text:p>126.40620607019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572472148.54598">
                <text:p>1572472148.54598</text:p>
              </table:table-cell>
              <table:table-cell office:value-type="float" office:value="127.780774227477">
                <text:p>127.78077422747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572472179.13313">
                <text:p>1572472179.13313</text:p>
              </table:table-cell>
              <table:table-cell office:value-type="float" office:value="126.704921292409">
                <text:p>126.70492129240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572472209.67745">
                <text:p>1572472209.67745</text:p>
              </table:table-cell>
              <table:table-cell office:value-type="float" office:value="127.327428598267">
                <text:p>127.32742859826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572472240.23197">
                <text:p>1572472240.23197</text:p>
              </table:table-cell>
              <table:table-cell office:value-type="float" office:value="127.067011718299">
                <text:p>127.06701171829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572472270.76224">
                <text:p>1572472270.76224</text:p>
              </table:table-cell>
              <table:table-cell office:value-type="float" office:value="126.296107020611">
                <text:p>126.29610702061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572472301.28704">
                <text:p>1572472301.28704</text:p>
              </table:table-cell>
              <table:table-cell office:value-type="float" office:value="126.993633560107">
                <text:p>126.99363356010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572472331.88227">
                <text:p>1572472331.88227</text:p>
              </table:table-cell>
              <table:table-cell office:value-type="float" office:value="125.91901216294">
                <text:p>125.9190121629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572472362.46598">
                <text:p>1572472362.46598</text:p>
              </table:table-cell>
              <table:table-cell office:value-type="float" office:value="127.136894912341">
                <text:p>127.13689491234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572472393.0244">
                <text:p>1572472393.0244</text:p>
              </table:table-cell>
              <table:table-cell office:value-type="float" office:value="127.429582619487">
                <text:p>127.42958261948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572472423.64534">
                <text:p>1572472423.64534</text:p>
              </table:table-cell>
              <table:table-cell office:value-type="float" office:value="126.198612951592">
                <text:p>126.19861295159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572472454.17305">
                <text:p>1572472454.17305</text:p>
              </table:table-cell>
              <table:table-cell office:value-type="float" office:value="11004.2458574952">
                <text:p>11004.245857495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572472484.94965">
                <text:p>1572472484.94965</text:p>
              </table:table-cell>
              <table:table-cell office:value-type="float" office:value="254.969285821778">
                <text:p>254.96928582177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572472515.78373">
                <text:p>1572472515.78373</text:p>
              </table:table-cell>
              <table:table-cell office:value-type="float" office:value="291.729745118134">
                <text:p>291.72974511813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572472546.32399">
                <text:p>1572472546.32399</text:p>
              </table:table-cell>
              <table:table-cell office:value-type="float" office:value="128.229193705083">
                <text:p>128.22919370508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572472576.90359">
                <text:p>1572472576.90359</text:p>
              </table:table-cell>
              <table:table-cell office:value-type="float" office:value="127.457124019344">
                <text:p>127.45712401934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572472607.45518">
                <text:p>1572472607.45518</text:p>
              </table:table-cell>
              <table:table-cell office:value-type="float" office:value="127.311535616278">
                <text:p>127.31153561627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572472638.13792">
                <text:p>1572472638.13792</text:p>
              </table:table-cell>
              <table:table-cell office:value-type="float" office:value="125.452712714938">
                <text:p>125.45271271493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572472668.81803">
                <text:p>1572472668.81803</text:p>
              </table:table-cell>
              <table:table-cell office:value-type="float" office:value="127.047073821743">
                <text:p>127.04707382174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572472699.51282">
                <text:p>1572472699.51282</text:p>
              </table:table-cell>
              <table:table-cell office:value-type="float" office:value="127.129907909308">
                <text:p>127.12990790930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572472730.21172">
                <text:p>1572472730.21172</text:p>
              </table:table-cell>
              <table:table-cell office:value-type="float" office:value="127.045225783574">
                <text:p>127.04522578357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572472760.94242">
                <text:p>1572472760.94242</text:p>
              </table:table-cell>
              <table:table-cell office:value-type="float" office:value="127.497684325211">
                <text:p>127.49768432521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572472791.55509">
                <text:p>1572472791.55509</text:p>
              </table:table-cell>
              <table:table-cell office:value-type="float" office:value="127.759470230683">
                <text:p>127.75947023068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572472822.00039">
                <text:p>1572472822.00039</text:p>
              </table:table-cell>
              <table:table-cell office:value-type="float" office:value="127.593874455941">
                <text:p>127.59387445594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572472852.66005">
                <text:p>1572472852.66005</text:p>
              </table:table-cell>
              <table:table-cell office:value-type="float" office:value="127.087153652311">
                <text:p>127.08715365231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572472883.22083">
                <text:p>1572472883.22083</text:p>
              </table:table-cell>
              <table:table-cell office:value-type="float" office:value="125.294584418527">
                <text:p>125.29458441852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572472913.7682">
                <text:p>1572472913.7682</text:p>
              </table:table-cell>
              <table:table-cell office:value-type="float" office:value="127.575032072315">
                <text:p>127.57503207231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572472944.30473">
                <text:p>1572472944.30473</text:p>
              </table:table-cell>
              <table:table-cell office:value-type="float" office:value="126.714102246573">
                <text:p>126.71410224657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572472974.87972">
                <text:p>1572472974.87972</text:p>
              </table:table-cell>
              <table:table-cell office:value-type="float" office:value="127.570169545293">
                <text:p>127.57016954529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572473005.42786">
                <text:p>1572473005.42786</text:p>
              </table:table-cell>
              <table:table-cell office:value-type="float" office:value="126.789535405658">
                <text:p>126.78953540565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572473035.97887">
                <text:p>1572473035.97887</text:p>
              </table:table-cell>
              <table:table-cell office:value-type="float" office:value="127.355518485907">
                <text:p>127.35551848590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572473066.56486">
                <text:p>1572473066.56486</text:p>
              </table:table-cell>
              <table:table-cell office:value-type="float" office:value="127.182662195557">
                <text:p>127.18266219555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572473097.10163">
                <text:p>1572473097.10163</text:p>
              </table:table-cell>
              <table:table-cell office:value-type="float" office:value="126.499383174703">
                <text:p>126.49938317470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572473127.64876">
                <text:p>1572473127.64876</text:p>
              </table:table-cell>
              <table:table-cell office:value-type="float" office:value="126.872091592747">
                <text:p>126.87209159274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572473158.19964">
                <text:p>1572473158.19964</text:p>
              </table:table-cell>
              <table:table-cell office:value-type="float" office:value="127.405809696354">
                <text:p>127.40580969635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572473188.73942">
                <text:p>1572473188.73942</text:p>
              </table:table-cell>
              <table:table-cell office:value-type="float" office:value="125.936411658039">
                <text:p>125.93641165803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572473219.28782">
                <text:p>1572473219.28782</text:p>
              </table:table-cell>
              <table:table-cell office:value-type="float" office:value="128.170068916068">
                <text:p>128.17006891606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572473249.87539">
                <text:p>1572473249.87539</text:p>
              </table:table-cell>
              <table:table-cell office:value-type="float" office:value="125.888315861357">
                <text:p>125.88831586135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572473280.42367">
                <text:p>1572473280.42367</text:p>
              </table:table-cell>
              <table:table-cell office:value-type="float" office:value="127.104557535312">
                <text:p>127.10455753531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572473310.96721">
                <text:p>1572473310.96721</text:p>
              </table:table-cell>
              <table:table-cell office:value-type="float" office:value="126.076042021152">
                <text:p>126.07604202115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572473341.30006">
                <text:p>1572473341.30006</text:p>
              </table:table-cell>
              <table:table-cell office:value-type="float" office:value="127.843674806388">
                <text:p>127.84367480638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572473371.81918">
                <text:p>1572473371.81918</text:p>
              </table:table-cell>
              <table:table-cell office:value-type="float" office:value="125.875639943042">
                <text:p>125.87563994304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572473402.41648">
                <text:p>1572473402.41648</text:p>
              </table:table-cell>
              <table:table-cell office:value-type="float" office:value="126.442722924124">
                <text:p>126.44272292412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572473432.95772">
                <text:p>1572473432.95772</text:p>
              </table:table-cell>
              <table:table-cell office:value-type="float" office:value="127.400463768766">
                <text:p>127.40046376876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572473463.52253">
                <text:p>1572473463.52253</text:p>
              </table:table-cell>
              <table:table-cell office:value-type="float" office:value="126.243623321668">
                <text:p>126.24362332166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572473494.10489">
                <text:p>1572473494.10489</text:p>
              </table:table-cell>
              <table:table-cell office:value-type="float" office:value="127.938426436494">
                <text:p>127.93842643649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572473524.67704">
                <text:p>1572473524.67704</text:p>
              </table:table-cell>
              <table:table-cell office:value-type="float" office:value="125.738477043633">
                <text:p>125.73847704363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572473555.2217">
                <text:p>1572473555.2217</text:p>
              </table:table-cell>
              <table:table-cell office:value-type="float" office:value="126.97876661593">
                <text:p>126.9787666159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572473585.78872">
                <text:p>1572473585.78872</text:p>
              </table:table-cell>
              <table:table-cell office:value-type="float" office:value="128.706523608052">
                <text:p>128.70652360805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572473616.33714">
                <text:p>1572473616.33714</text:p>
              </table:table-cell>
              <table:table-cell office:value-type="float" office:value="127.210888108167">
                <text:p>127.21088810816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572473646.91775">
                <text:p>1572473646.91775</text:p>
              </table:table-cell>
              <table:table-cell office:value-type="float" office:value="127.113052514089">
                <text:p>127.11305251408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572473677.47377">
                <text:p>1572473677.47377</text:p>
              </table:table-cell>
              <table:table-cell office:value-type="float" office:value="126.763293556187">
                <text:p>126.76329355618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572473708.03642">
                <text:p>1572473708.03642</text:p>
              </table:table-cell>
              <table:table-cell office:value-type="float" office:value="126.821735295083">
                <text:p>126.82173529508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572473738.57801">
                <text:p>1572473738.57801</text:p>
              </table:table-cell>
              <table:table-cell office:value-type="float" office:value="127.43033368209">
                <text:p>127.4303336820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572473769.15357">
                <text:p>1572473769.15357</text:p>
              </table:table-cell>
              <table:table-cell office:value-type="float" office:value="128.010845106725">
                <text:p>128.01084510672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572473799.75369">
                <text:p>1572473799.75369</text:p>
              </table:table-cell>
              <table:table-cell office:value-type="float" office:value="128.819022108852">
                <text:p>128.81902210885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572473830.3046">
                <text:p>1572473830.3046</text:p>
              </table:table-cell>
              <table:table-cell office:value-type="float" office:value="128.046743997756">
                <text:p>128.04674399775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572473860.89877">
                <text:p>1572473860.89877</text:p>
              </table:table-cell>
              <table:table-cell office:value-type="float" office:value="125.720322098028">
                <text:p>125.72032209802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572473891.18339">
                <text:p>1572473891.18339</text:p>
              </table:table-cell>
              <table:table-cell office:value-type="float" office:value="125.961420506975">
                <text:p>125.96142050697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572473921.74039">
                <text:p>1572473921.74039</text:p>
              </table:table-cell>
              <table:table-cell office:value-type="float" office:value="128.192333863457">
                <text:p>128.19233386345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572473952.29291">
                <text:p>1572473952.29291</text:p>
              </table:table-cell>
              <table:table-cell office:value-type="float" office:value="127.040700393709">
                <text:p>127.04070039370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572473982.87995">
                <text:p>1572473982.87995</text:p>
              </table:table-cell>
              <table:table-cell office:value-type="float" office:value="128.297296873441">
                <text:p>128.29729687344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572474013.43429">
                <text:p>1572474013.43429</text:p>
              </table:table-cell>
              <table:table-cell office:value-type="float" office:value="125.497519047559">
                <text:p>125.49751904755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572474043.7943">
                <text:p>1572474043.7943</text:p>
              </table:table-cell>
              <table:table-cell office:value-type="float" office:value="125.595013116577">
                <text:p>125.59501311657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572474074.34835">
                <text:p>1572474074.34835</text:p>
              </table:table-cell>
              <table:table-cell office:value-type="float" office:value="127.626899270991">
                <text:p>127.62689927099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572474104.89274">
                <text:p>1572474104.89274</text:p>
              </table:table-cell>
              <table:table-cell office:value-type="float" office:value="127.699249928737">
                <text:p>127.69924992873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572474135.454">
                <text:p>1572474135.454</text:p>
              </table:table-cell>
              <table:table-cell office:value-type="float" office:value="126.78788994231">
                <text:p>126.7878899423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572474166.03172">
                <text:p>1572474166.03172</text:p>
              </table:table-cell>
              <table:table-cell office:value-type="float" office:value="127.749536751282">
                <text:p>127.74953675128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572474196.58339">
                <text:p>1572474196.58339</text:p>
              </table:table-cell>
              <table:table-cell office:value-type="float" office:value="126.486912756477">
                <text:p>126.48691275647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572474227.14274">
                <text:p>1572474227.14274</text:p>
              </table:table-cell>
              <table:table-cell office:value-type="float" office:value="125.697578137976">
                <text:p>125.69757813797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572474257.7276">
                <text:p>1572474257.7276</text:p>
              </table:table-cell>
              <table:table-cell office:value-type="float" office:value="127.555508101205">
                <text:p>127.55550810120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572474288.28863">
                <text:p>1572474288.28863</text:p>
              </table:table-cell>
              <table:table-cell office:value-type="float" office:value="127.37531889486">
                <text:p>127.3753188948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572474318.88537">
                <text:p>1572474318.88537</text:p>
              </table:table-cell>
              <table:table-cell office:value-type="float" office:value="125.192019397128">
                <text:p>125.19201939712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572474349.45691">
                <text:p>1572474349.45691</text:p>
              </table:table-cell>
              <table:table-cell office:value-type="float" office:value="127.934934397611">
                <text:p>127.93493439761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572474380.0338">
                <text:p>1572474380.0338</text:p>
              </table:table-cell>
              <table:table-cell office:value-type="float" office:value="126.676009404412">
                <text:p>126.67600940441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572474410.56697">
                <text:p>1572474410.56697</text:p>
              </table:table-cell>
              <table:table-cell office:value-type="float" office:value="127.460344008287">
                <text:p>127.46034400828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572474441.08801">
                <text:p>1572474441.08801</text:p>
              </table:table-cell>
              <table:table-cell office:value-type="float" office:value="128.963788511562">
                <text:p>128.96378851156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572474471.66808">
                <text:p>1572474471.66808</text:p>
              </table:table-cell>
              <table:table-cell office:value-type="float" office:value="127.555029088542">
                <text:p>127.55502908854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572474502.22252">
                <text:p>1572474502.22252</text:p>
              </table:table-cell>
              <table:table-cell office:value-type="float" office:value="127.842919355882">
                <text:p>127.84291935588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572474532.7698">
                <text:p>1572474532.7698</text:p>
              </table:table-cell>
              <table:table-cell office:value-type="float" office:value="126.730614654098">
                <text:p>126.73061465409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572474563.31493">
                <text:p>1572474563.31493</text:p>
              </table:table-cell>
              <table:table-cell office:value-type="float" office:value="127.86100921427">
                <text:p>127.8610092142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572474593.85411">
                <text:p>1572474593.85411</text:p>
              </table:table-cell>
              <table:table-cell office:value-type="float" office:value="126.78021696389">
                <text:p>126.7802169638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572474624.44168">
                <text:p>1572474624.44168</text:p>
              </table:table-cell>
              <table:table-cell office:value-type="float" office:value="126.594547267621">
                <text:p>126.59454726762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572474654.97796">
                <text:p>1572474654.97796</text:p>
              </table:table-cell>
              <table:table-cell office:value-type="float" office:value="126.893605477532">
                <text:p>126.89360547753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572474685.51938">
                <text:p>1572474685.51938</text:p>
              </table:table-cell>
              <table:table-cell office:value-type="float" office:value="126.71793727315">
                <text:p>126.7179372731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572474716.0626">
                <text:p>1572474716.0626</text:p>
              </table:table-cell>
              <table:table-cell office:value-type="float" office:value="127.255831928392">
                <text:p>127.25583192839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572474746.59823">
                <text:p>1572474746.59823</text:p>
              </table:table-cell>
              <table:table-cell office:value-type="float" office:value="126.100845369999">
                <text:p>126.10084536999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572474777.18258">
                <text:p>1572474777.18258</text:p>
              </table:table-cell>
              <table:table-cell office:value-type="float" office:value="124.769226731361">
                <text:p>124.76922673136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572474807.74026">
                <text:p>1572474807.74026</text:p>
              </table:table-cell>
              <table:table-cell office:value-type="float" office:value="127.478634978862">
                <text:p>127.47863497886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572474838.30791">
                <text:p>1572474838.30791</text:p>
              </table:table-cell>
              <table:table-cell office:value-type="float" office:value="125.797810258005">
                <text:p>125.79781025800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572474868.86889">
                <text:p>1572474868.86889</text:p>
              </table:table-cell>
              <table:table-cell office:value-type="float" office:value="126.187717058961">
                <text:p>126.18771705896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572474899.42776">
                <text:p>1572474899.42776</text:p>
              </table:table-cell>
              <table:table-cell office:value-type="float" office:value="126.571049319696">
                <text:p>126.57104931969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572474929.97974">
                <text:p>1572474929.97974</text:p>
              </table:table-cell>
              <table:table-cell office:value-type="float" office:value="127.955759381741">
                <text:p>127.95575938174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572474960.52602">
                <text:p>1572474960.52602</text:p>
              </table:table-cell>
              <table:table-cell office:value-type="float" office:value="126.979383116197">
                <text:p>126.97938311619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572474990.9692">
                <text:p>1572474990.9692</text:p>
              </table:table-cell>
              <table:table-cell office:value-type="float" office:value="126.283635139751">
                <text:p>126.28363513975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572475021.68422">
                <text:p>1572475021.68422</text:p>
              </table:table-cell>
              <table:table-cell office:value-type="float" office:value="127.418689652124">
                <text:p>127.41868965212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572475052.38839">
                <text:p>1572475052.38839</text:p>
              </table:table-cell>
              <table:table-cell office:value-type="float" office:value="126.468003823">
                <text:p>126.46800382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572475082.91904">
                <text:p>1572475082.91904</text:p>
              </table:table-cell>
              <table:table-cell office:value-type="float" office:value="127.583597988846">
                <text:p>127.58359798884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572475113.49293">
                <text:p>1572475113.49293</text:p>
              </table:table-cell>
              <table:table-cell office:value-type="float" office:value="128.262286532618">
                <text:p>128.26228653261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572475144.04474">
                <text:p>1572475144.04474</text:p>
              </table:table-cell>
              <table:table-cell office:value-type="float" office:value="127.179235243891">
                <text:p>127.17923524389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572475174.66572">
                <text:p>1572475174.66572</text:p>
              </table:table-cell>
              <table:table-cell office:value-type="float" office:value="125.857827985131">
                <text:p>125.85782798513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572475205.22873">
                <text:p>1572475205.22873</text:p>
              </table:table-cell>
              <table:table-cell office:value-type="float" office:value="125.567057791273">
                <text:p>125.56705779127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572475235.78943">
                <text:p>1572475235.78943</text:p>
              </table:table-cell>
              <table:table-cell office:value-type="float" office:value="128.386911001316">
                <text:p>128.38691100131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572475266.34552">
                <text:p>1572475266.34552</text:p>
              </table:table-cell>
              <table:table-cell office:value-type="float" office:value="129.087797942626">
                <text:p>129.08779794262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572475296.95559">
                <text:p>1572475296.95559</text:p>
              </table:table-cell>
              <table:table-cell office:value-type="float" office:value="127.394845791238">
                <text:p>127.39484579123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572475327.63151">
                <text:p>1572475327.63151</text:p>
              </table:table-cell>
              <table:table-cell office:value-type="float" office:value="84.3245801183823">
                <text:p>84.324580118382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572475358.18169">
                <text:p>1572475358.18169</text:p>
              </table:table-cell>
              <table:table-cell office:value-type="float" office:value="127.882384148817">
                <text:p>127.88238414881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572475388.74452">
                <text:p>1572475388.74452</text:p>
              </table:table-cell>
              <table:table-cell office:value-type="float" office:value="127.225070539592">
                <text:p>127.22507053959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572475419.28732">
                <text:p>1572475419.28732</text:p>
              </table:table-cell>
              <table:table-cell office:value-type="float" office:value="126.507604640905">
                <text:p>126.50760464090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572475449.84245">
                <text:p>1572475449.84245</text:p>
              </table:table-cell>
              <table:table-cell office:value-type="float" office:value="127.583185526033">
                <text:p>127.58318552603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572475480.43531">
                <text:p>1572475480.43531</text:p>
              </table:table-cell>
              <table:table-cell office:value-type="float" office:value="128.009887081398">
                <text:p>128.00988708139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572475510.77665">
                <text:p>1572475510.77665</text:p>
              </table:table-cell>
              <table:table-cell office:value-type="float" office:value="129.001879891089">
                <text:p>129.00187989108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572475541.36353">
                <text:p>1572475541.36353</text:p>
              </table:table-cell>
              <table:table-cell office:value-type="float" office:value="126.181688081255">
                <text:p>126.18168808125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572475571.94827">
                <text:p>1572475571.94827</text:p>
              </table:table-cell>
              <table:table-cell office:value-type="float" office:value="126.504865127261">
                <text:p>126.50486512726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572475602.52886">
                <text:p>1572475602.52886</text:p>
              </table:table-cell>
              <table:table-cell office:value-type="float" office:value="126.190320547636">
                <text:p>126.19032054763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572475633.1041">
                <text:p>1572475633.1041</text:p>
              </table:table-cell>
              <table:table-cell office:value-type="float" office:value="127.503849327887">
                <text:p>127.50384932788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572475663.65781">
                <text:p>1572475663.65781</text:p>
              </table:table-cell>
              <table:table-cell office:value-type="float" office:value="126.4529299161">
                <text:p>126.452929916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572475694.21636">
                <text:p>1572475694.21636</text:p>
              </table:table-cell>
              <table:table-cell office:value-type="float" office:value="126.857090086234">
                <text:p>126.85709008623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572475724.85574">
                <text:p>1572475724.85574</text:p>
              </table:table-cell>
              <table:table-cell office:value-type="float" office:value="126.554465974418">
                <text:p>126.55446597441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572475755.55677">
                <text:p>1572475755.55677</text:p>
              </table:table-cell>
              <table:table-cell office:value-type="float" office:value="128.746742388858">
                <text:p>128.74674238885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572475786.18718">
                <text:p>1572475786.18718</text:p>
              </table:table-cell>
              <table:table-cell office:value-type="float" office:value="127.331540062685">
                <text:p>127.33154006268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572475816.81962">
                <text:p>1572475816.81962</text:p>
              </table:table-cell>
              <table:table-cell office:value-type="float" office:value="128.023519562406">
                <text:p>128.02351956240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572475847.44427">
                <text:p>1572475847.44427</text:p>
              </table:table-cell>
              <table:table-cell office:value-type="float" office:value="128.152529008097">
                <text:p>128.15252900809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572475878.02746">
                <text:p>1572475878.02746</text:p>
              </table:table-cell>
              <table:table-cell office:value-type="float" office:value="125.603713595444">
                <text:p>125.60371359544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572475908.6106">
                <text:p>1572475908.6106</text:p>
              </table:table-cell>
              <table:table-cell office:value-type="float" office:value="126.857156636085">
                <text:p>126.85715663608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572475939.16175">
                <text:p>1572475939.16175</text:p>
              </table:table-cell>
              <table:table-cell office:value-type="float" office:value="127.146210428841">
                <text:p>127.14621042884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572475969.74357">
                <text:p>1572475969.74357</text:p>
              </table:table-cell>
              <table:table-cell office:value-type="float" office:value="127.342226067325">
                <text:p>127.34222606732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572476000.32731">
                <text:p>1572476000.32731</text:p>
              </table:table-cell>
              <table:table-cell office:value-type="float" office:value="125.715801096065">
                <text:p>125.71580109606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572476030.8699">
                <text:p>1572476030.8699</text:p>
              </table:table-cell>
              <table:table-cell office:value-type="float" office:value="127.586887452907">
                <text:p>127.58688745290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572476061.26693">
                <text:p>1572476061.26693</text:p>
              </table:table-cell>
              <table:table-cell office:value-type="float" office:value="127.975972253506">
                <text:p>127.97597225350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572476091.83697">
                <text:p>1572476091.83697</text:p>
              </table:table-cell>
              <table:table-cell office:value-type="float" office:value="127.690820037177">
                <text:p>127.69082003717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572476122.44429">
                <text:p>1572476122.44429</text:p>
              </table:table-cell>
              <table:table-cell office:value-type="float" office:value="126.758222603807">
                <text:p>126.75822260380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572476153.01774">
                <text:p>1572476153.01774</text:p>
              </table:table-cell>
              <table:table-cell office:value-type="float" office:value="126.591189791074">
                <text:p>126.59118979107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572476183.59394">
                <text:p>1572476183.59394</text:p>
              </table:table-cell>
              <table:table-cell office:value-type="float" office:value="128.18781139886">
                <text:p>128.1878113988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572476214.19273">
                <text:p>1572476214.19273</text:p>
              </table:table-cell>
              <table:table-cell office:value-type="float" office:value="126.233552354662">
                <text:p>126.23355235466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572476244.77242">
                <text:p>1572476244.77242</text:p>
              </table:table-cell>
              <table:table-cell office:value-type="float" office:value="127.685888035036">
                <text:p>127.68588803503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572476275.37378">
                <text:p>1572476275.37378</text:p>
              </table:table-cell>
              <table:table-cell office:value-type="float" office:value="125.740809945002">
                <text:p>125.74080994500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572476305.97634">
                <text:p>1572476305.97634</text:p>
              </table:table-cell>
              <table:table-cell office:value-type="float" office:value="126.690259848322">
                <text:p>126.69025984832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572476336.2102">
                <text:p>1572476336.2102</text:p>
              </table:table-cell>
              <table:table-cell office:value-type="float" office:value="126.80748338854">
                <text:p>126.8074833885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572476366.96408">
                <text:p>1572476366.96408</text:p>
              </table:table-cell>
              <table:table-cell office:value-type="float" office:value="126.417987587762">
                <text:p>126.41798758776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572476397.5616">
                <text:p>1572476397.5616</text:p>
              </table:table-cell>
              <table:table-cell office:value-type="float" office:value="128.964268986859">
                <text:p>128.96426898685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572476428.2782">
                <text:p>1572476428.2782</text:p>
              </table:table-cell>
              <table:table-cell office:value-type="float" office:value="126.718348273328">
                <text:p>126.71834827332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572476458.84835">
                <text:p>1572476458.84835</text:p>
              </table:table-cell>
              <table:table-cell office:value-type="float" office:value="126.722872200559">
                <text:p>126.72287220055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572476489.45812">
                <text:p>1572476489.45812</text:p>
              </table:table-cell>
              <table:table-cell office:value-type="float" office:value="128.304971314495">
                <text:p>128.30497131449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572476520.02155">
                <text:p>1572476520.02155</text:p>
              </table:table-cell>
              <table:table-cell office:value-type="float" office:value="127.640119289186">
                <text:p>127.64011928918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572476550.58593">
                <text:p>1572476550.58593</text:p>
              </table:table-cell>
              <table:table-cell office:value-type="float" office:value="127.652521694926">
                <text:p>127.65252169492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572476581.14095">
                <text:p>1572476581.14095</text:p>
              </table:table-cell>
              <table:table-cell office:value-type="float" office:value="127.161284335741">
                <text:p>127.16128433574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572476611.71661">
                <text:p>1572476611.71661</text:p>
              </table:table-cell>
              <table:table-cell office:value-type="float" office:value="127.305709213392">
                <text:p>127.30570921339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572476642.32312">
                <text:p>1572476642.32312</text:p>
              </table:table-cell>
              <table:table-cell office:value-type="float" office:value="128.717622075504">
                <text:p>128.71762207550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572476672.89891">
                <text:p>1572476672.89891</text:p>
              </table:table-cell>
              <table:table-cell office:value-type="float" office:value="127.711031446308">
                <text:p>127.71103144630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572476703.4689">
                <text:p>1572476703.4689</text:p>
              </table:table-cell>
              <table:table-cell office:value-type="float" office:value="126.584748350555">
                <text:p>126.58474835055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572476734.0696">
                <text:p>1572476734.0696</text:p>
              </table:table-cell>
              <table:table-cell office:value-type="float" office:value="127.39203533984">
                <text:p>127.3920353398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572476764.63949">
                <text:p>1572476764.63949</text:p>
              </table:table-cell>
              <table:table-cell office:value-type="float" office:value="127.346064019169">
                <text:p>127.34606401916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572476795.24547">
                <text:p>1572476795.24547</text:p>
              </table:table-cell>
              <table:table-cell office:value-type="float" office:value="126.549052034345">
                <text:p>126.54905203434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572476825.80665">
                <text:p>1572476825.80665</text:p>
              </table:table-cell>
              <table:table-cell office:value-type="float" office:value="127.831751413311">
                <text:p>127.83175141331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572476856.37253">
                <text:p>1572476856.37253</text:p>
              </table:table-cell>
              <table:table-cell office:value-type="float" office:value="126.816188255308">
                <text:p>126.81618825530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572476886.97345">
                <text:p>1572476886.97345</text:p>
              </table:table-cell>
              <table:table-cell office:value-type="float" office:value="125.246556634329">
                <text:p>125.24655663432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572476917.51311">
                <text:p>1572476917.51311</text:p>
              </table:table-cell>
              <table:table-cell office:value-type="float" office:value="126.051101184701">
                <text:p>126.05110118470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572476947.80355">
                <text:p>1572476947.80355</text:p>
              </table:table-cell>
              <table:table-cell office:value-type="float" office:value="127.676775093357">
                <text:p>127.67677509335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572476978.33433">
                <text:p>1572476978.33433</text:p>
              </table:table-cell>
              <table:table-cell office:value-type="float" office:value="126.745344110671">
                <text:p>126.74534411067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572477008.84149">
                <text:p>1572477008.84149</text:p>
              </table:table-cell>
              <table:table-cell office:value-type="float" office:value="128.228785630173">
                <text:p>128.22878563017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572477039.36559">
                <text:p>1572477039.36559</text:p>
              </table:table-cell>
              <table:table-cell office:value-type="float" office:value="126.845100143306">
                <text:p>126.84510014330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572477069.8959">
                <text:p>1572477069.8959</text:p>
              </table:table-cell>
              <table:table-cell office:value-type="float" office:value="127.924721555099">
                <text:p>127.92472155509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572477100.5178">
                <text:p>1572477100.5178</text:p>
              </table:table-cell>
              <table:table-cell office:value-type="float" office:value="169.809854318395">
                <text:p>169.80985431839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572477131.07683">
                <text:p>1572477131.07683</text:p>
              </table:table-cell>
              <table:table-cell office:value-type="float" office:value="127.680270057508">
                <text:p>127.68027005750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572477161.61419">
                <text:p>1572477161.61419</text:p>
              </table:table-cell>
              <table:table-cell office:value-type="float" office:value="127.623677819414">
                <text:p>127.62367781941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572477192.15206">
                <text:p>1572477192.15206</text:p>
              </table:table-cell>
              <table:table-cell office:value-type="float" office:value="126.753290601666">
                <text:p>126.75329060166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572477222.71265">
                <text:p>1572477222.71265</text:p>
              </table:table-cell>
              <table:table-cell office:value-type="float" office:value="126.536791504111">
                <text:p>126.53679150411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572477253.25589">
                <text:p>1572477253.25589</text:p>
              </table:table-cell>
              <table:table-cell office:value-type="float" office:value="126.659771972096">
                <text:p>126.65977197209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572477283.8198">
                <text:p>1572477283.8198</text:p>
              </table:table-cell>
              <table:table-cell office:value-type="float" office:value="127.846686369973">
                <text:p>127.84668636997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572477314.37074">
                <text:p>1572477314.37074</text:p>
              </table:table-cell>
              <table:table-cell office:value-type="float" office:value="126.593997317204">
                <text:p>126.59399731720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572477344.9135">
                <text:p>1572477344.9135</text:p>
              </table:table-cell>
              <table:table-cell office:value-type="float" office:value="129.766486486399">
                <text:p>129.76648648639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572477375.56018">
                <text:p>1572477375.56018</text:p>
              </table:table-cell>
              <table:table-cell office:value-type="float" office:value="128.493312511925">
                <text:p>128.49331251192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572477406.17974">
                <text:p>1572477406.17974</text:p>
              </table:table-cell>
              <table:table-cell office:value-type="float" office:value="127.370593855442">
                <text:p>127.37059385544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572477436.73973">
                <text:p>1572477436.73973</text:p>
              </table:table-cell>
              <table:table-cell office:value-type="float" office:value="127.141415914304">
                <text:p>127.14141591430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572477467.28883">
                <text:p>1572477467.28883</text:p>
              </table:table-cell>
              <table:table-cell office:value-type="float" office:value="127.95439181887">
                <text:p>127.9543918188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572477497.58548">
                <text:p>1572477497.58548</text:p>
              </table:table-cell>
              <table:table-cell office:value-type="float" office:value="126.26493024373">
                <text:p>126.2649302437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572477528.16198">
                <text:p>1572477528.16198</text:p>
              </table:table-cell>
              <table:table-cell office:value-type="float" office:value="126.302612085713">
                <text:p>126.30261208571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572477558.71711">
                <text:p>1572477558.71711</text:p>
              </table:table-cell>
              <table:table-cell office:value-type="float" office:value="127.419371239608">
                <text:p>127.41937123960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572477589.26753">
                <text:p>1572477589.26753</text:p>
              </table:table-cell>
              <table:table-cell office:value-type="float" office:value="127.588256478413">
                <text:p>127.58825647841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572477619.8412">
                <text:p>1572477619.8412</text:p>
              </table:table-cell>
              <table:table-cell office:value-type="float" office:value="126.59845323195">
                <text:p>126.5984532319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572477650.42706">
                <text:p>1572477650.42706</text:p>
              </table:table-cell>
              <table:table-cell office:value-type="float" office:value="124.709825504503">
                <text:p>124.70982550450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572477680.97614">
                <text:p>1572477680.97614</text:p>
              </table:table-cell>
              <table:table-cell office:value-type="float" office:value="126.088236001535">
                <text:p>126.08823600153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572477711.52182">
                <text:p>1572477711.52182</text:p>
              </table:table-cell>
              <table:table-cell office:value-type="float" office:value="127.451368554212">
                <text:p>127.45136855421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572477742.07336">
                <text:p>1572477742.07336</text:p>
              </table:table-cell>
              <table:table-cell office:value-type="float" office:value="126.200803977455">
                <text:p>126.20080397745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572477772.64505">
                <text:p>1572477772.64505</text:p>
              </table:table-cell>
              <table:table-cell office:value-type="float" office:value="127.179851744159">
                <text:p>127.17985174415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572477803.19625">
                <text:p>1572477803.19625</text:p>
              </table:table-cell>
              <table:table-cell office:value-type="float" office:value="128.120533156127">
                <text:p>128.12053315612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572477833.72944">
                <text:p>1572477833.72944</text:p>
              </table:table-cell>
              <table:table-cell office:value-type="float" office:value="127.923558029682">
                <text:p>127.92355802968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572477864.34102">
                <text:p>1572477864.34102</text:p>
              </table:table-cell>
              <table:table-cell office:value-type="float" office:value="127.619980280442">
                <text:p>127.61998028044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572477894.94067">
                <text:p>1572477894.94067</text:p>
              </table:table-cell>
              <table:table-cell office:value-type="float" office:value="127.771939186275">
                <text:p>127.77193918627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572477925.47907">
                <text:p>1572477925.47907</text:p>
              </table:table-cell>
              <table:table-cell office:value-type="float" office:value="128.950017080316">
                <text:p>128.95001708031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572477956.09179">
                <text:p>1572477956.09179</text:p>
              </table:table-cell>
              <table:table-cell office:value-type="float" office:value="127.196501639288">
                <text:p>127.19650163928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572477986.79953">
                <text:p>1572477986.79953</text:p>
              </table:table-cell>
              <table:table-cell office:value-type="float" office:value="127.077016135454">
                <text:p>127.07701613545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572478017.3621">
                <text:p>1572478017.3621</text:p>
              </table:table-cell>
              <table:table-cell office:value-type="float" office:value="126.007254340042">
                <text:p>126.00725434004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572478047.74408">
                <text:p>1572478047.74408</text:p>
              </table:table-cell>
              <table:table-cell office:value-type="float" office:value="127.620182855263">
                <text:p>127.62018285526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572478078.29602">
                <text:p>1572478078.29602</text:p>
              </table:table-cell>
              <table:table-cell office:value-type="float" office:value="125.24045671887">
                <text:p>125.2404567188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572478108.8681">
                <text:p>1572478108.8681</text:p>
              </table:table-cell>
              <table:table-cell office:value-type="float" office:value="126.170246626109">
                <text:p>126.17024662610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572478139.50675">
                <text:p>1572478139.50675</text:p>
              </table:table-cell>
              <table:table-cell office:value-type="float" office:value="128.547576236551">
                <text:p>128.54757623655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572478170.20738">
                <text:p>1572478170.20738</text:p>
              </table:table-cell>
              <table:table-cell office:value-type="float" office:value="128.706043132754">
                <text:p>128.70604313275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572478200.76953">
                <text:p>1572478200.76953</text:p>
              </table:table-cell>
              <table:table-cell office:value-type="float" office:value="127.574554522286">
                <text:p>127.57455452228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572478231.34473">
                <text:p>1572478231.34473</text:p>
              </table:table-cell>
              <table:table-cell office:value-type="float" office:value="127.418073151856">
                <text:p>127.41807315185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572478261.8967">
                <text:p>1572478261.8967</text:p>
              </table:table-cell>
              <table:table-cell office:value-type="float" office:value="127.229455516584">
                <text:p>127.22945551658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572478292.43489">
                <text:p>1572478292.43489</text:p>
              </table:table-cell>
              <table:table-cell office:value-type="float" office:value="127.56845606946">
                <text:p>127.5684560694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572478323.01099">
                <text:p>1572478323.01099</text:p>
              </table:table-cell>
              <table:table-cell office:value-type="float" office:value="126.69437131274">
                <text:p>126.6943713127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572478353.80168">
                <text:p>1572478353.80168</text:p>
              </table:table-cell>
              <table:table-cell office:value-type="float" office:value="127.179919756644">
                <text:p>127.17991975664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572478384.38742">
                <text:p>1572478384.38742</text:p>
              </table:table-cell>
              <table:table-cell office:value-type="float" office:value="127.62751284599">
                <text:p>127.6275128459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572478414.97011">
                <text:p>1572478414.97011</text:p>
              </table:table-cell>
              <table:table-cell office:value-type="float" office:value="290.503501952291">
                <text:p>290.50350195229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572478445.59741">
                <text:p>1572478445.59741</text:p>
              </table:table-cell>
              <table:table-cell office:value-type="float" office:value="290.099961207694">
                <text:p>290.09996120769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572478476.22083">
                <text:p>1572478476.22083</text:p>
              </table:table-cell>
              <table:table-cell office:value-type="float" office:value="127.862757062004">
                <text:p>127.86275706200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572478506.92049">
                <text:p>1572478506.92049</text:p>
              </table:table-cell>
              <table:table-cell office:value-type="float" office:value="126.769665521587">
                <text:p>126.76966552158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572478537.6986">
                <text:p>1572478537.6986</text:p>
              </table:table-cell>
              <table:table-cell office:value-type="float" office:value="169.686258812777">
                <text:p>169.68625881277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572478568.1505">
                <text:p>1572478568.1505</text:p>
              </table:table-cell>
              <table:table-cell office:value-type="float" office:value="127.716785448806">
                <text:p>127.71678544880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572478598.51969">
                <text:p>1572478598.51969</text:p>
              </table:table-cell>
              <table:table-cell office:value-type="float" office:value="127.860114813526">
                <text:p>127.86011481352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572478629.15493">
                <text:p>1572478629.15493</text:p>
              </table:table-cell>
              <table:table-cell office:value-type="float" office:value="291.576139286319">
                <text:p>291.57613928631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572478659.78492">
                <text:p>1572478659.78492</text:p>
              </table:table-cell>
              <table:table-cell office:value-type="float" office:value="126.872091592747">
                <text:p>126.87209159274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572478690.43427">
                <text:p>1572478690.43427</text:p>
              </table:table-cell>
              <table:table-cell office:value-type="float" office:value="128.372385582198">
                <text:p>128.37238558219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572478721.06786">
                <text:p>1572478721.06786</text:p>
              </table:table-cell>
              <table:table-cell office:value-type="float" office:value="11336.4252685802">
                <text:p>11336.425268580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572478751.70495">
                <text:p>1572478751.70495</text:p>
              </table:table-cell>
              <table:table-cell office:value-type="float" office:value="127.3407875667">
                <text:p>127.340787566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572478782.33421">
                <text:p>1572478782.33421</text:p>
              </table:table-cell>
              <table:table-cell office:value-type="float" office:value="11334.2956148442">
                <text:p>11334.295614844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572478813.05836">
                <text:p>1572478813.05836</text:p>
              </table:table-cell>
              <table:table-cell office:value-type="float" office:value="127.228837553683">
                <text:p>127.22883755368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572478843.85343">
                <text:p>1572478843.85343</text:p>
              </table:table-cell>
              <table:table-cell office:value-type="float" office:value="127.598191420448">
                <text:p>127.59819142044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572478874.63528">
                <text:p>1572478874.63528</text:p>
              </table:table-cell>
              <table:table-cell office:value-type="float" office:value="126.988700095331">
                <text:p>126.98870009533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572478905.28097">
                <text:p>1572478905.28097</text:p>
              </table:table-cell>
              <table:table-cell office:value-type="float" office:value="128.607521563289">
                <text:p>128.60752156328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572478936.10857">
                <text:p>1572478936.10857</text:p>
              </table:table-cell>
              <table:table-cell office:value-type="float" office:value="126.96568116007">
                <text:p>126.9656811600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572478966.83991">
                <text:p>1572478966.83991</text:p>
              </table:table-cell>
              <table:table-cell office:value-type="float" office:value="1026.80317227457">
                <text:p>1026.8031722745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572478997.48132">
                <text:p>1572478997.48132</text:p>
              </table:table-cell>
              <table:table-cell office:value-type="float" office:value="84.4172767475958">
                <text:p>84.417276747595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572479028.19215">
                <text:p>1572479028.19215</text:p>
              </table:table-cell>
              <table:table-cell office:value-type="float" office:value="126.509726191649">
                <text:p>126.50972619164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572479058.81986">
                <text:p>1572479058.81986</text:p>
              </table:table-cell>
              <table:table-cell office:value-type="float" office:value="127.839767379425">
                <text:p>127.83976737942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572479089.61076">
                <text:p>1572479089.61076</text:p>
              </table:table-cell>
              <table:table-cell office:value-type="float" office:value="124.990180281027">
                <text:p>124.99018028102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572479120.52705">
                <text:p>1572479120.52705</text:p>
              </table:table-cell>
              <table:table-cell office:value-type="float" office:value="126.600301270119">
                <text:p>126.60030127011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572479151.22569">
                <text:p>1572479151.22569</text:p>
              </table:table-cell>
              <table:table-cell office:value-type="float" office:value="127.053099874181">
                <text:p>127.05309987418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572479181.8607">
                <text:p>1572479181.8607</text:p>
              </table:table-cell>
              <table:table-cell office:value-type="float" office:value="126.77384499849">
                <text:p>126.7738449984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572479212.47675">
                <text:p>1572479212.47675</text:p>
              </table:table-cell>
              <table:table-cell office:value-type="float" office:value="290.490484508917">
                <text:p>290.49048450891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572479243.1216">
                <text:p>1572479243.1216</text:p>
              </table:table-cell>
              <table:table-cell office:value-type="float" office:value="128.638832902506">
                <text:p>128.63883290250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572479273.76073">
                <text:p>1572479273.76073</text:p>
              </table:table-cell>
              <table:table-cell office:value-type="float" office:value="2499.04062799332">
                <text:p>2499.0406279933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572479304.40032">
                <text:p>1572479304.40032</text:p>
              </table:table-cell>
              <table:table-cell office:value-type="float" office:value="2456.86671494984">
                <text:p>2456.8667149498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572479334.99272">
                <text:p>1572479334.99272</text:p>
              </table:table-cell>
              <table:table-cell office:value-type="float" office:value="127.107022073749">
                <text:p>127.10702207374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572479365.59893">
                <text:p>1572479365.59893</text:p>
              </table:table-cell>
              <table:table-cell office:value-type="float" office:value="126.707935781263">
                <text:p>126.70793578126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572479396.19589">
                <text:p>1572479396.19589</text:p>
              </table:table-cell>
              <table:table-cell office:value-type="float" office:value="127.21287363394">
                <text:p>127.2128736339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572479426.81283">
                <text:p>1572479426.81283</text:p>
              </table:table-cell>
              <table:table-cell office:value-type="float" office:value="128.748315451819">
                <text:p>128.74831545181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572479457.43314">
                <text:p>1572479457.43314</text:p>
              </table:table-cell>
              <table:table-cell office:value-type="float" office:value="128.418631878077">
                <text:p>128.41863187807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572479488.09023">
                <text:p>1572479488.09023</text:p>
              </table:table-cell>
              <table:table-cell office:value-type="float" office:value="84.3330070846745">
                <text:p>84.333007084674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572479518.7187">
                <text:p>1572479518.7187</text:p>
              </table:table-cell>
              <table:table-cell office:value-type="float" office:value="128.594365169677">
                <text:p>128.59436516967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572479549.38045">
                <text:p>1572479549.38045</text:p>
              </table:table-cell>
              <table:table-cell office:value-type="float" office:value="127.76536318342">
                <text:p>127.7653631834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572479580.01797">
                <text:p>1572479580.01797</text:p>
              </table:table-cell>
              <table:table-cell office:value-type="float" office:value="125.040949041503">
                <text:p>125.04094904150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572479610.73111">
                <text:p>1572479610.73111</text:p>
              </table:table-cell>
              <table:table-cell office:value-type="float" office:value="126.205461004388">
                <text:p>126.20546100438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572479641.15003">
                <text:p>1572479641.15003</text:p>
              </table:table-cell>
              <table:table-cell office:value-type="float" office:value="128.055308451652">
                <text:p>128.05530845165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572479671.76005">
                <text:p>1572479671.76005</text:p>
              </table:table-cell>
              <table:table-cell office:value-type="float" office:value="11293.1813216914">
                <text:p>11293.181321691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572479702.39442">
                <text:p>1572479702.39442</text:p>
              </table:table-cell>
              <table:table-cell office:value-type="float" office:value="127.974122752703">
                <text:p>127.97412275270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572479733.07038">
                <text:p>1572479733.07038</text:p>
              </table:table-cell>
              <table:table-cell office:value-type="float" office:value="2500.39444210423">
                <text:p>2500.3944421042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572479763.67014">
                <text:p>1572479763.67014</text:p>
              </table:table-cell>
              <table:table-cell office:value-type="float" office:value="766.897784954436">
                <text:p>766.89778495443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572479794.30418">
                <text:p>1572479794.30418</text:p>
              </table:table-cell>
              <table:table-cell office:value-type="float" office:value="127.486377432401">
                <text:p>127.48637743240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572479825.01425">
                <text:p>1572479825.01425</text:p>
              </table:table-cell>
              <table:table-cell office:value-type="float" office:value="21924.0716292541">
                <text:p>21924.071629254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572479855.73469">
                <text:p>1572479855.73469</text:p>
              </table:table-cell>
              <table:table-cell office:value-type="float" office:value="129.031069679563">
                <text:p>129.03106967956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572479886.34667">
                <text:p>1572479886.34667</text:p>
              </table:table-cell>
              <table:table-cell office:value-type="float" office:value="127.192183212146">
                <text:p>127.19218321214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572479916.95179">
                <text:p>1572479916.95179</text:p>
              </table:table-cell>
              <table:table-cell office:value-type="float" office:value="127.891084627683">
                <text:p>127.89108462768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572479947.52398">
                <text:p>1572479947.52398</text:p>
              </table:table-cell>
              <table:table-cell office:value-type="float" office:value="128.396365468054">
                <text:p>128.39636546805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572479978.09963">
                <text:p>1572479978.09963</text:p>
              </table:table-cell>
              <table:table-cell office:value-type="float" office:value="127.973642277406">
                <text:p>127.97364227740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572480008.44234">
                <text:p>1572480008.44234</text:p>
              </table:table-cell>
              <table:table-cell office:value-type="float" office:value="126.927861830483">
                <text:p>126.92786183048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572480039.01004">
                <text:p>1572480039.01004</text:p>
              </table:table-cell>
              <table:table-cell office:value-type="float" office:value="128.450898317353">
                <text:p>128.45089831735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572480069.55544">
                <text:p>1572480069.55544</text:p>
              </table:table-cell>
              <table:table-cell office:value-type="float" office:value="127.590723942117">
                <text:p>127.59072394211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572480100.10394">
                <text:p>1572480100.10394</text:p>
              </table:table-cell>
              <table:table-cell office:value-type="float" office:value="127.325647109949">
                <text:p>127.32564710994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572480130.63941">
                <text:p>1572480130.63941</text:p>
              </table:table-cell>
              <table:table-cell office:value-type="float" office:value="127.755017241206">
                <text:p>127.75501724120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572480161.21504">
                <text:p>1572480161.21504</text:p>
              </table:table-cell>
              <table:table-cell office:value-type="float" office:value="127.261656868643">
                <text:p>127.26165686864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572480191.76336">
                <text:p>1572480191.76336</text:p>
              </table:table-cell>
              <table:table-cell office:value-type="float" office:value="126.889630038084">
                <text:p>126.88963003808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572480222.34526">
                <text:p>1572480222.34526</text:p>
              </table:table-cell>
              <table:table-cell office:value-type="float" office:value="127.255420928214">
                <text:p>127.25542092821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572480252.92546">
                <text:p>1572480252.92546</text:p>
              </table:table-cell>
              <table:table-cell office:value-type="float" office:value="127.579417049308">
                <text:p>127.57941704930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572480283.64025">
                <text:p>1572480283.64025</text:p>
              </table:table-cell>
              <table:table-cell office:value-type="float" office:value="84.4875014666969">
                <text:p>84.487501466696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572480314.4353">
                <text:p>1572480314.4353</text:p>
              </table:table-cell>
              <table:table-cell office:value-type="float" office:value="125.051636508777">
                <text:p>125.05163650877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572480345.15153">
                <text:p>1572480345.15153</text:p>
              </table:table-cell>
              <table:table-cell office:value-type="float" office:value="127.278782851168">
                <text:p>127.27878285116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572480375.80678">
                <text:p>1572480375.80678</text:p>
              </table:table-cell>
              <table:table-cell office:value-type="float" office:value="128.538804819932">
                <text:p>128.53880481993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572480406.4389">
                <text:p>1572480406.4389</text:p>
              </table:table-cell>
              <table:table-cell office:value-type="float" office:value="127.424374179503">
                <text:p>127.42437417950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572480437.07227">
                <text:p>1572480437.07227</text:p>
              </table:table-cell>
              <table:table-cell office:value-type="float" office:value="125.598574630579">
                <text:p>125.59857463057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572480467.71661">
                <text:p>1572480467.71661</text:p>
              </table:table-cell>
              <table:table-cell office:value-type="float" office:value="126.365712314176">
                <text:p>126.36571231417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572480498.35386">
                <text:p>1572480498.35386</text:p>
              </table:table-cell>
              <table:table-cell office:value-type="float" office:value="125.75944390327">
                <text:p>125.7594439032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572480528.99431">
                <text:p>1572480528.99431</text:p>
              </table:table-cell>
              <table:table-cell office:value-type="float" office:value="127.791671582742">
                <text:p>127.79167158274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572480559.44652">
                <text:p>1572480559.44652</text:p>
              </table:table-cell>
              <table:table-cell office:value-type="float" office:value="129.472976778896">
                <text:p>129.47297677889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572480590.07939">
                <text:p>1572480590.07939</text:p>
              </table:table-cell>
              <table:table-cell office:value-type="float" office:value="291.016389221232">
                <text:p>291.01638922123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572480620.71038">
                <text:p>1572480620.71038</text:p>
              </table:table-cell>
              <table:table-cell office:value-type="float" office:value="128.102278020088">
                <text:p>128.10227802008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572480651.34918">
                <text:p>1572480651.34918</text:p>
              </table:table-cell>
              <table:table-cell office:value-type="float" office:value="84.4706475341127">
                <text:p>84.470647534112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572480681.96877">
                <text:p>1572480681.96877</text:p>
              </table:table-cell>
              <table:table-cell office:value-type="float" office:value="1449.3839111388">
                <text:p>1449.383911138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572480712.5901">
                <text:p>1572480712.5901</text:p>
              </table:table-cell>
              <table:table-cell office:value-type="float" office:value="128.445694265272">
                <text:p>128.44569426527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572480743.22688">
                <text:p>1572480743.22688</text:p>
              </table:table-cell>
              <table:table-cell office:value-type="float" office:value="129.410148600373">
                <text:p>129.41014860037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572480773.88737">
                <text:p>1572480773.88737</text:p>
              </table:table-cell>
              <table:table-cell office:value-type="float" office:value="126.791520931431">
                <text:p>126.79152093143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572480804.56229">
                <text:p>1572480804.56229</text:p>
              </table:table-cell>
              <table:table-cell office:value-type="float" office:value="128.112926727558">
                <text:p>128.11292672755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572480835.35957">
                <text:p>1572480835.35957</text:p>
              </table:table-cell>
              <table:table-cell office:value-type="float" office:value="24296.5126404901">
                <text:p>24296.512640490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572480865.75192">
                <text:p>1572480865.75192</text:p>
              </table:table-cell>
              <table:table-cell office:value-type="float" office:value="126.982260117446">
                <text:p>126.98226011744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572480896.29554">
                <text:p>1572480896.29554</text:p>
              </table:table-cell>
              <table:table-cell office:value-type="float" office:value="126.436967458992">
                <text:p>126.43696745899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572480926.88843">
                <text:p>1572480926.88843</text:p>
              </table:table-cell>
              <table:table-cell office:value-type="float" office:value="126.715812797138">
                <text:p>126.71581279713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572480957.47296">
                <text:p>1572480957.47296</text:p>
              </table:table-cell>
              <table:table-cell office:value-type="float" office:value="126.613045200919">
                <text:p>126.61304520091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572480988.04819">
                <text:p>1572480988.04819</text:p>
              </table:table-cell>
              <table:table-cell office:value-type="float" office:value="127.652659182531">
                <text:p>127.65265918253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572481018.61946">
                <text:p>1572481018.61946</text:p>
              </table:table-cell>
              <table:table-cell office:value-type="float" office:value="127.751865264748">
                <text:p>127.75186526474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572481049.22183">
                <text:p>1572481049.22183</text:p>
              </table:table-cell>
              <table:table-cell office:value-type="float" office:value="126.476086338965">
                <text:p>126.47608633896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572481079.79445">
                <text:p>1572481079.79445</text:p>
              </table:table-cell>
              <table:table-cell office:value-type="float" office:value="126.827353272611">
                <text:p>126.82735327261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572481110.46485">
                <text:p>1572481110.46485</text:p>
              </table:table-cell>
              <table:table-cell office:value-type="float" office:value="126.513703093731">
                <text:p>126.51370309373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572481141.04125">
                <text:p>1572481141.04125</text:p>
              </table:table-cell>
              <table:table-cell office:value-type="float" office:value="126.255475776992">
                <text:p>126.25547577699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572481171.61496">
                <text:p>1572481171.61496</text:p>
              </table:table-cell>
              <table:table-cell office:value-type="float" office:value="126.477527764858">
                <text:p>126.47752776485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572481202.17533">
                <text:p>1572481202.17533</text:p>
              </table:table-cell>
              <table:table-cell office:value-type="float" office:value="127.144977428306">
                <text:p>127.14497742830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572481232.76412">
                <text:p>1572481232.76412</text:p>
              </table:table-cell>
              <table:table-cell office:value-type="float" office:value="128.099501209273">
                <text:p>128.09950120927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572481263.34318">
                <text:p>1572481263.34318</text:p>
              </table:table-cell>
              <table:table-cell office:value-type="float" office:value="127.28810275557">
                <text:p>127.2881027555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572481293.91138">
                <text:p>1572481293.91138</text:p>
              </table:table-cell>
              <table:table-cell office:value-type="float" office:value="127.061393740771">
                <text:p>127.06139374077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572481324.53037">
                <text:p>1572481324.53037</text:p>
              </table:table-cell>
              <table:table-cell office:value-type="float" office:value="126.816254805159">
                <text:p>126.816254805159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572481355.11018">
                <text:p>1572481355.11018</text:p>
              </table:table-cell>
              <table:table-cell office:value-type="float" office:value="126.711222320056">
                <text:p>126.71122232005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572481385.70695">
                <text:p>1572481385.70695</text:p>
              </table:table-cell>
              <table:table-cell office:value-type="float" office:value="126.006226839596">
                <text:p>126.00622683959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572481416.44286">
                <text:p>1572481416.44286</text:p>
              </table:table-cell>
              <table:table-cell office:value-type="float" office:value="128.045168009527">
                <text:p>128.04516800952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572481447.0144">
                <text:p>1572481447.0144</text:p>
              </table:table-cell>
              <table:table-cell office:value-type="float" office:value="126.457452380697">
                <text:p>126.45745238069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572481477.58402">
                <text:p>1572481477.58402</text:p>
              </table:table-cell>
              <table:table-cell office:value-type="float" office:value="127.950003916609">
                <text:p>127.950003916609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572481508.15796">
                <text:p>1572481508.15796</text:p>
              </table:table-cell>
              <table:table-cell office:value-type="float" office:value="126.832900312386">
                <text:p>126.83290031238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572481538.73911">
                <text:p>1572481538.73911</text:p>
              </table:table-cell>
              <table:table-cell office:value-type="float" office:value="128.160954511755">
                <text:p>128.16095451175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572481569.30776">
                <text:p>1572481569.30776</text:p>
              </table:table-cell>
              <table:table-cell office:value-type="float" office:value="128.027011601289">
                <text:p>128.02701160128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572481599.88635">
                <text:p>1572481599.88635</text:p>
              </table:table-cell>
              <table:table-cell office:value-type="float" office:value="127.924929980456">
                <text:p>127.92492998045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572481630.25349">
                <text:p>1572481630.25349</text:p>
              </table:table-cell>
              <table:table-cell office:value-type="float" office:value="2500.68342934714">
                <text:p>2500.6834293471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572481660.84736">
                <text:p>1572481660.84736</text:p>
              </table:table-cell>
              <table:table-cell office:value-type="float" office:value="127.335032101568">
                <text:p>127.33503210156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572481691.41939">
                <text:p>1572481691.41939</text:p>
              </table:table-cell>
              <table:table-cell office:value-type="float" office:value="126.527884062521">
                <text:p>126.52788406252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572481722.00848">
                <text:p>1572481722.00848</text:p>
              </table:table-cell>
              <table:table-cell office:value-type="float" office:value="126.272674159904">
                <text:p>126.27267415990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572481752.58192">
                <text:p>1572481752.58192</text:p>
              </table:table-cell>
              <table:table-cell office:value-type="float" office:value="127.703288992768">
                <text:p>127.70328899276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572481783.19648">
                <text:p>1572481783.19648</text:p>
              </table:table-cell>
              <table:table-cell office:value-type="float" office:value="125.833299611492">
                <text:p>125.83329961149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572481813.91439">
                <text:p>1572481813.91439</text:p>
              </table:table-cell>
              <table:table-cell office:value-type="float" office:value="127.016653958002">
                <text:p>127.01665395800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572481844.56527">
                <text:p>1572481844.56527</text:p>
              </table:table-cell>
              <table:table-cell office:value-type="float" office:value="127.630734297567">
                <text:p>127.63073429756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572481875.12577">
                <text:p>1572481875.12577</text:p>
              </table:table-cell>
              <table:table-cell office:value-type="float" office:value="126.820775807122">
                <text:p>126.82077580712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572481905.6777">
                <text:p>1572481905.6777</text:p>
              </table:table-cell>
              <table:table-cell office:value-type="float" office:value="126.415110586513">
                <text:p>126.41511058651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572481936.26714">
                <text:p>1572481936.26714</text:p>
              </table:table-cell>
              <table:table-cell office:value-type="float" office:value="129.262024721116">
                <text:p>129.26202472111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572481966.8135">
                <text:p>1572481966.8135</text:p>
              </table:table-cell>
              <table:table-cell office:value-type="float" office:value="126.829406810869">
                <text:p>126.82940681086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572481997.36621">
                <text:p>1572481997.36621</text:p>
              </table:table-cell>
              <table:table-cell office:value-type="float" office:value="126.96869418629">
                <text:p>126.9686941862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572482027.92">
                <text:p>1572482027.92</text:p>
              </table:table-cell>
              <table:table-cell office:value-type="float" office:value="129.567590921398">
                <text:p>129.56759092139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572482058.49746">
                <text:p>1572482058.49746</text:p>
              </table:table-cell>
              <table:table-cell office:value-type="float" office:value="128.306887365149">
                <text:p>128.30688736514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572482089.08703">
                <text:p>1572482089.08703</text:p>
              </table:table-cell>
              <table:table-cell office:value-type="float" office:value="126.939850310777">
                <text:p>126.93985031077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572482119.69732">
                <text:p>1572482119.69732</text:p>
              </table:table-cell>
              <table:table-cell office:value-type="float" office:value="128.90637719838">
                <text:p>128.9063771983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572482150.33106">
                <text:p>1572482150.33106</text:p>
              </table:table-cell>
              <table:table-cell office:value-type="float" office:value="127.406353796234">
                <text:p>127.40635379623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572482180.68654">
                <text:p>1572482180.68654</text:p>
              </table:table-cell>
              <table:table-cell office:value-type="float" office:value="127.026931887731">
                <text:p>127.02693188773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572482211.26707">
                <text:p>1572482211.26707</text:p>
              </table:table-cell>
              <table:table-cell office:value-type="float" office:value="127.363259476813">
                <text:p>127.36325947681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572482241.85913">
                <text:p>1572482241.85913</text:p>
              </table:table-cell>
              <table:table-cell office:value-type="float" office:value="126.411000584729">
                <text:p>126.41100058472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572482272.4199">
                <text:p>1572482272.4199</text:p>
              </table:table-cell>
              <table:table-cell office:value-type="float" office:value="127.966037311471">
                <text:p>127.96603731147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572482302.97503">
                <text:p>1572482302.97503</text:p>
              </table:table-cell>
              <table:table-cell office:value-type="float" office:value="127.879847209993">
                <text:p>127.87984720999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572482333.57312">
                <text:p>1572482333.57312</text:p>
              </table:table-cell>
              <table:table-cell office:value-type="float" office:value="137.82942143721">
                <text:p>137.8294214372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572482364.10419">
                <text:p>1572482364.10419</text:p>
              </table:table-cell>
              <table:table-cell office:value-type="float" office:value="127.123262431333">
                <text:p>127.12326243133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572482394.66332">
                <text:p>1572482394.66332</text:p>
              </table:table-cell>
              <table:table-cell office:value-type="float" office:value="169.79300038581">
                <text:p>169.7930003858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572482425.22534">
                <text:p>1572482425.22534</text:p>
              </table:table-cell>
              <table:table-cell office:value-type="float" office:value="125.405641493434">
                <text:p>125.40564149343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572482455.76932">
                <text:p>1572482455.76932</text:p>
              </table:table-cell>
              <table:table-cell office:value-type="float" office:value="125.702371189879">
                <text:p>125.70237118987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572482486.35456">
                <text:p>1572482486.35456</text:p>
              </table:table-cell>
              <table:table-cell office:value-type="float" office:value="127.122915055738">
                <text:p>127.12291505573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572482516.93044">
                <text:p>1572482516.93044</text:p>
              </table:table-cell>
              <table:table-cell office:value-type="float" office:value="126.59269484155">
                <text:p>126.5926948415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572482547.50894">
                <text:p>1572482547.50894</text:p>
              </table:table-cell>
              <table:table-cell office:value-type="float" office:value="126.794535420285">
                <text:p>126.79453542028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572482578.09951">
                <text:p>1572482578.09951</text:p>
              </table:table-cell>
              <table:table-cell office:value-type="float" office:value="126.481021266375">
                <text:p>126.48102126637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572482608.67615">
                <text:p>1572482608.67615</text:p>
              </table:table-cell>
              <table:table-cell office:value-type="float" office:value="126.970474211973">
                <text:p>126.97047421197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572482639.24541">
                <text:p>1572482639.24541</text:p>
              </table:table-cell>
              <table:table-cell office:value-type="float" office:value="126.16811922483">
                <text:p>126.1681192248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572482669.83999">
                <text:p>1572482669.83999</text:p>
              </table:table-cell>
              <table:table-cell office:value-type="float" office:value="127.461919996516">
                <text:p>127.46191999651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572482700.41055">
                <text:p>1572482700.41055</text:p>
              </table:table-cell>
              <table:table-cell office:value-type="float" office:value="125.52006043279">
                <text:p>125.52006043279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572482730.84598">
                <text:p>1572482730.84598</text:p>
              </table:table-cell>
              <table:table-cell office:value-type="float" office:value="126.431417493949">
                <text:p>126.43141749394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572482761.39488">
                <text:p>1572482761.39488</text:p>
              </table:table-cell>
              <table:table-cell office:value-type="float" office:value="127.241924472176">
                <text:p>127.24192447217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572482791.97616">
                <text:p>1572482791.97616</text:p>
              </table:table-cell>
              <table:table-cell office:value-type="float" office:value="128.449051741818">
                <text:p>128.44905174181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572482822.54231">
                <text:p>1572482822.54231</text:p>
              </table:table-cell>
              <table:table-cell office:value-type="float" office:value="126.115712314176">
                <text:p>126.11571231417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572482853.13253">
                <text:p>1572482853.13253</text:p>
              </table:table-cell>
              <table:table-cell office:value-type="float" office:value="127.029396426167">
                <text:p>127.02939642616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572482883.6996">
                <text:p>1572482883.6996</text:p>
              </table:table-cell>
              <table:table-cell office:value-type="float" office:value="127.365383952824">
                <text:p>127.36538395282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572482914.30186">
                <text:p>1572482914.30186</text:p>
              </table:table-cell>
              <table:table-cell office:value-type="float" office:value="127.369838404936">
                <text:p>127.36983840493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572482944.98286">
                <text:p>1572482944.98286</text:p>
              </table:table-cell>
              <table:table-cell office:value-type="float" office:value="128.505711992397">
                <text:p>128.50571199239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572482975.68245">
                <text:p>1572482975.68245</text:p>
              </table:table-cell>
              <table:table-cell office:value-type="float" office:value="128.097375270628">
                <text:p>128.09737527062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572483006.25013">
                <text:p>1572483006.25013</text:p>
              </table:table-cell>
              <table:table-cell office:value-type="float" office:value="128.319765858285">
                <text:p>128.31976585828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572483036.85518">
                <text:p>1572483036.85518</text:p>
              </table:table-cell>
              <table:table-cell office:value-type="float" office:value="126.130304283145">
                <text:p>126.13030428314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572483067.42243">
                <text:p>1572483067.42243</text:p>
              </table:table-cell>
              <table:table-cell office:value-type="float" office:value="127.266587408151">
                <text:p>127.26658740815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572483097.99842">
                <text:p>1572483097.99842</text:p>
              </table:table-cell>
              <table:table-cell office:value-type="float" office:value="125.969708523029">
                <text:p>125.96970852302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572483128.63705">
                <text:p>1572483128.63705</text:p>
              </table:table-cell>
              <table:table-cell office:value-type="float" office:value="128.129233634993">
                <text:p>128.12923363499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572483159.26565">
                <text:p>1572483159.26565</text:p>
              </table:table-cell>
              <table:table-cell office:value-type="float" office:value="127.367987441499">
                <text:p>127.36798744149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572483189.83139">
                <text:p>1572483189.83139</text:p>
              </table:table-cell>
              <table:table-cell office:value-type="float" office:value="127.405874783571">
                <text:p>127.40587478357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572483220.50728">
                <text:p>1572483220.50728</text:p>
              </table:table-cell>
              <table:table-cell office:value-type="float" office:value="126.518567083387">
                <text:p>126.51856708338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572483250.99808">
                <text:p>1572483250.99808</text:p>
              </table:table-cell>
              <table:table-cell office:value-type="float" office:value="126.822900283133">
                <text:p>126.82290028313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572483281.58469">
                <text:p>1572483281.58469</text:p>
              </table:table-cell>
              <table:table-cell office:value-type="float" office:value="128.222549689743">
                <text:p>128.22254968974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572483312.24772">
                <text:p>1572483312.24772</text:p>
              </table:table-cell>
              <table:table-cell office:value-type="float" office:value="126.941631799095">
                <text:p>126.94163179909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572483342.97606">
                <text:p>1572483342.97606</text:p>
              </table:table-cell>
              <table:table-cell office:value-type="float" office:value="126.511096679788">
                <text:p>126.51109667978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572483373.70054">
                <text:p>1572483373.70054</text:p>
              </table:table-cell>
              <table:table-cell office:value-type="float" office:value="126.025684260855">
                <text:p>126.02568426085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572483404.3777">
                <text:p>1572483404.3777</text:p>
              </table:table-cell>
              <table:table-cell office:value-type="float" office:value="126.12694388133">
                <text:p>126.1269438813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572483434.94813">
                <text:p>1572483434.94813</text:p>
              </table:table-cell>
              <table:table-cell office:value-type="float" office:value="127.108737012216">
                <text:p>127.10873701221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572483465.52443">
                <text:p>1572483465.52443</text:p>
              </table:table-cell>
              <table:table-cell office:value-type="float" office:value="127.556603614136">
                <text:p>127.55660361413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572483496.0887">
                <text:p>1572483496.0887</text:p>
              </table:table-cell>
              <table:table-cell office:value-type="float" office:value="128.354230636594">
                <text:p>128.35423063659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572483526.63476">
                <text:p>1572483526.63476</text:p>
              </table:table-cell>
              <table:table-cell office:value-type="float" office:value="128.60855052637">
                <text:p>128.6085505263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572483557.22946">
                <text:p>1572483557.22946</text:p>
              </table:table-cell>
              <table:table-cell office:value-type="float" office:value="125.522663921465">
                <text:p>125.52266392146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572483587.8127">
                <text:p>1572483587.8127</text:p>
              </table:table-cell>
              <table:table-cell office:value-type="float" office:value="127.37127690556">
                <text:p>127.3712769055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572483618.15578">
                <text:p>1572483618.15578</text:p>
              </table:table-cell>
              <table:table-cell office:value-type="float" office:value="126.553505023823">
                <text:p>126.55350502382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572483648.7451">
                <text:p>1572483648.7451</text:p>
              </table:table-cell>
              <table:table-cell office:value-type="float" office:value="126.993633560107">
                <text:p>126.99363356010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572483679.35537">
                <text:p>1572483679.35537</text:p>
              </table:table-cell>
              <table:table-cell office:value-type="float" office:value="125.087536862442">
                <text:p>125.08753686244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572483709.92815">
                <text:p>1572483709.92815</text:p>
              </table:table-cell>
              <table:table-cell office:value-type="float" office:value="126.249859262098">
                <text:p>126.24985926209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572483740.50322">
                <text:p>1572483740.50322</text:p>
              </table:table-cell>
              <table:table-cell office:value-type="float" office:value="127.240416496432">
                <text:p>127.24041649643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572483771.09283">
                <text:p>1572483771.09283</text:p>
              </table:table-cell>
              <table:table-cell office:value-type="float" office:value="126.840231765747">
                <text:p>126.84023176574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572483801.67002">
                <text:p>1572483801.67002</text:p>
              </table:table-cell>
              <table:table-cell office:value-type="float" office:value="127.418071689222">
                <text:p>127.41807168922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572483832.23854">
                <text:p>1572483832.23854</text:p>
              </table:table-cell>
              <table:table-cell office:value-type="float" office:value="152.402240869182">
                <text:p>152.40224086918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572483862.83316">
                <text:p>1572483862.83316</text:p>
              </table:table-cell>
              <table:table-cell office:value-type="float" office:value="128.246872563292">
                <text:p>128.24687256329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572483893.47887">
                <text:p>1572483893.47887</text:p>
              </table:table-cell>
              <table:table-cell office:value-type="float" office:value="128.039756994722">
                <text:p>128.03975699472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572483924.2089">
                <text:p>1572483924.2089</text:p>
              </table:table-cell>
              <table:table-cell office:value-type="float" office:value="127.451299079093">
                <text:p>127.45129907909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572483954.84022">
                <text:p>1572483954.84022</text:p>
              </table:table-cell>
              <table:table-cell office:value-type="float" office:value="127.515497745756">
                <text:p>127.51549774575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572483985.42446">
                <text:p>1572483985.42446</text:p>
              </table:table-cell>
              <table:table-cell office:value-type="float" office:value="127.931025508013">
                <text:p>127.93102550801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572484016.1425">
                <text:p>1572484016.1425</text:p>
              </table:table-cell>
              <table:table-cell office:value-type="float" office:value="127.853331847947">
                <text:p>127.85333184794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572484046.86883">
                <text:p>1572484046.86883</text:p>
              </table:table-cell>
              <table:table-cell office:value-type="float" office:value="127.787082568294">
                <text:p>127.78708256829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572484076.93751">
                <text:p>1572484076.93751</text:p>
              </table:table-cell>
              <table:table-cell office:value-type="float" office:value="126.946699826207">
                <text:p>126.94669982620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572484107.4937">
                <text:p>1572484107.4937</text:p>
              </table:table-cell>
              <table:table-cell office:value-type="float" office:value="128.46419219857">
                <text:p>128.4641921985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572484138.10117">
                <text:p>1572484138.10117</text:p>
              </table:table-cell>
              <table:table-cell office:value-type="float" office:value="127.280154801941">
                <text:p>127.28015480194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572484168.93271">
                <text:p>1572484168.93271</text:p>
              </table:table-cell>
              <table:table-cell office:value-type="float" office:value="128.068053845086">
                <text:p>128.06805384508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572484199.50727">
                <text:p>1572484199.50727</text:p>
              </table:table-cell>
              <table:table-cell office:value-type="float" office:value="129.079916538849">
                <text:p>129.079916538849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572484230.07253">
                <text:p>1572484230.07253</text:p>
              </table:table-cell>
              <table:table-cell office:value-type="float" office:value="128.326823799072">
                <text:p>128.32682379907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572484260.73691">
                <text:p>1572484260.73691</text:p>
              </table:table-cell>
              <table:table-cell office:value-type="float" office:value="127.097842582219">
                <text:p>127.09784258221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572484291.46043">
                <text:p>1572484291.46043</text:p>
              </table:table-cell>
              <table:table-cell office:value-type="float" office:value="127.368535929281">
                <text:p>127.36853592928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572484322.06696">
                <text:p>1572484322.06696</text:p>
              </table:table-cell>
              <table:table-cell office:value-type="float" office:value="128.160954511755">
                <text:p>128.16095451175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572484352.77462">
                <text:p>1572484352.77462</text:p>
              </table:table-cell>
              <table:table-cell office:value-type="float" office:value="128.777913315203">
                <text:p>128.77791331520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572484383.48363">
                <text:p>1572484383.48363</text:p>
              </table:table-cell>
              <table:table-cell office:value-type="float" office:value="129.273948114193">
                <text:p>129.27394811419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572484414.18562">
                <text:p>1572484414.18562</text:p>
              </table:table-cell>
              <table:table-cell office:value-type="float" office:value="126.498354211622">
                <text:p>126.49835421162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572484444.8311">
                <text:p>1572484444.8311</text:p>
              </table:table-cell>
              <table:table-cell office:value-type="float" office:value="126.791245956223">
                <text:p>126.79124595622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572484475.52537">
                <text:p>1572484475.52537</text:p>
              </table:table-cell>
              <table:table-cell office:value-type="float" office:value="127.39943626832">
                <text:p>127.3994362683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572484506.08606">
                <text:p>1572484506.08606</text:p>
              </table:table-cell>
              <table:table-cell office:value-type="float" office:value="125.930316130481">
                <text:p>125.93031613048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572484536.62789">
                <text:p>1572484536.62789</text:p>
              </table:table-cell>
              <table:table-cell office:value-type="float" office:value="128.043730971537">
                <text:p>128.043730971537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572484567.21476">
                <text:p>1572484567.21476</text:p>
              </table:table-cell>
              <table:table-cell office:value-type="float" office:value="126.048364596324">
                <text:p>126.04836459632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572484597.8091">
                <text:p>1572484597.8091</text:p>
              </table:table-cell>
              <table:table-cell office:value-type="float" office:value="128.530787391184">
                <text:p>128.53078739118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572484628.35697">
                <text:p>1572484628.35697</text:p>
              </table:table-cell>
              <table:table-cell office:value-type="float" office:value="128.174041430248">
                <text:p>128.17404143024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572484658.92159">
                <text:p>1572484658.92159</text:p>
              </table:table-cell>
              <table:table-cell office:value-type="float" office:value="127.460069033079">
                <text:p>127.460069033079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572484689.13127">
                <text:p>1572484689.13127</text:p>
              </table:table-cell>
              <table:table-cell office:value-type="float" office:value="127.52008529757">
                <text:p>127.5200852975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572484719.73251">
                <text:p>1572484719.73251</text:p>
              </table:table-cell>
              <table:table-cell office:value-type="float" office:value="127.298584722754">
                <text:p>127.29858472275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572484750.31488">
                <text:p>1572484750.31488</text:p>
              </table:table-cell>
              <table:table-cell office:value-type="float" office:value="127.655466708661">
                <text:p>127.65546670866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572484780.98352">
                <text:p>1572484780.98352</text:p>
              </table:table-cell>
              <table:table-cell office:value-type="float" office:value="126.974859188966">
                <text:p>126.97485918896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572484811.66389">
                <text:p>1572484811.66389</text:p>
              </table:table-cell>
              <table:table-cell office:value-type="float" office:value="126.522882585261">
                <text:p>126.52288258526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572484842.3391">
                <text:p>1572484842.3391</text:p>
              </table:table-cell>
              <table:table-cell office:value-type="float" office:value="125.368166614174">
                <text:p>125.36816661417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572484872.91411">
                <text:p>1572484872.91411</text:p>
              </table:table-cell>
              <table:table-cell office:value-type="float" office:value="125.907020757378">
                <text:p>125.907020757378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572484903.52441">
                <text:p>1572484903.52441</text:p>
              </table:table-cell>
              <table:table-cell office:value-type="float" office:value="127.178893718832">
                <text:p>127.17889371883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572484934.19411">
                <text:p>1572484934.19411</text:p>
              </table:table-cell>
              <table:table-cell office:value-type="float" office:value="127.193896687979">
                <text:p>127.19389668797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572484964.89435">
                <text:p>1572484964.89435</text:p>
              </table:table-cell>
              <table:table-cell office:value-type="float" office:value="127.464043009893">
                <text:p>127.464043009893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572484995.61555">
                <text:p>1572484995.61555</text:p>
              </table:table-cell>
              <table:table-cell office:value-type="float" office:value="126.379004732759">
                <text:p>126.37900473275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572485026.28438">
                <text:p>1572485026.28438</text:p>
              </table:table-cell>
              <table:table-cell office:value-type="float" office:value="127.918830064996">
                <text:p>127.91883006499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572485056.99894">
                <text:p>1572485056.99894</text:p>
              </table:table-cell>
              <table:table-cell office:value-type="float" office:value="126.665249536751">
                <text:p>126.66524953675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572485087.63775">
                <text:p>1572485087.63775</text:p>
              </table:table-cell>
              <table:table-cell office:value-type="float" office:value="127.161078835652">
                <text:p>127.16107883565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572485118.24231">
                <text:p>1572485118.24231</text:p>
              </table:table-cell>
              <table:table-cell office:value-type="float" office:value="127.38949986365">
                <text:p>127.3894998636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572485148.8226">
                <text:p>1572485148.8226</text:p>
              </table:table-cell>
              <table:table-cell office:value-type="float" office:value="127.476717465574">
                <text:p>127.47671746557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572485179.4218">
                <text:p>1572485179.4218</text:p>
              </table:table-cell>
              <table:table-cell office:value-type="float" office:value="127.66821063946">
                <text:p>127.6682106394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572485209.99831">
                <text:p>1572485209.99831</text:p>
              </table:table-cell>
              <table:table-cell office:value-type="float" office:value="128.249610614303">
                <text:p>128.249610614303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572485240.31359">
                <text:p>1572485240.31359</text:p>
              </table:table-cell>
              <table:table-cell office:value-type="float" office:value="126.981711629664">
                <text:p>126.98171162966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572485270.90735">
                <text:p>1572485270.90735</text:p>
              </table:table-cell>
              <table:table-cell office:value-type="float" office:value="126.681282931613">
                <text:p>126.68128293161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572485301.49119">
                <text:p>1572485301.49119</text:p>
              </table:table-cell>
              <table:table-cell office:value-type="float" office:value="127.310985665861">
                <text:p>127.31098566586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572485332.04386">
                <text:p>1572485332.04386</text:p>
              </table:table-cell>
              <table:table-cell office:value-type="float" office:value="127.209723120117">
                <text:p>127.209723120117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572485362.58813">
                <text:p>1572485362.58813</text:p>
              </table:table-cell>
              <table:table-cell office:value-type="float" office:value="127.62991229721">
                <text:p>127.6299122972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572485393.15811">
                <text:p>1572485393.15811</text:p>
              </table:table-cell>
              <table:table-cell office:value-type="float" office:value="127.620802280799">
                <text:p>127.620802280799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572485423.7146">
                <text:p>1572485423.7146</text:p>
              </table:table-cell>
              <table:table-cell office:value-type="float" office:value="127.969187825294">
                <text:p>127.96918782529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572485454.252">
                <text:p>1572485454.252</text:p>
              </table:table-cell>
              <table:table-cell office:value-type="float" office:value="126.927450830305">
                <text:p>126.92745083030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572485484.79901">
                <text:p>1572485484.79901</text:p>
              </table:table-cell>
              <table:table-cell office:value-type="float" office:value="126.905388457737">
                <text:p>126.905388457737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572485515.37131">
                <text:p>1572485515.37131</text:p>
              </table:table-cell>
              <table:table-cell office:value-type="float" office:value="126.990413571164">
                <text:p>126.99041357116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572485545.95959">
                <text:p>1572485545.95959</text:p>
              </table:table-cell>
              <table:table-cell office:value-type="float" office:value="125.067325453311">
                <text:p>125.06732545331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572485576.51279">
                <text:p>1572485576.51279</text:p>
              </table:table-cell>
              <table:table-cell office:value-type="float" office:value="126.019860783237">
                <text:p>126.01986078323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572485607.08509">
                <text:p>1572485607.08509</text:p>
              </table:table-cell>
              <table:table-cell office:value-type="float" office:value="127.612784852051">
                <text:p>127.61278485205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572485637.61424">
                <text:p>1572485637.61424</text:p>
              </table:table-cell>
              <table:table-cell office:value-type="float" office:value="127.178688218742">
                <text:p>127.17868821874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572485668.19886">
                <text:p>1572485668.19886</text:p>
              </table:table-cell>
              <table:table-cell office:value-type="float" office:value="127.224384564205">
                <text:p>127.22438456420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572485698.74305">
                <text:p>1572485698.74305</text:p>
              </table:table-cell>
              <table:table-cell office:value-type="float" office:value="126.066859604354">
                <text:p>126.06685960435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572485729.28641">
                <text:p>1572485729.28641</text:p>
              </table:table-cell>
              <table:table-cell office:value-type="float" office:value="126.399903579911">
                <text:p>126.39990357991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572485759.83941">
                <text:p>1572485759.83941</text:p>
              </table:table-cell>
              <table:table-cell office:value-type="float" office:value="126.527541074828">
                <text:p>126.52754107482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572485790.20236">
                <text:p>1572485790.20236</text:p>
              </table:table-cell>
              <table:table-cell office:value-type="float" office:value="127.581129062507">
                <text:p>127.58112906250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572485820.77545">
                <text:p>1572485820.77545</text:p>
              </table:table-cell>
              <table:table-cell office:value-type="float" office:value="127.947058902875">
                <text:p>127.94705890287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572485851.31879">
                <text:p>1572485851.31879</text:p>
              </table:table-cell>
              <table:table-cell office:value-type="float" office:value="126.962323683524">
                <text:p>126.96232368352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572485881.88465">
                <text:p>1572485881.88465</text:p>
              </table:table-cell>
              <table:table-cell office:value-type="float" office:value="127.49418936106">
                <text:p>127.4941893610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572485912.49578">
                <text:p>1572485912.49578</text:p>
              </table:table-cell>
              <table:table-cell office:value-type="float" office:value="127.597437432577">
                <text:p>127.597437432577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572485943.12635">
                <text:p>1572485943.12635</text:p>
              </table:table-cell>
              <table:table-cell office:value-type="float" office:value="126.481503204306">
                <text:p>126.481503204306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572485973.79685">
                <text:p>1572485973.79685</text:p>
              </table:table-cell>
              <table:table-cell office:value-type="float" office:value="126.634763123159">
                <text:p>126.63476312315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572486004.43102">
                <text:p>1572486004.43102</text:p>
              </table:table-cell>
              <table:table-cell office:value-type="float" office:value="129.104651875211">
                <text:p>129.10465187521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572486035.14568">
                <text:p>1572486035.14568</text:p>
              </table:table-cell>
              <table:table-cell office:value-type="float" office:value="127.7478898253">
                <text:p>127.747889825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572486065.68083">
                <text:p>1572486065.68083</text:p>
              </table:table-cell>
              <table:table-cell office:value-type="float" office:value="128.36930308086">
                <text:p>128.3693030808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572486096.25688">
                <text:p>1572486096.25688</text:p>
              </table:table-cell>
              <table:table-cell office:value-type="float" office:value="128.461727660133">
                <text:p>128.46172766013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572486126.81199">
                <text:p>1572486126.81199</text:p>
              </table:table-cell>
              <table:table-cell office:value-type="float" office:value="127.223493088729">
                <text:p>127.223493088729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572486157.36169">
                <text:p>1572486157.36169</text:p>
              </table:table-cell>
              <table:table-cell office:value-type="float" office:value="127.299749710805">
                <text:p>127.29974971080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572486187.93721">
                <text:p>1572486187.93721</text:p>
              </table:table-cell>
              <table:table-cell office:value-type="float" office:value="127.34345906786">
                <text:p>127.34345906786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572486218.5121">
                <text:p>1572486218.5121</text:p>
              </table:table-cell>
              <table:table-cell office:value-type="float" office:value="128.290785957803">
                <text:p>128.290785957803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572486249.05881">
                <text:p>1572486249.05881</text:p>
              </table:table-cell>
              <table:table-cell office:value-type="float" office:value="126.279250162759">
                <text:p>126.279250162759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572486279.62529">
                <text:p>1572486279.62529</text:p>
              </table:table-cell>
              <table:table-cell office:value-type="float" office:value="127.169712764668">
                <text:p>127.16971276466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572486309.95805">
                <text:p>1572486309.95805</text:p>
              </table:table-cell>
              <table:table-cell office:value-type="float" office:value="125.084729336312">
                <text:p>125.08472933631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572486340.23868">
                <text:p>1572486340.23868</text:p>
              </table:table-cell>
              <table:table-cell office:value-type="float" office:value="126.220533448654">
                <text:p>126.22053344865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572486370.79196">
                <text:p>1572486370.79196</text:p>
              </table:table-cell>
              <table:table-cell office:value-type="float" office:value="126.81262089077">
                <text:p>126.81262089077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572486401.37644">
                <text:p>1572486401.37644</text:p>
              </table:table-cell>
              <table:table-cell office:value-type="float" office:value="125.706139666604">
                <text:p>125.70613966660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572486431.92798">
                <text:p>1572486431.92798</text:p>
              </table:table-cell>
              <table:table-cell office:value-type="float" office:value="126.288363104438">
                <text:p>126.28836310443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572486462.47512">
                <text:p>1572486462.47512</text:p>
              </table:table-cell>
              <table:table-cell office:value-type="float" office:value="126.157913695488">
                <text:p>126.15791369548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572486493.06074">
                <text:p>1572486493.06074</text:p>
              </table:table-cell>
              <table:table-cell office:value-type="float" office:value="127.131687934991">
                <text:p>127.13168793499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572486523.60691">
                <text:p>1572486523.60691</text:p>
              </table:table-cell>
              <table:table-cell office:value-type="float" office:value="127.740769722564">
                <text:p>127.74076972256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572486554.29316">
                <text:p>1572486554.29316</text:p>
              </table:table-cell>
              <table:table-cell office:value-type="float" office:value="128.417812802989">
                <text:p>128.41781280298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572486584.90827">
                <text:p>1572486584.90827</text:p>
              </table:table-cell>
              <table:table-cell office:value-type="float" office:value="127.147925367308">
                <text:p>127.147925367308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572486615.60455">
                <text:p>1572486615.60455</text:p>
              </table:table-cell>
              <table:table-cell office:value-type="float" office:value="127.075851147404">
                <text:p>127.07585114740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572486646.24675">
                <text:p>1572486646.24675</text:p>
              </table:table-cell>
              <table:table-cell office:value-type="float" office:value="127.924997992941">
                <text:p>127.92499799294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572486676.81928">
                <text:p>1572486676.81928</text:p>
              </table:table-cell>
              <table:table-cell office:value-type="float" office:value="128.748658439512">
                <text:p>128.74865843951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572486707.38429">
                <text:p>1572486707.38429</text:p>
              </table:table-cell>
              <table:table-cell office:value-type="float" office:value="127.892798103516">
                <text:p>127.89279810351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572486737.93051">
                <text:p>1572486737.93051</text:p>
              </table:table-cell>
              <table:table-cell office:value-type="float" office:value="127.617443341618">
                <text:p>127.617443341618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572486768.47643">
                <text:p>1572486768.47643</text:p>
              </table:table-cell>
              <table:table-cell office:value-type="float" office:value="126.857842611471">
                <text:p>126.85784261147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572486799.08126">
                <text:p>1572486799.08126</text:p>
              </table:table-cell>
              <table:table-cell office:value-type="float" office:value="126.428060017402">
                <text:p>126.42806001740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572486829.6724">
                <text:p>1572486829.6724</text:p>
              </table:table-cell>
              <table:table-cell office:value-type="float" office:value="127.586337502491">
                <text:p>127.58633750249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572486860.42487">
                <text:p>1572486860.42487</text:p>
              </table:table-cell>
              <table:table-cell office:value-type="float" office:value="126.496161723126">
                <text:p>126.49616172312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572486891.00595">
                <text:p>1572486891.00595</text:p>
              </table:table-cell>
              <table:table-cell office:value-type="float" office:value="126.533228527475">
                <text:p>126.53322852747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572486921.55241">
                <text:p>1572486921.55241</text:p>
              </table:table-cell>
              <table:table-cell office:value-type="float" office:value="127.423485629295">
                <text:p>127.42348562929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572486952.16349">
                <text:p>1572486952.16349</text:p>
              </table:table-cell>
              <table:table-cell office:value-type="float" office:value="127.576748473416">
                <text:p>127.57674847341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572486982.84578">
                <text:p>1572486982.84578</text:p>
              </table:table-cell>
              <table:table-cell office:value-type="float" office:value="127.467880961737">
                <text:p>127.467880961737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572487013.56638">
                <text:p>1572487013.56638</text:p>
              </table:table-cell>
              <table:table-cell office:value-type="float" office:value="126.628323145274">
                <text:p>126.62832314527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572487044.15608">
                <text:p>1572487044.15608</text:p>
              </table:table-cell>
              <table:table-cell office:value-type="float" office:value="128.75564690518">
                <text:p>128.7556469051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572487074.69289">
                <text:p>1572487074.69289</text:p>
              </table:table-cell>
              <table:table-cell office:value-type="float" office:value="127.345925068931">
                <text:p>127.34592506893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572487105.27024">
                <text:p>1572487105.27024</text:p>
              </table:table-cell>
              <table:table-cell office:value-type="float" office:value="127.99549768725">
                <text:p>127.9954976872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572487135.82253">
                <text:p>1572487135.82253</text:p>
              </table:table-cell>
              <table:table-cell office:value-type="float" office:value="126.322756944993">
                <text:p>126.32275694499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572487166.46849">
                <text:p>1572487166.46849</text:p>
              </table:table-cell>
              <table:table-cell office:value-type="float" office:value="126.837220202162">
                <text:p>126.83722020216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572487197.03211">
                <text:p>1572487197.03211</text:p>
              </table:table-cell>
              <table:table-cell office:value-type="float" office:value="127.819898957987">
                <text:p>127.81989895798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572487227.38075">
                <text:p>1572487227.38075</text:p>
              </table:table-cell>
              <table:table-cell office:value-type="float" office:value="126.972807113342">
                <text:p>126.97280711334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572487257.95937">
                <text:p>1572487257.95937</text:p>
              </table:table-cell>
              <table:table-cell office:value-type="float" office:value="125.539035916118">
                <text:p>125.53903591611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572487288.50314">
                <text:p>1572487288.50314</text:p>
              </table:table-cell>
              <table:table-cell office:value-type="float" office:value="127.308246152216">
                <text:p>127.30824615221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572487319.08694">
                <text:p>1572487319.08694</text:p>
              </table:table-cell>
              <table:table-cell office:value-type="float" office:value="127.450821529064">
                <text:p>127.45082152906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572487349.63396">
                <text:p>1572487349.63396</text:p>
              </table:table-cell>
              <table:table-cell office:value-type="float" office:value="127.663895137587">
                <text:p>127.663895137587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572487380.20317">
                <text:p>1572487380.20317</text:p>
              </table:table-cell>
              <table:table-cell office:value-type="float" office:value="126.71122378269">
                <text:p>126.71122378269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572487410.76572">
                <text:p>1572487410.76572</text:p>
              </table:table-cell>
              <table:table-cell office:value-type="float" office:value="125.190650371623">
                <text:p>125.190650371623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572487441.30577">
                <text:p>1572487441.30577</text:p>
              </table:table-cell>
              <table:table-cell office:value-type="float" office:value="124.398981389119">
                <text:p>124.398981389119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572487471.86732">
                <text:p>1572487471.86732</text:p>
              </table:table-cell>
              <table:table-cell office:value-type="float" office:value="126.351186895059">
                <text:p>126.35118689505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572487502.4008">
                <text:p>1572487502.4008</text:p>
              </table:table-cell>
              <table:table-cell office:value-type="float" office:value="127.831066900558">
                <text:p>127.83106690055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572487532.95602">
                <text:p>1572487532.95602</text:p>
              </table:table-cell>
              <table:table-cell office:value-type="float" office:value="127.710481495891">
                <text:p>127.71048149589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572487563.49585">
                <text:p>1572487563.49585</text:p>
              </table:table-cell>
              <table:table-cell office:value-type="float" office:value="127.525707663">
                <text:p>127.52570766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572487594.07669">
                <text:p>1572487594.07669</text:p>
              </table:table-cell>
              <table:table-cell office:value-type="float" office:value="126.824133283669">
                <text:p>126.82413328366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572487624.62389">
                <text:p>1572487624.62389</text:p>
              </table:table-cell>
              <table:table-cell office:value-type="float" office:value="127.223219576155">
                <text:p>127.22321957615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572487655.17835">
                <text:p>1572487655.17835</text:p>
              </table:table-cell>
              <table:table-cell office:value-type="float" office:value="127.072424195738">
                <text:p>127.07242419573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572487685.76427">
                <text:p>1572487685.76427</text:p>
              </table:table-cell>
              <table:table-cell office:value-type="float" office:value="126.93389080819">
                <text:p>126.93389080819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572487716.31353">
                <text:p>1572487716.31353</text:p>
              </table:table-cell>
              <table:table-cell office:value-type="float" office:value="126.532474539603">
                <text:p>126.53247453960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572487746.65771">
                <text:p>1572487746.65771</text:p>
              </table:table-cell>
              <table:table-cell office:value-type="float" office:value="128.067845419729">
                <text:p>128.06784541972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572487777.36663">
                <text:p>1572487777.36663</text:p>
              </table:table-cell>
              <table:table-cell office:value-type="float" office:value="128.717965063197">
                <text:p>128.717965063197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572487807.89511">
                <text:p>1572487807.89511</text:p>
              </table:table-cell>
              <table:table-cell office:value-type="float" office:value="127.083315700467">
                <text:p>127.083315700467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572487838.48316">
                <text:p>1572487838.48316</text:p>
              </table:table-cell>
              <table:table-cell office:value-type="float" office:value="129.439338388847">
                <text:p>129.43933838884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572487869.04858">
                <text:p>1572487869.04858</text:p>
              </table:table-cell>
              <table:table-cell office:value-type="float" office:value="126.463618846008">
                <text:p>126.46361884600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572487899.59575">
                <text:p>1572487899.59575</text:p>
              </table:table-cell>
              <table:table-cell office:value-type="float" office:value="127.353874485193">
                <text:p>127.353874485193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572487930.17748">
                <text:p>1572487930.17748</text:p>
              </table:table-cell>
              <table:table-cell office:value-type="float" office:value="126.090907502695">
                <text:p>126.09090750269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572487960.7686">
                <text:p>1572487960.7686</text:p>
              </table:table-cell>
              <table:table-cell office:value-type="float" office:value="126.594754230344">
                <text:p>126.59475423034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572487991.32111">
                <text:p>1572487991.32111</text:p>
              </table:table-cell>
              <table:table-cell office:value-type="float" office:value="126.302680098198">
                <text:p>126.302680098198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572488021.86284">
                <text:p>1572488021.86284</text:p>
              </table:table-cell>
              <table:table-cell office:value-type="float" office:value="127.111065525682">
                <text:p>127.11106552568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572488052.42636">
                <text:p>1572488052.42636</text:p>
              </table:table-cell>
              <table:table-cell office:value-type="float" office:value="126.594270829778">
                <text:p>126.59427082977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572488083.01998">
                <text:p>1572488083.01998</text:p>
              </table:table-cell>
              <table:table-cell office:value-type="float" office:value="127.219931574727">
                <text:p>127.219931574727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572488113.57278">
                <text:p>1572488113.57278</text:p>
              </table:table-cell>
              <table:table-cell office:value-type="float" office:value="127.716924399044">
                <text:p>127.71692439904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572488144.10688">
                <text:p>1572488144.10688</text:p>
              </table:table-cell>
              <table:table-cell office:value-type="float" office:value="126.766240032555">
                <text:p>126.76624003255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572488174.65769">
                <text:p>1572488174.65769</text:p>
              </table:table-cell>
              <table:table-cell office:value-type="float" office:value="128.184249884858">
                <text:p>128.18424988485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572488205.22228">
                <text:p>1572488205.22228</text:p>
              </table:table-cell>
              <table:table-cell office:value-type="float" office:value="127.679655019874">
                <text:p>127.679655019874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572488235.79424">
                <text:p>1572488235.79424</text:p>
              </table:table-cell>
              <table:table-cell office:value-type="float" office:value="127.158408797126">
                <text:p>127.15840879712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572488266.33467">
                <text:p>1572488266.33467</text:p>
              </table:table-cell>
              <table:table-cell office:value-type="float" office:value="126.653672056636">
                <text:p>126.653672056636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572488296.61305">
                <text:p>1572488296.61305</text:p>
              </table:table-cell>
              <table:table-cell office:value-type="float" office:value="128.131770573817">
                <text:p>128.13177057381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572488327.18212">
                <text:p>1572488327.18212</text:p>
              </table:table-cell>
              <table:table-cell office:value-type="float" office:value="128.751606378515">
                <text:p>128.75160637851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572488357.75498">
                <text:p>1572488357.75498</text:p>
              </table:table-cell>
              <table:table-cell office:value-type="float" office:value="127.991591722921">
                <text:p>127.99159172292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572488388.29745">
                <text:p>1572488388.29745</text:p>
              </table:table-cell>
              <table:table-cell office:value-type="float" office:value="127.149431880418">
                <text:p>127.149431880418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572488418.84779">
                <text:p>1572488418.84779</text:p>
              </table:table-cell>
              <table:table-cell office:value-type="float" office:value="126.604343259418">
                <text:p>126.60434325941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572488449.39404">
                <text:p>1572488449.39404</text:p>
              </table:table-cell>
              <table:table-cell office:value-type="float" office:value="128.509206956548">
                <text:p>128.50920695654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572488479.94398">
                <text:p>1572488479.94398</text:p>
              </table:table-cell>
              <table:table-cell office:value-type="float" office:value="128.719474501575">
                <text:p>128.71947450157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572488510.49402">
                <text:p>1572488510.49402</text:p>
              </table:table-cell>
              <table:table-cell office:value-type="float" office:value="126.838317177727">
                <text:p>126.838317177727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572488541.04201">
                <text:p>1572488541.04201</text:p>
              </table:table-cell>
              <table:table-cell office:value-type="float" office:value="127.886424675482">
                <text:p>127.88642467548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572488571.58559">
                <text:p>1572488571.58559</text:p>
              </table:table-cell>
              <table:table-cell office:value-type="float" office:value="127.508920280267">
                <text:p>127.508920280267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572488602.12855">
                <text:p>1572488602.12855</text:p>
              </table:table-cell>
              <table:table-cell office:value-type="float" office:value="126.336254863665">
                <text:p>126.33625486366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572488632.67419">
                <text:p>1572488632.67419</text:p>
              </table:table-cell>
              <table:table-cell office:value-type="float" office:value="126.490681233202">
                <text:p>126.49068123320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572488663.3416">
                <text:p>1572488663.3416</text:p>
              </table:table-cell>
              <table:table-cell office:value-type="float" office:value="125.013338166526">
                <text:p>125.013338166526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572488694.03413">
                <text:p>1572488694.03413</text:p>
              </table:table-cell>
              <table:table-cell office:value-type="float" office:value="126.7904254185">
                <text:p>126.790425418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572488724.77622">
                <text:p>1572488724.77622</text:p>
              </table:table-cell>
              <table:table-cell office:value-type="float" office:value="127.752413752531">
                <text:p>127.752413752531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572488755.3445">
                <text:p>1572488755.3445</text:p>
              </table:table-cell>
              <table:table-cell office:value-type="float" office:value="126.638191537459">
                <text:p>126.63819153745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572488785.89031">
                <text:p>1572488785.89031</text:p>
              </table:table-cell>
              <table:table-cell office:value-type="float" office:value="126.037536716178">
                <text:p>126.037536716178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572488816.45098">
                <text:p>1572488816.45098</text:p>
              </table:table-cell>
              <table:table-cell office:value-type="float" office:value="124.783889638083">
                <text:p>124.783889638083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572488846.79442">
                <text:p>1572488846.79442</text:p>
              </table:table-cell>
              <table:table-cell office:value-type="float" office:value="126.783985440615">
                <text:p>126.78398544061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572488877.38522">
                <text:p>1572488877.38522</text:p>
              </table:table-cell>
              <table:table-cell office:value-type="float" office:value="127.59277894301">
                <text:p>127.5927789430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572488907.94983">
                <text:p>1572488907.94983</text:p>
              </table:table-cell>
              <table:table-cell office:value-type="float" office:value="126.968833136528">
                <text:p>126.96883313652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572488938.48753">
                <text:p>1572488938.48753</text:p>
              </table:table-cell>
              <table:table-cell office:value-type="float" office:value="127.809758515862">
                <text:p>127.809758515862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572488969.05467">
                <text:p>1572488969.05467</text:p>
              </table:table-cell>
              <table:table-cell office:value-type="float" office:value="126.398667654107">
                <text:p>126.398667654107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572488999.59614">
                <text:p>1572488999.59614</text:p>
              </table:table-cell>
              <table:table-cell office:value-type="float" office:value="126.300625097306">
                <text:p>126.30062509730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572489030.1502">
                <text:p>1572489030.1502</text:p>
              </table:table-cell>
              <table:table-cell office:value-type="float" office:value="126.084605012415">
                <text:p>126.08460501241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572489060.70062">
                <text:p>1572489060.70062</text:p>
              </table:table-cell>
              <table:table-cell office:value-type="float" office:value="127.940892437564">
                <text:p>127.94089243756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572489091.37882">
                <text:p>1572489091.37882</text:p>
              </table:table-cell>
              <table:table-cell office:value-type="float" office:value="128.156845972605">
                <text:p>128.15684597260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572489121.9224">
                <text:p>1572489121.9224</text:p>
              </table:table-cell>
              <table:table-cell office:value-type="float" office:value="129.226985127612">
                <text:p>129.22698512761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572489152.43127">
                <text:p>1572489152.43127</text:p>
              </table:table-cell>
              <table:table-cell office:value-type="float" office:value="128.263655558123">
                <text:p>128.263655558123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572489182.9649">
                <text:p>1572489182.9649</text:p>
              </table:table-cell>
              <table:table-cell office:value-type="float" office:value="132.514330563754">
                <text:p>132.51433056375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572489213.52746">
                <text:p>1572489213.52746</text:p>
              </table:table-cell>
              <table:table-cell office:value-type="float" office:value="129.020107237081">
                <text:p>129.020107237081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572489244.07628">
                <text:p>1572489244.07628</text:p>
              </table:table-cell>
              <table:table-cell office:value-type="float" office:value="127.105517023273">
                <text:p>127.10551702327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572489274.62706">
                <text:p>1572489274.62706</text:p>
              </table:table-cell>
              <table:table-cell office:value-type="float" office:value="127.421976190917">
                <text:p>127.421976190917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572489305.17743">
                <text:p>1572489305.17743</text:p>
              </table:table-cell>
              <table:table-cell office:value-type="float" office:value="128.363206090668">
                <text:p>128.363206090668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572489335.7392">
                <text:p>1572489335.7392</text:p>
              </table:table-cell>
              <table:table-cell office:value-type="float" office:value="126.642984589362">
                <text:p>126.642984589362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572489366.06596">
                <text:p>1572489366.06596</text:p>
              </table:table-cell>
              <table:table-cell office:value-type="float" office:value="128.368071542959">
                <text:p>128.36807154295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572489396.61068">
                <text:p>1572489396.61068</text:p>
              </table:table-cell>
              <table:table-cell office:value-type="float" office:value="128.530581891095">
                <text:p>128.53058189109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572489427.24933">
                <text:p>1572489427.24933</text:p>
              </table:table-cell>
              <table:table-cell office:value-type="float" office:value="127.376826870603">
                <text:p>127.376826870603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572489457.89479">
                <text:p>1572489457.89479</text:p>
              </table:table-cell>
              <table:table-cell office:value-type="float" office:value="128.147458055717">
                <text:p>128.147458055717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572489488.45607">
                <text:p>1572489488.45607</text:p>
              </table:table-cell>
              <table:table-cell office:value-type="float" office:value="126.367221752554">
                <text:p>126.36722175255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572489519.00571">
                <text:p>1572489519.00571</text:p>
              </table:table-cell>
              <table:table-cell office:value-type="float" office:value="125.021629107848">
                <text:p>125.021629107848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572489549.56598">
                <text:p>1572489549.56598</text:p>
              </table:table-cell>
              <table:table-cell office:value-type="float" office:value="127.05762672668">
                <text:p>127.05762672668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572489580.11641">
                <text:p>1572489580.11641</text:p>
              </table:table-cell>
              <table:table-cell office:value-type="float" office:value="127.479594466823">
                <text:p>127.479594466823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572489610.70841">
                <text:p>1572489610.70841</text:p>
              </table:table-cell>
              <table:table-cell office:value-type="float" office:value="127.1412784267">
                <text:p>127.1412784267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572489641.95648">
                <text:p>1572489641.95648</text:p>
              </table:table-cell>
              <table:table-cell office:value-type="float" office:value="-10830.1020380668">
                <text:p>-10830.102038066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572489672.47893">
                <text:p>1572489672.47893</text:p>
              </table:table-cell>
              <table:table-cell office:value-type="float" office:value="127.513649707587">
                <text:p>127.51364970758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572489703.05761">
                <text:p>1572489703.05761</text:p>
              </table:table-cell>
              <table:table-cell office:value-type="float" office:value="128.272085449684">
                <text:p>128.27208544968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572489733.65572">
                <text:p>1572489733.65572</text:p>
              </table:table-cell>
              <table:table-cell office:value-type="float" office:value="128.102378210522">
                <text:p>128.10237821052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572489764.35936">
                <text:p>1572489764.35936</text:p>
              </table:table-cell>
              <table:table-cell office:value-type="float" office:value="127.979260254934">
                <text:p>127.97926025493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572489795.05904">
                <text:p>1572489795.05904</text:p>
              </table:table-cell>
              <table:table-cell office:value-type="float" office:value="127.168340813894">
                <text:p>127.16834081389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572489825.66493">
                <text:p>1572489825.66493</text:p>
              </table:table-cell>
              <table:table-cell office:value-type="float" office:value="128.129646097806">
                <text:p>128.12964609780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572489856.21004">
                <text:p>1572489856.21004</text:p>
              </table:table-cell>
              <table:table-cell office:value-type="float" office:value="127.403685220343">
                <text:p>127.403685220343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572489886.75595">
                <text:p>1572489886.75595</text:p>
              </table:table-cell>
              <table:table-cell office:value-type="float" office:value="127.664924100667">
                <text:p>127.664924100667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572489917.50088">
                <text:p>1572489917.50088</text:p>
              </table:table-cell>
              <table:table-cell office:value-type="float" office:value="128.393009454142">
                <text:p>128.39300945414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572489948.04752">
                <text:p>1572489948.04752</text:p>
              </table:table-cell>
              <table:table-cell office:value-type="float" office:value="127.787356080869">
                <text:p>127.78735608086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572489978.61973">
                <text:p>1572489978.61973</text:p>
              </table:table-cell>
              <table:table-cell office:value-type="float" office:value="126.214301896126">
                <text:p>126.214301896126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572490009.16297">
                <text:p>1572490009.16297</text:p>
              </table:table-cell>
              <table:table-cell office:value-type="float" office:value="126.8101548897">
                <text:p>126.8101548897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572490039.71503">
                <text:p>1572490039.71503</text:p>
              </table:table-cell>
              <table:table-cell office:value-type="float" office:value="127.412589736664">
                <text:p>127.41258973666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572490070.30407">
                <text:p>1572490070.30407</text:p>
              </table:table-cell>
              <table:table-cell office:value-type="float" office:value="125.558632287615">
                <text:p>125.55863228761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572490100.85457">
                <text:p>1572490100.85457</text:p>
              </table:table-cell>
              <table:table-cell office:value-type="float" office:value="124.4174142352">
                <text:p>124.417414235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572490131.40504">
                <text:p>1572490131.40504</text:p>
              </table:table-cell>
              <table:table-cell office:value-type="float" office:value="125.839398064318">
                <text:p>125.83939806431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572490161.95542">
                <text:p>1572490161.95542</text:p>
              </table:table-cell>
              <table:table-cell office:value-type="float" office:value="127.633682236569">
                <text:p>127.63368223656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572490192.56113">
                <text:p>1572490192.56113</text:p>
              </table:table-cell>
              <table:table-cell office:value-type="float" office:value="290.292619369631">
                <text:p>290.29261936963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572490223.19522">
                <text:p>1572490223.19522</text:p>
              </table:table-cell>
              <table:table-cell office:value-type="float" office:value="126.724173213579">
                <text:p>126.72417321357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572490253.80673">
                <text:p>1572490253.80673</text:p>
              </table:table-cell>
              <table:table-cell office:value-type="float" office:value="126.665661999564">
                <text:p>126.66566199956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572490284.4122">
                <text:p>1572490284.4122</text:p>
              </table:table-cell>
              <table:table-cell office:value-type="float" office:value="125.524307922179">
                <text:p>125.524307922179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572490315.07709">
                <text:p>1572490315.07709</text:p>
              </table:table-cell>
              <table:table-cell office:value-type="float" office:value="84.4144677588318">
                <text:p>84.4144677588318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572490345.82651">
                <text:p>1572490345.82651</text:p>
              </table:table-cell>
              <table:table-cell office:value-type="float" office:value="126.284936152772">
                <text:p>126.28493615277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572490376.62552">
                <text:p>1572490376.62552</text:p>
              </table:table-cell>
              <table:table-cell office:value-type="float" office:value="255.056364473463">
                <text:p>255.056364473463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572490407.39296">
                <text:p>1572490407.39296</text:p>
              </table:table-cell>
              <table:table-cell office:value-type="float" office:value="126.392981664094">
                <text:p>126.39298166409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572490438.05567">
                <text:p>1572490438.05567</text:p>
              </table:table-cell>
              <table:table-cell office:value-type="float" office:value="1449.46537181296">
                <text:p>1449.46537181296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572490468.47759">
                <text:p>1572490468.47759</text:p>
              </table:table-cell>
              <table:table-cell office:value-type="float" office:value="21923.9676966698">
                <text:p>21923.9676966698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572490499.09478">
                <text:p>1572490499.09478</text:p>
              </table:table-cell>
              <table:table-cell office:value-type="float" office:value="124.629186830703">
                <text:p>124.629186830703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572490529.7786">
                <text:p>1572490529.7786</text:p>
              </table:table-cell>
              <table:table-cell office:value-type="float" office:value="1027.74823866353">
                <text:p>1027.74823866353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572490560.41006">
                <text:p>1572490560.41006</text:p>
              </table:table-cell>
              <table:table-cell office:value-type="float" office:value="126.590985753619">
                <text:p>126.590985753619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572490591.15265">
                <text:p>1572490591.15265</text:p>
              </table:table-cell>
              <table:table-cell office:value-type="float" office:value="126.603862784121">
                <text:p>126.60386278412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572490621.69332">
                <text:p>1572490621.69332</text:p>
              </table:table-cell>
              <table:table-cell office:value-type="float" office:value="127.561467603793">
                <text:p>127.561467603793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572490652.25074">
                <text:p>1572490652.25074</text:p>
              </table:table-cell>
              <table:table-cell office:value-type="float" office:value="126.758843491977">
                <text:p>126.758843491977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572490682.94093">
                <text:p>1572490682.94093</text:p>
              </table:table-cell>
              <table:table-cell office:value-type="float" office:value="129.713046224763">
                <text:p>129.713046224763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572490713.64492">
                <text:p>1572490713.64492</text:p>
              </table:table-cell>
              <table:table-cell office:value-type="float" office:value="125.90791077022">
                <text:p>125.9079107702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572490744.19586">
                <text:p>1572490744.19586</text:p>
              </table:table-cell>
              <table:table-cell office:value-type="float" office:value="127.422591228551">
                <text:p>127.422591228551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572490774.72787">
                <text:p>1572490774.72787</text:p>
              </table:table-cell>
              <table:table-cell office:value-type="float" office:value="126.934780821032">
                <text:p>126.93478082103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572490805.09584">
                <text:p>1572490805.09584</text:p>
              </table:table-cell>
              <table:table-cell office:value-type="float" office:value="125.967517497167">
                <text:p>125.967517497167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572490835.65044">
                <text:p>1572490835.65044</text:p>
              </table:table-cell>
              <table:table-cell office:value-type="float" office:value="127.06961374434">
                <text:p>127.06961374434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572490866.22165">
                <text:p>1572490866.22165</text:p>
              </table:table-cell>
              <table:table-cell office:value-type="float" office:value="128.838340579873">
                <text:p>128.83834057987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572490896.76989">
                <text:p>1572490896.76989</text:p>
              </table:table-cell>
              <table:table-cell office:value-type="float" office:value="127.133673460765">
                <text:p>127.133673460765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572490927.32355">
                <text:p>1572490927.32355</text:p>
              </table:table-cell>
              <table:table-cell office:value-type="float" office:value="127.262889869179">
                <text:p>127.262889869179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572490957.90049">
                <text:p>1572490957.90049</text:p>
              </table:table-cell>
              <table:table-cell office:value-type="float" office:value="127.502480302382">
                <text:p>127.502480302382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572490988.42229">
                <text:p>1572490988.42229</text:p>
              </table:table-cell>
              <table:table-cell office:value-type="float" office:value="128.936522086912">
                <text:p>128.936522086912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572491018.9696">
                <text:p>1572491018.9696</text:p>
              </table:table-cell>
              <table:table-cell office:value-type="float" office:value="125.295611918973">
                <text:p>125.295611918973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572491049.50321">
                <text:p>1572491049.50321</text:p>
              </table:table-cell>
              <table:table-cell office:value-type="float" office:value="127.682668046093">
                <text:p>127.682668046093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572491080.06784">
                <text:p>1572491080.06784</text:p>
              </table:table-cell>
              <table:table-cell office:value-type="float" office:value="128.149653469482">
                <text:p>128.149653469482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572491110.71841">
                <text:p>1572491110.71841</text:p>
              </table:table-cell>
              <table:table-cell office:value-type="float" office:value="125.906677769685">
                <text:p>125.906677769685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572491141.38024">
                <text:p>1572491141.38024</text:p>
              </table:table-cell>
              <table:table-cell office:value-type="float" office:value="128.651368407949">
                <text:p>128.651368407949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572491171.9354">
                <text:p>1572491171.9354</text:p>
              </table:table-cell>
              <table:table-cell office:value-type="float" office:value="125.936822658217">
                <text:p>125.936822658217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572491202.52083">
                <text:p>1572491202.52083</text:p>
              </table:table-cell>
              <table:table-cell office:value-type="float" office:value="126.671211964607">
                <text:p>126.671211964607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572491233.10065">
                <text:p>1572491233.10065</text:p>
              </table:table-cell>
              <table:table-cell office:value-type="float" office:value="127.783314091569">
                <text:p>127.783314091569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572491263.67339">
                <text:p>1572491263.67339</text:p>
              </table:table-cell>
              <table:table-cell office:value-type="float" office:value="127.607301436859">
                <text:p>127.607301436859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572491294.27874">
                <text:p>1572491294.27874</text:p>
              </table:table-cell>
              <table:table-cell office:value-type="float" office:value="126.542270531401">
                <text:p>126.542270531401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572491324.85603">
                <text:p>1572491324.85603</text:p>
              </table:table-cell>
              <table:table-cell office:value-type="float" office:value="127.192597137593">
                <text:p>127.192597137593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572491355.21327">
                <text:p>1572491355.21327</text:p>
              </table:table-cell>
              <table:table-cell office:value-type="float" office:value="127.825927935694">
                <text:p>127.825927935694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572491385.77043">
                <text:p>1572491385.77043</text:p>
              </table:table-cell>
              <table:table-cell office:value-type="float" office:value="127.800373524243">
                <text:p>127.800373524243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572491416.36256">
                <text:p>1572491416.36256</text:p>
              </table:table-cell>
              <table:table-cell office:value-type="float" office:value="127.957746370148">
                <text:p>127.957746370148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572491446.97637">
                <text:p>1572491446.97637</text:p>
              </table:table-cell>
              <table:table-cell office:value-type="float" office:value="128.971530965101">
                <text:p>128.971530965101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572491477.58697">
                <text:p>1572491477.58697</text:p>
              </table:table-cell>
              <table:table-cell office:value-type="float" office:value="127.11373995211">
                <text:p>127.11373995211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572491508.15805">
                <text:p>1572491508.15805</text:p>
              </table:table-cell>
              <table:table-cell office:value-type="float" office:value="128.425071855962">
                <text:p>128.425071855962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572491538.77869">
                <text:p>1572491538.77869</text:p>
              </table:table-cell>
              <table:table-cell office:value-type="float" office:value="127.396217742011">
                <text:p>127.396217742011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572491569.33419">
                <text:p>1572491569.33419</text:p>
              </table:table-cell>
              <table:table-cell office:value-type="float" office:value="125.773145859397">
                <text:p>125.773145859397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572491599.88019">
                <text:p>1572491599.88019</text:p>
              </table:table-cell>
              <table:table-cell office:value-type="float" office:value="126.74424859774">
                <text:p>126.74424859774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572491630.41791">
                <text:p>1572491630.41791</text:p>
              </table:table-cell>
              <table:table-cell office:value-type="float" office:value="126.807965326471">
                <text:p>126.807965326471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572491660.99953">
                <text:p>1572491660.99953</text:p>
              </table:table-cell>
              <table:table-cell office:value-type="float" office:value="126.307752513212">
                <text:p>126.307752513212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572491691.58017">
                <text:p>1572491691.58017</text:p>
              </table:table-cell>
              <table:table-cell office:value-type="float" office:value="129.14336121764">
                <text:p>129.14336121764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572491722.1298">
                <text:p>1572491722.1298</text:p>
              </table:table-cell>
              <table:table-cell office:value-type="float" office:value="127.024121436333">
                <text:p>127.024121436333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572491752.66481">
                <text:p>1572491752.66481</text:p>
              </table:table-cell>
              <table:table-cell office:value-type="float" office:value="126.359340348776">
                <text:p>126.359340348776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572491783.19842">
                <text:p>1572491783.19842</text:p>
              </table:table-cell>
              <table:table-cell office:value-type="float" office:value="124.592053476502">
                <text:p>124.592053476502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572491813.7261">
                <text:p>1572491813.7261</text:p>
              </table:table-cell>
              <table:table-cell office:value-type="float" office:value="126.841260728827">
                <text:p>126.841260728827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572491844.29254">
                <text:p>1572491844.29254</text:p>
              </table:table-cell>
              <table:table-cell office:value-type="float" office:value="126.630653121375">
                <text:p>126.630653121375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572491874.82494">
                <text:p>1572491874.82494</text:p>
              </table:table-cell>
              <table:table-cell office:value-type="float" office:value="126.624964206094">
                <text:p>126.624964206094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572491905.07259">
                <text:p>1572491905.07259</text:p>
              </table:table-cell>
              <table:table-cell office:value-type="float" office:value="127.000691500893">
                <text:p>127.000691500893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572491935.62338">
                <text:p>1572491935.62338</text:p>
              </table:table-cell>
              <table:table-cell office:value-type="float" office:value="127.929314957449">
                <text:p>127.929314957449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572491966.17743">
                <text:p>1572491966.17743</text:p>
              </table:table-cell>
              <table:table-cell office:value-type="float" office:value="127.3216716705">
                <text:p>127.3216716705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572491996.72022">
                <text:p>1572491996.72022</text:p>
              </table:table-cell>
              <table:table-cell office:value-type="float" office:value="125.431266842638">
                <text:p>125.431266842638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572492027.28034">
                <text:p>1572492027.28034</text:p>
              </table:table-cell>
              <table:table-cell office:value-type="float" office:value="126.699987827634">
                <text:p>126.699987827634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572492057.82381">
                <text:p>1572492057.82381</text:p>
              </table:table-cell>
              <table:table-cell office:value-type="float" office:value="127.087427164885">
                <text:p>127.087427164885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572492088.35066">
                <text:p>1572492088.35066</text:p>
              </table:table-cell>
              <table:table-cell office:value-type="float" office:value="128.180549420618">
                <text:p>128.180549420618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572492118.90352">
                <text:p>1572492118.90352</text:p>
              </table:table-cell>
              <table:table-cell office:value-type="float" office:value="126.494585734897">
                <text:p>126.494585734897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572492149.45014">
                <text:p>1572492149.45014</text:p>
              </table:table-cell>
              <table:table-cell office:value-type="float" office:value="126.36619132684">
                <text:p>126.36619132684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572492179.99082">
                <text:p>1572492179.99082</text:p>
              </table:table-cell>
              <table:table-cell office:value-type="float" office:value="125.825971083399">
                <text:p>125.825971083399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572492210.53375">
                <text:p>1572492210.53375</text:p>
              </table:table-cell>
              <table:table-cell office:value-type="float" office:value="127.762347231932">
                <text:p>127.762347231932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572492241.07697">
                <text:p>1572492241.07697</text:p>
              </table:table-cell>
              <table:table-cell office:value-type="float" office:value="126.549465959792">
                <text:p>126.549465959792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572492271.6358">
                <text:p>1572492271.6358</text:p>
              </table:table-cell>
              <table:table-cell office:value-type="float" office:value="126.404492594359">
                <text:p>126.404492594359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572492302.18287">
                <text:p>1572492302.18287</text:p>
              </table:table-cell>
              <table:table-cell office:value-type="float" office:value="127.026794400127">
                <text:p>127.026794400127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572492332.75261">
                <text:p>1572492332.75261</text:p>
              </table:table-cell>
              <table:table-cell office:value-type="float" office:value="127.774749637673">
                <text:p>127.774749637673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572492363.31266">
                <text:p>1572492363.31266</text:p>
              </table:table-cell>
              <table:table-cell office:value-type="float" office:value="127.03440229133">
                <text:p>127.03440229133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572492393.86738">
                <text:p>1572492393.86738</text:p>
              </table:table-cell>
              <table:table-cell office:value-type="float" office:value="127.459933008109">
                <text:p>127.459933008109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572492424.22895">
                <text:p>1572492424.22895</text:p>
              </table:table-cell>
              <table:table-cell office:value-type="float" office:value="127.048308284912">
                <text:p>127.048308284912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572492454.78061">
                <text:p>1572492454.78061</text:p>
              </table:table-cell>
              <table:table-cell office:value-type="float" office:value="126.505412152409">
                <text:p>126.505412152409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572492485.34207">
                <text:p>1572492485.34207</text:p>
              </table:table-cell>
              <table:table-cell office:value-type="float" office:value="127.640327714543">
                <text:p>127.640327714543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572492515.91977">
                <text:p>1572492515.91977</text:p>
              </table:table-cell>
              <table:table-cell office:value-type="float" office:value="127.874230695099">
                <text:p>127.874230695099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572492546.44534">
                <text:p>1572492546.44534</text:p>
              </table:table-cell>
              <table:table-cell office:value-type="float" office:value="125.012448153684">
                <text:p>125.012448153684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572492577.01264">
                <text:p>1572492577.01264</text:p>
              </table:table-cell>
              <table:table-cell office:value-type="float" office:value="127.338185540659">
                <text:p>127.338185540659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572492607.56599">
                <text:p>1572492607.56599</text:p>
              </table:table-cell>
              <table:table-cell office:value-type="float" office:value="127.481585843132">
                <text:p>127.481585843132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572492638.12715">
                <text:p>1572492638.12715</text:p>
              </table:table-cell>
              <table:table-cell office:value-type="float" office:value="126.690944361074">
                <text:p>126.690944361074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572492668.65855">
                <text:p>1572492668.65855</text:p>
              </table:table-cell>
              <table:table-cell office:value-type="float" office:value="127.339968491611">
                <text:p>127.339968491611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572492699.22459">
                <text:p>1572492699.22459</text:p>
              </table:table-cell>
              <table:table-cell office:value-type="float" office:value="126.830231736494">
                <text:p>126.830231736494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572492729.82276">
                <text:p>1572492729.82276</text:p>
              </table:table-cell>
              <table:table-cell office:value-type="float" office:value="291.805246289704">
                <text:p>291.805246289704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572492760.37779">
                <text:p>1572492760.37779</text:p>
              </table:table-cell>
              <table:table-cell office:value-type="float" office:value="126.120851279041">
                <text:p>126.120851279041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572492790.93">
                <text:p>1572492790.93</text:p>
              </table:table-cell>
              <table:table-cell office:value-type="float" office:value="127.85223779765">
                <text:p>127.85223779765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572492821.50958">
                <text:p>1572492821.50958</text:p>
              </table:table-cell>
              <table:table-cell office:value-type="float" office:value="126.866954090516">
                <text:p>126.866954090516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572492852.09934">
                <text:p>1572492852.09934</text:p>
              </table:table-cell>
              <table:table-cell office:value-type="float" office:value="126.974587139026">
                <text:p>126.974587139026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572492882.63414">
                <text:p>1572492882.63414</text:p>
              </table:table-cell>
              <table:table-cell office:value-type="float" office:value="126.827765735424">
                <text:p>126.827765735424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572492913.18435">
                <text:p>1572492913.18435</text:p>
              </table:table-cell>
              <table:table-cell office:value-type="float" office:value="127.194173125821">
                <text:p>127.194173125821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572492943.73417">
                <text:p>1572492943.73417</text:p>
              </table:table-cell>
              <table:table-cell office:value-type="float" office:value="127.435338084619">
                <text:p>127.435338084619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572492974.06549">
                <text:p>1572492974.06549</text:p>
              </table:table-cell>
              <table:table-cell office:value-type="float" office:value="128.173495867734">
                <text:p>128.173495867734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572493004.60273">
                <text:p>1572493004.60273</text:p>
              </table:table-cell>
              <table:table-cell office:value-type="float" office:value="129.218108401338">
                <text:p>129.218108401338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572493035.17738">
                <text:p>1572493035.17738</text:p>
              </table:table-cell>
              <table:table-cell office:value-type="float" office:value="127.958911358199">
                <text:p>127.958911358199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572493065.7242">
                <text:p>1572493065.7242</text:p>
              </table:table-cell>
              <table:table-cell office:value-type="float" office:value="128.023791612346">
                <text:p>128.023791612346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572493096.26203">
                <text:p>1572493096.26203</text:p>
              </table:table-cell>
              <table:table-cell office:value-type="float" office:value="126.721433699934">
                <text:p>126.721433699934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572493126.80197">
                <text:p>1572493126.80197</text:p>
              </table:table-cell>
              <table:table-cell office:value-type="float" office:value="128.960024422739">
                <text:p>128.960024422739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572493157.38403">
                <text:p>1572493157.38403</text:p>
              </table:table-cell>
              <table:table-cell office:value-type="float" office:value="125.768076369651">
                <text:p>125.768076369651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572493187.94179">
                <text:p>1572493187.94179</text:p>
              </table:table-cell>
              <table:table-cell office:value-type="float" office:value="126.236634856">
                <text:p>126.236634856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572493218.49599">
                <text:p>1572493218.49599</text:p>
              </table:table-cell>
              <table:table-cell office:value-type="float" office:value="127.326951048237">
                <text:p>127.326951048237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572493249.04135">
                <text:p>1572493249.04135</text:p>
              </table:table-cell>
              <table:table-cell office:value-type="float" office:value="126.188814034527">
                <text:p>126.188814034527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572493279.6265">
                <text:p>1572493279.6265</text:p>
              </table:table-cell>
              <table:table-cell office:value-type="float" office:value="127.582295513191">
                <text:p>127.582295513191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572493310.17785">
                <text:p>1572493310.17785</text:p>
              </table:table-cell>
              <table:table-cell office:value-type="float" office:value="127.152925381934">
                <text:p>127.152925381934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572493340.72862">
                <text:p>1572493340.72862</text:p>
              </table:table-cell>
              <table:table-cell office:value-type="float" office:value="128.028108576854">
                <text:p>128.028108576854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572493371.2708">
                <text:p>1572493371.2708</text:p>
              </table:table-cell>
              <table:table-cell office:value-type="float" office:value="127.589969954246">
                <text:p>127.589969954246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572493401.82493">
                <text:p>1572493401.82493</text:p>
              </table:table-cell>
              <table:table-cell office:value-type="float" office:value="126.572280857598">
                <text:p>126.572280857598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572493432.41364">
                <text:p>1572493432.41364</text:p>
              </table:table-cell>
              <table:table-cell office:value-type="float" office:value="128.267699010057">
                <text:p>128.267699010057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572493462.96856">
                <text:p>1572493462.96856</text:p>
              </table:table-cell>
              <table:table-cell office:value-type="float" office:value="128.67123829202">
                <text:p>128.67123829202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572493493.51151">
                <text:p>1572493493.51151</text:p>
              </table:table-cell>
              <table:table-cell office:value-type="float" office:value="127.230483017031">
                <text:p>127.230483017031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572493523.87199">
                <text:p>1572493523.87199</text:p>
              </table:table-cell>
              <table:table-cell office:value-type="float" office:value="128.028385014696">
                <text:p>128.028385014696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572493554.4121">
                <text:p>1572493554.4121</text:p>
              </table:table-cell>
              <table:table-cell office:value-type="float" office:value="127.195747651416">
                <text:p>127.195747651416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572493585.12013">
                <text:p>1572493585.12013</text:p>
              </table:table-cell>
              <table:table-cell office:value-type="float" office:value="126.743289109779">
                <text:p>126.743289109779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572493615.70595">
                <text:p>1572493615.70595</text:p>
              </table:table-cell>
              <table:table-cell office:value-type="float" office:value="125.70566065394">
                <text:p>125.70566065394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572493646.28013">
                <text:p>1572493646.28013</text:p>
              </table:table-cell>
              <table:table-cell office:value-type="float" office:value="126.36578325193">
                <text:p>126.36578325193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572493676.82856">
                <text:p>1572493676.82856</text:p>
              </table:table-cell>
              <table:table-cell office:value-type="float" office:value="127.663623087647">
                <text:p>127.663623087647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572493707.40352">
                <text:p>1572493707.40352</text:p>
              </table:table-cell>
              <table:table-cell office:value-type="float" office:value="128.559014766429">
                <text:p>128.559014766429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572493737.98418">
                <text:p>1572493737.98418</text:p>
              </table:table-cell>
              <table:table-cell office:value-type="float" office:value="126.146541715462">
                <text:p>126.146541715462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572493768.57449">
                <text:p>1572493768.57449</text:p>
              </table:table-cell>
              <table:table-cell office:value-type="float" office:value="127.100240570804">
                <text:p>127.100240570804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572493799.13355">
                <text:p>1572493799.13355</text:p>
              </table:table-cell>
              <table:table-cell office:value-type="float" office:value="125.081507884735">
                <text:p>125.081507884735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572493829.6686">
                <text:p>1572493829.6686</text:p>
              </table:table-cell>
              <table:table-cell office:value-type="float" office:value="126.99116902167">
                <text:p>126.99116902167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572493860.23765">
                <text:p>1572493860.23765</text:p>
              </table:table-cell>
              <table:table-cell office:value-type="float" office:value="126.373865767894">
                <text:p>126.373865767894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572493890.78492">
                <text:p>1572493890.78492</text:p>
              </table:table-cell>
              <table:table-cell office:value-type="float" office:value="128.05208846271">
                <text:p>128.05208846271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572493921.39798">
                <text:p>1572493921.39798</text:p>
              </table:table-cell>
              <table:table-cell office:value-type="float" office:value="126.455670892379">
                <text:p>126.455670892379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572493952.00949">
                <text:p>1572493952.00949</text:p>
              </table:table-cell>
              <table:table-cell office:value-type="float" office:value="125.58966718899">
                <text:p>125.58966718899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572493982.59149">
                <text:p>1572493982.59149</text:p>
              </table:table-cell>
              <table:table-cell office:value-type="float" office:value="126.844412705285">
                <text:p>126.844412705285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572494013.18842">
                <text:p>1572494013.18842</text:p>
              </table:table-cell>
              <table:table-cell office:value-type="float" office:value="126.244925797322">
                <text:p>126.244925797322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572494043.57641">
                <text:p>1572494043.57641</text:p>
              </table:table-cell>
              <table:table-cell office:value-type="float" office:value="127.933903971897">
                <text:p>127.933903971897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572494074.19029">
                <text:p>1572494074.19029</text:p>
              </table:table-cell>
              <table:table-cell office:value-type="float" office:value="127.461645021307">
                <text:p>127.461645021307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572494104.87508">
                <text:p>1572494104.87508</text:p>
              </table:table-cell>
              <table:table-cell office:value-type="float" office:value="127.116889003299">
                <text:p>127.116889003299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572494135.62704">
                <text:p>1572494135.62704</text:p>
              </table:table-cell>
              <table:table-cell office:value-type="float" office:value="126.625033681213">
                <text:p>126.625033681213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572494166.36843">
                <text:p>1572494166.36843</text:p>
              </table:table-cell>
              <table:table-cell office:value-type="float" office:value="127.296188196803">
                <text:p>127.296188196803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572494197.03707">
                <text:p>1572494197.03707</text:p>
              </table:table-cell>
              <table:table-cell office:value-type="float" office:value="128.168696965294">
                <text:p>128.168696965294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572494227.60743">
                <text:p>1572494227.60743</text:p>
              </table:table-cell>
              <table:table-cell office:value-type="float" office:value="127.688971999008">
                <text:p>127.688971999008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572494258.18474">
                <text:p>1572494258.18474</text:p>
              </table:table-cell>
              <table:table-cell office:value-type="float" office:value="127.567224531559">
                <text:p>127.567224531559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572494288.7588">
                <text:p>1572494288.7588</text:p>
              </table:table-cell>
              <table:table-cell office:value-type="float" office:value="126.460741844759">
                <text:p>126.460741844759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572494319.34009">
                <text:p>1572494319.34009</text:p>
              </table:table-cell>
              <table:table-cell office:value-type="float" office:value="126.881683547089">
                <text:p>126.881683547089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572494349.91345">
                <text:p>1572494349.91345</text:p>
              </table:table-cell>
              <table:table-cell office:value-type="float" office:value="126.609825211976">
                <text:p>126.609825211976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572494380.47465">
                <text:p>1572494380.47465</text:p>
              </table:table-cell>
              <table:table-cell office:value-type="float" office:value="125.805962249089">
                <text:p>125.805962249089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572494410.84176">
                <text:p>1572494410.84176</text:p>
              </table:table-cell>
              <table:table-cell office:value-type="float" office:value="127.997895675836">
                <text:p>127.997895675836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572494441.40181">
                <text:p>1572494441.40181</text:p>
              </table:table-cell>
              <table:table-cell office:value-type="float" office:value="128.031673016124">
                <text:p>128.031673016124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572494471.96118">
                <text:p>1572494471.96118</text:p>
              </table:table-cell>
              <table:table-cell office:value-type="float" office:value="126.81097835269">
                <text:p>126.81097835269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572494502.51334">
                <text:p>1572494502.51334</text:p>
              </table:table-cell>
              <table:table-cell office:value-type="float" office:value="125.559936225904">
                <text:p>125.559936225904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572494533.11313">
                <text:p>1572494533.11313</text:p>
              </table:table-cell>
              <table:table-cell office:value-type="float" office:value="126.810703377482">
                <text:p>126.810703377482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572494563.6708">
                <text:p>1572494563.6708</text:p>
              </table:table-cell>
              <table:table-cell office:value-type="float" office:value="127.010280529968">
                <text:p>127.010280529968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572494594.2723">
                <text:p>1572494594.2723</text:p>
              </table:table-cell>
              <table:table-cell office:value-type="float" office:value="126.411821122451">
                <text:p>126.411821122451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572494624.82202">
                <text:p>1572494624.82202</text:p>
              </table:table-cell>
              <table:table-cell office:value-type="float" office:value="126.047264695491">
                <text:p>126.047264695491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572494655.37934">
                <text:p>1572494655.37934</text:p>
              </table:table-cell>
              <table:table-cell office:value-type="float" office:value="127.42862459416">
                <text:p>127.42862459416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572494685.9389">
                <text:p>1572494685.9389</text:p>
              </table:table-cell>
              <table:table-cell office:value-type="float" office:value="127.782354603608">
                <text:p>127.782354603608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572494716.50179">
                <text:p>1572494716.50179</text:p>
              </table:table-cell>
              <table:table-cell office:value-type="float" office:value="127.878065721675">
                <text:p>127.878065721675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572494747.11545">
                <text:p>1572494747.11545</text:p>
              </table:table-cell>
              <table:table-cell office:value-type="float" office:value="128.044072496596">
                <text:p>128.044072496596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572494777.68272">
                <text:p>1572494777.68272</text:p>
              </table:table-cell>
              <table:table-cell office:value-type="float" office:value="127.649643231043">
                <text:p>127.649643231043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572494808.26457">
                <text:p>1572494808.26457</text:p>
              </table:table-cell>
              <table:table-cell office:value-type="float" office:value="128.042635458606">
                <text:p>128.042635458606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572494838.99301">
                <text:p>1572494838.99301</text:p>
              </table:table-cell>
              <table:table-cell office:value-type="float" office:value="127.955555344286">
                <text:p>127.955555344286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572494869.6222">
                <text:p>1572494869.6222</text:p>
              </table:table-cell>
              <table:table-cell office:value-type="float" office:value="127.639301676731">
                <text:p>127.639301676731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572494900.20179">
                <text:p>1572494900.20179</text:p>
              </table:table-cell>
              <table:table-cell office:value-type="float" office:value="127.99419667423">
                <text:p>127.99419667423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572494930.80153">
                <text:p>1572494930.80153</text:p>
              </table:table-cell>
              <table:table-cell office:value-type="float" office:value="127.13812937551">
                <text:p>127.13812937551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572494961.18085">
                <text:p>1572494961.18085</text:p>
              </table:table-cell>
              <table:table-cell office:value-type="float" office:value="126.206216454894">
                <text:p>126.206216454894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572494991.73355">
                <text:p>1572494991.73355</text:p>
              </table:table-cell>
              <table:table-cell office:value-type="float" office:value="126.306859575102">
                <text:p>126.306859575102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572495022.43666">
                <text:p>1572495022.43666</text:p>
              </table:table-cell>
              <table:table-cell office:value-type="float" office:value="128.309218803884">
                <text:p>128.309218803884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572495053.00608">
                <text:p>1572495053.00608</text:p>
              </table:table-cell>
              <table:table-cell office:value-type="float" office:value="125.337474700493">
                <text:p>125.337474700493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572495083.61672">
                <text:p>1572495083.61672</text:p>
              </table:table-cell>
              <table:table-cell office:value-type="float" office:value="127.578254986526">
                <text:p>127.578254986526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572495114.19354">
                <text:p>1572495114.19354</text:p>
              </table:table-cell>
              <table:table-cell office:value-type="float" office:value="126.986030056805">
                <text:p>126.986030056805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572495144.75205">
                <text:p>1572495144.75205</text:p>
              </table:table-cell>
              <table:table-cell office:value-type="float" office:value="129.117638603269">
                <text:p>129.117638603269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572495174.83409">
                <text:p>1572495174.83409</text:p>
              </table:table-cell>
              <table:table-cell office:value-type="float" office:value="126.716773747733">
                <text:p>126.716773747733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572495205.39276">
                <text:p>1572495205.39276</text:p>
              </table:table-cell>
              <table:table-cell office:value-type="float" office:value="126.114751363581">
                <text:p>126.114751363581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572495235.92973">
                <text:p>1572495235.92973</text:p>
              </table:table-cell>
              <table:table-cell office:value-type="float" office:value="126.857294123689">
                <text:p>126.857294123689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572495266.50355">
                <text:p>1572495266.50355</text:p>
              </table:table-cell>
              <table:table-cell office:value-type="float" office:value="127.163821274565">
                <text:p>127.163821274565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572495297.0947">
                <text:p>1572495297.0947</text:p>
              </table:table-cell>
              <table:table-cell office:value-type="float" office:value="128.535173830811">
                <text:p>128.535173830811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572495327.76976">
                <text:p>1572495327.76976</text:p>
              </table:table-cell>
              <table:table-cell office:value-type="float" office:value="126.285827628248">
                <text:p>126.285827628248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572495358.33774">
                <text:p>1572495358.33774</text:p>
              </table:table-cell>
              <table:table-cell office:value-type="float" office:value="127.426293155425">
                <text:p>127.426293155425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572495388.87258">
                <text:p>1572495388.87258</text:p>
              </table:table-cell>
              <table:table-cell office:value-type="float" office:value="126.15640425711">
                <text:p>126.15640425711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572495419.4201">
                <text:p>1572495419.4201</text:p>
              </table:table-cell>
              <table:table-cell office:value-type="float" office:value="125.769925870454">
                <text:p>125.769925870454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572495449.97367">
                <text:p>1572495449.97367</text:p>
              </table:table-cell>
              <table:table-cell office:value-type="float" office:value="126.416141012227">
                <text:p>126.416141012227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572495480.50827">
                <text:p>1572495480.50827</text:p>
              </table:table-cell>
              <table:table-cell office:value-type="float" office:value="127.525499237643">
                <text:p>127.525499237643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572495511.24973">
                <text:p>1572495511.24973</text:p>
              </table:table-cell>
              <table:table-cell office:value-type="float" office:value="126.877506995454">
                <text:p>126.877506995454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572495541.80599">
                <text:p>1572495541.80599</text:p>
              </table:table-cell>
              <table:table-cell office:value-type="float" office:value="125.723064536941">
                <text:p>125.723064536941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572495572.38644">
                <text:p>1572495572.38644</text:p>
              </table:table-cell>
              <table:table-cell office:value-type="float" office:value="127.227947540841">
                <text:p>127.227947540841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572495602.9355">
                <text:p>1572495602.9355</text:p>
              </table:table-cell>
              <table:table-cell office:value-type="float" office:value="126.345571842799">
                <text:p>126.345571842799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572495633.48718">
                <text:p>1572495633.48718</text:p>
              </table:table-cell>
              <table:table-cell office:value-type="float" office:value="128.023314062317">
                <text:p>128.023314062317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572495664.01846">
                <text:p>1572495664.01846</text:p>
              </table:table-cell>
              <table:table-cell office:value-type="float" office:value="127.850731284541">
                <text:p>127.850731284541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572495694.57393">
                <text:p>1572495694.57393</text:p>
              </table:table-cell>
              <table:table-cell office:value-type="float" office:value="127.114557564565">
                <text:p>127.114557564565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572495725.16643">
                <text:p>1572495725.16643</text:p>
              </table:table-cell>
              <table:table-cell office:value-type="float" office:value="126.994662523187">
                <text:p>126.994662523187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572495755.71559">
                <text:p>1572495755.71559</text:p>
              </table:table-cell>
              <table:table-cell office:value-type="float" office:value="128.208983758586">
                <text:p>128.208983758586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572495786.2648">
                <text:p>1572495786.2648</text:p>
              </table:table-cell>
              <table:table-cell office:value-type="float" office:value="128.137458026465">
                <text:p>128.137458026465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572495816.82076">
                <text:p>1572495816.82076</text:p>
              </table:table-cell>
              <table:table-cell office:value-type="float" office:value="127.294063720792">
                <text:p>127.294063720792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572495847.37562">
                <text:p>1572495847.37562</text:p>
              </table:table-cell>
              <table:table-cell office:value-type="float" office:value="127.779477602359">
                <text:p>127.779477602359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572495877.9347">
                <text:p>1572495877.9347</text:p>
              </table:table-cell>
              <table:table-cell office:value-type="float" office:value="127.680613045201">
                <text:p>127.680613045201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572495908.49363">
                <text:p>1572495908.49363</text:p>
              </table:table-cell>
              <table:table-cell office:value-type="float" office:value="128.459192183943">
                <text:p>128.459192183943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572495939.03794">
                <text:p>1572495939.03794</text:p>
              </table:table-cell>
              <table:table-cell office:value-type="float" office:value="126.100091382127">
                <text:p>126.100091382127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572495969.58161">
                <text:p>1572495969.58161</text:p>
              </table:table-cell>
              <table:table-cell office:value-type="float" office:value="127.558797565267">
                <text:p>127.558797565267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572496000.15021">
                <text:p>1572496000.15021</text:p>
              </table:table-cell>
              <table:table-cell office:value-type="float" office:value="127.06166871598">
                <text:p>127.06166871598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572496030.51741">
                <text:p>1572496030.51741</text:p>
              </table:table-cell>
              <table:table-cell office:value-type="float" office:value="127.913488525311">
                <text:p>127.913488525311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572496061.07317">
                <text:p>1572496061.07317</text:p>
              </table:table-cell>
              <table:table-cell office:value-type="float" office:value="126.802415361428">
                <text:p>126.802415361428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572496091.65998">
                <text:p>1572496091.65998</text:p>
              </table:table-cell>
              <table:table-cell office:value-type="float" office:value="126.558988439015">
                <text:p>126.558988439015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572496122.22778">
                <text:p>1572496122.22778</text:p>
              </table:table-cell>
              <table:table-cell office:value-type="float" office:value="127.903346620551">
                <text:p>127.903346620551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572496152.77778">
                <text:p>1572496152.77778</text:p>
              </table:table-cell>
              <table:table-cell office:value-type="float" office:value="127.389159801225">
                <text:p>127.389159801225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572496183.33477">
                <text:p>1572496183.33477</text:p>
              </table:table-cell>
              <table:table-cell office:value-type="float" office:value="126.019452708327">
                <text:p>126.019452708327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572496213.89409">
                <text:p>1572496213.89409</text:p>
              </table:table-cell>
              <table:table-cell office:value-type="float" office:value="126.746646586326">
                <text:p>126.746646586326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572496244.47592">
                <text:p>1572496244.47592</text:p>
              </table:table-cell>
              <table:table-cell office:value-type="float" office:value="127.12799039602">
                <text:p>127.12799039602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572496275.03243">
                <text:p>1572496275.03243</text:p>
              </table:table-cell>
              <table:table-cell office:value-type="float" office:value="128.149446506759">
                <text:p>128.149446506759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572496305.58077">
                <text:p>1572496305.58077</text:p>
              </table:table-cell>
              <table:table-cell office:value-type="float" office:value="128.54058630825">
                <text:p>128.54058630825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572496336.15388">
                <text:p>1572496336.15388</text:p>
              </table:table-cell>
              <table:table-cell office:value-type="float" office:value="125.588914663752">
                <text:p>125.588914663752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572496366.74058">
                <text:p>1572496366.74058</text:p>
              </table:table-cell>
              <table:table-cell office:value-type="float" office:value="126.102897445623">
                <text:p>126.102897445623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572496397.30195">
                <text:p>1572496397.30195</text:p>
              </table:table-cell>
              <table:table-cell office:value-type="float" office:value="126.671692439904">
                <text:p>126.671692439904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572496427.8587">
                <text:p>1572496427.8587</text:p>
              </table:table-cell>
              <table:table-cell office:value-type="float" office:value="127.121343455411">
                <text:p>127.121343455411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572496458.41738">
                <text:p>1572496458.41738</text:p>
              </table:table-cell>
              <table:table-cell office:value-type="float" office:value="126.059665638597">
                <text:p>126.059665638597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572496488.99245">
                <text:p>1572496488.99245</text:p>
              </table:table-cell>
              <table:table-cell office:value-type="float" office:value="127.734394831896">
                <text:p>127.734394831896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572496519.55051">
                <text:p>1572496519.55051</text:p>
              </table:table-cell>
              <table:table-cell office:value-type="float" office:value="128.192883813874">
                <text:p>128.192883813874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572496550.1075">
                <text:p>1572496550.1075</text:p>
              </table:table-cell>
              <table:table-cell office:value-type="float" office:value="128.34840862161">
                <text:p>128.34840862161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572496580.45122">
                <text:p>1572496580.45122</text:p>
              </table:table-cell>
              <table:table-cell office:value-type="float" office:value="126.439501472547">
                <text:p>126.439501472547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572496611.0911">
                <text:p>1572496611.0911</text:p>
              </table:table-cell>
              <table:table-cell office:value-type="float" office:value="127.657317672098">
                <text:p>127.657317672098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572496641.79289">
                <text:p>1572496641.79289</text:p>
              </table:table-cell>
              <table:table-cell office:value-type="float" office:value="126.462042857779">
                <text:p>126.462042857779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572496672.35707">
                <text:p>1572496672.35707</text:p>
              </table:table-cell>
              <table:table-cell office:value-type="float" office:value="125.552674247662">
                <text:p>125.552674247662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572496702.94547">
                <text:p>1572496702.94547</text:p>
              </table:table-cell>
              <table:table-cell office:value-type="float" office:value="128.466179186977">
                <text:p>128.466179186977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572496733.49643">
                <text:p>1572496733.49643</text:p>
              </table:table-cell>
              <table:table-cell office:value-type="float" office:value="126.719927186825">
                <text:p>126.719927186825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572496764.05541">
                <text:p>1572496764.05541</text:p>
              </table:table-cell>
              <table:table-cell office:value-type="float" office:value="127.644644679051">
                <text:p>127.644644679051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572496794.64327">
                <text:p>1572496794.64327</text:p>
              </table:table-cell>
              <table:table-cell office:value-type="float" office:value="128.321208746812">
                <text:p>128.321208746812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572496825.204">
                <text:p>1572496825.204</text:p>
              </table:table-cell>
              <table:table-cell office:value-type="float" office:value="126.931356794634">
                <text:p>126.931356794634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572496855.74577">
                <text:p>1572496855.74577</text:p>
              </table:table-cell>
              <table:table-cell office:value-type="float" office:value="127.547906060538">
                <text:p>127.547906060538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572496886.3138">
                <text:p>1572496886.3138</text:p>
              </table:table-cell>
              <table:table-cell office:value-type="float" office:value="127.465824498211">
                <text:p>127.465824498211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572496916.87021">
                <text:p>1572496916.87021</text:p>
              </table:table-cell>
              <table:table-cell office:value-type="float" office:value="2498.13982091183">
                <text:p>2498.13982091183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572496947.42519">
                <text:p>1572496947.42519</text:p>
              </table:table-cell>
              <table:table-cell office:value-type="float" office:value="127.265564295607">
                <text:p>127.265564295607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572496977.96393">
                <text:p>1572496977.96393</text:p>
              </table:table-cell>
              <table:table-cell office:value-type="float" office:value="127.712880947111">
                <text:p>127.712880947111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572497008.54681">
                <text:p>1572497008.54681</text:p>
              </table:table-cell>
              <table:table-cell office:value-type="float" office:value="128.250367527443">
                <text:p>128.250367527443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572497039.1815">
                <text:p>1572497039.1815</text:p>
              </table:table-cell>
              <table:table-cell office:value-type="float" office:value="127.309204177543">
                <text:p>127.309204177543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572497069.89232">
                <text:p>1572497069.89232</text:p>
              </table:table-cell>
              <table:table-cell office:value-type="float" office:value="125.518757957136">
                <text:p>125.518757957136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572497100.4634">
                <text:p>1572497100.4634</text:p>
              </table:table-cell>
              <table:table-cell office:value-type="float" office:value="127.72165236373">
                <text:p>127.72165236373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572497130.91671">
                <text:p>1572497130.91671</text:p>
              </table:table-cell>
              <table:table-cell office:value-type="float" office:value="126.977603090513">
                <text:p>126.977603090513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572497161.47943">
                <text:p>1572497161.47943</text:p>
              </table:table-cell>
              <table:table-cell office:value-type="float" office:value="127.793043533516">
                <text:p>127.793043533516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572497192.14">
                <text:p>1572497192.14</text:p>
              </table:table-cell>
              <table:table-cell office:value-type="float" office:value="128.227138704191">
                <text:p>128.227138704191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572497222.73153">
                <text:p>1572497222.73153</text:p>
              </table:table-cell>
              <table:table-cell office:value-type="float" office:value="125.858855485577">
                <text:p>125.858855485577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572497253.43479">
                <text:p>1572497253.43479</text:p>
              </table:table-cell>
              <table:table-cell office:value-type="float" office:value="128.304833826891">
                <text:p>128.304833826891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572497284.13775">
                <text:p>1572497284.13775</text:p>
              </table:table-cell>
              <table:table-cell office:value-type="float" office:value="128.598343534394">
                <text:p>128.598343534394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572497314.79255">
                <text:p>1572497314.79255</text:p>
              </table:table-cell>
              <table:table-cell office:value-type="float" office:value="126.852975696547">
                <text:p>126.852975696547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572497345.3338">
                <text:p>1572497345.3338</text:p>
              </table:table-cell>
              <table:table-cell office:value-type="float" office:value="127.690138449692">
                <text:p>127.690138449692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572497375.84715">
                <text:p>1572497375.84715</text:p>
              </table:table-cell>
              <table:table-cell office:value-type="float" office:value="127.039059318263">
                <text:p>127.039059318263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572497406.44422">
                <text:p>1572497406.44422</text:p>
              </table:table-cell>
              <table:table-cell office:value-type="float" office:value="125.878655894529">
                <text:p>125.878655894529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572497436.9846">
                <text:p>1572497436.9846</text:p>
              </table:table-cell>
              <table:table-cell office:value-type="float" office:value="128.269823486068">
                <text:p>128.269823486068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572497467.51997">
                <text:p>1572497467.51997</text:p>
              </table:table-cell>
              <table:table-cell office:value-type="float" office:value="126.611744187898">
                <text:p>126.611744187898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572497498.20319">
                <text:p>1572497498.20319</text:p>
              </table:table-cell>
              <table:table-cell office:value-type="float" office:value="126.232731816939">
                <text:p>126.232731816939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572497528.92673">
                <text:p>1572497528.92673</text:p>
              </table:table-cell>
              <table:table-cell office:value-type="float" office:value="128.174317868091">
                <text:p>128.174317868091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572497559.52955">
                <text:p>1572497559.52955</text:p>
              </table:table-cell>
              <table:table-cell office:value-type="float" office:value="127.136619937133">
                <text:p>127.136619937133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572497590.06495">
                <text:p>1572497590.06495</text:p>
              </table:table-cell>
              <table:table-cell office:value-type="float" office:value="126.214162945888">
                <text:p>126.214162945888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572497620.62101">
                <text:p>1572497620.62101</text:p>
              </table:table-cell>
              <table:table-cell office:value-type="float" office:value="127.845797819765">
                <text:p>127.845797819765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572497650.94189">
                <text:p>1572497650.94189</text:p>
              </table:table-cell>
              <table:table-cell office:value-type="float" office:value="125.975191938221">
                <text:p>125.975191938221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572497681.48775">
                <text:p>1572497681.48775</text:p>
              </table:table-cell>
              <table:table-cell office:value-type="float" office:value="126.196077475403">
                <text:p>126.196077475403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572497712.0342">
                <text:p>1572497712.0342</text:p>
              </table:table-cell>
              <table:table-cell office:value-type="float" office:value="127.14614387899">
                <text:p>127.14614387899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572497742.58606">
                <text:p>1572497742.58606</text:p>
              </table:table-cell>
              <table:table-cell office:value-type="float" office:value="127.673419079444">
                <text:p>127.673419079444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572497773.16606">
                <text:p>1572497773.16606</text:p>
              </table:table-cell>
              <table:table-cell office:value-type="float" office:value="127.491721897355">
                <text:p>127.491721897355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572497803.68377">
                <text:p>1572497803.68377</text:p>
              </table:table-cell>
              <table:table-cell office:value-type="float" office:value="126.932864770378">
                <text:p>126.932864770378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572497834.21208">
                <text:p>1572497834.21208</text:p>
              </table:table-cell>
              <table:table-cell office:value-type="float" office:value="126.776583049501">
                <text:p>126.776583049501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572497864.75399">
                <text:p>1572497864.75399</text:p>
              </table:table-cell>
              <table:table-cell office:value-type="float" office:value="126.990415033798">
                <text:p>126.990415033798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572497895.31314">
                <text:p>1572497895.31314</text:p>
              </table:table-cell>
              <table:table-cell office:value-type="float" office:value="126.587285289379">
                <text:p>126.587285289379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572497925.91245">
                <text:p>1572497925.91245</text:p>
              </table:table-cell>
              <table:table-cell office:value-type="float" office:value="128.172194854713">
                <text:p>128.172194854713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572497956.46778">
                <text:p>1572497956.46778</text:p>
              </table:table-cell>
              <table:table-cell office:value-type="float" office:value="127.031180839753">
                <text:p>127.031180839753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572497987.02512">
                <text:p>1572497987.02512</text:p>
              </table:table-cell>
              <table:table-cell office:value-type="float" office:value="126.353380846189">
                <text:p>126.353380846189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572498017.31841">
                <text:p>1572498017.31841</text:p>
              </table:table-cell>
              <table:table-cell office:value-type="float" office:value="127.858747250654">
                <text:p>127.858747250654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572498047.86912">
                <text:p>1572498047.86912</text:p>
              </table:table-cell>
              <table:table-cell office:value-type="float" office:value="127.153612819955">
                <text:p>127.153612819955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572498078.43937">
                <text:p>1572498078.43937</text:p>
              </table:table-cell>
              <table:table-cell office:value-type="float" office:value="127.001378938914">
                <text:p>127.001378938914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572498109.08135">
                <text:p>1572498109.08135</text:p>
              </table:table-cell>
              <table:table-cell office:value-type="float" office:value="126.890592451313">
                <text:p>126.890592451313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572498139.77757">
                <text:p>1572498139.77757</text:p>
              </table:table-cell>
              <table:table-cell office:value-type="float" office:value="127.79735903539">
                <text:p>127.79735903539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572498170.34594">
                <text:p>1572498170.34594</text:p>
              </table:table-cell>
              <table:table-cell office:value-type="float" office:value="127.709254345892">
                <text:p>127.709254345892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572498200.98602">
                <text:p>1572498200.98602</text:p>
              </table:table-cell>
              <table:table-cell office:value-type="float" office:value="126.652509993854">
                <text:p>126.652509993854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572498231.55797">
                <text:p>1572498231.55797</text:p>
              </table:table-cell>
              <table:table-cell office:value-type="float" office:value="125.782669801254">
                <text:p>125.782669801254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572498262.11669">
                <text:p>1572498262.11669</text:p>
              </table:table-cell>
              <table:table-cell office:value-type="float" office:value="126.337693364289">
                <text:p>126.337693364289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572498292.6953">
                <text:p>1572498292.6953</text:p>
              </table:table-cell>
              <table:table-cell office:value-type="float" office:value="126.170112063773">
                <text:p>126.170112063773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572498323.2496">
                <text:p>1572498323.2496</text:p>
              </table:table-cell>
              <table:table-cell office:value-type="float" office:value="126.600438757723">
                <text:p>126.600438757723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572498353.77353">
                <text:p>1572498353.77353</text:p>
              </table:table-cell>
              <table:table-cell office:value-type="float" office:value="127.159232260117">
                <text:p>127.159232260117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572498384.71191">
                <text:p>1572498384.71191</text:p>
              </table:table-cell>
              <table:table-cell office:value-type="float" office:value="126.310837939818">
                <text:p>126.310837939818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572498415.2603">
                <text:p>1572498415.2603</text:p>
              </table:table-cell>
              <table:table-cell office:value-type="float" office:value="126.985344081419">
                <text:p>126.985344081419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572498445.80036">
                <text:p>1572498445.80036</text:p>
              </table:table-cell>
              <table:table-cell office:value-type="float" office:value="126.053709061278">
                <text:p>126.053709061278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572498476.35954">
                <text:p>1572498476.35954</text:p>
              </table:table-cell>
              <table:table-cell office:value-type="float" office:value="127.493779823515">
                <text:p>127.493779823515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572498506.91163">
                <text:p>1572498506.91163</text:p>
              </table:table-cell>
              <table:table-cell office:value-type="float" office:value="127.944184826894">
                <text:p>127.944184826894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572498537.47737">
                <text:p>1572498537.47737</text:p>
              </table:table-cell>
              <table:table-cell office:value-type="float" office:value="126.892647452205">
                <text:p>126.892647452205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572498568.51196">
                <text:p>1572498568.51196</text:p>
              </table:table-cell>
              <table:table-cell office:value-type="float" office:value="126.619831091765">
                <text:p>126.619831091765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572498599.08083">
                <text:p>1572498599.08083</text:p>
              </table:table-cell>
              <table:table-cell office:value-type="float" office:value="127.964875248688">
                <text:p>127.964875248688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572498629.64674">
                <text:p>1572498629.64674</text:p>
              </table:table-cell>
              <table:table-cell office:value-type="float" office:value="127.72275080193">
                <text:p>127.72275080193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572498660.20714">
                <text:p>1572498660.20714</text:p>
              </table:table-cell>
              <table:table-cell office:value-type="float" office:value="127.098736982963">
                <text:p>127.098736982963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572498690.77167">
                <text:p>1572498690.77167</text:p>
              </table:table-cell>
              <table:table-cell office:value-type="float" office:value="128.071273834029">
                <text:p>128.071273834029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572498721.29315">
                <text:p>1572498721.29315</text:p>
              </table:table-cell>
              <table:table-cell office:value-type="float" office:value="126.930262744337">
                <text:p>126.930262744337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572498751.8667">
                <text:p>1572498751.8667</text:p>
              </table:table-cell>
              <table:table-cell office:value-type="float" office:value="127.511732194299">
                <text:p>127.511732194299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572498782.41002">
                <text:p>1572498782.41002</text:p>
              </table:table-cell>
              <table:table-cell office:value-type="float" office:value="125.901405705118">
                <text:p>125.901405705118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572498812.9696">
                <text:p>1572498812.9696</text:p>
              </table:table-cell>
              <table:table-cell office:value-type="float" office:value="127.186155697074">
                <text:p>127.186155697074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572498843.5227">
                <text:p>1572498843.5227</text:p>
              </table:table-cell>
              <table:table-cell office:value-type="float" office:value="126.040076580271">
                <text:p>126.040076580271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572498874.06246">
                <text:p>1572498874.06246</text:p>
              </table:table-cell>
              <table:table-cell office:value-type="float" office:value="126.85633902363">
                <text:p>126.85633902363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572498904.61912">
                <text:p>1572498904.61912</text:p>
              </table:table-cell>
              <table:table-cell office:value-type="float" office:value="127.371007780888">
                <text:p>127.371007780888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572498935.13576">
                <text:p>1572498935.13576</text:p>
              </table:table-cell>
              <table:table-cell office:value-type="float" office:value="126.358592211441">
                <text:p>126.358592211441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572498965.70049">
                <text:p>1572498965.70049</text:p>
              </table:table-cell>
              <table:table-cell office:value-type="float" office:value="127.950830304868">
                <text:p>127.950830304868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572498996.24096">
                <text:p>1572498996.24096</text:p>
              </table:table-cell>
              <table:table-cell office:value-type="float" office:value="126.800159248349">
                <text:p>126.800159248349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572499026.77599">
                <text:p>1572499026.77599</text:p>
              </table:table-cell>
              <table:table-cell office:value-type="float" office:value="125.587551488783">
                <text:p>125.587551488783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572499057.32095">
                <text:p>1572499057.32095</text:p>
              </table:table-cell>
              <table:table-cell office:value-type="float" office:value="127.452811442739">
                <text:p>127.452811442739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572499087.57951">
                <text:p>1572499087.57951</text:p>
              </table:table-cell>
              <table:table-cell office:value-type="float" office:value="127.041664269572">
                <text:p>127.041664269572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572499118.11359">
                <text:p>1572499118.11359</text:p>
              </table:table-cell>
              <table:table-cell office:value-type="float" office:value="127.280571652656">
                <text:p>127.280571652656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572499148.66113">
                <text:p>1572499148.66113</text:p>
              </table:table-cell>
              <table:table-cell office:value-type="float" office:value="126.056383487706">
                <text:p>126.056383487706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572499179.21878">
                <text:p>1572499179.21878</text:p>
              </table:table-cell>
              <table:table-cell office:value-type="float" office:value="125.318979692463">
                <text:p>125.318979692463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572499209.77134">
                <text:p>1572499209.77134</text:p>
              </table:table-cell>
              <table:table-cell office:value-type="float" office:value="125.955187491813">
                <text:p>125.955187491813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572499240.30902">
                <text:p>1572499240.30902</text:p>
              </table:table-cell>
              <table:table-cell office:value-type="float" office:value="126.400456455596">
                <text:p>126.400456455596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572499270.85213">
                <text:p>1572499270.85213</text:p>
              </table:table-cell>
              <table:table-cell office:value-type="float" office:value="127.2137000222">
                <text:p>127.2137000222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572499301.40363">
                <text:p>1572499301.40363</text:p>
              </table:table-cell>
              <table:table-cell office:value-type="float" office:value="127.937126886107">
                <text:p>127.937126886107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572499331.99046">
                <text:p>1572499331.99046</text:p>
              </table:table-cell>
              <table:table-cell office:value-type="float" office:value="126.698827227486">
                <text:p>126.698827227486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572499362.53966">
                <text:p>1572499362.53966</text:p>
              </table:table-cell>
              <table:table-cell office:value-type="float" office:value="127.0008333764">
                <text:p>127.0008333764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572499393.08866">
                <text:p>1572499393.08866</text:p>
              </table:table-cell>
              <table:table-cell office:value-type="float" office:value="127.094831018634">
                <text:p>127.094831018634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572499423.66214">
                <text:p>1572499423.66214</text:p>
              </table:table-cell>
              <table:table-cell office:value-type="float" office:value="126.192928424213">
                <text:p>126.192928424213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572499454.23928">
                <text:p>1572499454.23928</text:p>
              </table:table-cell>
              <table:table-cell office:value-type="float" office:value="126.327418359828">
                <text:p>126.327418359828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572499484.78204">
                <text:p>1572499484.78204</text:p>
              </table:table-cell>
              <table:table-cell office:value-type="float" office:value="126.310499340027">
                <text:p>126.310499340027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572499515.31844">
                <text:p>1572499515.31844</text:p>
              </table:table-cell>
              <table:table-cell office:value-type="float" office:value="125.246013997083">
                <text:p>125.246013997083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572499545.86399">
                <text:p>1572499545.86399</text:p>
              </table:table-cell>
              <table:table-cell office:value-type="float" office:value="125.738138443842">
                <text:p>125.738138443842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572499576.38246">
                <text:p>1572499576.38246</text:p>
              </table:table-cell>
              <table:table-cell office:value-type="float" office:value="126.596401156326">
                <text:p>126.596401156326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572499606.90261">
                <text:p>1572499606.90261</text:p>
              </table:table-cell>
              <table:table-cell office:value-type="float" office:value="128.344577982937">
                <text:p>128.344577982937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572499637.25022">
                <text:p>1572499637.25022</text:p>
              </table:table-cell>
              <table:table-cell office:value-type="float" office:value="125.753487325951">
                <text:p>125.753487325951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572499667.76419">
                <text:p>1572499667.76419</text:p>
              </table:table-cell>
              <table:table-cell office:value-type="float" office:value="126.452526229092">
                <text:p>126.452526229092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572499698.30661">
                <text:p>1572499698.30661</text:p>
              </table:table-cell>
              <table:table-cell office:value-type="float" office:value="127.346136419556">
                <text:p>127.346136419556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572499728.8182">
                <text:p>1572499728.8182</text:p>
              </table:table-cell>
              <table:table-cell office:value-type="float" office:value="126.767959358924">
                <text:p>126.767959358924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572499759.35844">
                <text:p>1572499759.35844</text:p>
              </table:table-cell>
              <table:table-cell office:value-type="float" office:value="126.847706557249">
                <text:p>126.847706557249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572499789.89223">
                <text:p>1572499789.89223</text:p>
              </table:table-cell>
              <table:table-cell office:value-type="float" office:value="128.152670883603">
                <text:p>128.152670883603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572499820.42481">
                <text:p>1572499820.42481</text:p>
              </table:table-cell>
              <table:table-cell office:value-type="float" office:value="127.505086716325">
                <text:p>127.505086716325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572499850.96534">
                <text:p>1572499850.96534</text:p>
              </table:table-cell>
              <table:table-cell office:value-type="float" office:value="127.572298409207">
                <text:p>127.572298409207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572499881.54268">
                <text:p>1572499881.54268</text:p>
              </table:table-cell>
              <table:table-cell office:value-type="float" office:value="128.293739747341">
                <text:p>128.293739747341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572499912.05007">
                <text:p>1572499912.05007</text:p>
              </table:table-cell>
              <table:table-cell office:value-type="float" office:value="127.411157086576">
                <text:p>127.411157086576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572499942.6064">
                <text:p>1572499942.6064</text:p>
              </table:table-cell>
              <table:table-cell office:value-type="float" office:value="124.271828757401">
                <text:p>124.271828757401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572499973.14897">
                <text:p>1572499973.14897</text:p>
              </table:table-cell>
              <table:table-cell office:value-type="float" office:value="125.844542879719">
                <text:p>125.844542879719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572500003.73364">
                <text:p>1572500003.73364</text:p>
              </table:table-cell>
              <table:table-cell office:value-type="float" office:value="127.140326251909">
                <text:p>127.140326251909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572500034.29111">
                <text:p>1572500034.29111</text:p>
              </table:table-cell>
              <table:table-cell office:value-type="float" office:value="127.594702306834">
                <text:p>127.594702306834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572500064.83983">
                <text:p>1572500064.83983</text:p>
              </table:table-cell>
              <table:table-cell office:value-type="float" office:value="125.431615680868">
                <text:p>125.431615680868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572500095.46971">
                <text:p>1572500095.46971</text:p>
              </table:table-cell>
              <table:table-cell office:value-type="float" office:value="126.360239137423">
                <text:p>126.360239137423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572500126.15749">
                <text:p>1572500126.15749</text:p>
              </table:table-cell>
              <table:table-cell office:value-type="float" office:value="128.140408890735">
                <text:p>128.140408890735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572500156.7109">
                <text:p>1572500156.7109</text:p>
              </table:table-cell>
              <table:table-cell office:value-type="float" office:value="125.454432041307">
                <text:p>125.454432041307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572500187.11361">
                <text:p>1572500187.11361</text:p>
              </table:table-cell>
              <table:table-cell office:value-type="float" office:value="126.324270771273">
                <text:p>126.324270771273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572500217.65381">
                <text:p>1572500217.65381</text:p>
              </table:table-cell>
              <table:table-cell office:value-type="float" office:value="127.083664538697">
                <text:p>127.083664538697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572500248.23558">
                <text:p>1572500248.23558</text:p>
              </table:table-cell>
              <table:table-cell office:value-type="float" office:value="125.951695452931">
                <text:p>125.951695452931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572500278.78136">
                <text:p>1572500278.78136</text:p>
              </table:table-cell>
              <table:table-cell office:value-type="float" office:value="126.90594425869">
                <text:p>126.90594425869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572500309.3245">
                <text:p>1572500309.3245</text:p>
              </table:table-cell>
              <table:table-cell office:value-type="float" office:value="125.155236343792">
                <text:p>125.155236343792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572500339.88967">
                <text:p>1572500339.88967</text:p>
              </table:table-cell>
              <table:table-cell office:value-type="float" office:value="126.44540027582">
                <text:p>126.44540027582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572500370.45887">
                <text:p>1572500370.45887</text:p>
              </table:table-cell>
              <table:table-cell office:value-type="float" office:value="127.349356408499">
                <text:p>127.349356408499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572500401.02257">
                <text:p>1572500401.02257</text:p>
              </table:table-cell>
              <table:table-cell office:value-type="float" office:value="126.050698960327">
                <text:p>126.050698960327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572500431.55229">
                <text:p>1572500431.55229</text:p>
              </table:table-cell>
              <table:table-cell office:value-type="float" office:value="126.175457991361">
                <text:p>126.175457991361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572500462.13094">
                <text:p>1572500462.13094</text:p>
              </table:table-cell>
              <table:table-cell office:value-type="float" office:value="124.717165733669">
                <text:p>124.717165733669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572500492.67487">
                <text:p>1572500492.67487</text:p>
              </table:table-cell>
              <table:table-cell office:value-type="float" office:value="125.587825001357">
                <text:p>125.587825001357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572500523.24808">
                <text:p>1572500523.24808</text:p>
              </table:table-cell>
              <table:table-cell office:value-type="float" office:value="127.696239827786">
                <text:p>127.696239827786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572500553.77539">
                <text:p>1572500553.77539</text:p>
              </table:table-cell>
              <table:table-cell office:value-type="float" office:value="126.126609669441">
                <text:p>126.126609669441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572500584.30774">
                <text:p>1572500584.30774</text:p>
              </table:table-cell>
              <table:table-cell office:value-type="float" office:value="124.531905574944">
                <text:p>124.531905574944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572500614.84509">
                <text:p>1572500614.84509</text:p>
              </table:table-cell>
              <table:table-cell office:value-type="float" office:value="125.051439784492">
                <text:p>125.051439784492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572500645.38688">
                <text:p>1572500645.38688</text:p>
              </table:table-cell>
              <table:table-cell office:value-type="float" office:value="127.057631114582">
                <text:p>127.057631114582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572500676.24937">
                <text:p>1572500676.24937</text:p>
              </table:table-cell>
              <table:table-cell office:value-type="float" office:value="125.813095515531">
                <text:p>125.813095515531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572500707.24739">
                <text:p>1572500707.24739</text:p>
              </table:table-cell>
              <table:table-cell office:value-type="float" office:value="127.095794894497">
                <text:p>127.095794894497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572500737.81717">
                <text:p>1572500737.81717</text:p>
              </table:table-cell>
              <table:table-cell office:value-type="float" office:value="126.159359509283">
                <text:p>126.159359509283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572500768.47736">
                <text:p>1572500768.47736</text:p>
              </table:table-cell>
              <table:table-cell office:value-type="float" office:value="122.847655365056">
                <text:p>122.847655365056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572500799.12688">
                <text:p>1572500799.12688</text:p>
              </table:table-cell>
              <table:table-cell office:value-type="float" office:value="124.83959771387">
                <text:p>124.83959771387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572500829.67045">
                <text:p>1572500829.67045</text:p>
              </table:table-cell>
              <table:table-cell office:value-type="float" office:value="123.015715678235">
                <text:p>123.015715678235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572500860.20052">
                <text:p>1572500860.20052</text:p>
              </table:table-cell>
              <table:table-cell office:value-type="float" office:value="125.519588733297">
                <text:p>125.519588733297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572500890.74362">
                <text:p>1572500890.74362</text:p>
              </table:table-cell>
              <table:table-cell office:value-type="float" office:value="125.628110332015">
                <text:p>125.628110332015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572500921.2793">
                <text:p>1572500921.2793</text:p>
              </table:table-cell>
              <table:table-cell office:value-type="float" office:value="126.532824840467">
                <text:p>126.532824840467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572500951.82558">
                <text:p>1572500951.82558</text:p>
              </table:table-cell>
              <table:table-cell office:value-type="float" office:value="125.29541226942">
                <text:p>125.29541226942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572500982.38831">
                <text:p>1572500982.38831</text:p>
              </table:table-cell>
              <table:table-cell office:value-type="float" office:value="125.639690737398">
                <text:p>125.639690737398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572501012.91051">
                <text:p>1572501012.91051</text:p>
              </table:table-cell>
              <table:table-cell office:value-type="float" office:value="127.175404605217">
                <text:p>127.175404605217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572501043.47066">
                <text:p>1572501043.47066</text:p>
              </table:table-cell>
              <table:table-cell office:value-type="float" office:value="126.930403157209">
                <text:p>126.930403157209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572501074.03712">
                <text:p>1572501074.03712</text:p>
              </table:table-cell>
              <table:table-cell office:value-type="float" office:value="125.807205488063">
                <text:p>125.807205488063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572501104.59515">
                <text:p>1572501104.59515</text:p>
              </table:table-cell>
              <table:table-cell office:value-type="float" office:value="126.080981336464">
                <text:p>126.080981336464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572501135.15835">
                <text:p>1572501135.15835</text:p>
              </table:table-cell>
              <table:table-cell office:value-type="float" office:value="124.785267439392">
                <text:p>124.785267439392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572501165.74225">
                <text:p>1572501165.74225</text:p>
              </table:table-cell>
              <table:table-cell office:value-type="float" office:value="126.364557564565">
                <text:p>126.364557564565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572501196.42925">
                <text:p>1572501196.42925</text:p>
              </table:table-cell>
              <table:table-cell office:value-type="float" office:value="127.578467799786">
                <text:p>127.578467799786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572501227.00626">
                <text:p>1572501227.00626</text:p>
              </table:table-cell>
              <table:table-cell office:value-type="float" office:value="124.57719530813">
                <text:p>124.57719530813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572501257.31522">
                <text:p>1572501257.31522</text:p>
              </table:table-cell>
              <table:table-cell office:value-type="float" office:value="125.341113002785">
                <text:p>125.341113002785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572501287.83967">
                <text:p>1572501287.83967</text:p>
              </table:table-cell>
              <table:table-cell office:value-type="float" office:value="124.650023515906">
                <text:p>124.650023515906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572501318.40059">
                <text:p>1572501318.40059</text:p>
              </table:table-cell>
              <table:table-cell office:value-type="float" office:value="124.996218034538">
                <text:p>124.996218034538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572501348.9531">
                <text:p>1572501348.9531</text:p>
              </table:table-cell>
              <table:table-cell office:value-type="float" office:value="125.559395051291">
                <text:p>125.559395051291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572501379.48936">
                <text:p>1572501379.48936</text:p>
              </table:table-cell>
              <table:table-cell office:value-type="float" office:value="124.308007011543">
                <text:p>124.308007011543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572501410.02173">
                <text:p>1572501410.02173</text:p>
              </table:table-cell>
              <table:table-cell office:value-type="float" office:value="126.445883676386">
                <text:p>126.445883676386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572501440.5589">
                <text:p>1572501440.5589</text:p>
              </table:table-cell>
              <table:table-cell office:value-type="float" office:value="123.917140722626">
                <text:p>123.917140722626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572501471.13264">
                <text:p>1572501471.13264</text:p>
              </table:table-cell>
              <table:table-cell office:value-type="float" office:value="126.797557222308">
                <text:p>126.797557222308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572501501.75293">
                <text:p>1572501501.75293</text:p>
              </table:table-cell>
              <table:table-cell office:value-type="float" office:value="126.437320685124">
                <text:p>126.437320685124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572501532.36825">
                <text:p>1572501532.36825</text:p>
              </table:table-cell>
              <table:table-cell office:value-type="float" office:value="83.8891868599554">
                <text:p>83.8891868599554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572501563.09183">
                <text:p>1572501563.09183</text:p>
              </table:table-cell>
              <table:table-cell office:value-type="float" office:value="125.499927274583">
                <text:p>125.499927274583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572501593.73397">
                <text:p>1572501593.73397</text:p>
              </table:table-cell>
              <table:table-cell office:value-type="float" office:value="126.554610775193">
                <text:p>126.554610775193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572501624.12795">
                <text:p>1572501624.12795</text:p>
              </table:table-cell>
              <table:table-cell office:value-type="float" office:value="124.459080292436">
                <text:p>124.459080292436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572501654.84769">
                <text:p>1572501654.84769</text:p>
              </table:table-cell>
              <table:table-cell office:value-type="float" office:value="125.227382964083">
                <text:p>125.227382964083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572501685.63045">
                <text:p>1572501685.63045</text:p>
              </table:table-cell>
              <table:table-cell office:value-type="float" office:value="125.556584599893">
                <text:p>125.556584599893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572501716.27532">
                <text:p>1572501716.27532</text:p>
              </table:table-cell>
              <table:table-cell office:value-type="float" office:value="2456.86671494984">
                <text:p>2456.86671494984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572501746.91764">
                <text:p>1572501746.91764</text:p>
              </table:table-cell>
              <table:table-cell office:value-type="float" office:value="127.651874479343">
                <text:p>127.651874479343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572501777.53548">
                <text:p>1572501777.53548</text:p>
              </table:table-cell>
              <table:table-cell office:value-type="float" office:value="127.151704082472">
                <text:p>127.151704082472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572501808.14607">
                <text:p>1572501808.14607</text:p>
              </table:table-cell>
              <table:table-cell office:value-type="float" office:value="5443.04951495803">
                <text:p>5443.04951495803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572501838.78882">
                <text:p>1572501838.78882</text:p>
              </table:table-cell>
              <table:table-cell office:value-type="float" office:value="124.979229539618">
                <text:p>124.979229539618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572501869.3773">
                <text:p>1572501869.3773</text:p>
              </table:table-cell>
              <table:table-cell office:value-type="float" office:value="125.707313430459">
                <text:p>125.707313430459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572501899.95032">
                <text:p>1572501899.95032</text:p>
              </table:table-cell>
              <table:table-cell office:value-type="float" office:value="126.792421182712">
                <text:p>126.792421182712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572501930.59365">
                <text:p>1572501930.59365</text:p>
              </table:table-cell>
              <table:table-cell office:value-type="float" office:value="125.506572752557">
                <text:p>125.506572752557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572501961.12327">
                <text:p>1572501961.12327</text:p>
              </table:table-cell>
              <table:table-cell office:value-type="float" office:value="197.266160318997">
                <text:p>197.266160318997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572501991.65016">
                <text:p>1572501991.65016</text:p>
              </table:table-cell>
              <table:table-cell office:value-type="float" office:value="126.785021716866">
                <text:p>126.785021716866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572502022.19013">
                <text:p>1572502022.19013</text:p>
              </table:table-cell>
              <table:table-cell office:value-type="float" office:value="126.022199535142">
                <text:p>126.022199535142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572502052.72371">
                <text:p>1572502052.72371</text:p>
              </table:table-cell>
              <table:table-cell office:value-type="float" office:value="126.405049857946">
                <text:p>126.405049857946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572502083.26254">
                <text:p>1572502083.26254</text:p>
              </table:table-cell>
              <table:table-cell office:value-type="float" office:value="124.264093617032">
                <text:p>124.264093617032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572502113.79436">
                <text:p>1572502113.79436</text:p>
              </table:table-cell>
              <table:table-cell office:value-type="float" office:value="125.988901207518">
                <text:p>125.988901207518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572502144.10493">
                <text:p>1572502144.10493</text:p>
              </table:table-cell>
              <table:table-cell office:value-type="float" office:value="124.400980078599">
                <text:p>124.400980078599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572502174.67405">
                <text:p>1572502174.67405</text:p>
              </table:table-cell>
              <table:table-cell office:value-type="float" office:value="122.187191242007">
                <text:p>122.187191242007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572502205.24345">
                <text:p>1572502205.24345</text:p>
              </table:table-cell>
              <table:table-cell office:value-type="float" office:value="126.29666135893">
                <text:p>126.29666135893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572502235.78812">
                <text:p>1572502235.78812</text:p>
              </table:table-cell>
              <table:table-cell office:value-type="float" office:value="124.234151303321">
                <text:p>124.234151303321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572502266.34146">
                <text:p>1572502266.34146</text:p>
              </table:table-cell>
              <table:table-cell office:value-type="float" office:value="126.623807993848">
                <text:p>126.623807993848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572502296.89135">
                <text:p>1572502296.89135</text:p>
              </table:table-cell>
              <table:table-cell office:value-type="float" office:value="125.500063299553">
                <text:p>125.500063299553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572502327.43595">
                <text:p>1572502327.43595</text:p>
              </table:table-cell>
              <table:table-cell office:value-type="float" office:value="126.051182360893">
                <text:p>126.051182360893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572502358.01085">
                <text:p>1572502358.01085</text:p>
              </table:table-cell>
              <table:table-cell office:value-type="float" office:value="125.394004776638">
                <text:p>125.394004776638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572502388.56762">
                <text:p>1572502388.56762</text:p>
              </table:table-cell>
              <table:table-cell office:value-type="float" office:value="126.625936857761">
                <text:p>126.625936857761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572502419.11388">
                <text:p>1572502419.11388</text:p>
              </table:table-cell>
              <table:table-cell office:value-type="float" office:value="125.28212423874">
                <text:p>125.28212423874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572502449.66936">
                <text:p>1572502449.66936</text:p>
              </table:table-cell>
              <table:table-cell office:value-type="float" office:value="125.416408674265">
                <text:p>125.416408674265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572502480.24743">
                <text:p>1572502480.24743</text:p>
              </table:table-cell>
              <table:table-cell office:value-type="float" office:value="126.59839399527">
                <text:p>126.59839399527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572502510.80238">
                <text:p>1572502510.80238</text:p>
              </table:table-cell>
              <table:table-cell office:value-type="float" office:value="125.306104124596">
                <text:p>125.306104124596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572502541.34492">
                <text:p>1572502541.34492</text:p>
              </table:table-cell>
              <table:table-cell office:value-type="float" office:value="125.212239582064">
                <text:p>125.212239582064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572502571.90118">
                <text:p>1572502571.90118</text:p>
              </table:table-cell>
              <table:table-cell office:value-type="float" office:value="126.119761616646">
                <text:p>126.119761616646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572502602.44636">
                <text:p>1572502602.44636</text:p>
              </table:table-cell>
              <table:table-cell office:value-type="float" office:value="125.593788891847">
                <text:p>125.593788891847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572502633.01633">
                <text:p>1572502633.01633</text:p>
              </table:table-cell>
              <table:table-cell office:value-type="float" office:value="125.255404839239">
                <text:p>125.255404839239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572502663.57805">
                <text:p>1572502663.57805</text:p>
              </table:table-cell>
              <table:table-cell office:value-type="float" office:value="125.980682666583">
                <text:p>125.980682666583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572502693.98182">
                <text:p>1572502693.98182</text:p>
              </table:table-cell>
              <table:table-cell office:value-type="float" office:value="124.896878852619">
                <text:p>124.896878852619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572502724.68356">
                <text:p>1572502724.68356</text:p>
              </table:table-cell>
              <table:table-cell office:value-type="float" office:value="126.084205713309">
                <text:p>126.084205713309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572502755.33873">
                <text:p>1572502755.33873</text:p>
              </table:table-cell>
              <table:table-cell office:value-type="float" office:value="123.33478418509">
                <text:p>123.33478418509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572502785.87637">
                <text:p>1572502785.87637</text:p>
              </table:table-cell>
              <table:table-cell office:value-type="float" office:value="126.672455203581">
                <text:p>126.672455203581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572502816.42667">
                <text:p>1572502816.42667</text:p>
              </table:table-cell>
              <table:table-cell office:value-type="float" office:value="124.634198546402">
                <text:p>124.634198546402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572502846.97687">
                <text:p>1572502846.97687</text:p>
              </table:table-cell>
              <table:table-cell office:value-type="float" office:value="124.706890729208">
                <text:p>124.706890729208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572502877.55028">
                <text:p>1572502877.55028</text:p>
              </table:table-cell>
              <table:table-cell office:value-type="float" office:value="127.00796225494">
                <text:p>127.00796225494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1572502908.08168">
                <text:p>1572502908.08168</text:p>
              </table:table-cell>
              <table:table-cell office:value-type="float" office:value="124.128092780406">
                <text:p>124.128092780406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572502938.08625">
                <text:p>1572502938.08625</text:p>
              </table:table-cell>
              <table:table-cell office:value-type="float" office:value="126.760907268674">
                <text:p>126.760907268674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572502968.80995">
                <text:p>1572502968.80995</text:p>
              </table:table-cell>
              <table:table-cell office:value-type="float" office:value="198.48198953014">
                <text:p>198.48198953014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572502999.56531">
                <text:p>1572502999.56531</text:p>
              </table:table-cell>
              <table:table-cell office:value-type="float" office:value="5442.85946028477">
                <text:p>5442.85946028477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572503030.19959">
                <text:p>1572503030.19959</text:p>
              </table:table-cell>
              <table:table-cell office:value-type="float" office:value="124.092193889375">
                <text:p>124.092193889375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572503061.01394">
                <text:p>1572503061.01394</text:p>
              </table:table-cell>
              <table:table-cell office:value-type="float" office:value="254.224903799306">
                <text:p>254.224903799306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572503091.66136">
                <text:p>1572503091.66136</text:p>
              </table:table-cell>
              <table:table-cell office:value-type="float" office:value="126.496037399229">
                <text:p>126.496037399229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572503122.25842">
                <text:p>1572503122.25842</text:p>
              </table:table-cell>
              <table:table-cell office:value-type="float" office:value="125.382427296522">
                <text:p>125.382427296522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572503152.94038">
                <text:p>1572503152.94038</text:p>
              </table:table-cell>
              <table:table-cell office:value-type="float" office:value="23114.3847945698">
                <text:p>23114.3847945698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572503183.74273">
                <text:p>1572503183.74273</text:p>
              </table:table-cell>
              <table:table-cell office:value-type="float" office:value="124.712715669459">
                <text:p>124.712715669459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572503214.40989">
                <text:p>1572503214.40989</text:p>
              </table:table-cell>
              <table:table-cell office:value-type="float" office:value="126.031723477">
                <text:p>126.031723477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572503245.03618">
                <text:p>1572503245.03618</text:p>
              </table:table-cell>
              <table:table-cell office:value-type="float" office:value="126.027546925364">
                <text:p>126.027546925364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572503275.65996">
                <text:p>1572503275.65996</text:p>
              </table:table-cell>
              <table:table-cell office:value-type="float" office:value="125.338305476655">
                <text:p>125.338305476655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572503306.2848">
                <text:p>1572503306.2848</text:p>
              </table:table-cell>
              <table:table-cell office:value-type="float" office:value="125.722319324874">
                <text:p>125.722319324874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572503336.90771">
                <text:p>1572503336.90771</text:p>
              </table:table-cell>
              <table:table-cell office:value-type="float" office:value="125.610713762184">
                <text:p>125.610713762184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572503367.52988">
                <text:p>1572503367.52988</text:p>
              </table:table-cell>
              <table:table-cell office:value-type="float" office:value="126.540913206968">
                <text:p>126.540913206968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572503398.16542">
                <text:p>1572503398.16542</text:p>
              </table:table-cell>
              <table:table-cell office:value-type="float" office:value="288.035394688558">
                <text:p>288.035394688558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572503428.78215">
                <text:p>1572503428.78215</text:p>
              </table:table-cell>
              <table:table-cell office:value-type="float" office:value="125.047332707976">
                <text:p>125.047332707976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572503459.47193">
                <text:p>1572503459.47193</text:p>
              </table:table-cell>
              <table:table-cell office:value-type="float" office:value="124.739915544258">
                <text:p>124.739915544258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572503490.20682">
                <text:p>1572503490.20682</text:p>
              </table:table-cell>
              <table:table-cell office:value-type="float" office:value="125.055552711545">
                <text:p>125.055552711545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572503520.83213">
                <text:p>1572503520.83213</text:p>
              </table:table-cell>
              <table:table-cell office:value-type="float" office:value="11334.8006916472">
                <text:p>11334.8006916472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1572503551.49463">
                <text:p>1572503551.49463</text:p>
              </table:table-cell>
              <table:table-cell office:value-type="float" office:value="125.533434027564">
                <text:p>125.533434027564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572503582.28622">
                <text:p>1572503582.28622</text:p>
              </table:table-cell>
              <table:table-cell office:value-type="float" office:value="124.126589192564">
                <text:p>124.126589192564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572503613.04674">
                <text:p>1572503613.04674</text:p>
              </table:table-cell>
              <table:table-cell office:value-type="float" office:value="123.91433465913">
                <text:p>123.91433465913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572503643.68122">
                <text:p>1572503643.68122</text:p>
              </table:table-cell>
              <table:table-cell office:value-type="float" office:value="83.5577261857981">
                <text:p>83.5577261857981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572503674.3536">
                <text:p>1572503674.3536</text:p>
              </table:table-cell>
              <table:table-cell office:value-type="float" office:value="125.19874458866">
                <text:p>125.19874458866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572503704.9951">
                <text:p>1572503704.9951</text:p>
              </table:table-cell>
              <table:table-cell office:value-type="float" office:value="124.939766209317">
                <text:p>124.939766209317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572503735.6556">
                <text:p>1572503735.6556</text:p>
              </table:table-cell>
              <table:table-cell office:value-type="float" office:value="125.275824673727">
                <text:p>125.275824673727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572503766.09191">
                <text:p>1572503766.09191</text:p>
              </table:table-cell>
              <table:table-cell office:value-type="float" office:value="125.77041658419">
                <text:p>125.77041658419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572503796.75194">
                <text:p>1572503796.75194</text:p>
              </table:table-cell>
              <table:table-cell office:value-type="float" office:value="125.807004375876">
                <text:p>125.807004375876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572503827.40188">
                <text:p>1572503827.40188</text:p>
              </table:table-cell>
              <table:table-cell office:value-type="float" office:value="1025.05102439641">
                <text:p>1025.05102439641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572503858.02935">
                <text:p>1572503858.02935</text:p>
              </table:table-cell>
              <table:table-cell office:value-type="float" office:value="1025.67586167837">
                <text:p>1025.67586167837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572503888.6634">
                <text:p>1572503888.6634</text:p>
              </table:table-cell>
              <table:table-cell office:value-type="float" office:value="289.016909918967">
                <text:p>289.016909918967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572503919.42009">
                <text:p>1572503919.42009</text:p>
              </table:table-cell>
              <table:table-cell office:value-type="float" office:value="126.05584085046">
                <text:p>126.05584085046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572504032.28124">
                <text:p>1572504032.28124</text:p>
              </table:table-cell>
              <table:table-cell office:value-type="float" office:value="-0.51347435401144">
                <text:p>-0.51347435401144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572504062.73691">
                <text:p>1572504062.73691</text:p>
              </table:table-cell>
              <table:table-cell office:value-type="float" office:value="-1.94340467412354">
                <text:p>-1.94340467412354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572504093.23708">
                <text:p>1572504093.23708</text:p>
              </table:table-cell>
              <table:table-cell office:value-type="float" office:value="-3.13354052357753">
                <text:p>-3.13354052357753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572504123.70611">
                <text:p>1572504123.70611</text:p>
              </table:table-cell>
              <table:table-cell office:value-type="float" office:value="-2.08399306256405">
                <text:p>-2.08399306256405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572504154.1653">
                <text:p>1572504154.1653</text:p>
              </table:table-cell>
              <table:table-cell office:value-type="float" office:value="-0.438520207590067">
                <text:p>-0.438520207590067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572504184.67282">
                <text:p>1572504184.67282</text:p>
              </table:table-cell>
              <table:table-cell office:value-type="float" office:value="-3.04906536056697">
                <text:p>-3.04906536056697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572504215.13635">
                <text:p>1572504215.13635</text:p>
              </table:table-cell>
              <table:table-cell office:value-type="float" office:value="-0.741759357039093">
                <text:p>-0.741759357039093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572504245.58375">
                <text:p>1572504245.58375</text:p>
              </table:table-cell>
              <table:table-cell office:value-type="float" office:value="0.106223963081779">
                <text:p>0.106223963081779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572504276.05279">
                <text:p>1572504276.05279</text:p>
              </table:table-cell>
              <table:table-cell office:value-type="float" office:value="-1.92757677935128">
                <text:p>-1.92757677935128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572504306.36229">
                <text:p>1572504306.36229</text:p>
              </table:table-cell>
              <table:table-cell office:value-type="float" office:value="-2.27404627319213">
                <text:p>-2.27404627319213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572504336.81771">
                <text:p>1572504336.81771</text:p>
              </table:table-cell>
              <table:table-cell office:value-type="float" office:value="-1.25889119009989">
                <text:p>-1.25889119009989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572504367.26235">
                <text:p>1572504367.26235</text:p>
              </table:table-cell>
              <table:table-cell office:value-type="float" office:value="-2.17162312730023">
                <text:p>-2.17162312730023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572504397.69928">
                <text:p>1572504397.69928</text:p>
              </table:table-cell>
              <table:table-cell office:value-type="float" office:value="0.443447415541783">
                <text:p>0.443447415541783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572504428.13705">
                <text:p>1572504428.13705</text:p>
              </table:table-cell>
              <table:table-cell office:value-type="float" office:value="-1.33069482269791">
                <text:p>-1.33069482269791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572504458.57466">
                <text:p>1572504458.57466</text:p>
              </table:table-cell>
              <table:table-cell office:value-type="float" office:value="-0.712161493654967">
                <text:p>-0.712161493654967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572504488.99576">
                <text:p>1572504488.99576</text:p>
              </table:table-cell>
              <table:table-cell office:value-type="float" office:value="-0.670025199560206">
                <text:p>-0.670025199560206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572504519.4109">
                <text:p>1572504519.4109</text:p>
              </table:table-cell>
              <table:table-cell office:value-type="float" office:value="-2.03178726409747">
                <text:p>-2.03178726409747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572504549.87573">
                <text:p>1572504549.87573</text:p>
              </table:table-cell>
              <table:table-cell office:value-type="float" office:value="-0.601786006232158">
                <text:p>-0.601786006232158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572504580.31122">
                <text:p>1572504580.31122</text:p>
              </table:table-cell>
              <table:table-cell office:value-type="float" office:value="-1.38351858406623">
                <text:p>-1.38351858406623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572504610.76264">
                <text:p>1572504610.76264</text:p>
              </table:table-cell>
              <table:table-cell office:value-type="float" office:value="-1.46004725608224">
                <text:p>-1.46004725608224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572504641.23784">
                <text:p>1572504641.23784</text:p>
              </table:table-cell>
              <table:table-cell office:value-type="float" office:value="-1.72875361473767">
                <text:p>-1.72875361473767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572504671.66845">
                <text:p>1572504671.66845</text:p>
              </table:table-cell>
              <table:table-cell office:value-type="float" office:value="-0.674615676642192">
                <text:p>-0.674615676642192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572504702.09008">
                <text:p>1572504702.09008</text:p>
              </table:table-cell>
              <table:table-cell office:value-type="float" office:value="-1.52739643656836">
                <text:p>-1.52739643656836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572504732.52501">
                <text:p>1572504732.52501</text:p>
              </table:table-cell>
              <table:table-cell office:value-type="float" office:value="-0.824314081493457">
                <text:p>-0.824314081493457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572504762.96097">
                <text:p>1572504762.96097</text:p>
              </table:table-cell>
              <table:table-cell office:value-type="float" office:value="-0.816027528073672">
                <text:p>-0.816027528073672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572504793.42944">
                <text:p>1572504793.42944</text:p>
              </table:table-cell>
              <table:table-cell office:value-type="float" office:value="-3.19862920308223">
                <text:p>-3.19862920308223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572504823.86196">
                <text:p>1572504823.86196</text:p>
              </table:table-cell>
              <table:table-cell office:value-type="float" office:value="-3.01200001885176">
                <text:p>-3.01200001885176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1572504854.06468">
                <text:p>1572504854.06468</text:p>
              </table:table-cell>
              <table:table-cell office:value-type="float" office:value="-2.8617516635838">
                <text:p>-2.8617516635838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1572504884.51814">
                <text:p>1572504884.51814</text:p>
              </table:table-cell>
              <table:table-cell office:value-type="float" office:value="-1.32178591847411">
                <text:p>-1.32178591847411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1572504914.97971">
                <text:p>1572504914.97971</text:p>
              </table:table-cell>
              <table:table-cell office:value-type="float" office:value="-0.464691119308399">
                <text:p>-0.464691119308399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1572504945.42082">
                <text:p>1572504945.42082</text:p>
              </table:table-cell>
              <table:table-cell office:value-type="float" office:value="-1.33480628711641">
                <text:p>-1.33480628711641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1572504975.85416">
                <text:p>1572504975.85416</text:p>
              </table:table-cell>
              <table:table-cell office:value-type="float" office:value="-1.13104673245923">
                <text:p>-1.13104673245923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572505006.29298">
                <text:p>1572505006.29298</text:p>
              </table:table-cell>
              <table:table-cell office:value-type="float" office:value="-2.21923698605073">
                <text:p>-2.21923698605073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572505036.7399">
                <text:p>1572505036.7399</text:p>
              </table:table-cell>
              <table:table-cell office:value-type="float" office:value="-1.53307950131332">
                <text:p>-1.53307950131332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572505067.18048">
                <text:p>1572505067.18048</text:p>
              </table:table-cell>
              <table:table-cell office:value-type="float" office:value="-1.29794644549043">
                <text:p>-1.29794644549043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1572505097.62735">
                <text:p>1572505097.62735</text:p>
              </table:table-cell>
              <table:table-cell office:value-type="float" office:value="-2.38024374634548">
                <text:p>-2.38024374634548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572505128.07521">
                <text:p>1572505128.07521</text:p>
              </table:table-cell>
              <table:table-cell office:value-type="float" office:value="-1.28369453894689">
                <text:p>-1.28369453894689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572505158.53662">
                <text:p>1572505158.53662</text:p>
              </table:table-cell>
              <table:table-cell office:value-type="float" office:value="-0.618707951301472">
                <text:p>-0.618707951301472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572505189.01087">
                <text:p>1572505189.01087</text:p>
              </table:table-cell>
              <table:table-cell office:value-type="float" office:value="-1.29774094540121">
                <text:p>-1.29774094540121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572505219.23463">
                <text:p>1572505219.23463</text:p>
              </table:table-cell>
              <table:table-cell office:value-type="float" office:value="-0.749498885310347">
                <text:p>-0.749498885310347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572505249.68206">
                <text:p>1572505249.68206</text:p>
              </table:table-cell>
              <table:table-cell office:value-type="float" office:value="-2.70972328263197">
                <text:p>-2.70972328263197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572505280.12714">
                <text:p>1572505280.12714</text:p>
              </table:table-cell>
              <table:table-cell office:value-type="float" office:value="-0.380628419110358">
                <text:p>-0.380628419110358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572505310.58155">
                <text:p>1572505310.58155</text:p>
              </table:table-cell>
              <table:table-cell office:value-type="float" office:value="-2.45382594199327">
                <text:p>-2.45382594199327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572505341.06349">
                <text:p>1572505341.06349</text:p>
              </table:table-cell>
              <table:table-cell office:value-type="float" office:value="-1.14235362526863">
                <text:p>-1.14235362526863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572505371.51873">
                <text:p>1572505371.51873</text:p>
              </table:table-cell>
              <table:table-cell office:value-type="float" office:value="-2.55070058547621">
                <text:p>-2.55070058547621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572505401.95697">
                <text:p>1572505401.95697</text:p>
              </table:table-cell>
              <table:table-cell office:value-type="float" office:value="-2.12544338127201">
                <text:p>-2.12544338127201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572505432.40975">
                <text:p>1572505432.40975</text:p>
              </table:table-cell>
              <table:table-cell office:value-type="float" office:value="-0.745388883525933">
                <text:p>-0.745388883525933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572505462.89152">
                <text:p>1572505462.89152</text:p>
              </table:table-cell>
              <table:table-cell office:value-type="float" office:value="-2.87243913085736">
                <text:p>-2.87243913085736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1572505493.33183">
                <text:p>1572505493.33183</text:p>
              </table:table-cell>
              <table:table-cell office:value-type="float" office:value="-0.428518715703299">
                <text:p>-0.428518715703299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1572505523.80477">
                <text:p>1572505523.80477</text:p>
              </table:table-cell>
              <table:table-cell office:value-type="float" office:value="-2.02377129798378">
                <text:p>-2.02377129798378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1572505554.24885">
                <text:p>1572505554.24885</text:p>
              </table:table-cell>
              <table:table-cell office:value-type="float" office:value="-1.49444255927166">
                <text:p>-1.49444255927166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1572505584.69607">
                <text:p>1572505584.69607</text:p>
              </table:table-cell>
              <table:table-cell office:value-type="float" office:value="-1.22539028765466">
                <text:p>-1.22539028765466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1572505615.14986">
                <text:p>1572505615.14986</text:p>
              </table:table-cell>
              <table:table-cell office:value-type="float" office:value="-1.78253540143296">
                <text:p>-1.78253540143296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572505645.61303">
                <text:p>1572505645.61303</text:p>
              </table:table-cell>
              <table:table-cell office:value-type="float" office:value="-0.558486186721204">
                <text:p>-0.558486186721204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1572505676.05575">
                <text:p>1572505676.05575</text:p>
              </table:table-cell>
              <table:table-cell office:value-type="float" office:value="-1.28033852503432">
                <text:p>-1.28033852503432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1572505706.5295">
                <text:p>1572505706.5295</text:p>
              </table:table-cell>
              <table:table-cell office:value-type="float" office:value="-0.30903028660156">
                <text:p>-0.30903028660156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1572505737.00335">
                <text:p>1572505737.00335</text:p>
              </table:table-cell>
              <table:table-cell office:value-type="float" office:value="-1.59940118135334">
                <text:p>-1.59940118135334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1572505767.21732">
                <text:p>1572505767.21732</text:p>
              </table:table-cell>
              <table:table-cell office:value-type="float" office:value="-3.7296034051422">
                <text:p>-3.7296034051422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1572505797.66484">
                <text:p>1572505797.66484</text:p>
              </table:table-cell>
              <table:table-cell office:value-type="float" office:value="-2.63524814887408">
                <text:p>-2.63524814887408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1572505828.12141">
                <text:p>1572505828.12141</text:p>
              </table:table-cell>
              <table:table-cell office:value-type="float" office:value="-0.618709413935559">
                <text:p>-0.618709413935559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1572505858.60258">
                <text:p>1572505858.60258</text:p>
              </table:table-cell>
              <table:table-cell office:value-type="float" office:value="-3.60497893644403">
                <text:p>-3.60497893644403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1572505889.0437">
                <text:p>1572505889.0437</text:p>
              </table:table-cell>
              <table:table-cell office:value-type="float" office:value="-0.371307052074035">
                <text:p>-0.371307052074035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1572505919.49206">
                <text:p>1572505919.49206</text:p>
              </table:table-cell>
              <table:table-cell office:value-type="float" office:value="-1.48231220347129">
                <text:p>-1.48231220347129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1572505949.93467">
                <text:p>1572505949.93467</text:p>
              </table:table-cell>
              <table:table-cell office:value-type="float" office:value="-1.80398127373331">
                <text:p>-1.80398127373331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1572505980.37658">
                <text:p>1572505980.37658</text:p>
              </table:table-cell>
              <table:table-cell office:value-type="float" office:value="-0.548072232021907">
                <text:p>-0.548072232021907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1572506010.81462">
                <text:p>1572506010.81462</text:p>
              </table:table-cell>
              <table:table-cell office:value-type="float" office:value="-1.20264340233395">
                <text:p>-1.20264340233395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1572506041.25319">
                <text:p>1572506041.25319</text:p>
              </table:table-cell>
              <table:table-cell office:value-type="float" office:value="-0.695510135891744">
                <text:p>-0.695510135891744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1572506071.67752">
                <text:p>1572506071.67752</text:p>
              </table:table-cell>
              <table:table-cell office:value-type="float" office:value="0.153911684853673">
                <text:p>0.153911684853673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1572506102.12769">
                <text:p>1572506102.12769</text:p>
              </table:table-cell>
              <table:table-cell office:value-type="float" office:value="-0.419679286598635">
                <text:p>-0.419679286598635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1572506132.58045">
                <text:p>1572506132.58045</text:p>
              </table:table-cell>
              <table:table-cell office:value-type="float" office:value="-0.917356623668511">
                <text:p>-0.917356623668511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1572506163.06703">
                <text:p>1572506163.06703</text:p>
              </table:table-cell>
              <table:table-cell office:value-type="float" office:value="-1.59919421863003">
                <text:p>-1.59919421863003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1572506193.51325">
                <text:p>1572506193.51325</text:p>
              </table:table-cell>
              <table:table-cell office:value-type="float" office:value="-1.6090611481808">
                <text:p>-1.6090611481808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1572506223.98825">
                <text:p>1572506223.98825</text:p>
              </table:table-cell>
              <table:table-cell office:value-type="float" office:value="-0.559102686988866">
                <text:p>-0.559102686988866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572506254.46188">
                <text:p>1572506254.46188</text:p>
              </table:table-cell>
              <table:table-cell office:value-type="float" office:value="-1.57034888048365">
                <text:p>-1.57034888048365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1572506284.60064">
                <text:p>1572506284.60064</text:p>
              </table:table-cell>
              <table:table-cell office:value-type="float" office:value="-2.45457700459693">
                <text:p>-2.45457700459693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1572506315.067">
                <text:p>1572506315.067</text:p>
              </table:table-cell>
              <table:table-cell office:value-type="float" office:value="-2.25027188742532">
                <text:p>-2.25027188742532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1572506345.5232">
                <text:p>1572506345.5232</text:p>
              </table:table-cell>
              <table:table-cell office:value-type="float" office:value="-0.935032556609663">
                <text:p>-0.935032556609663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1572506375.97098">
                <text:p>1572506375.97098</text:p>
              </table:table-cell>
              <table:table-cell office:value-type="float" office:value="-3.13778947560021">
                <text:p>-3.13778947560021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1572506406.42658">
                <text:p>1572506406.42658</text:p>
              </table:table-cell>
              <table:table-cell office:value-type="float" office:value="-0.0216175692907011">
                <text:p>-0.0216175692907011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1572506436.85759">
                <text:p>1572506436.85759</text:p>
              </table:table-cell>
              <table:table-cell office:value-type="float" office:value="-2.22320950023097">
                <text:p>-2.22320950023097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1572506467.31624">
                <text:p>1572506467.31624</text:p>
              </table:table-cell>
              <table:table-cell office:value-type="float" office:value="-2.74137175900604">
                <text:p>-2.74137175900604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1572506497.76389">
                <text:p>1572506497.76389</text:p>
              </table:table-cell>
              <table:table-cell office:value-type="float" office:value="-2.82427385905606">
                <text:p>-2.82427385905606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1572506528.20458">
                <text:p>1572506528.20458</text:p>
              </table:table-cell>
              <table:table-cell office:value-type="float" office:value="-1.66393991044133">
                <text:p>-1.66393991044133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1572506558.67299">
                <text:p>1572506558.67299</text:p>
              </table:table-cell>
              <table:table-cell office:value-type="float" office:value="-2.49335582214503">
                <text:p>-2.49335582214503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1572506589.12486">
                <text:p>1572506589.12486</text:p>
              </table:table-cell>
              <table:table-cell office:value-type="float" office:value="-2.70184041622019">
                <text:p>-2.70184041622019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1572506619.59516">
                <text:p>1572506619.59516</text:p>
              </table:table-cell>
              <table:table-cell office:value-type="float" office:value="-1.73286361652208">
                <text:p>-1.73286361652208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1572506650.058">
                <text:p>1572506650.058</text:p>
              </table:table-cell>
              <table:table-cell office:value-type="float" office:value="0.199610955584317">
                <text:p>0.199610955584317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1572506680.49462">
                <text:p>1572506680.49462</text:p>
              </table:table-cell>
              <table:table-cell office:value-type="float" office:value="-3.68205463360857">
                <text:p>-3.68205463360857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1572506710.94328">
                <text:p>1572506710.94328</text:p>
              </table:table-cell>
              <table:table-cell office:value-type="float" office:value="-1.19914843818311">
                <text:p>-1.19914843818311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1572506741.41592">
                <text:p>1572506741.41592</text:p>
              </table:table-cell>
              <table:table-cell office:value-type="float" office:value="-1.48717619312754">
                <text:p>-1.48717619312754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1572506771.8613">
                <text:p>1572506771.8613</text:p>
              </table:table-cell>
              <table:table-cell office:value-type="float" office:value="-1.83802920132707">
                <text:p>-1.83802920132707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1572506802.32718">
                <text:p>1572506802.32718</text:p>
              </table:table-cell>
              <table:table-cell office:value-type="float" office:value="-2.14579081537304">
                <text:p>-2.14579081537304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1572506832.50861">
                <text:p>1572506832.50861</text:p>
              </table:table-cell>
              <table:table-cell office:value-type="float" office:value="-1.93655077079195">
                <text:p>-1.93655077079195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1572506862.97404">
                <text:p>1572506862.97404</text:p>
              </table:table-cell>
              <table:table-cell office:value-type="float" office:value="-2.29837060937565">
                <text:p>-2.29837060937565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1572506893.4443">
                <text:p>1572506893.4443</text:p>
              </table:table-cell>
              <table:table-cell office:value-type="float" office:value="-0.951338001411316">
                <text:p>-0.951338001411316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1572506923.87728">
                <text:p>1572506923.87728</text:p>
              </table:table-cell>
              <table:table-cell office:value-type="float" office:value="-1.69997921434451">
                <text:p>-1.69997921434451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1572506954.33296">
                <text:p>1572506954.33296</text:p>
              </table:table-cell>
              <table:table-cell office:value-type="float" office:value="-3.2991348356861">
                <text:p>-3.2991348356861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1572506984.78361">
                <text:p>1572506984.78361</text:p>
              </table:table-cell>
              <table:table-cell office:value-type="float" office:value="-0.299643832348367">
                <text:p>-0.299643832348367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1572507015.26049">
                <text:p>1572507015.26049</text:p>
              </table:table-cell>
              <table:table-cell office:value-type="float" office:value="-2.01719090722646">
                <text:p>-2.01719090722646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1572507045.71072">
                <text:p>1572507045.71072</text:p>
              </table:table-cell>
              <table:table-cell office:value-type="float" office:value="-1.53835741641619">
                <text:p>-1.53835741641619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1572507076.14687">
                <text:p>1572507076.14687</text:p>
              </table:table-cell>
              <table:table-cell office:value-type="float" office:value="-1.76951649542475">
                <text:p>-1.76951649542475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1572507106.59511">
                <text:p>1572507106.59511</text:p>
              </table:table-cell>
              <table:table-cell office:value-type="float" office:value="-1.44538142409209">
                <text:p>-1.44538142409209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1572507137.07738">
                <text:p>1572507137.07738</text:p>
              </table:table-cell>
              <table:table-cell office:value-type="float" office:value="-0.716270032805294">
                <text:p>-0.716270032805294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1572507167.53469">
                <text:p>1572507167.53469</text:p>
              </table:table-cell>
              <table:table-cell office:value-type="float" office:value="-1.79384083160827">
                <text:p>-1.79384083160827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1572507197.98519">
                <text:p>1572507197.98519</text:p>
              </table:table-cell>
              <table:table-cell office:value-type="float" office:value="-0.113425648296344">
                <text:p>-0.113425648296344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1572507228.45707">
                <text:p>1572507228.45707</text:p>
              </table:table-cell>
              <table:table-cell office:value-type="float" office:value="-1.65421193112882">
                <text:p>-1.65421193112882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1572507258.90377">
                <text:p>1572507258.90377</text:p>
              </table:table-cell>
              <table:table-cell office:value-type="float" office:value="-3.03220850271452">
                <text:p>-3.03220850271452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1572507289.35145">
                <text:p>1572507289.35145</text:p>
              </table:table-cell>
              <table:table-cell office:value-type="float" office:value="-0.571295204737931">
                <text:p>-0.571295204737931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1572507319.80934">
                <text:p>1572507319.80934</text:p>
              </table:table-cell>
              <table:table-cell office:value-type="float" office:value="-3.57777759901143">
                <text:p>-3.57777759901143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1572507350.26718">
                <text:p>1572507350.26718</text:p>
              </table:table-cell>
              <table:table-cell office:value-type="float" office:value="-0.626105954513416">
                <text:p>-0.626105954513416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1572507380.446">
                <text:p>1572507380.446</text:p>
              </table:table-cell>
              <table:table-cell office:value-type="float" office:value="0.441528439619666">
                <text:p>0.441528439619666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1572507410.91065">
                <text:p>1572507410.91065</text:p>
              </table:table-cell>
              <table:table-cell office:value-type="float" office:value="-1.57336483197101">
                <text:p>-1.57336483197101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1572507441.36644">
                <text:p>1572507441.36644</text:p>
              </table:table-cell>
              <table:table-cell office:value-type="float" office:value="-1.46723975920496">
                <text:p>-1.46723975920496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1572507471.82751">
                <text:p>1572507471.82751</text:p>
              </table:table-cell>
              <table:table-cell office:value-type="float" office:value="-1.27108663311713">
                <text:p>-1.27108663311713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1572507502.27101">
                <text:p>1572507502.27101</text:p>
              </table:table-cell>
              <table:table-cell office:value-type="float" office:value="-1.19462743622025">
                <text:p>-1.19462743622025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1572507532.75063">
                <text:p>1572507532.75063</text:p>
              </table:table-cell>
              <table:table-cell office:value-type="float" office:value="-1.57363834454527">
                <text:p>-1.57363834454527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1572507563.22901">
                <text:p>1572507563.22901</text:p>
              </table:table-cell>
              <table:table-cell office:value-type="float" office:value="-0.626519879960032">
                <text:p>-0.626519879960032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1572507593.69598">
                <text:p>1572507593.69598</text:p>
              </table:table-cell>
              <table:table-cell office:value-type="float" office:value="-1.68565783268185">
                <text:p>-1.68565783268185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1572507624.14606">
                <text:p>1572507624.14606</text:p>
              </table:table-cell>
              <table:table-cell office:value-type="float" office:value="-1.42866790438017">
                <text:p>-1.42866790438017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1572507654.59837">
                <text:p>1572507654.59837</text:p>
              </table:table-cell>
              <table:table-cell office:value-type="float" office:value="-1.97738605186634">
                <text:p>-1.97738605186634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1572507685.07756">
                <text:p>1572507685.07756</text:p>
              </table:table-cell>
              <table:table-cell office:value-type="float" office:value="-1.55835893755564">
                <text:p>-1.55835893755564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1572507715.53512">
                <text:p>1572507715.53512</text:p>
              </table:table-cell>
              <table:table-cell office:value-type="float" office:value="-3.02494798710675">
                <text:p>-3.02494798710675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1572507745.96458">
                <text:p>1572507745.96458</text:p>
              </table:table-cell>
              <table:table-cell office:value-type="float" office:value="-2.04233578113277">
                <text:p>-2.04233578113277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1572507776.40879">
                <text:p>1572507776.40879</text:p>
              </table:table-cell>
              <table:table-cell office:value-type="float" office:value="-0.715514582299369">
                <text:p>-0.715514582299369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1572507806.84988">
                <text:p>1572507806.84988</text:p>
              </table:table-cell>
              <table:table-cell office:value-type="float" office:value="-1.66393698517315">
                <text:p>-1.66393698517315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1572507837.32372">
                <text:p>1572507837.32372</text:p>
              </table:table-cell>
              <table:table-cell office:value-type="float" office:value="-0.503607424460674">
                <text:p>-0.503607424460674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1572507867.77075">
                <text:p>1572507867.77075</text:p>
              </table:table-cell>
              <table:table-cell office:value-type="float" office:value="-1.00511832547252">
                <text:p>-1.00511832547252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1572507898.22938">
                <text:p>1572507898.22938</text:p>
              </table:table-cell>
              <table:table-cell office:value-type="float" office:value="-1.08356597341065">
                <text:p>-1.08356597341065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1572507928.44522">
                <text:p>1572507928.44522</text:p>
              </table:table-cell>
              <table:table-cell office:value-type="float" office:value="-2.79213905684807">
                <text:p>-2.79213905684807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1572507958.899">
                <text:p>1572507958.899</text:p>
              </table:table-cell>
              <table:table-cell office:value-type="float" office:value="-1.74601708486629">
                <text:p>-1.74601708486629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1572507989.37643">
                <text:p>1572507989.37643</text:p>
              </table:table-cell>
              <table:table-cell office:value-type="float" office:value="-1.22093437290867">
                <text:p>-1.22093437290867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1572508019.80919">
                <text:p>1572508019.80919</text:p>
              </table:table-cell>
              <table:table-cell office:value-type="float" office:value="-1.03430518867821">
                <text:p>-1.03430518867821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1572508050.31196">
                <text:p>1572508050.31196</text:p>
              </table:table-cell>
              <table:table-cell office:value-type="float" office:value="0.105543838231334">
                <text:p>0.105543838231334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1572508080.78502">
                <text:p>1572508080.78502</text:p>
              </table:table-cell>
              <table:table-cell office:value-type="float" office:value="-3.51837637215395">
                <text:p>-3.51837637215395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1572508111.24667">
                <text:p>1572508111.24667</text:p>
              </table:table-cell>
              <table:table-cell office:value-type="float" office:value="-0.0547103968256653">
                <text:p>-0.0547103968256653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1572508141.70288">
                <text:p>1572508141.70288</text:p>
              </table:table-cell>
              <table:table-cell office:value-type="float" office:value="-1.24840922291555">
                <text:p>-1.24840922291555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1572508172.15895">
                <text:p>1572508172.15895</text:p>
              </table:table-cell>
              <table:table-cell office:value-type="float" office:value="-0.89878628998317">
                <text:p>-0.89878628998317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1572508202.63834">
                <text:p>1572508202.63834</text:p>
              </table:table-cell>
              <table:table-cell office:value-type="float" office:value="-1.27183915835488">
                <text:p>-1.27183915835488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1572508233.12776">
                <text:p>1572508233.12776</text:p>
              </table:table-cell>
              <table:table-cell office:value-type="float" office:value="-3.34072117936415">
                <text:p>-3.34072117936415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1572508263.60695">
                <text:p>1572508263.60695</text:p>
              </table:table-cell>
              <table:table-cell office:value-type="float" office:value="-3.9816598686685">
                <text:p>-3.9816598686685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1572508294.05307">
                <text:p>1572508294.05307</text:p>
              </table:table-cell>
              <table:table-cell office:value-type="float" office:value="-0.409058369176031">
                <text:p>-0.409058369176031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1572508324.51011">
                <text:p>1572508324.51011</text:p>
              </table:table-cell>
              <table:table-cell office:value-type="float" office:value="-3.62991684762704">
                <text:p>-3.62991684762704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1572508354.96381">
                <text:p>1572508354.96381</text:p>
              </table:table-cell>
              <table:table-cell office:value-type="float" office:value="-1.46477375813431">
                <text:p>-1.46477375813431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1572508385.42128">
                <text:p>1572508385.42128</text:p>
              </table:table-cell>
              <table:table-cell office:value-type="float" office:value="-2.95965527014693">
                <text:p>-2.95965527014693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1572508415.86215">
                <text:p>1572508415.86215</text:p>
              </table:table-cell>
              <table:table-cell office:value-type="float" office:value="-1.42380098945574">
                <text:p>-1.42380098945574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1572508446.14509">
                <text:p>1572508446.14509</text:p>
              </table:table-cell>
              <table:table-cell office:value-type="float" office:value="-0.0683414151992748">
                <text:p>-0.0683414151992748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1572508476.60414">
                <text:p>1572508476.60414</text:p>
              </table:table-cell>
              <table:table-cell office:value-type="float" office:value="-1.36741425145154">
                <text:p>-1.36741425145154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1572508507.05439">
                <text:p>1572508507.05439</text:p>
              </table:table-cell>
              <table:table-cell office:value-type="float" office:value="-1.92915276758">
                <text:p>-1.92915276758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1572508537.52422">
                <text:p>1572508537.52422</text:p>
              </table:table-cell>
              <table:table-cell office:value-type="float" office:value="-2.05809566341998">
                <text:p>-2.05809566341998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1572508567.99668">
                <text:p>1572508567.99668</text:p>
              </table:table-cell>
              <table:table-cell office:value-type="float" office:value="-1.52437755981283">
                <text:p>-1.52437755981283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1572508598.47924">
                <text:p>1572508598.47924</text:p>
              </table:table-cell>
              <table:table-cell office:value-type="float" office:value="-1.61831011482981">
                <text:p>-1.61831011482981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1572508628.9872">
                <text:p>1572508628.9872</text:p>
              </table:table-cell>
              <table:table-cell office:value-type="float" office:value="-0.564719201882869">
                <text:p>-0.564719201882869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1572508659.45231">
                <text:p>1572508659.45231</text:p>
              </table:table-cell>
              <table:table-cell office:value-type="float" office:value="-1.04485663098168">
                <text:p>-1.04485663098168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1572508689.92727">
                <text:p>1572508689.92727</text:p>
              </table:table-cell>
              <table:table-cell office:value-type="float" office:value="-0.973672423919499">
                <text:p>-0.973672423919499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1572508720.42436">
                <text:p>1572508720.42436</text:p>
              </table:table-cell>
              <table:table-cell office:value-type="float" office:value="-2.2881592294974">
                <text:p>-2.2881592294974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1572508750.92505">
                <text:p>1572508750.92505</text:p>
              </table:table-cell>
              <table:table-cell office:value-type="float" office:value="0.0451801981446286">
                <text:p>0.0451801981446286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1572508781.42919">
                <text:p>1572508781.42919</text:p>
              </table:table-cell>
              <table:table-cell office:value-type="float" office:value="163.269200160175">
                <text:p>163.269200160175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1572508811.74886">
                <text:p>1572508811.74886</text:p>
              </table:table-cell>
              <table:table-cell office:value-type="float" office:value="-1.98375801726627">
                <text:p>-1.98375801726627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1572508842.25447">
                <text:p>1572508842.25447</text:p>
              </table:table-cell>
              <table:table-cell office:value-type="float" office:value="-2.08179764879949">
                <text:p>-2.08179764879949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1572508872.75232">
                <text:p>1572508872.75232</text:p>
              </table:table-cell>
              <table:table-cell office:value-type="float" office:value="-2.19210366110317">
                <text:p>-2.19210366110317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1572508903.2489">
                <text:p>1572508903.2489</text:p>
              </table:table-cell>
              <table:table-cell office:value-type="float" office:value="-3.19129628708715">
                <text:p>-3.19129628708715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1572508933.75176">
                <text:p>1572508933.75176</text:p>
              </table:table-cell>
              <table:table-cell office:value-type="float" office:value="-1.61132164916222">
                <text:p>-1.61132164916222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1572508964.2101">
                <text:p>1572508964.2101</text:p>
              </table:table-cell>
              <table:table-cell office:value-type="float" office:value="-0.665912272507618">
                <text:p>-0.665912272507618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1572508994.67977">
                <text:p>1572508994.67977</text:p>
              </table:table-cell>
              <table:table-cell office:value-type="float" office:value="-0.799513657914626">
                <text:p>-0.799513657914626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1572509025.13478">
                <text:p>1572509025.13478</text:p>
              </table:table-cell>
              <table:table-cell office:value-type="float" office:value="-2.4530024790023">
                <text:p>-2.4530024790023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1572509055.62883">
                <text:p>1572509055.62883</text:p>
              </table:table-cell>
              <table:table-cell office:value-type="float" office:value="-1.09877736791524">
                <text:p>-1.09877736791524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1572509086.10437">
                <text:p>1572509086.10437</text:p>
              </table:table-cell>
              <table:table-cell office:value-type="float" office:value="-1.59645324235103">
                <text:p>-1.59645324235103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1572509116.61037">
                <text:p>1572509116.61037</text:p>
              </table:table-cell>
              <table:table-cell office:value-type="float" office:value="-3.99317226156712">
                <text:p>-3.99317226156712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1572509147.1196">
                <text:p>1572509147.1196</text:p>
              </table:table-cell>
              <table:table-cell office:value-type="float" office:value="-0.234762115566981">
                <text:p>-0.234762115566981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1572509177.59084">
                <text:p>1572509177.59084</text:p>
              </table:table-cell>
              <table:table-cell office:value-type="float" office:value="-1.70011377668051">
                <text:p>-1.70011377668051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1572509208.03835">
                <text:p>1572509208.03835</text:p>
              </table:table-cell>
              <table:table-cell office:value-type="float" office:value="-1.45134385194766">
                <text:p>-1.45134385194766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1572509238.50804">
                <text:p>1572509238.50804</text:p>
              </table:table-cell>
              <table:table-cell office:value-type="float" office:value="-2.33378902510891">
                <text:p>-2.33378902510891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1572509269.01404">
                <text:p>1572509269.01404</text:p>
              </table:table-cell>
              <table:table-cell office:value-type="float" office:value="-2.37791084497675">
                <text:p>-2.37791084497675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1572509299.51746">
                <text:p>1572509299.51746</text:p>
              </table:table-cell>
              <table:table-cell office:value-type="float" office:value="10876.7251880379">
                <text:p>10876.7251880379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1572509329.98737">
                <text:p>1572509329.98737</text:p>
              </table:table-cell>
              <table:table-cell office:value-type="float" office:value="-1.59412472888456">
                <text:p>-1.59412472888456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1572509360.22601">
                <text:p>1572509360.22601</text:p>
              </table:table-cell>
              <table:table-cell office:value-type="float" office:value="-2.56433599175208">
                <text:p>-2.56433599175208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1572509390.72144">
                <text:p>1572509390.72144</text:p>
              </table:table-cell>
              <table:table-cell office:value-type="float" office:value="-1.65701945725878">
                <text:p>-1.65701945725878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1572509421.19245">
                <text:p>1572509421.19245</text:p>
              </table:table-cell>
              <table:table-cell office:value-type="float" office:value="-0.169055473160538">
                <text:p>-0.169055473160538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1572509451.69311">
                <text:p>1572509451.69311</text:p>
              </table:table-cell>
              <table:table-cell office:value-type="float" office:value="-3.05708132668066">
                <text:p>-3.05708132668066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1572509482.19679">
                <text:p>1572509482.19679</text:p>
              </table:table-cell>
              <table:table-cell office:value-type="float" office:value="1.04501345785871">
                <text:p>1.045013457858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100" chart:maximum="500" chart:origin="0" chart:interval-major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horizontal-bar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0.91cm" svg:height="9.005cm" xlink:href=".." xlink:type="simple" chart:class="chart:scatter" chart:style-name="ch1">
        <chart:title svg:x="14.3cm" svg:y="0.316cm" chart:style-name="ch2">
          <text:p>Up to 500g</text:p>
        </chart:title>
        <chart:plot-area chart:style-name="ch3" table:cell-range-address="'coffee_data_2019-10-30'.A1:'coffee_data_2019-10-30'.B1606" svg:x="0.618cm" svg:y="1.275cm" svg:width="29.674cm" svg:height="7.55cm">
          <chartooo:coordinate-region svg:x="1.53cm" svg:y="1.475cm" svg:width="28.563cm" svg:height="6.22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coffee_data_2019-10-30'.B1:'coffee_data_2019-10-30'.B1606" chart:class="chart:scatter">
            <chart:domain table:cell-range-address="'coffee_data_2019-10-30'.A1:'coffee_data_2019-10-30'.A1606"/>
            <chart:data-point chart:repeated="160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72460346.39072">
                <text:p>1572460346.39072</text:p>
                <draw:g>
                  <svg:desc>'coffee_data_2019-10-30'.A1:'coffee_data_2019-10-30'.A1606</svg:desc>
                </draw:g>
              </table:table-cell>
              <table:table-cell office:value-type="float" office:value="766.321942257806">
                <text:p>766.321942257806</text:p>
                <draw:g>
                  <svg:desc>'coffee_data_2019-10-30'.B1:'coffee_data_2019-10-30'.B16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72460377.1311">
                <text:p>1572460377.1311</text:p>
              </table:table-cell>
              <table:table-cell office:value-type="float" office:value="125.504775175264">
                <text:p>125.5047751752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72460407.63686">
                <text:p>1572460407.63686</text:p>
              </table:table-cell>
              <table:table-cell office:value-type="float" office:value="122.221534621686">
                <text:p>122.2215346216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72460438.21331">
                <text:p>1572460438.21331</text:p>
              </table:table-cell>
              <table:table-cell office:value-type="float" office:value="124.406880344506">
                <text:p>124.4068803445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72460468.79237">
                <text:p>1572460468.79237</text:p>
              </table:table-cell>
              <table:table-cell office:value-type="float" office:value="124.598031993333">
                <text:p>124.59803199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72460499.35834">
                <text:p>1572460499.35834</text:p>
              </table:table-cell>
              <table:table-cell office:value-type="float" office:value="122.728387062384">
                <text:p>122.7283870623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72460529.96298">
                <text:p>1572460529.96298</text:p>
              </table:table-cell>
              <table:table-cell office:value-type="float" office:value="124.04609239427">
                <text:p>124.046092394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72460560.55179">
                <text:p>1572460560.55179</text:p>
              </table:table-cell>
              <table:table-cell office:value-type="float" office:value="124.240804094465">
                <text:p>124.2408040944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72460591.00007">
                <text:p>1572460591.00007</text:p>
              </table:table-cell>
              <table:table-cell office:value-type="float" office:value="123.754568212541">
                <text:p>123.7545682125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72460621.56841">
                <text:p>1572460621.56841</text:p>
              </table:table-cell>
              <table:table-cell office:value-type="float" office:value="123.707705416394">
                <text:p>123.7077054163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72460652.17887">
                <text:p>1572460652.17887</text:p>
              </table:table-cell>
              <table:table-cell office:value-type="float" office:value="124.558908725457">
                <text:p>124.5589087254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72460682.75605">
                <text:p>1572460682.75605</text:p>
              </table:table-cell>
              <table:table-cell office:value-type="float" office:value="124.708197592764">
                <text:p>124.7081975927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72460713.34466">
                <text:p>1572460713.34466</text:p>
              </table:table-cell>
              <table:table-cell office:value-type="float" office:value="124.826382083578">
                <text:p>124.8263820835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72460743.89903">
                <text:p>1572460743.89903</text:p>
              </table:table-cell>
              <table:table-cell office:value-type="float" office:value="124.451890714581">
                <text:p>124.4518907145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72460774.48708">
                <text:p>1572460774.48708</text:p>
              </table:table-cell>
              <table:table-cell office:value-type="float" office:value="123.953184414431">
                <text:p>123.9531844144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72460805.0822">
                <text:p>1572460805.0822</text:p>
              </table:table-cell>
              <table:table-cell office:value-type="float" office:value="124.088636763275">
                <text:p>124.0886367632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72460835.65495">
                <text:p>1572460835.65495</text:p>
              </table:table-cell>
              <table:table-cell office:value-type="float" office:value="122.395338698925">
                <text:p>122.3953386989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72460866.20801">
                <text:p>1572460866.20801</text:p>
              </table:table-cell>
              <table:table-cell office:value-type="float" office:value="126.385868874529">
                <text:p>126.3858688745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72460896.80621">
                <text:p>1572460896.80621</text:p>
              </table:table-cell>
              <table:table-cell office:value-type="float" office:value="123.817528028132">
                <text:p>123.8175280281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72460927.35995">
                <text:p>1572460927.35995</text:p>
              </table:table-cell>
              <table:table-cell office:value-type="float" office:value="123.981890802339">
                <text:p>123.9818908023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72460957.93697">
                <text:p>1572460957.93697</text:p>
              </table:table-cell>
              <table:table-cell office:value-type="float" office:value="124.519920019918">
                <text:p>124.5199200199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72460988.50184">
                <text:p>1572460988.50184</text:p>
              </table:table-cell>
              <table:table-cell office:value-type="float" office:value="124.357888684445">
                <text:p>124.3578886844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72461019.0431">
                <text:p>1572461019.0431</text:p>
              </table:table-cell>
              <table:table-cell office:value-type="float" office:value="125.175795128518">
                <text:p>125.1757951285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72461049.61585">
                <text:p>1572461049.61585</text:p>
              </table:table-cell>
              <table:table-cell office:value-type="float" office:value="125.004922901307">
                <text:p>125.0049229013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72461080.18502">
                <text:p>1572461080.18502</text:p>
              </table:table-cell>
              <table:table-cell office:value-type="float" office:value="123.70201211321">
                <text:p>123.702012113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72461110.57567">
                <text:p>1572461110.57567</text:p>
              </table:table-cell>
              <table:table-cell office:value-type="float" office:value="124.431881880271">
                <text:p>124.4318818802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72461141.1266">
                <text:p>1572461141.1266</text:p>
              </table:table-cell>
              <table:table-cell office:value-type="float" office:value="124.053416534461">
                <text:p>124.0534165344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72461171.67031">
                <text:p>1572461171.67031</text:p>
              </table:table-cell>
              <table:table-cell office:value-type="float" office:value="124.531841950361">
                <text:p>124.5318419503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72461202.2381">
                <text:p>1572461202.2381</text:p>
              </table:table-cell>
              <table:table-cell office:value-type="float" office:value="124.901812317394">
                <text:p>124.9018123173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72461232.78619">
                <text:p>1572461232.78619</text:p>
              </table:table-cell>
              <table:table-cell office:value-type="float" office:value="124.049509107497">
                <text:p>124.0495091074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72461263.37689">
                <text:p>1572461263.37689</text:p>
              </table:table-cell>
              <table:table-cell office:value-type="float" office:value="124.536568452413">
                <text:p>124.5365684524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72461293.92418">
                <text:p>1572461293.92418</text:p>
              </table:table-cell>
              <table:table-cell office:value-type="float" office:value="123.682690716921">
                <text:p>123.6826907169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72461324.50591">
                <text:p>1572461324.50591</text:p>
              </table:table-cell>
              <table:table-cell office:value-type="float" office:value="123.669262273369">
                <text:p>123.6692622733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72461355.06838">
                <text:p>1572461355.06838</text:p>
              </table:table-cell>
              <table:table-cell office:value-type="float" office:value="122.299074705174">
                <text:p>122.29907470517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72461385.62203">
                <text:p>1572461385.62203</text:p>
              </table:table-cell>
              <table:table-cell office:value-type="float" office:value="125.22703997639">
                <text:p>125.227039976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72461416.17831">
                <text:p>1572461416.17831</text:p>
              </table:table-cell>
              <table:table-cell office:value-type="float" office:value="124.104865419787">
                <text:p>124.1048654197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72461446.74676">
                <text:p>1572461446.74676</text:p>
              </table:table-cell>
              <table:table-cell office:value-type="float" office:value="124.067389077894">
                <text:p>124.0673890778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72461477.30224">
                <text:p>1572461477.30224</text:p>
              </table:table-cell>
              <table:table-cell office:value-type="float" office:value="125.544869632174">
                <text:p>125.5448696321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72461507.87115">
                <text:p>1572461507.87115</text:p>
              </table:table-cell>
              <table:table-cell office:value-type="float" office:value="123.807383198105">
                <text:p>123.8073831981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72461538.43124">
                <text:p>1572461538.43124</text:p>
              </table:table-cell>
              <table:table-cell office:value-type="float" office:value="125.641813750776">
                <text:p>125.6418137507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72461569.01392">
                <text:p>1572461569.01392</text:p>
              </table:table-cell>
              <table:table-cell office:value-type="float" office:value="124.216952920409">
                <text:p>124.2169529204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72461599.61047">
                <text:p>1572461599.61047</text:p>
              </table:table-cell>
              <table:table-cell office:value-type="float" office:value="126.484043068398">
                <text:p>126.4840430683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72461630.1722">
                <text:p>1572461630.1722</text:p>
              </table:table-cell>
              <table:table-cell office:value-type="float" office:value="127.017211221589">
                <text:p>127.0172112215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72461660.51835">
                <text:p>1572461660.51835</text:p>
              </table:table-cell>
              <table:table-cell office:value-type="float" office:value="125.28876825408">
                <text:p>125.288768254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72461691.08835">
                <text:p>1572461691.08835</text:p>
              </table:table-cell>
              <table:table-cell office:value-type="float" office:value="126.022400647329">
                <text:p>126.0224006473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72461721.65288">
                <text:p>1572461721.65288</text:p>
              </table:table-cell>
              <table:table-cell office:value-type="float" office:value="124.553966484877">
                <text:p>124.55396648487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72461752.21157">
                <text:p>1572461752.21157</text:p>
              </table:table-cell>
              <table:table-cell office:value-type="float" office:value="126.061316952482">
                <text:p>126.0613169524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72461782.82172">
                <text:p>1572461782.82172</text:p>
              </table:table-cell>
              <table:table-cell office:value-type="float" office:value="123.578823219869">
                <text:p>123.5788232198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72461813.38955">
                <text:p>1572461813.38955</text:p>
              </table:table-cell>
              <table:table-cell office:value-type="float" office:value="125.974374325766">
                <text:p>125.9743743257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72461844.12048">
                <text:p>1572461844.12048</text:p>
              </table:table-cell>
              <table:table-cell office:value-type="float" office:value="125.760616204491">
                <text:p>125.76061620449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72461874.78548">
                <text:p>1572461874.78548</text:p>
              </table:table-cell>
              <table:table-cell office:value-type="float" office:value="125.015125505381">
                <text:p>125.0151255053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72461905.35345">
                <text:p>1572461905.35345</text:p>
              </table:table-cell>
              <table:table-cell office:value-type="float" office:value="5543.83437611018">
                <text:p>5543.834376110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72461935.93504">
                <text:p>1572461935.93504</text:p>
              </table:table-cell>
              <table:table-cell office:value-type="float" office:value="124.657900531781">
                <text:p>124.65790053178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72461966.48717">
                <text:p>1572461966.48717</text:p>
              </table:table-cell>
              <table:table-cell office:value-type="float" office:value="124.989365593841">
                <text:p>124.9893655938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72461997.08016">
                <text:p>1572461997.08016</text:p>
              </table:table-cell>
              <table:table-cell office:value-type="float" office:value="124.663378096437">
                <text:p>124.6633780964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72462027.54734">
                <text:p>1572462027.54734</text:p>
              </table:table-cell>
              <table:table-cell office:value-type="float" office:value="124.700719875995">
                <text:p>124.7007198759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72462058.28456">
                <text:p>1572462058.28456</text:p>
              </table:table-cell>
              <table:table-cell office:value-type="float" office:value="123.141641159953">
                <text:p>123.1416411599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72462088.90993">
                <text:p>1572462088.90993</text:p>
              </table:table-cell>
              <table:table-cell office:value-type="float" office:value="127.205620431503">
                <text:p>127.2056204315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72462119.48977">
                <text:p>1572462119.48977</text:p>
              </table:table-cell>
              <table:table-cell office:value-type="float" office:value="21923.6952247597">
                <text:p>21923.695224759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72462150.08691">
                <text:p>1572462150.08691</text:p>
              </table:table-cell>
              <table:table-cell office:value-type="float" office:value="125.907094620399">
                <text:p>125.9070946203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72462180.65476">
                <text:p>1572462180.65476</text:p>
              </table:table-cell>
              <table:table-cell office:value-type="float" office:value="126.682385757714">
                <text:p>126.6823857577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72462211.27669">
                <text:p>1572462211.27669</text:p>
              </table:table-cell>
              <table:table-cell office:value-type="float" office:value="124.813490426735">
                <text:p>124.8134904267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72462241.89145">
                <text:p>1572462241.89145</text:p>
              </table:table-cell>
              <table:table-cell office:value-type="float" office:value="125.09980616848">
                <text:p>125.099806168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72462272.49199">
                <text:p>1572462272.49199</text:p>
              </table:table-cell>
              <table:table-cell office:value-type="float" office:value="123.642264973391">
                <text:p>123.64226497339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72462303.02934">
                <text:p>1572462303.02934</text:p>
              </table:table-cell>
              <table:table-cell office:value-type="float" office:value="124.72003980965">
                <text:p>124.7200398096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72462333.57856">
                <text:p>1572462333.57856</text:p>
              </table:table-cell>
              <table:table-cell office:value-type="float" office:value="125.554115673554">
                <text:p>125.55411567355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72462364.10975">
                <text:p>1572462364.10975</text:p>
              </table:table-cell>
              <table:table-cell office:value-type="float" office:value="124.945790799122">
                <text:p>124.94579079912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72462394.63552">
                <text:p>1572462394.63552</text:p>
              </table:table-cell>
              <table:table-cell office:value-type="float" office:value="125.539865229645">
                <text:p>125.53986522964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72462425.16458">
                <text:p>1572462425.16458</text:p>
              </table:table-cell>
              <table:table-cell office:value-type="float" office:value="122.615529484916">
                <text:p>122.6155294849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72462455.71553">
                <text:p>1572462455.71553</text:p>
              </table:table-cell>
              <table:table-cell office:value-type="float" office:value="124.966408820529">
                <text:p>124.96640882052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72462486.26948">
                <text:p>1572462486.26948</text:p>
              </table:table-cell>
              <table:table-cell office:value-type="float" office:value="125.807476075369">
                <text:p>125.80747607536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72462516.81267">
                <text:p>1572462516.81267</text:p>
              </table:table-cell>
              <table:table-cell office:value-type="float" office:value="125.277186386062">
                <text:p>125.2771863860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72462547.21481">
                <text:p>1572462547.21481</text:p>
              </table:table-cell>
              <table:table-cell office:value-type="float" office:value="125.381050957847">
                <text:p>125.38105095784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72462577.79178">
                <text:p>1572462577.79178</text:p>
              </table:table-cell>
              <table:table-cell office:value-type="float" office:value="124.746073233764">
                <text:p>124.74607323376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72462608.33169">
                <text:p>1572462608.33169</text:p>
              </table:table-cell>
              <table:table-cell office:value-type="float" office:value="125.816380591691">
                <text:p>125.81638059169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72462638.86388">
                <text:p>1572462638.86388</text:p>
              </table:table-cell>
              <table:table-cell office:value-type="float" office:value="125.489850457041">
                <text:p>125.48985045704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72462669.4211">
                <text:p>1572462669.4211</text:p>
              </table:table-cell>
              <table:table-cell office:value-type="float" office:value="123.162058069173">
                <text:p>123.16205806917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72462699.96064">
                <text:p>1572462699.96064</text:p>
              </table:table-cell>
              <table:table-cell office:value-type="float" office:value="124.473120848354">
                <text:p>124.47312084835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72462730.49192">
                <text:p>1572462730.49192</text:p>
              </table:table-cell>
              <table:table-cell office:value-type="float" office:value="124.938938358424">
                <text:p>124.9389383584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72462761.02575">
                <text:p>1572462761.02575</text:p>
              </table:table-cell>
              <table:table-cell office:value-type="float" office:value="125.443672173647">
                <text:p>125.44367217364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572462791.55442">
                <text:p>1572462791.55442</text:p>
              </table:table-cell>
              <table:table-cell office:value-type="float" office:value="125.040200904168">
                <text:p>125.04020090416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72462822.13226">
                <text:p>1572462822.13226</text:p>
              </table:table-cell>
              <table:table-cell office:value-type="float" office:value="125.231006640034">
                <text:p>125.23100664003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72462852.69805">
                <text:p>1572462852.69805</text:p>
              </table:table-cell>
              <table:table-cell office:value-type="float" office:value="123.395547124283">
                <text:p>123.39554712428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572462883.233">
                <text:p>1572462883.233</text:p>
              </table:table-cell>
              <table:table-cell office:value-type="float" office:value="124.720520284947">
                <text:p>124.72052028494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72462913.77049">
                <text:p>1572462913.77049</text:p>
              </table:table-cell>
              <table:table-cell office:value-type="float" office:value="125.119331602225">
                <text:p>125.1193316022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72462944.31336">
                <text:p>1572462944.31336</text:p>
              </table:table-cell>
              <table:table-cell office:value-type="float" office:value="124.63412468338">
                <text:p>124.6341246833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72462974.89682">
                <text:p>1572462974.89682</text:p>
              </table:table-cell>
              <table:table-cell office:value-type="float" office:value="125.255398988702">
                <text:p>125.25539898870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72463005.43838">
                <text:p>1572463005.43838</text:p>
              </table:table-cell>
              <table:table-cell office:value-type="float" office:value="123.8078592855">
                <text:p>123.80785928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72463035.97423">
                <text:p>1572463035.97423</text:p>
              </table:table-cell>
              <table:table-cell office:value-type="float" office:value="126.437518872043">
                <text:p>126.43751887204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72463066.50178">
                <text:p>1572463066.50178</text:p>
              </table:table-cell>
              <table:table-cell office:value-type="float" office:value="126.066384979593">
                <text:p>126.06638497959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72463096.79088">
                <text:p>1572463096.79088</text:p>
              </table:table-cell>
              <table:table-cell office:value-type="float" office:value="125.654004805891">
                <text:p>125.65400480589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572463127.33839">
                <text:p>1572463127.33839</text:p>
              </table:table-cell>
              <table:table-cell office:value-type="float" office:value="126.344133342174">
                <text:p>126.34413334217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72463157.88568">
                <text:p>1572463157.88568</text:p>
              </table:table-cell>
              <table:table-cell office:value-type="float" office:value="124.77759007307">
                <text:p>124.7775900730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72463188.45895">
                <text:p>1572463188.45895</text:p>
              </table:table-cell>
              <table:table-cell office:value-type="float" office:value="126.214439383731">
                <text:p>126.21443938373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72463219.11765">
                <text:p>1572463219.11765</text:p>
              </table:table-cell>
              <table:table-cell office:value-type="float" office:value="124.873302653771">
                <text:p>124.87330265377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72463249.75944">
                <text:p>1572463249.75944</text:p>
              </table:table-cell>
              <table:table-cell office:value-type="float" office:value="124.593428352544">
                <text:p>124.5934283525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572463280.4105">
                <text:p>1572463280.4105</text:p>
              </table:table-cell>
              <table:table-cell office:value-type="float" office:value="125.111864123894">
                <text:p>125.11186412389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72463311.02234">
                <text:p>1572463311.02234</text:p>
              </table:table-cell>
              <table:table-cell office:value-type="float" office:value="124.075127143531">
                <text:p>124.07512714353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72463341.69131">
                <text:p>1572463341.69131</text:p>
              </table:table-cell>
              <table:table-cell office:value-type="float" office:value="124.277859197742">
                <text:p>124.2778591977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72463372.3411">
                <text:p>1572463372.3411</text:p>
              </table:table-cell>
              <table:table-cell office:value-type="float" office:value="125.320963755602">
                <text:p>125.32096375560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72463403.15866">
                <text:p>1572463403.15866</text:p>
              </table:table-cell>
              <table:table-cell office:value-type="float" office:value="125.335830699779">
                <text:p>125.33583069977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72463433.84377">
                <text:p>1572463433.84377</text:p>
              </table:table-cell>
              <table:table-cell office:value-type="float" office:value="124.815132964815">
                <text:p>124.81513296481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72463464.51747">
                <text:p>1572463464.51747</text:p>
              </table:table-cell>
              <table:table-cell office:value-type="float" office:value="123.09052794915">
                <text:p>123.0905279491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72463495.12413">
                <text:p>1572463495.12413</text:p>
              </table:table-cell>
              <table:table-cell office:value-type="float" office:value="21923.7879213889">
                <text:p>21923.787921388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72463525.75529">
                <text:p>1572463525.75529</text:p>
              </table:table-cell>
              <table:table-cell office:value-type="float" office:value="125.571309668564">
                <text:p>125.57130966856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572463556.41761">
                <text:p>1572463556.41761</text:p>
              </table:table-cell>
              <table:table-cell office:value-type="float" office:value="124.01791840517">
                <text:p>124.0179184051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572463587.1177">
                <text:p>1572463587.1177</text:p>
              </table:table-cell>
              <table:table-cell office:value-type="float" office:value="125.66147520949">
                <text:p>125.6614752094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572463617.95998">
                <text:p>1572463617.95998</text:p>
              </table:table-cell>
              <table:table-cell office:value-type="float" office:value="124.523613170987">
                <text:p>124.52361317098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72463648.36601">
                <text:p>1572463648.36601</text:p>
              </table:table-cell>
              <table:table-cell office:value-type="float" office:value="1026.13667917381">
                <text:p>1026.1366791738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572463679.0045">
                <text:p>1572463679.0045</text:p>
              </table:table-cell>
              <table:table-cell office:value-type="float" office:value="124.817325453311">
                <text:p>124.81732545331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572463709.65114">
                <text:p>1572463709.65114</text:p>
              </table:table-cell>
              <table:table-cell office:value-type="float" office:value="124.557801511454">
                <text:p>124.55780151145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572463740.30758">
                <text:p>1572463740.30758</text:p>
              </table:table-cell>
              <table:table-cell office:value-type="float" office:value="21995.3890449844">
                <text:p>21995.389044984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572463770.91951">
                <text:p>1572463770.91951</text:p>
              </table:table-cell>
              <table:table-cell office:value-type="float" office:value="126.068576005455">
                <text:p>126.06857600545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572463801.44243">
                <text:p>1572463801.44243</text:p>
              </table:table-cell>
              <table:table-cell office:value-type="float" office:value="126.358728236411">
                <text:p>126.35872823641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572463831.97321">
                <text:p>1572463831.97321</text:p>
              </table:table-cell>
              <table:table-cell office:value-type="float" office:value="125.553636660891">
                <text:p>125.55363666089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72463862.50922">
                <text:p>1572463862.50922</text:p>
              </table:table-cell>
              <table:table-cell office:value-type="float" office:value="124.013738928266">
                <text:p>124.01373892826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572463893.03934">
                <text:p>1572463893.03934</text:p>
              </table:table-cell>
              <table:table-cell office:value-type="float" office:value="125.825561545855">
                <text:p>125.82556154585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572463923.58689">
                <text:p>1572463923.58689</text:p>
              </table:table-cell>
              <table:table-cell office:value-type="float" office:value="127.231788417953">
                <text:p>127.23178841795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572463954.13511">
                <text:p>1572463954.13511</text:p>
              </table:table-cell>
              <table:table-cell office:value-type="float" office:value="125.316716266214">
                <text:p>125.31671626621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72463984.67352">
                <text:p>1572463984.67352</text:p>
              </table:table-cell>
              <table:table-cell office:value-type="float" office:value="127.065645618062">
                <text:p>127.06564561806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572464015.21406">
                <text:p>1572464015.21406</text:p>
              </table:table-cell>
              <table:table-cell office:value-type="float" office:value="125.823849532656">
                <text:p>125.8238495326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72464045.7824">
                <text:p>1572464045.7824</text:p>
              </table:table-cell>
              <table:table-cell office:value-type="float" office:value="125.791578705478">
                <text:p>125.79157870547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572464076.36277">
                <text:p>1572464076.36277</text:p>
              </table:table-cell>
              <table:table-cell office:value-type="float" office:value="126.265413644296">
                <text:p>126.26541364429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572464106.9514">
                <text:p>1572464106.9514</text:p>
              </table:table-cell>
              <table:table-cell office:value-type="float" office:value="126.194504412442">
                <text:p>126.19450441244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572464137.49072">
                <text:p>1572464137.49072</text:p>
              </table:table-cell>
              <table:table-cell office:value-type="float" office:value="125.021562557997">
                <text:p>125.02156255799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572464167.84763">
                <text:p>1572464167.84763</text:p>
              </table:table-cell>
              <table:table-cell office:value-type="float" office:value="124.828905858695">
                <text:p>124.82890585869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572464198.3894">
                <text:p>1572464198.3894</text:p>
              </table:table-cell>
              <table:table-cell office:value-type="float" office:value="125.776985273875">
                <text:p>125.7769852738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72464228.93011">
                <text:p>1572464228.93011</text:p>
              </table:table-cell>
              <table:table-cell office:value-type="float" office:value="126.177922529798">
                <text:p>126.17792252979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572464259.51235">
                <text:p>1572464259.51235</text:p>
              </table:table-cell>
              <table:table-cell office:value-type="float" office:value="126.107700735965">
                <text:p>126.10770073596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572464290.05012">
                <text:p>1572464290.05012</text:p>
              </table:table-cell>
              <table:table-cell office:value-type="float" office:value="123.940498257678">
                <text:p>123.94049825767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572464320.62781">
                <text:p>1572464320.62781</text:p>
              </table:table-cell>
              <table:table-cell office:value-type="float" office:value="125.853926408704">
                <text:p>125.85392640870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72464351.20488">
                <text:p>1572464351.20488</text:p>
              </table:table-cell>
              <table:table-cell office:value-type="float" office:value="125.843169466311">
                <text:p>125.84316946631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72464381.74198">
                <text:p>1572464381.74198</text:p>
              </table:table-cell>
              <table:table-cell office:value-type="float" office:value="124.639810673393">
                <text:p>124.63981067339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72464412.34115">
                <text:p>1572464412.34115</text:p>
              </table:table-cell>
              <table:table-cell office:value-type="float" office:value="126.217388785367">
                <text:p>126.21738878536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72464442.94014">
                <text:p>1572464442.94014</text:p>
              </table:table-cell>
              <table:table-cell office:value-type="float" office:value="126.271305134398">
                <text:p>126.27130513439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72464473.59783">
                <text:p>1572464473.59783</text:p>
              </table:table-cell>
              <table:table-cell office:value-type="float" office:value="125.544659744182">
                <text:p>125.54465974418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72464504.21662">
                <text:p>1572464504.21662</text:p>
              </table:table-cell>
              <table:table-cell office:value-type="float" office:value="-446.652716144003">
                <text:p>-446.65271614400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72464534.8431">
                <text:p>1572464534.8431</text:p>
              </table:table-cell>
              <table:table-cell office:value-type="float" office:value="2814.12582642889">
                <text:p>2814.1258264288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72464565.5103">
                <text:p>1572464565.5103</text:p>
              </table:table-cell>
              <table:table-cell office:value-type="float" office:value="126.995969386744">
                <text:p>126.99596938674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72464596.31053">
                <text:p>1572464596.31053</text:p>
              </table:table-cell>
              <table:table-cell office:value-type="float" office:value="126.274664073579">
                <text:p>126.27466407357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72464627.0541">
                <text:p>1572464627.0541</text:p>
              </table:table-cell>
              <table:table-cell office:value-type="float" office:value="125.714844533373">
                <text:p>125.71484453337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72464657.69636">
                <text:p>1572464657.69636</text:p>
              </table:table-cell>
              <table:table-cell office:value-type="float" office:value="126.3850351731">
                <text:p>126.385035173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72464688.40369">
                <text:p>1572464688.40369</text:p>
              </table:table-cell>
              <table:table-cell office:value-type="float" office:value="125.198669263005">
                <text:p>125.19866926300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72464718.78893">
                <text:p>1572464718.78893</text:p>
              </table:table-cell>
              <table:table-cell office:value-type="float" office:value="125.680177180243">
                <text:p>125.68017718024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72464749.32061">
                <text:p>1572464749.32061</text:p>
              </table:table-cell>
              <table:table-cell office:value-type="float" office:value="123.891238935579">
                <text:p>123.89123893557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72464779.87426">
                <text:p>1572464779.87426</text:p>
              </table:table-cell>
              <table:table-cell office:value-type="float" office:value="126.315703392108">
                <text:p>126.31570339210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72464810.40022">
                <text:p>1572464810.40022</text:p>
              </table:table-cell>
              <table:table-cell office:value-type="float" office:value="125.382147933412">
                <text:p>125.38214793341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72464840.94519">
                <text:p>1572464840.94519</text:p>
              </table:table-cell>
              <table:table-cell office:value-type="float" office:value="124.600140380369">
                <text:p>124.60014038036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72464871.4724">
                <text:p>1572464871.4724</text:p>
              </table:table-cell>
              <table:table-cell office:value-type="float" office:value="122.981524412501">
                <text:p>122.98152441250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72464902.03983">
                <text:p>1572464902.03983</text:p>
              </table:table-cell>
              <table:table-cell office:value-type="float" office:value="125.775067760587">
                <text:p>125.77506776058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72464932.58013">
                <text:p>1572464932.58013</text:p>
              </table:table-cell>
              <table:table-cell office:value-type="float" office:value="127.699663854184">
                <text:p>127.69966385418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72464963.11398">
                <text:p>1572464963.11398</text:p>
              </table:table-cell>
              <table:table-cell office:value-type="float" office:value="126.343107304362">
                <text:p>126.34310730436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72464993.64897">
                <text:p>1572464993.64897</text:p>
              </table:table-cell>
              <table:table-cell office:value-type="float" office:value="126.764391994386">
                <text:p>126.76439199438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72465024.18231">
                <text:p>1572465024.18231</text:p>
              </table:table-cell>
              <table:table-cell office:value-type="float" office:value="125.923947090349">
                <text:p>125.92394709034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72465054.70932">
                <text:p>1572465054.70932</text:p>
              </table:table-cell>
              <table:table-cell office:value-type="float" office:value="126.607980099076">
                <text:p>126.60798009907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72465085.23889">
                <text:p>1572465085.23889</text:p>
              </table:table-cell>
              <table:table-cell office:value-type="float" office:value="127.17739013099">
                <text:p>127.1773901309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2465115.78399">
                <text:p>1572465115.78399</text:p>
              </table:table-cell>
              <table:table-cell office:value-type="float" office:value="126.247465661415">
                <text:p>126.24746566141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2465146.31845">
                <text:p>1572465146.31845</text:p>
              </table:table-cell>
              <table:table-cell office:value-type="float" office:value="125.35090460668">
                <text:p>125.3509046066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72465176.85327">
                <text:p>1572465176.85327</text:p>
              </table:table-cell>
              <table:table-cell office:value-type="float" office:value="125.922851577418">
                <text:p>125.92285157741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72465207.40191">
                <text:p>1572465207.40191</text:p>
              </table:table-cell>
              <table:table-cell office:value-type="float" office:value="126.271581572241">
                <text:p>126.27158157224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572465237.97308">
                <text:p>1572465237.97308</text:p>
              </table:table-cell>
              <table:table-cell office:value-type="float" office:value="126.277609087313">
                <text:p>126.27760908731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572465268.30988">
                <text:p>1572465268.30988</text:p>
              </table:table-cell>
              <table:table-cell office:value-type="float" office:value="125.412773297242">
                <text:p>125.41277329724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572465298.8734">
                <text:p>1572465298.8734</text:p>
              </table:table-cell>
              <table:table-cell office:value-type="float" office:value="127.104835435789">
                <text:p>127.10483543578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572465329.43693">
                <text:p>1572465329.43693</text:p>
              </table:table-cell>
              <table:table-cell office:value-type="float" office:value="126.128731220185">
                <text:p>126.12873122018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572465359.97974">
                <text:p>1572465359.97974</text:p>
              </table:table-cell>
              <table:table-cell office:value-type="float" office:value="126.766517933032">
                <text:p>126.76651793303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572465390.54853">
                <text:p>1572465390.54853</text:p>
              </table:table-cell>
              <table:table-cell office:value-type="float" office:value="125.931689543889">
                <text:p>125.93168954388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572465421.12964">
                <text:p>1572465421.12964</text:p>
              </table:table-cell>
              <table:table-cell office:value-type="float" office:value="127.576476423476">
                <text:p>127.57647642347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572465451.69202">
                <text:p>1572465451.69202</text:p>
              </table:table-cell>
              <table:table-cell office:value-type="float" office:value="126.35646773543">
                <text:p>126.3564677354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572465482.23788">
                <text:p>1572465482.23788</text:p>
              </table:table-cell>
              <table:table-cell office:value-type="float" office:value="126.936362659797">
                <text:p>126.93636265979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572465512.8811">
                <text:p>1572465512.8811</text:p>
              </table:table-cell>
              <table:table-cell office:value-type="float" office:value="126.235134193427">
                <text:p>126.23513419342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572465543.59066">
                <text:p>1572465543.59066</text:p>
              </table:table-cell>
              <table:table-cell office:value-type="float" office:value="126.355851235162">
                <text:p>126.35585123516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572465574.20128">
                <text:p>1572465574.20128</text:p>
              </table:table-cell>
              <table:table-cell office:value-type="float" office:value="126.26808660809">
                <text:p>126.2680866080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572465604.63621">
                <text:p>1572465604.63621</text:p>
              </table:table-cell>
              <table:table-cell office:value-type="float" office:value="126.183473957475">
                <text:p>126.18347395747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572465635.2105">
                <text:p>1572465635.2105</text:p>
              </table:table-cell>
              <table:table-cell office:value-type="float" office:value="125.479231002252">
                <text:p>125.47923100225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572465665.77113">
                <text:p>1572465665.77113</text:p>
              </table:table-cell>
              <table:table-cell office:value-type="float" office:value="125.531435338085">
                <text:p>125.53143533808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572465696.32258">
                <text:p>1572465696.32258</text:p>
              </table:table-cell>
              <table:table-cell office:value-type="float" office:value="125.857626872944">
                <text:p>125.85762687294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572465726.85906">
                <text:p>1572465726.85906</text:p>
              </table:table-cell>
              <table:table-cell office:value-type="float" office:value="126.699239690299">
                <text:p>126.69923969029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572465757.40672">
                <text:p>1572465757.40672</text:p>
              </table:table-cell>
              <table:table-cell office:value-type="float" office:value="125.733890954453">
                <text:p>125.73389095445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572465788.01871">
                <text:p>1572465788.01871</text:p>
              </table:table-cell>
              <table:table-cell office:value-type="float" office:value="125.493549458647">
                <text:p>125.49354945864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572465818.57004">
                <text:p>1572465818.57004</text:p>
              </table:table-cell>
              <table:table-cell office:value-type="float" office:value="126.265002644117">
                <text:p>126.26500264411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572465849.16117">
                <text:p>1572465849.16117</text:p>
              </table:table-cell>
              <table:table-cell office:value-type="float" office:value="124.632136232339">
                <text:p>124.63213623233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572465879.87366">
                <text:p>1572465879.87366</text:p>
              </table:table-cell>
              <table:table-cell office:value-type="float" office:value="126.737331069826">
                <text:p>126.73733106982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572465910.40843">
                <text:p>1572465910.40843</text:p>
              </table:table-cell>
              <table:table-cell office:value-type="float" office:value="125.843373503766">
                <text:p>125.84337350376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572465940.99404">
                <text:p>1572465940.99404</text:p>
              </table:table-cell>
              <table:table-cell office:value-type="float" office:value="126.539807455598">
                <text:p>126.53980745559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572465971.5515">
                <text:p>1572465971.5515</text:p>
              </table:table-cell>
              <table:table-cell office:value-type="float" office:value="126.90368083244">
                <text:p>126.9036808324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572466002.08457">
                <text:p>1572466002.08457</text:p>
              </table:table-cell>
              <table:table-cell office:value-type="float" office:value="127.834427302373">
                <text:p>127.83442730237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572466032.63061">
                <text:p>1572466032.63061</text:p>
              </table:table-cell>
              <table:table-cell office:value-type="float" office:value="126.699168752545">
                <text:p>126.69916875254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572466063.17992">
                <text:p>1572466063.17992</text:p>
              </table:table-cell>
              <table:table-cell office:value-type="float" office:value="126.602224633943">
                <text:p>126.60222463394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572466093.72405">
                <text:p>1572466093.72405</text:p>
              </table:table-cell>
              <table:table-cell office:value-type="float" office:value="126.508290616292">
                <text:p>126.50829061629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572466124.27601">
                <text:p>1572466124.27601</text:p>
              </table:table-cell>
              <table:table-cell office:value-type="float" office:value="124.678245040614">
                <text:p>124.67824504061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572466154.6949">
                <text:p>1572466154.6949</text:p>
              </table:table-cell>
              <table:table-cell office:value-type="float" office:value="127.159165710266">
                <text:p>127.15916571026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572466185.24562">
                <text:p>1572466185.24562</text:p>
              </table:table-cell>
              <table:table-cell office:value-type="float" office:value="196.563218376795">
                <text:p>196.56321837679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572466215.81239">
                <text:p>1572466215.81239</text:p>
              </table:table-cell>
              <table:table-cell office:value-type="float" office:value="126.598797682278">
                <text:p>126.59879768227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572466246.37767">
                <text:p>1572466246.37767</text:p>
              </table:table-cell>
              <table:table-cell office:value-type="float" office:value="126.099749857068">
                <text:p>126.09974985706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572466276.95673">
                <text:p>1572466276.95673</text:p>
              </table:table-cell>
              <table:table-cell office:value-type="float" office:value="127.34270946789">
                <text:p>127.3427094678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572466307.58089">
                <text:p>1572466307.58089</text:p>
              </table:table-cell>
              <table:table-cell office:value-type="float" office:value="126.034185090168">
                <text:p>126.03418509016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572466338.30435">
                <text:p>1572466338.30435</text:p>
              </table:table-cell>
              <table:table-cell office:value-type="float" office:value="126.379282633235">
                <text:p>126.37928263323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572466368.95839">
                <text:p>1572466368.95839</text:p>
              </table:table-cell>
              <table:table-cell office:value-type="float" office:value="126.244040172383">
                <text:p>126.24404017238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572466399.54911">
                <text:p>1572466399.54911</text:p>
              </table:table-cell>
              <table:table-cell office:value-type="float" office:value="127.119153892183">
                <text:p>127.11915389218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572466430.11231">
                <text:p>1572466430.11231</text:p>
              </table:table-cell>
              <table:table-cell office:value-type="float" office:value="125.490261457219">
                <text:p>125.49026145721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572466460.68906">
                <text:p>1572466460.68906</text:p>
              </table:table-cell>
              <table:table-cell office:value-type="float" office:value="127.691233962624">
                <text:p>127.69123396262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572466491.29141">
                <text:p>1572466491.29141</text:p>
              </table:table-cell>
              <table:table-cell office:value-type="float" office:value="125.65791077022">
                <text:p>125.6579107702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572466521.90283">
                <text:p>1572466521.90283</text:p>
              </table:table-cell>
              <table:table-cell office:value-type="float" office:value="124.208793616155">
                <text:p>124.20879361615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572466552.50023">
                <text:p>1572466552.50023</text:p>
              </table:table-cell>
              <table:table-cell office:value-type="float" office:value="126.33954579036">
                <text:p>126.3395457903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572466583.06297">
                <text:p>1572466583.06297</text:p>
              </table:table-cell>
              <table:table-cell office:value-type="float" office:value="126.13900768728">
                <text:p>126.1390076872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572466613.67192">
                <text:p>1572466613.67192</text:p>
              </table:table-cell>
              <table:table-cell office:value-type="float" office:value="125.906271157408">
                <text:p>125.90627115740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572466644.27973">
                <text:p>1572466644.27973</text:p>
              </table:table-cell>
              <table:table-cell office:value-type="float" office:value="126.252192163467">
                <text:p>126.25219216346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572466674.84156">
                <text:p>1572466674.84156</text:p>
              </table:table-cell>
              <table:table-cell office:value-type="float" office:value="127.034196791241">
                <text:p>127.03419679124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572466705.07951">
                <text:p>1572466705.07951</text:p>
              </table:table-cell>
              <table:table-cell office:value-type="float" office:value="125.100561618986">
                <text:p>125.10056161898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572466735.78526">
                <text:p>1572466735.78526</text:p>
              </table:table-cell>
              <table:table-cell office:value-type="float" office:value="127.881356648371">
                <text:p>127.88135664837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572466766.49718">
                <text:p>1572466766.49718</text:p>
              </table:table-cell>
              <table:table-cell office:value-type="float" office:value="126.359550236768">
                <text:p>126.35955023676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572466797.13432">
                <text:p>1572466797.13432</text:p>
              </table:table-cell>
              <table:table-cell office:value-type="float" office:value="128.33422765282">
                <text:p>128.3342276528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572466827.70612">
                <text:p>1572466827.70612</text:p>
              </table:table-cell>
              <table:table-cell office:value-type="float" office:value="125.125153617208">
                <text:p>125.12515361720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572466858.27685">
                <text:p>1572466858.27685</text:p>
              </table:table-cell>
              <table:table-cell office:value-type="float" office:value="125.58090308554">
                <text:p>125.5809030855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572466888.85459">
                <text:p>1572466888.85459</text:p>
              </table:table-cell>
              <table:table-cell office:value-type="float" office:value="127.366414378538">
                <text:p>127.36641437853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572466919.42027">
                <text:p>1572466919.42027</text:p>
              </table:table-cell>
              <table:table-cell office:value-type="float" office:value="126.090775865627">
                <text:p>126.09077586562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572466949.99958">
                <text:p>1572466949.99958</text:p>
              </table:table-cell>
              <table:table-cell office:value-type="float" office:value="126.818862681736">
                <text:p>126.81886268173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572466980.56199">
                <text:p>1572466980.56199</text:p>
              </table:table-cell>
              <table:table-cell office:value-type="float" office:value="126.832289662655">
                <text:p>126.83228966265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572467011.12767">
                <text:p>1572467011.12767</text:p>
              </table:table-cell>
              <table:table-cell office:value-type="float" office:value="127.536532617878">
                <text:p>127.53653261787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572467041.72825">
                <text:p>1572467041.72825</text:p>
              </table:table-cell>
              <table:table-cell office:value-type="float" office:value="126.650386980476">
                <text:p>126.65038698047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572467072.30942">
                <text:p>1572467072.30942</text:p>
              </table:table-cell>
              <table:table-cell office:value-type="float" office:value="127.290775719364">
                <text:p>127.29077571936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572467102.86601">
                <text:p>1572467102.86601</text:p>
              </table:table-cell>
              <table:table-cell office:value-type="float" office:value="128.013109995609">
                <text:p>128.01310999560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572467133.39556">
                <text:p>1572467133.39556</text:p>
              </table:table-cell>
              <table:table-cell office:value-type="float" office:value="124.823836368949">
                <text:p>124.82383636894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572467163.98418">
                <text:p>1572467163.98418</text:p>
              </table:table-cell>
              <table:table-cell office:value-type="float" office:value="126.840100128679">
                <text:p>126.84010012867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572467194.54665">
                <text:p>1572467194.54665</text:p>
              </table:table-cell>
              <table:table-cell office:value-type="float" office:value="126.825780209651">
                <text:p>126.82578020965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572467224.89045">
                <text:p>1572467224.89045</text:p>
              </table:table-cell>
              <table:table-cell office:value-type="float" office:value="126.04295358152">
                <text:p>126.0429535815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572467255.44428">
                <text:p>1572467255.44428</text:p>
              </table:table-cell>
              <table:table-cell office:value-type="float" office:value="125.79603315759">
                <text:p>125.7960331575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572467286.07956">
                <text:p>1572467286.07956</text:p>
              </table:table-cell>
              <table:table-cell office:value-type="float" office:value="126.611336112988">
                <text:p>126.61133611298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572467316.7882">
                <text:p>1572467316.7882</text:p>
              </table:table-cell>
              <table:table-cell office:value-type="float" office:value="128.147803968679">
                <text:p>128.14780396867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572467347.51674">
                <text:p>1572467347.51674</text:p>
              </table:table-cell>
              <table:table-cell office:value-type="float" office:value="126.69245672472">
                <text:p>126.6924567247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572467378.23359">
                <text:p>1572467378.23359</text:p>
              </table:table-cell>
              <table:table-cell office:value-type="float" office:value="126.581532749515">
                <text:p>126.58153274951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572467408.84315">
                <text:p>1572467408.84315</text:p>
              </table:table-cell>
              <table:table-cell office:value-type="float" office:value="125.927440591866">
                <text:p>125.92744059186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572467439.4147">
                <text:p>1572467439.4147</text:p>
              </table:table-cell>
              <table:table-cell office:value-type="float" office:value="126.126194281361">
                <text:p>126.12619428136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572467469.9712">
                <text:p>1572467469.9712</text:p>
              </table:table-cell>
              <table:table-cell office:value-type="float" office:value="125.21394720736">
                <text:p>125.2139472073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572467500.57481">
                <text:p>1572467500.57481</text:p>
              </table:table-cell>
              <table:table-cell office:value-type="float" office:value="127.058380714552">
                <text:p>127.05838071455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572467531.14658">
                <text:p>1572467531.14658</text:p>
              </table:table-cell>
              <table:table-cell office:value-type="float" office:value="127.652799595403">
                <text:p>127.65279959540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572467561.72421">
                <text:p>1572467561.72421</text:p>
              </table:table-cell>
              <table:table-cell office:value-type="float" office:value="126.115988752019">
                <text:p>126.11598875201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572467592.32926">
                <text:p>1572467592.32926</text:p>
              </table:table-cell>
              <table:table-cell office:value-type="float" office:value="126.381268159008">
                <text:p>126.38126815900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572467622.87244">
                <text:p>1572467622.87244</text:p>
              </table:table-cell>
              <table:table-cell office:value-type="float" office:value="126.709925694938">
                <text:p>126.70992569493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572467653.46918">
                <text:p>1572467653.46918</text:p>
              </table:table-cell>
              <table:table-cell office:value-type="float" office:value="127.287625205541">
                <text:p>127.28762520554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572467684.07594">
                <text:p>1572467684.07594</text:p>
              </table:table-cell>
              <table:table-cell office:value-type="float" office:value="125.983005329514">
                <text:p>125.98300532951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572467714.64242">
                <text:p>1572467714.64242</text:p>
              </table:table-cell>
              <table:table-cell office:value-type="float" office:value="126.740137133322">
                <text:p>126.74013713332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572467745.21092">
                <text:p>1572467745.21092</text:p>
              </table:table-cell>
              <table:table-cell office:value-type="float" office:value="126.276170586689">
                <text:p>126.27617058668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572467775.55998">
                <text:p>1572467775.55998</text:p>
              </table:table-cell>
              <table:table-cell office:value-type="float" office:value="124.94160839695">
                <text:p>124.9416083969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572467806.05837">
                <text:p>1572467806.05837</text:p>
              </table:table-cell>
              <table:table-cell office:value-type="float" office:value="125.955119479328">
                <text:p>125.95511947932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572467836.73574">
                <text:p>1572467836.73574</text:p>
              </table:table-cell>
              <table:table-cell office:value-type="float" office:value="124.044297742246">
                <text:p>124.04429774224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572467867.37053">
                <text:p>1572467867.37053</text:p>
              </table:table-cell>
              <table:table-cell office:value-type="float" office:value="126.575091308996">
                <text:p>126.57509130899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572467897.91853">
                <text:p>1572467897.91853</text:p>
              </table:table-cell>
              <table:table-cell office:value-type="float" office:value="124.644741212901">
                <text:p>124.64474121290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572467928.46268">
                <text:p>1572467928.46268</text:p>
              </table:table-cell>
              <table:table-cell office:value-type="float" office:value="125.335832162413">
                <text:p>125.33583216241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572467959.00589">
                <text:p>1572467959.00589</text:p>
              </table:table-cell>
              <table:table-cell office:value-type="float" office:value="126.014519243552">
                <text:p>126.01451924355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572467989.58403">
                <text:p>1572467989.58403</text:p>
              </table:table-cell>
              <table:table-cell office:value-type="float" office:value="125.968135460068">
                <text:p>125.96813546006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572468020.12881">
                <text:p>1572468020.12881</text:p>
              </table:table-cell>
              <table:table-cell office:value-type="float" office:value="125.399686378749">
                <text:p>125.39968637874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572468050.6875">
                <text:p>1572468050.6875</text:p>
              </table:table-cell>
              <table:table-cell office:value-type="float" office:value="125.772737784486">
                <text:p>125.77273778448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572468081.33595">
                <text:p>1572468081.33595</text:p>
              </table:table-cell>
              <table:table-cell office:value-type="float" office:value="125.537603266029">
                <text:p>125.53760326602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572468112.14397">
                <text:p>1572468112.14397</text:p>
              </table:table-cell>
              <table:table-cell office:value-type="float" office:value="44914.5800562204">
                <text:p>44914.580056220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572468142.7558">
                <text:p>1572468142.7558</text:p>
              </table:table-cell>
              <table:table-cell office:value-type="float" office:value="124.64761821415">
                <text:p>124.6476182141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572468173.41503">
                <text:p>1572468173.41503</text:p>
              </table:table-cell>
              <table:table-cell office:value-type="float" office:value="125.828917559767">
                <text:p>125.82891755976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572468204.20061">
                <text:p>1572468204.20061</text:p>
              </table:table-cell>
              <table:table-cell office:value-type="float" office:value="126.850718120834">
                <text:p>126.85071812083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572468234.87489">
                <text:p>1572468234.87489</text:p>
              </table:table-cell>
              <table:table-cell office:value-type="float" office:value="126.432929857595">
                <text:p>126.43292985759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572468265.47513">
                <text:p>1572468265.47513</text:p>
              </table:table-cell>
              <table:table-cell office:value-type="float" office:value="127.014192344833">
                <text:p>127.01419234483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572468296.03093">
                <text:p>1572468296.03093</text:p>
              </table:table-cell>
              <table:table-cell office:value-type="float" office:value="127.548111560627">
                <text:p>127.54811156062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572468326.42958">
                <text:p>1572468326.42958</text:p>
              </table:table-cell>
              <table:table-cell office:value-type="float" office:value="127.140253851522">
                <text:p>127.14025385152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572468356.93367">
                <text:p>1572468356.93367</text:p>
              </table:table-cell>
              <table:table-cell office:value-type="float" office:value="126.36283970083">
                <text:p>126.3628397008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572468387.44886">
                <text:p>1572468387.44886</text:p>
              </table:table-cell>
              <table:table-cell office:value-type="float" office:value="125.496767984955">
                <text:p>125.49676798495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572468417.95288">
                <text:p>1572468417.95288</text:p>
              </table:table-cell>
              <table:table-cell office:value-type="float" office:value="125.283419401224">
                <text:p>125.28341940122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572468448.52693">
                <text:p>1572468448.52693</text:p>
              </table:table-cell>
              <table:table-cell office:value-type="float" office:value="126.19272146149">
                <text:p>126.1927214614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572468479.07944">
                <text:p>1572468479.07944</text:p>
              </table:table-cell>
              <table:table-cell office:value-type="float" office:value="126.330500861166">
                <text:p>126.33050086116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572468509.61378">
                <text:p>1572468509.61378</text:p>
              </table:table-cell>
              <table:table-cell office:value-type="float" office:value="125.938743096773">
                <text:p>125.93874309677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572468540.16561">
                <text:p>1572468540.16561</text:p>
              </table:table-cell>
              <table:table-cell office:value-type="float" office:value="124.466472445111">
                <text:p>124.46647244511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572468570.71034">
                <text:p>1572468570.71034</text:p>
              </table:table-cell>
              <table:table-cell office:value-type="float" office:value="126.03404613993">
                <text:p>126.0340461399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572468601.40733">
                <text:p>1572468601.40733</text:p>
              </table:table-cell>
              <table:table-cell office:value-type="float" office:value="127.365318865607">
                <text:p>127.36531886560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572468632.12545">
                <text:p>1572468632.12545</text:p>
              </table:table-cell>
              <table:table-cell office:value-type="float" office:value="126.9190962644">
                <text:p>126.919096264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572468662.71923">
                <text:p>1572468662.71923</text:p>
              </table:table-cell>
              <table:table-cell office:value-type="float" office:value="127.212604509268">
                <text:p>127.21260450926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572468693.28819">
                <text:p>1572468693.28819</text:p>
              </table:table-cell>
              <table:table-cell office:value-type="float" office:value="127.205548031116">
                <text:p>127.20554803111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572468723.83898">
                <text:p>1572468723.83898</text:p>
              </table:table-cell>
              <table:table-cell office:value-type="float" office:value="127.329146462002">
                <text:p>127.32914646200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572468754.55097">
                <text:p>1572468754.55097</text:p>
              </table:table-cell>
              <table:table-cell office:value-type="float" office:value="128.223167652645">
                <text:p>128.22316765264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572468785.15733">
                <text:p>1572468785.15733</text:p>
              </table:table-cell>
              <table:table-cell office:value-type="float" office:value="127.76015620607">
                <text:p>127.7601562060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572468815.72283">
                <text:p>1572468815.72283</text:p>
              </table:table-cell>
              <table:table-cell office:value-type="float" office:value="126.551253298646">
                <text:p>126.55125329864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572468846.15607">
                <text:p>1572468846.15607</text:p>
              </table:table-cell>
              <table:table-cell office:value-type="float" office:value="127.133129360884">
                <text:p>127.13312936088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572468876.73224">
                <text:p>1572468876.73224</text:p>
              </table:table-cell>
              <table:table-cell office:value-type="float" office:value="125.976495876509">
                <text:p>125.97649587650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572468907.29264">
                <text:p>1572468907.29264</text:p>
              </table:table-cell>
              <table:table-cell office:value-type="float" office:value="124.728533325793">
                <text:p>124.72853332579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572468937.88296">
                <text:p>1572468937.88296</text:p>
              </table:table-cell>
              <table:table-cell office:value-type="float" office:value="126.476157276718">
                <text:p>126.47615727671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572468968.48101">
                <text:p>1572468968.48101</text:p>
              </table:table-cell>
              <table:table-cell office:value-type="float" office:value="127.118330429192">
                <text:p>127.11833042919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572468999.07147">
                <text:p>1572468999.07147</text:p>
              </table:table-cell>
              <table:table-cell office:value-type="float" office:value="127.88362007462">
                <text:p>127.8836200746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572469029.60322">
                <text:p>1572469029.60322</text:p>
              </table:table-cell>
              <table:table-cell office:value-type="float" office:value="127.533037653727">
                <text:p>127.53303765372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572469060.1394">
                <text:p>1572469060.1394</text:p>
              </table:table-cell>
              <table:table-cell office:value-type="float" office:value="127.021933335739">
                <text:p>127.02193333573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572469090.66413">
                <text:p>1572469090.66413</text:p>
              </table:table-cell>
              <table:table-cell office:value-type="float" office:value="126.099680381949">
                <text:p>126.09968038194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572469121.15979">
                <text:p>1572469121.15979</text:p>
              </table:table-cell>
              <table:table-cell office:value-type="float" office:value="126.721228199845">
                <text:p>126.72122819984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572469151.68858">
                <text:p>1572469151.68858</text:p>
              </table:table-cell>
              <table:table-cell office:value-type="float" office:value="126.946089176475">
                <text:p>126.94608917647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572469182.21481">
                <text:p>1572469182.21481</text:p>
              </table:table-cell>
              <table:table-cell office:value-type="float" office:value="128.593479544737">
                <text:p>128.59347954473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572469212.53157">
                <text:p>1572469212.53157</text:p>
              </table:table-cell>
              <table:table-cell office:value-type="float" office:value="125.158793469891">
                <text:p>125.15879346989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572469243.07304">
                <text:p>1572469243.07304</text:p>
              </table:table-cell>
              <table:table-cell office:value-type="float" office:value="125.234843129244">
                <text:p>125.23484312924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572469273.59511">
                <text:p>1572469273.59511</text:p>
              </table:table-cell>
              <table:table-cell office:value-type="float" office:value="126.798102784823">
                <text:p>126.79810278482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572469304.13261">
                <text:p>1572469304.13261</text:p>
              </table:table-cell>
              <table:table-cell office:value-type="float" office:value="129.375964647809">
                <text:p>129.37596464780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572469334.67935">
                <text:p>1572469334.67935</text:p>
              </table:table-cell>
              <table:table-cell office:value-type="float" office:value="124.622338777907">
                <text:p>124.62233877790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572469365.22318">
                <text:p>1572469365.22318</text:p>
              </table:table-cell>
              <table:table-cell office:value-type="float" office:value="127.465073435607">
                <text:p>127.46507343560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572469395.7755">
                <text:p>1572469395.7755</text:p>
              </table:table-cell>
              <table:table-cell office:value-type="float" office:value="126.386750111566">
                <text:p>126.38675011156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572469426.31668">
                <text:p>1572469426.31668</text:p>
              </table:table-cell>
              <table:table-cell office:value-type="float" office:value="127.044609283306">
                <text:p>127.04460928330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572469456.86272">
                <text:p>1572469456.86272</text:p>
              </table:table-cell>
              <table:table-cell office:value-type="float" office:value="127.121137955322">
                <text:p>127.12113795532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572469487.44755">
                <text:p>1572469487.44755</text:p>
              </table:table-cell>
              <table:table-cell office:value-type="float" office:value="127.114286977259">
                <text:p>127.11428697725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572469518.03748">
                <text:p>1572469518.03748</text:p>
              </table:table-cell>
              <table:table-cell office:value-type="float" office:value="127.643345128665">
                <text:p>127.64334512866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572469548.60954">
                <text:p>1572469548.60954</text:p>
              </table:table-cell>
              <table:table-cell office:value-type="float" office:value="124.558416549087">
                <text:p>124.55841654908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572469579.14893">
                <text:p>1572469579.14893</text:p>
              </table:table-cell>
              <table:table-cell office:value-type="float" office:value="126.493698647323">
                <text:p>126.49369864732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572469609.68822">
                <text:p>1572469609.68822</text:p>
              </table:table-cell>
              <table:table-cell office:value-type="float" office:value="125.377830968904">
                <text:p>125.37783096890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572469640.22237">
                <text:p>1572469640.22237</text:p>
              </table:table-cell>
              <table:table-cell office:value-type="float" office:value="127.125250882375">
                <text:p>127.12525088237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572469670.76536">
                <text:p>1572469670.76536</text:p>
              </table:table-cell>
              <table:table-cell office:value-type="float" office:value="127.042965282592">
                <text:p>127.04296528259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572469701.31157">
                <text:p>1572469701.31157</text:p>
              </table:table-cell>
              <table:table-cell office:value-type="float" office:value="127.057283738987">
                <text:p>127.05728373898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572469731.8519">
                <text:p>1572469731.8519</text:p>
              </table:table-cell>
              <table:table-cell office:value-type="float" office:value="128.125126558477">
                <text:p>128.12512655847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572469762.26237">
                <text:p>1572469762.26237</text:p>
              </table:table-cell>
              <table:table-cell office:value-type="float" office:value="126.022192221972">
                <text:p>126.02219222197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572469792.95714">
                <text:p>1572469792.95714</text:p>
              </table:table-cell>
              <table:table-cell office:value-type="float" office:value="1026.64696295408">
                <text:p>1026.6469629540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572469823.638">
                <text:p>1572469823.638</text:p>
              </table:table-cell>
              <table:table-cell office:value-type="float" office:value="125.478200576538">
                <text:p>125.47820057653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572469854.26088">
                <text:p>1572469854.26088</text:p>
              </table:table-cell>
              <table:table-cell office:value-type="float" office:value="127.182937170765">
                <text:p>127.18293717076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572469884.80556">
                <text:p>1572469884.80556</text:p>
              </table:table-cell>
              <table:table-cell office:value-type="float" office:value="127.579489449695">
                <text:p>127.57948944969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572469915.3413">
                <text:p>1572469915.3413</text:p>
              </table:table-cell>
              <table:table-cell office:value-type="float" office:value="125.627422893994">
                <text:p>125.62742289399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572469945.88571">
                <text:p>1572469945.88571</text:p>
              </table:table-cell>
              <table:table-cell office:value-type="float" office:value="124.711405880634">
                <text:p>124.71140588063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72469976.41899">
                <text:p>1572469976.41899</text:p>
              </table:table-cell>
              <table:table-cell office:value-type="float" office:value="125.796374682649">
                <text:p>125.79637468264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572470006.96306">
                <text:p>1572470006.96306</text:p>
              </table:table-cell>
              <table:table-cell office:value-type="float" office:value="126.866203027913">
                <text:p>126.86620302791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572470037.62691">
                <text:p>1572470037.62691</text:p>
              </table:table-cell>
              <table:table-cell office:value-type="float" office:value="127.102298496965">
                <text:p>127.10229849696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572470068.36479">
                <text:p>1572470068.36479</text:p>
              </table:table-cell>
              <table:table-cell office:value-type="float" office:value="127.607441849732">
                <text:p>127.60744184973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572470098.98156">
                <text:p>1572470098.98156</text:p>
              </table:table-cell>
              <table:table-cell office:value-type="float" office:value="128.041677433279">
                <text:p>128.04167743327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572470129.71379">
                <text:p>1572470129.71379</text:p>
              </table:table-cell>
              <table:table-cell office:value-type="float" office:value="128.957763921758">
                <text:p>128.95776392175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572470160.41505">
                <text:p>1572470160.41505</text:p>
              </table:table-cell>
              <table:table-cell office:value-type="float" office:value="126.788030355183">
                <text:p>126.78803035518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572470191.11075">
                <text:p>1572470191.11075</text:p>
              </table:table-cell>
              <table:table-cell office:value-type="float" office:value="127.476927353565">
                <text:p>127.47692735356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572470221.6904">
                <text:p>1572470221.6904</text:p>
              </table:table-cell>
              <table:table-cell office:value-type="float" office:value="125.719365535335">
                <text:p>125.71936553533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572470252.20801">
                <text:p>1572470252.20801</text:p>
              </table:table-cell>
              <table:table-cell office:value-type="float" office:value="125.292393392664">
                <text:p>125.29239339266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572470282.49964">
                <text:p>1572470282.49964</text:p>
              </table:table-cell>
              <table:table-cell office:value-type="float" office:value="127.656704097098">
                <text:p>127.65670409709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572470313.16902">
                <text:p>1572470313.16902</text:p>
              </table:table-cell>
              <table:table-cell office:value-type="float" office:value="128.524555838657">
                <text:p>128.52455583865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572470343.72363">
                <text:p>1572470343.72363</text:p>
              </table:table-cell>
              <table:table-cell office:value-type="float" office:value="127.255012853303">
                <text:p>127.25501285330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572470374.38272">
                <text:p>1572470374.38272</text:p>
              </table:table-cell>
              <table:table-cell office:value-type="float" office:value="127.487336920362">
                <text:p>127.48733692036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572470405.11099">
                <text:p>1572470405.11099</text:p>
              </table:table-cell>
              <table:table-cell office:value-type="float" office:value="126.941772211968">
                <text:p>126.94177221196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572470435.8105">
                <text:p>1572470435.8105</text:p>
              </table:table-cell>
              <table:table-cell office:value-type="float" office:value="127.906296022188">
                <text:p>127.90629602218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572470466.35413">
                <text:p>1572470466.35413</text:p>
              </table:table-cell>
              <table:table-cell office:value-type="float" office:value="126.48849020734">
                <text:p>126.4884902073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572470496.88244">
                <text:p>1572470496.88244</text:p>
              </table:table-cell>
              <table:table-cell office:value-type="float" office:value="125.547535282797">
                <text:p>125.54753528279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572470527.41682">
                <text:p>1572470527.41682</text:p>
              </table:table-cell>
              <table:table-cell office:value-type="float" office:value="125.730054465243">
                <text:p>125.73005446524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572470557.97253">
                <text:p>1572470557.97253</text:p>
              </table:table-cell>
              <table:table-cell office:value-type="float" office:value="127.310097115653">
                <text:p>127.31009711565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572470588.52532">
                <text:p>1572470588.52532</text:p>
              </table:table-cell>
              <table:table-cell office:value-type="float" office:value="126.555017387469">
                <text:p>126.55501738746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572470619.0639">
                <text:p>1572470619.0639</text:p>
              </table:table-cell>
              <table:table-cell office:value-type="float" office:value="125.051364458837">
                <text:p>125.05136445883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572470649.6066">
                <text:p>1572470649.6066</text:p>
              </table:table-cell>
              <table:table-cell office:value-type="float" office:value="127.488092370868">
                <text:p>127.48809237086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572470680.15279">
                <text:p>1572470680.15279</text:p>
              </table:table-cell>
              <table:table-cell office:value-type="float" office:value="126.946772226594">
                <text:p>126.94677222659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572470710.69721">
                <text:p>1572470710.69721</text:p>
              </table:table-cell>
              <table:table-cell office:value-type="float" office:value="127.093457605226">
                <text:p>127.09345760522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572470741.24618">
                <text:p>1572470741.24618</text:p>
              </table:table-cell>
              <table:table-cell office:value-type="float" office:value="126.880588034158">
                <text:p>126.88058803415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572470771.82231">
                <text:p>1572470771.82231</text:p>
              </table:table-cell>
              <table:table-cell office:value-type="float" office:value="127.440750562058">
                <text:p>127.44075056205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572470802.22497">
                <text:p>1572470802.22497</text:p>
              </table:table-cell>
              <table:table-cell office:value-type="float" office:value="128.773978098192">
                <text:p>128.77397809819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572470832.77285">
                <text:p>1572470832.77285</text:p>
              </table:table-cell>
              <table:table-cell office:value-type="float" office:value="11335.8368801397">
                <text:p>11335.836880139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572470863.42957">
                <text:p>1572470863.42957</text:p>
              </table:table-cell>
              <table:table-cell office:value-type="float" office:value="125.751908412454">
                <text:p>125.75190841245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572470894.09204">
                <text:p>1572470894.09204</text:p>
              </table:table-cell>
              <table:table-cell office:value-type="float" office:value="2814.5078489008">
                <text:p>2814.507848900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572470924.76632">
                <text:p>1572470924.76632</text:p>
              </table:table-cell>
              <table:table-cell office:value-type="float" office:value="127.756322642128">
                <text:p>127.75632264212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572470955.3873">
                <text:p>1572470955.3873</text:p>
              </table:table-cell>
              <table:table-cell office:value-type="float" office:value="21923.9311798159">
                <text:p>21923.931179815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572470985.98359">
                <text:p>1572470985.98359</text:p>
              </table:table-cell>
              <table:table-cell office:value-type="float" office:value="125.979029890065">
                <text:p>125.97902989006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572471016.57328">
                <text:p>1572471016.57328</text:p>
              </table:table-cell>
              <table:table-cell office:value-type="float" office:value="127.619501267779">
                <text:p>127.61950126777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572471047.19097">
                <text:p>1572471047.19097</text:p>
              </table:table-cell>
              <table:table-cell office:value-type="float" office:value="23117.4308763193">
                <text:p>23117.430876319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572471077.82633">
                <text:p>1572471077.82633</text:p>
              </table:table-cell>
              <table:table-cell office:value-type="float" office:value="766.751717538705">
                <text:p>766.75171753870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572471108.47787">
                <text:p>1572471108.47787</text:p>
              </table:table-cell>
              <table:table-cell office:value-type="float" office:value="2500.65739446039">
                <text:p>2500.6573944603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572471139.13181">
                <text:p>1572471139.13181</text:p>
              </table:table-cell>
              <table:table-cell office:value-type="float" office:value="126.730957641792">
                <text:p>126.73095764179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572471169.778">
                <text:p>1572471169.778</text:p>
              </table:table-cell>
              <table:table-cell office:value-type="float" office:value="127.44150454993">
                <text:p>127.4415045499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572471200.52638">
                <text:p>1572471200.52638</text:p>
              </table:table-cell>
              <table:table-cell office:value-type="float" office:value="289.972390262627">
                <text:p>289.97239026262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572471231.19971">
                <text:p>1572471231.19971</text:p>
              </table:table-cell>
              <table:table-cell office:value-type="float" office:value="126.530351526226">
                <text:p>126.53035152622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572471261.8629">
                <text:p>1572471261.8629</text:p>
              </table:table-cell>
              <table:table-cell office:value-type="float" office:value="127.160120810325">
                <text:p>127.16012081032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572471292.54113">
                <text:p>1572471292.54113</text:p>
              </table:table-cell>
              <table:table-cell office:value-type="float" office:value="2498.52253374703">
                <text:p>2498.5225337470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572471323.20416">
                <text:p>1572471323.20416</text:p>
              </table:table-cell>
              <table:table-cell office:value-type="float" office:value="126.924164291511">
                <text:p>126.92416429151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572471353.78279">
                <text:p>1572471353.78279</text:p>
              </table:table-cell>
              <table:table-cell office:value-type="float" office:value="152.727676953535">
                <text:p>152.72767695353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572471384.20322">
                <text:p>1572471384.20322</text:p>
              </table:table-cell>
              <table:table-cell office:value-type="float" office:value="169.604798138619">
                <text:p>169.60479813861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572471414.88645">
                <text:p>1572471414.88645</text:p>
              </table:table-cell>
              <table:table-cell office:value-type="float" office:value="290.44362171277">
                <text:p>290.4436217127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572471445.53134">
                <text:p>1572471445.53134</text:p>
              </table:table-cell>
              <table:table-cell office:value-type="float" office:value="127.837302840988">
                <text:p>127.83730284098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572471476.1742">
                <text:p>1572471476.1742</text:p>
              </table:table-cell>
              <table:table-cell office:value-type="float" office:value="126.557070925727">
                <text:p>126.55707092572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572471506.79256">
                <text:p>1572471506.79256</text:p>
              </table:table-cell>
              <table:table-cell office:value-type="float" office:value="127.635395712402">
                <text:p>127.63539571240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572471537.39284">
                <text:p>1572471537.39284</text:p>
              </table:table-cell>
              <table:table-cell office:value-type="float" office:value="128.349502671907">
                <text:p>128.34950267190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572471567.94417">
                <text:p>1572471567.94417</text:p>
              </table:table-cell>
              <table:table-cell office:value-type="float" office:value="127.305230200729">
                <text:p>127.30523020072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572471598.48646">
                <text:p>1572471598.48646</text:p>
              </table:table-cell>
              <table:table-cell office:value-type="float" office:value="127.274538287047">
                <text:p>127.27453828704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572471629.04918">
                <text:p>1572471629.04918</text:p>
              </table:table-cell>
              <table:table-cell office:value-type="float" office:value="126.715814259772">
                <text:p>126.71581425977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572471659.59402">
                <text:p>1572471659.59402</text:p>
              </table:table-cell>
              <table:table-cell office:value-type="float" office:value="127.894647604319">
                <text:p>127.89464760431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572471690.10868">
                <text:p>1572471690.10868</text:p>
              </table:table-cell>
              <table:table-cell office:value-type="float" office:value="125.034442513767">
                <text:p>125.03444251376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572471720.68014">
                <text:p>1572471720.68014</text:p>
              </table:table-cell>
              <table:table-cell office:value-type="float" office:value="126.423130940529">
                <text:p>126.42313094052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572471751.24157">
                <text:p>1572471751.24157</text:p>
              </table:table-cell>
              <table:table-cell office:value-type="float" office:value="127.364563415101">
                <text:p>127.36456341510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572471781.92004">
                <text:p>1572471781.92004</text:p>
              </table:table-cell>
              <table:table-cell office:value-type="float" office:value="126.850373670506">
                <text:p>126.85037367050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572471812.59238">
                <text:p>1572471812.59238</text:p>
              </table:table-cell>
              <table:table-cell office:value-type="float" office:value="125.128098630942">
                <text:p>125.12809863094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572471843.12764">
                <text:p>1572471843.12764</text:p>
              </table:table-cell>
              <table:table-cell office:value-type="float" office:value="126.912722836366">
                <text:p>126.91272283636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572471873.6975">
                <text:p>1572471873.6975</text:p>
              </table:table-cell>
              <table:table-cell office:value-type="float" office:value="128.129581010589">
                <text:p>128.12958101058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572471904.01774">
                <text:p>1572471904.01774</text:p>
              </table:table-cell>
              <table:table-cell office:value-type="float" office:value="125.727860514113">
                <text:p>125.72786051411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572471934.6596">
                <text:p>1572471934.6596</text:p>
              </table:table-cell>
              <table:table-cell office:value-type="float" office:value="127.620528768225">
                <text:p>127.62052876822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572471965.19711">
                <text:p>1572471965.19711</text:p>
              </table:table-cell>
              <table:table-cell office:value-type="float" office:value="126.669363926438">
                <text:p>126.66936392643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572471995.73698">
                <text:p>1572471995.73698</text:p>
              </table:table-cell>
              <table:table-cell office:value-type="float" office:value="127.878546196973">
                <text:p>127.87854619697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572472026.31542">
                <text:p>1572472026.31542</text:p>
              </table:table-cell>
              <table:table-cell office:value-type="float" office:value="126.900388443111">
                <text:p>126.90038844311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572472056.86388">
                <text:p>1572472056.86388</text:p>
              </table:table-cell>
              <table:table-cell office:value-type="float" office:value="127.084825138845">
                <text:p>127.08482513884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572472087.42457">
                <text:p>1572472087.42457</text:p>
              </table:table-cell>
              <table:table-cell office:value-type="float" office:value="126.405659045043">
                <text:p>126.40565904504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572472118.0066">
                <text:p>1572472118.0066</text:p>
              </table:table-cell>
              <table:table-cell office:value-type="float" office:value="126.406206070191">
                <text:p>126.40620607019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572472148.54598">
                <text:p>1572472148.54598</text:p>
              </table:table-cell>
              <table:table-cell office:value-type="float" office:value="127.780774227477">
                <text:p>127.78077422747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572472179.13313">
                <text:p>1572472179.13313</text:p>
              </table:table-cell>
              <table:table-cell office:value-type="float" office:value="126.704921292409">
                <text:p>126.70492129240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572472209.67745">
                <text:p>1572472209.67745</text:p>
              </table:table-cell>
              <table:table-cell office:value-type="float" office:value="127.327428598267">
                <text:p>127.32742859826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572472240.23197">
                <text:p>1572472240.23197</text:p>
              </table:table-cell>
              <table:table-cell office:value-type="float" office:value="127.067011718299">
                <text:p>127.06701171829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572472270.76224">
                <text:p>1572472270.76224</text:p>
              </table:table-cell>
              <table:table-cell office:value-type="float" office:value="126.296107020611">
                <text:p>126.29610702061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572472301.28704">
                <text:p>1572472301.28704</text:p>
              </table:table-cell>
              <table:table-cell office:value-type="float" office:value="126.993633560107">
                <text:p>126.99363356010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572472331.88227">
                <text:p>1572472331.88227</text:p>
              </table:table-cell>
              <table:table-cell office:value-type="float" office:value="125.91901216294">
                <text:p>125.9190121629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572472362.46598">
                <text:p>1572472362.46598</text:p>
              </table:table-cell>
              <table:table-cell office:value-type="float" office:value="127.136894912341">
                <text:p>127.13689491234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572472393.0244">
                <text:p>1572472393.0244</text:p>
              </table:table-cell>
              <table:table-cell office:value-type="float" office:value="127.429582619487">
                <text:p>127.42958261948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572472423.64534">
                <text:p>1572472423.64534</text:p>
              </table:table-cell>
              <table:table-cell office:value-type="float" office:value="126.198612951592">
                <text:p>126.19861295159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572472454.17305">
                <text:p>1572472454.17305</text:p>
              </table:table-cell>
              <table:table-cell office:value-type="float" office:value="11004.2458574952">
                <text:p>11004.245857495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572472484.94965">
                <text:p>1572472484.94965</text:p>
              </table:table-cell>
              <table:table-cell office:value-type="float" office:value="254.969285821778">
                <text:p>254.96928582177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572472515.78373">
                <text:p>1572472515.78373</text:p>
              </table:table-cell>
              <table:table-cell office:value-type="float" office:value="291.729745118134">
                <text:p>291.72974511813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572472546.32399">
                <text:p>1572472546.32399</text:p>
              </table:table-cell>
              <table:table-cell office:value-type="float" office:value="128.229193705083">
                <text:p>128.22919370508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572472576.90359">
                <text:p>1572472576.90359</text:p>
              </table:table-cell>
              <table:table-cell office:value-type="float" office:value="127.457124019344">
                <text:p>127.45712401934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572472607.45518">
                <text:p>1572472607.45518</text:p>
              </table:table-cell>
              <table:table-cell office:value-type="float" office:value="127.311535616278">
                <text:p>127.31153561627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572472638.13792">
                <text:p>1572472638.13792</text:p>
              </table:table-cell>
              <table:table-cell office:value-type="float" office:value="125.452712714938">
                <text:p>125.45271271493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572472668.81803">
                <text:p>1572472668.81803</text:p>
              </table:table-cell>
              <table:table-cell office:value-type="float" office:value="127.047073821743">
                <text:p>127.04707382174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572472699.51282">
                <text:p>1572472699.51282</text:p>
              </table:table-cell>
              <table:table-cell office:value-type="float" office:value="127.129907909308">
                <text:p>127.12990790930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572472730.21172">
                <text:p>1572472730.21172</text:p>
              </table:table-cell>
              <table:table-cell office:value-type="float" office:value="127.045225783574">
                <text:p>127.04522578357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572472760.94242">
                <text:p>1572472760.94242</text:p>
              </table:table-cell>
              <table:table-cell office:value-type="float" office:value="127.497684325211">
                <text:p>127.49768432521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572472791.55509">
                <text:p>1572472791.55509</text:p>
              </table:table-cell>
              <table:table-cell office:value-type="float" office:value="127.759470230683">
                <text:p>127.75947023068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572472822.00039">
                <text:p>1572472822.00039</text:p>
              </table:table-cell>
              <table:table-cell office:value-type="float" office:value="127.593874455941">
                <text:p>127.59387445594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572472852.66005">
                <text:p>1572472852.66005</text:p>
              </table:table-cell>
              <table:table-cell office:value-type="float" office:value="127.087153652311">
                <text:p>127.08715365231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572472883.22083">
                <text:p>1572472883.22083</text:p>
              </table:table-cell>
              <table:table-cell office:value-type="float" office:value="125.294584418527">
                <text:p>125.29458441852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572472913.7682">
                <text:p>1572472913.7682</text:p>
              </table:table-cell>
              <table:table-cell office:value-type="float" office:value="127.575032072315">
                <text:p>127.57503207231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572472944.30473">
                <text:p>1572472944.30473</text:p>
              </table:table-cell>
              <table:table-cell office:value-type="float" office:value="126.714102246573">
                <text:p>126.71410224657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572472974.87972">
                <text:p>1572472974.87972</text:p>
              </table:table-cell>
              <table:table-cell office:value-type="float" office:value="127.570169545293">
                <text:p>127.57016954529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572473005.42786">
                <text:p>1572473005.42786</text:p>
              </table:table-cell>
              <table:table-cell office:value-type="float" office:value="126.789535405658">
                <text:p>126.78953540565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572473035.97887">
                <text:p>1572473035.97887</text:p>
              </table:table-cell>
              <table:table-cell office:value-type="float" office:value="127.355518485907">
                <text:p>127.35551848590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572473066.56486">
                <text:p>1572473066.56486</text:p>
              </table:table-cell>
              <table:table-cell office:value-type="float" office:value="127.182662195557">
                <text:p>127.18266219555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572473097.10163">
                <text:p>1572473097.10163</text:p>
              </table:table-cell>
              <table:table-cell office:value-type="float" office:value="126.499383174703">
                <text:p>126.49938317470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572473127.64876">
                <text:p>1572473127.64876</text:p>
              </table:table-cell>
              <table:table-cell office:value-type="float" office:value="126.872091592747">
                <text:p>126.87209159274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572473158.19964">
                <text:p>1572473158.19964</text:p>
              </table:table-cell>
              <table:table-cell office:value-type="float" office:value="127.405809696354">
                <text:p>127.40580969635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572473188.73942">
                <text:p>1572473188.73942</text:p>
              </table:table-cell>
              <table:table-cell office:value-type="float" office:value="125.936411658039">
                <text:p>125.93641165803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572473219.28782">
                <text:p>1572473219.28782</text:p>
              </table:table-cell>
              <table:table-cell office:value-type="float" office:value="128.170068916068">
                <text:p>128.17006891606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572473249.87539">
                <text:p>1572473249.87539</text:p>
              </table:table-cell>
              <table:table-cell office:value-type="float" office:value="125.888315861357">
                <text:p>125.88831586135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572473280.42367">
                <text:p>1572473280.42367</text:p>
              </table:table-cell>
              <table:table-cell office:value-type="float" office:value="127.104557535312">
                <text:p>127.10455753531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572473310.96721">
                <text:p>1572473310.96721</text:p>
              </table:table-cell>
              <table:table-cell office:value-type="float" office:value="126.076042021152">
                <text:p>126.07604202115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572473341.30006">
                <text:p>1572473341.30006</text:p>
              </table:table-cell>
              <table:table-cell office:value-type="float" office:value="127.843674806388">
                <text:p>127.84367480638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572473371.81918">
                <text:p>1572473371.81918</text:p>
              </table:table-cell>
              <table:table-cell office:value-type="float" office:value="125.875639943042">
                <text:p>125.87563994304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572473402.41648">
                <text:p>1572473402.41648</text:p>
              </table:table-cell>
              <table:table-cell office:value-type="float" office:value="126.442722924124">
                <text:p>126.44272292412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572473432.95772">
                <text:p>1572473432.95772</text:p>
              </table:table-cell>
              <table:table-cell office:value-type="float" office:value="127.400463768766">
                <text:p>127.40046376876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572473463.52253">
                <text:p>1572473463.52253</text:p>
              </table:table-cell>
              <table:table-cell office:value-type="float" office:value="126.243623321668">
                <text:p>126.24362332166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572473494.10489">
                <text:p>1572473494.10489</text:p>
              </table:table-cell>
              <table:table-cell office:value-type="float" office:value="127.938426436494">
                <text:p>127.93842643649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572473524.67704">
                <text:p>1572473524.67704</text:p>
              </table:table-cell>
              <table:table-cell office:value-type="float" office:value="125.738477043633">
                <text:p>125.73847704363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572473555.2217">
                <text:p>1572473555.2217</text:p>
              </table:table-cell>
              <table:table-cell office:value-type="float" office:value="126.97876661593">
                <text:p>126.9787666159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572473585.78872">
                <text:p>1572473585.78872</text:p>
              </table:table-cell>
              <table:table-cell office:value-type="float" office:value="128.706523608052">
                <text:p>128.70652360805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572473616.33714">
                <text:p>1572473616.33714</text:p>
              </table:table-cell>
              <table:table-cell office:value-type="float" office:value="127.210888108167">
                <text:p>127.21088810816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572473646.91775">
                <text:p>1572473646.91775</text:p>
              </table:table-cell>
              <table:table-cell office:value-type="float" office:value="127.113052514089">
                <text:p>127.11305251408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572473677.47377">
                <text:p>1572473677.47377</text:p>
              </table:table-cell>
              <table:table-cell office:value-type="float" office:value="126.763293556187">
                <text:p>126.76329355618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572473708.03642">
                <text:p>1572473708.03642</text:p>
              </table:table-cell>
              <table:table-cell office:value-type="float" office:value="126.821735295083">
                <text:p>126.82173529508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572473738.57801">
                <text:p>1572473738.57801</text:p>
              </table:table-cell>
              <table:table-cell office:value-type="float" office:value="127.43033368209">
                <text:p>127.4303336820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572473769.15357">
                <text:p>1572473769.15357</text:p>
              </table:table-cell>
              <table:table-cell office:value-type="float" office:value="128.010845106725">
                <text:p>128.01084510672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572473799.75369">
                <text:p>1572473799.75369</text:p>
              </table:table-cell>
              <table:table-cell office:value-type="float" office:value="128.819022108852">
                <text:p>128.81902210885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572473830.3046">
                <text:p>1572473830.3046</text:p>
              </table:table-cell>
              <table:table-cell office:value-type="float" office:value="128.046743997756">
                <text:p>128.04674399775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572473860.89877">
                <text:p>1572473860.89877</text:p>
              </table:table-cell>
              <table:table-cell office:value-type="float" office:value="125.720322098028">
                <text:p>125.72032209802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572473891.18339">
                <text:p>1572473891.18339</text:p>
              </table:table-cell>
              <table:table-cell office:value-type="float" office:value="125.961420506975">
                <text:p>125.96142050697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572473921.74039">
                <text:p>1572473921.74039</text:p>
              </table:table-cell>
              <table:table-cell office:value-type="float" office:value="128.192333863457">
                <text:p>128.19233386345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572473952.29291">
                <text:p>1572473952.29291</text:p>
              </table:table-cell>
              <table:table-cell office:value-type="float" office:value="127.040700393709">
                <text:p>127.04070039370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572473982.87995">
                <text:p>1572473982.87995</text:p>
              </table:table-cell>
              <table:table-cell office:value-type="float" office:value="128.297296873441">
                <text:p>128.29729687344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572474013.43429">
                <text:p>1572474013.43429</text:p>
              </table:table-cell>
              <table:table-cell office:value-type="float" office:value="125.497519047559">
                <text:p>125.49751904755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572474043.7943">
                <text:p>1572474043.7943</text:p>
              </table:table-cell>
              <table:table-cell office:value-type="float" office:value="125.595013116577">
                <text:p>125.59501311657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572474074.34835">
                <text:p>1572474074.34835</text:p>
              </table:table-cell>
              <table:table-cell office:value-type="float" office:value="127.626899270991">
                <text:p>127.62689927099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572474104.89274">
                <text:p>1572474104.89274</text:p>
              </table:table-cell>
              <table:table-cell office:value-type="float" office:value="127.699249928737">
                <text:p>127.69924992873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572474135.454">
                <text:p>1572474135.454</text:p>
              </table:table-cell>
              <table:table-cell office:value-type="float" office:value="126.78788994231">
                <text:p>126.7878899423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572474166.03172">
                <text:p>1572474166.03172</text:p>
              </table:table-cell>
              <table:table-cell office:value-type="float" office:value="127.749536751282">
                <text:p>127.74953675128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572474196.58339">
                <text:p>1572474196.58339</text:p>
              </table:table-cell>
              <table:table-cell office:value-type="float" office:value="126.486912756477">
                <text:p>126.48691275647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572474227.14274">
                <text:p>1572474227.14274</text:p>
              </table:table-cell>
              <table:table-cell office:value-type="float" office:value="125.697578137976">
                <text:p>125.69757813797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572474257.7276">
                <text:p>1572474257.7276</text:p>
              </table:table-cell>
              <table:table-cell office:value-type="float" office:value="127.555508101205">
                <text:p>127.55550810120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572474288.28863">
                <text:p>1572474288.28863</text:p>
              </table:table-cell>
              <table:table-cell office:value-type="float" office:value="127.37531889486">
                <text:p>127.3753188948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572474318.88537">
                <text:p>1572474318.88537</text:p>
              </table:table-cell>
              <table:table-cell office:value-type="float" office:value="125.192019397128">
                <text:p>125.19201939712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572474349.45691">
                <text:p>1572474349.45691</text:p>
              </table:table-cell>
              <table:table-cell office:value-type="float" office:value="127.934934397611">
                <text:p>127.93493439761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572474380.0338">
                <text:p>1572474380.0338</text:p>
              </table:table-cell>
              <table:table-cell office:value-type="float" office:value="126.676009404412">
                <text:p>126.67600940441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572474410.56697">
                <text:p>1572474410.56697</text:p>
              </table:table-cell>
              <table:table-cell office:value-type="float" office:value="127.460344008287">
                <text:p>127.46034400828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572474441.08801">
                <text:p>1572474441.08801</text:p>
              </table:table-cell>
              <table:table-cell office:value-type="float" office:value="128.963788511562">
                <text:p>128.96378851156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572474471.66808">
                <text:p>1572474471.66808</text:p>
              </table:table-cell>
              <table:table-cell office:value-type="float" office:value="127.555029088542">
                <text:p>127.55502908854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572474502.22252">
                <text:p>1572474502.22252</text:p>
              </table:table-cell>
              <table:table-cell office:value-type="float" office:value="127.842919355882">
                <text:p>127.84291935588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572474532.7698">
                <text:p>1572474532.7698</text:p>
              </table:table-cell>
              <table:table-cell office:value-type="float" office:value="126.730614654098">
                <text:p>126.73061465409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572474563.31493">
                <text:p>1572474563.31493</text:p>
              </table:table-cell>
              <table:table-cell office:value-type="float" office:value="127.86100921427">
                <text:p>127.8610092142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572474593.85411">
                <text:p>1572474593.85411</text:p>
              </table:table-cell>
              <table:table-cell office:value-type="float" office:value="126.78021696389">
                <text:p>126.7802169638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572474624.44168">
                <text:p>1572474624.44168</text:p>
              </table:table-cell>
              <table:table-cell office:value-type="float" office:value="126.594547267621">
                <text:p>126.59454726762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572474654.97796">
                <text:p>1572474654.97796</text:p>
              </table:table-cell>
              <table:table-cell office:value-type="float" office:value="126.893605477532">
                <text:p>126.89360547753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572474685.51938">
                <text:p>1572474685.51938</text:p>
              </table:table-cell>
              <table:table-cell office:value-type="float" office:value="126.71793727315">
                <text:p>126.7179372731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572474716.0626">
                <text:p>1572474716.0626</text:p>
              </table:table-cell>
              <table:table-cell office:value-type="float" office:value="127.255831928392">
                <text:p>127.25583192839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572474746.59823">
                <text:p>1572474746.59823</text:p>
              </table:table-cell>
              <table:table-cell office:value-type="float" office:value="126.100845369999">
                <text:p>126.10084536999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572474777.18258">
                <text:p>1572474777.18258</text:p>
              </table:table-cell>
              <table:table-cell office:value-type="float" office:value="124.769226731361">
                <text:p>124.76922673136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572474807.74026">
                <text:p>1572474807.74026</text:p>
              </table:table-cell>
              <table:table-cell office:value-type="float" office:value="127.478634978862">
                <text:p>127.47863497886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572474838.30791">
                <text:p>1572474838.30791</text:p>
              </table:table-cell>
              <table:table-cell office:value-type="float" office:value="125.797810258005">
                <text:p>125.79781025800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572474868.86889">
                <text:p>1572474868.86889</text:p>
              </table:table-cell>
              <table:table-cell office:value-type="float" office:value="126.187717058961">
                <text:p>126.18771705896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572474899.42776">
                <text:p>1572474899.42776</text:p>
              </table:table-cell>
              <table:table-cell office:value-type="float" office:value="126.571049319696">
                <text:p>126.57104931969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572474929.97974">
                <text:p>1572474929.97974</text:p>
              </table:table-cell>
              <table:table-cell office:value-type="float" office:value="127.955759381741">
                <text:p>127.95575938174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572474960.52602">
                <text:p>1572474960.52602</text:p>
              </table:table-cell>
              <table:table-cell office:value-type="float" office:value="126.979383116197">
                <text:p>126.97938311619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572474990.9692">
                <text:p>1572474990.9692</text:p>
              </table:table-cell>
              <table:table-cell office:value-type="float" office:value="126.283635139751">
                <text:p>126.28363513975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572475021.68422">
                <text:p>1572475021.68422</text:p>
              </table:table-cell>
              <table:table-cell office:value-type="float" office:value="127.418689652124">
                <text:p>127.41868965212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572475052.38839">
                <text:p>1572475052.38839</text:p>
              </table:table-cell>
              <table:table-cell office:value-type="float" office:value="126.468003823">
                <text:p>126.46800382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572475082.91904">
                <text:p>1572475082.91904</text:p>
              </table:table-cell>
              <table:table-cell office:value-type="float" office:value="127.583597988846">
                <text:p>127.58359798884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572475113.49293">
                <text:p>1572475113.49293</text:p>
              </table:table-cell>
              <table:table-cell office:value-type="float" office:value="128.262286532618">
                <text:p>128.26228653261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572475144.04474">
                <text:p>1572475144.04474</text:p>
              </table:table-cell>
              <table:table-cell office:value-type="float" office:value="127.179235243891">
                <text:p>127.17923524389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572475174.66572">
                <text:p>1572475174.66572</text:p>
              </table:table-cell>
              <table:table-cell office:value-type="float" office:value="125.857827985131">
                <text:p>125.85782798513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572475205.22873">
                <text:p>1572475205.22873</text:p>
              </table:table-cell>
              <table:table-cell office:value-type="float" office:value="125.567057791273">
                <text:p>125.56705779127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572475235.78943">
                <text:p>1572475235.78943</text:p>
              </table:table-cell>
              <table:table-cell office:value-type="float" office:value="128.386911001316">
                <text:p>128.38691100131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572475266.34552">
                <text:p>1572475266.34552</text:p>
              </table:table-cell>
              <table:table-cell office:value-type="float" office:value="129.087797942626">
                <text:p>129.08779794262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572475296.95559">
                <text:p>1572475296.95559</text:p>
              </table:table-cell>
              <table:table-cell office:value-type="float" office:value="127.394845791238">
                <text:p>127.39484579123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572475327.63151">
                <text:p>1572475327.63151</text:p>
              </table:table-cell>
              <table:table-cell office:value-type="float" office:value="84.3245801183823">
                <text:p>84.324580118382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572475358.18169">
                <text:p>1572475358.18169</text:p>
              </table:table-cell>
              <table:table-cell office:value-type="float" office:value="127.882384148817">
                <text:p>127.88238414881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572475388.74452">
                <text:p>1572475388.74452</text:p>
              </table:table-cell>
              <table:table-cell office:value-type="float" office:value="127.225070539592">
                <text:p>127.22507053959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572475419.28732">
                <text:p>1572475419.28732</text:p>
              </table:table-cell>
              <table:table-cell office:value-type="float" office:value="126.507604640905">
                <text:p>126.50760464090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572475449.84245">
                <text:p>1572475449.84245</text:p>
              </table:table-cell>
              <table:table-cell office:value-type="float" office:value="127.583185526033">
                <text:p>127.58318552603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572475480.43531">
                <text:p>1572475480.43531</text:p>
              </table:table-cell>
              <table:table-cell office:value-type="float" office:value="128.009887081398">
                <text:p>128.00988708139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572475510.77665">
                <text:p>1572475510.77665</text:p>
              </table:table-cell>
              <table:table-cell office:value-type="float" office:value="129.001879891089">
                <text:p>129.00187989108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572475541.36353">
                <text:p>1572475541.36353</text:p>
              </table:table-cell>
              <table:table-cell office:value-type="float" office:value="126.181688081255">
                <text:p>126.18168808125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572475571.94827">
                <text:p>1572475571.94827</text:p>
              </table:table-cell>
              <table:table-cell office:value-type="float" office:value="126.504865127261">
                <text:p>126.50486512726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572475602.52886">
                <text:p>1572475602.52886</text:p>
              </table:table-cell>
              <table:table-cell office:value-type="float" office:value="126.190320547636">
                <text:p>126.19032054763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572475633.1041">
                <text:p>1572475633.1041</text:p>
              </table:table-cell>
              <table:table-cell office:value-type="float" office:value="127.503849327887">
                <text:p>127.50384932788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572475663.65781">
                <text:p>1572475663.65781</text:p>
              </table:table-cell>
              <table:table-cell office:value-type="float" office:value="126.4529299161">
                <text:p>126.452929916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572475694.21636">
                <text:p>1572475694.21636</text:p>
              </table:table-cell>
              <table:table-cell office:value-type="float" office:value="126.857090086234">
                <text:p>126.85709008623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572475724.85574">
                <text:p>1572475724.85574</text:p>
              </table:table-cell>
              <table:table-cell office:value-type="float" office:value="126.554465974418">
                <text:p>126.55446597441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572475755.55677">
                <text:p>1572475755.55677</text:p>
              </table:table-cell>
              <table:table-cell office:value-type="float" office:value="128.746742388858">
                <text:p>128.74674238885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572475786.18718">
                <text:p>1572475786.18718</text:p>
              </table:table-cell>
              <table:table-cell office:value-type="float" office:value="127.331540062685">
                <text:p>127.33154006268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572475816.81962">
                <text:p>1572475816.81962</text:p>
              </table:table-cell>
              <table:table-cell office:value-type="float" office:value="128.023519562406">
                <text:p>128.02351956240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572475847.44427">
                <text:p>1572475847.44427</text:p>
              </table:table-cell>
              <table:table-cell office:value-type="float" office:value="128.152529008097">
                <text:p>128.15252900809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572475878.02746">
                <text:p>1572475878.02746</text:p>
              </table:table-cell>
              <table:table-cell office:value-type="float" office:value="125.603713595444">
                <text:p>125.60371359544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572475908.6106">
                <text:p>1572475908.6106</text:p>
              </table:table-cell>
              <table:table-cell office:value-type="float" office:value="126.857156636085">
                <text:p>126.85715663608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572475939.16175">
                <text:p>1572475939.16175</text:p>
              </table:table-cell>
              <table:table-cell office:value-type="float" office:value="127.146210428841">
                <text:p>127.14621042884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572475969.74357">
                <text:p>1572475969.74357</text:p>
              </table:table-cell>
              <table:table-cell office:value-type="float" office:value="127.342226067325">
                <text:p>127.34222606732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572476000.32731">
                <text:p>1572476000.32731</text:p>
              </table:table-cell>
              <table:table-cell office:value-type="float" office:value="125.715801096065">
                <text:p>125.71580109606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572476030.8699">
                <text:p>1572476030.8699</text:p>
              </table:table-cell>
              <table:table-cell office:value-type="float" office:value="127.586887452907">
                <text:p>127.58688745290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572476061.26693">
                <text:p>1572476061.26693</text:p>
              </table:table-cell>
              <table:table-cell office:value-type="float" office:value="127.975972253506">
                <text:p>127.97597225350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572476091.83697">
                <text:p>1572476091.83697</text:p>
              </table:table-cell>
              <table:table-cell office:value-type="float" office:value="127.690820037177">
                <text:p>127.69082003717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572476122.44429">
                <text:p>1572476122.44429</text:p>
              </table:table-cell>
              <table:table-cell office:value-type="float" office:value="126.758222603807">
                <text:p>126.75822260380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572476153.01774">
                <text:p>1572476153.01774</text:p>
              </table:table-cell>
              <table:table-cell office:value-type="float" office:value="126.591189791074">
                <text:p>126.59118979107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572476183.59394">
                <text:p>1572476183.59394</text:p>
              </table:table-cell>
              <table:table-cell office:value-type="float" office:value="128.18781139886">
                <text:p>128.1878113988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572476214.19273">
                <text:p>1572476214.19273</text:p>
              </table:table-cell>
              <table:table-cell office:value-type="float" office:value="126.233552354662">
                <text:p>126.23355235466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572476244.77242">
                <text:p>1572476244.77242</text:p>
              </table:table-cell>
              <table:table-cell office:value-type="float" office:value="127.685888035036">
                <text:p>127.68588803503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572476275.37378">
                <text:p>1572476275.37378</text:p>
              </table:table-cell>
              <table:table-cell office:value-type="float" office:value="125.740809945002">
                <text:p>125.74080994500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572476305.97634">
                <text:p>1572476305.97634</text:p>
              </table:table-cell>
              <table:table-cell office:value-type="float" office:value="126.690259848322">
                <text:p>126.69025984832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572476336.2102">
                <text:p>1572476336.2102</text:p>
              </table:table-cell>
              <table:table-cell office:value-type="float" office:value="126.80748338854">
                <text:p>126.8074833885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572476366.96408">
                <text:p>1572476366.96408</text:p>
              </table:table-cell>
              <table:table-cell office:value-type="float" office:value="126.417987587762">
                <text:p>126.41798758776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572476397.5616">
                <text:p>1572476397.5616</text:p>
              </table:table-cell>
              <table:table-cell office:value-type="float" office:value="128.964268986859">
                <text:p>128.96426898685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572476428.2782">
                <text:p>1572476428.2782</text:p>
              </table:table-cell>
              <table:table-cell office:value-type="float" office:value="126.718348273328">
                <text:p>126.71834827332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572476458.84835">
                <text:p>1572476458.84835</text:p>
              </table:table-cell>
              <table:table-cell office:value-type="float" office:value="126.722872200559">
                <text:p>126.72287220055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572476489.45812">
                <text:p>1572476489.45812</text:p>
              </table:table-cell>
              <table:table-cell office:value-type="float" office:value="128.304971314495">
                <text:p>128.30497131449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572476520.02155">
                <text:p>1572476520.02155</text:p>
              </table:table-cell>
              <table:table-cell office:value-type="float" office:value="127.640119289186">
                <text:p>127.64011928918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572476550.58593">
                <text:p>1572476550.58593</text:p>
              </table:table-cell>
              <table:table-cell office:value-type="float" office:value="127.652521694926">
                <text:p>127.65252169492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572476581.14095">
                <text:p>1572476581.14095</text:p>
              </table:table-cell>
              <table:table-cell office:value-type="float" office:value="127.161284335741">
                <text:p>127.16128433574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572476611.71661">
                <text:p>1572476611.71661</text:p>
              </table:table-cell>
              <table:table-cell office:value-type="float" office:value="127.305709213392">
                <text:p>127.30570921339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572476642.32312">
                <text:p>1572476642.32312</text:p>
              </table:table-cell>
              <table:table-cell office:value-type="float" office:value="128.717622075504">
                <text:p>128.71762207550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572476672.89891">
                <text:p>1572476672.89891</text:p>
              </table:table-cell>
              <table:table-cell office:value-type="float" office:value="127.711031446308">
                <text:p>127.71103144630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572476703.4689">
                <text:p>1572476703.4689</text:p>
              </table:table-cell>
              <table:table-cell office:value-type="float" office:value="126.584748350555">
                <text:p>126.58474835055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572476734.0696">
                <text:p>1572476734.0696</text:p>
              </table:table-cell>
              <table:table-cell office:value-type="float" office:value="127.39203533984">
                <text:p>127.3920353398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572476764.63949">
                <text:p>1572476764.63949</text:p>
              </table:table-cell>
              <table:table-cell office:value-type="float" office:value="127.346064019169">
                <text:p>127.34606401916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572476795.24547">
                <text:p>1572476795.24547</text:p>
              </table:table-cell>
              <table:table-cell office:value-type="float" office:value="126.549052034345">
                <text:p>126.54905203434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572476825.80665">
                <text:p>1572476825.80665</text:p>
              </table:table-cell>
              <table:table-cell office:value-type="float" office:value="127.831751413311">
                <text:p>127.83175141331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572476856.37253">
                <text:p>1572476856.37253</text:p>
              </table:table-cell>
              <table:table-cell office:value-type="float" office:value="126.816188255308">
                <text:p>126.81618825530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572476886.97345">
                <text:p>1572476886.97345</text:p>
              </table:table-cell>
              <table:table-cell office:value-type="float" office:value="125.246556634329">
                <text:p>125.24655663432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572476917.51311">
                <text:p>1572476917.51311</text:p>
              </table:table-cell>
              <table:table-cell office:value-type="float" office:value="126.051101184701">
                <text:p>126.05110118470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572476947.80355">
                <text:p>1572476947.80355</text:p>
              </table:table-cell>
              <table:table-cell office:value-type="float" office:value="127.676775093357">
                <text:p>127.67677509335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572476978.33433">
                <text:p>1572476978.33433</text:p>
              </table:table-cell>
              <table:table-cell office:value-type="float" office:value="126.745344110671">
                <text:p>126.74534411067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572477008.84149">
                <text:p>1572477008.84149</text:p>
              </table:table-cell>
              <table:table-cell office:value-type="float" office:value="128.228785630173">
                <text:p>128.22878563017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572477039.36559">
                <text:p>1572477039.36559</text:p>
              </table:table-cell>
              <table:table-cell office:value-type="float" office:value="126.845100143306">
                <text:p>126.84510014330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572477069.8959">
                <text:p>1572477069.8959</text:p>
              </table:table-cell>
              <table:table-cell office:value-type="float" office:value="127.924721555099">
                <text:p>127.92472155509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572477100.5178">
                <text:p>1572477100.5178</text:p>
              </table:table-cell>
              <table:table-cell office:value-type="float" office:value="169.809854318395">
                <text:p>169.80985431839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572477131.07683">
                <text:p>1572477131.07683</text:p>
              </table:table-cell>
              <table:table-cell office:value-type="float" office:value="127.680270057508">
                <text:p>127.68027005750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572477161.61419">
                <text:p>1572477161.61419</text:p>
              </table:table-cell>
              <table:table-cell office:value-type="float" office:value="127.623677819414">
                <text:p>127.62367781941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572477192.15206">
                <text:p>1572477192.15206</text:p>
              </table:table-cell>
              <table:table-cell office:value-type="float" office:value="126.753290601666">
                <text:p>126.75329060166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572477222.71265">
                <text:p>1572477222.71265</text:p>
              </table:table-cell>
              <table:table-cell office:value-type="float" office:value="126.536791504111">
                <text:p>126.53679150411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572477253.25589">
                <text:p>1572477253.25589</text:p>
              </table:table-cell>
              <table:table-cell office:value-type="float" office:value="126.659771972096">
                <text:p>126.65977197209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572477283.8198">
                <text:p>1572477283.8198</text:p>
              </table:table-cell>
              <table:table-cell office:value-type="float" office:value="127.846686369973">
                <text:p>127.84668636997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572477314.37074">
                <text:p>1572477314.37074</text:p>
              </table:table-cell>
              <table:table-cell office:value-type="float" office:value="126.593997317204">
                <text:p>126.59399731720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572477344.9135">
                <text:p>1572477344.9135</text:p>
              </table:table-cell>
              <table:table-cell office:value-type="float" office:value="129.766486486399">
                <text:p>129.76648648639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572477375.56018">
                <text:p>1572477375.56018</text:p>
              </table:table-cell>
              <table:table-cell office:value-type="float" office:value="128.493312511925">
                <text:p>128.49331251192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572477406.17974">
                <text:p>1572477406.17974</text:p>
              </table:table-cell>
              <table:table-cell office:value-type="float" office:value="127.370593855442">
                <text:p>127.37059385544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572477436.73973">
                <text:p>1572477436.73973</text:p>
              </table:table-cell>
              <table:table-cell office:value-type="float" office:value="127.141415914304">
                <text:p>127.14141591430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572477467.28883">
                <text:p>1572477467.28883</text:p>
              </table:table-cell>
              <table:table-cell office:value-type="float" office:value="127.95439181887">
                <text:p>127.9543918188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572477497.58548">
                <text:p>1572477497.58548</text:p>
              </table:table-cell>
              <table:table-cell office:value-type="float" office:value="126.26493024373">
                <text:p>126.2649302437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572477528.16198">
                <text:p>1572477528.16198</text:p>
              </table:table-cell>
              <table:table-cell office:value-type="float" office:value="126.302612085713">
                <text:p>126.30261208571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572477558.71711">
                <text:p>1572477558.71711</text:p>
              </table:table-cell>
              <table:table-cell office:value-type="float" office:value="127.419371239608">
                <text:p>127.41937123960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572477589.26753">
                <text:p>1572477589.26753</text:p>
              </table:table-cell>
              <table:table-cell office:value-type="float" office:value="127.588256478413">
                <text:p>127.58825647841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572477619.8412">
                <text:p>1572477619.8412</text:p>
              </table:table-cell>
              <table:table-cell office:value-type="float" office:value="126.59845323195">
                <text:p>126.5984532319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572477650.42706">
                <text:p>1572477650.42706</text:p>
              </table:table-cell>
              <table:table-cell office:value-type="float" office:value="124.709825504503">
                <text:p>124.70982550450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572477680.97614">
                <text:p>1572477680.97614</text:p>
              </table:table-cell>
              <table:table-cell office:value-type="float" office:value="126.088236001535">
                <text:p>126.08823600153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572477711.52182">
                <text:p>1572477711.52182</text:p>
              </table:table-cell>
              <table:table-cell office:value-type="float" office:value="127.451368554212">
                <text:p>127.45136855421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572477742.07336">
                <text:p>1572477742.07336</text:p>
              </table:table-cell>
              <table:table-cell office:value-type="float" office:value="126.200803977455">
                <text:p>126.20080397745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572477772.64505">
                <text:p>1572477772.64505</text:p>
              </table:table-cell>
              <table:table-cell office:value-type="float" office:value="127.179851744159">
                <text:p>127.17985174415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572477803.19625">
                <text:p>1572477803.19625</text:p>
              </table:table-cell>
              <table:table-cell office:value-type="float" office:value="128.120533156127">
                <text:p>128.12053315612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572477833.72944">
                <text:p>1572477833.72944</text:p>
              </table:table-cell>
              <table:table-cell office:value-type="float" office:value="127.923558029682">
                <text:p>127.92355802968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572477864.34102">
                <text:p>1572477864.34102</text:p>
              </table:table-cell>
              <table:table-cell office:value-type="float" office:value="127.619980280442">
                <text:p>127.61998028044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572477894.94067">
                <text:p>1572477894.94067</text:p>
              </table:table-cell>
              <table:table-cell office:value-type="float" office:value="127.771939186275">
                <text:p>127.77193918627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572477925.47907">
                <text:p>1572477925.47907</text:p>
              </table:table-cell>
              <table:table-cell office:value-type="float" office:value="128.950017080316">
                <text:p>128.95001708031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572477956.09179">
                <text:p>1572477956.09179</text:p>
              </table:table-cell>
              <table:table-cell office:value-type="float" office:value="127.196501639288">
                <text:p>127.19650163928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572477986.79953">
                <text:p>1572477986.79953</text:p>
              </table:table-cell>
              <table:table-cell office:value-type="float" office:value="127.077016135454">
                <text:p>127.07701613545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572478017.3621">
                <text:p>1572478017.3621</text:p>
              </table:table-cell>
              <table:table-cell office:value-type="float" office:value="126.007254340042">
                <text:p>126.00725434004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572478047.74408">
                <text:p>1572478047.74408</text:p>
              </table:table-cell>
              <table:table-cell office:value-type="float" office:value="127.620182855263">
                <text:p>127.62018285526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572478078.29602">
                <text:p>1572478078.29602</text:p>
              </table:table-cell>
              <table:table-cell office:value-type="float" office:value="125.24045671887">
                <text:p>125.2404567188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572478108.8681">
                <text:p>1572478108.8681</text:p>
              </table:table-cell>
              <table:table-cell office:value-type="float" office:value="126.170246626109">
                <text:p>126.17024662610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572478139.50675">
                <text:p>1572478139.50675</text:p>
              </table:table-cell>
              <table:table-cell office:value-type="float" office:value="128.547576236551">
                <text:p>128.54757623655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572478170.20738">
                <text:p>1572478170.20738</text:p>
              </table:table-cell>
              <table:table-cell office:value-type="float" office:value="128.706043132754">
                <text:p>128.70604313275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572478200.76953">
                <text:p>1572478200.76953</text:p>
              </table:table-cell>
              <table:table-cell office:value-type="float" office:value="127.574554522286">
                <text:p>127.57455452228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572478231.34473">
                <text:p>1572478231.34473</text:p>
              </table:table-cell>
              <table:table-cell office:value-type="float" office:value="127.418073151856">
                <text:p>127.41807315185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572478261.8967">
                <text:p>1572478261.8967</text:p>
              </table:table-cell>
              <table:table-cell office:value-type="float" office:value="127.229455516584">
                <text:p>127.22945551658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572478292.43489">
                <text:p>1572478292.43489</text:p>
              </table:table-cell>
              <table:table-cell office:value-type="float" office:value="127.56845606946">
                <text:p>127.5684560694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572478323.01099">
                <text:p>1572478323.01099</text:p>
              </table:table-cell>
              <table:table-cell office:value-type="float" office:value="126.69437131274">
                <text:p>126.6943713127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572478353.80168">
                <text:p>1572478353.80168</text:p>
              </table:table-cell>
              <table:table-cell office:value-type="float" office:value="127.179919756644">
                <text:p>127.17991975664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572478384.38742">
                <text:p>1572478384.38742</text:p>
              </table:table-cell>
              <table:table-cell office:value-type="float" office:value="127.62751284599">
                <text:p>127.6275128459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572478414.97011">
                <text:p>1572478414.97011</text:p>
              </table:table-cell>
              <table:table-cell office:value-type="float" office:value="290.503501952291">
                <text:p>290.50350195229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572478445.59741">
                <text:p>1572478445.59741</text:p>
              </table:table-cell>
              <table:table-cell office:value-type="float" office:value="290.099961207694">
                <text:p>290.09996120769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572478476.22083">
                <text:p>1572478476.22083</text:p>
              </table:table-cell>
              <table:table-cell office:value-type="float" office:value="127.862757062004">
                <text:p>127.86275706200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572478506.92049">
                <text:p>1572478506.92049</text:p>
              </table:table-cell>
              <table:table-cell office:value-type="float" office:value="126.769665521587">
                <text:p>126.76966552158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572478537.6986">
                <text:p>1572478537.6986</text:p>
              </table:table-cell>
              <table:table-cell office:value-type="float" office:value="169.686258812777">
                <text:p>169.68625881277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572478568.1505">
                <text:p>1572478568.1505</text:p>
              </table:table-cell>
              <table:table-cell office:value-type="float" office:value="127.716785448806">
                <text:p>127.71678544880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572478598.51969">
                <text:p>1572478598.51969</text:p>
              </table:table-cell>
              <table:table-cell office:value-type="float" office:value="127.860114813526">
                <text:p>127.86011481352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572478629.15493">
                <text:p>1572478629.15493</text:p>
              </table:table-cell>
              <table:table-cell office:value-type="float" office:value="291.576139286319">
                <text:p>291.57613928631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572478659.78492">
                <text:p>1572478659.78492</text:p>
              </table:table-cell>
              <table:table-cell office:value-type="float" office:value="126.872091592747">
                <text:p>126.87209159274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572478690.43427">
                <text:p>1572478690.43427</text:p>
              </table:table-cell>
              <table:table-cell office:value-type="float" office:value="128.372385582198">
                <text:p>128.37238558219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572478721.06786">
                <text:p>1572478721.06786</text:p>
              </table:table-cell>
              <table:table-cell office:value-type="float" office:value="11336.4252685802">
                <text:p>11336.425268580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572478751.70495">
                <text:p>1572478751.70495</text:p>
              </table:table-cell>
              <table:table-cell office:value-type="float" office:value="127.3407875667">
                <text:p>127.340787566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572478782.33421">
                <text:p>1572478782.33421</text:p>
              </table:table-cell>
              <table:table-cell office:value-type="float" office:value="11334.2956148442">
                <text:p>11334.295614844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572478813.05836">
                <text:p>1572478813.05836</text:p>
              </table:table-cell>
              <table:table-cell office:value-type="float" office:value="127.228837553683">
                <text:p>127.22883755368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572478843.85343">
                <text:p>1572478843.85343</text:p>
              </table:table-cell>
              <table:table-cell office:value-type="float" office:value="127.598191420448">
                <text:p>127.59819142044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572478874.63528">
                <text:p>1572478874.63528</text:p>
              </table:table-cell>
              <table:table-cell office:value-type="float" office:value="126.988700095331">
                <text:p>126.98870009533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572478905.28097">
                <text:p>1572478905.28097</text:p>
              </table:table-cell>
              <table:table-cell office:value-type="float" office:value="128.607521563289">
                <text:p>128.60752156328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572478936.10857">
                <text:p>1572478936.10857</text:p>
              </table:table-cell>
              <table:table-cell office:value-type="float" office:value="126.96568116007">
                <text:p>126.9656811600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572478966.83991">
                <text:p>1572478966.83991</text:p>
              </table:table-cell>
              <table:table-cell office:value-type="float" office:value="1026.80317227457">
                <text:p>1026.8031722745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572478997.48132">
                <text:p>1572478997.48132</text:p>
              </table:table-cell>
              <table:table-cell office:value-type="float" office:value="84.4172767475958">
                <text:p>84.417276747595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572479028.19215">
                <text:p>1572479028.19215</text:p>
              </table:table-cell>
              <table:table-cell office:value-type="float" office:value="126.509726191649">
                <text:p>126.50972619164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572479058.81986">
                <text:p>1572479058.81986</text:p>
              </table:table-cell>
              <table:table-cell office:value-type="float" office:value="127.839767379425">
                <text:p>127.83976737942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572479089.61076">
                <text:p>1572479089.61076</text:p>
              </table:table-cell>
              <table:table-cell office:value-type="float" office:value="124.990180281027">
                <text:p>124.99018028102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572479120.52705">
                <text:p>1572479120.52705</text:p>
              </table:table-cell>
              <table:table-cell office:value-type="float" office:value="126.600301270119">
                <text:p>126.60030127011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572479151.22569">
                <text:p>1572479151.22569</text:p>
              </table:table-cell>
              <table:table-cell office:value-type="float" office:value="127.053099874181">
                <text:p>127.05309987418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572479181.8607">
                <text:p>1572479181.8607</text:p>
              </table:table-cell>
              <table:table-cell office:value-type="float" office:value="126.77384499849">
                <text:p>126.7738449984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572479212.47675">
                <text:p>1572479212.47675</text:p>
              </table:table-cell>
              <table:table-cell office:value-type="float" office:value="290.490484508917">
                <text:p>290.49048450891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572479243.1216">
                <text:p>1572479243.1216</text:p>
              </table:table-cell>
              <table:table-cell office:value-type="float" office:value="128.638832902506">
                <text:p>128.63883290250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572479273.76073">
                <text:p>1572479273.76073</text:p>
              </table:table-cell>
              <table:table-cell office:value-type="float" office:value="2499.04062799332">
                <text:p>2499.0406279933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572479304.40032">
                <text:p>1572479304.40032</text:p>
              </table:table-cell>
              <table:table-cell office:value-type="float" office:value="2456.86671494984">
                <text:p>2456.8667149498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572479334.99272">
                <text:p>1572479334.99272</text:p>
              </table:table-cell>
              <table:table-cell office:value-type="float" office:value="127.107022073749">
                <text:p>127.10702207374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572479365.59893">
                <text:p>1572479365.59893</text:p>
              </table:table-cell>
              <table:table-cell office:value-type="float" office:value="126.707935781263">
                <text:p>126.70793578126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572479396.19589">
                <text:p>1572479396.19589</text:p>
              </table:table-cell>
              <table:table-cell office:value-type="float" office:value="127.21287363394">
                <text:p>127.2128736339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572479426.81283">
                <text:p>1572479426.81283</text:p>
              </table:table-cell>
              <table:table-cell office:value-type="float" office:value="128.748315451819">
                <text:p>128.74831545181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572479457.43314">
                <text:p>1572479457.43314</text:p>
              </table:table-cell>
              <table:table-cell office:value-type="float" office:value="128.418631878077">
                <text:p>128.41863187807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572479488.09023">
                <text:p>1572479488.09023</text:p>
              </table:table-cell>
              <table:table-cell office:value-type="float" office:value="84.3330070846745">
                <text:p>84.333007084674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572479518.7187">
                <text:p>1572479518.7187</text:p>
              </table:table-cell>
              <table:table-cell office:value-type="float" office:value="128.594365169677">
                <text:p>128.59436516967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572479549.38045">
                <text:p>1572479549.38045</text:p>
              </table:table-cell>
              <table:table-cell office:value-type="float" office:value="127.76536318342">
                <text:p>127.7653631834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572479580.01797">
                <text:p>1572479580.01797</text:p>
              </table:table-cell>
              <table:table-cell office:value-type="float" office:value="125.040949041503">
                <text:p>125.04094904150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572479610.73111">
                <text:p>1572479610.73111</text:p>
              </table:table-cell>
              <table:table-cell office:value-type="float" office:value="126.205461004388">
                <text:p>126.20546100438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572479641.15003">
                <text:p>1572479641.15003</text:p>
              </table:table-cell>
              <table:table-cell office:value-type="float" office:value="128.055308451652">
                <text:p>128.05530845165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572479671.76005">
                <text:p>1572479671.76005</text:p>
              </table:table-cell>
              <table:table-cell office:value-type="float" office:value="11293.1813216914">
                <text:p>11293.181321691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572479702.39442">
                <text:p>1572479702.39442</text:p>
              </table:table-cell>
              <table:table-cell office:value-type="float" office:value="127.974122752703">
                <text:p>127.97412275270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572479733.07038">
                <text:p>1572479733.07038</text:p>
              </table:table-cell>
              <table:table-cell office:value-type="float" office:value="2500.39444210423">
                <text:p>2500.3944421042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572479763.67014">
                <text:p>1572479763.67014</text:p>
              </table:table-cell>
              <table:table-cell office:value-type="float" office:value="766.897784954436">
                <text:p>766.89778495443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572479794.30418">
                <text:p>1572479794.30418</text:p>
              </table:table-cell>
              <table:table-cell office:value-type="float" office:value="127.486377432401">
                <text:p>127.48637743240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572479825.01425">
                <text:p>1572479825.01425</text:p>
              </table:table-cell>
              <table:table-cell office:value-type="float" office:value="21924.0716292541">
                <text:p>21924.071629254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572479855.73469">
                <text:p>1572479855.73469</text:p>
              </table:table-cell>
              <table:table-cell office:value-type="float" office:value="129.031069679563">
                <text:p>129.03106967956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572479886.34667">
                <text:p>1572479886.34667</text:p>
              </table:table-cell>
              <table:table-cell office:value-type="float" office:value="127.192183212146">
                <text:p>127.19218321214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572479916.95179">
                <text:p>1572479916.95179</text:p>
              </table:table-cell>
              <table:table-cell office:value-type="float" office:value="127.891084627683">
                <text:p>127.89108462768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572479947.52398">
                <text:p>1572479947.52398</text:p>
              </table:table-cell>
              <table:table-cell office:value-type="float" office:value="128.396365468054">
                <text:p>128.39636546805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572479978.09963">
                <text:p>1572479978.09963</text:p>
              </table:table-cell>
              <table:table-cell office:value-type="float" office:value="127.973642277406">
                <text:p>127.97364227740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572480008.44234">
                <text:p>1572480008.44234</text:p>
              </table:table-cell>
              <table:table-cell office:value-type="float" office:value="126.927861830483">
                <text:p>126.92786183048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572480039.01004">
                <text:p>1572480039.01004</text:p>
              </table:table-cell>
              <table:table-cell office:value-type="float" office:value="128.450898317353">
                <text:p>128.45089831735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572480069.55544">
                <text:p>1572480069.55544</text:p>
              </table:table-cell>
              <table:table-cell office:value-type="float" office:value="127.590723942117">
                <text:p>127.59072394211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572480100.10394">
                <text:p>1572480100.10394</text:p>
              </table:table-cell>
              <table:table-cell office:value-type="float" office:value="127.325647109949">
                <text:p>127.32564710994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572480130.63941">
                <text:p>1572480130.63941</text:p>
              </table:table-cell>
              <table:table-cell office:value-type="float" office:value="127.755017241206">
                <text:p>127.75501724120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572480161.21504">
                <text:p>1572480161.21504</text:p>
              </table:table-cell>
              <table:table-cell office:value-type="float" office:value="127.261656868643">
                <text:p>127.26165686864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572480191.76336">
                <text:p>1572480191.76336</text:p>
              </table:table-cell>
              <table:table-cell office:value-type="float" office:value="126.889630038084">
                <text:p>126.88963003808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572480222.34526">
                <text:p>1572480222.34526</text:p>
              </table:table-cell>
              <table:table-cell office:value-type="float" office:value="127.255420928214">
                <text:p>127.25542092821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572480252.92546">
                <text:p>1572480252.92546</text:p>
              </table:table-cell>
              <table:table-cell office:value-type="float" office:value="127.579417049308">
                <text:p>127.57941704930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572480283.64025">
                <text:p>1572480283.64025</text:p>
              </table:table-cell>
              <table:table-cell office:value-type="float" office:value="84.4875014666969">
                <text:p>84.487501466696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572480314.4353">
                <text:p>1572480314.4353</text:p>
              </table:table-cell>
              <table:table-cell office:value-type="float" office:value="125.051636508777">
                <text:p>125.05163650877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572480345.15153">
                <text:p>1572480345.15153</text:p>
              </table:table-cell>
              <table:table-cell office:value-type="float" office:value="127.278782851168">
                <text:p>127.27878285116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572480375.80678">
                <text:p>1572480375.80678</text:p>
              </table:table-cell>
              <table:table-cell office:value-type="float" office:value="128.538804819932">
                <text:p>128.53880481993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572480406.4389">
                <text:p>1572480406.4389</text:p>
              </table:table-cell>
              <table:table-cell office:value-type="float" office:value="127.424374179503">
                <text:p>127.42437417950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572480437.07227">
                <text:p>1572480437.07227</text:p>
              </table:table-cell>
              <table:table-cell office:value-type="float" office:value="125.598574630579">
                <text:p>125.59857463057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572480467.71661">
                <text:p>1572480467.71661</text:p>
              </table:table-cell>
              <table:table-cell office:value-type="float" office:value="126.365712314176">
                <text:p>126.36571231417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572480498.35386">
                <text:p>1572480498.35386</text:p>
              </table:table-cell>
              <table:table-cell office:value-type="float" office:value="125.75944390327">
                <text:p>125.7594439032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572480528.99431">
                <text:p>1572480528.99431</text:p>
              </table:table-cell>
              <table:table-cell office:value-type="float" office:value="127.791671582742">
                <text:p>127.79167158274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572480559.44652">
                <text:p>1572480559.44652</text:p>
              </table:table-cell>
              <table:table-cell office:value-type="float" office:value="129.472976778896">
                <text:p>129.47297677889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572480590.07939">
                <text:p>1572480590.07939</text:p>
              </table:table-cell>
              <table:table-cell office:value-type="float" office:value="291.016389221232">
                <text:p>291.01638922123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572480620.71038">
                <text:p>1572480620.71038</text:p>
              </table:table-cell>
              <table:table-cell office:value-type="float" office:value="128.102278020088">
                <text:p>128.10227802008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572480651.34918">
                <text:p>1572480651.34918</text:p>
              </table:table-cell>
              <table:table-cell office:value-type="float" office:value="84.4706475341127">
                <text:p>84.470647534112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572480681.96877">
                <text:p>1572480681.96877</text:p>
              </table:table-cell>
              <table:table-cell office:value-type="float" office:value="1449.3839111388">
                <text:p>1449.383911138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572480712.5901">
                <text:p>1572480712.5901</text:p>
              </table:table-cell>
              <table:table-cell office:value-type="float" office:value="128.445694265272">
                <text:p>128.44569426527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572480743.22688">
                <text:p>1572480743.22688</text:p>
              </table:table-cell>
              <table:table-cell office:value-type="float" office:value="129.410148600373">
                <text:p>129.41014860037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572480773.88737">
                <text:p>1572480773.88737</text:p>
              </table:table-cell>
              <table:table-cell office:value-type="float" office:value="126.791520931431">
                <text:p>126.79152093143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572480804.56229">
                <text:p>1572480804.56229</text:p>
              </table:table-cell>
              <table:table-cell office:value-type="float" office:value="128.112926727558">
                <text:p>128.11292672755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572480835.35957">
                <text:p>1572480835.35957</text:p>
              </table:table-cell>
              <table:table-cell office:value-type="float" office:value="24296.5126404901">
                <text:p>24296.512640490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572480865.75192">
                <text:p>1572480865.75192</text:p>
              </table:table-cell>
              <table:table-cell office:value-type="float" office:value="126.982260117446">
                <text:p>126.98226011744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572480896.29554">
                <text:p>1572480896.29554</text:p>
              </table:table-cell>
              <table:table-cell office:value-type="float" office:value="126.436967458992">
                <text:p>126.43696745899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572480926.88843">
                <text:p>1572480926.88843</text:p>
              </table:table-cell>
              <table:table-cell office:value-type="float" office:value="126.715812797138">
                <text:p>126.71581279713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572480957.47296">
                <text:p>1572480957.47296</text:p>
              </table:table-cell>
              <table:table-cell office:value-type="float" office:value="126.613045200919">
                <text:p>126.61304520091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572480988.04819">
                <text:p>1572480988.04819</text:p>
              </table:table-cell>
              <table:table-cell office:value-type="float" office:value="127.652659182531">
                <text:p>127.65265918253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572481018.61946">
                <text:p>1572481018.61946</text:p>
              </table:table-cell>
              <table:table-cell office:value-type="float" office:value="127.751865264748">
                <text:p>127.75186526474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572481049.22183">
                <text:p>1572481049.22183</text:p>
              </table:table-cell>
              <table:table-cell office:value-type="float" office:value="126.476086338965">
                <text:p>126.47608633896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572481079.79445">
                <text:p>1572481079.79445</text:p>
              </table:table-cell>
              <table:table-cell office:value-type="float" office:value="126.827353272611">
                <text:p>126.82735327261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572481110.46485">
                <text:p>1572481110.46485</text:p>
              </table:table-cell>
              <table:table-cell office:value-type="float" office:value="126.513703093731">
                <text:p>126.51370309373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572481141.04125">
                <text:p>1572481141.04125</text:p>
              </table:table-cell>
              <table:table-cell office:value-type="float" office:value="126.255475776992">
                <text:p>126.25547577699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572481171.61496">
                <text:p>1572481171.61496</text:p>
              </table:table-cell>
              <table:table-cell office:value-type="float" office:value="126.477527764858">
                <text:p>126.47752776485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572481202.17533">
                <text:p>1572481202.17533</text:p>
              </table:table-cell>
              <table:table-cell office:value-type="float" office:value="127.144977428306">
                <text:p>127.14497742830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572481232.76412">
                <text:p>1572481232.76412</text:p>
              </table:table-cell>
              <table:table-cell office:value-type="float" office:value="128.099501209273">
                <text:p>128.09950120927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572481263.34318">
                <text:p>1572481263.34318</text:p>
              </table:table-cell>
              <table:table-cell office:value-type="float" office:value="127.28810275557">
                <text:p>127.2881027555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572481293.91138">
                <text:p>1572481293.91138</text:p>
              </table:table-cell>
              <table:table-cell office:value-type="float" office:value="127.061393740771">
                <text:p>127.06139374077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572481324.53037">
                <text:p>1572481324.53037</text:p>
              </table:table-cell>
              <table:table-cell office:value-type="float" office:value="126.816254805159">
                <text:p>126.816254805159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572481355.11018">
                <text:p>1572481355.11018</text:p>
              </table:table-cell>
              <table:table-cell office:value-type="float" office:value="126.711222320056">
                <text:p>126.71122232005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572481385.70695">
                <text:p>1572481385.70695</text:p>
              </table:table-cell>
              <table:table-cell office:value-type="float" office:value="126.006226839596">
                <text:p>126.00622683959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572481416.44286">
                <text:p>1572481416.44286</text:p>
              </table:table-cell>
              <table:table-cell office:value-type="float" office:value="128.045168009527">
                <text:p>128.04516800952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572481447.0144">
                <text:p>1572481447.0144</text:p>
              </table:table-cell>
              <table:table-cell office:value-type="float" office:value="126.457452380697">
                <text:p>126.45745238069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572481477.58402">
                <text:p>1572481477.58402</text:p>
              </table:table-cell>
              <table:table-cell office:value-type="float" office:value="127.950003916609">
                <text:p>127.950003916609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572481508.15796">
                <text:p>1572481508.15796</text:p>
              </table:table-cell>
              <table:table-cell office:value-type="float" office:value="126.832900312386">
                <text:p>126.83290031238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572481538.73911">
                <text:p>1572481538.73911</text:p>
              </table:table-cell>
              <table:table-cell office:value-type="float" office:value="128.160954511755">
                <text:p>128.16095451175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572481569.30776">
                <text:p>1572481569.30776</text:p>
              </table:table-cell>
              <table:table-cell office:value-type="float" office:value="128.027011601289">
                <text:p>128.02701160128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572481599.88635">
                <text:p>1572481599.88635</text:p>
              </table:table-cell>
              <table:table-cell office:value-type="float" office:value="127.924929980456">
                <text:p>127.92492998045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572481630.25349">
                <text:p>1572481630.25349</text:p>
              </table:table-cell>
              <table:table-cell office:value-type="float" office:value="2500.68342934714">
                <text:p>2500.6834293471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572481660.84736">
                <text:p>1572481660.84736</text:p>
              </table:table-cell>
              <table:table-cell office:value-type="float" office:value="127.335032101568">
                <text:p>127.33503210156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572481691.41939">
                <text:p>1572481691.41939</text:p>
              </table:table-cell>
              <table:table-cell office:value-type="float" office:value="126.527884062521">
                <text:p>126.52788406252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572481722.00848">
                <text:p>1572481722.00848</text:p>
              </table:table-cell>
              <table:table-cell office:value-type="float" office:value="126.272674159904">
                <text:p>126.27267415990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572481752.58192">
                <text:p>1572481752.58192</text:p>
              </table:table-cell>
              <table:table-cell office:value-type="float" office:value="127.703288992768">
                <text:p>127.70328899276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572481783.19648">
                <text:p>1572481783.19648</text:p>
              </table:table-cell>
              <table:table-cell office:value-type="float" office:value="125.833299611492">
                <text:p>125.83329961149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572481813.91439">
                <text:p>1572481813.91439</text:p>
              </table:table-cell>
              <table:table-cell office:value-type="float" office:value="127.016653958002">
                <text:p>127.01665395800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572481844.56527">
                <text:p>1572481844.56527</text:p>
              </table:table-cell>
              <table:table-cell office:value-type="float" office:value="127.630734297567">
                <text:p>127.63073429756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572481875.12577">
                <text:p>1572481875.12577</text:p>
              </table:table-cell>
              <table:table-cell office:value-type="float" office:value="126.820775807122">
                <text:p>126.82077580712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572481905.6777">
                <text:p>1572481905.6777</text:p>
              </table:table-cell>
              <table:table-cell office:value-type="float" office:value="126.415110586513">
                <text:p>126.41511058651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572481936.26714">
                <text:p>1572481936.26714</text:p>
              </table:table-cell>
              <table:table-cell office:value-type="float" office:value="129.262024721116">
                <text:p>129.26202472111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572481966.8135">
                <text:p>1572481966.8135</text:p>
              </table:table-cell>
              <table:table-cell office:value-type="float" office:value="126.829406810869">
                <text:p>126.82940681086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572481997.36621">
                <text:p>1572481997.36621</text:p>
              </table:table-cell>
              <table:table-cell office:value-type="float" office:value="126.96869418629">
                <text:p>126.9686941862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572482027.92">
                <text:p>1572482027.92</text:p>
              </table:table-cell>
              <table:table-cell office:value-type="float" office:value="129.567590921398">
                <text:p>129.56759092139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572482058.49746">
                <text:p>1572482058.49746</text:p>
              </table:table-cell>
              <table:table-cell office:value-type="float" office:value="128.306887365149">
                <text:p>128.30688736514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572482089.08703">
                <text:p>1572482089.08703</text:p>
              </table:table-cell>
              <table:table-cell office:value-type="float" office:value="126.939850310777">
                <text:p>126.93985031077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572482119.69732">
                <text:p>1572482119.69732</text:p>
              </table:table-cell>
              <table:table-cell office:value-type="float" office:value="128.90637719838">
                <text:p>128.9063771983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572482150.33106">
                <text:p>1572482150.33106</text:p>
              </table:table-cell>
              <table:table-cell office:value-type="float" office:value="127.406353796234">
                <text:p>127.40635379623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572482180.68654">
                <text:p>1572482180.68654</text:p>
              </table:table-cell>
              <table:table-cell office:value-type="float" office:value="127.026931887731">
                <text:p>127.02693188773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572482211.26707">
                <text:p>1572482211.26707</text:p>
              </table:table-cell>
              <table:table-cell office:value-type="float" office:value="127.363259476813">
                <text:p>127.36325947681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572482241.85913">
                <text:p>1572482241.85913</text:p>
              </table:table-cell>
              <table:table-cell office:value-type="float" office:value="126.411000584729">
                <text:p>126.41100058472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572482272.4199">
                <text:p>1572482272.4199</text:p>
              </table:table-cell>
              <table:table-cell office:value-type="float" office:value="127.966037311471">
                <text:p>127.96603731147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572482302.97503">
                <text:p>1572482302.97503</text:p>
              </table:table-cell>
              <table:table-cell office:value-type="float" office:value="127.879847209993">
                <text:p>127.87984720999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572482333.57312">
                <text:p>1572482333.57312</text:p>
              </table:table-cell>
              <table:table-cell office:value-type="float" office:value="137.82942143721">
                <text:p>137.8294214372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572482364.10419">
                <text:p>1572482364.10419</text:p>
              </table:table-cell>
              <table:table-cell office:value-type="float" office:value="127.123262431333">
                <text:p>127.12326243133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572482394.66332">
                <text:p>1572482394.66332</text:p>
              </table:table-cell>
              <table:table-cell office:value-type="float" office:value="169.79300038581">
                <text:p>169.7930003858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572482425.22534">
                <text:p>1572482425.22534</text:p>
              </table:table-cell>
              <table:table-cell office:value-type="float" office:value="125.405641493434">
                <text:p>125.40564149343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572482455.76932">
                <text:p>1572482455.76932</text:p>
              </table:table-cell>
              <table:table-cell office:value-type="float" office:value="125.702371189879">
                <text:p>125.70237118987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572482486.35456">
                <text:p>1572482486.35456</text:p>
              </table:table-cell>
              <table:table-cell office:value-type="float" office:value="127.122915055738">
                <text:p>127.12291505573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572482516.93044">
                <text:p>1572482516.93044</text:p>
              </table:table-cell>
              <table:table-cell office:value-type="float" office:value="126.59269484155">
                <text:p>126.5926948415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572482547.50894">
                <text:p>1572482547.50894</text:p>
              </table:table-cell>
              <table:table-cell office:value-type="float" office:value="126.794535420285">
                <text:p>126.79453542028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572482578.09951">
                <text:p>1572482578.09951</text:p>
              </table:table-cell>
              <table:table-cell office:value-type="float" office:value="126.481021266375">
                <text:p>126.48102126637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572482608.67615">
                <text:p>1572482608.67615</text:p>
              </table:table-cell>
              <table:table-cell office:value-type="float" office:value="126.970474211973">
                <text:p>126.97047421197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572482639.24541">
                <text:p>1572482639.24541</text:p>
              </table:table-cell>
              <table:table-cell office:value-type="float" office:value="126.16811922483">
                <text:p>126.1681192248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572482669.83999">
                <text:p>1572482669.83999</text:p>
              </table:table-cell>
              <table:table-cell office:value-type="float" office:value="127.461919996516">
                <text:p>127.46191999651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572482700.41055">
                <text:p>1572482700.41055</text:p>
              </table:table-cell>
              <table:table-cell office:value-type="float" office:value="125.52006043279">
                <text:p>125.52006043279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572482730.84598">
                <text:p>1572482730.84598</text:p>
              </table:table-cell>
              <table:table-cell office:value-type="float" office:value="126.431417493949">
                <text:p>126.43141749394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572482761.39488">
                <text:p>1572482761.39488</text:p>
              </table:table-cell>
              <table:table-cell office:value-type="float" office:value="127.241924472176">
                <text:p>127.24192447217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572482791.97616">
                <text:p>1572482791.97616</text:p>
              </table:table-cell>
              <table:table-cell office:value-type="float" office:value="128.449051741818">
                <text:p>128.44905174181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572482822.54231">
                <text:p>1572482822.54231</text:p>
              </table:table-cell>
              <table:table-cell office:value-type="float" office:value="126.115712314176">
                <text:p>126.11571231417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572482853.13253">
                <text:p>1572482853.13253</text:p>
              </table:table-cell>
              <table:table-cell office:value-type="float" office:value="127.029396426167">
                <text:p>127.02939642616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572482883.6996">
                <text:p>1572482883.6996</text:p>
              </table:table-cell>
              <table:table-cell office:value-type="float" office:value="127.365383952824">
                <text:p>127.36538395282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572482914.30186">
                <text:p>1572482914.30186</text:p>
              </table:table-cell>
              <table:table-cell office:value-type="float" office:value="127.369838404936">
                <text:p>127.36983840493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572482944.98286">
                <text:p>1572482944.98286</text:p>
              </table:table-cell>
              <table:table-cell office:value-type="float" office:value="128.505711992397">
                <text:p>128.50571199239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572482975.68245">
                <text:p>1572482975.68245</text:p>
              </table:table-cell>
              <table:table-cell office:value-type="float" office:value="128.097375270628">
                <text:p>128.09737527062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572483006.25013">
                <text:p>1572483006.25013</text:p>
              </table:table-cell>
              <table:table-cell office:value-type="float" office:value="128.319765858285">
                <text:p>128.31976585828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572483036.85518">
                <text:p>1572483036.85518</text:p>
              </table:table-cell>
              <table:table-cell office:value-type="float" office:value="126.130304283145">
                <text:p>126.13030428314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572483067.42243">
                <text:p>1572483067.42243</text:p>
              </table:table-cell>
              <table:table-cell office:value-type="float" office:value="127.266587408151">
                <text:p>127.26658740815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572483097.99842">
                <text:p>1572483097.99842</text:p>
              </table:table-cell>
              <table:table-cell office:value-type="float" office:value="125.969708523029">
                <text:p>125.96970852302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572483128.63705">
                <text:p>1572483128.63705</text:p>
              </table:table-cell>
              <table:table-cell office:value-type="float" office:value="128.129233634993">
                <text:p>128.12923363499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572483159.26565">
                <text:p>1572483159.26565</text:p>
              </table:table-cell>
              <table:table-cell office:value-type="float" office:value="127.367987441499">
                <text:p>127.36798744149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572483189.83139">
                <text:p>1572483189.83139</text:p>
              </table:table-cell>
              <table:table-cell office:value-type="float" office:value="127.405874783571">
                <text:p>127.40587478357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572483220.50728">
                <text:p>1572483220.50728</text:p>
              </table:table-cell>
              <table:table-cell office:value-type="float" office:value="126.518567083387">
                <text:p>126.51856708338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572483250.99808">
                <text:p>1572483250.99808</text:p>
              </table:table-cell>
              <table:table-cell office:value-type="float" office:value="126.822900283133">
                <text:p>126.82290028313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572483281.58469">
                <text:p>1572483281.58469</text:p>
              </table:table-cell>
              <table:table-cell office:value-type="float" office:value="128.222549689743">
                <text:p>128.22254968974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572483312.24772">
                <text:p>1572483312.24772</text:p>
              </table:table-cell>
              <table:table-cell office:value-type="float" office:value="126.941631799095">
                <text:p>126.94163179909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572483342.97606">
                <text:p>1572483342.97606</text:p>
              </table:table-cell>
              <table:table-cell office:value-type="float" office:value="126.511096679788">
                <text:p>126.51109667978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572483373.70054">
                <text:p>1572483373.70054</text:p>
              </table:table-cell>
              <table:table-cell office:value-type="float" office:value="126.025684260855">
                <text:p>126.02568426085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572483404.3777">
                <text:p>1572483404.3777</text:p>
              </table:table-cell>
              <table:table-cell office:value-type="float" office:value="126.12694388133">
                <text:p>126.1269438813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572483434.94813">
                <text:p>1572483434.94813</text:p>
              </table:table-cell>
              <table:table-cell office:value-type="float" office:value="127.108737012216">
                <text:p>127.10873701221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572483465.52443">
                <text:p>1572483465.52443</text:p>
              </table:table-cell>
              <table:table-cell office:value-type="float" office:value="127.556603614136">
                <text:p>127.55660361413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572483496.0887">
                <text:p>1572483496.0887</text:p>
              </table:table-cell>
              <table:table-cell office:value-type="float" office:value="128.354230636594">
                <text:p>128.35423063659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572483526.63476">
                <text:p>1572483526.63476</text:p>
              </table:table-cell>
              <table:table-cell office:value-type="float" office:value="128.60855052637">
                <text:p>128.6085505263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572483557.22946">
                <text:p>1572483557.22946</text:p>
              </table:table-cell>
              <table:table-cell office:value-type="float" office:value="125.522663921465">
                <text:p>125.52266392146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572483587.8127">
                <text:p>1572483587.8127</text:p>
              </table:table-cell>
              <table:table-cell office:value-type="float" office:value="127.37127690556">
                <text:p>127.3712769055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572483618.15578">
                <text:p>1572483618.15578</text:p>
              </table:table-cell>
              <table:table-cell office:value-type="float" office:value="126.553505023823">
                <text:p>126.55350502382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572483648.7451">
                <text:p>1572483648.7451</text:p>
              </table:table-cell>
              <table:table-cell office:value-type="float" office:value="126.993633560107">
                <text:p>126.99363356010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572483679.35537">
                <text:p>1572483679.35537</text:p>
              </table:table-cell>
              <table:table-cell office:value-type="float" office:value="125.087536862442">
                <text:p>125.08753686244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572483709.92815">
                <text:p>1572483709.92815</text:p>
              </table:table-cell>
              <table:table-cell office:value-type="float" office:value="126.249859262098">
                <text:p>126.24985926209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572483740.50322">
                <text:p>1572483740.50322</text:p>
              </table:table-cell>
              <table:table-cell office:value-type="float" office:value="127.240416496432">
                <text:p>127.24041649643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572483771.09283">
                <text:p>1572483771.09283</text:p>
              </table:table-cell>
              <table:table-cell office:value-type="float" office:value="126.840231765747">
                <text:p>126.84023176574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572483801.67002">
                <text:p>1572483801.67002</text:p>
              </table:table-cell>
              <table:table-cell office:value-type="float" office:value="127.418071689222">
                <text:p>127.41807168922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572483832.23854">
                <text:p>1572483832.23854</text:p>
              </table:table-cell>
              <table:table-cell office:value-type="float" office:value="152.402240869182">
                <text:p>152.40224086918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572483862.83316">
                <text:p>1572483862.83316</text:p>
              </table:table-cell>
              <table:table-cell office:value-type="float" office:value="128.246872563292">
                <text:p>128.24687256329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572483893.47887">
                <text:p>1572483893.47887</text:p>
              </table:table-cell>
              <table:table-cell office:value-type="float" office:value="128.039756994722">
                <text:p>128.03975699472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572483924.2089">
                <text:p>1572483924.2089</text:p>
              </table:table-cell>
              <table:table-cell office:value-type="float" office:value="127.451299079093">
                <text:p>127.45129907909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572483954.84022">
                <text:p>1572483954.84022</text:p>
              </table:table-cell>
              <table:table-cell office:value-type="float" office:value="127.515497745756">
                <text:p>127.51549774575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572483985.42446">
                <text:p>1572483985.42446</text:p>
              </table:table-cell>
              <table:table-cell office:value-type="float" office:value="127.931025508013">
                <text:p>127.93102550801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572484016.1425">
                <text:p>1572484016.1425</text:p>
              </table:table-cell>
              <table:table-cell office:value-type="float" office:value="127.853331847947">
                <text:p>127.85333184794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572484046.86883">
                <text:p>1572484046.86883</text:p>
              </table:table-cell>
              <table:table-cell office:value-type="float" office:value="127.787082568294">
                <text:p>127.78708256829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572484076.93751">
                <text:p>1572484076.93751</text:p>
              </table:table-cell>
              <table:table-cell office:value-type="float" office:value="126.946699826207">
                <text:p>126.94669982620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572484107.4937">
                <text:p>1572484107.4937</text:p>
              </table:table-cell>
              <table:table-cell office:value-type="float" office:value="128.46419219857">
                <text:p>128.4641921985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572484138.10117">
                <text:p>1572484138.10117</text:p>
              </table:table-cell>
              <table:table-cell office:value-type="float" office:value="127.280154801941">
                <text:p>127.28015480194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572484168.93271">
                <text:p>1572484168.93271</text:p>
              </table:table-cell>
              <table:table-cell office:value-type="float" office:value="128.068053845086">
                <text:p>128.06805384508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572484199.50727">
                <text:p>1572484199.50727</text:p>
              </table:table-cell>
              <table:table-cell office:value-type="float" office:value="129.079916538849">
                <text:p>129.079916538849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572484230.07253">
                <text:p>1572484230.07253</text:p>
              </table:table-cell>
              <table:table-cell office:value-type="float" office:value="128.326823799072">
                <text:p>128.32682379907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572484260.73691">
                <text:p>1572484260.73691</text:p>
              </table:table-cell>
              <table:table-cell office:value-type="float" office:value="127.097842582219">
                <text:p>127.09784258221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572484291.46043">
                <text:p>1572484291.46043</text:p>
              </table:table-cell>
              <table:table-cell office:value-type="float" office:value="127.368535929281">
                <text:p>127.36853592928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572484322.06696">
                <text:p>1572484322.06696</text:p>
              </table:table-cell>
              <table:table-cell office:value-type="float" office:value="128.160954511755">
                <text:p>128.16095451175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572484352.77462">
                <text:p>1572484352.77462</text:p>
              </table:table-cell>
              <table:table-cell office:value-type="float" office:value="128.777913315203">
                <text:p>128.77791331520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572484383.48363">
                <text:p>1572484383.48363</text:p>
              </table:table-cell>
              <table:table-cell office:value-type="float" office:value="129.273948114193">
                <text:p>129.27394811419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572484414.18562">
                <text:p>1572484414.18562</text:p>
              </table:table-cell>
              <table:table-cell office:value-type="float" office:value="126.498354211622">
                <text:p>126.49835421162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572484444.8311">
                <text:p>1572484444.8311</text:p>
              </table:table-cell>
              <table:table-cell office:value-type="float" office:value="126.791245956223">
                <text:p>126.79124595622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572484475.52537">
                <text:p>1572484475.52537</text:p>
              </table:table-cell>
              <table:table-cell office:value-type="float" office:value="127.39943626832">
                <text:p>127.3994362683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572484506.08606">
                <text:p>1572484506.08606</text:p>
              </table:table-cell>
              <table:table-cell office:value-type="float" office:value="125.930316130481">
                <text:p>125.93031613048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572484536.62789">
                <text:p>1572484536.62789</text:p>
              </table:table-cell>
              <table:table-cell office:value-type="float" office:value="128.043730971537">
                <text:p>128.043730971537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572484567.21476">
                <text:p>1572484567.21476</text:p>
              </table:table-cell>
              <table:table-cell office:value-type="float" office:value="126.048364596324">
                <text:p>126.04836459632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572484597.8091">
                <text:p>1572484597.8091</text:p>
              </table:table-cell>
              <table:table-cell office:value-type="float" office:value="128.530787391184">
                <text:p>128.53078739118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572484628.35697">
                <text:p>1572484628.35697</text:p>
              </table:table-cell>
              <table:table-cell office:value-type="float" office:value="128.174041430248">
                <text:p>128.17404143024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572484658.92159">
                <text:p>1572484658.92159</text:p>
              </table:table-cell>
              <table:table-cell office:value-type="float" office:value="127.460069033079">
                <text:p>127.460069033079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572484689.13127">
                <text:p>1572484689.13127</text:p>
              </table:table-cell>
              <table:table-cell office:value-type="float" office:value="127.52008529757">
                <text:p>127.5200852975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572484719.73251">
                <text:p>1572484719.73251</text:p>
              </table:table-cell>
              <table:table-cell office:value-type="float" office:value="127.298584722754">
                <text:p>127.29858472275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572484750.31488">
                <text:p>1572484750.31488</text:p>
              </table:table-cell>
              <table:table-cell office:value-type="float" office:value="127.655466708661">
                <text:p>127.65546670866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572484780.98352">
                <text:p>1572484780.98352</text:p>
              </table:table-cell>
              <table:table-cell office:value-type="float" office:value="126.974859188966">
                <text:p>126.97485918896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572484811.66389">
                <text:p>1572484811.66389</text:p>
              </table:table-cell>
              <table:table-cell office:value-type="float" office:value="126.522882585261">
                <text:p>126.52288258526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572484842.3391">
                <text:p>1572484842.3391</text:p>
              </table:table-cell>
              <table:table-cell office:value-type="float" office:value="125.368166614174">
                <text:p>125.36816661417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572484872.91411">
                <text:p>1572484872.91411</text:p>
              </table:table-cell>
              <table:table-cell office:value-type="float" office:value="125.907020757378">
                <text:p>125.907020757378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572484903.52441">
                <text:p>1572484903.52441</text:p>
              </table:table-cell>
              <table:table-cell office:value-type="float" office:value="127.178893718832">
                <text:p>127.17889371883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572484934.19411">
                <text:p>1572484934.19411</text:p>
              </table:table-cell>
              <table:table-cell office:value-type="float" office:value="127.193896687979">
                <text:p>127.19389668797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572484964.89435">
                <text:p>1572484964.89435</text:p>
              </table:table-cell>
              <table:table-cell office:value-type="float" office:value="127.464043009893">
                <text:p>127.464043009893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572484995.61555">
                <text:p>1572484995.61555</text:p>
              </table:table-cell>
              <table:table-cell office:value-type="float" office:value="126.379004732759">
                <text:p>126.37900473275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572485026.28438">
                <text:p>1572485026.28438</text:p>
              </table:table-cell>
              <table:table-cell office:value-type="float" office:value="127.918830064996">
                <text:p>127.91883006499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572485056.99894">
                <text:p>1572485056.99894</text:p>
              </table:table-cell>
              <table:table-cell office:value-type="float" office:value="126.665249536751">
                <text:p>126.66524953675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572485087.63775">
                <text:p>1572485087.63775</text:p>
              </table:table-cell>
              <table:table-cell office:value-type="float" office:value="127.161078835652">
                <text:p>127.16107883565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572485118.24231">
                <text:p>1572485118.24231</text:p>
              </table:table-cell>
              <table:table-cell office:value-type="float" office:value="127.38949986365">
                <text:p>127.3894998636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572485148.8226">
                <text:p>1572485148.8226</text:p>
              </table:table-cell>
              <table:table-cell office:value-type="float" office:value="127.476717465574">
                <text:p>127.47671746557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572485179.4218">
                <text:p>1572485179.4218</text:p>
              </table:table-cell>
              <table:table-cell office:value-type="float" office:value="127.66821063946">
                <text:p>127.6682106394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572485209.99831">
                <text:p>1572485209.99831</text:p>
              </table:table-cell>
              <table:table-cell office:value-type="float" office:value="128.249610614303">
                <text:p>128.249610614303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572485240.31359">
                <text:p>1572485240.31359</text:p>
              </table:table-cell>
              <table:table-cell office:value-type="float" office:value="126.981711629664">
                <text:p>126.98171162966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572485270.90735">
                <text:p>1572485270.90735</text:p>
              </table:table-cell>
              <table:table-cell office:value-type="float" office:value="126.681282931613">
                <text:p>126.68128293161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572485301.49119">
                <text:p>1572485301.49119</text:p>
              </table:table-cell>
              <table:table-cell office:value-type="float" office:value="127.310985665861">
                <text:p>127.31098566586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572485332.04386">
                <text:p>1572485332.04386</text:p>
              </table:table-cell>
              <table:table-cell office:value-type="float" office:value="127.209723120117">
                <text:p>127.209723120117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572485362.58813">
                <text:p>1572485362.58813</text:p>
              </table:table-cell>
              <table:table-cell office:value-type="float" office:value="127.62991229721">
                <text:p>127.6299122972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572485393.15811">
                <text:p>1572485393.15811</text:p>
              </table:table-cell>
              <table:table-cell office:value-type="float" office:value="127.620802280799">
                <text:p>127.620802280799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572485423.7146">
                <text:p>1572485423.7146</text:p>
              </table:table-cell>
              <table:table-cell office:value-type="float" office:value="127.969187825294">
                <text:p>127.96918782529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572485454.252">
                <text:p>1572485454.252</text:p>
              </table:table-cell>
              <table:table-cell office:value-type="float" office:value="126.927450830305">
                <text:p>126.92745083030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572485484.79901">
                <text:p>1572485484.79901</text:p>
              </table:table-cell>
              <table:table-cell office:value-type="float" office:value="126.905388457737">
                <text:p>126.905388457737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572485515.37131">
                <text:p>1572485515.37131</text:p>
              </table:table-cell>
              <table:table-cell office:value-type="float" office:value="126.990413571164">
                <text:p>126.99041357116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572485545.95959">
                <text:p>1572485545.95959</text:p>
              </table:table-cell>
              <table:table-cell office:value-type="float" office:value="125.067325453311">
                <text:p>125.06732545331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572485576.51279">
                <text:p>1572485576.51279</text:p>
              </table:table-cell>
              <table:table-cell office:value-type="float" office:value="126.019860783237">
                <text:p>126.01986078323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572485607.08509">
                <text:p>1572485607.08509</text:p>
              </table:table-cell>
              <table:table-cell office:value-type="float" office:value="127.612784852051">
                <text:p>127.61278485205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572485637.61424">
                <text:p>1572485637.61424</text:p>
              </table:table-cell>
              <table:table-cell office:value-type="float" office:value="127.178688218742">
                <text:p>127.17868821874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572485668.19886">
                <text:p>1572485668.19886</text:p>
              </table:table-cell>
              <table:table-cell office:value-type="float" office:value="127.224384564205">
                <text:p>127.22438456420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572485698.74305">
                <text:p>1572485698.74305</text:p>
              </table:table-cell>
              <table:table-cell office:value-type="float" office:value="126.066859604354">
                <text:p>126.06685960435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572485729.28641">
                <text:p>1572485729.28641</text:p>
              </table:table-cell>
              <table:table-cell office:value-type="float" office:value="126.399903579911">
                <text:p>126.39990357991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572485759.83941">
                <text:p>1572485759.83941</text:p>
              </table:table-cell>
              <table:table-cell office:value-type="float" office:value="126.527541074828">
                <text:p>126.52754107482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572485790.20236">
                <text:p>1572485790.20236</text:p>
              </table:table-cell>
              <table:table-cell office:value-type="float" office:value="127.581129062507">
                <text:p>127.58112906250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572485820.77545">
                <text:p>1572485820.77545</text:p>
              </table:table-cell>
              <table:table-cell office:value-type="float" office:value="127.947058902875">
                <text:p>127.94705890287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572485851.31879">
                <text:p>1572485851.31879</text:p>
              </table:table-cell>
              <table:table-cell office:value-type="float" office:value="126.962323683524">
                <text:p>126.96232368352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572485881.88465">
                <text:p>1572485881.88465</text:p>
              </table:table-cell>
              <table:table-cell office:value-type="float" office:value="127.49418936106">
                <text:p>127.4941893610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572485912.49578">
                <text:p>1572485912.49578</text:p>
              </table:table-cell>
              <table:table-cell office:value-type="float" office:value="127.597437432577">
                <text:p>127.597437432577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572485943.12635">
                <text:p>1572485943.12635</text:p>
              </table:table-cell>
              <table:table-cell office:value-type="float" office:value="126.481503204306">
                <text:p>126.481503204306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572485973.79685">
                <text:p>1572485973.79685</text:p>
              </table:table-cell>
              <table:table-cell office:value-type="float" office:value="126.634763123159">
                <text:p>126.63476312315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572486004.43102">
                <text:p>1572486004.43102</text:p>
              </table:table-cell>
              <table:table-cell office:value-type="float" office:value="129.104651875211">
                <text:p>129.10465187521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572486035.14568">
                <text:p>1572486035.14568</text:p>
              </table:table-cell>
              <table:table-cell office:value-type="float" office:value="127.7478898253">
                <text:p>127.747889825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572486065.68083">
                <text:p>1572486065.68083</text:p>
              </table:table-cell>
              <table:table-cell office:value-type="float" office:value="128.36930308086">
                <text:p>128.3693030808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572486096.25688">
                <text:p>1572486096.25688</text:p>
              </table:table-cell>
              <table:table-cell office:value-type="float" office:value="128.461727660133">
                <text:p>128.46172766013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572486126.81199">
                <text:p>1572486126.81199</text:p>
              </table:table-cell>
              <table:table-cell office:value-type="float" office:value="127.223493088729">
                <text:p>127.223493088729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572486157.36169">
                <text:p>1572486157.36169</text:p>
              </table:table-cell>
              <table:table-cell office:value-type="float" office:value="127.299749710805">
                <text:p>127.29974971080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572486187.93721">
                <text:p>1572486187.93721</text:p>
              </table:table-cell>
              <table:table-cell office:value-type="float" office:value="127.34345906786">
                <text:p>127.34345906786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572486218.5121">
                <text:p>1572486218.5121</text:p>
              </table:table-cell>
              <table:table-cell office:value-type="float" office:value="128.290785957803">
                <text:p>128.290785957803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572486249.05881">
                <text:p>1572486249.05881</text:p>
              </table:table-cell>
              <table:table-cell office:value-type="float" office:value="126.279250162759">
                <text:p>126.279250162759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572486279.62529">
                <text:p>1572486279.62529</text:p>
              </table:table-cell>
              <table:table-cell office:value-type="float" office:value="127.169712764668">
                <text:p>127.16971276466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572486309.95805">
                <text:p>1572486309.95805</text:p>
              </table:table-cell>
              <table:table-cell office:value-type="float" office:value="125.084729336312">
                <text:p>125.08472933631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572486340.23868">
                <text:p>1572486340.23868</text:p>
              </table:table-cell>
              <table:table-cell office:value-type="float" office:value="126.220533448654">
                <text:p>126.22053344865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572486370.79196">
                <text:p>1572486370.79196</text:p>
              </table:table-cell>
              <table:table-cell office:value-type="float" office:value="126.81262089077">
                <text:p>126.81262089077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572486401.37644">
                <text:p>1572486401.37644</text:p>
              </table:table-cell>
              <table:table-cell office:value-type="float" office:value="125.706139666604">
                <text:p>125.70613966660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572486431.92798">
                <text:p>1572486431.92798</text:p>
              </table:table-cell>
              <table:table-cell office:value-type="float" office:value="126.288363104438">
                <text:p>126.28836310443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572486462.47512">
                <text:p>1572486462.47512</text:p>
              </table:table-cell>
              <table:table-cell office:value-type="float" office:value="126.157913695488">
                <text:p>126.15791369548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572486493.06074">
                <text:p>1572486493.06074</text:p>
              </table:table-cell>
              <table:table-cell office:value-type="float" office:value="127.131687934991">
                <text:p>127.13168793499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572486523.60691">
                <text:p>1572486523.60691</text:p>
              </table:table-cell>
              <table:table-cell office:value-type="float" office:value="127.740769722564">
                <text:p>127.74076972256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572486554.29316">
                <text:p>1572486554.29316</text:p>
              </table:table-cell>
              <table:table-cell office:value-type="float" office:value="128.417812802989">
                <text:p>128.41781280298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572486584.90827">
                <text:p>1572486584.90827</text:p>
              </table:table-cell>
              <table:table-cell office:value-type="float" office:value="127.147925367308">
                <text:p>127.147925367308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572486615.60455">
                <text:p>1572486615.60455</text:p>
              </table:table-cell>
              <table:table-cell office:value-type="float" office:value="127.075851147404">
                <text:p>127.07585114740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572486646.24675">
                <text:p>1572486646.24675</text:p>
              </table:table-cell>
              <table:table-cell office:value-type="float" office:value="127.924997992941">
                <text:p>127.92499799294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572486676.81928">
                <text:p>1572486676.81928</text:p>
              </table:table-cell>
              <table:table-cell office:value-type="float" office:value="128.748658439512">
                <text:p>128.74865843951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572486707.38429">
                <text:p>1572486707.38429</text:p>
              </table:table-cell>
              <table:table-cell office:value-type="float" office:value="127.892798103516">
                <text:p>127.89279810351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572486737.93051">
                <text:p>1572486737.93051</text:p>
              </table:table-cell>
              <table:table-cell office:value-type="float" office:value="127.617443341618">
                <text:p>127.617443341618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572486768.47643">
                <text:p>1572486768.47643</text:p>
              </table:table-cell>
              <table:table-cell office:value-type="float" office:value="126.857842611471">
                <text:p>126.85784261147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572486799.08126">
                <text:p>1572486799.08126</text:p>
              </table:table-cell>
              <table:table-cell office:value-type="float" office:value="126.428060017402">
                <text:p>126.42806001740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572486829.6724">
                <text:p>1572486829.6724</text:p>
              </table:table-cell>
              <table:table-cell office:value-type="float" office:value="127.586337502491">
                <text:p>127.58633750249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572486860.42487">
                <text:p>1572486860.42487</text:p>
              </table:table-cell>
              <table:table-cell office:value-type="float" office:value="126.496161723126">
                <text:p>126.49616172312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572486891.00595">
                <text:p>1572486891.00595</text:p>
              </table:table-cell>
              <table:table-cell office:value-type="float" office:value="126.533228527475">
                <text:p>126.53322852747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572486921.55241">
                <text:p>1572486921.55241</text:p>
              </table:table-cell>
              <table:table-cell office:value-type="float" office:value="127.423485629295">
                <text:p>127.42348562929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572486952.16349">
                <text:p>1572486952.16349</text:p>
              </table:table-cell>
              <table:table-cell office:value-type="float" office:value="127.576748473416">
                <text:p>127.57674847341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572486982.84578">
                <text:p>1572486982.84578</text:p>
              </table:table-cell>
              <table:table-cell office:value-type="float" office:value="127.467880961737">
                <text:p>127.467880961737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572487013.56638">
                <text:p>1572487013.56638</text:p>
              </table:table-cell>
              <table:table-cell office:value-type="float" office:value="126.628323145274">
                <text:p>126.62832314527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572487044.15608">
                <text:p>1572487044.15608</text:p>
              </table:table-cell>
              <table:table-cell office:value-type="float" office:value="128.75564690518">
                <text:p>128.7556469051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572487074.69289">
                <text:p>1572487074.69289</text:p>
              </table:table-cell>
              <table:table-cell office:value-type="float" office:value="127.345925068931">
                <text:p>127.34592506893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572487105.27024">
                <text:p>1572487105.27024</text:p>
              </table:table-cell>
              <table:table-cell office:value-type="float" office:value="127.99549768725">
                <text:p>127.9954976872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572487135.82253">
                <text:p>1572487135.82253</text:p>
              </table:table-cell>
              <table:table-cell office:value-type="float" office:value="126.322756944993">
                <text:p>126.32275694499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572487166.46849">
                <text:p>1572487166.46849</text:p>
              </table:table-cell>
              <table:table-cell office:value-type="float" office:value="126.837220202162">
                <text:p>126.83722020216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572487197.03211">
                <text:p>1572487197.03211</text:p>
              </table:table-cell>
              <table:table-cell office:value-type="float" office:value="127.819898957987">
                <text:p>127.81989895798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572487227.38075">
                <text:p>1572487227.38075</text:p>
              </table:table-cell>
              <table:table-cell office:value-type="float" office:value="126.972807113342">
                <text:p>126.97280711334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572487257.95937">
                <text:p>1572487257.95937</text:p>
              </table:table-cell>
              <table:table-cell office:value-type="float" office:value="125.539035916118">
                <text:p>125.53903591611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572487288.50314">
                <text:p>1572487288.50314</text:p>
              </table:table-cell>
              <table:table-cell office:value-type="float" office:value="127.308246152216">
                <text:p>127.30824615221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572487319.08694">
                <text:p>1572487319.08694</text:p>
              </table:table-cell>
              <table:table-cell office:value-type="float" office:value="127.450821529064">
                <text:p>127.45082152906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572487349.63396">
                <text:p>1572487349.63396</text:p>
              </table:table-cell>
              <table:table-cell office:value-type="float" office:value="127.663895137587">
                <text:p>127.663895137587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572487380.20317">
                <text:p>1572487380.20317</text:p>
              </table:table-cell>
              <table:table-cell office:value-type="float" office:value="126.71122378269">
                <text:p>126.71122378269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572487410.76572">
                <text:p>1572487410.76572</text:p>
              </table:table-cell>
              <table:table-cell office:value-type="float" office:value="125.190650371623">
                <text:p>125.190650371623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572487441.30577">
                <text:p>1572487441.30577</text:p>
              </table:table-cell>
              <table:table-cell office:value-type="float" office:value="124.398981389119">
                <text:p>124.398981389119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572487471.86732">
                <text:p>1572487471.86732</text:p>
              </table:table-cell>
              <table:table-cell office:value-type="float" office:value="126.351186895059">
                <text:p>126.35118689505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572487502.4008">
                <text:p>1572487502.4008</text:p>
              </table:table-cell>
              <table:table-cell office:value-type="float" office:value="127.831066900558">
                <text:p>127.83106690055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572487532.95602">
                <text:p>1572487532.95602</text:p>
              </table:table-cell>
              <table:table-cell office:value-type="float" office:value="127.710481495891">
                <text:p>127.71048149589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572487563.49585">
                <text:p>1572487563.49585</text:p>
              </table:table-cell>
              <table:table-cell office:value-type="float" office:value="127.525707663">
                <text:p>127.52570766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572487594.07669">
                <text:p>1572487594.07669</text:p>
              </table:table-cell>
              <table:table-cell office:value-type="float" office:value="126.824133283669">
                <text:p>126.82413328366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572487624.62389">
                <text:p>1572487624.62389</text:p>
              </table:table-cell>
              <table:table-cell office:value-type="float" office:value="127.223219576155">
                <text:p>127.22321957615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572487655.17835">
                <text:p>1572487655.17835</text:p>
              </table:table-cell>
              <table:table-cell office:value-type="float" office:value="127.072424195738">
                <text:p>127.07242419573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572487685.76427">
                <text:p>1572487685.76427</text:p>
              </table:table-cell>
              <table:table-cell office:value-type="float" office:value="126.93389080819">
                <text:p>126.93389080819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572487716.31353">
                <text:p>1572487716.31353</text:p>
              </table:table-cell>
              <table:table-cell office:value-type="float" office:value="126.532474539603">
                <text:p>126.53247453960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572487746.65771">
                <text:p>1572487746.65771</text:p>
              </table:table-cell>
              <table:table-cell office:value-type="float" office:value="128.067845419729">
                <text:p>128.06784541972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572487777.36663">
                <text:p>1572487777.36663</text:p>
              </table:table-cell>
              <table:table-cell office:value-type="float" office:value="128.717965063197">
                <text:p>128.717965063197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572487807.89511">
                <text:p>1572487807.89511</text:p>
              </table:table-cell>
              <table:table-cell office:value-type="float" office:value="127.083315700467">
                <text:p>127.083315700467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572487838.48316">
                <text:p>1572487838.48316</text:p>
              </table:table-cell>
              <table:table-cell office:value-type="float" office:value="129.439338388847">
                <text:p>129.43933838884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572487869.04858">
                <text:p>1572487869.04858</text:p>
              </table:table-cell>
              <table:table-cell office:value-type="float" office:value="126.463618846008">
                <text:p>126.46361884600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572487899.59575">
                <text:p>1572487899.59575</text:p>
              </table:table-cell>
              <table:table-cell office:value-type="float" office:value="127.353874485193">
                <text:p>127.353874485193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572487930.17748">
                <text:p>1572487930.17748</text:p>
              </table:table-cell>
              <table:table-cell office:value-type="float" office:value="126.090907502695">
                <text:p>126.09090750269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572487960.7686">
                <text:p>1572487960.7686</text:p>
              </table:table-cell>
              <table:table-cell office:value-type="float" office:value="126.594754230344">
                <text:p>126.59475423034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572487991.32111">
                <text:p>1572487991.32111</text:p>
              </table:table-cell>
              <table:table-cell office:value-type="float" office:value="126.302680098198">
                <text:p>126.302680098198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572488021.86284">
                <text:p>1572488021.86284</text:p>
              </table:table-cell>
              <table:table-cell office:value-type="float" office:value="127.111065525682">
                <text:p>127.11106552568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572488052.42636">
                <text:p>1572488052.42636</text:p>
              </table:table-cell>
              <table:table-cell office:value-type="float" office:value="126.594270829778">
                <text:p>126.59427082977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572488083.01998">
                <text:p>1572488083.01998</text:p>
              </table:table-cell>
              <table:table-cell office:value-type="float" office:value="127.219931574727">
                <text:p>127.219931574727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572488113.57278">
                <text:p>1572488113.57278</text:p>
              </table:table-cell>
              <table:table-cell office:value-type="float" office:value="127.716924399044">
                <text:p>127.71692439904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572488144.10688">
                <text:p>1572488144.10688</text:p>
              </table:table-cell>
              <table:table-cell office:value-type="float" office:value="126.766240032555">
                <text:p>126.76624003255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572488174.65769">
                <text:p>1572488174.65769</text:p>
              </table:table-cell>
              <table:table-cell office:value-type="float" office:value="128.184249884858">
                <text:p>128.18424988485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572488205.22228">
                <text:p>1572488205.22228</text:p>
              </table:table-cell>
              <table:table-cell office:value-type="float" office:value="127.679655019874">
                <text:p>127.679655019874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572488235.79424">
                <text:p>1572488235.79424</text:p>
              </table:table-cell>
              <table:table-cell office:value-type="float" office:value="127.158408797126">
                <text:p>127.15840879712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572488266.33467">
                <text:p>1572488266.33467</text:p>
              </table:table-cell>
              <table:table-cell office:value-type="float" office:value="126.653672056636">
                <text:p>126.653672056636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572488296.61305">
                <text:p>1572488296.61305</text:p>
              </table:table-cell>
              <table:table-cell office:value-type="float" office:value="128.131770573817">
                <text:p>128.13177057381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572488327.18212">
                <text:p>1572488327.18212</text:p>
              </table:table-cell>
              <table:table-cell office:value-type="float" office:value="128.751606378515">
                <text:p>128.75160637851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572488357.75498">
                <text:p>1572488357.75498</text:p>
              </table:table-cell>
              <table:table-cell office:value-type="float" office:value="127.991591722921">
                <text:p>127.99159172292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572488388.29745">
                <text:p>1572488388.29745</text:p>
              </table:table-cell>
              <table:table-cell office:value-type="float" office:value="127.149431880418">
                <text:p>127.149431880418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572488418.84779">
                <text:p>1572488418.84779</text:p>
              </table:table-cell>
              <table:table-cell office:value-type="float" office:value="126.604343259418">
                <text:p>126.60434325941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572488449.39404">
                <text:p>1572488449.39404</text:p>
              </table:table-cell>
              <table:table-cell office:value-type="float" office:value="128.509206956548">
                <text:p>128.50920695654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572488479.94398">
                <text:p>1572488479.94398</text:p>
              </table:table-cell>
              <table:table-cell office:value-type="float" office:value="128.719474501575">
                <text:p>128.71947450157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572488510.49402">
                <text:p>1572488510.49402</text:p>
              </table:table-cell>
              <table:table-cell office:value-type="float" office:value="126.838317177727">
                <text:p>126.838317177727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572488541.04201">
                <text:p>1572488541.04201</text:p>
              </table:table-cell>
              <table:table-cell office:value-type="float" office:value="127.886424675482">
                <text:p>127.88642467548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572488571.58559">
                <text:p>1572488571.58559</text:p>
              </table:table-cell>
              <table:table-cell office:value-type="float" office:value="127.508920280267">
                <text:p>127.508920280267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572488602.12855">
                <text:p>1572488602.12855</text:p>
              </table:table-cell>
              <table:table-cell office:value-type="float" office:value="126.336254863665">
                <text:p>126.33625486366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572488632.67419">
                <text:p>1572488632.67419</text:p>
              </table:table-cell>
              <table:table-cell office:value-type="float" office:value="126.490681233202">
                <text:p>126.49068123320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572488663.3416">
                <text:p>1572488663.3416</text:p>
              </table:table-cell>
              <table:table-cell office:value-type="float" office:value="125.013338166526">
                <text:p>125.013338166526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572488694.03413">
                <text:p>1572488694.03413</text:p>
              </table:table-cell>
              <table:table-cell office:value-type="float" office:value="126.7904254185">
                <text:p>126.790425418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572488724.77622">
                <text:p>1572488724.77622</text:p>
              </table:table-cell>
              <table:table-cell office:value-type="float" office:value="127.752413752531">
                <text:p>127.752413752531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572488755.3445">
                <text:p>1572488755.3445</text:p>
              </table:table-cell>
              <table:table-cell office:value-type="float" office:value="126.638191537459">
                <text:p>126.63819153745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572488785.89031">
                <text:p>1572488785.89031</text:p>
              </table:table-cell>
              <table:table-cell office:value-type="float" office:value="126.037536716178">
                <text:p>126.037536716178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572488816.45098">
                <text:p>1572488816.45098</text:p>
              </table:table-cell>
              <table:table-cell office:value-type="float" office:value="124.783889638083">
                <text:p>124.783889638083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572488846.79442">
                <text:p>1572488846.79442</text:p>
              </table:table-cell>
              <table:table-cell office:value-type="float" office:value="126.783985440615">
                <text:p>126.78398544061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572488877.38522">
                <text:p>1572488877.38522</text:p>
              </table:table-cell>
              <table:table-cell office:value-type="float" office:value="127.59277894301">
                <text:p>127.5927789430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572488907.94983">
                <text:p>1572488907.94983</text:p>
              </table:table-cell>
              <table:table-cell office:value-type="float" office:value="126.968833136528">
                <text:p>126.96883313652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572488938.48753">
                <text:p>1572488938.48753</text:p>
              </table:table-cell>
              <table:table-cell office:value-type="float" office:value="127.809758515862">
                <text:p>127.809758515862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572488969.05467">
                <text:p>1572488969.05467</text:p>
              </table:table-cell>
              <table:table-cell office:value-type="float" office:value="126.398667654107">
                <text:p>126.398667654107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572488999.59614">
                <text:p>1572488999.59614</text:p>
              </table:table-cell>
              <table:table-cell office:value-type="float" office:value="126.300625097306">
                <text:p>126.30062509730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572489030.1502">
                <text:p>1572489030.1502</text:p>
              </table:table-cell>
              <table:table-cell office:value-type="float" office:value="126.084605012415">
                <text:p>126.08460501241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572489060.70062">
                <text:p>1572489060.70062</text:p>
              </table:table-cell>
              <table:table-cell office:value-type="float" office:value="127.940892437564">
                <text:p>127.94089243756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572489091.37882">
                <text:p>1572489091.37882</text:p>
              </table:table-cell>
              <table:table-cell office:value-type="float" office:value="128.156845972605">
                <text:p>128.15684597260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572489121.9224">
                <text:p>1572489121.9224</text:p>
              </table:table-cell>
              <table:table-cell office:value-type="float" office:value="129.226985127612">
                <text:p>129.22698512761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572489152.43127">
                <text:p>1572489152.43127</text:p>
              </table:table-cell>
              <table:table-cell office:value-type="float" office:value="128.263655558123">
                <text:p>128.263655558123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572489182.9649">
                <text:p>1572489182.9649</text:p>
              </table:table-cell>
              <table:table-cell office:value-type="float" office:value="132.514330563754">
                <text:p>132.51433056375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572489213.52746">
                <text:p>1572489213.52746</text:p>
              </table:table-cell>
              <table:table-cell office:value-type="float" office:value="129.020107237081">
                <text:p>129.020107237081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572489244.07628">
                <text:p>1572489244.07628</text:p>
              </table:table-cell>
              <table:table-cell office:value-type="float" office:value="127.105517023273">
                <text:p>127.10551702327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572489274.62706">
                <text:p>1572489274.62706</text:p>
              </table:table-cell>
              <table:table-cell office:value-type="float" office:value="127.421976190917">
                <text:p>127.421976190917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572489305.17743">
                <text:p>1572489305.17743</text:p>
              </table:table-cell>
              <table:table-cell office:value-type="float" office:value="128.363206090668">
                <text:p>128.363206090668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572489335.7392">
                <text:p>1572489335.7392</text:p>
              </table:table-cell>
              <table:table-cell office:value-type="float" office:value="126.642984589362">
                <text:p>126.642984589362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572489366.06596">
                <text:p>1572489366.06596</text:p>
              </table:table-cell>
              <table:table-cell office:value-type="float" office:value="128.368071542959">
                <text:p>128.36807154295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572489396.61068">
                <text:p>1572489396.61068</text:p>
              </table:table-cell>
              <table:table-cell office:value-type="float" office:value="128.530581891095">
                <text:p>128.53058189109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572489427.24933">
                <text:p>1572489427.24933</text:p>
              </table:table-cell>
              <table:table-cell office:value-type="float" office:value="127.376826870603">
                <text:p>127.376826870603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572489457.89479">
                <text:p>1572489457.89479</text:p>
              </table:table-cell>
              <table:table-cell office:value-type="float" office:value="128.147458055717">
                <text:p>128.147458055717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572489488.45607">
                <text:p>1572489488.45607</text:p>
              </table:table-cell>
              <table:table-cell office:value-type="float" office:value="126.367221752554">
                <text:p>126.36722175255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572489519.00571">
                <text:p>1572489519.00571</text:p>
              </table:table-cell>
              <table:table-cell office:value-type="float" office:value="125.021629107848">
                <text:p>125.021629107848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572489549.56598">
                <text:p>1572489549.56598</text:p>
              </table:table-cell>
              <table:table-cell office:value-type="float" office:value="127.05762672668">
                <text:p>127.05762672668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572489580.11641">
                <text:p>1572489580.11641</text:p>
              </table:table-cell>
              <table:table-cell office:value-type="float" office:value="127.479594466823">
                <text:p>127.479594466823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572489610.70841">
                <text:p>1572489610.70841</text:p>
              </table:table-cell>
              <table:table-cell office:value-type="float" office:value="127.1412784267">
                <text:p>127.1412784267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572489641.95648">
                <text:p>1572489641.95648</text:p>
              </table:table-cell>
              <table:table-cell office:value-type="float" office:value="-10830.1020380668">
                <text:p>-10830.102038066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572489672.47893">
                <text:p>1572489672.47893</text:p>
              </table:table-cell>
              <table:table-cell office:value-type="float" office:value="127.513649707587">
                <text:p>127.51364970758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572489703.05761">
                <text:p>1572489703.05761</text:p>
              </table:table-cell>
              <table:table-cell office:value-type="float" office:value="128.272085449684">
                <text:p>128.27208544968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572489733.65572">
                <text:p>1572489733.65572</text:p>
              </table:table-cell>
              <table:table-cell office:value-type="float" office:value="128.102378210522">
                <text:p>128.10237821052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572489764.35936">
                <text:p>1572489764.35936</text:p>
              </table:table-cell>
              <table:table-cell office:value-type="float" office:value="127.979260254934">
                <text:p>127.97926025493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572489795.05904">
                <text:p>1572489795.05904</text:p>
              </table:table-cell>
              <table:table-cell office:value-type="float" office:value="127.168340813894">
                <text:p>127.16834081389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572489825.66493">
                <text:p>1572489825.66493</text:p>
              </table:table-cell>
              <table:table-cell office:value-type="float" office:value="128.129646097806">
                <text:p>128.12964609780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572489856.21004">
                <text:p>1572489856.21004</text:p>
              </table:table-cell>
              <table:table-cell office:value-type="float" office:value="127.403685220343">
                <text:p>127.403685220343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572489886.75595">
                <text:p>1572489886.75595</text:p>
              </table:table-cell>
              <table:table-cell office:value-type="float" office:value="127.664924100667">
                <text:p>127.664924100667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572489917.50088">
                <text:p>1572489917.50088</text:p>
              </table:table-cell>
              <table:table-cell office:value-type="float" office:value="128.393009454142">
                <text:p>128.39300945414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572489948.04752">
                <text:p>1572489948.04752</text:p>
              </table:table-cell>
              <table:table-cell office:value-type="float" office:value="127.787356080869">
                <text:p>127.78735608086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572489978.61973">
                <text:p>1572489978.61973</text:p>
              </table:table-cell>
              <table:table-cell office:value-type="float" office:value="126.214301896126">
                <text:p>126.214301896126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572490009.16297">
                <text:p>1572490009.16297</text:p>
              </table:table-cell>
              <table:table-cell office:value-type="float" office:value="126.8101548897">
                <text:p>126.8101548897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572490039.71503">
                <text:p>1572490039.71503</text:p>
              </table:table-cell>
              <table:table-cell office:value-type="float" office:value="127.412589736664">
                <text:p>127.41258973666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572490070.30407">
                <text:p>1572490070.30407</text:p>
              </table:table-cell>
              <table:table-cell office:value-type="float" office:value="125.558632287615">
                <text:p>125.55863228761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572490100.85457">
                <text:p>1572490100.85457</text:p>
              </table:table-cell>
              <table:table-cell office:value-type="float" office:value="124.4174142352">
                <text:p>124.417414235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572490131.40504">
                <text:p>1572490131.40504</text:p>
              </table:table-cell>
              <table:table-cell office:value-type="float" office:value="125.839398064318">
                <text:p>125.83939806431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572490161.95542">
                <text:p>1572490161.95542</text:p>
              </table:table-cell>
              <table:table-cell office:value-type="float" office:value="127.633682236569">
                <text:p>127.63368223656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572490192.56113">
                <text:p>1572490192.56113</text:p>
              </table:table-cell>
              <table:table-cell office:value-type="float" office:value="290.292619369631">
                <text:p>290.29261936963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572490223.19522">
                <text:p>1572490223.19522</text:p>
              </table:table-cell>
              <table:table-cell office:value-type="float" office:value="126.724173213579">
                <text:p>126.72417321357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572490253.80673">
                <text:p>1572490253.80673</text:p>
              </table:table-cell>
              <table:table-cell office:value-type="float" office:value="126.665661999564">
                <text:p>126.66566199956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572490284.4122">
                <text:p>1572490284.4122</text:p>
              </table:table-cell>
              <table:table-cell office:value-type="float" office:value="125.524307922179">
                <text:p>125.524307922179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572490315.07709">
                <text:p>1572490315.07709</text:p>
              </table:table-cell>
              <table:table-cell office:value-type="float" office:value="84.4144677588318">
                <text:p>84.4144677588318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572490345.82651">
                <text:p>1572490345.82651</text:p>
              </table:table-cell>
              <table:table-cell office:value-type="float" office:value="126.284936152772">
                <text:p>126.28493615277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572490376.62552">
                <text:p>1572490376.62552</text:p>
              </table:table-cell>
              <table:table-cell office:value-type="float" office:value="255.056364473463">
                <text:p>255.056364473463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572490407.39296">
                <text:p>1572490407.39296</text:p>
              </table:table-cell>
              <table:table-cell office:value-type="float" office:value="126.392981664094">
                <text:p>126.39298166409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572490438.05567">
                <text:p>1572490438.05567</text:p>
              </table:table-cell>
              <table:table-cell office:value-type="float" office:value="1449.46537181296">
                <text:p>1449.46537181296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572490468.47759">
                <text:p>1572490468.47759</text:p>
              </table:table-cell>
              <table:table-cell office:value-type="float" office:value="21923.9676966698">
                <text:p>21923.9676966698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572490499.09478">
                <text:p>1572490499.09478</text:p>
              </table:table-cell>
              <table:table-cell office:value-type="float" office:value="124.629186830703">
                <text:p>124.629186830703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572490529.7786">
                <text:p>1572490529.7786</text:p>
              </table:table-cell>
              <table:table-cell office:value-type="float" office:value="1027.74823866353">
                <text:p>1027.74823866353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572490560.41006">
                <text:p>1572490560.41006</text:p>
              </table:table-cell>
              <table:table-cell office:value-type="float" office:value="126.590985753619">
                <text:p>126.590985753619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572490591.15265">
                <text:p>1572490591.15265</text:p>
              </table:table-cell>
              <table:table-cell office:value-type="float" office:value="126.603862784121">
                <text:p>126.60386278412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572490621.69332">
                <text:p>1572490621.69332</text:p>
              </table:table-cell>
              <table:table-cell office:value-type="float" office:value="127.561467603793">
                <text:p>127.561467603793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572490652.25074">
                <text:p>1572490652.25074</text:p>
              </table:table-cell>
              <table:table-cell office:value-type="float" office:value="126.758843491977">
                <text:p>126.758843491977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572490682.94093">
                <text:p>1572490682.94093</text:p>
              </table:table-cell>
              <table:table-cell office:value-type="float" office:value="129.713046224763">
                <text:p>129.713046224763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572490713.64492">
                <text:p>1572490713.64492</text:p>
              </table:table-cell>
              <table:table-cell office:value-type="float" office:value="125.90791077022">
                <text:p>125.9079107702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572490744.19586">
                <text:p>1572490744.19586</text:p>
              </table:table-cell>
              <table:table-cell office:value-type="float" office:value="127.422591228551">
                <text:p>127.422591228551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572490774.72787">
                <text:p>1572490774.72787</text:p>
              </table:table-cell>
              <table:table-cell office:value-type="float" office:value="126.934780821032">
                <text:p>126.93478082103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572490805.09584">
                <text:p>1572490805.09584</text:p>
              </table:table-cell>
              <table:table-cell office:value-type="float" office:value="125.967517497167">
                <text:p>125.967517497167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572490835.65044">
                <text:p>1572490835.65044</text:p>
              </table:table-cell>
              <table:table-cell office:value-type="float" office:value="127.06961374434">
                <text:p>127.06961374434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572490866.22165">
                <text:p>1572490866.22165</text:p>
              </table:table-cell>
              <table:table-cell office:value-type="float" office:value="128.838340579873">
                <text:p>128.83834057987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572490896.76989">
                <text:p>1572490896.76989</text:p>
              </table:table-cell>
              <table:table-cell office:value-type="float" office:value="127.133673460765">
                <text:p>127.133673460765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572490927.32355">
                <text:p>1572490927.32355</text:p>
              </table:table-cell>
              <table:table-cell office:value-type="float" office:value="127.262889869179">
                <text:p>127.262889869179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572490957.90049">
                <text:p>1572490957.90049</text:p>
              </table:table-cell>
              <table:table-cell office:value-type="float" office:value="127.502480302382">
                <text:p>127.502480302382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572490988.42229">
                <text:p>1572490988.42229</text:p>
              </table:table-cell>
              <table:table-cell office:value-type="float" office:value="128.936522086912">
                <text:p>128.936522086912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572491018.9696">
                <text:p>1572491018.9696</text:p>
              </table:table-cell>
              <table:table-cell office:value-type="float" office:value="125.295611918973">
                <text:p>125.295611918973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572491049.50321">
                <text:p>1572491049.50321</text:p>
              </table:table-cell>
              <table:table-cell office:value-type="float" office:value="127.682668046093">
                <text:p>127.682668046093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572491080.06784">
                <text:p>1572491080.06784</text:p>
              </table:table-cell>
              <table:table-cell office:value-type="float" office:value="128.149653469482">
                <text:p>128.149653469482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572491110.71841">
                <text:p>1572491110.71841</text:p>
              </table:table-cell>
              <table:table-cell office:value-type="float" office:value="125.906677769685">
                <text:p>125.906677769685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572491141.38024">
                <text:p>1572491141.38024</text:p>
              </table:table-cell>
              <table:table-cell office:value-type="float" office:value="128.651368407949">
                <text:p>128.651368407949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572491171.9354">
                <text:p>1572491171.9354</text:p>
              </table:table-cell>
              <table:table-cell office:value-type="float" office:value="125.936822658217">
                <text:p>125.936822658217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572491202.52083">
                <text:p>1572491202.52083</text:p>
              </table:table-cell>
              <table:table-cell office:value-type="float" office:value="126.671211964607">
                <text:p>126.671211964607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572491233.10065">
                <text:p>1572491233.10065</text:p>
              </table:table-cell>
              <table:table-cell office:value-type="float" office:value="127.783314091569">
                <text:p>127.783314091569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572491263.67339">
                <text:p>1572491263.67339</text:p>
              </table:table-cell>
              <table:table-cell office:value-type="float" office:value="127.607301436859">
                <text:p>127.607301436859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572491294.27874">
                <text:p>1572491294.27874</text:p>
              </table:table-cell>
              <table:table-cell office:value-type="float" office:value="126.542270531401">
                <text:p>126.542270531401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572491324.85603">
                <text:p>1572491324.85603</text:p>
              </table:table-cell>
              <table:table-cell office:value-type="float" office:value="127.192597137593">
                <text:p>127.192597137593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572491355.21327">
                <text:p>1572491355.21327</text:p>
              </table:table-cell>
              <table:table-cell office:value-type="float" office:value="127.825927935694">
                <text:p>127.825927935694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572491385.77043">
                <text:p>1572491385.77043</text:p>
              </table:table-cell>
              <table:table-cell office:value-type="float" office:value="127.800373524243">
                <text:p>127.800373524243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572491416.36256">
                <text:p>1572491416.36256</text:p>
              </table:table-cell>
              <table:table-cell office:value-type="float" office:value="127.957746370148">
                <text:p>127.957746370148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572491446.97637">
                <text:p>1572491446.97637</text:p>
              </table:table-cell>
              <table:table-cell office:value-type="float" office:value="128.971530965101">
                <text:p>128.971530965101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572491477.58697">
                <text:p>1572491477.58697</text:p>
              </table:table-cell>
              <table:table-cell office:value-type="float" office:value="127.11373995211">
                <text:p>127.11373995211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572491508.15805">
                <text:p>1572491508.15805</text:p>
              </table:table-cell>
              <table:table-cell office:value-type="float" office:value="128.425071855962">
                <text:p>128.425071855962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572491538.77869">
                <text:p>1572491538.77869</text:p>
              </table:table-cell>
              <table:table-cell office:value-type="float" office:value="127.396217742011">
                <text:p>127.396217742011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572491569.33419">
                <text:p>1572491569.33419</text:p>
              </table:table-cell>
              <table:table-cell office:value-type="float" office:value="125.773145859397">
                <text:p>125.773145859397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572491599.88019">
                <text:p>1572491599.88019</text:p>
              </table:table-cell>
              <table:table-cell office:value-type="float" office:value="126.74424859774">
                <text:p>126.74424859774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572491630.41791">
                <text:p>1572491630.41791</text:p>
              </table:table-cell>
              <table:table-cell office:value-type="float" office:value="126.807965326471">
                <text:p>126.807965326471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572491660.99953">
                <text:p>1572491660.99953</text:p>
              </table:table-cell>
              <table:table-cell office:value-type="float" office:value="126.307752513212">
                <text:p>126.307752513212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572491691.58017">
                <text:p>1572491691.58017</text:p>
              </table:table-cell>
              <table:table-cell office:value-type="float" office:value="129.14336121764">
                <text:p>129.14336121764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572491722.1298">
                <text:p>1572491722.1298</text:p>
              </table:table-cell>
              <table:table-cell office:value-type="float" office:value="127.024121436333">
                <text:p>127.024121436333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572491752.66481">
                <text:p>1572491752.66481</text:p>
              </table:table-cell>
              <table:table-cell office:value-type="float" office:value="126.359340348776">
                <text:p>126.359340348776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572491783.19842">
                <text:p>1572491783.19842</text:p>
              </table:table-cell>
              <table:table-cell office:value-type="float" office:value="124.592053476502">
                <text:p>124.592053476502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572491813.7261">
                <text:p>1572491813.7261</text:p>
              </table:table-cell>
              <table:table-cell office:value-type="float" office:value="126.841260728827">
                <text:p>126.841260728827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572491844.29254">
                <text:p>1572491844.29254</text:p>
              </table:table-cell>
              <table:table-cell office:value-type="float" office:value="126.630653121375">
                <text:p>126.630653121375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572491874.82494">
                <text:p>1572491874.82494</text:p>
              </table:table-cell>
              <table:table-cell office:value-type="float" office:value="126.624964206094">
                <text:p>126.624964206094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572491905.07259">
                <text:p>1572491905.07259</text:p>
              </table:table-cell>
              <table:table-cell office:value-type="float" office:value="127.000691500893">
                <text:p>127.000691500893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572491935.62338">
                <text:p>1572491935.62338</text:p>
              </table:table-cell>
              <table:table-cell office:value-type="float" office:value="127.929314957449">
                <text:p>127.929314957449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572491966.17743">
                <text:p>1572491966.17743</text:p>
              </table:table-cell>
              <table:table-cell office:value-type="float" office:value="127.3216716705">
                <text:p>127.3216716705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572491996.72022">
                <text:p>1572491996.72022</text:p>
              </table:table-cell>
              <table:table-cell office:value-type="float" office:value="125.431266842638">
                <text:p>125.431266842638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572492027.28034">
                <text:p>1572492027.28034</text:p>
              </table:table-cell>
              <table:table-cell office:value-type="float" office:value="126.699987827634">
                <text:p>126.699987827634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572492057.82381">
                <text:p>1572492057.82381</text:p>
              </table:table-cell>
              <table:table-cell office:value-type="float" office:value="127.087427164885">
                <text:p>127.087427164885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572492088.35066">
                <text:p>1572492088.35066</text:p>
              </table:table-cell>
              <table:table-cell office:value-type="float" office:value="128.180549420618">
                <text:p>128.180549420618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572492118.90352">
                <text:p>1572492118.90352</text:p>
              </table:table-cell>
              <table:table-cell office:value-type="float" office:value="126.494585734897">
                <text:p>126.494585734897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572492149.45014">
                <text:p>1572492149.45014</text:p>
              </table:table-cell>
              <table:table-cell office:value-type="float" office:value="126.36619132684">
                <text:p>126.36619132684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572492179.99082">
                <text:p>1572492179.99082</text:p>
              </table:table-cell>
              <table:table-cell office:value-type="float" office:value="125.825971083399">
                <text:p>125.825971083399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572492210.53375">
                <text:p>1572492210.53375</text:p>
              </table:table-cell>
              <table:table-cell office:value-type="float" office:value="127.762347231932">
                <text:p>127.762347231932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572492241.07697">
                <text:p>1572492241.07697</text:p>
              </table:table-cell>
              <table:table-cell office:value-type="float" office:value="126.549465959792">
                <text:p>126.549465959792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572492271.6358">
                <text:p>1572492271.6358</text:p>
              </table:table-cell>
              <table:table-cell office:value-type="float" office:value="126.404492594359">
                <text:p>126.404492594359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572492302.18287">
                <text:p>1572492302.18287</text:p>
              </table:table-cell>
              <table:table-cell office:value-type="float" office:value="127.026794400127">
                <text:p>127.026794400127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572492332.75261">
                <text:p>1572492332.75261</text:p>
              </table:table-cell>
              <table:table-cell office:value-type="float" office:value="127.774749637673">
                <text:p>127.774749637673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572492363.31266">
                <text:p>1572492363.31266</text:p>
              </table:table-cell>
              <table:table-cell office:value-type="float" office:value="127.03440229133">
                <text:p>127.03440229133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572492393.86738">
                <text:p>1572492393.86738</text:p>
              </table:table-cell>
              <table:table-cell office:value-type="float" office:value="127.459933008109">
                <text:p>127.459933008109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572492424.22895">
                <text:p>1572492424.22895</text:p>
              </table:table-cell>
              <table:table-cell office:value-type="float" office:value="127.048308284912">
                <text:p>127.048308284912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572492454.78061">
                <text:p>1572492454.78061</text:p>
              </table:table-cell>
              <table:table-cell office:value-type="float" office:value="126.505412152409">
                <text:p>126.505412152409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572492485.34207">
                <text:p>1572492485.34207</text:p>
              </table:table-cell>
              <table:table-cell office:value-type="float" office:value="127.640327714543">
                <text:p>127.640327714543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572492515.91977">
                <text:p>1572492515.91977</text:p>
              </table:table-cell>
              <table:table-cell office:value-type="float" office:value="127.874230695099">
                <text:p>127.874230695099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572492546.44534">
                <text:p>1572492546.44534</text:p>
              </table:table-cell>
              <table:table-cell office:value-type="float" office:value="125.012448153684">
                <text:p>125.012448153684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572492577.01264">
                <text:p>1572492577.01264</text:p>
              </table:table-cell>
              <table:table-cell office:value-type="float" office:value="127.338185540659">
                <text:p>127.338185540659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572492607.56599">
                <text:p>1572492607.56599</text:p>
              </table:table-cell>
              <table:table-cell office:value-type="float" office:value="127.481585843132">
                <text:p>127.481585843132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572492638.12715">
                <text:p>1572492638.12715</text:p>
              </table:table-cell>
              <table:table-cell office:value-type="float" office:value="126.690944361074">
                <text:p>126.690944361074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572492668.65855">
                <text:p>1572492668.65855</text:p>
              </table:table-cell>
              <table:table-cell office:value-type="float" office:value="127.339968491611">
                <text:p>127.339968491611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572492699.22459">
                <text:p>1572492699.22459</text:p>
              </table:table-cell>
              <table:table-cell office:value-type="float" office:value="126.830231736494">
                <text:p>126.830231736494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572492729.82276">
                <text:p>1572492729.82276</text:p>
              </table:table-cell>
              <table:table-cell office:value-type="float" office:value="291.805246289704">
                <text:p>291.805246289704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572492760.37779">
                <text:p>1572492760.37779</text:p>
              </table:table-cell>
              <table:table-cell office:value-type="float" office:value="126.120851279041">
                <text:p>126.120851279041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572492790.93">
                <text:p>1572492790.93</text:p>
              </table:table-cell>
              <table:table-cell office:value-type="float" office:value="127.85223779765">
                <text:p>127.85223779765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572492821.50958">
                <text:p>1572492821.50958</text:p>
              </table:table-cell>
              <table:table-cell office:value-type="float" office:value="126.866954090516">
                <text:p>126.866954090516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572492852.09934">
                <text:p>1572492852.09934</text:p>
              </table:table-cell>
              <table:table-cell office:value-type="float" office:value="126.974587139026">
                <text:p>126.974587139026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572492882.63414">
                <text:p>1572492882.63414</text:p>
              </table:table-cell>
              <table:table-cell office:value-type="float" office:value="126.827765735424">
                <text:p>126.827765735424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572492913.18435">
                <text:p>1572492913.18435</text:p>
              </table:table-cell>
              <table:table-cell office:value-type="float" office:value="127.194173125821">
                <text:p>127.194173125821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572492943.73417">
                <text:p>1572492943.73417</text:p>
              </table:table-cell>
              <table:table-cell office:value-type="float" office:value="127.435338084619">
                <text:p>127.435338084619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572492974.06549">
                <text:p>1572492974.06549</text:p>
              </table:table-cell>
              <table:table-cell office:value-type="float" office:value="128.173495867734">
                <text:p>128.173495867734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572493004.60273">
                <text:p>1572493004.60273</text:p>
              </table:table-cell>
              <table:table-cell office:value-type="float" office:value="129.218108401338">
                <text:p>129.218108401338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572493035.17738">
                <text:p>1572493035.17738</text:p>
              </table:table-cell>
              <table:table-cell office:value-type="float" office:value="127.958911358199">
                <text:p>127.958911358199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572493065.7242">
                <text:p>1572493065.7242</text:p>
              </table:table-cell>
              <table:table-cell office:value-type="float" office:value="128.023791612346">
                <text:p>128.023791612346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572493096.26203">
                <text:p>1572493096.26203</text:p>
              </table:table-cell>
              <table:table-cell office:value-type="float" office:value="126.721433699934">
                <text:p>126.721433699934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572493126.80197">
                <text:p>1572493126.80197</text:p>
              </table:table-cell>
              <table:table-cell office:value-type="float" office:value="128.960024422739">
                <text:p>128.960024422739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572493157.38403">
                <text:p>1572493157.38403</text:p>
              </table:table-cell>
              <table:table-cell office:value-type="float" office:value="125.768076369651">
                <text:p>125.768076369651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572493187.94179">
                <text:p>1572493187.94179</text:p>
              </table:table-cell>
              <table:table-cell office:value-type="float" office:value="126.236634856">
                <text:p>126.236634856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572493218.49599">
                <text:p>1572493218.49599</text:p>
              </table:table-cell>
              <table:table-cell office:value-type="float" office:value="127.326951048237">
                <text:p>127.326951048237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572493249.04135">
                <text:p>1572493249.04135</text:p>
              </table:table-cell>
              <table:table-cell office:value-type="float" office:value="126.188814034527">
                <text:p>126.188814034527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572493279.6265">
                <text:p>1572493279.6265</text:p>
              </table:table-cell>
              <table:table-cell office:value-type="float" office:value="127.582295513191">
                <text:p>127.582295513191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572493310.17785">
                <text:p>1572493310.17785</text:p>
              </table:table-cell>
              <table:table-cell office:value-type="float" office:value="127.152925381934">
                <text:p>127.152925381934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572493340.72862">
                <text:p>1572493340.72862</text:p>
              </table:table-cell>
              <table:table-cell office:value-type="float" office:value="128.028108576854">
                <text:p>128.028108576854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572493371.2708">
                <text:p>1572493371.2708</text:p>
              </table:table-cell>
              <table:table-cell office:value-type="float" office:value="127.589969954246">
                <text:p>127.589969954246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572493401.82493">
                <text:p>1572493401.82493</text:p>
              </table:table-cell>
              <table:table-cell office:value-type="float" office:value="126.572280857598">
                <text:p>126.572280857598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572493432.41364">
                <text:p>1572493432.41364</text:p>
              </table:table-cell>
              <table:table-cell office:value-type="float" office:value="128.267699010057">
                <text:p>128.267699010057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572493462.96856">
                <text:p>1572493462.96856</text:p>
              </table:table-cell>
              <table:table-cell office:value-type="float" office:value="128.67123829202">
                <text:p>128.67123829202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572493493.51151">
                <text:p>1572493493.51151</text:p>
              </table:table-cell>
              <table:table-cell office:value-type="float" office:value="127.230483017031">
                <text:p>127.230483017031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572493523.87199">
                <text:p>1572493523.87199</text:p>
              </table:table-cell>
              <table:table-cell office:value-type="float" office:value="128.028385014696">
                <text:p>128.028385014696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572493554.4121">
                <text:p>1572493554.4121</text:p>
              </table:table-cell>
              <table:table-cell office:value-type="float" office:value="127.195747651416">
                <text:p>127.195747651416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572493585.12013">
                <text:p>1572493585.12013</text:p>
              </table:table-cell>
              <table:table-cell office:value-type="float" office:value="126.743289109779">
                <text:p>126.743289109779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572493615.70595">
                <text:p>1572493615.70595</text:p>
              </table:table-cell>
              <table:table-cell office:value-type="float" office:value="125.70566065394">
                <text:p>125.70566065394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572493646.28013">
                <text:p>1572493646.28013</text:p>
              </table:table-cell>
              <table:table-cell office:value-type="float" office:value="126.36578325193">
                <text:p>126.36578325193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572493676.82856">
                <text:p>1572493676.82856</text:p>
              </table:table-cell>
              <table:table-cell office:value-type="float" office:value="127.663623087647">
                <text:p>127.663623087647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572493707.40352">
                <text:p>1572493707.40352</text:p>
              </table:table-cell>
              <table:table-cell office:value-type="float" office:value="128.559014766429">
                <text:p>128.559014766429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572493737.98418">
                <text:p>1572493737.98418</text:p>
              </table:table-cell>
              <table:table-cell office:value-type="float" office:value="126.146541715462">
                <text:p>126.146541715462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572493768.57449">
                <text:p>1572493768.57449</text:p>
              </table:table-cell>
              <table:table-cell office:value-type="float" office:value="127.100240570804">
                <text:p>127.100240570804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572493799.13355">
                <text:p>1572493799.13355</text:p>
              </table:table-cell>
              <table:table-cell office:value-type="float" office:value="125.081507884735">
                <text:p>125.081507884735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572493829.6686">
                <text:p>1572493829.6686</text:p>
              </table:table-cell>
              <table:table-cell office:value-type="float" office:value="126.99116902167">
                <text:p>126.99116902167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572493860.23765">
                <text:p>1572493860.23765</text:p>
              </table:table-cell>
              <table:table-cell office:value-type="float" office:value="126.373865767894">
                <text:p>126.373865767894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572493890.78492">
                <text:p>1572493890.78492</text:p>
              </table:table-cell>
              <table:table-cell office:value-type="float" office:value="128.05208846271">
                <text:p>128.05208846271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572493921.39798">
                <text:p>1572493921.39798</text:p>
              </table:table-cell>
              <table:table-cell office:value-type="float" office:value="126.455670892379">
                <text:p>126.455670892379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572493952.00949">
                <text:p>1572493952.00949</text:p>
              </table:table-cell>
              <table:table-cell office:value-type="float" office:value="125.58966718899">
                <text:p>125.58966718899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572493982.59149">
                <text:p>1572493982.59149</text:p>
              </table:table-cell>
              <table:table-cell office:value-type="float" office:value="126.844412705285">
                <text:p>126.844412705285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572494013.18842">
                <text:p>1572494013.18842</text:p>
              </table:table-cell>
              <table:table-cell office:value-type="float" office:value="126.244925797322">
                <text:p>126.244925797322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572494043.57641">
                <text:p>1572494043.57641</text:p>
              </table:table-cell>
              <table:table-cell office:value-type="float" office:value="127.933903971897">
                <text:p>127.933903971897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572494074.19029">
                <text:p>1572494074.19029</text:p>
              </table:table-cell>
              <table:table-cell office:value-type="float" office:value="127.461645021307">
                <text:p>127.461645021307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572494104.87508">
                <text:p>1572494104.87508</text:p>
              </table:table-cell>
              <table:table-cell office:value-type="float" office:value="127.116889003299">
                <text:p>127.116889003299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572494135.62704">
                <text:p>1572494135.62704</text:p>
              </table:table-cell>
              <table:table-cell office:value-type="float" office:value="126.625033681213">
                <text:p>126.625033681213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572494166.36843">
                <text:p>1572494166.36843</text:p>
              </table:table-cell>
              <table:table-cell office:value-type="float" office:value="127.296188196803">
                <text:p>127.296188196803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572494197.03707">
                <text:p>1572494197.03707</text:p>
              </table:table-cell>
              <table:table-cell office:value-type="float" office:value="128.168696965294">
                <text:p>128.168696965294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572494227.60743">
                <text:p>1572494227.60743</text:p>
              </table:table-cell>
              <table:table-cell office:value-type="float" office:value="127.688971999008">
                <text:p>127.688971999008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572494258.18474">
                <text:p>1572494258.18474</text:p>
              </table:table-cell>
              <table:table-cell office:value-type="float" office:value="127.567224531559">
                <text:p>127.567224531559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572494288.7588">
                <text:p>1572494288.7588</text:p>
              </table:table-cell>
              <table:table-cell office:value-type="float" office:value="126.460741844759">
                <text:p>126.460741844759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572494319.34009">
                <text:p>1572494319.34009</text:p>
              </table:table-cell>
              <table:table-cell office:value-type="float" office:value="126.881683547089">
                <text:p>126.881683547089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572494349.91345">
                <text:p>1572494349.91345</text:p>
              </table:table-cell>
              <table:table-cell office:value-type="float" office:value="126.609825211976">
                <text:p>126.609825211976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572494380.47465">
                <text:p>1572494380.47465</text:p>
              </table:table-cell>
              <table:table-cell office:value-type="float" office:value="125.805962249089">
                <text:p>125.805962249089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572494410.84176">
                <text:p>1572494410.84176</text:p>
              </table:table-cell>
              <table:table-cell office:value-type="float" office:value="127.997895675836">
                <text:p>127.997895675836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572494441.40181">
                <text:p>1572494441.40181</text:p>
              </table:table-cell>
              <table:table-cell office:value-type="float" office:value="128.031673016124">
                <text:p>128.031673016124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572494471.96118">
                <text:p>1572494471.96118</text:p>
              </table:table-cell>
              <table:table-cell office:value-type="float" office:value="126.81097835269">
                <text:p>126.81097835269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572494502.51334">
                <text:p>1572494502.51334</text:p>
              </table:table-cell>
              <table:table-cell office:value-type="float" office:value="125.559936225904">
                <text:p>125.559936225904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572494533.11313">
                <text:p>1572494533.11313</text:p>
              </table:table-cell>
              <table:table-cell office:value-type="float" office:value="126.810703377482">
                <text:p>126.810703377482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572494563.6708">
                <text:p>1572494563.6708</text:p>
              </table:table-cell>
              <table:table-cell office:value-type="float" office:value="127.010280529968">
                <text:p>127.010280529968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572494594.2723">
                <text:p>1572494594.2723</text:p>
              </table:table-cell>
              <table:table-cell office:value-type="float" office:value="126.411821122451">
                <text:p>126.411821122451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572494624.82202">
                <text:p>1572494624.82202</text:p>
              </table:table-cell>
              <table:table-cell office:value-type="float" office:value="126.047264695491">
                <text:p>126.047264695491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572494655.37934">
                <text:p>1572494655.37934</text:p>
              </table:table-cell>
              <table:table-cell office:value-type="float" office:value="127.42862459416">
                <text:p>127.42862459416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572494685.9389">
                <text:p>1572494685.9389</text:p>
              </table:table-cell>
              <table:table-cell office:value-type="float" office:value="127.782354603608">
                <text:p>127.782354603608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572494716.50179">
                <text:p>1572494716.50179</text:p>
              </table:table-cell>
              <table:table-cell office:value-type="float" office:value="127.878065721675">
                <text:p>127.878065721675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572494747.11545">
                <text:p>1572494747.11545</text:p>
              </table:table-cell>
              <table:table-cell office:value-type="float" office:value="128.044072496596">
                <text:p>128.044072496596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572494777.68272">
                <text:p>1572494777.68272</text:p>
              </table:table-cell>
              <table:table-cell office:value-type="float" office:value="127.649643231043">
                <text:p>127.649643231043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572494808.26457">
                <text:p>1572494808.26457</text:p>
              </table:table-cell>
              <table:table-cell office:value-type="float" office:value="128.042635458606">
                <text:p>128.042635458606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572494838.99301">
                <text:p>1572494838.99301</text:p>
              </table:table-cell>
              <table:table-cell office:value-type="float" office:value="127.955555344286">
                <text:p>127.955555344286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572494869.6222">
                <text:p>1572494869.6222</text:p>
              </table:table-cell>
              <table:table-cell office:value-type="float" office:value="127.639301676731">
                <text:p>127.639301676731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572494900.20179">
                <text:p>1572494900.20179</text:p>
              </table:table-cell>
              <table:table-cell office:value-type="float" office:value="127.99419667423">
                <text:p>127.99419667423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572494930.80153">
                <text:p>1572494930.80153</text:p>
              </table:table-cell>
              <table:table-cell office:value-type="float" office:value="127.13812937551">
                <text:p>127.13812937551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572494961.18085">
                <text:p>1572494961.18085</text:p>
              </table:table-cell>
              <table:table-cell office:value-type="float" office:value="126.206216454894">
                <text:p>126.206216454894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572494991.73355">
                <text:p>1572494991.73355</text:p>
              </table:table-cell>
              <table:table-cell office:value-type="float" office:value="126.306859575102">
                <text:p>126.306859575102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572495022.43666">
                <text:p>1572495022.43666</text:p>
              </table:table-cell>
              <table:table-cell office:value-type="float" office:value="128.309218803884">
                <text:p>128.309218803884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572495053.00608">
                <text:p>1572495053.00608</text:p>
              </table:table-cell>
              <table:table-cell office:value-type="float" office:value="125.337474700493">
                <text:p>125.337474700493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572495083.61672">
                <text:p>1572495083.61672</text:p>
              </table:table-cell>
              <table:table-cell office:value-type="float" office:value="127.578254986526">
                <text:p>127.578254986526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572495114.19354">
                <text:p>1572495114.19354</text:p>
              </table:table-cell>
              <table:table-cell office:value-type="float" office:value="126.986030056805">
                <text:p>126.986030056805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572495144.75205">
                <text:p>1572495144.75205</text:p>
              </table:table-cell>
              <table:table-cell office:value-type="float" office:value="129.117638603269">
                <text:p>129.117638603269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572495174.83409">
                <text:p>1572495174.83409</text:p>
              </table:table-cell>
              <table:table-cell office:value-type="float" office:value="126.716773747733">
                <text:p>126.716773747733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572495205.39276">
                <text:p>1572495205.39276</text:p>
              </table:table-cell>
              <table:table-cell office:value-type="float" office:value="126.114751363581">
                <text:p>126.114751363581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572495235.92973">
                <text:p>1572495235.92973</text:p>
              </table:table-cell>
              <table:table-cell office:value-type="float" office:value="126.857294123689">
                <text:p>126.857294123689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572495266.50355">
                <text:p>1572495266.50355</text:p>
              </table:table-cell>
              <table:table-cell office:value-type="float" office:value="127.163821274565">
                <text:p>127.163821274565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572495297.0947">
                <text:p>1572495297.0947</text:p>
              </table:table-cell>
              <table:table-cell office:value-type="float" office:value="128.535173830811">
                <text:p>128.535173830811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572495327.76976">
                <text:p>1572495327.76976</text:p>
              </table:table-cell>
              <table:table-cell office:value-type="float" office:value="126.285827628248">
                <text:p>126.285827628248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572495358.33774">
                <text:p>1572495358.33774</text:p>
              </table:table-cell>
              <table:table-cell office:value-type="float" office:value="127.426293155425">
                <text:p>127.426293155425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572495388.87258">
                <text:p>1572495388.87258</text:p>
              </table:table-cell>
              <table:table-cell office:value-type="float" office:value="126.15640425711">
                <text:p>126.15640425711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572495419.4201">
                <text:p>1572495419.4201</text:p>
              </table:table-cell>
              <table:table-cell office:value-type="float" office:value="125.769925870454">
                <text:p>125.769925870454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572495449.97367">
                <text:p>1572495449.97367</text:p>
              </table:table-cell>
              <table:table-cell office:value-type="float" office:value="126.416141012227">
                <text:p>126.416141012227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572495480.50827">
                <text:p>1572495480.50827</text:p>
              </table:table-cell>
              <table:table-cell office:value-type="float" office:value="127.525499237643">
                <text:p>127.525499237643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572495511.24973">
                <text:p>1572495511.24973</text:p>
              </table:table-cell>
              <table:table-cell office:value-type="float" office:value="126.877506995454">
                <text:p>126.877506995454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572495541.80599">
                <text:p>1572495541.80599</text:p>
              </table:table-cell>
              <table:table-cell office:value-type="float" office:value="125.723064536941">
                <text:p>125.723064536941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572495572.38644">
                <text:p>1572495572.38644</text:p>
              </table:table-cell>
              <table:table-cell office:value-type="float" office:value="127.227947540841">
                <text:p>127.227947540841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572495602.9355">
                <text:p>1572495602.9355</text:p>
              </table:table-cell>
              <table:table-cell office:value-type="float" office:value="126.345571842799">
                <text:p>126.345571842799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572495633.48718">
                <text:p>1572495633.48718</text:p>
              </table:table-cell>
              <table:table-cell office:value-type="float" office:value="128.023314062317">
                <text:p>128.023314062317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572495664.01846">
                <text:p>1572495664.01846</text:p>
              </table:table-cell>
              <table:table-cell office:value-type="float" office:value="127.850731284541">
                <text:p>127.850731284541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572495694.57393">
                <text:p>1572495694.57393</text:p>
              </table:table-cell>
              <table:table-cell office:value-type="float" office:value="127.114557564565">
                <text:p>127.114557564565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572495725.16643">
                <text:p>1572495725.16643</text:p>
              </table:table-cell>
              <table:table-cell office:value-type="float" office:value="126.994662523187">
                <text:p>126.994662523187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572495755.71559">
                <text:p>1572495755.71559</text:p>
              </table:table-cell>
              <table:table-cell office:value-type="float" office:value="128.208983758586">
                <text:p>128.208983758586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572495786.2648">
                <text:p>1572495786.2648</text:p>
              </table:table-cell>
              <table:table-cell office:value-type="float" office:value="128.137458026465">
                <text:p>128.137458026465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572495816.82076">
                <text:p>1572495816.82076</text:p>
              </table:table-cell>
              <table:table-cell office:value-type="float" office:value="127.294063720792">
                <text:p>127.294063720792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572495847.37562">
                <text:p>1572495847.37562</text:p>
              </table:table-cell>
              <table:table-cell office:value-type="float" office:value="127.779477602359">
                <text:p>127.779477602359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572495877.9347">
                <text:p>1572495877.9347</text:p>
              </table:table-cell>
              <table:table-cell office:value-type="float" office:value="127.680613045201">
                <text:p>127.680613045201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572495908.49363">
                <text:p>1572495908.49363</text:p>
              </table:table-cell>
              <table:table-cell office:value-type="float" office:value="128.459192183943">
                <text:p>128.459192183943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572495939.03794">
                <text:p>1572495939.03794</text:p>
              </table:table-cell>
              <table:table-cell office:value-type="float" office:value="126.100091382127">
                <text:p>126.100091382127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572495969.58161">
                <text:p>1572495969.58161</text:p>
              </table:table-cell>
              <table:table-cell office:value-type="float" office:value="127.558797565267">
                <text:p>127.558797565267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572496000.15021">
                <text:p>1572496000.15021</text:p>
              </table:table-cell>
              <table:table-cell office:value-type="float" office:value="127.06166871598">
                <text:p>127.06166871598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572496030.51741">
                <text:p>1572496030.51741</text:p>
              </table:table-cell>
              <table:table-cell office:value-type="float" office:value="127.913488525311">
                <text:p>127.913488525311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572496061.07317">
                <text:p>1572496061.07317</text:p>
              </table:table-cell>
              <table:table-cell office:value-type="float" office:value="126.802415361428">
                <text:p>126.802415361428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572496091.65998">
                <text:p>1572496091.65998</text:p>
              </table:table-cell>
              <table:table-cell office:value-type="float" office:value="126.558988439015">
                <text:p>126.558988439015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572496122.22778">
                <text:p>1572496122.22778</text:p>
              </table:table-cell>
              <table:table-cell office:value-type="float" office:value="127.903346620551">
                <text:p>127.903346620551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572496152.77778">
                <text:p>1572496152.77778</text:p>
              </table:table-cell>
              <table:table-cell office:value-type="float" office:value="127.389159801225">
                <text:p>127.389159801225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572496183.33477">
                <text:p>1572496183.33477</text:p>
              </table:table-cell>
              <table:table-cell office:value-type="float" office:value="126.019452708327">
                <text:p>126.019452708327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572496213.89409">
                <text:p>1572496213.89409</text:p>
              </table:table-cell>
              <table:table-cell office:value-type="float" office:value="126.746646586326">
                <text:p>126.746646586326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572496244.47592">
                <text:p>1572496244.47592</text:p>
              </table:table-cell>
              <table:table-cell office:value-type="float" office:value="127.12799039602">
                <text:p>127.12799039602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572496275.03243">
                <text:p>1572496275.03243</text:p>
              </table:table-cell>
              <table:table-cell office:value-type="float" office:value="128.149446506759">
                <text:p>128.149446506759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572496305.58077">
                <text:p>1572496305.58077</text:p>
              </table:table-cell>
              <table:table-cell office:value-type="float" office:value="128.54058630825">
                <text:p>128.54058630825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572496336.15388">
                <text:p>1572496336.15388</text:p>
              </table:table-cell>
              <table:table-cell office:value-type="float" office:value="125.588914663752">
                <text:p>125.588914663752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572496366.74058">
                <text:p>1572496366.74058</text:p>
              </table:table-cell>
              <table:table-cell office:value-type="float" office:value="126.102897445623">
                <text:p>126.102897445623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572496397.30195">
                <text:p>1572496397.30195</text:p>
              </table:table-cell>
              <table:table-cell office:value-type="float" office:value="126.671692439904">
                <text:p>126.671692439904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572496427.8587">
                <text:p>1572496427.8587</text:p>
              </table:table-cell>
              <table:table-cell office:value-type="float" office:value="127.121343455411">
                <text:p>127.121343455411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572496458.41738">
                <text:p>1572496458.41738</text:p>
              </table:table-cell>
              <table:table-cell office:value-type="float" office:value="126.059665638597">
                <text:p>126.059665638597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572496488.99245">
                <text:p>1572496488.99245</text:p>
              </table:table-cell>
              <table:table-cell office:value-type="float" office:value="127.734394831896">
                <text:p>127.734394831896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572496519.55051">
                <text:p>1572496519.55051</text:p>
              </table:table-cell>
              <table:table-cell office:value-type="float" office:value="128.192883813874">
                <text:p>128.192883813874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572496550.1075">
                <text:p>1572496550.1075</text:p>
              </table:table-cell>
              <table:table-cell office:value-type="float" office:value="128.34840862161">
                <text:p>128.34840862161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572496580.45122">
                <text:p>1572496580.45122</text:p>
              </table:table-cell>
              <table:table-cell office:value-type="float" office:value="126.439501472547">
                <text:p>126.439501472547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572496611.0911">
                <text:p>1572496611.0911</text:p>
              </table:table-cell>
              <table:table-cell office:value-type="float" office:value="127.657317672098">
                <text:p>127.657317672098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572496641.79289">
                <text:p>1572496641.79289</text:p>
              </table:table-cell>
              <table:table-cell office:value-type="float" office:value="126.462042857779">
                <text:p>126.462042857779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572496672.35707">
                <text:p>1572496672.35707</text:p>
              </table:table-cell>
              <table:table-cell office:value-type="float" office:value="125.552674247662">
                <text:p>125.552674247662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572496702.94547">
                <text:p>1572496702.94547</text:p>
              </table:table-cell>
              <table:table-cell office:value-type="float" office:value="128.466179186977">
                <text:p>128.466179186977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572496733.49643">
                <text:p>1572496733.49643</text:p>
              </table:table-cell>
              <table:table-cell office:value-type="float" office:value="126.719927186825">
                <text:p>126.719927186825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572496764.05541">
                <text:p>1572496764.05541</text:p>
              </table:table-cell>
              <table:table-cell office:value-type="float" office:value="127.644644679051">
                <text:p>127.644644679051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572496794.64327">
                <text:p>1572496794.64327</text:p>
              </table:table-cell>
              <table:table-cell office:value-type="float" office:value="128.321208746812">
                <text:p>128.321208746812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572496825.204">
                <text:p>1572496825.204</text:p>
              </table:table-cell>
              <table:table-cell office:value-type="float" office:value="126.931356794634">
                <text:p>126.931356794634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572496855.74577">
                <text:p>1572496855.74577</text:p>
              </table:table-cell>
              <table:table-cell office:value-type="float" office:value="127.547906060538">
                <text:p>127.547906060538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572496886.3138">
                <text:p>1572496886.3138</text:p>
              </table:table-cell>
              <table:table-cell office:value-type="float" office:value="127.465824498211">
                <text:p>127.465824498211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572496916.87021">
                <text:p>1572496916.87021</text:p>
              </table:table-cell>
              <table:table-cell office:value-type="float" office:value="2498.13982091183">
                <text:p>2498.13982091183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572496947.42519">
                <text:p>1572496947.42519</text:p>
              </table:table-cell>
              <table:table-cell office:value-type="float" office:value="127.265564295607">
                <text:p>127.265564295607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572496977.96393">
                <text:p>1572496977.96393</text:p>
              </table:table-cell>
              <table:table-cell office:value-type="float" office:value="127.712880947111">
                <text:p>127.712880947111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572497008.54681">
                <text:p>1572497008.54681</text:p>
              </table:table-cell>
              <table:table-cell office:value-type="float" office:value="128.250367527443">
                <text:p>128.250367527443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572497039.1815">
                <text:p>1572497039.1815</text:p>
              </table:table-cell>
              <table:table-cell office:value-type="float" office:value="127.309204177543">
                <text:p>127.309204177543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572497069.89232">
                <text:p>1572497069.89232</text:p>
              </table:table-cell>
              <table:table-cell office:value-type="float" office:value="125.518757957136">
                <text:p>125.518757957136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572497100.4634">
                <text:p>1572497100.4634</text:p>
              </table:table-cell>
              <table:table-cell office:value-type="float" office:value="127.72165236373">
                <text:p>127.72165236373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572497130.91671">
                <text:p>1572497130.91671</text:p>
              </table:table-cell>
              <table:table-cell office:value-type="float" office:value="126.977603090513">
                <text:p>126.977603090513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572497161.47943">
                <text:p>1572497161.47943</text:p>
              </table:table-cell>
              <table:table-cell office:value-type="float" office:value="127.793043533516">
                <text:p>127.793043533516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572497192.14">
                <text:p>1572497192.14</text:p>
              </table:table-cell>
              <table:table-cell office:value-type="float" office:value="128.227138704191">
                <text:p>128.227138704191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572497222.73153">
                <text:p>1572497222.73153</text:p>
              </table:table-cell>
              <table:table-cell office:value-type="float" office:value="125.858855485577">
                <text:p>125.858855485577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572497253.43479">
                <text:p>1572497253.43479</text:p>
              </table:table-cell>
              <table:table-cell office:value-type="float" office:value="128.304833826891">
                <text:p>128.304833826891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572497284.13775">
                <text:p>1572497284.13775</text:p>
              </table:table-cell>
              <table:table-cell office:value-type="float" office:value="128.598343534394">
                <text:p>128.598343534394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572497314.79255">
                <text:p>1572497314.79255</text:p>
              </table:table-cell>
              <table:table-cell office:value-type="float" office:value="126.852975696547">
                <text:p>126.852975696547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572497345.3338">
                <text:p>1572497345.3338</text:p>
              </table:table-cell>
              <table:table-cell office:value-type="float" office:value="127.690138449692">
                <text:p>127.690138449692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572497375.84715">
                <text:p>1572497375.84715</text:p>
              </table:table-cell>
              <table:table-cell office:value-type="float" office:value="127.039059318263">
                <text:p>127.039059318263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572497406.44422">
                <text:p>1572497406.44422</text:p>
              </table:table-cell>
              <table:table-cell office:value-type="float" office:value="125.878655894529">
                <text:p>125.878655894529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572497436.9846">
                <text:p>1572497436.9846</text:p>
              </table:table-cell>
              <table:table-cell office:value-type="float" office:value="128.269823486068">
                <text:p>128.269823486068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572497467.51997">
                <text:p>1572497467.51997</text:p>
              </table:table-cell>
              <table:table-cell office:value-type="float" office:value="126.611744187898">
                <text:p>126.611744187898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572497498.20319">
                <text:p>1572497498.20319</text:p>
              </table:table-cell>
              <table:table-cell office:value-type="float" office:value="126.232731816939">
                <text:p>126.232731816939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572497528.92673">
                <text:p>1572497528.92673</text:p>
              </table:table-cell>
              <table:table-cell office:value-type="float" office:value="128.174317868091">
                <text:p>128.174317868091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572497559.52955">
                <text:p>1572497559.52955</text:p>
              </table:table-cell>
              <table:table-cell office:value-type="float" office:value="127.136619937133">
                <text:p>127.136619937133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572497590.06495">
                <text:p>1572497590.06495</text:p>
              </table:table-cell>
              <table:table-cell office:value-type="float" office:value="126.214162945888">
                <text:p>126.214162945888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572497620.62101">
                <text:p>1572497620.62101</text:p>
              </table:table-cell>
              <table:table-cell office:value-type="float" office:value="127.845797819765">
                <text:p>127.845797819765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572497650.94189">
                <text:p>1572497650.94189</text:p>
              </table:table-cell>
              <table:table-cell office:value-type="float" office:value="125.975191938221">
                <text:p>125.975191938221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572497681.48775">
                <text:p>1572497681.48775</text:p>
              </table:table-cell>
              <table:table-cell office:value-type="float" office:value="126.196077475403">
                <text:p>126.196077475403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572497712.0342">
                <text:p>1572497712.0342</text:p>
              </table:table-cell>
              <table:table-cell office:value-type="float" office:value="127.14614387899">
                <text:p>127.14614387899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572497742.58606">
                <text:p>1572497742.58606</text:p>
              </table:table-cell>
              <table:table-cell office:value-type="float" office:value="127.673419079444">
                <text:p>127.673419079444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572497773.16606">
                <text:p>1572497773.16606</text:p>
              </table:table-cell>
              <table:table-cell office:value-type="float" office:value="127.491721897355">
                <text:p>127.491721897355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572497803.68377">
                <text:p>1572497803.68377</text:p>
              </table:table-cell>
              <table:table-cell office:value-type="float" office:value="126.932864770378">
                <text:p>126.932864770378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572497834.21208">
                <text:p>1572497834.21208</text:p>
              </table:table-cell>
              <table:table-cell office:value-type="float" office:value="126.776583049501">
                <text:p>126.776583049501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572497864.75399">
                <text:p>1572497864.75399</text:p>
              </table:table-cell>
              <table:table-cell office:value-type="float" office:value="126.990415033798">
                <text:p>126.990415033798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572497895.31314">
                <text:p>1572497895.31314</text:p>
              </table:table-cell>
              <table:table-cell office:value-type="float" office:value="126.587285289379">
                <text:p>126.587285289379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572497925.91245">
                <text:p>1572497925.91245</text:p>
              </table:table-cell>
              <table:table-cell office:value-type="float" office:value="128.172194854713">
                <text:p>128.172194854713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572497956.46778">
                <text:p>1572497956.46778</text:p>
              </table:table-cell>
              <table:table-cell office:value-type="float" office:value="127.031180839753">
                <text:p>127.031180839753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572497987.02512">
                <text:p>1572497987.02512</text:p>
              </table:table-cell>
              <table:table-cell office:value-type="float" office:value="126.353380846189">
                <text:p>126.353380846189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572498017.31841">
                <text:p>1572498017.31841</text:p>
              </table:table-cell>
              <table:table-cell office:value-type="float" office:value="127.858747250654">
                <text:p>127.858747250654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572498047.86912">
                <text:p>1572498047.86912</text:p>
              </table:table-cell>
              <table:table-cell office:value-type="float" office:value="127.153612819955">
                <text:p>127.153612819955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572498078.43937">
                <text:p>1572498078.43937</text:p>
              </table:table-cell>
              <table:table-cell office:value-type="float" office:value="127.001378938914">
                <text:p>127.001378938914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572498109.08135">
                <text:p>1572498109.08135</text:p>
              </table:table-cell>
              <table:table-cell office:value-type="float" office:value="126.890592451313">
                <text:p>126.890592451313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572498139.77757">
                <text:p>1572498139.77757</text:p>
              </table:table-cell>
              <table:table-cell office:value-type="float" office:value="127.79735903539">
                <text:p>127.79735903539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572498170.34594">
                <text:p>1572498170.34594</text:p>
              </table:table-cell>
              <table:table-cell office:value-type="float" office:value="127.709254345892">
                <text:p>127.709254345892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572498200.98602">
                <text:p>1572498200.98602</text:p>
              </table:table-cell>
              <table:table-cell office:value-type="float" office:value="126.652509993854">
                <text:p>126.652509993854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572498231.55797">
                <text:p>1572498231.55797</text:p>
              </table:table-cell>
              <table:table-cell office:value-type="float" office:value="125.782669801254">
                <text:p>125.782669801254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572498262.11669">
                <text:p>1572498262.11669</text:p>
              </table:table-cell>
              <table:table-cell office:value-type="float" office:value="126.337693364289">
                <text:p>126.337693364289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572498292.6953">
                <text:p>1572498292.6953</text:p>
              </table:table-cell>
              <table:table-cell office:value-type="float" office:value="126.170112063773">
                <text:p>126.170112063773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572498323.2496">
                <text:p>1572498323.2496</text:p>
              </table:table-cell>
              <table:table-cell office:value-type="float" office:value="126.600438757723">
                <text:p>126.600438757723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572498353.77353">
                <text:p>1572498353.77353</text:p>
              </table:table-cell>
              <table:table-cell office:value-type="float" office:value="127.159232260117">
                <text:p>127.159232260117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572498384.71191">
                <text:p>1572498384.71191</text:p>
              </table:table-cell>
              <table:table-cell office:value-type="float" office:value="126.310837939818">
                <text:p>126.310837939818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572498415.2603">
                <text:p>1572498415.2603</text:p>
              </table:table-cell>
              <table:table-cell office:value-type="float" office:value="126.985344081419">
                <text:p>126.985344081419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572498445.80036">
                <text:p>1572498445.80036</text:p>
              </table:table-cell>
              <table:table-cell office:value-type="float" office:value="126.053709061278">
                <text:p>126.053709061278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572498476.35954">
                <text:p>1572498476.35954</text:p>
              </table:table-cell>
              <table:table-cell office:value-type="float" office:value="127.493779823515">
                <text:p>127.493779823515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572498506.91163">
                <text:p>1572498506.91163</text:p>
              </table:table-cell>
              <table:table-cell office:value-type="float" office:value="127.944184826894">
                <text:p>127.944184826894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572498537.47737">
                <text:p>1572498537.47737</text:p>
              </table:table-cell>
              <table:table-cell office:value-type="float" office:value="126.892647452205">
                <text:p>126.892647452205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572498568.51196">
                <text:p>1572498568.51196</text:p>
              </table:table-cell>
              <table:table-cell office:value-type="float" office:value="126.619831091765">
                <text:p>126.619831091765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572498599.08083">
                <text:p>1572498599.08083</text:p>
              </table:table-cell>
              <table:table-cell office:value-type="float" office:value="127.964875248688">
                <text:p>127.964875248688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572498629.64674">
                <text:p>1572498629.64674</text:p>
              </table:table-cell>
              <table:table-cell office:value-type="float" office:value="127.72275080193">
                <text:p>127.72275080193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572498660.20714">
                <text:p>1572498660.20714</text:p>
              </table:table-cell>
              <table:table-cell office:value-type="float" office:value="127.098736982963">
                <text:p>127.098736982963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572498690.77167">
                <text:p>1572498690.77167</text:p>
              </table:table-cell>
              <table:table-cell office:value-type="float" office:value="128.071273834029">
                <text:p>128.071273834029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572498721.29315">
                <text:p>1572498721.29315</text:p>
              </table:table-cell>
              <table:table-cell office:value-type="float" office:value="126.930262744337">
                <text:p>126.930262744337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572498751.8667">
                <text:p>1572498751.8667</text:p>
              </table:table-cell>
              <table:table-cell office:value-type="float" office:value="127.511732194299">
                <text:p>127.511732194299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572498782.41002">
                <text:p>1572498782.41002</text:p>
              </table:table-cell>
              <table:table-cell office:value-type="float" office:value="125.901405705118">
                <text:p>125.901405705118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572498812.9696">
                <text:p>1572498812.9696</text:p>
              </table:table-cell>
              <table:table-cell office:value-type="float" office:value="127.186155697074">
                <text:p>127.186155697074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572498843.5227">
                <text:p>1572498843.5227</text:p>
              </table:table-cell>
              <table:table-cell office:value-type="float" office:value="126.040076580271">
                <text:p>126.040076580271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572498874.06246">
                <text:p>1572498874.06246</text:p>
              </table:table-cell>
              <table:table-cell office:value-type="float" office:value="126.85633902363">
                <text:p>126.85633902363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572498904.61912">
                <text:p>1572498904.61912</text:p>
              </table:table-cell>
              <table:table-cell office:value-type="float" office:value="127.371007780888">
                <text:p>127.371007780888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572498935.13576">
                <text:p>1572498935.13576</text:p>
              </table:table-cell>
              <table:table-cell office:value-type="float" office:value="126.358592211441">
                <text:p>126.358592211441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572498965.70049">
                <text:p>1572498965.70049</text:p>
              </table:table-cell>
              <table:table-cell office:value-type="float" office:value="127.950830304868">
                <text:p>127.950830304868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572498996.24096">
                <text:p>1572498996.24096</text:p>
              </table:table-cell>
              <table:table-cell office:value-type="float" office:value="126.800159248349">
                <text:p>126.800159248349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572499026.77599">
                <text:p>1572499026.77599</text:p>
              </table:table-cell>
              <table:table-cell office:value-type="float" office:value="125.587551488783">
                <text:p>125.587551488783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572499057.32095">
                <text:p>1572499057.32095</text:p>
              </table:table-cell>
              <table:table-cell office:value-type="float" office:value="127.452811442739">
                <text:p>127.452811442739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572499087.57951">
                <text:p>1572499087.57951</text:p>
              </table:table-cell>
              <table:table-cell office:value-type="float" office:value="127.041664269572">
                <text:p>127.041664269572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572499118.11359">
                <text:p>1572499118.11359</text:p>
              </table:table-cell>
              <table:table-cell office:value-type="float" office:value="127.280571652656">
                <text:p>127.280571652656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572499148.66113">
                <text:p>1572499148.66113</text:p>
              </table:table-cell>
              <table:table-cell office:value-type="float" office:value="126.056383487706">
                <text:p>126.056383487706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572499179.21878">
                <text:p>1572499179.21878</text:p>
              </table:table-cell>
              <table:table-cell office:value-type="float" office:value="125.318979692463">
                <text:p>125.318979692463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572499209.77134">
                <text:p>1572499209.77134</text:p>
              </table:table-cell>
              <table:table-cell office:value-type="float" office:value="125.955187491813">
                <text:p>125.955187491813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572499240.30902">
                <text:p>1572499240.30902</text:p>
              </table:table-cell>
              <table:table-cell office:value-type="float" office:value="126.400456455596">
                <text:p>126.400456455596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572499270.85213">
                <text:p>1572499270.85213</text:p>
              </table:table-cell>
              <table:table-cell office:value-type="float" office:value="127.2137000222">
                <text:p>127.2137000222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572499301.40363">
                <text:p>1572499301.40363</text:p>
              </table:table-cell>
              <table:table-cell office:value-type="float" office:value="127.937126886107">
                <text:p>127.937126886107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572499331.99046">
                <text:p>1572499331.99046</text:p>
              </table:table-cell>
              <table:table-cell office:value-type="float" office:value="126.698827227486">
                <text:p>126.698827227486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572499362.53966">
                <text:p>1572499362.53966</text:p>
              </table:table-cell>
              <table:table-cell office:value-type="float" office:value="127.0008333764">
                <text:p>127.0008333764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572499393.08866">
                <text:p>1572499393.08866</text:p>
              </table:table-cell>
              <table:table-cell office:value-type="float" office:value="127.094831018634">
                <text:p>127.094831018634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572499423.66214">
                <text:p>1572499423.66214</text:p>
              </table:table-cell>
              <table:table-cell office:value-type="float" office:value="126.192928424213">
                <text:p>126.192928424213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572499454.23928">
                <text:p>1572499454.23928</text:p>
              </table:table-cell>
              <table:table-cell office:value-type="float" office:value="126.327418359828">
                <text:p>126.327418359828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572499484.78204">
                <text:p>1572499484.78204</text:p>
              </table:table-cell>
              <table:table-cell office:value-type="float" office:value="126.310499340027">
                <text:p>126.310499340027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572499515.31844">
                <text:p>1572499515.31844</text:p>
              </table:table-cell>
              <table:table-cell office:value-type="float" office:value="125.246013997083">
                <text:p>125.246013997083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572499545.86399">
                <text:p>1572499545.86399</text:p>
              </table:table-cell>
              <table:table-cell office:value-type="float" office:value="125.738138443842">
                <text:p>125.738138443842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572499576.38246">
                <text:p>1572499576.38246</text:p>
              </table:table-cell>
              <table:table-cell office:value-type="float" office:value="126.596401156326">
                <text:p>126.596401156326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572499606.90261">
                <text:p>1572499606.90261</text:p>
              </table:table-cell>
              <table:table-cell office:value-type="float" office:value="128.344577982937">
                <text:p>128.344577982937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572499637.25022">
                <text:p>1572499637.25022</text:p>
              </table:table-cell>
              <table:table-cell office:value-type="float" office:value="125.753487325951">
                <text:p>125.753487325951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572499667.76419">
                <text:p>1572499667.76419</text:p>
              </table:table-cell>
              <table:table-cell office:value-type="float" office:value="126.452526229092">
                <text:p>126.452526229092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572499698.30661">
                <text:p>1572499698.30661</text:p>
              </table:table-cell>
              <table:table-cell office:value-type="float" office:value="127.346136419556">
                <text:p>127.346136419556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572499728.8182">
                <text:p>1572499728.8182</text:p>
              </table:table-cell>
              <table:table-cell office:value-type="float" office:value="126.767959358924">
                <text:p>126.767959358924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572499759.35844">
                <text:p>1572499759.35844</text:p>
              </table:table-cell>
              <table:table-cell office:value-type="float" office:value="126.847706557249">
                <text:p>126.847706557249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572499789.89223">
                <text:p>1572499789.89223</text:p>
              </table:table-cell>
              <table:table-cell office:value-type="float" office:value="128.152670883603">
                <text:p>128.152670883603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572499820.42481">
                <text:p>1572499820.42481</text:p>
              </table:table-cell>
              <table:table-cell office:value-type="float" office:value="127.505086716325">
                <text:p>127.505086716325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572499850.96534">
                <text:p>1572499850.96534</text:p>
              </table:table-cell>
              <table:table-cell office:value-type="float" office:value="127.572298409207">
                <text:p>127.572298409207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572499881.54268">
                <text:p>1572499881.54268</text:p>
              </table:table-cell>
              <table:table-cell office:value-type="float" office:value="128.293739747341">
                <text:p>128.293739747341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572499912.05007">
                <text:p>1572499912.05007</text:p>
              </table:table-cell>
              <table:table-cell office:value-type="float" office:value="127.411157086576">
                <text:p>127.411157086576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572499942.6064">
                <text:p>1572499942.6064</text:p>
              </table:table-cell>
              <table:table-cell office:value-type="float" office:value="124.271828757401">
                <text:p>124.271828757401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572499973.14897">
                <text:p>1572499973.14897</text:p>
              </table:table-cell>
              <table:table-cell office:value-type="float" office:value="125.844542879719">
                <text:p>125.844542879719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572500003.73364">
                <text:p>1572500003.73364</text:p>
              </table:table-cell>
              <table:table-cell office:value-type="float" office:value="127.140326251909">
                <text:p>127.140326251909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572500034.29111">
                <text:p>1572500034.29111</text:p>
              </table:table-cell>
              <table:table-cell office:value-type="float" office:value="127.594702306834">
                <text:p>127.594702306834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572500064.83983">
                <text:p>1572500064.83983</text:p>
              </table:table-cell>
              <table:table-cell office:value-type="float" office:value="125.431615680868">
                <text:p>125.431615680868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572500095.46971">
                <text:p>1572500095.46971</text:p>
              </table:table-cell>
              <table:table-cell office:value-type="float" office:value="126.360239137423">
                <text:p>126.360239137423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572500126.15749">
                <text:p>1572500126.15749</text:p>
              </table:table-cell>
              <table:table-cell office:value-type="float" office:value="128.140408890735">
                <text:p>128.140408890735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572500156.7109">
                <text:p>1572500156.7109</text:p>
              </table:table-cell>
              <table:table-cell office:value-type="float" office:value="125.454432041307">
                <text:p>125.454432041307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572500187.11361">
                <text:p>1572500187.11361</text:p>
              </table:table-cell>
              <table:table-cell office:value-type="float" office:value="126.324270771273">
                <text:p>126.324270771273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572500217.65381">
                <text:p>1572500217.65381</text:p>
              </table:table-cell>
              <table:table-cell office:value-type="float" office:value="127.083664538697">
                <text:p>127.083664538697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572500248.23558">
                <text:p>1572500248.23558</text:p>
              </table:table-cell>
              <table:table-cell office:value-type="float" office:value="125.951695452931">
                <text:p>125.951695452931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572500278.78136">
                <text:p>1572500278.78136</text:p>
              </table:table-cell>
              <table:table-cell office:value-type="float" office:value="126.90594425869">
                <text:p>126.90594425869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572500309.3245">
                <text:p>1572500309.3245</text:p>
              </table:table-cell>
              <table:table-cell office:value-type="float" office:value="125.155236343792">
                <text:p>125.155236343792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572500339.88967">
                <text:p>1572500339.88967</text:p>
              </table:table-cell>
              <table:table-cell office:value-type="float" office:value="126.44540027582">
                <text:p>126.44540027582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572500370.45887">
                <text:p>1572500370.45887</text:p>
              </table:table-cell>
              <table:table-cell office:value-type="float" office:value="127.349356408499">
                <text:p>127.349356408499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572500401.02257">
                <text:p>1572500401.02257</text:p>
              </table:table-cell>
              <table:table-cell office:value-type="float" office:value="126.050698960327">
                <text:p>126.050698960327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572500431.55229">
                <text:p>1572500431.55229</text:p>
              </table:table-cell>
              <table:table-cell office:value-type="float" office:value="126.175457991361">
                <text:p>126.175457991361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572500462.13094">
                <text:p>1572500462.13094</text:p>
              </table:table-cell>
              <table:table-cell office:value-type="float" office:value="124.717165733669">
                <text:p>124.717165733669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572500492.67487">
                <text:p>1572500492.67487</text:p>
              </table:table-cell>
              <table:table-cell office:value-type="float" office:value="125.587825001357">
                <text:p>125.587825001357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572500523.24808">
                <text:p>1572500523.24808</text:p>
              </table:table-cell>
              <table:table-cell office:value-type="float" office:value="127.696239827786">
                <text:p>127.696239827786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572500553.77539">
                <text:p>1572500553.77539</text:p>
              </table:table-cell>
              <table:table-cell office:value-type="float" office:value="126.126609669441">
                <text:p>126.126609669441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572500584.30774">
                <text:p>1572500584.30774</text:p>
              </table:table-cell>
              <table:table-cell office:value-type="float" office:value="124.531905574944">
                <text:p>124.531905574944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572500614.84509">
                <text:p>1572500614.84509</text:p>
              </table:table-cell>
              <table:table-cell office:value-type="float" office:value="125.051439784492">
                <text:p>125.051439784492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572500645.38688">
                <text:p>1572500645.38688</text:p>
              </table:table-cell>
              <table:table-cell office:value-type="float" office:value="127.057631114582">
                <text:p>127.057631114582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572500676.24937">
                <text:p>1572500676.24937</text:p>
              </table:table-cell>
              <table:table-cell office:value-type="float" office:value="125.813095515531">
                <text:p>125.813095515531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572500707.24739">
                <text:p>1572500707.24739</text:p>
              </table:table-cell>
              <table:table-cell office:value-type="float" office:value="127.095794894497">
                <text:p>127.095794894497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572500737.81717">
                <text:p>1572500737.81717</text:p>
              </table:table-cell>
              <table:table-cell office:value-type="float" office:value="126.159359509283">
                <text:p>126.159359509283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572500768.47736">
                <text:p>1572500768.47736</text:p>
              </table:table-cell>
              <table:table-cell office:value-type="float" office:value="122.847655365056">
                <text:p>122.847655365056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572500799.12688">
                <text:p>1572500799.12688</text:p>
              </table:table-cell>
              <table:table-cell office:value-type="float" office:value="124.83959771387">
                <text:p>124.83959771387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572500829.67045">
                <text:p>1572500829.67045</text:p>
              </table:table-cell>
              <table:table-cell office:value-type="float" office:value="123.015715678235">
                <text:p>123.015715678235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572500860.20052">
                <text:p>1572500860.20052</text:p>
              </table:table-cell>
              <table:table-cell office:value-type="float" office:value="125.519588733297">
                <text:p>125.519588733297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572500890.74362">
                <text:p>1572500890.74362</text:p>
              </table:table-cell>
              <table:table-cell office:value-type="float" office:value="125.628110332015">
                <text:p>125.628110332015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572500921.2793">
                <text:p>1572500921.2793</text:p>
              </table:table-cell>
              <table:table-cell office:value-type="float" office:value="126.532824840467">
                <text:p>126.532824840467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572500951.82558">
                <text:p>1572500951.82558</text:p>
              </table:table-cell>
              <table:table-cell office:value-type="float" office:value="125.29541226942">
                <text:p>125.29541226942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572500982.38831">
                <text:p>1572500982.38831</text:p>
              </table:table-cell>
              <table:table-cell office:value-type="float" office:value="125.639690737398">
                <text:p>125.639690737398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572501012.91051">
                <text:p>1572501012.91051</text:p>
              </table:table-cell>
              <table:table-cell office:value-type="float" office:value="127.175404605217">
                <text:p>127.175404605217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572501043.47066">
                <text:p>1572501043.47066</text:p>
              </table:table-cell>
              <table:table-cell office:value-type="float" office:value="126.930403157209">
                <text:p>126.930403157209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572501074.03712">
                <text:p>1572501074.03712</text:p>
              </table:table-cell>
              <table:table-cell office:value-type="float" office:value="125.807205488063">
                <text:p>125.807205488063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572501104.59515">
                <text:p>1572501104.59515</text:p>
              </table:table-cell>
              <table:table-cell office:value-type="float" office:value="126.080981336464">
                <text:p>126.080981336464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572501135.15835">
                <text:p>1572501135.15835</text:p>
              </table:table-cell>
              <table:table-cell office:value-type="float" office:value="124.785267439392">
                <text:p>124.785267439392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572501165.74225">
                <text:p>1572501165.74225</text:p>
              </table:table-cell>
              <table:table-cell office:value-type="float" office:value="126.364557564565">
                <text:p>126.364557564565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572501196.42925">
                <text:p>1572501196.42925</text:p>
              </table:table-cell>
              <table:table-cell office:value-type="float" office:value="127.578467799786">
                <text:p>127.578467799786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572501227.00626">
                <text:p>1572501227.00626</text:p>
              </table:table-cell>
              <table:table-cell office:value-type="float" office:value="124.57719530813">
                <text:p>124.57719530813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572501257.31522">
                <text:p>1572501257.31522</text:p>
              </table:table-cell>
              <table:table-cell office:value-type="float" office:value="125.341113002785">
                <text:p>125.341113002785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572501287.83967">
                <text:p>1572501287.83967</text:p>
              </table:table-cell>
              <table:table-cell office:value-type="float" office:value="124.650023515906">
                <text:p>124.650023515906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572501318.40059">
                <text:p>1572501318.40059</text:p>
              </table:table-cell>
              <table:table-cell office:value-type="float" office:value="124.996218034538">
                <text:p>124.996218034538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572501348.9531">
                <text:p>1572501348.9531</text:p>
              </table:table-cell>
              <table:table-cell office:value-type="float" office:value="125.559395051291">
                <text:p>125.559395051291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572501379.48936">
                <text:p>1572501379.48936</text:p>
              </table:table-cell>
              <table:table-cell office:value-type="float" office:value="124.308007011543">
                <text:p>124.308007011543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572501410.02173">
                <text:p>1572501410.02173</text:p>
              </table:table-cell>
              <table:table-cell office:value-type="float" office:value="126.445883676386">
                <text:p>126.445883676386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572501440.5589">
                <text:p>1572501440.5589</text:p>
              </table:table-cell>
              <table:table-cell office:value-type="float" office:value="123.917140722626">
                <text:p>123.917140722626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572501471.13264">
                <text:p>1572501471.13264</text:p>
              </table:table-cell>
              <table:table-cell office:value-type="float" office:value="126.797557222308">
                <text:p>126.797557222308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572501501.75293">
                <text:p>1572501501.75293</text:p>
              </table:table-cell>
              <table:table-cell office:value-type="float" office:value="126.437320685124">
                <text:p>126.437320685124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572501532.36825">
                <text:p>1572501532.36825</text:p>
              </table:table-cell>
              <table:table-cell office:value-type="float" office:value="83.8891868599554">
                <text:p>83.8891868599554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572501563.09183">
                <text:p>1572501563.09183</text:p>
              </table:table-cell>
              <table:table-cell office:value-type="float" office:value="125.499927274583">
                <text:p>125.499927274583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572501593.73397">
                <text:p>1572501593.73397</text:p>
              </table:table-cell>
              <table:table-cell office:value-type="float" office:value="126.554610775193">
                <text:p>126.554610775193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572501624.12795">
                <text:p>1572501624.12795</text:p>
              </table:table-cell>
              <table:table-cell office:value-type="float" office:value="124.459080292436">
                <text:p>124.459080292436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572501654.84769">
                <text:p>1572501654.84769</text:p>
              </table:table-cell>
              <table:table-cell office:value-type="float" office:value="125.227382964083">
                <text:p>125.227382964083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572501685.63045">
                <text:p>1572501685.63045</text:p>
              </table:table-cell>
              <table:table-cell office:value-type="float" office:value="125.556584599893">
                <text:p>125.556584599893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572501716.27532">
                <text:p>1572501716.27532</text:p>
              </table:table-cell>
              <table:table-cell office:value-type="float" office:value="2456.86671494984">
                <text:p>2456.86671494984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572501746.91764">
                <text:p>1572501746.91764</text:p>
              </table:table-cell>
              <table:table-cell office:value-type="float" office:value="127.651874479343">
                <text:p>127.651874479343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572501777.53548">
                <text:p>1572501777.53548</text:p>
              </table:table-cell>
              <table:table-cell office:value-type="float" office:value="127.151704082472">
                <text:p>127.151704082472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572501808.14607">
                <text:p>1572501808.14607</text:p>
              </table:table-cell>
              <table:table-cell office:value-type="float" office:value="5443.04951495803">
                <text:p>5443.04951495803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572501838.78882">
                <text:p>1572501838.78882</text:p>
              </table:table-cell>
              <table:table-cell office:value-type="float" office:value="124.979229539618">
                <text:p>124.979229539618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572501869.3773">
                <text:p>1572501869.3773</text:p>
              </table:table-cell>
              <table:table-cell office:value-type="float" office:value="125.707313430459">
                <text:p>125.707313430459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572501899.95032">
                <text:p>1572501899.95032</text:p>
              </table:table-cell>
              <table:table-cell office:value-type="float" office:value="126.792421182712">
                <text:p>126.792421182712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572501930.59365">
                <text:p>1572501930.59365</text:p>
              </table:table-cell>
              <table:table-cell office:value-type="float" office:value="125.506572752557">
                <text:p>125.506572752557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572501961.12327">
                <text:p>1572501961.12327</text:p>
              </table:table-cell>
              <table:table-cell office:value-type="float" office:value="197.266160318997">
                <text:p>197.266160318997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572501991.65016">
                <text:p>1572501991.65016</text:p>
              </table:table-cell>
              <table:table-cell office:value-type="float" office:value="126.785021716866">
                <text:p>126.785021716866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572502022.19013">
                <text:p>1572502022.19013</text:p>
              </table:table-cell>
              <table:table-cell office:value-type="float" office:value="126.022199535142">
                <text:p>126.022199535142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572502052.72371">
                <text:p>1572502052.72371</text:p>
              </table:table-cell>
              <table:table-cell office:value-type="float" office:value="126.405049857946">
                <text:p>126.405049857946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572502083.26254">
                <text:p>1572502083.26254</text:p>
              </table:table-cell>
              <table:table-cell office:value-type="float" office:value="124.264093617032">
                <text:p>124.264093617032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572502113.79436">
                <text:p>1572502113.79436</text:p>
              </table:table-cell>
              <table:table-cell office:value-type="float" office:value="125.988901207518">
                <text:p>125.988901207518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572502144.10493">
                <text:p>1572502144.10493</text:p>
              </table:table-cell>
              <table:table-cell office:value-type="float" office:value="124.400980078599">
                <text:p>124.400980078599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572502174.67405">
                <text:p>1572502174.67405</text:p>
              </table:table-cell>
              <table:table-cell office:value-type="float" office:value="122.187191242007">
                <text:p>122.187191242007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572502205.24345">
                <text:p>1572502205.24345</text:p>
              </table:table-cell>
              <table:table-cell office:value-type="float" office:value="126.29666135893">
                <text:p>126.29666135893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572502235.78812">
                <text:p>1572502235.78812</text:p>
              </table:table-cell>
              <table:table-cell office:value-type="float" office:value="124.234151303321">
                <text:p>124.234151303321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572502266.34146">
                <text:p>1572502266.34146</text:p>
              </table:table-cell>
              <table:table-cell office:value-type="float" office:value="126.623807993848">
                <text:p>126.623807993848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572502296.89135">
                <text:p>1572502296.89135</text:p>
              </table:table-cell>
              <table:table-cell office:value-type="float" office:value="125.500063299553">
                <text:p>125.500063299553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572502327.43595">
                <text:p>1572502327.43595</text:p>
              </table:table-cell>
              <table:table-cell office:value-type="float" office:value="126.051182360893">
                <text:p>126.051182360893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572502358.01085">
                <text:p>1572502358.01085</text:p>
              </table:table-cell>
              <table:table-cell office:value-type="float" office:value="125.394004776638">
                <text:p>125.394004776638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572502388.56762">
                <text:p>1572502388.56762</text:p>
              </table:table-cell>
              <table:table-cell office:value-type="float" office:value="126.625936857761">
                <text:p>126.625936857761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572502419.11388">
                <text:p>1572502419.11388</text:p>
              </table:table-cell>
              <table:table-cell office:value-type="float" office:value="125.28212423874">
                <text:p>125.28212423874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572502449.66936">
                <text:p>1572502449.66936</text:p>
              </table:table-cell>
              <table:table-cell office:value-type="float" office:value="125.416408674265">
                <text:p>125.416408674265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572502480.24743">
                <text:p>1572502480.24743</text:p>
              </table:table-cell>
              <table:table-cell office:value-type="float" office:value="126.59839399527">
                <text:p>126.59839399527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572502510.80238">
                <text:p>1572502510.80238</text:p>
              </table:table-cell>
              <table:table-cell office:value-type="float" office:value="125.306104124596">
                <text:p>125.306104124596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572502541.34492">
                <text:p>1572502541.34492</text:p>
              </table:table-cell>
              <table:table-cell office:value-type="float" office:value="125.212239582064">
                <text:p>125.212239582064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572502571.90118">
                <text:p>1572502571.90118</text:p>
              </table:table-cell>
              <table:table-cell office:value-type="float" office:value="126.119761616646">
                <text:p>126.119761616646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572502602.44636">
                <text:p>1572502602.44636</text:p>
              </table:table-cell>
              <table:table-cell office:value-type="float" office:value="125.593788891847">
                <text:p>125.593788891847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572502633.01633">
                <text:p>1572502633.01633</text:p>
              </table:table-cell>
              <table:table-cell office:value-type="float" office:value="125.255404839239">
                <text:p>125.255404839239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572502663.57805">
                <text:p>1572502663.57805</text:p>
              </table:table-cell>
              <table:table-cell office:value-type="float" office:value="125.980682666583">
                <text:p>125.980682666583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572502693.98182">
                <text:p>1572502693.98182</text:p>
              </table:table-cell>
              <table:table-cell office:value-type="float" office:value="124.896878852619">
                <text:p>124.896878852619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572502724.68356">
                <text:p>1572502724.68356</text:p>
              </table:table-cell>
              <table:table-cell office:value-type="float" office:value="126.084205713309">
                <text:p>126.084205713309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572502755.33873">
                <text:p>1572502755.33873</text:p>
              </table:table-cell>
              <table:table-cell office:value-type="float" office:value="123.33478418509">
                <text:p>123.33478418509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572502785.87637">
                <text:p>1572502785.87637</text:p>
              </table:table-cell>
              <table:table-cell office:value-type="float" office:value="126.672455203581">
                <text:p>126.672455203581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572502816.42667">
                <text:p>1572502816.42667</text:p>
              </table:table-cell>
              <table:table-cell office:value-type="float" office:value="124.634198546402">
                <text:p>124.634198546402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572502846.97687">
                <text:p>1572502846.97687</text:p>
              </table:table-cell>
              <table:table-cell office:value-type="float" office:value="124.706890729208">
                <text:p>124.706890729208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572502877.55028">
                <text:p>1572502877.55028</text:p>
              </table:table-cell>
              <table:table-cell office:value-type="float" office:value="127.00796225494">
                <text:p>127.00796225494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1572502908.08168">
                <text:p>1572502908.08168</text:p>
              </table:table-cell>
              <table:table-cell office:value-type="float" office:value="124.128092780406">
                <text:p>124.128092780406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572502938.08625">
                <text:p>1572502938.08625</text:p>
              </table:table-cell>
              <table:table-cell office:value-type="float" office:value="126.760907268674">
                <text:p>126.760907268674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572502968.80995">
                <text:p>1572502968.80995</text:p>
              </table:table-cell>
              <table:table-cell office:value-type="float" office:value="198.48198953014">
                <text:p>198.48198953014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572502999.56531">
                <text:p>1572502999.56531</text:p>
              </table:table-cell>
              <table:table-cell office:value-type="float" office:value="5442.85946028477">
                <text:p>5442.85946028477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572503030.19959">
                <text:p>1572503030.19959</text:p>
              </table:table-cell>
              <table:table-cell office:value-type="float" office:value="124.092193889375">
                <text:p>124.092193889375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572503061.01394">
                <text:p>1572503061.01394</text:p>
              </table:table-cell>
              <table:table-cell office:value-type="float" office:value="254.224903799306">
                <text:p>254.224903799306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572503091.66136">
                <text:p>1572503091.66136</text:p>
              </table:table-cell>
              <table:table-cell office:value-type="float" office:value="126.496037399229">
                <text:p>126.496037399229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572503122.25842">
                <text:p>1572503122.25842</text:p>
              </table:table-cell>
              <table:table-cell office:value-type="float" office:value="125.382427296522">
                <text:p>125.382427296522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572503152.94038">
                <text:p>1572503152.94038</text:p>
              </table:table-cell>
              <table:table-cell office:value-type="float" office:value="23114.3847945698">
                <text:p>23114.3847945698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572503183.74273">
                <text:p>1572503183.74273</text:p>
              </table:table-cell>
              <table:table-cell office:value-type="float" office:value="124.712715669459">
                <text:p>124.712715669459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572503214.40989">
                <text:p>1572503214.40989</text:p>
              </table:table-cell>
              <table:table-cell office:value-type="float" office:value="126.031723477">
                <text:p>126.031723477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572503245.03618">
                <text:p>1572503245.03618</text:p>
              </table:table-cell>
              <table:table-cell office:value-type="float" office:value="126.027546925364">
                <text:p>126.027546925364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572503275.65996">
                <text:p>1572503275.65996</text:p>
              </table:table-cell>
              <table:table-cell office:value-type="float" office:value="125.338305476655">
                <text:p>125.338305476655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572503306.2848">
                <text:p>1572503306.2848</text:p>
              </table:table-cell>
              <table:table-cell office:value-type="float" office:value="125.722319324874">
                <text:p>125.722319324874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572503336.90771">
                <text:p>1572503336.90771</text:p>
              </table:table-cell>
              <table:table-cell office:value-type="float" office:value="125.610713762184">
                <text:p>125.610713762184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572503367.52988">
                <text:p>1572503367.52988</text:p>
              </table:table-cell>
              <table:table-cell office:value-type="float" office:value="126.540913206968">
                <text:p>126.540913206968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572503398.16542">
                <text:p>1572503398.16542</text:p>
              </table:table-cell>
              <table:table-cell office:value-type="float" office:value="288.035394688558">
                <text:p>288.035394688558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572503428.78215">
                <text:p>1572503428.78215</text:p>
              </table:table-cell>
              <table:table-cell office:value-type="float" office:value="125.047332707976">
                <text:p>125.047332707976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572503459.47193">
                <text:p>1572503459.47193</text:p>
              </table:table-cell>
              <table:table-cell office:value-type="float" office:value="124.739915544258">
                <text:p>124.739915544258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572503490.20682">
                <text:p>1572503490.20682</text:p>
              </table:table-cell>
              <table:table-cell office:value-type="float" office:value="125.055552711545">
                <text:p>125.055552711545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572503520.83213">
                <text:p>1572503520.83213</text:p>
              </table:table-cell>
              <table:table-cell office:value-type="float" office:value="11334.8006916472">
                <text:p>11334.8006916472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1572503551.49463">
                <text:p>1572503551.49463</text:p>
              </table:table-cell>
              <table:table-cell office:value-type="float" office:value="125.533434027564">
                <text:p>125.533434027564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572503582.28622">
                <text:p>1572503582.28622</text:p>
              </table:table-cell>
              <table:table-cell office:value-type="float" office:value="124.126589192564">
                <text:p>124.126589192564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572503613.04674">
                <text:p>1572503613.04674</text:p>
              </table:table-cell>
              <table:table-cell office:value-type="float" office:value="123.91433465913">
                <text:p>123.91433465913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572503643.68122">
                <text:p>1572503643.68122</text:p>
              </table:table-cell>
              <table:table-cell office:value-type="float" office:value="83.5577261857981">
                <text:p>83.5577261857981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572503674.3536">
                <text:p>1572503674.3536</text:p>
              </table:table-cell>
              <table:table-cell office:value-type="float" office:value="125.19874458866">
                <text:p>125.19874458866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572503704.9951">
                <text:p>1572503704.9951</text:p>
              </table:table-cell>
              <table:table-cell office:value-type="float" office:value="124.939766209317">
                <text:p>124.939766209317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572503735.6556">
                <text:p>1572503735.6556</text:p>
              </table:table-cell>
              <table:table-cell office:value-type="float" office:value="125.275824673727">
                <text:p>125.275824673727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572503766.09191">
                <text:p>1572503766.09191</text:p>
              </table:table-cell>
              <table:table-cell office:value-type="float" office:value="125.77041658419">
                <text:p>125.77041658419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572503796.75194">
                <text:p>1572503796.75194</text:p>
              </table:table-cell>
              <table:table-cell office:value-type="float" office:value="125.807004375876">
                <text:p>125.807004375876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572503827.40188">
                <text:p>1572503827.40188</text:p>
              </table:table-cell>
              <table:table-cell office:value-type="float" office:value="1025.05102439641">
                <text:p>1025.05102439641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572503858.02935">
                <text:p>1572503858.02935</text:p>
              </table:table-cell>
              <table:table-cell office:value-type="float" office:value="1025.67586167837">
                <text:p>1025.67586167837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572503888.6634">
                <text:p>1572503888.6634</text:p>
              </table:table-cell>
              <table:table-cell office:value-type="float" office:value="289.016909918967">
                <text:p>289.016909918967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572503919.42009">
                <text:p>1572503919.42009</text:p>
              </table:table-cell>
              <table:table-cell office:value-type="float" office:value="126.05584085046">
                <text:p>126.05584085046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572504032.28124">
                <text:p>1572504032.28124</text:p>
              </table:table-cell>
              <table:table-cell office:value-type="float" office:value="-0.51347435401144">
                <text:p>-0.51347435401144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572504062.73691">
                <text:p>1572504062.73691</text:p>
              </table:table-cell>
              <table:table-cell office:value-type="float" office:value="-1.94340467412354">
                <text:p>-1.94340467412354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572504093.23708">
                <text:p>1572504093.23708</text:p>
              </table:table-cell>
              <table:table-cell office:value-type="float" office:value="-3.13354052357753">
                <text:p>-3.13354052357753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572504123.70611">
                <text:p>1572504123.70611</text:p>
              </table:table-cell>
              <table:table-cell office:value-type="float" office:value="-2.08399306256405">
                <text:p>-2.08399306256405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572504154.1653">
                <text:p>1572504154.1653</text:p>
              </table:table-cell>
              <table:table-cell office:value-type="float" office:value="-0.438520207590067">
                <text:p>-0.438520207590067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572504184.67282">
                <text:p>1572504184.67282</text:p>
              </table:table-cell>
              <table:table-cell office:value-type="float" office:value="-3.04906536056697">
                <text:p>-3.04906536056697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572504215.13635">
                <text:p>1572504215.13635</text:p>
              </table:table-cell>
              <table:table-cell office:value-type="float" office:value="-0.741759357039093">
                <text:p>-0.741759357039093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572504245.58375">
                <text:p>1572504245.58375</text:p>
              </table:table-cell>
              <table:table-cell office:value-type="float" office:value="0.106223963081779">
                <text:p>0.106223963081779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572504276.05279">
                <text:p>1572504276.05279</text:p>
              </table:table-cell>
              <table:table-cell office:value-type="float" office:value="-1.92757677935128">
                <text:p>-1.92757677935128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572504306.36229">
                <text:p>1572504306.36229</text:p>
              </table:table-cell>
              <table:table-cell office:value-type="float" office:value="-2.27404627319213">
                <text:p>-2.27404627319213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572504336.81771">
                <text:p>1572504336.81771</text:p>
              </table:table-cell>
              <table:table-cell office:value-type="float" office:value="-1.25889119009989">
                <text:p>-1.25889119009989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572504367.26235">
                <text:p>1572504367.26235</text:p>
              </table:table-cell>
              <table:table-cell office:value-type="float" office:value="-2.17162312730023">
                <text:p>-2.17162312730023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572504397.69928">
                <text:p>1572504397.69928</text:p>
              </table:table-cell>
              <table:table-cell office:value-type="float" office:value="0.443447415541783">
                <text:p>0.443447415541783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572504428.13705">
                <text:p>1572504428.13705</text:p>
              </table:table-cell>
              <table:table-cell office:value-type="float" office:value="-1.33069482269791">
                <text:p>-1.33069482269791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572504458.57466">
                <text:p>1572504458.57466</text:p>
              </table:table-cell>
              <table:table-cell office:value-type="float" office:value="-0.712161493654967">
                <text:p>-0.712161493654967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572504488.99576">
                <text:p>1572504488.99576</text:p>
              </table:table-cell>
              <table:table-cell office:value-type="float" office:value="-0.670025199560206">
                <text:p>-0.670025199560206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572504519.4109">
                <text:p>1572504519.4109</text:p>
              </table:table-cell>
              <table:table-cell office:value-type="float" office:value="-2.03178726409747">
                <text:p>-2.03178726409747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572504549.87573">
                <text:p>1572504549.87573</text:p>
              </table:table-cell>
              <table:table-cell office:value-type="float" office:value="-0.601786006232158">
                <text:p>-0.601786006232158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572504580.31122">
                <text:p>1572504580.31122</text:p>
              </table:table-cell>
              <table:table-cell office:value-type="float" office:value="-1.38351858406623">
                <text:p>-1.38351858406623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572504610.76264">
                <text:p>1572504610.76264</text:p>
              </table:table-cell>
              <table:table-cell office:value-type="float" office:value="-1.46004725608224">
                <text:p>-1.46004725608224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572504641.23784">
                <text:p>1572504641.23784</text:p>
              </table:table-cell>
              <table:table-cell office:value-type="float" office:value="-1.72875361473767">
                <text:p>-1.72875361473767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572504671.66845">
                <text:p>1572504671.66845</text:p>
              </table:table-cell>
              <table:table-cell office:value-type="float" office:value="-0.674615676642192">
                <text:p>-0.674615676642192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572504702.09008">
                <text:p>1572504702.09008</text:p>
              </table:table-cell>
              <table:table-cell office:value-type="float" office:value="-1.52739643656836">
                <text:p>-1.52739643656836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572504732.52501">
                <text:p>1572504732.52501</text:p>
              </table:table-cell>
              <table:table-cell office:value-type="float" office:value="-0.824314081493457">
                <text:p>-0.824314081493457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572504762.96097">
                <text:p>1572504762.96097</text:p>
              </table:table-cell>
              <table:table-cell office:value-type="float" office:value="-0.816027528073672">
                <text:p>-0.816027528073672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572504793.42944">
                <text:p>1572504793.42944</text:p>
              </table:table-cell>
              <table:table-cell office:value-type="float" office:value="-3.19862920308223">
                <text:p>-3.19862920308223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572504823.86196">
                <text:p>1572504823.86196</text:p>
              </table:table-cell>
              <table:table-cell office:value-type="float" office:value="-3.01200001885176">
                <text:p>-3.01200001885176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1572504854.06468">
                <text:p>1572504854.06468</text:p>
              </table:table-cell>
              <table:table-cell office:value-type="float" office:value="-2.8617516635838">
                <text:p>-2.8617516635838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1572504884.51814">
                <text:p>1572504884.51814</text:p>
              </table:table-cell>
              <table:table-cell office:value-type="float" office:value="-1.32178591847411">
                <text:p>-1.32178591847411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1572504914.97971">
                <text:p>1572504914.97971</text:p>
              </table:table-cell>
              <table:table-cell office:value-type="float" office:value="-0.464691119308399">
                <text:p>-0.464691119308399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1572504945.42082">
                <text:p>1572504945.42082</text:p>
              </table:table-cell>
              <table:table-cell office:value-type="float" office:value="-1.33480628711641">
                <text:p>-1.33480628711641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1572504975.85416">
                <text:p>1572504975.85416</text:p>
              </table:table-cell>
              <table:table-cell office:value-type="float" office:value="-1.13104673245923">
                <text:p>-1.13104673245923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572505006.29298">
                <text:p>1572505006.29298</text:p>
              </table:table-cell>
              <table:table-cell office:value-type="float" office:value="-2.21923698605073">
                <text:p>-2.21923698605073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572505036.7399">
                <text:p>1572505036.7399</text:p>
              </table:table-cell>
              <table:table-cell office:value-type="float" office:value="-1.53307950131332">
                <text:p>-1.53307950131332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572505067.18048">
                <text:p>1572505067.18048</text:p>
              </table:table-cell>
              <table:table-cell office:value-type="float" office:value="-1.29794644549043">
                <text:p>-1.29794644549043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1572505097.62735">
                <text:p>1572505097.62735</text:p>
              </table:table-cell>
              <table:table-cell office:value-type="float" office:value="-2.38024374634548">
                <text:p>-2.38024374634548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572505128.07521">
                <text:p>1572505128.07521</text:p>
              </table:table-cell>
              <table:table-cell office:value-type="float" office:value="-1.28369453894689">
                <text:p>-1.28369453894689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572505158.53662">
                <text:p>1572505158.53662</text:p>
              </table:table-cell>
              <table:table-cell office:value-type="float" office:value="-0.618707951301472">
                <text:p>-0.618707951301472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572505189.01087">
                <text:p>1572505189.01087</text:p>
              </table:table-cell>
              <table:table-cell office:value-type="float" office:value="-1.29774094540121">
                <text:p>-1.29774094540121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572505219.23463">
                <text:p>1572505219.23463</text:p>
              </table:table-cell>
              <table:table-cell office:value-type="float" office:value="-0.749498885310347">
                <text:p>-0.749498885310347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572505249.68206">
                <text:p>1572505249.68206</text:p>
              </table:table-cell>
              <table:table-cell office:value-type="float" office:value="-2.70972328263197">
                <text:p>-2.70972328263197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572505280.12714">
                <text:p>1572505280.12714</text:p>
              </table:table-cell>
              <table:table-cell office:value-type="float" office:value="-0.380628419110358">
                <text:p>-0.380628419110358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572505310.58155">
                <text:p>1572505310.58155</text:p>
              </table:table-cell>
              <table:table-cell office:value-type="float" office:value="-2.45382594199327">
                <text:p>-2.45382594199327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572505341.06349">
                <text:p>1572505341.06349</text:p>
              </table:table-cell>
              <table:table-cell office:value-type="float" office:value="-1.14235362526863">
                <text:p>-1.14235362526863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572505371.51873">
                <text:p>1572505371.51873</text:p>
              </table:table-cell>
              <table:table-cell office:value-type="float" office:value="-2.55070058547621">
                <text:p>-2.55070058547621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572505401.95697">
                <text:p>1572505401.95697</text:p>
              </table:table-cell>
              <table:table-cell office:value-type="float" office:value="-2.12544338127201">
                <text:p>-2.12544338127201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572505432.40975">
                <text:p>1572505432.40975</text:p>
              </table:table-cell>
              <table:table-cell office:value-type="float" office:value="-0.745388883525933">
                <text:p>-0.745388883525933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572505462.89152">
                <text:p>1572505462.89152</text:p>
              </table:table-cell>
              <table:table-cell office:value-type="float" office:value="-2.87243913085736">
                <text:p>-2.87243913085736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1572505493.33183">
                <text:p>1572505493.33183</text:p>
              </table:table-cell>
              <table:table-cell office:value-type="float" office:value="-0.428518715703299">
                <text:p>-0.428518715703299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1572505523.80477">
                <text:p>1572505523.80477</text:p>
              </table:table-cell>
              <table:table-cell office:value-type="float" office:value="-2.02377129798378">
                <text:p>-2.02377129798378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1572505554.24885">
                <text:p>1572505554.24885</text:p>
              </table:table-cell>
              <table:table-cell office:value-type="float" office:value="-1.49444255927166">
                <text:p>-1.49444255927166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1572505584.69607">
                <text:p>1572505584.69607</text:p>
              </table:table-cell>
              <table:table-cell office:value-type="float" office:value="-1.22539028765466">
                <text:p>-1.22539028765466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1572505615.14986">
                <text:p>1572505615.14986</text:p>
              </table:table-cell>
              <table:table-cell office:value-type="float" office:value="-1.78253540143296">
                <text:p>-1.78253540143296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572505645.61303">
                <text:p>1572505645.61303</text:p>
              </table:table-cell>
              <table:table-cell office:value-type="float" office:value="-0.558486186721204">
                <text:p>-0.558486186721204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1572505676.05575">
                <text:p>1572505676.05575</text:p>
              </table:table-cell>
              <table:table-cell office:value-type="float" office:value="-1.28033852503432">
                <text:p>-1.28033852503432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1572505706.5295">
                <text:p>1572505706.5295</text:p>
              </table:table-cell>
              <table:table-cell office:value-type="float" office:value="-0.30903028660156">
                <text:p>-0.30903028660156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1572505737.00335">
                <text:p>1572505737.00335</text:p>
              </table:table-cell>
              <table:table-cell office:value-type="float" office:value="-1.59940118135334">
                <text:p>-1.59940118135334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1572505767.21732">
                <text:p>1572505767.21732</text:p>
              </table:table-cell>
              <table:table-cell office:value-type="float" office:value="-3.7296034051422">
                <text:p>-3.7296034051422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1572505797.66484">
                <text:p>1572505797.66484</text:p>
              </table:table-cell>
              <table:table-cell office:value-type="float" office:value="-2.63524814887408">
                <text:p>-2.63524814887408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1572505828.12141">
                <text:p>1572505828.12141</text:p>
              </table:table-cell>
              <table:table-cell office:value-type="float" office:value="-0.618709413935559">
                <text:p>-0.618709413935559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1572505858.60258">
                <text:p>1572505858.60258</text:p>
              </table:table-cell>
              <table:table-cell office:value-type="float" office:value="-3.60497893644403">
                <text:p>-3.60497893644403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1572505889.0437">
                <text:p>1572505889.0437</text:p>
              </table:table-cell>
              <table:table-cell office:value-type="float" office:value="-0.371307052074035">
                <text:p>-0.371307052074035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1572505919.49206">
                <text:p>1572505919.49206</text:p>
              </table:table-cell>
              <table:table-cell office:value-type="float" office:value="-1.48231220347129">
                <text:p>-1.48231220347129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1572505949.93467">
                <text:p>1572505949.93467</text:p>
              </table:table-cell>
              <table:table-cell office:value-type="float" office:value="-1.80398127373331">
                <text:p>-1.80398127373331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1572505980.37658">
                <text:p>1572505980.37658</text:p>
              </table:table-cell>
              <table:table-cell office:value-type="float" office:value="-0.548072232021907">
                <text:p>-0.548072232021907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1572506010.81462">
                <text:p>1572506010.81462</text:p>
              </table:table-cell>
              <table:table-cell office:value-type="float" office:value="-1.20264340233395">
                <text:p>-1.20264340233395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1572506041.25319">
                <text:p>1572506041.25319</text:p>
              </table:table-cell>
              <table:table-cell office:value-type="float" office:value="-0.695510135891744">
                <text:p>-0.695510135891744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1572506071.67752">
                <text:p>1572506071.67752</text:p>
              </table:table-cell>
              <table:table-cell office:value-type="float" office:value="0.153911684853673">
                <text:p>0.153911684853673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1572506102.12769">
                <text:p>1572506102.12769</text:p>
              </table:table-cell>
              <table:table-cell office:value-type="float" office:value="-0.419679286598635">
                <text:p>-0.419679286598635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1572506132.58045">
                <text:p>1572506132.58045</text:p>
              </table:table-cell>
              <table:table-cell office:value-type="float" office:value="-0.917356623668511">
                <text:p>-0.917356623668511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1572506163.06703">
                <text:p>1572506163.06703</text:p>
              </table:table-cell>
              <table:table-cell office:value-type="float" office:value="-1.59919421863003">
                <text:p>-1.59919421863003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1572506193.51325">
                <text:p>1572506193.51325</text:p>
              </table:table-cell>
              <table:table-cell office:value-type="float" office:value="-1.6090611481808">
                <text:p>-1.6090611481808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1572506223.98825">
                <text:p>1572506223.98825</text:p>
              </table:table-cell>
              <table:table-cell office:value-type="float" office:value="-0.559102686988866">
                <text:p>-0.559102686988866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572506254.46188">
                <text:p>1572506254.46188</text:p>
              </table:table-cell>
              <table:table-cell office:value-type="float" office:value="-1.57034888048365">
                <text:p>-1.57034888048365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1572506284.60064">
                <text:p>1572506284.60064</text:p>
              </table:table-cell>
              <table:table-cell office:value-type="float" office:value="-2.45457700459693">
                <text:p>-2.45457700459693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1572506315.067">
                <text:p>1572506315.067</text:p>
              </table:table-cell>
              <table:table-cell office:value-type="float" office:value="-2.25027188742532">
                <text:p>-2.25027188742532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1572506345.5232">
                <text:p>1572506345.5232</text:p>
              </table:table-cell>
              <table:table-cell office:value-type="float" office:value="-0.935032556609663">
                <text:p>-0.935032556609663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1572506375.97098">
                <text:p>1572506375.97098</text:p>
              </table:table-cell>
              <table:table-cell office:value-type="float" office:value="-3.13778947560021">
                <text:p>-3.13778947560021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1572506406.42658">
                <text:p>1572506406.42658</text:p>
              </table:table-cell>
              <table:table-cell office:value-type="float" office:value="-0.0216175692907011">
                <text:p>-0.0216175692907011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1572506436.85759">
                <text:p>1572506436.85759</text:p>
              </table:table-cell>
              <table:table-cell office:value-type="float" office:value="-2.22320950023097">
                <text:p>-2.22320950023097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1572506467.31624">
                <text:p>1572506467.31624</text:p>
              </table:table-cell>
              <table:table-cell office:value-type="float" office:value="-2.74137175900604">
                <text:p>-2.74137175900604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1572506497.76389">
                <text:p>1572506497.76389</text:p>
              </table:table-cell>
              <table:table-cell office:value-type="float" office:value="-2.82427385905606">
                <text:p>-2.82427385905606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1572506528.20458">
                <text:p>1572506528.20458</text:p>
              </table:table-cell>
              <table:table-cell office:value-type="float" office:value="-1.66393991044133">
                <text:p>-1.66393991044133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1572506558.67299">
                <text:p>1572506558.67299</text:p>
              </table:table-cell>
              <table:table-cell office:value-type="float" office:value="-2.49335582214503">
                <text:p>-2.49335582214503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1572506589.12486">
                <text:p>1572506589.12486</text:p>
              </table:table-cell>
              <table:table-cell office:value-type="float" office:value="-2.70184041622019">
                <text:p>-2.70184041622019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1572506619.59516">
                <text:p>1572506619.59516</text:p>
              </table:table-cell>
              <table:table-cell office:value-type="float" office:value="-1.73286361652208">
                <text:p>-1.73286361652208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1572506650.058">
                <text:p>1572506650.058</text:p>
              </table:table-cell>
              <table:table-cell office:value-type="float" office:value="0.199610955584317">
                <text:p>0.199610955584317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1572506680.49462">
                <text:p>1572506680.49462</text:p>
              </table:table-cell>
              <table:table-cell office:value-type="float" office:value="-3.68205463360857">
                <text:p>-3.68205463360857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1572506710.94328">
                <text:p>1572506710.94328</text:p>
              </table:table-cell>
              <table:table-cell office:value-type="float" office:value="-1.19914843818311">
                <text:p>-1.19914843818311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1572506741.41592">
                <text:p>1572506741.41592</text:p>
              </table:table-cell>
              <table:table-cell office:value-type="float" office:value="-1.48717619312754">
                <text:p>-1.48717619312754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1572506771.8613">
                <text:p>1572506771.8613</text:p>
              </table:table-cell>
              <table:table-cell office:value-type="float" office:value="-1.83802920132707">
                <text:p>-1.83802920132707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1572506802.32718">
                <text:p>1572506802.32718</text:p>
              </table:table-cell>
              <table:table-cell office:value-type="float" office:value="-2.14579081537304">
                <text:p>-2.14579081537304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1572506832.50861">
                <text:p>1572506832.50861</text:p>
              </table:table-cell>
              <table:table-cell office:value-type="float" office:value="-1.93655077079195">
                <text:p>-1.93655077079195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1572506862.97404">
                <text:p>1572506862.97404</text:p>
              </table:table-cell>
              <table:table-cell office:value-type="float" office:value="-2.29837060937565">
                <text:p>-2.29837060937565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1572506893.4443">
                <text:p>1572506893.4443</text:p>
              </table:table-cell>
              <table:table-cell office:value-type="float" office:value="-0.951338001411316">
                <text:p>-0.951338001411316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1572506923.87728">
                <text:p>1572506923.87728</text:p>
              </table:table-cell>
              <table:table-cell office:value-type="float" office:value="-1.69997921434451">
                <text:p>-1.69997921434451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1572506954.33296">
                <text:p>1572506954.33296</text:p>
              </table:table-cell>
              <table:table-cell office:value-type="float" office:value="-3.2991348356861">
                <text:p>-3.2991348356861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1572506984.78361">
                <text:p>1572506984.78361</text:p>
              </table:table-cell>
              <table:table-cell office:value-type="float" office:value="-0.299643832348367">
                <text:p>-0.299643832348367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1572507015.26049">
                <text:p>1572507015.26049</text:p>
              </table:table-cell>
              <table:table-cell office:value-type="float" office:value="-2.01719090722646">
                <text:p>-2.01719090722646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1572507045.71072">
                <text:p>1572507045.71072</text:p>
              </table:table-cell>
              <table:table-cell office:value-type="float" office:value="-1.53835741641619">
                <text:p>-1.53835741641619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1572507076.14687">
                <text:p>1572507076.14687</text:p>
              </table:table-cell>
              <table:table-cell office:value-type="float" office:value="-1.76951649542475">
                <text:p>-1.76951649542475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1572507106.59511">
                <text:p>1572507106.59511</text:p>
              </table:table-cell>
              <table:table-cell office:value-type="float" office:value="-1.44538142409209">
                <text:p>-1.44538142409209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1572507137.07738">
                <text:p>1572507137.07738</text:p>
              </table:table-cell>
              <table:table-cell office:value-type="float" office:value="-0.716270032805294">
                <text:p>-0.716270032805294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1572507167.53469">
                <text:p>1572507167.53469</text:p>
              </table:table-cell>
              <table:table-cell office:value-type="float" office:value="-1.79384083160827">
                <text:p>-1.79384083160827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1572507197.98519">
                <text:p>1572507197.98519</text:p>
              </table:table-cell>
              <table:table-cell office:value-type="float" office:value="-0.113425648296344">
                <text:p>-0.113425648296344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1572507228.45707">
                <text:p>1572507228.45707</text:p>
              </table:table-cell>
              <table:table-cell office:value-type="float" office:value="-1.65421193112882">
                <text:p>-1.65421193112882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1572507258.90377">
                <text:p>1572507258.90377</text:p>
              </table:table-cell>
              <table:table-cell office:value-type="float" office:value="-3.03220850271452">
                <text:p>-3.03220850271452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1572507289.35145">
                <text:p>1572507289.35145</text:p>
              </table:table-cell>
              <table:table-cell office:value-type="float" office:value="-0.571295204737931">
                <text:p>-0.571295204737931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1572507319.80934">
                <text:p>1572507319.80934</text:p>
              </table:table-cell>
              <table:table-cell office:value-type="float" office:value="-3.57777759901143">
                <text:p>-3.57777759901143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1572507350.26718">
                <text:p>1572507350.26718</text:p>
              </table:table-cell>
              <table:table-cell office:value-type="float" office:value="-0.626105954513416">
                <text:p>-0.626105954513416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1572507380.446">
                <text:p>1572507380.446</text:p>
              </table:table-cell>
              <table:table-cell office:value-type="float" office:value="0.441528439619666">
                <text:p>0.441528439619666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1572507410.91065">
                <text:p>1572507410.91065</text:p>
              </table:table-cell>
              <table:table-cell office:value-type="float" office:value="-1.57336483197101">
                <text:p>-1.57336483197101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1572507441.36644">
                <text:p>1572507441.36644</text:p>
              </table:table-cell>
              <table:table-cell office:value-type="float" office:value="-1.46723975920496">
                <text:p>-1.46723975920496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1572507471.82751">
                <text:p>1572507471.82751</text:p>
              </table:table-cell>
              <table:table-cell office:value-type="float" office:value="-1.27108663311713">
                <text:p>-1.27108663311713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1572507502.27101">
                <text:p>1572507502.27101</text:p>
              </table:table-cell>
              <table:table-cell office:value-type="float" office:value="-1.19462743622025">
                <text:p>-1.19462743622025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1572507532.75063">
                <text:p>1572507532.75063</text:p>
              </table:table-cell>
              <table:table-cell office:value-type="float" office:value="-1.57363834454527">
                <text:p>-1.57363834454527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1572507563.22901">
                <text:p>1572507563.22901</text:p>
              </table:table-cell>
              <table:table-cell office:value-type="float" office:value="-0.626519879960032">
                <text:p>-0.626519879960032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1572507593.69598">
                <text:p>1572507593.69598</text:p>
              </table:table-cell>
              <table:table-cell office:value-type="float" office:value="-1.68565783268185">
                <text:p>-1.68565783268185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1572507624.14606">
                <text:p>1572507624.14606</text:p>
              </table:table-cell>
              <table:table-cell office:value-type="float" office:value="-1.42866790438017">
                <text:p>-1.42866790438017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1572507654.59837">
                <text:p>1572507654.59837</text:p>
              </table:table-cell>
              <table:table-cell office:value-type="float" office:value="-1.97738605186634">
                <text:p>-1.97738605186634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1572507685.07756">
                <text:p>1572507685.07756</text:p>
              </table:table-cell>
              <table:table-cell office:value-type="float" office:value="-1.55835893755564">
                <text:p>-1.55835893755564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1572507715.53512">
                <text:p>1572507715.53512</text:p>
              </table:table-cell>
              <table:table-cell office:value-type="float" office:value="-3.02494798710675">
                <text:p>-3.02494798710675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1572507745.96458">
                <text:p>1572507745.96458</text:p>
              </table:table-cell>
              <table:table-cell office:value-type="float" office:value="-2.04233578113277">
                <text:p>-2.04233578113277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1572507776.40879">
                <text:p>1572507776.40879</text:p>
              </table:table-cell>
              <table:table-cell office:value-type="float" office:value="-0.715514582299369">
                <text:p>-0.715514582299369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1572507806.84988">
                <text:p>1572507806.84988</text:p>
              </table:table-cell>
              <table:table-cell office:value-type="float" office:value="-1.66393698517315">
                <text:p>-1.66393698517315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1572507837.32372">
                <text:p>1572507837.32372</text:p>
              </table:table-cell>
              <table:table-cell office:value-type="float" office:value="-0.503607424460674">
                <text:p>-0.503607424460674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1572507867.77075">
                <text:p>1572507867.77075</text:p>
              </table:table-cell>
              <table:table-cell office:value-type="float" office:value="-1.00511832547252">
                <text:p>-1.00511832547252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1572507898.22938">
                <text:p>1572507898.22938</text:p>
              </table:table-cell>
              <table:table-cell office:value-type="float" office:value="-1.08356597341065">
                <text:p>-1.08356597341065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1572507928.44522">
                <text:p>1572507928.44522</text:p>
              </table:table-cell>
              <table:table-cell office:value-type="float" office:value="-2.79213905684807">
                <text:p>-2.79213905684807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1572507958.899">
                <text:p>1572507958.899</text:p>
              </table:table-cell>
              <table:table-cell office:value-type="float" office:value="-1.74601708486629">
                <text:p>-1.74601708486629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1572507989.37643">
                <text:p>1572507989.37643</text:p>
              </table:table-cell>
              <table:table-cell office:value-type="float" office:value="-1.22093437290867">
                <text:p>-1.22093437290867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1572508019.80919">
                <text:p>1572508019.80919</text:p>
              </table:table-cell>
              <table:table-cell office:value-type="float" office:value="-1.03430518867821">
                <text:p>-1.03430518867821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1572508050.31196">
                <text:p>1572508050.31196</text:p>
              </table:table-cell>
              <table:table-cell office:value-type="float" office:value="0.105543838231334">
                <text:p>0.105543838231334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1572508080.78502">
                <text:p>1572508080.78502</text:p>
              </table:table-cell>
              <table:table-cell office:value-type="float" office:value="-3.51837637215395">
                <text:p>-3.51837637215395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1572508111.24667">
                <text:p>1572508111.24667</text:p>
              </table:table-cell>
              <table:table-cell office:value-type="float" office:value="-0.0547103968256653">
                <text:p>-0.0547103968256653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1572508141.70288">
                <text:p>1572508141.70288</text:p>
              </table:table-cell>
              <table:table-cell office:value-type="float" office:value="-1.24840922291555">
                <text:p>-1.24840922291555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1572508172.15895">
                <text:p>1572508172.15895</text:p>
              </table:table-cell>
              <table:table-cell office:value-type="float" office:value="-0.89878628998317">
                <text:p>-0.89878628998317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1572508202.63834">
                <text:p>1572508202.63834</text:p>
              </table:table-cell>
              <table:table-cell office:value-type="float" office:value="-1.27183915835488">
                <text:p>-1.27183915835488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1572508233.12776">
                <text:p>1572508233.12776</text:p>
              </table:table-cell>
              <table:table-cell office:value-type="float" office:value="-3.34072117936415">
                <text:p>-3.34072117936415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1572508263.60695">
                <text:p>1572508263.60695</text:p>
              </table:table-cell>
              <table:table-cell office:value-type="float" office:value="-3.9816598686685">
                <text:p>-3.9816598686685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1572508294.05307">
                <text:p>1572508294.05307</text:p>
              </table:table-cell>
              <table:table-cell office:value-type="float" office:value="-0.409058369176031">
                <text:p>-0.409058369176031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1572508324.51011">
                <text:p>1572508324.51011</text:p>
              </table:table-cell>
              <table:table-cell office:value-type="float" office:value="-3.62991684762704">
                <text:p>-3.62991684762704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1572508354.96381">
                <text:p>1572508354.96381</text:p>
              </table:table-cell>
              <table:table-cell office:value-type="float" office:value="-1.46477375813431">
                <text:p>-1.46477375813431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1572508385.42128">
                <text:p>1572508385.42128</text:p>
              </table:table-cell>
              <table:table-cell office:value-type="float" office:value="-2.95965527014693">
                <text:p>-2.95965527014693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1572508415.86215">
                <text:p>1572508415.86215</text:p>
              </table:table-cell>
              <table:table-cell office:value-type="float" office:value="-1.42380098945574">
                <text:p>-1.42380098945574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1572508446.14509">
                <text:p>1572508446.14509</text:p>
              </table:table-cell>
              <table:table-cell office:value-type="float" office:value="-0.0683414151992748">
                <text:p>-0.0683414151992748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1572508476.60414">
                <text:p>1572508476.60414</text:p>
              </table:table-cell>
              <table:table-cell office:value-type="float" office:value="-1.36741425145154">
                <text:p>-1.36741425145154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1572508507.05439">
                <text:p>1572508507.05439</text:p>
              </table:table-cell>
              <table:table-cell office:value-type="float" office:value="-1.92915276758">
                <text:p>-1.92915276758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1572508537.52422">
                <text:p>1572508537.52422</text:p>
              </table:table-cell>
              <table:table-cell office:value-type="float" office:value="-2.05809566341998">
                <text:p>-2.05809566341998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1572508567.99668">
                <text:p>1572508567.99668</text:p>
              </table:table-cell>
              <table:table-cell office:value-type="float" office:value="-1.52437755981283">
                <text:p>-1.52437755981283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1572508598.47924">
                <text:p>1572508598.47924</text:p>
              </table:table-cell>
              <table:table-cell office:value-type="float" office:value="-1.61831011482981">
                <text:p>-1.61831011482981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1572508628.9872">
                <text:p>1572508628.9872</text:p>
              </table:table-cell>
              <table:table-cell office:value-type="float" office:value="-0.564719201882869">
                <text:p>-0.564719201882869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1572508659.45231">
                <text:p>1572508659.45231</text:p>
              </table:table-cell>
              <table:table-cell office:value-type="float" office:value="-1.04485663098168">
                <text:p>-1.04485663098168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1572508689.92727">
                <text:p>1572508689.92727</text:p>
              </table:table-cell>
              <table:table-cell office:value-type="float" office:value="-0.973672423919499">
                <text:p>-0.973672423919499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1572508720.42436">
                <text:p>1572508720.42436</text:p>
              </table:table-cell>
              <table:table-cell office:value-type="float" office:value="-2.2881592294974">
                <text:p>-2.2881592294974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1572508750.92505">
                <text:p>1572508750.92505</text:p>
              </table:table-cell>
              <table:table-cell office:value-type="float" office:value="0.0451801981446286">
                <text:p>0.0451801981446286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1572508781.42919">
                <text:p>1572508781.42919</text:p>
              </table:table-cell>
              <table:table-cell office:value-type="float" office:value="163.269200160175">
                <text:p>163.269200160175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1572508811.74886">
                <text:p>1572508811.74886</text:p>
              </table:table-cell>
              <table:table-cell office:value-type="float" office:value="-1.98375801726627">
                <text:p>-1.98375801726627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1572508842.25447">
                <text:p>1572508842.25447</text:p>
              </table:table-cell>
              <table:table-cell office:value-type="float" office:value="-2.08179764879949">
                <text:p>-2.08179764879949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1572508872.75232">
                <text:p>1572508872.75232</text:p>
              </table:table-cell>
              <table:table-cell office:value-type="float" office:value="-2.19210366110317">
                <text:p>-2.19210366110317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1572508903.2489">
                <text:p>1572508903.2489</text:p>
              </table:table-cell>
              <table:table-cell office:value-type="float" office:value="-3.19129628708715">
                <text:p>-3.19129628708715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1572508933.75176">
                <text:p>1572508933.75176</text:p>
              </table:table-cell>
              <table:table-cell office:value-type="float" office:value="-1.61132164916222">
                <text:p>-1.61132164916222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1572508964.2101">
                <text:p>1572508964.2101</text:p>
              </table:table-cell>
              <table:table-cell office:value-type="float" office:value="-0.665912272507618">
                <text:p>-0.665912272507618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1572508994.67977">
                <text:p>1572508994.67977</text:p>
              </table:table-cell>
              <table:table-cell office:value-type="float" office:value="-0.799513657914626">
                <text:p>-0.799513657914626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1572509025.13478">
                <text:p>1572509025.13478</text:p>
              </table:table-cell>
              <table:table-cell office:value-type="float" office:value="-2.4530024790023">
                <text:p>-2.4530024790023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1572509055.62883">
                <text:p>1572509055.62883</text:p>
              </table:table-cell>
              <table:table-cell office:value-type="float" office:value="-1.09877736791524">
                <text:p>-1.09877736791524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1572509086.10437">
                <text:p>1572509086.10437</text:p>
              </table:table-cell>
              <table:table-cell office:value-type="float" office:value="-1.59645324235103">
                <text:p>-1.59645324235103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1572509116.61037">
                <text:p>1572509116.61037</text:p>
              </table:table-cell>
              <table:table-cell office:value-type="float" office:value="-3.99317226156712">
                <text:p>-3.99317226156712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1572509147.1196">
                <text:p>1572509147.1196</text:p>
              </table:table-cell>
              <table:table-cell office:value-type="float" office:value="-0.234762115566981">
                <text:p>-0.234762115566981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1572509177.59084">
                <text:p>1572509177.59084</text:p>
              </table:table-cell>
              <table:table-cell office:value-type="float" office:value="-1.70011377668051">
                <text:p>-1.70011377668051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1572509208.03835">
                <text:p>1572509208.03835</text:p>
              </table:table-cell>
              <table:table-cell office:value-type="float" office:value="-1.45134385194766">
                <text:p>-1.45134385194766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1572509238.50804">
                <text:p>1572509238.50804</text:p>
              </table:table-cell>
              <table:table-cell office:value-type="float" office:value="-2.33378902510891">
                <text:p>-2.33378902510891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1572509269.01404">
                <text:p>1572509269.01404</text:p>
              </table:table-cell>
              <table:table-cell office:value-type="float" office:value="-2.37791084497675">
                <text:p>-2.37791084497675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1572509299.51746">
                <text:p>1572509299.51746</text:p>
              </table:table-cell>
              <table:table-cell office:value-type="float" office:value="10876.7251880379">
                <text:p>10876.7251880379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1572509329.98737">
                <text:p>1572509329.98737</text:p>
              </table:table-cell>
              <table:table-cell office:value-type="float" office:value="-1.59412472888456">
                <text:p>-1.59412472888456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1572509360.22601">
                <text:p>1572509360.22601</text:p>
              </table:table-cell>
              <table:table-cell office:value-type="float" office:value="-2.56433599175208">
                <text:p>-2.56433599175208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1572509390.72144">
                <text:p>1572509390.72144</text:p>
              </table:table-cell>
              <table:table-cell office:value-type="float" office:value="-1.65701945725878">
                <text:p>-1.65701945725878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1572509421.19245">
                <text:p>1572509421.19245</text:p>
              </table:table-cell>
              <table:table-cell office:value-type="float" office:value="-0.169055473160538">
                <text:p>-0.169055473160538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1572509451.69311">
                <text:p>1572509451.69311</text:p>
              </table:table-cell>
              <table:table-cell office:value-type="float" office:value="-3.05708132668066">
                <text:p>-3.05708132668066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1572509482.19679">
                <text:p>1572509482.19679</text:p>
              </table:table-cell>
              <table:table-cell office:value-type="float" office:value="1.04501345785871">
                <text:p>1.045013457858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